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21.921cm" svg:height="11.519cm" svg:x="11.698cm" svg:y="36.826cm">
            <draw:object draw:notify-on-update-of-ranges="Hoja1.F2:Hoja1.F97 Hoja1.G1:Hoja1.G1 Hoja1.G2:Hoja1.G97 Hoja1.H1:Hoja1.H1 Hoja1.H2:Hoja1.H97 Hoja1.I1:Hoja1.I1 Hoja1.I2:Hoja1.I9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>
            <text:p>Nodos</text:p>
          </table:table-cell>
          <table:table-cell office:value-type="string">
            <text:p>Grasp</text:p>
          </table:table-cell>
          <table:table-cell office:value-type="string">
            <text:p>Goloso</text:p>
          </table:table-cell>
          <table:table-cell office:value-type="string">
            <text:p>BLocal</text:p>
          </table:table-cell>
          <table:table-cell/>
          <table:table-cell office:value-type="string">
            <text:p>Promedio</text:p>
          </table:table-cell>
          <table:table-cell office:value-type="string">
            <text:p>Grasp</text:p>
          </table:table-cell>
          <table:table-cell office:value-type="string">
            <text:p>Goloso</text:p>
          </table:table-cell>
          <table:table-cell office:value-type="string">
            <text:p>BLocal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4129">
            <text:p>184129</text:p>
          </table:table-cell>
          <table:table-cell office:value-type="float" office:value="29815">
            <text:p>29815</text:p>
          </table:table-cell>
          <table:table-cell office:value-type="float" office:value="78308">
            <text:p>78308</text:p>
          </table:table-cell>
          <table:table-cell/>
          <table:table-cell office:value-type="float" office:value="5">
            <text:p>5</text:p>
          </table:table-cell>
          <table:table-cell table:formula="of:=SUMIF([.$A$2:.$A$4801];[.$F2];[.B$2:.B$4801])/50" office:value-type="float" office:value="204827.66">
            <text:p>204827,66</text:p>
          </table:table-cell>
          <table:table-cell table:formula="of:=SUMIF([.$A$2:.$A$4801];[.$F2];[.C$2:.C$4801])/50" office:value-type="float" office:value="19096.98">
            <text:p>19096,98</text:p>
          </table:table-cell>
          <table:table-cell table:formula="of:=SUMIF([.$A$2:.$A$4801];[.$F2];[.D$2:.D$4801])/50" office:value-type="float" office:value="21703.64">
            <text:p>21703,6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68005">
            <text:p>268005</text:p>
          </table:table-cell>
          <table:table-cell office:value-type="float" office:value="18873">
            <text:p>18873</text:p>
          </table:table-cell>
          <table:table-cell office:value-type="float" office:value="43541">
            <text:p>43541</text:p>
          </table:table-cell>
          <table:table-cell/>
          <table:table-cell office:value-type="float" office:value="6">
            <text:p>6</text:p>
          </table:table-cell>
          <table:table-cell table:formula="of:=SUMIF([.$A$2:.$A$4801];[.$F3];[.B$2:.B$4801])/50" office:value-type="float" office:value="358020.1">
            <text:p>358020,1</text:p>
          </table:table-cell>
          <table:table-cell table:formula="of:=SUMIF([.$A$2:.$A$4801];[.$F3];[.C$2:.C$4801])/50" office:value-type="float" office:value="21072.44">
            <text:p>21072,44</text:p>
          </table:table-cell>
          <table:table-cell table:formula="of:=SUMIF([.$A$2:.$A$4801];[.$F3];[.D$2:.D$4801])/50" office:value-type="float" office:value="20364.66">
            <text:p>20364,6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8501">
            <text:p>188501</text:p>
          </table:table-cell>
          <table:table-cell office:value-type="float" office:value="35980">
            <text:p>35980</text:p>
          </table:table-cell>
          <table:table-cell office:value-type="float" office:value="59759">
            <text:p>59759</text:p>
          </table:table-cell>
          <table:table-cell/>
          <table:table-cell office:value-type="float" office:value="7">
            <text:p>7</text:p>
          </table:table-cell>
          <table:table-cell table:formula="of:=SUMIF([.$A$2:.$A$4801];[.$F4];[.B$2:.B$4801])/50" office:value-type="float" office:value="616894.98">
            <text:p>616894,98</text:p>
          </table:table-cell>
          <table:table-cell table:formula="of:=SUMIF([.$A$2:.$A$4801];[.$F4];[.C$2:.C$4801])/50" office:value-type="float" office:value="20257.16">
            <text:p>20257,16</text:p>
          </table:table-cell>
          <table:table-cell table:formula="of:=SUMIF([.$A$2:.$A$4801];[.$F4];[.D$2:.D$4801])/50" office:value-type="float" office:value="35220.02">
            <text:p>35220,0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2679">
            <text:p>72679</text:p>
          </table:table-cell>
          <table:table-cell office:value-type="float" office:value="14126">
            <text:p>14126</text:p>
          </table:table-cell>
          <table:table-cell office:value-type="float" office:value="31819">
            <text:p>31819</text:p>
          </table:table-cell>
          <table:table-cell/>
          <table:table-cell office:value-type="float" office:value="8">
            <text:p>8</text:p>
          </table:table-cell>
          <table:table-cell table:formula="of:=SUMIF([.$A$2:.$A$4801];[.$F5];[.B$2:.B$4801])/50" office:value-type="float" office:value="898491.52">
            <text:p>898491,52</text:p>
          </table:table-cell>
          <table:table-cell table:formula="of:=SUMIF([.$A$2:.$A$4801];[.$F5];[.C$2:.C$4801])/50" office:value-type="float" office:value="21945.72">
            <text:p>21945,72</text:p>
          </table:table-cell>
          <table:table-cell table:formula="of:=SUMIF([.$A$2:.$A$4801];[.$F5];[.D$2:.D$4801])/50" office:value-type="float" office:value="26655.08">
            <text:p>26655,0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4086">
            <text:p>174086</text:p>
          </table:table-cell>
          <table:table-cell office:value-type="float" office:value="15251">
            <text:p>15251</text:p>
          </table:table-cell>
          <table:table-cell office:value-type="float" office:value="26775">
            <text:p>26775</text:p>
          </table:table-cell>
          <table:table-cell/>
          <table:table-cell office:value-type="float" office:value="9">
            <text:p>9</text:p>
          </table:table-cell>
          <table:table-cell table:formula="of:=SUMIF([.$A$2:.$A$4801];[.$F6];[.B$2:.B$4801])/50" office:value-type="float" office:value="1492102.78">
            <text:p>1492102,78</text:p>
          </table:table-cell>
          <table:table-cell table:formula="of:=SUMIF([.$A$2:.$A$4801];[.$F6];[.C$2:.C$4801])/50" office:value-type="float" office:value="26152.04">
            <text:p>26152,04</text:p>
          </table:table-cell>
          <table:table-cell table:formula="of:=SUMIF([.$A$2:.$A$4801];[.$F6];[.D$2:.D$4801])/50" office:value-type="float" office:value="34387.24">
            <text:p>34387,2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2006">
            <text:p>172006</text:p>
          </table:table-cell>
          <table:table-cell office:value-type="float" office:value="15822">
            <text:p>15822</text:p>
          </table:table-cell>
          <table:table-cell office:value-type="float" office:value="16208">
            <text:p>16208</text:p>
          </table:table-cell>
          <table:table-cell/>
          <table:table-cell office:value-type="float" office:value="10">
            <text:p>10</text:p>
          </table:table-cell>
          <table:table-cell table:formula="of:=SUMIF([.$A$2:.$A$4801];[.$F7];[.B$2:.B$4801])/50" office:value-type="float" office:value="2185397.44">
            <text:p>2185397,44</text:p>
          </table:table-cell>
          <table:table-cell table:formula="of:=SUMIF([.$A$2:.$A$4801];[.$F7];[.C$2:.C$4801])/50" office:value-type="float" office:value="32618.4">
            <text:p>32618,4</text:p>
          </table:table-cell>
          <table:table-cell table:formula="of:=SUMIF([.$A$2:.$A$4801];[.$F7];[.D$2:.D$4801])/50" office:value-type="float" office:value="37653.1">
            <text:p>37653,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32136">
            <text:p>232136</text:p>
          </table:table-cell>
          <table:table-cell office:value-type="float" office:value="17593">
            <text:p>17593</text:p>
          </table:table-cell>
          <table:table-cell office:value-type="float" office:value="19883">
            <text:p>19883</text:p>
          </table:table-cell>
          <table:table-cell/>
          <table:table-cell office:value-type="float" office:value="11">
            <text:p>11</text:p>
          </table:table-cell>
          <table:table-cell table:formula="of:=SUMIF([.$A$2:.$A$4801];[.$F8];[.B$2:.B$4801])/50" office:value-type="float" office:value="3011280.62">
            <text:p>3011280,62</text:p>
          </table:table-cell>
          <table:table-cell table:formula="of:=SUMIF([.$A$2:.$A$4801];[.$F8];[.C$2:.C$4801])/50" office:value-type="float" office:value="36325.76">
            <text:p>36325,76</text:p>
          </table:table-cell>
          <table:table-cell table:formula="of:=SUMIF([.$A$2:.$A$4801];[.$F8];[.D$2:.D$4801])/50" office:value-type="float" office:value="46154.78">
            <text:p>46154,7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38465">
            <text:p>238465</text:p>
          </table:table-cell>
          <table:table-cell office:value-type="float" office:value="24683">
            <text:p>24683</text:p>
          </table:table-cell>
          <table:table-cell office:value-type="float" office:value="16184">
            <text:p>16184</text:p>
          </table:table-cell>
          <table:table-cell/>
          <table:table-cell office:value-type="float" office:value="12">
            <text:p>12</text:p>
          </table:table-cell>
          <table:table-cell table:formula="of:=SUMIF([.$A$2:.$A$4801];[.$F9];[.B$2:.B$4801])/50" office:value-type="float" office:value="4024858.58">
            <text:p>4024858,58</text:p>
          </table:table-cell>
          <table:table-cell table:formula="of:=SUMIF([.$A$2:.$A$4801];[.$F9];[.C$2:.C$4801])/50" office:value-type="float" office:value="43421.64">
            <text:p>43421,64</text:p>
          </table:table-cell>
          <table:table-cell table:formula="of:=SUMIF([.$A$2:.$A$4801];[.$F9];[.D$2:.D$4801])/50" office:value-type="float" office:value="54991.26">
            <text:p>54991,2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8540">
            <text:p>168540</text:p>
          </table:table-cell>
          <table:table-cell office:value-type="float" office:value="16085">
            <text:p>16085</text:p>
          </table:table-cell>
          <table:table-cell office:value-type="float" office:value="17163">
            <text:p>17163</text:p>
          </table:table-cell>
          <table:table-cell/>
          <table:table-cell office:value-type="float" office:value="13">
            <text:p>13</text:p>
          </table:table-cell>
          <table:table-cell table:formula="of:=SUMIF([.$A$2:.$A$4801];[.$F10];[.B$2:.B$4801])/50" office:value-type="float" office:value="5265460.92">
            <text:p>5265460,92</text:p>
          </table:table-cell>
          <table:table-cell table:formula="of:=SUMIF([.$A$2:.$A$4801];[.$F10];[.C$2:.C$4801])/50" office:value-type="float" office:value="48523.14">
            <text:p>48523,14</text:p>
          </table:table-cell>
          <table:table-cell table:formula="of:=SUMIF([.$A$2:.$A$4801];[.$F10];[.D$2:.D$4801])/50" office:value-type="float" office:value="53824.72">
            <text:p>53824,7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40725">
            <text:p>240725</text:p>
          </table:table-cell>
          <table:table-cell office:value-type="float" office:value="25972">
            <text:p>25972</text:p>
          </table:table-cell>
          <table:table-cell office:value-type="float" office:value="18085">
            <text:p>18085</text:p>
          </table:table-cell>
          <table:table-cell/>
          <table:table-cell office:value-type="float" office:value="14">
            <text:p>14</text:p>
          </table:table-cell>
          <table:table-cell table:formula="of:=SUMIF([.$A$2:.$A$4801];[.$F11];[.B$2:.B$4801])/50" office:value-type="float" office:value="6838172.28">
            <text:p>6838172,28</text:p>
          </table:table-cell>
          <table:table-cell table:formula="of:=SUMIF([.$A$2:.$A$4801];[.$F11];[.C$2:.C$4801])/50" office:value-type="float" office:value="50397.94">
            <text:p>50397,94</text:p>
          </table:table-cell>
          <table:table-cell table:formula="of:=SUMIF([.$A$2:.$A$4801];[.$F11];[.D$2:.D$4801])/50" office:value-type="float" office:value="61732.72">
            <text:p>61732,7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90284">
            <text:p>290284</text:p>
          </table:table-cell>
          <table:table-cell office:value-type="float" office:value="15663">
            <text:p>15663</text:p>
          </table:table-cell>
          <table:table-cell office:value-type="float" office:value="16623">
            <text:p>16623</text:p>
          </table:table-cell>
          <table:table-cell/>
          <table:table-cell office:value-type="float" office:value="15">
            <text:p>15</text:p>
          </table:table-cell>
          <table:table-cell table:formula="of:=SUMIF([.$A$2:.$A$4801];[.$F12];[.B$2:.B$4801])/50" office:value-type="float" office:value="9026689.92">
            <text:p>9026689,92</text:p>
          </table:table-cell>
          <table:table-cell table:formula="of:=SUMIF([.$A$2:.$A$4801];[.$F12];[.C$2:.C$4801])/50" office:value-type="float" office:value="67083.68">
            <text:p>67083,68</text:p>
          </table:table-cell>
          <table:table-cell table:formula="of:=SUMIF([.$A$2:.$A$4801];[.$F12];[.D$2:.D$4801])/50" office:value-type="float" office:value="64220.34">
            <text:p>64220,3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37849">
            <text:p>237849</text:p>
          </table:table-cell>
          <table:table-cell office:value-type="float" office:value="17321">
            <text:p>17321</text:p>
          </table:table-cell>
          <table:table-cell office:value-type="float" office:value="18746">
            <text:p>18746</text:p>
          </table:table-cell>
          <table:table-cell/>
          <table:table-cell office:value-type="float" office:value="16">
            <text:p>16</text:p>
          </table:table-cell>
          <table:table-cell table:formula="of:=SUMIF([.$A$2:.$A$4801];[.$F13];[.B$2:.B$4801])/50" office:value-type="float" office:value="11989317.06">
            <text:p>11989317,06</text:p>
          </table:table-cell>
          <table:table-cell table:formula="of:=SUMIF([.$A$2:.$A$4801];[.$F13];[.C$2:.C$4801])/50" office:value-type="float" office:value="60104.8">
            <text:p>60104,8</text:p>
          </table:table-cell>
          <table:table-cell table:formula="of:=SUMIF([.$A$2:.$A$4801];[.$F13];[.D$2:.D$4801])/50" office:value-type="float" office:value="82390.38">
            <text:p>82390,3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4417">
            <text:p>94417</text:p>
          </table:table-cell>
          <table:table-cell office:value-type="float" office:value="23475">
            <text:p>23475</text:p>
          </table:table-cell>
          <table:table-cell office:value-type="float" office:value="14217">
            <text:p>14217</text:p>
          </table:table-cell>
          <table:table-cell/>
          <table:table-cell office:value-type="float" office:value="17">
            <text:p>17</text:p>
          </table:table-cell>
          <table:table-cell table:formula="of:=SUMIF([.$A$2:.$A$4801];[.$F14];[.B$2:.B$4801])/50" office:value-type="float" office:value="13227760.72">
            <text:p>13227760,72</text:p>
          </table:table-cell>
          <table:table-cell table:formula="of:=SUMIF([.$A$2:.$A$4801];[.$F14];[.C$2:.C$4801])/50" office:value-type="float" office:value="66599.2">
            <text:p>66599,2</text:p>
          </table:table-cell>
          <table:table-cell table:formula="of:=SUMIF([.$A$2:.$A$4801];[.$F14];[.D$2:.D$4801])/50" office:value-type="float" office:value="92490.82">
            <text:p>92490,8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34988">
            <text:p>234988</text:p>
          </table:table-cell>
          <table:table-cell office:value-type="float" office:value="16758">
            <text:p>16758</text:p>
          </table:table-cell>
          <table:table-cell office:value-type="float" office:value="18325">
            <text:p>18325</text:p>
          </table:table-cell>
          <table:table-cell/>
          <table:table-cell office:value-type="float" office:value="18">
            <text:p>18</text:p>
          </table:table-cell>
          <table:table-cell table:formula="of:=SUMIF([.$A$2:.$A$4801];[.$F15];[.B$2:.B$4801])/50" office:value-type="float" office:value="18856440.92">
            <text:p>18856440,92</text:p>
          </table:table-cell>
          <table:table-cell table:formula="of:=SUMIF([.$A$2:.$A$4801];[.$F15];[.C$2:.C$4801])/50" office:value-type="float" office:value="79514.1">
            <text:p>79514,1</text:p>
          </table:table-cell>
          <table:table-cell table:formula="of:=SUMIF([.$A$2:.$A$4801];[.$F15];[.D$2:.D$4801])/50" office:value-type="float" office:value="103172.68">
            <text:p>103172,6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55412">
            <text:p>255412</text:p>
          </table:table-cell>
          <table:table-cell office:value-type="float" office:value="28078">
            <text:p>28078</text:p>
          </table:table-cell>
          <table:table-cell office:value-type="float" office:value="19062">
            <text:p>19062</text:p>
          </table:table-cell>
          <table:table-cell/>
          <table:table-cell office:value-type="float" office:value="19">
            <text:p>19</text:p>
          </table:table-cell>
          <table:table-cell table:formula="of:=SUMIF([.$A$2:.$A$4801];[.$F16];[.B$2:.B$4801])/50" office:value-type="float" office:value="20887816.88">
            <text:p>20887816,88</text:p>
          </table:table-cell>
          <table:table-cell table:formula="of:=SUMIF([.$A$2:.$A$4801];[.$F16];[.C$2:.C$4801])/50" office:value-type="float" office:value="84484.44">
            <text:p>84484,44</text:p>
          </table:table-cell>
          <table:table-cell table:formula="of:=SUMIF([.$A$2:.$A$4801];[.$F16];[.D$2:.D$4801])/50" office:value-type="float" office:value="99028.5">
            <text:p>99028,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44670">
            <text:p>144670</text:p>
          </table:table-cell>
          <table:table-cell office:value-type="float" office:value="15143">
            <text:p>15143</text:p>
          </table:table-cell>
          <table:table-cell office:value-type="float" office:value="36529">
            <text:p>36529</text:p>
          </table:table-cell>
          <table:table-cell/>
          <table:table-cell office:value-type="float" office:value="20">
            <text:p>20</text:p>
          </table:table-cell>
          <table:table-cell table:formula="of:=SUMIF([.$A$2:.$A$4801];[.$F17];[.B$2:.B$4801])/50" office:value-type="float" office:value="26675107.86">
            <text:p>26675107,86</text:p>
          </table:table-cell>
          <table:table-cell table:formula="of:=SUMIF([.$A$2:.$A$4801];[.$F17];[.C$2:.C$4801])/50" office:value-type="float" office:value="87961.6">
            <text:p>87961,6</text:p>
          </table:table-cell>
          <table:table-cell table:formula="of:=SUMIF([.$A$2:.$A$4801];[.$F17];[.D$2:.D$4801])/50" office:value-type="float" office:value="113405">
            <text:p>11340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67401">
            <text:p>267401</text:p>
          </table:table-cell>
          <table:table-cell office:value-type="float" office:value="17148">
            <text:p>17148</text:p>
          </table:table-cell>
          <table:table-cell office:value-type="float" office:value="18935">
            <text:p>18935</text:p>
          </table:table-cell>
          <table:table-cell/>
          <table:table-cell office:value-type="float" office:value="21">
            <text:p>21</text:p>
          </table:table-cell>
          <table:table-cell table:formula="of:=SUMIF([.$A$2:.$A$4801];[.$F18];[.B$2:.B$4801])/50" office:value-type="float" office:value="30750619.3">
            <text:p>30750619,3</text:p>
          </table:table-cell>
          <table:table-cell table:formula="of:=SUMIF([.$A$2:.$A$4801];[.$F18];[.C$2:.C$4801])/50" office:value-type="float" office:value="103234.78">
            <text:p>103234,78</text:p>
          </table:table-cell>
          <table:table-cell table:formula="of:=SUMIF([.$A$2:.$A$4801];[.$F18];[.D$2:.D$4801])/50" office:value-type="float" office:value="123824.2">
            <text:p>123824,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26305">
            <text:p>126305</text:p>
          </table:table-cell>
          <table:table-cell office:value-type="float" office:value="13960">
            <text:p>13960</text:p>
          </table:table-cell>
          <table:table-cell office:value-type="float" office:value="15290">
            <text:p>15290</text:p>
          </table:table-cell>
          <table:table-cell/>
          <table:table-cell office:value-type="float" office:value="22">
            <text:p>22</text:p>
          </table:table-cell>
          <table:table-cell table:formula="of:=SUMIF([.$A$2:.$A$4801];[.$F19];[.B$2:.B$4801])/50" office:value-type="float" office:value="36708459.18">
            <text:p>36708459,18</text:p>
          </table:table-cell>
          <table:table-cell table:formula="of:=SUMIF([.$A$2:.$A$4801];[.$F19];[.C$2:.C$4801])/50" office:value-type="float" office:value="113876.86">
            <text:p>113876,86</text:p>
          </table:table-cell>
          <table:table-cell table:formula="of:=SUMIF([.$A$2:.$A$4801];[.$F19];[.D$2:.D$4801])/50" office:value-type="float" office:value="140540.34">
            <text:p>140540,3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8974">
            <text:p>208974</text:p>
          </table:table-cell>
          <table:table-cell office:value-type="float" office:value="25993">
            <text:p>25993</text:p>
          </table:table-cell>
          <table:table-cell office:value-type="float" office:value="17298">
            <text:p>17298</text:p>
          </table:table-cell>
          <table:table-cell/>
          <table:table-cell office:value-type="float" office:value="23">
            <text:p>23</text:p>
          </table:table-cell>
          <table:table-cell table:formula="of:=SUMIF([.$A$2:.$A$4801];[.$F20];[.B$2:.B$4801])/50" office:value-type="float" office:value="40432060.1">
            <text:p>40432060,1</text:p>
          </table:table-cell>
          <table:table-cell table:formula="of:=SUMIF([.$A$2:.$A$4801];[.$F20];[.C$2:.C$4801])/50" office:value-type="float" office:value="124122.42">
            <text:p>124122,42</text:p>
          </table:table-cell>
          <table:table-cell table:formula="of:=SUMIF([.$A$2:.$A$4801];[.$F20];[.D$2:.D$4801])/50" office:value-type="float" office:value="172374.4">
            <text:p>172374,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5144">
            <text:p>165144</text:p>
          </table:table-cell>
          <table:table-cell office:value-type="float" office:value="26367">
            <text:p>26367</text:p>
          </table:table-cell>
          <table:table-cell office:value-type="float" office:value="17343">
            <text:p>17343</text:p>
          </table:table-cell>
          <table:table-cell/>
          <table:table-cell office:value-type="float" office:value="24">
            <text:p>24</text:p>
          </table:table-cell>
          <table:table-cell table:formula="of:=SUMIF([.$A$2:.$A$4801];[.$F21];[.B$2:.B$4801])/50" office:value-type="float" office:value="47420501.88">
            <text:p>47420501,88</text:p>
          </table:table-cell>
          <table:table-cell table:formula="of:=SUMIF([.$A$2:.$A$4801];[.$F21];[.C$2:.C$4801])/50" office:value-type="float" office:value="127034.62">
            <text:p>127034,62</text:p>
          </table:table-cell>
          <table:table-cell table:formula="of:=SUMIF([.$A$2:.$A$4801];[.$F21];[.D$2:.D$4801])/50" office:value-type="float" office:value="178697.28">
            <text:p>178697,2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35466">
            <text:p>235466</text:p>
          </table:table-cell>
          <table:table-cell office:value-type="float" office:value="26295">
            <text:p>26295</text:p>
          </table:table-cell>
          <table:table-cell office:value-type="float" office:value="27309">
            <text:p>27309</text:p>
          </table:table-cell>
          <table:table-cell/>
          <table:table-cell office:value-type="float" office:value="25">
            <text:p>25</text:p>
          </table:table-cell>
          <table:table-cell table:formula="of:=SUMIF([.$A$2:.$A$4801];[.$F22];[.B$2:.B$4801])/50" office:value-type="float" office:value="53005008.32">
            <text:p>53005008,32</text:p>
          </table:table-cell>
          <table:table-cell table:formula="of:=SUMIF([.$A$2:.$A$4801];[.$F22];[.C$2:.C$4801])/50" office:value-type="float" office:value="139794.38">
            <text:p>139794,38</text:p>
          </table:table-cell>
          <table:table-cell table:formula="of:=SUMIF([.$A$2:.$A$4801];[.$F22];[.D$2:.D$4801])/50" office:value-type="float" office:value="189368.4">
            <text:p>189368,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9524">
            <text:p>199524</text:p>
          </table:table-cell>
          <table:table-cell office:value-type="float" office:value="15455">
            <text:p>15455</text:p>
          </table:table-cell>
          <table:table-cell office:value-type="float" office:value="15884">
            <text:p>15884</text:p>
          </table:table-cell>
          <table:table-cell/>
          <table:table-cell office:value-type="float" office:value="26">
            <text:p>26</text:p>
          </table:table-cell>
          <table:table-cell table:formula="of:=SUMIF([.$A$2:.$A$4801];[.$F23];[.B$2:.B$4801])/50" office:value-type="float" office:value="66479027.46">
            <text:p>66479027,46</text:p>
          </table:table-cell>
          <table:table-cell table:formula="of:=SUMIF([.$A$2:.$A$4801];[.$F23];[.C$2:.C$4801])/50" office:value-type="float" office:value="149406.88">
            <text:p>149406,88</text:p>
          </table:table-cell>
          <table:table-cell table:formula="of:=SUMIF([.$A$2:.$A$4801];[.$F23];[.D$2:.D$4801])/50" office:value-type="float" office:value="185184.24">
            <text:p>185184,2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6946">
            <text:p>206946</text:p>
          </table:table-cell>
          <table:table-cell office:value-type="float" office:value="16134">
            <text:p>16134</text:p>
          </table:table-cell>
          <table:table-cell office:value-type="float" office:value="25676">
            <text:p>25676</text:p>
          </table:table-cell>
          <table:table-cell/>
          <table:table-cell office:value-type="float" office:value="27">
            <text:p>27</text:p>
          </table:table-cell>
          <table:table-cell table:formula="of:=SUMIF([.$A$2:.$A$4801];[.$F24];[.B$2:.B$4801])/50" office:value-type="float" office:value="66240334.14">
            <text:p>66240334,14</text:p>
          </table:table-cell>
          <table:table-cell table:formula="of:=SUMIF([.$A$2:.$A$4801];[.$F24];[.C$2:.C$4801])/50" office:value-type="float" office:value="150176.72">
            <text:p>150176,72</text:p>
          </table:table-cell>
          <table:table-cell table:formula="of:=SUMIF([.$A$2:.$A$4801];[.$F24];[.D$2:.D$4801])/50" office:value-type="float" office:value="203390.62">
            <text:p>203390,6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05646">
            <text:p>305646</text:p>
          </table:table-cell>
          <table:table-cell office:value-type="float" office:value="15892">
            <text:p>15892</text:p>
          </table:table-cell>
          <table:table-cell office:value-type="float" office:value="17028">
            <text:p>17028</text:p>
          </table:table-cell>
          <table:table-cell/>
          <table:table-cell office:value-type="float" office:value="28">
            <text:p>28</text:p>
          </table:table-cell>
          <table:table-cell table:formula="of:=SUMIF([.$A$2:.$A$4801];[.$F25];[.B$2:.B$4801])/50" office:value-type="float" office:value="82575028.58">
            <text:p>82575028,58</text:p>
          </table:table-cell>
          <table:table-cell table:formula="of:=SUMIF([.$A$2:.$A$4801];[.$F25];[.C$2:.C$4801])/50" office:value-type="float" office:value="169957.46">
            <text:p>169957,46</text:p>
          </table:table-cell>
          <table:table-cell table:formula="of:=SUMIF([.$A$2:.$A$4801];[.$F25];[.D$2:.D$4801])/50" office:value-type="float" office:value="232333.82">
            <text:p>232333,8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60905">
            <text:p>260905</text:p>
          </table:table-cell>
          <table:table-cell office:value-type="float" office:value="26311">
            <text:p>26311</text:p>
          </table:table-cell>
          <table:table-cell office:value-type="float" office:value="17285">
            <text:p>17285</text:p>
          </table:table-cell>
          <table:table-cell/>
          <table:table-cell office:value-type="float" office:value="29">
            <text:p>29</text:p>
          </table:table-cell>
          <table:table-cell table:formula="of:=SUMIF([.$A$2:.$A$4801];[.$F26];[.B$2:.B$4801])/50" office:value-type="float" office:value="91796966.68">
            <text:p>91796966,68</text:p>
          </table:table-cell>
          <table:table-cell table:formula="of:=SUMIF([.$A$2:.$A$4801];[.$F26];[.C$2:.C$4801])/50" office:value-type="float" office:value="176981.5">
            <text:p>176981,5</text:p>
          </table:table-cell>
          <table:table-cell table:formula="of:=SUMIF([.$A$2:.$A$4801];[.$F26];[.D$2:.D$4801])/50" office:value-type="float" office:value="234024.04">
            <text:p>234024,0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00275">
            <text:p>100275</text:p>
          </table:table-cell>
          <table:table-cell office:value-type="float" office:value="13698">
            <text:p>13698</text:p>
          </table:table-cell>
          <table:table-cell office:value-type="float" office:value="14113">
            <text:p>14113</text:p>
          </table:table-cell>
          <table:table-cell/>
          <table:table-cell office:value-type="float" office:value="30">
            <text:p>30</text:p>
          </table:table-cell>
          <table:table-cell table:formula="of:=SUMIF([.$A$2:.$A$4801];[.$F27];[.B$2:.B$4801])/50" office:value-type="float" office:value="103095800.44">
            <text:p>103095800,44</text:p>
          </table:table-cell>
          <table:table-cell table:formula="of:=SUMIF([.$A$2:.$A$4801];[.$F27];[.C$2:.C$4801])/50" office:value-type="float" office:value="191116.8">
            <text:p>191116,8</text:p>
          </table:table-cell>
          <table:table-cell table:formula="of:=SUMIF([.$A$2:.$A$4801];[.$F27];[.D$2:.D$4801])/50" office:value-type="float" office:value="260527.36">
            <text:p>260527,3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4329">
            <text:p>94329</text:p>
          </table:table-cell>
          <table:table-cell office:value-type="float" office:value="13943">
            <text:p>13943</text:p>
          </table:table-cell>
          <table:table-cell office:value-type="float" office:value="23558">
            <text:p>23558</text:p>
          </table:table-cell>
          <table:table-cell/>
          <table:table-cell office:value-type="float" office:value="31">
            <text:p>31</text:p>
          </table:table-cell>
          <table:table-cell table:formula="of:=SUMIF([.$A$2:.$A$4801];[.$F28];[.B$2:.B$4801])/50" office:value-type="float" office:value="111870314.32">
            <text:p>111870314,32</text:p>
          </table:table-cell>
          <table:table-cell table:formula="of:=SUMIF([.$A$2:.$A$4801];[.$F28];[.C$2:.C$4801])/50" office:value-type="float" office:value="206515.62">
            <text:p>206515,62</text:p>
          </table:table-cell>
          <table:table-cell table:formula="of:=SUMIF([.$A$2:.$A$4801];[.$F28];[.D$2:.D$4801])/50" office:value-type="float" office:value="291931.46">
            <text:p>291931,4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7773">
            <text:p>77773</text:p>
          </table:table-cell>
          <table:table-cell office:value-type="float" office:value="23160">
            <text:p>23160</text:p>
          </table:table-cell>
          <table:table-cell office:value-type="float" office:value="14117">
            <text:p>14117</text:p>
          </table:table-cell>
          <table:table-cell/>
          <table:table-cell office:value-type="float" office:value="32">
            <text:p>32</text:p>
          </table:table-cell>
          <table:table-cell table:formula="of:=SUMIF([.$A$2:.$A$4801];[.$F29];[.B$2:.B$4801])/50" office:value-type="float" office:value="130214937.7">
            <text:p>130214937,7</text:p>
          </table:table-cell>
          <table:table-cell table:formula="of:=SUMIF([.$A$2:.$A$4801];[.$F29];[.C$2:.C$4801])/50" office:value-type="float" office:value="245819.08">
            <text:p>245819,08</text:p>
          </table:table-cell>
          <table:table-cell table:formula="of:=SUMIF([.$A$2:.$A$4801];[.$F29];[.D$2:.D$4801])/50" office:value-type="float" office:value="303728.74">
            <text:p>303728,7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9859">
            <text:p>209859</text:p>
          </table:table-cell>
          <table:table-cell office:value-type="float" office:value="24898">
            <text:p>24898</text:p>
          </table:table-cell>
          <table:table-cell office:value-type="float" office:value="16644">
            <text:p>16644</text:p>
          </table:table-cell>
          <table:table-cell/>
          <table:table-cell office:value-type="float" office:value="33">
            <text:p>33</text:p>
          </table:table-cell>
          <table:table-cell table:formula="of:=SUMIF([.$A$2:.$A$4801];[.$F30];[.B$2:.B$4801])/50" office:value-type="float" office:value="146701917.52">
            <text:p>146701917,52</text:p>
          </table:table-cell>
          <table:table-cell table:formula="of:=SUMIF([.$A$2:.$A$4801];[.$F30];[.C$2:.C$4801])/50" office:value-type="float" office:value="236235.54">
            <text:p>236235,54</text:p>
          </table:table-cell>
          <table:table-cell table:formula="of:=SUMIF([.$A$2:.$A$4801];[.$F30];[.D$2:.D$4801])/50" office:value-type="float" office:value="323507.12">
            <text:p>323507,1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330">
            <text:p>117330</text:p>
          </table:table-cell>
          <table:table-cell office:value-type="float" office:value="14725">
            <text:p>14725</text:p>
          </table:table-cell>
          <table:table-cell office:value-type="float" office:value="15235">
            <text:p>15235</text:p>
          </table:table-cell>
          <table:table-cell/>
          <table:table-cell office:value-type="float" office:value="34">
            <text:p>34</text:p>
          </table:table-cell>
          <table:table-cell table:formula="of:=SUMIF([.$A$2:.$A$4801];[.$F31];[.B$2:.B$4801])/50" office:value-type="float" office:value="173218571.54">
            <text:p>173218571,54</text:p>
          </table:table-cell>
          <table:table-cell table:formula="of:=SUMIF([.$A$2:.$A$4801];[.$F31];[.C$2:.C$4801])/50" office:value-type="float" office:value="251841">
            <text:p>251841</text:p>
          </table:table-cell>
          <table:table-cell table:formula="of:=SUMIF([.$A$2:.$A$4801];[.$F31];[.D$2:.D$4801])/50" office:value-type="float" office:value="350685.94">
            <text:p>350685,9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6902">
            <text:p>156902</text:p>
          </table:table-cell>
          <table:table-cell office:value-type="float" office:value="15027">
            <text:p>15027</text:p>
          </table:table-cell>
          <table:table-cell office:value-type="float" office:value="15648">
            <text:p>15648</text:p>
          </table:table-cell>
          <table:table-cell/>
          <table:table-cell office:value-type="float" office:value="35">
            <text:p>35</text:p>
          </table:table-cell>
          <table:table-cell table:formula="of:=SUMIF([.$A$2:.$A$4801];[.$F32];[.B$2:.B$4801])/50" office:value-type="float" office:value="188688881.58">
            <text:p>188688881,58</text:p>
          </table:table-cell>
          <table:table-cell table:formula="of:=SUMIF([.$A$2:.$A$4801];[.$F32];[.C$2:.C$4801])/50" office:value-type="float" office:value="272472.6">
            <text:p>272472,6</text:p>
          </table:table-cell>
          <table:table-cell table:formula="of:=SUMIF([.$A$2:.$A$4801];[.$F32];[.D$2:.D$4801])/50" office:value-type="float" office:value="362492.68">
            <text:p>362492,6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29804">
            <text:p>129804</text:p>
          </table:table-cell>
          <table:table-cell office:value-type="float" office:value="13796">
            <text:p>13796</text:p>
          </table:table-cell>
          <table:table-cell office:value-type="float" office:value="14952">
            <text:p>14952</text:p>
          </table:table-cell>
          <table:table-cell/>
          <table:table-cell office:value-type="float" office:value="36">
            <text:p>36</text:p>
          </table:table-cell>
          <table:table-cell table:formula="of:=SUMIF([.$A$2:.$A$4801];[.$F33];[.B$2:.B$4801])/50" office:value-type="float" office:value="212784071.56">
            <text:p>212784071,56</text:p>
          </table:table-cell>
          <table:table-cell table:formula="of:=SUMIF([.$A$2:.$A$4801];[.$F33];[.C$2:.C$4801])/50" office:value-type="float" office:value="296107.1">
            <text:p>296107,1</text:p>
          </table:table-cell>
          <table:table-cell table:formula="of:=SUMIF([.$A$2:.$A$4801];[.$F33];[.D$2:.D$4801])/50" office:value-type="float" office:value="404240.38">
            <text:p>404240,3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3199">
            <text:p>163199</text:p>
          </table:table-cell>
          <table:table-cell office:value-type="float" office:value="15448">
            <text:p>15448</text:p>
          </table:table-cell>
          <table:table-cell office:value-type="float" office:value="26149">
            <text:p>26149</text:p>
          </table:table-cell>
          <table:table-cell/>
          <table:table-cell office:value-type="float" office:value="37">
            <text:p>37</text:p>
          </table:table-cell>
          <table:table-cell table:formula="of:=SUMIF([.$A$2:.$A$4801];[.$F34];[.B$2:.B$4801])/50" office:value-type="float" office:value="252184464.62">
            <text:p>252184464,62</text:p>
          </table:table-cell>
          <table:table-cell table:formula="of:=SUMIF([.$A$2:.$A$4801];[.$F34];[.C$2:.C$4801])/50" office:value-type="float" office:value="309703.14">
            <text:p>309703,14</text:p>
          </table:table-cell>
          <table:table-cell table:formula="of:=SUMIF([.$A$2:.$A$4801];[.$F34];[.D$2:.D$4801])/50" office:value-type="float" office:value="390133.26">
            <text:p>390133,2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75853">
            <text:p>275853</text:p>
          </table:table-cell>
          <table:table-cell office:value-type="float" office:value="14948">
            <text:p>14948</text:p>
          </table:table-cell>
          <table:table-cell office:value-type="float" office:value="15931">
            <text:p>15931</text:p>
          </table:table-cell>
          <table:table-cell/>
          <table:table-cell office:value-type="float" office:value="38">
            <text:p>38</text:p>
          </table:table-cell>
          <table:table-cell table:formula="of:=SUMIF([.$A$2:.$A$4801];[.$F35];[.B$2:.B$4801])/50" office:value-type="float" office:value="234306986.12">
            <text:p>234306986,12</text:p>
          </table:table-cell>
          <table:table-cell table:formula="of:=SUMIF([.$A$2:.$A$4801];[.$F35];[.C$2:.C$4801])/50" office:value-type="float" office:value="313988.84">
            <text:p>313988,84</text:p>
          </table:table-cell>
          <table:table-cell table:formula="of:=SUMIF([.$A$2:.$A$4801];[.$F35];[.D$2:.D$4801])/50" office:value-type="float" office:value="446835.1">
            <text:p>446835,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25636">
            <text:p>325636</text:p>
          </table:table-cell>
          <table:table-cell office:value-type="float" office:value="18916">
            <text:p>18916</text:p>
          </table:table-cell>
          <table:table-cell office:value-type="float" office:value="19470">
            <text:p>19470</text:p>
          </table:table-cell>
          <table:table-cell/>
          <table:table-cell office:value-type="float" office:value="39">
            <text:p>39</text:p>
          </table:table-cell>
          <table:table-cell table:formula="of:=SUMIF([.$A$2:.$A$4801];[.$F36];[.B$2:.B$4801])/50" office:value-type="float" office:value="264760971.7">
            <text:p>264760971,7</text:p>
          </table:table-cell>
          <table:table-cell table:formula="of:=SUMIF([.$A$2:.$A$4801];[.$F36];[.C$2:.C$4801])/50" office:value-type="float" office:value="337485.9">
            <text:p>337485,9</text:p>
          </table:table-cell>
          <table:table-cell table:formula="of:=SUMIF([.$A$2:.$A$4801];[.$F36];[.D$2:.D$4801])/50" office:value-type="float" office:value="446461.9">
            <text:p>446461,9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8135">
            <text:p>158135</text:p>
          </table:table-cell>
          <table:table-cell office:value-type="float" office:value="14108">
            <text:p>14108</text:p>
          </table:table-cell>
          <table:table-cell office:value-type="float" office:value="38351">
            <text:p>38351</text:p>
          </table:table-cell>
          <table:table-cell/>
          <table:table-cell office:value-type="float" office:value="40">
            <text:p>40</text:p>
          </table:table-cell>
          <table:table-cell table:formula="of:=SUMIF([.$A$2:.$A$4801];[.$F37];[.B$2:.B$4801])/50" office:value-type="float" office:value="291795143.48">
            <text:p>291795143,48</text:p>
          </table:table-cell>
          <table:table-cell table:formula="of:=SUMIF([.$A$2:.$A$4801];[.$F37];[.C$2:.C$4801])/50" office:value-type="float" office:value="369588.96">
            <text:p>369588,96</text:p>
          </table:table-cell>
          <table:table-cell table:formula="of:=SUMIF([.$A$2:.$A$4801];[.$F37];[.D$2:.D$4801])/50" office:value-type="float" office:value="493427.7">
            <text:p>493427,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33706">
            <text:p>333706</text:p>
          </table:table-cell>
          <table:table-cell office:value-type="float" office:value="15098">
            <text:p>15098</text:p>
          </table:table-cell>
          <table:table-cell office:value-type="float" office:value="19863">
            <text:p>19863</text:p>
          </table:table-cell>
          <table:table-cell/>
          <table:table-cell office:value-type="float" office:value="41">
            <text:p>41</text:p>
          </table:table-cell>
          <table:table-cell table:formula="of:=SUMIF([.$A$2:.$A$4801];[.$F38];[.B$2:.B$4801])/50" office:value-type="float" office:value="282368659.88">
            <text:p>282368659,88</text:p>
          </table:table-cell>
          <table:table-cell table:formula="of:=SUMIF([.$A$2:.$A$4801];[.$F38];[.C$2:.C$4801])/50" office:value-type="float" office:value="390058.46">
            <text:p>390058,46</text:p>
          </table:table-cell>
          <table:table-cell table:formula="of:=SUMIF([.$A$2:.$A$4801];[.$F38];[.D$2:.D$4801])/50" office:value-type="float" office:value="511571.74">
            <text:p>511571,7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66781">
            <text:p>266781</text:p>
          </table:table-cell>
          <table:table-cell office:value-type="float" office:value="16092">
            <text:p>16092</text:p>
          </table:table-cell>
          <table:table-cell office:value-type="float" office:value="26336">
            <text:p>26336</text:p>
          </table:table-cell>
          <table:table-cell/>
          <table:table-cell office:value-type="float" office:value="42">
            <text:p>42</text:p>
          </table:table-cell>
          <table:table-cell table:formula="of:=SUMIF([.$A$2:.$A$4801];[.$F39];[.B$2:.B$4801])/50" office:value-type="float" office:value="344212613.88">
            <text:p>344212613,88</text:p>
          </table:table-cell>
          <table:table-cell table:formula="of:=SUMIF([.$A$2:.$A$4801];[.$F39];[.C$2:.C$4801])/50" office:value-type="float" office:value="399227.34">
            <text:p>399227,34</text:p>
          </table:table-cell>
          <table:table-cell table:formula="of:=SUMIF([.$A$2:.$A$4801];[.$F39];[.D$2:.D$4801])/50" office:value-type="float" office:value="544928.32">
            <text:p>544928,3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61746">
            <text:p>361746</text:p>
          </table:table-cell>
          <table:table-cell office:value-type="float" office:value="26803">
            <text:p>26803</text:p>
          </table:table-cell>
          <table:table-cell office:value-type="float" office:value="18662">
            <text:p>18662</text:p>
          </table:table-cell>
          <table:table-cell/>
          <table:table-cell office:value-type="float" office:value="43">
            <text:p>43</text:p>
          </table:table-cell>
          <table:table-cell table:formula="of:=SUMIF([.$A$2:.$A$4801];[.$F40];[.B$2:.B$4801])/50" office:value-type="float" office:value="369970226.7">
            <text:p>369970226,7</text:p>
          </table:table-cell>
          <table:table-cell table:formula="of:=SUMIF([.$A$2:.$A$4801];[.$F40];[.C$2:.C$4801])/50" office:value-type="float" office:value="465094.22">
            <text:p>465094,22</text:p>
          </table:table-cell>
          <table:table-cell table:formula="of:=SUMIF([.$A$2:.$A$4801];[.$F40];[.D$2:.D$4801])/50" office:value-type="float" office:value="594653.66">
            <text:p>594653,6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37114">
            <text:p>237114</text:p>
          </table:table-cell>
          <table:table-cell office:value-type="float" office:value="23802">
            <text:p>23802</text:p>
          </table:table-cell>
          <table:table-cell office:value-type="float" office:value="15520">
            <text:p>15520</text:p>
          </table:table-cell>
          <table:table-cell/>
          <table:table-cell office:value-type="float" office:value="44">
            <text:p>44</text:p>
          </table:table-cell>
          <table:table-cell table:formula="of:=SUMIF([.$A$2:.$A$4801];[.$F41];[.B$2:.B$4801])/50" office:value-type="float" office:value="393281073.22">
            <text:p>393281073,22</text:p>
          </table:table-cell>
          <table:table-cell table:formula="of:=SUMIF([.$A$2:.$A$4801];[.$F41];[.C$2:.C$4801])/50" office:value-type="float" office:value="468204.92">
            <text:p>468204,92</text:p>
          </table:table-cell>
          <table:table-cell table:formula="of:=SUMIF([.$A$2:.$A$4801];[.$F41];[.D$2:.D$4801])/50" office:value-type="float" office:value="616097.1">
            <text:p>616097,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60512">
            <text:p>260512</text:p>
          </table:table-cell>
          <table:table-cell office:value-type="float" office:value="25890">
            <text:p>25890</text:p>
          </table:table-cell>
          <table:table-cell office:value-type="float" office:value="16564">
            <text:p>16564</text:p>
          </table:table-cell>
          <table:table-cell/>
          <table:table-cell office:value-type="float" office:value="45">
            <text:p>45</text:p>
          </table:table-cell>
          <table:table-cell table:formula="of:=SUMIF([.$A$2:.$A$4801];[.$F42];[.B$2:.B$4801])/50" office:value-type="float" office:value="445770660.7">
            <text:p>445770660,7</text:p>
          </table:table-cell>
          <table:table-cell table:formula="of:=SUMIF([.$A$2:.$A$4801];[.$F42];[.C$2:.C$4801])/50" office:value-type="float" office:value="457424.5">
            <text:p>457424,5</text:p>
          </table:table-cell>
          <table:table-cell table:formula="of:=SUMIF([.$A$2:.$A$4801];[.$F42];[.D$2:.D$4801])/50" office:value-type="float" office:value="671562.72">
            <text:p>671562,7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14622">
            <text:p>214622</text:p>
          </table:table-cell>
          <table:table-cell office:value-type="float" office:value="23706">
            <text:p>23706</text:p>
          </table:table-cell>
          <table:table-cell office:value-type="float" office:value="15759">
            <text:p>15759</text:p>
          </table:table-cell>
          <table:table-cell/>
          <table:table-cell office:value-type="float" office:value="46">
            <text:p>46</text:p>
          </table:table-cell>
          <table:table-cell table:formula="of:=SUMIF([.$A$2:.$A$4801];[.$F43];[.B$2:.B$4801])/50" office:value-type="float" office:value="474752036.38">
            <text:p>474752036,38</text:p>
          </table:table-cell>
          <table:table-cell table:formula="of:=SUMIF([.$A$2:.$A$4801];[.$F43];[.C$2:.C$4801])/50" office:value-type="float" office:value="491390.96">
            <text:p>491390,96</text:p>
          </table:table-cell>
          <table:table-cell table:formula="of:=SUMIF([.$A$2:.$A$4801];[.$F43];[.D$2:.D$4801])/50" office:value-type="float" office:value="711846.08">
            <text:p>711846,0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1108">
            <text:p>201108</text:p>
          </table:table-cell>
          <table:table-cell office:value-type="float" office:value="14357">
            <text:p>14357</text:p>
          </table:table-cell>
          <table:table-cell office:value-type="float" office:value="15122">
            <text:p>15122</text:p>
          </table:table-cell>
          <table:table-cell/>
          <table:table-cell office:value-type="float" office:value="47">
            <text:p>47</text:p>
          </table:table-cell>
          <table:table-cell table:formula="of:=SUMIF([.$A$2:.$A$4801];[.$F44];[.B$2:.B$4801])/50" office:value-type="float" office:value="477486166.86">
            <text:p>477486166,86</text:p>
          </table:table-cell>
          <table:table-cell table:formula="of:=SUMIF([.$A$2:.$A$4801];[.$F44];[.C$2:.C$4801])/50" office:value-type="float" office:value="523258.44">
            <text:p>523258,44</text:p>
          </table:table-cell>
          <table:table-cell table:formula="of:=SUMIF([.$A$2:.$A$4801];[.$F44];[.D$2:.D$4801])/50" office:value-type="float" office:value="802938.04">
            <text:p>802938,0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5296">
            <text:p>175296</text:p>
          </table:table-cell>
          <table:table-cell office:value-type="float" office:value="15543">
            <text:p>15543</text:p>
          </table:table-cell>
          <table:table-cell office:value-type="float" office:value="16401">
            <text:p>16401</text:p>
          </table:table-cell>
          <table:table-cell/>
          <table:table-cell office:value-type="float" office:value="48">
            <text:p>48</text:p>
          </table:table-cell>
          <table:table-cell table:formula="of:=SUMIF([.$A$2:.$A$4801];[.$F45];[.B$2:.B$4801])/50" office:value-type="float" office:value="522277029.14">
            <text:p>522277029,14</text:p>
          </table:table-cell>
          <table:table-cell table:formula="of:=SUMIF([.$A$2:.$A$4801];[.$F45];[.C$2:.C$4801])/50" office:value-type="float" office:value="588867.5">
            <text:p>588867,5</text:p>
          </table:table-cell>
          <table:table-cell table:formula="of:=SUMIF([.$A$2:.$A$4801];[.$F45];[.D$2:.D$4801])/50" office:value-type="float" office:value="821282.64">
            <text:p>821282,6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76156">
            <text:p>276156</text:p>
          </table:table-cell>
          <table:table-cell office:value-type="float" office:value="24995">
            <text:p>24995</text:p>
          </table:table-cell>
          <table:table-cell office:value-type="float" office:value="16663">
            <text:p>16663</text:p>
          </table:table-cell>
          <table:table-cell/>
          <table:table-cell office:value-type="float" office:value="49">
            <text:p>49</text:p>
          </table:table-cell>
          <table:table-cell table:formula="of:=SUMIF([.$A$2:.$A$4801];[.$F46];[.B$2:.B$4801])/50" office:value-type="float" office:value="552677838">
            <text:p>552677838</text:p>
          </table:table-cell>
          <table:table-cell table:formula="of:=SUMIF([.$A$2:.$A$4801];[.$F46];[.C$2:.C$4801])/50" office:value-type="float" office:value="608265.14">
            <text:p>608265,14</text:p>
          </table:table-cell>
          <table:table-cell table:formula="of:=SUMIF([.$A$2:.$A$4801];[.$F46];[.D$2:.D$4801])/50" office:value-type="float" office:value="863958.78">
            <text:p>863958,7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53082">
            <text:p>253082</text:p>
          </table:table-cell>
          <table:table-cell office:value-type="float" office:value="15007">
            <text:p>15007</text:p>
          </table:table-cell>
          <table:table-cell office:value-type="float" office:value="16129">
            <text:p>16129</text:p>
          </table:table-cell>
          <table:table-cell/>
          <table:table-cell office:value-type="float" office:value="50">
            <text:p>50</text:p>
          </table:table-cell>
          <table:table-cell table:formula="of:=SUMIF([.$A$2:.$A$4801];[.$F47];[.B$2:.B$4801])/50" office:value-type="float" office:value="592167131.5">
            <text:p>592167131,5</text:p>
          </table:table-cell>
          <table:table-cell table:formula="of:=SUMIF([.$A$2:.$A$4801];[.$F47];[.C$2:.C$4801])/50" office:value-type="float" office:value="609680.5">
            <text:p>609680,5</text:p>
          </table:table-cell>
          <table:table-cell table:formula="of:=SUMIF([.$A$2:.$A$4801];[.$F47];[.D$2:.D$4801])/50" office:value-type="float" office:value="854515.38">
            <text:p>854515,3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43052">
            <text:p>243052</text:p>
          </table:table-cell>
          <table:table-cell office:value-type="float" office:value="13897">
            <text:p>13897</text:p>
          </table:table-cell>
          <table:table-cell office:value-type="float" office:value="14880">
            <text:p>14880</text:p>
          </table:table-cell>
          <table:table-cell/>
          <table:table-cell office:value-type="float" office:value="51">
            <text:p>51</text:p>
          </table:table-cell>
          <table:table-cell table:formula="of:=SUMIF([.$A$2:.$A$4801];[.$F48];[.B$2:.B$4801])/50" office:value-type="float" office:value="388699883.72">
            <text:p>388699883,72</text:p>
          </table:table-cell>
          <table:table-cell table:formula="of:=SUMIF([.$A$2:.$A$4801];[.$F48];[.C$2:.C$4801])/50" office:value-type="float" office:value="654985.74">
            <text:p>654985,74</text:p>
          </table:table-cell>
          <table:table-cell table:formula="of:=SUMIF([.$A$2:.$A$4801];[.$F48];[.D$2:.D$4801])/50" office:value-type="float" office:value="929848.02">
            <text:p>929848,0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6287">
            <text:p>96287</text:p>
          </table:table-cell>
          <table:table-cell office:value-type="float" office:value="13511">
            <text:p>13511</text:p>
          </table:table-cell>
          <table:table-cell office:value-type="float" office:value="14742">
            <text:p>14742</text:p>
          </table:table-cell>
          <table:table-cell/>
          <table:table-cell office:value-type="float" office:value="52">
            <text:p>52</text:p>
          </table:table-cell>
          <table:table-cell table:formula="of:=SUMIF([.$A$2:.$A$4801];[.$F49];[.B$2:.B$4801])/50" office:value-type="float" office:value="431402538.76">
            <text:p>431402538,76</text:p>
          </table:table-cell>
          <table:table-cell table:formula="of:=SUMIF([.$A$2:.$A$4801];[.$F49];[.C$2:.C$4801])/50" office:value-type="float" office:value="664970.28">
            <text:p>664970,28</text:p>
          </table:table-cell>
          <table:table-cell table:formula="of:=SUMIF([.$A$2:.$A$4801];[.$F49];[.D$2:.D$4801])/50" office:value-type="float" office:value="943571.2">
            <text:p>943571,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15314">
            <text:p>215314</text:p>
          </table:table-cell>
          <table:table-cell office:value-type="float" office:value="15224">
            <text:p>15224</text:p>
          </table:table-cell>
          <table:table-cell office:value-type="float" office:value="26058">
            <text:p>26058</text:p>
          </table:table-cell>
          <table:table-cell/>
          <table:table-cell office:value-type="float" office:value="53">
            <text:p>53</text:p>
          </table:table-cell>
          <table:table-cell table:formula="of:=SUMIF([.$A$2:.$A$4801];[.$F50];[.B$2:.B$4801])/50" office:value-type="float" office:value="455246278.98">
            <text:p>455246278,98</text:p>
          </table:table-cell>
          <table:table-cell table:formula="of:=SUMIF([.$A$2:.$A$4801];[.$F50];[.C$2:.C$4801])/50" office:value-type="float" office:value="703173.6">
            <text:p>703173,6</text:p>
          </table:table-cell>
          <table:table-cell table:formula="of:=SUMIF([.$A$2:.$A$4801];[.$F50];[.D$2:.D$4801])/50" office:value-type="float" office:value="1056445.32">
            <text:p>1056445,3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24309">
            <text:p>124309</text:p>
          </table:table-cell>
          <table:table-cell office:value-type="float" office:value="14064">
            <text:p>14064</text:p>
          </table:table-cell>
          <table:table-cell office:value-type="float" office:value="15040">
            <text:p>15040</text:p>
          </table:table-cell>
          <table:table-cell/>
          <table:table-cell office:value-type="float" office:value="54">
            <text:p>54</text:p>
          </table:table-cell>
          <table:table-cell table:formula="of:=SUMIF([.$A$2:.$A$4801];[.$F51];[.B$2:.B$4801])/50" office:value-type="float" office:value="499601714.28">
            <text:p>499601714,28</text:p>
          </table:table-cell>
          <table:table-cell table:formula="of:=SUMIF([.$A$2:.$A$4801];[.$F51];[.C$2:.C$4801])/50" office:value-type="float" office:value="757119.48">
            <text:p>757119,48</text:p>
          </table:table-cell>
          <table:table-cell table:formula="of:=SUMIF([.$A$2:.$A$4801];[.$F51];[.D$2:.D$4801])/50" office:value-type="float" office:value="1089587.96">
            <text:p>1089587,9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70192">
            <text:p>370192</text:p>
          </table:table-cell>
          <table:table-cell office:value-type="float" office:value="17491">
            <text:p>17491</text:p>
          </table:table-cell>
          <table:table-cell office:value-type="float" office:value="20283">
            <text:p>20283</text:p>
          </table:table-cell>
          <table:table-cell/>
          <table:table-cell office:value-type="float" office:value="55">
            <text:p>55</text:p>
          </table:table-cell>
          <table:table-cell table:formula="of:=SUMIF([.$A$2:.$A$4801];[.$F52];[.B$2:.B$4801])/50" office:value-type="float" office:value="528039071.12">
            <text:p>528039071,12</text:p>
          </table:table-cell>
          <table:table-cell table:formula="of:=SUMIF([.$A$2:.$A$4801];[.$F52];[.C$2:.C$4801])/50" office:value-type="float" office:value="765028.72">
            <text:p>765028,72</text:p>
          </table:table-cell>
          <table:table-cell table:formula="of:=SUMIF([.$A$2:.$A$4801];[.$F52];[.D$2:.D$4801])/50" office:value-type="float" office:value="1134934.16">
            <text:p>1134934,1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54164">
            <text:p>254164</text:p>
          </table:table-cell>
          <table:table-cell office:value-type="float" office:value="15332">
            <text:p>15332</text:p>
          </table:table-cell>
          <table:table-cell office:value-type="float" office:value="17286">
            <text:p>17286</text:p>
          </table:table-cell>
          <table:table-cell/>
          <table:table-cell office:value-type="float" office:value="56">
            <text:p>56</text:p>
          </table:table-cell>
          <table:table-cell table:formula="of:=SUMIF([.$A$2:.$A$4801];[.$F53];[.B$2:.B$4801])/50" office:value-type="float" office:value="556946476.64">
            <text:p>556946476,64</text:p>
          </table:table-cell>
          <table:table-cell table:formula="of:=SUMIF([.$A$2:.$A$4801];[.$F53];[.C$2:.C$4801])/50" office:value-type="float" office:value="788070.06">
            <text:p>788070,06</text:p>
          </table:table-cell>
          <table:table-cell table:formula="of:=SUMIF([.$A$2:.$A$4801];[.$F53];[.D$2:.D$4801])/50" office:value-type="float" office:value="1185150.1">
            <text:p>1185150,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71204">
            <text:p>271204</text:p>
          </table:table-cell>
          <table:table-cell office:value-type="float" office:value="15652">
            <text:p>15652</text:p>
          </table:table-cell>
          <table:table-cell office:value-type="float" office:value="27140">
            <text:p>27140</text:p>
          </table:table-cell>
          <table:table-cell/>
          <table:table-cell office:value-type="float" office:value="57">
            <text:p>57</text:p>
          </table:table-cell>
          <table:table-cell table:formula="of:=SUMIF([.$A$2:.$A$4801];[.$F54];[.B$2:.B$4801])/50" office:value-type="float" office:value="582063181.56">
            <text:p>582063181,56</text:p>
          </table:table-cell>
          <table:table-cell table:formula="of:=SUMIF([.$A$2:.$A$4801];[.$F54];[.C$2:.C$4801])/50" office:value-type="float" office:value="806127.78">
            <text:p>806127,78</text:p>
          </table:table-cell>
          <table:table-cell table:formula="of:=SUMIF([.$A$2:.$A$4801];[.$F54];[.D$2:.D$4801])/50" office:value-type="float" office:value="1259936.96">
            <text:p>1259936,9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22957">
            <text:p>222957</text:p>
          </table:table-cell>
          <table:table-cell office:value-type="float" office:value="23743">
            <text:p>23743</text:p>
          </table:table-cell>
          <table:table-cell office:value-type="float" office:value="16604">
            <text:p>16604</text:p>
          </table:table-cell>
          <table:table-cell/>
          <table:table-cell office:value-type="float" office:value="58">
            <text:p>58</text:p>
          </table:table-cell>
          <table:table-cell table:formula="of:=SUMIF([.$A$2:.$A$4801];[.$F55];[.B$2:.B$4801])/50" office:value-type="float" office:value="577623619.14">
            <text:p>577623619,14</text:p>
          </table:table-cell>
          <table:table-cell table:formula="of:=SUMIF([.$A$2:.$A$4801];[.$F55];[.C$2:.C$4801])/50" office:value-type="float" office:value="866328.38">
            <text:p>866328,38</text:p>
          </table:table-cell>
          <table:table-cell table:formula="of:=SUMIF([.$A$2:.$A$4801];[.$F55];[.D$2:.D$4801])/50" office:value-type="float" office:value="1457302.78">
            <text:p>1457302,7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78247">
            <text:p>278247</text:p>
          </table:table-cell>
          <table:table-cell office:value-type="float" office:value="16063">
            <text:p>16063</text:p>
          </table:table-cell>
          <table:table-cell office:value-type="float" office:value="17961">
            <text:p>17961</text:p>
          </table:table-cell>
          <table:table-cell/>
          <table:table-cell office:value-type="float" office:value="59">
            <text:p>59</text:p>
          </table:table-cell>
          <table:table-cell table:formula="of:=SUMIF([.$A$2:.$A$4801];[.$F56];[.B$2:.B$4801])/50" office:value-type="float" office:value="663041013.6">
            <text:p>663041013,6</text:p>
          </table:table-cell>
          <table:table-cell table:formula="of:=SUMIF([.$A$2:.$A$4801];[.$F56];[.C$2:.C$4801])/50" office:value-type="float" office:value="940181">
            <text:p>940181</text:p>
          </table:table-cell>
          <table:table-cell table:formula="of:=SUMIF([.$A$2:.$A$4801];[.$F56];[.D$2:.D$4801])/50" office:value-type="float" office:value="1360810.3">
            <text:p>1360810,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96893">
            <text:p>296893</text:p>
          </table:table-cell>
          <table:table-cell office:value-type="float" office:value="17178">
            <text:p>17178</text:p>
          </table:table-cell>
          <table:table-cell office:value-type="float" office:value="28972">
            <text:p>28972</text:p>
          </table:table-cell>
          <table:table-cell/>
          <table:table-cell office:value-type="float" office:value="60">
            <text:p>60</text:p>
          </table:table-cell>
          <table:table-cell table:formula="of:=SUMIF([.$A$2:.$A$4801];[.$F57];[.B$2:.B$4801])/50" office:value-type="float" office:value="703086361.72">
            <text:p>703086361,72</text:p>
          </table:table-cell>
          <table:table-cell table:formula="of:=SUMIF([.$A$2:.$A$4801];[.$F57];[.C$2:.C$4801])/50" office:value-type="float" office:value="916019.94">
            <text:p>916019,94</text:p>
          </table:table-cell>
          <table:table-cell table:formula="of:=SUMIF([.$A$2:.$A$4801];[.$F57];[.D$2:.D$4801])/50" office:value-type="float" office:value="1438452.16">
            <text:p>1438452,1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57434">
            <text:p>157434</text:p>
          </table:table-cell>
          <table:table-cell office:value-type="float" office:value="14816">
            <text:p>14816</text:p>
          </table:table-cell>
          <table:table-cell office:value-type="float" office:value="15165">
            <text:p>15165</text:p>
          </table:table-cell>
          <table:table-cell/>
          <table:table-cell office:value-type="float" office:value="61">
            <text:p>61</text:p>
          </table:table-cell>
          <table:table-cell table:formula="of:=SUMIF([.$A$2:.$A$4801];[.$F58];[.B$2:.B$4801])/50" office:value-type="float" office:value="733079096.66">
            <text:p>733079096,66</text:p>
          </table:table-cell>
          <table:table-cell table:formula="of:=SUMIF([.$A$2:.$A$4801];[.$F58];[.C$2:.C$4801])/50" office:value-type="float" office:value="995660.82">
            <text:p>995660,82</text:p>
          </table:table-cell>
          <table:table-cell table:formula="of:=SUMIF([.$A$2:.$A$4801];[.$F58];[.D$2:.D$4801])/50" office:value-type="float" office:value="1474174.1">
            <text:p>1474174,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58799">
            <text:p>458799</text:p>
          </table:table-cell>
          <table:table-cell office:value-type="float" office:value="19477">
            <text:p>19477</text:p>
          </table:table-cell>
          <table:table-cell office:value-type="float" office:value="21021">
            <text:p>21021</text:p>
          </table:table-cell>
          <table:table-cell/>
          <table:table-cell office:value-type="float" office:value="62">
            <text:p>62</text:p>
          </table:table-cell>
          <table:table-cell table:formula="of:=SUMIF([.$A$2:.$A$4801];[.$F59];[.B$2:.B$4801])/50" office:value-type="float" office:value="736932933.32">
            <text:p>736932933,32</text:p>
          </table:table-cell>
          <table:table-cell table:formula="of:=SUMIF([.$A$2:.$A$4801];[.$F59];[.C$2:.C$4801])/50" office:value-type="float" office:value="999227.86">
            <text:p>999227,86</text:p>
          </table:table-cell>
          <table:table-cell table:formula="of:=SUMIF([.$A$2:.$A$4801];[.$F59];[.D$2:.D$4801])/50" office:value-type="float" office:value="1465969.3">
            <text:p>1465969,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64387">
            <text:p>264387</text:p>
          </table:table-cell>
          <table:table-cell office:value-type="float" office:value="17290">
            <text:p>17290</text:p>
          </table:table-cell>
          <table:table-cell office:value-type="float" office:value="18215">
            <text:p>18215</text:p>
          </table:table-cell>
          <table:table-cell/>
          <table:table-cell office:value-type="float" office:value="63">
            <text:p>63</text:p>
          </table:table-cell>
          <table:table-cell table:formula="of:=SUMIF([.$A$2:.$A$4801];[.$F60];[.B$2:.B$4801])/50" office:value-type="float" office:value="603752418.82">
            <text:p>603752418,82</text:p>
          </table:table-cell>
          <table:table-cell table:formula="of:=SUMIF([.$A$2:.$A$4801];[.$F60];[.C$2:.C$4801])/50" office:value-type="float" office:value="1009095.2">
            <text:p>1009095,2</text:p>
          </table:table-cell>
          <table:table-cell table:formula="of:=SUMIF([.$A$2:.$A$4801];[.$F60];[.D$2:.D$4801])/50" office:value-type="float" office:value="1616475.6">
            <text:p>1616475,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66823">
            <text:p>266823</text:p>
          </table:table-cell>
          <table:table-cell office:value-type="float" office:value="15994">
            <text:p>15994</text:p>
          </table:table-cell>
          <table:table-cell office:value-type="float" office:value="10936">
            <text:p>10936</text:p>
          </table:table-cell>
          <table:table-cell/>
          <table:table-cell office:value-type="float" office:value="64">
            <text:p>64</text:p>
          </table:table-cell>
          <table:table-cell table:formula="of:=SUMIF([.$A$2:.$A$4801];[.$F61];[.B$2:.B$4801])/50" office:value-type="float" office:value="528525415.36">
            <text:p>528525415,36</text:p>
          </table:table-cell>
          <table:table-cell table:formula="of:=SUMIF([.$A$2:.$A$4801];[.$F61];[.C$2:.C$4801])/50" office:value-type="float" office:value="1051284.28">
            <text:p>1051284,28</text:p>
          </table:table-cell>
          <table:table-cell table:formula="of:=SUMIF([.$A$2:.$A$4801];[.$F61];[.D$2:.D$4801])/50" office:value-type="float" office:value="1737212.3">
            <text:p>1737212,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92779">
            <text:p>292779</text:p>
          </table:table-cell>
          <table:table-cell office:value-type="float" office:value="16659">
            <text:p>16659</text:p>
          </table:table-cell>
          <table:table-cell office:value-type="float" office:value="19620">
            <text:p>19620</text:p>
          </table:table-cell>
          <table:table-cell/>
          <table:table-cell office:value-type="float" office:value="65">
            <text:p>65</text:p>
          </table:table-cell>
          <table:table-cell table:formula="of:=SUMIF([.$A$2:.$A$4801];[.$F62];[.B$2:.B$4801])/50" office:value-type="float" office:value="553649796.58">
            <text:p>553649796,58</text:p>
          </table:table-cell>
          <table:table-cell table:formula="of:=SUMIF([.$A$2:.$A$4801];[.$F62];[.C$2:.C$4801])/50" office:value-type="float" office:value="1121986.38">
            <text:p>1121986,38</text:p>
          </table:table-cell>
          <table:table-cell table:formula="of:=SUMIF([.$A$2:.$A$4801];[.$F62];[.D$2:.D$4801])/50" office:value-type="float" office:value="1800905.12">
            <text:p>1800905,1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29904">
            <text:p>329904</text:p>
          </table:table-cell>
          <table:table-cell office:value-type="float" office:value="17092">
            <text:p>17092</text:p>
          </table:table-cell>
          <table:table-cell office:value-type="float" office:value="10937">
            <text:p>10937</text:p>
          </table:table-cell>
          <table:table-cell/>
          <table:table-cell office:value-type="float" office:value="66">
            <text:p>66</text:p>
          </table:table-cell>
          <table:table-cell table:formula="of:=SUMIF([.$A$2:.$A$4801];[.$F63];[.B$2:.B$4801])/50" office:value-type="float" office:value="488726215.06">
            <text:p>488726215,06</text:p>
          </table:table-cell>
          <table:table-cell table:formula="of:=SUMIF([.$A$2:.$A$4801];[.$F63];[.C$2:.C$4801])/50" office:value-type="float" office:value="1185066.16">
            <text:p>1185066,16</text:p>
          </table:table-cell>
          <table:table-cell table:formula="of:=SUMIF([.$A$2:.$A$4801];[.$F63];[.D$2:.D$4801])/50" office:value-type="float" office:value="1837048.98">
            <text:p>1837048,9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31256">
            <text:p>331256</text:p>
          </table:table-cell>
          <table:table-cell office:value-type="float" office:value="17580">
            <text:p>17580</text:p>
          </table:table-cell>
          <table:table-cell office:value-type="float" office:value="17613">
            <text:p>17613</text:p>
          </table:table-cell>
          <table:table-cell/>
          <table:table-cell office:value-type="float" office:value="67">
            <text:p>67</text:p>
          </table:table-cell>
          <table:table-cell table:formula="of:=SUMIF([.$A$2:.$A$4801];[.$F64];[.B$2:.B$4801])/50" office:value-type="float" office:value="421613639.48">
            <text:p>421613639,48</text:p>
          </table:table-cell>
          <table:table-cell table:formula="of:=SUMIF([.$A$2:.$A$4801];[.$F64];[.C$2:.C$4801])/50" office:value-type="float" office:value="1211667.34">
            <text:p>1211667,34</text:p>
          </table:table-cell>
          <table:table-cell table:formula="of:=SUMIF([.$A$2:.$A$4801];[.$F64];[.D$2:.D$4801])/50" office:value-type="float" office:value="1971044.18">
            <text:p>1971044,1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81992">
            <text:p>481992</text:p>
          </table:table-cell>
          <table:table-cell office:value-type="float" office:value="18263">
            <text:p>18263</text:p>
          </table:table-cell>
          <table:table-cell office:value-type="float" office:value="43220">
            <text:p>43220</text:p>
          </table:table-cell>
          <table:table-cell/>
          <table:table-cell office:value-type="float" office:value="68">
            <text:p>68</text:p>
          </table:table-cell>
          <table:table-cell table:formula="of:=SUMIF([.$A$2:.$A$4801];[.$F65];[.B$2:.B$4801])/50" office:value-type="float" office:value="494415245.68">
            <text:p>494415245,68</text:p>
          </table:table-cell>
          <table:table-cell table:formula="of:=SUMIF([.$A$2:.$A$4801];[.$F65];[.C$2:.C$4801])/50" office:value-type="float" office:value="1179817.46">
            <text:p>1179817,46</text:p>
          </table:table-cell>
          <table:table-cell table:formula="of:=SUMIF([.$A$2:.$A$4801];[.$F65];[.D$2:.D$4801])/50" office:value-type="float" office:value="2005042.24">
            <text:p>2005042,2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46988">
            <text:p>346988</text:p>
          </table:table-cell>
          <table:table-cell office:value-type="float" office:value="17180">
            <text:p>17180</text:p>
          </table:table-cell>
          <table:table-cell office:value-type="float" office:value="18516">
            <text:p>18516</text:p>
          </table:table-cell>
          <table:table-cell/>
          <table:table-cell office:value-type="float" office:value="69">
            <text:p>69</text:p>
          </table:table-cell>
          <table:table-cell table:formula="of:=SUMIF([.$A$2:.$A$4801];[.$F66];[.B$2:.B$4801])/50" office:value-type="float" office:value="540071154.26">
            <text:p>540071154,26</text:p>
          </table:table-cell>
          <table:table-cell table:formula="of:=SUMIF([.$A$2:.$A$4801];[.$F66];[.C$2:.C$4801])/50" office:value-type="float" office:value="1369960.04">
            <text:p>1369960,04</text:p>
          </table:table-cell>
          <table:table-cell table:formula="of:=SUMIF([.$A$2:.$A$4801];[.$F66];[.D$2:.D$4801])/50" office:value-type="float" office:value="2008150.8">
            <text:p>2008150,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4696">
            <text:p>384696</text:p>
          </table:table-cell>
          <table:table-cell office:value-type="float" office:value="17253">
            <text:p>17253</text:p>
          </table:table-cell>
          <table:table-cell office:value-type="float" office:value="17346">
            <text:p>17346</text:p>
          </table:table-cell>
          <table:table-cell/>
          <table:table-cell office:value-type="float" office:value="70">
            <text:p>70</text:p>
          </table:table-cell>
          <table:table-cell table:formula="of:=SUMIF([.$A$2:.$A$4801];[.$F67];[.B$2:.B$4801])/50" office:value-type="float" office:value="479295198.42">
            <text:p>479295198,42</text:p>
          </table:table-cell>
          <table:table-cell table:formula="of:=SUMIF([.$A$2:.$A$4801];[.$F67];[.C$2:.C$4801])/50" office:value-type="float" office:value="1282698.48">
            <text:p>1282698,48</text:p>
          </table:table-cell>
          <table:table-cell table:formula="of:=SUMIF([.$A$2:.$A$4801];[.$F67];[.D$2:.D$4801])/50" office:value-type="float" office:value="2072037.22">
            <text:p>2072037,2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87521">
            <text:p>487521</text:p>
          </table:table-cell>
          <table:table-cell office:value-type="float" office:value="19413">
            <text:p>19413</text:p>
          </table:table-cell>
          <table:table-cell office:value-type="float" office:value="20167">
            <text:p>20167</text:p>
          </table:table-cell>
          <table:table-cell/>
          <table:table-cell office:value-type="float" office:value="71">
            <text:p>71</text:p>
          </table:table-cell>
          <table:table-cell table:formula="of:=SUMIF([.$A$2:.$A$4801];[.$F68];[.B$2:.B$4801])/50" office:value-type="float" office:value="462382226.54">
            <text:p>462382226,54</text:p>
          </table:table-cell>
          <table:table-cell table:formula="of:=SUMIF([.$A$2:.$A$4801];[.$F68];[.C$2:.C$4801])/50" office:value-type="float" office:value="1316113.94">
            <text:p>1316113,94</text:p>
          </table:table-cell>
          <table:table-cell table:formula="of:=SUMIF([.$A$2:.$A$4801];[.$F68];[.D$2:.D$4801])/50" office:value-type="float" office:value="2198947.58">
            <text:p>2198947,5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69245">
            <text:p>369245</text:p>
          </table:table-cell>
          <table:table-cell office:value-type="float" office:value="27577">
            <text:p>27577</text:p>
          </table:table-cell>
          <table:table-cell office:value-type="float" office:value="18012">
            <text:p>18012</text:p>
          </table:table-cell>
          <table:table-cell/>
          <table:table-cell office:value-type="float" office:value="72">
            <text:p>72</text:p>
          </table:table-cell>
          <table:table-cell table:formula="of:=SUMIF([.$A$2:.$A$4801];[.$F69];[.B$2:.B$4801])/50" office:value-type="float" office:value="543466250.36">
            <text:p>543466250,36</text:p>
          </table:table-cell>
          <table:table-cell table:formula="of:=SUMIF([.$A$2:.$A$4801];[.$F69];[.C$2:.C$4801])/50" office:value-type="float" office:value="1393093.18">
            <text:p>1393093,18</text:p>
          </table:table-cell>
          <table:table-cell table:formula="of:=SUMIF([.$A$2:.$A$4801];[.$F69];[.D$2:.D$4801])/50" office:value-type="float" office:value="2158759.56">
            <text:p>2158759,5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10936">
            <text:p>610936</text:p>
          </table:table-cell>
          <table:table-cell office:value-type="float" office:value="26045">
            <text:p>26045</text:p>
          </table:table-cell>
          <table:table-cell office:value-type="float" office:value="24959">
            <text:p>24959</text:p>
          </table:table-cell>
          <table:table-cell/>
          <table:table-cell office:value-type="float" office:value="73">
            <text:p>73</text:p>
          </table:table-cell>
          <table:table-cell table:formula="of:=SUMIF([.$A$2:.$A$4801];[.$F70];[.B$2:.B$4801])/50" office:value-type="float" office:value="493407907.58">
            <text:p>493407907,58</text:p>
          </table:table-cell>
          <table:table-cell table:formula="of:=SUMIF([.$A$2:.$A$4801];[.$F70];[.C$2:.C$4801])/50" office:value-type="float" office:value="1470880.02">
            <text:p>1470880,02</text:p>
          </table:table-cell>
          <table:table-cell table:formula="of:=SUMIF([.$A$2:.$A$4801];[.$F70];[.D$2:.D$4801])/50" office:value-type="float" office:value="2387773.68">
            <text:p>2387773,6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28639">
            <text:p>328639</text:p>
          </table:table-cell>
          <table:table-cell office:value-type="float" office:value="18544">
            <text:p>18544</text:p>
          </table:table-cell>
          <table:table-cell office:value-type="float" office:value="18303">
            <text:p>18303</text:p>
          </table:table-cell>
          <table:table-cell/>
          <table:table-cell office:value-type="float" office:value="74">
            <text:p>74</text:p>
          </table:table-cell>
          <table:table-cell table:formula="of:=SUMIF([.$A$2:.$A$4801];[.$F71];[.B$2:.B$4801])/50" office:value-type="float" office:value="529885853.22">
            <text:p>529885853,22</text:p>
          </table:table-cell>
          <table:table-cell table:formula="of:=SUMIF([.$A$2:.$A$4801];[.$F71];[.C$2:.C$4801])/50" office:value-type="float" office:value="1541788.92">
            <text:p>1541788,92</text:p>
          </table:table-cell>
          <table:table-cell table:formula="of:=SUMIF([.$A$2:.$A$4801];[.$F71];[.D$2:.D$4801])/50" office:value-type="float" office:value="2331876.94">
            <text:p>2331876,9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61306">
            <text:p>361306</text:p>
          </table:table-cell>
          <table:table-cell office:value-type="float" office:value="28284">
            <text:p>28284</text:p>
          </table:table-cell>
          <table:table-cell office:value-type="float" office:value="38152">
            <text:p>38152</text:p>
          </table:table-cell>
          <table:table-cell/>
          <table:table-cell office:value-type="float" office:value="75">
            <text:p>75</text:p>
          </table:table-cell>
          <table:table-cell table:formula="of:=SUMIF([.$A$2:.$A$4801];[.$F72];[.B$2:.B$4801])/50" office:value-type="float" office:value="575025384.1">
            <text:p>575025384,1</text:p>
          </table:table-cell>
          <table:table-cell table:formula="of:=SUMIF([.$A$2:.$A$4801];[.$F72];[.C$2:.C$4801])/50" office:value-type="float" office:value="1508820.4">
            <text:p>1508820,4</text:p>
          </table:table-cell>
          <table:table-cell table:formula="of:=SUMIF([.$A$2:.$A$4801];[.$F72];[.D$2:.D$4801])/50" office:value-type="float" office:value="2541459.4">
            <text:p>2541459,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96190">
            <text:p>396190</text:p>
          </table:table-cell>
          <table:table-cell office:value-type="float" office:value="17150">
            <text:p>17150</text:p>
          </table:table-cell>
          <table:table-cell office:value-type="float" office:value="17611">
            <text:p>17611</text:p>
          </table:table-cell>
          <table:table-cell/>
          <table:table-cell office:value-type="float" office:value="76">
            <text:p>76</text:p>
          </table:table-cell>
          <table:table-cell table:formula="of:=SUMIF([.$A$2:.$A$4801];[.$F73];[.B$2:.B$4801])/50" office:value-type="float" office:value="515406212.18">
            <text:p>515406212,18</text:p>
          </table:table-cell>
          <table:table-cell table:formula="of:=SUMIF([.$A$2:.$A$4801];[.$F73];[.C$2:.C$4801])/50" office:value-type="float" office:value="1571267.16">
            <text:p>1571267,16</text:p>
          </table:table-cell>
          <table:table-cell table:formula="of:=SUMIF([.$A$2:.$A$4801];[.$F73];[.D$2:.D$4801])/50" office:value-type="float" office:value="2558559.94">
            <text:p>2558559,9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7905">
            <text:p>387905</text:p>
          </table:table-cell>
          <table:table-cell office:value-type="float" office:value="17801">
            <text:p>17801</text:p>
          </table:table-cell>
          <table:table-cell office:value-type="float" office:value="27047">
            <text:p>27047</text:p>
          </table:table-cell>
          <table:table-cell/>
          <table:table-cell office:value-type="float" office:value="77">
            <text:p>77</text:p>
          </table:table-cell>
          <table:table-cell table:formula="of:=SUMIF([.$A$2:.$A$4801];[.$F74];[.B$2:.B$4801])/50" office:value-type="float" office:value="387302867.8">
            <text:p>387302867,8</text:p>
          </table:table-cell>
          <table:table-cell table:formula="of:=SUMIF([.$A$2:.$A$4801];[.$F74];[.C$2:.C$4801])/50" office:value-type="float" office:value="1622899.72">
            <text:p>1622899,72</text:p>
          </table:table-cell>
          <table:table-cell table:formula="of:=SUMIF([.$A$2:.$A$4801];[.$F74];[.D$2:.D$4801])/50" office:value-type="float" office:value="2743412.28">
            <text:p>2743412,2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04311">
            <text:p>304311</text:p>
          </table:table-cell>
          <table:table-cell office:value-type="float" office:value="16927">
            <text:p>16927</text:p>
          </table:table-cell>
          <table:table-cell office:value-type="float" office:value="17606">
            <text:p>17606</text:p>
          </table:table-cell>
          <table:table-cell/>
          <table:table-cell office:value-type="float" office:value="78">
            <text:p>78</text:p>
          </table:table-cell>
          <table:table-cell table:formula="of:=SUMIF([.$A$2:.$A$4801];[.$F75];[.B$2:.B$4801])/50" office:value-type="float" office:value="380235570.68">
            <text:p>380235570,68</text:p>
          </table:table-cell>
          <table:table-cell table:formula="of:=SUMIF([.$A$2:.$A$4801];[.$F75];[.C$2:.C$4801])/50" office:value-type="float" office:value="1662586.34">
            <text:p>1662586,34</text:p>
          </table:table-cell>
          <table:table-cell table:formula="of:=SUMIF([.$A$2:.$A$4801];[.$F75];[.D$2:.D$4801])/50" office:value-type="float" office:value="2813732.94">
            <text:p>2813732,9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18534">
            <text:p>318534</text:p>
          </table:table-cell>
          <table:table-cell office:value-type="float" office:value="16274">
            <text:p>16274</text:p>
          </table:table-cell>
          <table:table-cell office:value-type="float" office:value="16458">
            <text:p>16458</text:p>
          </table:table-cell>
          <table:table-cell/>
          <table:table-cell office:value-type="float" office:value="79">
            <text:p>79</text:p>
          </table:table-cell>
          <table:table-cell table:formula="of:=SUMIF([.$A$2:.$A$4801];[.$F76];[.B$2:.B$4801])/50" office:value-type="float" office:value="361503381.54">
            <text:p>361503381,54</text:p>
          </table:table-cell>
          <table:table-cell table:formula="of:=SUMIF([.$A$2:.$A$4801];[.$F76];[.C$2:.C$4801])/50" office:value-type="float" office:value="1767668.4">
            <text:p>1767668,4</text:p>
          </table:table-cell>
          <table:table-cell table:formula="of:=SUMIF([.$A$2:.$A$4801];[.$F76];[.D$2:.D$4801])/50" office:value-type="float" office:value="2902347.26">
            <text:p>2902347,2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31040">
            <text:p>231040</text:p>
          </table:table-cell>
          <table:table-cell office:value-type="float" office:value="15486">
            <text:p>15486</text:p>
          </table:table-cell>
          <table:table-cell office:value-type="float" office:value="15642">
            <text:p>15642</text:p>
          </table:table-cell>
          <table:table-cell/>
          <table:table-cell office:value-type="float" office:value="80">
            <text:p>80</text:p>
          </table:table-cell>
          <table:table-cell table:formula="of:=SUMIF([.$A$2:.$A$4801];[.$F77];[.B$2:.B$4801])/50" office:value-type="float" office:value="413727902.06">
            <text:p>413727902,06</text:p>
          </table:table-cell>
          <table:table-cell table:formula="of:=SUMIF([.$A$2:.$A$4801];[.$F77];[.C$2:.C$4801])/50" office:value-type="float" office:value="1819089.66">
            <text:p>1819089,66</text:p>
          </table:table-cell>
          <table:table-cell table:formula="of:=SUMIF([.$A$2:.$A$4801];[.$F77];[.D$2:.D$4801])/50" office:value-type="float" office:value="2941892.58">
            <text:p>2941892,5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07844">
            <text:p>507844</text:p>
          </table:table-cell>
          <table:table-cell office:value-type="float" office:value="19954">
            <text:p>19954</text:p>
          </table:table-cell>
          <table:table-cell office:value-type="float" office:value="20915">
            <text:p>20915</text:p>
          </table:table-cell>
          <table:table-cell/>
          <table:table-cell office:value-type="float" office:value="81">
            <text:p>81</text:p>
          </table:table-cell>
          <table:table-cell table:formula="of:=SUMIF([.$A$2:.$A$4801];[.$F78];[.B$2:.B$4801])/50" office:value-type="float" office:value="532188130.6">
            <text:p>532188130,6</text:p>
          </table:table-cell>
          <table:table-cell table:formula="of:=SUMIF([.$A$2:.$A$4801];[.$F78];[.C$2:.C$4801])/50" office:value-type="float" office:value="1845617.66">
            <text:p>1845617,66</text:p>
          </table:table-cell>
          <table:table-cell table:formula="of:=SUMIF([.$A$2:.$A$4801];[.$F78];[.D$2:.D$4801])/50" office:value-type="float" office:value="3151680.18">
            <text:p>3151680,1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46585">
            <text:p>346585</text:p>
          </table:table-cell>
          <table:table-cell office:value-type="float" office:value="18117">
            <text:p>18117</text:p>
          </table:table-cell>
          <table:table-cell office:value-type="float" office:value="18271">
            <text:p>18271</text:p>
          </table:table-cell>
          <table:table-cell/>
          <table:table-cell office:value-type="float" office:value="82">
            <text:p>82</text:p>
          </table:table-cell>
          <table:table-cell table:formula="of:=SUMIF([.$A$2:.$A$4801];[.$F79];[.B$2:.B$4801])/50" office:value-type="float" office:value="503284587.88">
            <text:p>503284587,88</text:p>
          </table:table-cell>
          <table:table-cell table:formula="of:=SUMIF([.$A$2:.$A$4801];[.$F79];[.C$2:.C$4801])/50" office:value-type="float" office:value="1902117.44">
            <text:p>1902117,44</text:p>
          </table:table-cell>
          <table:table-cell table:formula="of:=SUMIF([.$A$2:.$A$4801];[.$F79];[.D$2:.D$4801])/50" office:value-type="float" office:value="3220515.24">
            <text:p>3220515,2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79215">
            <text:p>479215</text:p>
          </table:table-cell>
          <table:table-cell office:value-type="float" office:value="19007">
            <text:p>19007</text:p>
          </table:table-cell>
          <table:table-cell office:value-type="float" office:value="19745">
            <text:p>19745</text:p>
          </table:table-cell>
          <table:table-cell/>
          <table:table-cell office:value-type="float" office:value="83">
            <text:p>83</text:p>
          </table:table-cell>
          <table:table-cell table:formula="of:=SUMIF([.$A$2:.$A$4801];[.$F80];[.B$2:.B$4801])/50" office:value-type="float" office:value="608601844.8">
            <text:p>608601844,8</text:p>
          </table:table-cell>
          <table:table-cell table:formula="of:=SUMIF([.$A$2:.$A$4801];[.$F80];[.C$2:.C$4801])/50" office:value-type="float" office:value="1885648.92">
            <text:p>1885648,92</text:p>
          </table:table-cell>
          <table:table-cell table:formula="of:=SUMIF([.$A$2:.$A$4801];[.$F80];[.D$2:.D$4801])/50" office:value-type="float" office:value="3394141.64">
            <text:p>3394141,6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20800">
            <text:p>320800</text:p>
          </table:table-cell>
          <table:table-cell office:value-type="float" office:value="17190">
            <text:p>17190</text:p>
          </table:table-cell>
          <table:table-cell office:value-type="float" office:value="30634">
            <text:p>30634</text:p>
          </table:table-cell>
          <table:table-cell/>
          <table:table-cell office:value-type="float" office:value="84">
            <text:p>84</text:p>
          </table:table-cell>
          <table:table-cell table:formula="of:=SUMIF([.$A$2:.$A$4801];[.$F81];[.B$2:.B$4801])/50" office:value-type="float" office:value="586667637.56">
            <text:p>586667637,56</text:p>
          </table:table-cell>
          <table:table-cell table:formula="of:=SUMIF([.$A$2:.$A$4801];[.$F81];[.C$2:.C$4801])/50" office:value-type="float" office:value="2007550.56">
            <text:p>2007550,56</text:p>
          </table:table-cell>
          <table:table-cell table:formula="of:=SUMIF([.$A$2:.$A$4801];[.$F81];[.D$2:.D$4801])/50" office:value-type="float" office:value="3335824.04">
            <text:p>3335824,0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2046">
            <text:p>382046</text:p>
          </table:table-cell>
          <table:table-cell office:value-type="float" office:value="17938">
            <text:p>17938</text:p>
          </table:table-cell>
          <table:table-cell office:value-type="float" office:value="19945">
            <text:p>19945</text:p>
          </table:table-cell>
          <table:table-cell/>
          <table:table-cell office:value-type="float" office:value="85">
            <text:p>85</text:p>
          </table:table-cell>
          <table:table-cell table:formula="of:=SUMIF([.$A$2:.$A$4801];[.$F82];[.B$2:.B$4801])/50" office:value-type="float" office:value="582639631.06">
            <text:p>582639631,06</text:p>
          </table:table-cell>
          <table:table-cell table:formula="of:=SUMIF([.$A$2:.$A$4801];[.$F82];[.C$2:.C$4801])/50" office:value-type="float" office:value="2007798.26">
            <text:p>2007798,26</text:p>
          </table:table-cell>
          <table:table-cell table:formula="of:=SUMIF([.$A$2:.$A$4801];[.$F82];[.D$2:.D$4801])/50" office:value-type="float" office:value="3420508">
            <text:p>342050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42593">
            <text:p>342593</text:p>
          </table:table-cell>
          <table:table-cell office:value-type="float" office:value="18698">
            <text:p>18698</text:p>
          </table:table-cell>
          <table:table-cell office:value-type="float" office:value="29440">
            <text:p>29440</text:p>
          </table:table-cell>
          <table:table-cell/>
          <table:table-cell office:value-type="float" office:value="86">
            <text:p>86</text:p>
          </table:table-cell>
          <table:table-cell table:formula="of:=SUMIF([.$A$2:.$A$4801];[.$F83];[.B$2:.B$4801])/50" office:value-type="float" office:value="666094872.9">
            <text:p>666094872,9</text:p>
          </table:table-cell>
          <table:table-cell table:formula="of:=SUMIF([.$A$2:.$A$4801];[.$F83];[.C$2:.C$4801])/50" office:value-type="float" office:value="2139879.94">
            <text:p>2139879,94</text:p>
          </table:table-cell>
          <table:table-cell table:formula="of:=SUMIF([.$A$2:.$A$4801];[.$F83];[.D$2:.D$4801])/50" office:value-type="float" office:value="3601864.14">
            <text:p>3601864,1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46018">
            <text:p>246018</text:p>
          </table:table-cell>
          <table:table-cell office:value-type="float" office:value="25868">
            <text:p>25868</text:p>
          </table:table-cell>
          <table:table-cell office:value-type="float" office:value="16215">
            <text:p>16215</text:p>
          </table:table-cell>
          <table:table-cell/>
          <table:table-cell office:value-type="float" office:value="87">
            <text:p>87</text:p>
          </table:table-cell>
          <table:table-cell table:formula="of:=SUMIF([.$A$2:.$A$4801];[.$F84];[.B$2:.B$4801])/50" office:value-type="float" office:value="449998212.02">
            <text:p>449998212,02</text:p>
          </table:table-cell>
          <table:table-cell table:formula="of:=SUMIF([.$A$2:.$A$4801];[.$F84];[.C$2:.C$4801])/50" office:value-type="float" office:value="2214919.52">
            <text:p>2214919,52</text:p>
          </table:table-cell>
          <table:table-cell table:formula="of:=SUMIF([.$A$2:.$A$4801];[.$F84];[.D$2:.D$4801])/50" office:value-type="float" office:value="3725631.7">
            <text:p>3725631,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78754">
            <text:p>378754</text:p>
          </table:table-cell>
          <table:table-cell office:value-type="float" office:value="18541">
            <text:p>18541</text:p>
          </table:table-cell>
          <table:table-cell office:value-type="float" office:value="19323">
            <text:p>19323</text:p>
          </table:table-cell>
          <table:table-cell/>
          <table:table-cell office:value-type="float" office:value="88">
            <text:p>88</text:p>
          </table:table-cell>
          <table:table-cell table:formula="of:=SUMIF([.$A$2:.$A$4801];[.$F85];[.B$2:.B$4801])/50" office:value-type="float" office:value="415029966.32">
            <text:p>415029966,32</text:p>
          </table:table-cell>
          <table:table-cell table:formula="of:=SUMIF([.$A$2:.$A$4801];[.$F85];[.C$2:.C$4801])/50" office:value-type="float" office:value="2192975.44">
            <text:p>2192975,44</text:p>
          </table:table-cell>
          <table:table-cell table:formula="of:=SUMIF([.$A$2:.$A$4801];[.$F85];[.D$2:.D$4801])/50" office:value-type="float" office:value="3800334.62">
            <text:p>3800334,6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29682">
            <text:p>129682</text:p>
          </table:table-cell>
          <table:table-cell office:value-type="float" office:value="23303">
            <text:p>23303</text:p>
          </table:table-cell>
          <table:table-cell office:value-type="float" office:value="13878">
            <text:p>13878</text:p>
          </table:table-cell>
          <table:table-cell/>
          <table:table-cell office:value-type="float" office:value="89">
            <text:p>89</text:p>
          </table:table-cell>
          <table:table-cell table:formula="of:=SUMIF([.$A$2:.$A$4801];[.$F86];[.B$2:.B$4801])/50" office:value-type="float" office:value="541908844.94">
            <text:p>541908844,94</text:p>
          </table:table-cell>
          <table:table-cell table:formula="of:=SUMIF([.$A$2:.$A$4801];[.$F86];[.C$2:.C$4801])/50" office:value-type="float" office:value="2290740.08">
            <text:p>2290740,08</text:p>
          </table:table-cell>
          <table:table-cell table:formula="of:=SUMIF([.$A$2:.$A$4801];[.$F86];[.D$2:.D$4801])/50" office:value-type="float" office:value="4012140.5">
            <text:p>4012140,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6064">
            <text:p>386064</text:p>
          </table:table-cell>
          <table:table-cell office:value-type="float" office:value="17750">
            <text:p>17750</text:p>
          </table:table-cell>
          <table:table-cell office:value-type="float" office:value="19272">
            <text:p>19272</text:p>
          </table:table-cell>
          <table:table-cell/>
          <table:table-cell office:value-type="float" office:value="90">
            <text:p>90</text:p>
          </table:table-cell>
          <table:table-cell table:formula="of:=SUMIF([.$A$2:.$A$4801];[.$F87];[.B$2:.B$4801])/50" office:value-type="float" office:value="504372041.36">
            <text:p>504372041,36</text:p>
          </table:table-cell>
          <table:table-cell table:formula="of:=SUMIF([.$A$2:.$A$4801];[.$F87];[.C$2:.C$4801])/50" office:value-type="float" office:value="2440204.36">
            <text:p>2440204,36</text:p>
          </table:table-cell>
          <table:table-cell table:formula="of:=SUMIF([.$A$2:.$A$4801];[.$F87];[.D$2:.D$4801])/50" office:value-type="float" office:value="4016436.3">
            <text:p>4016436,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18518">
            <text:p>318518</text:p>
          </table:table-cell>
          <table:table-cell office:value-type="float" office:value="17273">
            <text:p>17273</text:p>
          </table:table-cell>
          <table:table-cell office:value-type="float" office:value="17886">
            <text:p>17886</text:p>
          </table:table-cell>
          <table:table-cell/>
          <table:table-cell office:value-type="float" office:value="91">
            <text:p>91</text:p>
          </table:table-cell>
          <table:table-cell table:formula="of:=SUMIF([.$A$2:.$A$4801];[.$F88];[.B$2:.B$4801])/50" office:value-type="float" office:value="490200406.54">
            <text:p>490200406,54</text:p>
          </table:table-cell>
          <table:table-cell table:formula="of:=SUMIF([.$A$2:.$A$4801];[.$F88];[.C$2:.C$4801])/50" office:value-type="float" office:value="2346793.18">
            <text:p>2346793,18</text:p>
          </table:table-cell>
          <table:table-cell table:formula="of:=SUMIF([.$A$2:.$A$4801];[.$F88];[.D$2:.D$4801])/50" office:value-type="float" office:value="4214472.4">
            <text:p>4214472,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78386">
            <text:p>378386</text:p>
          </table:table-cell>
          <table:table-cell office:value-type="float" office:value="131378">
            <text:p>131378</text:p>
          </table:table-cell>
          <table:table-cell office:value-type="float" office:value="29065">
            <text:p>29065</text:p>
          </table:table-cell>
          <table:table-cell/>
          <table:table-cell office:value-type="float" office:value="92">
            <text:p>92</text:p>
          </table:table-cell>
          <table:table-cell table:formula="of:=SUMIF([.$A$2:.$A$4801];[.$F89];[.B$2:.B$4801])/50" office:value-type="float" office:value="485943396.1">
            <text:p>485943396,1</text:p>
          </table:table-cell>
          <table:table-cell table:formula="of:=SUMIF([.$A$2:.$A$4801];[.$F89];[.C$2:.C$4801])/50" office:value-type="float" office:value="2463869.86">
            <text:p>2463869,86</text:p>
          </table:table-cell>
          <table:table-cell table:formula="of:=SUMIF([.$A$2:.$A$4801];[.$F89];[.D$2:.D$4801])/50" office:value-type="float" office:value="4365667.64">
            <text:p>4365667,6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34245">
            <text:p>334245</text:p>
          </table:table-cell>
          <table:table-cell office:value-type="float" office:value="17442">
            <text:p>17442</text:p>
          </table:table-cell>
          <table:table-cell office:value-type="float" office:value="18629">
            <text:p>18629</text:p>
          </table:table-cell>
          <table:table-cell/>
          <table:table-cell office:value-type="float" office:value="93">
            <text:p>93</text:p>
          </table:table-cell>
          <table:table-cell table:formula="of:=SUMIF([.$A$2:.$A$4801];[.$F90];[.B$2:.B$4801])/50" office:value-type="float" office:value="478224661.08">
            <text:p>478224661,08</text:p>
          </table:table-cell>
          <table:table-cell table:formula="of:=SUMIF([.$A$2:.$A$4801];[.$F90];[.C$2:.C$4801])/50" office:value-type="float" office:value="2544970.16">
            <text:p>2544970,16</text:p>
          </table:table-cell>
          <table:table-cell table:formula="of:=SUMIF([.$A$2:.$A$4801];[.$F90];[.D$2:.D$4801])/50" office:value-type="float" office:value="4500317.3">
            <text:p>4500317,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84664">
            <text:p>284664</text:p>
          </table:table-cell>
          <table:table-cell office:value-type="float" office:value="18671">
            <text:p>18671</text:p>
          </table:table-cell>
          <table:table-cell office:value-type="float" office:value="20494">
            <text:p>20494</text:p>
          </table:table-cell>
          <table:table-cell/>
          <table:table-cell office:value-type="float" office:value="94">
            <text:p>94</text:p>
          </table:table-cell>
          <table:table-cell table:formula="of:=SUMIF([.$A$2:.$A$4801];[.$F91];[.B$2:.B$4801])/50" office:value-type="float" office:value="413713761.08">
            <text:p>413713761,08</text:p>
          </table:table-cell>
          <table:table-cell table:formula="of:=SUMIF([.$A$2:.$A$4801];[.$F91];[.C$2:.C$4801])/50" office:value-type="float" office:value="2558611.14">
            <text:p>2558611,14</text:p>
          </table:table-cell>
          <table:table-cell table:formula="of:=SUMIF([.$A$2:.$A$4801];[.$F91];[.D$2:.D$4801])/50" office:value-type="float" office:value="4596322.54">
            <text:p>4596322,5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34488">
            <text:p>334488</text:p>
          </table:table-cell>
          <table:table-cell office:value-type="float" office:value="16577">
            <text:p>16577</text:p>
          </table:table-cell>
          <table:table-cell office:value-type="float" office:value="27179">
            <text:p>27179</text:p>
          </table:table-cell>
          <table:table-cell/>
          <table:table-cell office:value-type="float" office:value="95">
            <text:p>95</text:p>
          </table:table-cell>
          <table:table-cell table:formula="of:=SUMIF([.$A$2:.$A$4801];[.$F92];[.B$2:.B$4801])/50" office:value-type="float" office:value="452889415.22">
            <text:p>452889415,22</text:p>
          </table:table-cell>
          <table:table-cell table:formula="of:=SUMIF([.$A$2:.$A$4801];[.$F92];[.C$2:.C$4801])/50" office:value-type="float" office:value="2700220.52">
            <text:p>2700220,52</text:p>
          </table:table-cell>
          <table:table-cell table:formula="of:=SUMIF([.$A$2:.$A$4801];[.$F92];[.D$2:.D$4801])/50" office:value-type="float" office:value="4767054.8">
            <text:p>4767054,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21387">
            <text:p>321387</text:p>
          </table:table-cell>
          <table:table-cell office:value-type="float" office:value="15496">
            <text:p>15496</text:p>
          </table:table-cell>
          <table:table-cell office:value-type="float" office:value="17647">
            <text:p>17647</text:p>
          </table:table-cell>
          <table:table-cell/>
          <table:table-cell office:value-type="float" office:value="96">
            <text:p>96</text:p>
          </table:table-cell>
          <table:table-cell table:formula="of:=SUMIF([.$A$2:.$A$4801];[.$F93];[.B$2:.B$4801])/50" office:value-type="float" office:value="476604697.18">
            <text:p>476604697,18</text:p>
          </table:table-cell>
          <table:table-cell table:formula="of:=SUMIF([.$A$2:.$A$4801];[.$F93];[.C$2:.C$4801])/50" office:value-type="float" office:value="2701477.48">
            <text:p>2701477,48</text:p>
          </table:table-cell>
          <table:table-cell table:formula="of:=SUMIF([.$A$2:.$A$4801];[.$F93];[.D$2:.D$4801])/50" office:value-type="float" office:value="4954550.36">
            <text:p>4954550,3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41314">
            <text:p>341314</text:p>
          </table:table-cell>
          <table:table-cell office:value-type="float" office:value="15687">
            <text:p>15687</text:p>
          </table:table-cell>
          <table:table-cell office:value-type="float" office:value="17511">
            <text:p>17511</text:p>
          </table:table-cell>
          <table:table-cell/>
          <table:table-cell office:value-type="float" office:value="97">
            <text:p>97</text:p>
          </table:table-cell>
          <table:table-cell table:formula="of:=SUMIF([.$A$2:.$A$4801];[.$F94];[.B$2:.B$4801])/50" office:value-type="float" office:value="528126944.82">
            <text:p>528126944,82</text:p>
          </table:table-cell>
          <table:table-cell table:formula="of:=SUMIF([.$A$2:.$A$4801];[.$F94];[.C$2:.C$4801])/50" office:value-type="float" office:value="2833963.16">
            <text:p>2833963,16</text:p>
          </table:table-cell>
          <table:table-cell table:formula="of:=SUMIF([.$A$2:.$A$4801];[.$F94];[.D$2:.D$4801])/50" office:value-type="float" office:value="5197464.26">
            <text:p>5197464,2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26271">
            <text:p>226271</text:p>
          </table:table-cell>
          <table:table-cell office:value-type="float" office:value="13110">
            <text:p>13110</text:p>
          </table:table-cell>
          <table:table-cell office:value-type="float" office:value="15661">
            <text:p>15661</text:p>
          </table:table-cell>
          <table:table-cell/>
          <table:table-cell office:value-type="float" office:value="98">
            <text:p>98</text:p>
          </table:table-cell>
          <table:table-cell table:formula="of:=SUMIF([.$A$2:.$A$4801];[.$F95];[.B$2:.B$4801])/50" office:value-type="float" office:value="611425548.7">
            <text:p>611425548,7</text:p>
          </table:table-cell>
          <table:table-cell table:formula="of:=SUMIF([.$A$2:.$A$4801];[.$F95];[.C$2:.C$4801])/50" office:value-type="float" office:value="2813031.58">
            <text:p>2813031,58</text:p>
          </table:table-cell>
          <table:table-cell table:formula="of:=SUMIF([.$A$2:.$A$4801];[.$F95];[.D$2:.D$4801])/50" office:value-type="float" office:value="5136650.46">
            <text:p>5136650,4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04486">
            <text:p>304486</text:p>
          </table:table-cell>
          <table:table-cell office:value-type="float" office:value="32781">
            <text:p>32781</text:p>
          </table:table-cell>
          <table:table-cell office:value-type="float" office:value="17952">
            <text:p>17952</text:p>
          </table:table-cell>
          <table:table-cell/>
          <table:table-cell office:value-type="float" office:value="99">
            <text:p>99</text:p>
          </table:table-cell>
          <table:table-cell table:formula="of:=SUMIF([.$A$2:.$A$4801];[.$F96];[.B$2:.B$4801])/50" office:value-type="float" office:value="460205075.92">
            <text:p>460205075,92</text:p>
          </table:table-cell>
          <table:table-cell table:formula="of:=SUMIF([.$A$2:.$A$4801];[.$F96];[.C$2:.C$4801])/50" office:value-type="float" office:value="2910795.98">
            <text:p>2910795,98</text:p>
          </table:table-cell>
          <table:table-cell table:formula="of:=SUMIF([.$A$2:.$A$4801];[.$F96];[.D$2:.D$4801])/50" office:value-type="float" office:value="5318478.4">
            <text:p>5318478,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76347">
            <text:p>276347</text:p>
          </table:table-cell>
          <table:table-cell office:value-type="float" office:value="15776">
            <text:p>15776</text:p>
          </table:table-cell>
          <table:table-cell office:value-type="float" office:value="16657">
            <text:p>16657</text:p>
          </table:table-cell>
          <table:table-cell/>
          <table:table-cell office:value-type="float" office:value="100">
            <text:p>100</text:p>
          </table:table-cell>
          <table:table-cell table:formula="of:=SUMIF([.$A$2:.$A$4801];[.$F97];[.B$2:.B$4801])/50" office:value-type="float" office:value="441837227.1">
            <text:p>441837227,1</text:p>
          </table:table-cell>
          <table:table-cell table:formula="of:=SUMIF([.$A$2:.$A$4801];[.$F97];[.C$2:.C$4801])/50" office:value-type="float" office:value="3081270.04">
            <text:p>3081270,04</text:p>
          </table:table-cell>
          <table:table-cell table:formula="of:=SUMIF([.$A$2:.$A$4801];[.$F97];[.D$2:.D$4801])/50" office:value-type="float" office:value="5655995.06">
            <text:p>5655995,0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45603">
            <text:p>345603</text:p>
          </table:table-cell>
          <table:table-cell office:value-type="float" office:value="28162">
            <text:p>28162</text:p>
          </table:table-cell>
          <table:table-cell office:value-type="float" office:value="18571">
            <text:p>18571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93723">
            <text:p>293723</text:p>
          </table:table-cell>
          <table:table-cell office:value-type="float" office:value="25153">
            <text:p>25153</text:p>
          </table:table-cell>
          <table:table-cell office:value-type="float" office:value="17140">
            <text:p>17140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483906">
            <text:p>1483906</text:p>
          </table:table-cell>
          <table:table-cell office:value-type="float" office:value="13607">
            <text:p>13607</text:p>
          </table:table-cell>
          <table:table-cell office:value-type="float" office:value="14962">
            <text:p>14962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33724">
            <text:p>333724</text:p>
          </table:table-cell>
          <table:table-cell office:value-type="float" office:value="15579">
            <text:p>15579</text:p>
          </table:table-cell>
          <table:table-cell office:value-type="float" office:value="26449">
            <text:p>26449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11073">
            <text:p>511073</text:p>
          </table:table-cell>
          <table:table-cell office:value-type="float" office:value="18664">
            <text:p>18664</text:p>
          </table:table-cell>
          <table:table-cell office:value-type="float" office:value="20127">
            <text:p>20127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03634">
            <text:p>303634</text:p>
          </table:table-cell>
          <table:table-cell office:value-type="float" office:value="15228">
            <text:p>15228</text:p>
          </table:table-cell>
          <table:table-cell office:value-type="float" office:value="16500">
            <text:p>16500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03113">
            <text:p>403113</text:p>
          </table:table-cell>
          <table:table-cell office:value-type="float" office:value="16815">
            <text:p>16815</text:p>
          </table:table-cell>
          <table:table-cell office:value-type="float" office:value="18123">
            <text:p>18123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931515">
            <text:p>931515</text:p>
          </table:table-cell>
          <table:table-cell office:value-type="float" office:value="31585">
            <text:p>31585</text:p>
          </table:table-cell>
          <table:table-cell office:value-type="float" office:value="22875">
            <text:p>22875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73469">
            <text:p>573469</text:p>
          </table:table-cell>
          <table:table-cell office:value-type="float" office:value="19107">
            <text:p>19107</text:p>
          </table:table-cell>
          <table:table-cell office:value-type="float" office:value="21321">
            <text:p>21321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39370">
            <text:p>539370</text:p>
          </table:table-cell>
          <table:table-cell office:value-type="float" office:value="18778">
            <text:p>18778</text:p>
          </table:table-cell>
          <table:table-cell office:value-type="float" office:value="610462">
            <text:p>610462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840613">
            <text:p>840613</text:p>
          </table:table-cell>
          <table:table-cell office:value-type="float" office:value="20305">
            <text:p>20305</text:p>
          </table:table-cell>
          <table:table-cell office:value-type="float" office:value="22484">
            <text:p>22484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14336">
            <text:p>514336</text:p>
          </table:table-cell>
          <table:table-cell office:value-type="float" office:value="15972">
            <text:p>15972</text:p>
          </table:table-cell>
          <table:table-cell office:value-type="float" office:value="43829">
            <text:p>43829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47620">
            <text:p>647620</text:p>
          </table:table-cell>
          <table:table-cell office:value-type="float" office:value="30379">
            <text:p>30379</text:p>
          </table:table-cell>
          <table:table-cell office:value-type="float" office:value="23035">
            <text:p>23035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04508">
            <text:p>604508</text:p>
          </table:table-cell>
          <table:table-cell office:value-type="float" office:value="18878">
            <text:p>18878</text:p>
          </table:table-cell>
          <table:table-cell office:value-type="float" office:value="21371">
            <text:p>21371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81375">
            <text:p>781375</text:p>
          </table:table-cell>
          <table:table-cell office:value-type="float" office:value="21118">
            <text:p>21118</text:p>
          </table:table-cell>
          <table:table-cell office:value-type="float" office:value="35024">
            <text:p>35024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36111">
            <text:p>336111</text:p>
          </table:table-cell>
          <table:table-cell office:value-type="float" office:value="15080">
            <text:p>15080</text:p>
          </table:table-cell>
          <table:table-cell office:value-type="float" office:value="25776">
            <text:p>25776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05990">
            <text:p>605990</text:p>
          </table:table-cell>
          <table:table-cell office:value-type="float" office:value="18624">
            <text:p>18624</text:p>
          </table:table-cell>
          <table:table-cell office:value-type="float" office:value="20537">
            <text:p>20537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41870">
            <text:p>341870</text:p>
          </table:table-cell>
          <table:table-cell office:value-type="float" office:value="24636">
            <text:p>24636</text:p>
          </table:table-cell>
          <table:table-cell office:value-type="float" office:value="17154">
            <text:p>17154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79054">
            <text:p>679054</text:p>
          </table:table-cell>
          <table:table-cell office:value-type="float" office:value="20790">
            <text:p>20790</text:p>
          </table:table-cell>
          <table:table-cell office:value-type="float" office:value="24035">
            <text:p>24035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87818">
            <text:p>587818</text:p>
          </table:table-cell>
          <table:table-cell office:value-type="float" office:value="19137">
            <text:p>19137</text:p>
          </table:table-cell>
          <table:table-cell office:value-type="float" office:value="22403">
            <text:p>22403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923609">
            <text:p>923609</text:p>
          </table:table-cell>
          <table:table-cell office:value-type="float" office:value="20171">
            <text:p>20171</text:p>
          </table:table-cell>
          <table:table-cell office:value-type="float" office:value="23639">
            <text:p>23639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63011">
            <text:p>563011</text:p>
          </table:table-cell>
          <table:table-cell office:value-type="float" office:value="17961">
            <text:p>17961</text:p>
          </table:table-cell>
          <table:table-cell office:value-type="float" office:value="21796">
            <text:p>21796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21368">
            <text:p>321368</text:p>
          </table:table-cell>
          <table:table-cell office:value-type="float" office:value="17328">
            <text:p>17328</text:p>
          </table:table-cell>
          <table:table-cell office:value-type="float" office:value="28330">
            <text:p>28330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550875">
            <text:p>1550875</text:p>
          </table:table-cell>
          <table:table-cell office:value-type="float" office:value="21210">
            <text:p>21210</text:p>
          </table:table-cell>
          <table:table-cell office:value-type="float" office:value="24873">
            <text:p>24873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57890">
            <text:p>657890</text:p>
          </table:table-cell>
          <table:table-cell office:value-type="float" office:value="20806">
            <text:p>20806</text:p>
          </table:table-cell>
          <table:table-cell office:value-type="float" office:value="23370">
            <text:p>23370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35879">
            <text:p>535879</text:p>
          </table:table-cell>
          <table:table-cell office:value-type="float" office:value="18095">
            <text:p>18095</text:p>
          </table:table-cell>
          <table:table-cell office:value-type="float" office:value="20401">
            <text:p>20401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92413">
            <text:p>392413</text:p>
          </table:table-cell>
          <table:table-cell office:value-type="float" office:value="16536">
            <text:p>16536</text:p>
          </table:table-cell>
          <table:table-cell office:value-type="float" office:value="19414">
            <text:p>19414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44451">
            <text:p>644451</text:p>
          </table:table-cell>
          <table:table-cell office:value-type="float" office:value="37902">
            <text:p>37902</text:p>
          </table:table-cell>
          <table:table-cell office:value-type="float" office:value="21836">
            <text:p>21836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58669">
            <text:p>658669</text:p>
          </table:table-cell>
          <table:table-cell office:value-type="float" office:value="19651">
            <text:p>19651</text:p>
          </table:table-cell>
          <table:table-cell office:value-type="float" office:value="20908">
            <text:p>20908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77986">
            <text:p>577986</text:p>
          </table:table-cell>
          <table:table-cell office:value-type="float" office:value="17561">
            <text:p>17561</text:p>
          </table:table-cell>
          <table:table-cell office:value-type="float" office:value="50518">
            <text:p>50518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30038">
            <text:p>530038</text:p>
          </table:table-cell>
          <table:table-cell office:value-type="float" office:value="27321">
            <text:p>27321</text:p>
          </table:table-cell>
          <table:table-cell office:value-type="float" office:value="20519">
            <text:p>20519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01610">
            <text:p>601610</text:p>
          </table:table-cell>
          <table:table-cell office:value-type="float" office:value="18461">
            <text:p>18461</text:p>
          </table:table-cell>
          <table:table-cell office:value-type="float" office:value="20937">
            <text:p>20937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51794">
            <text:p>651794</text:p>
          </table:table-cell>
          <table:table-cell office:value-type="float" office:value="17852">
            <text:p>17852</text:p>
          </table:table-cell>
          <table:table-cell office:value-type="float" office:value="20136">
            <text:p>20136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371069">
            <text:p>1371069</text:p>
          </table:table-cell>
          <table:table-cell office:value-type="float" office:value="21428">
            <text:p>21428</text:p>
          </table:table-cell>
          <table:table-cell office:value-type="float" office:value="34980">
            <text:p>34980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36548">
            <text:p>636548</text:p>
          </table:table-cell>
          <table:table-cell office:value-type="float" office:value="29511">
            <text:p>29511</text:p>
          </table:table-cell>
          <table:table-cell office:value-type="float" office:value="21508">
            <text:p>21508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32393">
            <text:p>332393</text:p>
          </table:table-cell>
          <table:table-cell office:value-type="float" office:value="13597">
            <text:p>13597</text:p>
          </table:table-cell>
          <table:table-cell office:value-type="float" office:value="15166">
            <text:p>15166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02210">
            <text:p>702210</text:p>
          </table:table-cell>
          <table:table-cell office:value-type="float" office:value="21058">
            <text:p>21058</text:p>
          </table:table-cell>
          <table:table-cell office:value-type="float" office:value="23180">
            <text:p>23180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85726">
            <text:p>585726</text:p>
          </table:table-cell>
          <table:table-cell office:value-type="float" office:value="33849">
            <text:p>33849</text:p>
          </table:table-cell>
          <table:table-cell office:value-type="float" office:value="21008">
            <text:p>21008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00813">
            <text:p>600813</text:p>
          </table:table-cell>
          <table:table-cell office:value-type="float" office:value="17733">
            <text:p>17733</text:p>
          </table:table-cell>
          <table:table-cell office:value-type="float" office:value="21352">
            <text:p>21352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87285">
            <text:p>687285</text:p>
          </table:table-cell>
          <table:table-cell office:value-type="float" office:value="19776">
            <text:p>19776</text:p>
          </table:table-cell>
          <table:table-cell office:value-type="float" office:value="21495">
            <text:p>21495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91268">
            <text:p>691268</text:p>
          </table:table-cell>
          <table:table-cell office:value-type="float" office:value="18975">
            <text:p>18975</text:p>
          </table:table-cell>
          <table:table-cell office:value-type="float" office:value="30167">
            <text:p>30167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305865">
            <text:p>1305865</text:p>
          </table:table-cell>
          <table:table-cell office:value-type="float" office:value="20774">
            <text:p>20774</text:p>
          </table:table-cell>
          <table:table-cell office:value-type="float" office:value="25762">
            <text:p>25762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25448">
            <text:p>525448</text:p>
          </table:table-cell>
          <table:table-cell office:value-type="float" office:value="17965">
            <text:p>17965</text:p>
          </table:table-cell>
          <table:table-cell office:value-type="float" office:value="20722">
            <text:p>20722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10579">
            <text:p>310579</text:p>
          </table:table-cell>
          <table:table-cell office:value-type="float" office:value="15809">
            <text:p>15809</text:p>
          </table:table-cell>
          <table:table-cell office:value-type="float" office:value="17758">
            <text:p>17758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39311">
            <text:p>439311</text:p>
          </table:table-cell>
          <table:table-cell office:value-type="float" office:value="9423">
            <text:p>9423</text:p>
          </table:table-cell>
          <table:table-cell office:value-type="float" office:value="28961">
            <text:p>28961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46655">
            <text:p>646655</text:p>
          </table:table-cell>
          <table:table-cell office:value-type="float" office:value="19258">
            <text:p>19258</text:p>
          </table:table-cell>
          <table:table-cell office:value-type="float" office:value="22090">
            <text:p>22090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43094">
            <text:p>643094</text:p>
          </table:table-cell>
          <table:table-cell office:value-type="float" office:value="20561">
            <text:p>20561</text:p>
          </table:table-cell>
          <table:table-cell office:value-type="float" office:value="22864">
            <text:p>22864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24069">
            <text:p>524069</text:p>
          </table:table-cell>
          <table:table-cell office:value-type="float" office:value="17480">
            <text:p>17480</text:p>
          </table:table-cell>
          <table:table-cell office:value-type="float" office:value="19782">
            <text:p>19782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03911">
            <text:p>603911</text:p>
          </table:table-cell>
          <table:table-cell office:value-type="float" office:value="20131">
            <text:p>20131</text:p>
          </table:table-cell>
          <table:table-cell office:value-type="float" office:value="22078">
            <text:p>22078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74156">
            <text:p>474156</text:p>
          </table:table-cell>
          <table:table-cell office:value-type="float" office:value="18191">
            <text:p>18191</text:p>
          </table:table-cell>
          <table:table-cell office:value-type="float" office:value="20129">
            <text:p>20129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54295">
            <text:p>454295</text:p>
          </table:table-cell>
          <table:table-cell office:value-type="float" office:value="17202">
            <text:p>17202</text:p>
          </table:table-cell>
          <table:table-cell office:value-type="float" office:value="18757">
            <text:p>18757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21877">
            <text:p>521877</text:p>
          </table:table-cell>
          <table:table-cell office:value-type="float" office:value="17861">
            <text:p>17861</text:p>
          </table:table-cell>
          <table:table-cell office:value-type="float" office:value="20007">
            <text:p>20007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64272">
            <text:p>664272</text:p>
          </table:table-cell>
          <table:table-cell office:value-type="float" office:value="28338">
            <text:p>28338</text:p>
          </table:table-cell>
          <table:table-cell office:value-type="float" office:value="22343">
            <text:p>22343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12843">
            <text:p>312843</text:p>
          </table:table-cell>
          <table:table-cell office:value-type="float" office:value="17987">
            <text:p>17987</text:p>
          </table:table-cell>
          <table:table-cell office:value-type="float" office:value="29159">
            <text:p>29159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83597">
            <text:p>783597</text:p>
          </table:table-cell>
          <table:table-cell office:value-type="float" office:value="20212">
            <text:p>20212</text:p>
          </table:table-cell>
          <table:table-cell office:value-type="float" office:value="23821">
            <text:p>23821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48979">
            <text:p>548979</text:p>
          </table:table-cell>
          <table:table-cell office:value-type="float" office:value="26531">
            <text:p>26531</text:p>
          </table:table-cell>
          <table:table-cell office:value-type="float" office:value="20463">
            <text:p>20463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14360">
            <text:p>1014360</text:p>
          </table:table-cell>
          <table:table-cell office:value-type="float" office:value="21429">
            <text:p>21429</text:p>
          </table:table-cell>
          <table:table-cell office:value-type="float" office:value="25705">
            <text:p>25705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31272">
            <text:p>931272</text:p>
          </table:table-cell>
          <table:table-cell office:value-type="float" office:value="23455">
            <text:p>23455</text:p>
          </table:table-cell>
          <table:table-cell office:value-type="float" office:value="25791">
            <text:p>25791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01555">
            <text:p>1101555</text:p>
          </table:table-cell>
          <table:table-cell office:value-type="float" office:value="21550">
            <text:p>21550</text:p>
          </table:table-cell>
          <table:table-cell office:value-type="float" office:value="25190">
            <text:p>2519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32344">
            <text:p>732344</text:p>
          </table:table-cell>
          <table:table-cell office:value-type="float" office:value="27996">
            <text:p>27996</text:p>
          </table:table-cell>
          <table:table-cell office:value-type="float" office:value="22972">
            <text:p>22972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78265">
            <text:p>1178265</text:p>
          </table:table-cell>
          <table:table-cell office:value-type="float" office:value="23730">
            <text:p>23730</text:p>
          </table:table-cell>
          <table:table-cell office:value-type="float" office:value="28347">
            <text:p>28347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46025">
            <text:p>546025</text:p>
          </table:table-cell>
          <table:table-cell office:value-type="float" office:value="18585">
            <text:p>18585</text:p>
          </table:table-cell>
          <table:table-cell office:value-type="float" office:value="21515">
            <text:p>21515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07542">
            <text:p>707542</text:p>
          </table:table-cell>
          <table:table-cell office:value-type="float" office:value="27947">
            <text:p>27947</text:p>
          </table:table-cell>
          <table:table-cell office:value-type="float" office:value="21766">
            <text:p>21766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09040">
            <text:p>809040</text:p>
          </table:table-cell>
          <table:table-cell office:value-type="float" office:value="20853">
            <text:p>20853</text:p>
          </table:table-cell>
          <table:table-cell office:value-type="float" office:value="24535">
            <text:p>24535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03526">
            <text:p>903526</text:p>
          </table:table-cell>
          <table:table-cell office:value-type="float" office:value="22076">
            <text:p>22076</text:p>
          </table:table-cell>
          <table:table-cell office:value-type="float" office:value="34434">
            <text:p>34434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47204">
            <text:p>947204</text:p>
          </table:table-cell>
          <table:table-cell office:value-type="float" office:value="21537">
            <text:p>21537</text:p>
          </table:table-cell>
          <table:table-cell office:value-type="float" office:value="26404">
            <text:p>26404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780309">
            <text:p>1780309</text:p>
          </table:table-cell>
          <table:table-cell office:value-type="float" office:value="23211">
            <text:p>23211</text:p>
          </table:table-cell>
          <table:table-cell office:value-type="float" office:value="27189">
            <text:p>27189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66382">
            <text:p>866382</text:p>
          </table:table-cell>
          <table:table-cell office:value-type="float" office:value="20128">
            <text:p>20128</text:p>
          </table:table-cell>
          <table:table-cell office:value-type="float" office:value="23756">
            <text:p>23756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33659">
            <text:p>433659</text:p>
          </table:table-cell>
          <table:table-cell office:value-type="float" office:value="24885">
            <text:p>24885</text:p>
          </table:table-cell>
          <table:table-cell office:value-type="float" office:value="27371">
            <text:p>27371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70907">
            <text:p>870907</text:p>
          </table:table-cell>
          <table:table-cell office:value-type="float" office:value="16685">
            <text:p>16685</text:p>
          </table:table-cell>
          <table:table-cell office:value-type="float" office:value="21289">
            <text:p>21289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01405">
            <text:p>1001405</text:p>
          </table:table-cell>
          <table:table-cell office:value-type="float" office:value="25180">
            <text:p>25180</text:p>
          </table:table-cell>
          <table:table-cell office:value-type="float" office:value="27198">
            <text:p>27198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37283">
            <text:p>837283</text:p>
          </table:table-cell>
          <table:table-cell office:value-type="float" office:value="19574">
            <text:p>19574</text:p>
          </table:table-cell>
          <table:table-cell office:value-type="float" office:value="33322">
            <text:p>33322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39302">
            <text:p>839302</text:p>
          </table:table-cell>
          <table:table-cell office:value-type="float" office:value="20833">
            <text:p>20833</text:p>
          </table:table-cell>
          <table:table-cell office:value-type="float" office:value="24757">
            <text:p>24757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54353">
            <text:p>854353</text:p>
          </table:table-cell>
          <table:table-cell office:value-type="float" office:value="19930">
            <text:p>19930</text:p>
          </table:table-cell>
          <table:table-cell office:value-type="float" office:value="32323">
            <text:p>32323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14450">
            <text:p>714450</text:p>
          </table:table-cell>
          <table:table-cell office:value-type="float" office:value="16732">
            <text:p>16732</text:p>
          </table:table-cell>
          <table:table-cell office:value-type="float" office:value="41407">
            <text:p>41407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99125">
            <text:p>1399125</text:p>
          </table:table-cell>
          <table:table-cell office:value-type="float" office:value="20342">
            <text:p>20342</text:p>
          </table:table-cell>
          <table:table-cell office:value-type="float" office:value="24039">
            <text:p>24039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90099">
            <text:p>990099</text:p>
          </table:table-cell>
          <table:table-cell office:value-type="float" office:value="19694">
            <text:p>19694</text:p>
          </table:table-cell>
          <table:table-cell office:value-type="float" office:value="32385">
            <text:p>32385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96173">
            <text:p>1096173</text:p>
          </table:table-cell>
          <table:table-cell office:value-type="float" office:value="23030">
            <text:p>23030</text:p>
          </table:table-cell>
          <table:table-cell office:value-type="float" office:value="47685">
            <text:p>47685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28358">
            <text:p>728358</text:p>
          </table:table-cell>
          <table:table-cell office:value-type="float" office:value="18465">
            <text:p>18465</text:p>
          </table:table-cell>
          <table:table-cell office:value-type="float" office:value="21473">
            <text:p>21473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99270">
            <text:p>699270</text:p>
          </table:table-cell>
          <table:table-cell office:value-type="float" office:value="18573">
            <text:p>18573</text:p>
          </table:table-cell>
          <table:table-cell office:value-type="float" office:value="21033">
            <text:p>21033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46181">
            <text:p>1046181</text:p>
          </table:table-cell>
          <table:table-cell office:value-type="float" office:value="23797">
            <text:p>23797</text:p>
          </table:table-cell>
          <table:table-cell office:value-type="float" office:value="58300">
            <text:p>5830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54535">
            <text:p>654535</text:p>
          </table:table-cell>
          <table:table-cell office:value-type="float" office:value="18588">
            <text:p>18588</text:p>
          </table:table-cell>
          <table:table-cell office:value-type="float" office:value="21186">
            <text:p>21186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06922">
            <text:p>1006922</text:p>
          </table:table-cell>
          <table:table-cell office:value-type="float" office:value="18205">
            <text:p>18205</text:p>
          </table:table-cell>
          <table:table-cell office:value-type="float" office:value="20375">
            <text:p>20375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72065">
            <text:p>672065</text:p>
          </table:table-cell>
          <table:table-cell office:value-type="float" office:value="24010">
            <text:p>24010</text:p>
          </table:table-cell>
          <table:table-cell office:value-type="float" office:value="27116">
            <text:p>27116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2432">
            <text:p>602432</text:p>
          </table:table-cell>
          <table:table-cell office:value-type="float" office:value="27166">
            <text:p>27166</text:p>
          </table:table-cell>
          <table:table-cell office:value-type="float" office:value="20414">
            <text:p>20414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45133">
            <text:p>1345133</text:p>
          </table:table-cell>
          <table:table-cell office:value-type="float" office:value="23014">
            <text:p>23014</text:p>
          </table:table-cell>
          <table:table-cell office:value-type="float" office:value="26325">
            <text:p>26325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43397">
            <text:p>643397</text:p>
          </table:table-cell>
          <table:table-cell office:value-type="float" office:value="20010">
            <text:p>20010</text:p>
          </table:table-cell>
          <table:table-cell office:value-type="float" office:value="24103">
            <text:p>24103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57236">
            <text:p>957236</text:p>
          </table:table-cell>
          <table:table-cell office:value-type="float" office:value="19277">
            <text:p>19277</text:p>
          </table:table-cell>
          <table:table-cell office:value-type="float" office:value="24269">
            <text:p>24269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91507">
            <text:p>891507</text:p>
          </table:table-cell>
          <table:table-cell office:value-type="float" office:value="21407">
            <text:p>21407</text:p>
          </table:table-cell>
          <table:table-cell office:value-type="float" office:value="24600">
            <text:p>2460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52196">
            <text:p>952196</text:p>
          </table:table-cell>
          <table:table-cell office:value-type="float" office:value="31105">
            <text:p>31105</text:p>
          </table:table-cell>
          <table:table-cell office:value-type="float" office:value="25105">
            <text:p>25105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32171">
            <text:p>1032171</text:p>
          </table:table-cell>
          <table:table-cell office:value-type="float" office:value="24272">
            <text:p>24272</text:p>
          </table:table-cell>
          <table:table-cell office:value-type="float" office:value="27684">
            <text:p>27684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02283">
            <text:p>802283</text:p>
          </table:table-cell>
          <table:table-cell office:value-type="float" office:value="21581">
            <text:p>21581</text:p>
          </table:table-cell>
          <table:table-cell office:value-type="float" office:value="24531">
            <text:p>24531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28314">
            <text:p>828314</text:p>
          </table:table-cell>
          <table:table-cell office:value-type="float" office:value="23738">
            <text:p>23738</text:p>
          </table:table-cell>
          <table:table-cell office:value-type="float" office:value="25087">
            <text:p>25087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37351">
            <text:p>637351</text:p>
          </table:table-cell>
          <table:table-cell office:value-type="float" office:value="19922">
            <text:p>19922</text:p>
          </table:table-cell>
          <table:table-cell office:value-type="float" office:value="22158">
            <text:p>22158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91613">
            <text:p>791613</text:p>
          </table:table-cell>
          <table:table-cell office:value-type="float" office:value="21145">
            <text:p>21145</text:p>
          </table:table-cell>
          <table:table-cell office:value-type="float" office:value="24441">
            <text:p>24441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72485">
            <text:p>1272485</text:p>
          </table:table-cell>
          <table:table-cell office:value-type="float" office:value="21417">
            <text:p>21417</text:p>
          </table:table-cell>
          <table:table-cell office:value-type="float" office:value="25651">
            <text:p>25651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61675">
            <text:p>1061675</text:p>
          </table:table-cell>
          <table:table-cell office:value-type="float" office:value="24103">
            <text:p>24103</text:p>
          </table:table-cell>
          <table:table-cell office:value-type="float" office:value="26927">
            <text:p>26927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74677">
            <text:p>974677</text:p>
          </table:table-cell>
          <table:table-cell office:value-type="float" office:value="22809">
            <text:p>22809</text:p>
          </table:table-cell>
          <table:table-cell office:value-type="float" office:value="25710">
            <text:p>2571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19298">
            <text:p>919298</text:p>
          </table:table-cell>
          <table:table-cell office:value-type="float" office:value="21651">
            <text:p>21651</text:p>
          </table:table-cell>
          <table:table-cell office:value-type="float" office:value="23953">
            <text:p>23953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77211">
            <text:p>677211</text:p>
          </table:table-cell>
          <table:table-cell office:value-type="float" office:value="27634">
            <text:p>27634</text:p>
          </table:table-cell>
          <table:table-cell office:value-type="float" office:value="30452">
            <text:p>30452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00672">
            <text:p>800672</text:p>
          </table:table-cell>
          <table:table-cell office:value-type="float" office:value="21085">
            <text:p>21085</text:p>
          </table:table-cell>
          <table:table-cell office:value-type="float" office:value="32624">
            <text:p>32624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84774">
            <text:p>484774</text:p>
          </table:table-cell>
          <table:table-cell office:value-type="float" office:value="16680">
            <text:p>16680</text:p>
          </table:table-cell>
          <table:table-cell office:value-type="float" office:value="18568">
            <text:p>18568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568249">
            <text:p>1568249</text:p>
          </table:table-cell>
          <table:table-cell office:value-type="float" office:value="20472">
            <text:p>20472</text:p>
          </table:table-cell>
          <table:table-cell office:value-type="float" office:value="23676">
            <text:p>23676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87415">
            <text:p>987415</text:p>
          </table:table-cell>
          <table:table-cell office:value-type="float" office:value="21035">
            <text:p>21035</text:p>
          </table:table-cell>
          <table:table-cell office:value-type="float" office:value="23329">
            <text:p>23329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03871">
            <text:p>1403871</text:p>
          </table:table-cell>
          <table:table-cell office:value-type="float" office:value="26673">
            <text:p>26673</text:p>
          </table:table-cell>
          <table:table-cell office:value-type="float" office:value="33759">
            <text:p>33759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77350">
            <text:p>877350</text:p>
          </table:table-cell>
          <table:table-cell office:value-type="float" office:value="20677">
            <text:p>20677</text:p>
          </table:table-cell>
          <table:table-cell office:value-type="float" office:value="33748">
            <text:p>33748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594484">
            <text:p>1594484</text:p>
          </table:table-cell>
          <table:table-cell office:value-type="float" office:value="26029">
            <text:p>26029</text:p>
          </table:table-cell>
          <table:table-cell office:value-type="float" office:value="40215">
            <text:p>40215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03949">
            <text:p>1403949</text:p>
          </table:table-cell>
          <table:table-cell office:value-type="float" office:value="26890">
            <text:p>26890</text:p>
          </table:table-cell>
          <table:table-cell office:value-type="float" office:value="41522">
            <text:p>41522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20020">
            <text:p>720020</text:p>
          </table:table-cell>
          <table:table-cell office:value-type="float" office:value="19457">
            <text:p>19457</text:p>
          </table:table-cell>
          <table:table-cell office:value-type="float" office:value="22043">
            <text:p>22043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71853">
            <text:p>1471853</text:p>
          </table:table-cell>
          <table:table-cell office:value-type="float" office:value="24938">
            <text:p>24938</text:p>
          </table:table-cell>
          <table:table-cell office:value-type="float" office:value="29241">
            <text:p>29241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590117">
            <text:p>1590117</text:p>
          </table:table-cell>
          <table:table-cell office:value-type="float" office:value="33551">
            <text:p>33551</text:p>
          </table:table-cell>
          <table:table-cell office:value-type="float" office:value="27392">
            <text:p>27392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565755">
            <text:p>2565755</text:p>
          </table:table-cell>
          <table:table-cell office:value-type="float" office:value="24945">
            <text:p>24945</text:p>
          </table:table-cell>
          <table:table-cell office:value-type="float" office:value="29444">
            <text:p>29444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683366">
            <text:p>1683366</text:p>
          </table:table-cell>
          <table:table-cell office:value-type="float" office:value="30989">
            <text:p>30989</text:p>
          </table:table-cell>
          <table:table-cell office:value-type="float" office:value="25381">
            <text:p>25381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529139">
            <text:p>1529139</text:p>
          </table:table-cell>
          <table:table-cell office:value-type="float" office:value="26446">
            <text:p>26446</text:p>
          </table:table-cell>
          <table:table-cell office:value-type="float" office:value="40918">
            <text:p>40918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072966">
            <text:p>2072966</text:p>
          </table:table-cell>
          <table:table-cell office:value-type="float" office:value="25853">
            <text:p>25853</text:p>
          </table:table-cell>
          <table:table-cell office:value-type="float" office:value="39160">
            <text:p>3916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063034">
            <text:p>2063034</text:p>
          </table:table-cell>
          <table:table-cell office:value-type="float" office:value="26583">
            <text:p>26583</text:p>
          </table:table-cell>
          <table:table-cell office:value-type="float" office:value="39950">
            <text:p>3995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79644">
            <text:p>779644</text:p>
          </table:table-cell>
          <table:table-cell office:value-type="float" office:value="8644">
            <text:p>8644</text:p>
          </table:table-cell>
          <table:table-cell office:value-type="float" office:value="24223">
            <text:p>24223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00856">
            <text:p>1300856</text:p>
          </table:table-cell>
          <table:table-cell office:value-type="float" office:value="21952">
            <text:p>21952</text:p>
          </table:table-cell>
          <table:table-cell office:value-type="float" office:value="76227">
            <text:p>76227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85079">
            <text:p>1285079</text:p>
          </table:table-cell>
          <table:table-cell office:value-type="float" office:value="23720">
            <text:p>23720</text:p>
          </table:table-cell>
          <table:table-cell office:value-type="float" office:value="53512">
            <text:p>53512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811023">
            <text:p>1811023</text:p>
          </table:table-cell>
          <table:table-cell office:value-type="float" office:value="32990">
            <text:p>32990</text:p>
          </table:table-cell>
          <table:table-cell office:value-type="float" office:value="38890">
            <text:p>3889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06637">
            <text:p>1406637</text:p>
          </table:table-cell>
          <table:table-cell office:value-type="float" office:value="24074">
            <text:p>24074</text:p>
          </table:table-cell>
          <table:table-cell office:value-type="float" office:value="28631">
            <text:p>28631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47230">
            <text:p>1947230</text:p>
          </table:table-cell>
          <table:table-cell office:value-type="float" office:value="25589">
            <text:p>25589</text:p>
          </table:table-cell>
          <table:table-cell office:value-type="float" office:value="41495">
            <text:p>41495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812512">
            <text:p>2812512</text:p>
          </table:table-cell>
          <table:table-cell office:value-type="float" office:value="27038">
            <text:p>27038</text:p>
          </table:table-cell>
          <table:table-cell office:value-type="float" office:value="33031">
            <text:p>33031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55696">
            <text:p>1455696</text:p>
          </table:table-cell>
          <table:table-cell office:value-type="float" office:value="23865">
            <text:p>23865</text:p>
          </table:table-cell>
          <table:table-cell office:value-type="float" office:value="30255">
            <text:p>30255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95311">
            <text:p>1495311</text:p>
          </table:table-cell>
          <table:table-cell office:value-type="float" office:value="25828">
            <text:p>25828</text:p>
          </table:table-cell>
          <table:table-cell office:value-type="float" office:value="48764">
            <text:p>48764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150506">
            <text:p>1150506</text:p>
          </table:table-cell>
          <table:table-cell office:value-type="float" office:value="32184">
            <text:p>32184</text:p>
          </table:table-cell>
          <table:table-cell office:value-type="float" office:value="26701">
            <text:p>26701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13831">
            <text:p>1313831</text:p>
          </table:table-cell>
          <table:table-cell office:value-type="float" office:value="22633">
            <text:p>22633</text:p>
          </table:table-cell>
          <table:table-cell office:value-type="float" office:value="27659">
            <text:p>27659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662494">
            <text:p>1662494</text:p>
          </table:table-cell>
          <table:table-cell office:value-type="float" office:value="26432">
            <text:p>26432</text:p>
          </table:table-cell>
          <table:table-cell office:value-type="float" office:value="30150">
            <text:p>3015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74925">
            <text:p>1074925</text:p>
          </table:table-cell>
          <table:table-cell office:value-type="float" office:value="22785">
            <text:p>22785</text:p>
          </table:table-cell>
          <table:table-cell office:value-type="float" office:value="34485">
            <text:p>34485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143238">
            <text:p>1143238</text:p>
          </table:table-cell>
          <table:table-cell office:value-type="float" office:value="24875">
            <text:p>24875</text:p>
          </table:table-cell>
          <table:table-cell office:value-type="float" office:value="30933">
            <text:p>30933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20356">
            <text:p>1420356</text:p>
          </table:table-cell>
          <table:table-cell office:value-type="float" office:value="22914">
            <text:p>22914</text:p>
          </table:table-cell>
          <table:table-cell office:value-type="float" office:value="37972">
            <text:p>37972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80867">
            <text:p>1480867</text:p>
          </table:table-cell>
          <table:table-cell office:value-type="float" office:value="25447">
            <text:p>25447</text:p>
          </table:table-cell>
          <table:table-cell office:value-type="float" office:value="30521">
            <text:p>30521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40473">
            <text:p>1440473</text:p>
          </table:table-cell>
          <table:table-cell office:value-type="float" office:value="30555">
            <text:p>30555</text:p>
          </table:table-cell>
          <table:table-cell office:value-type="float" office:value="29266">
            <text:p>29266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80558">
            <text:p>1980558</text:p>
          </table:table-cell>
          <table:table-cell office:value-type="float" office:value="24099">
            <text:p>24099</text:p>
          </table:table-cell>
          <table:table-cell office:value-type="float" office:value="27768">
            <text:p>27768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764411">
            <text:p>1764411</text:p>
          </table:table-cell>
          <table:table-cell office:value-type="float" office:value="45210">
            <text:p>45210</text:p>
          </table:table-cell>
          <table:table-cell office:value-type="float" office:value="30907">
            <text:p>30907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36676">
            <text:p>1236676</text:p>
          </table:table-cell>
          <table:table-cell office:value-type="float" office:value="26031">
            <text:p>26031</text:p>
          </table:table-cell>
          <table:table-cell office:value-type="float" office:value="31049">
            <text:p>31049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609099">
            <text:p>1609099</text:p>
          </table:table-cell>
          <table:table-cell office:value-type="float" office:value="26603">
            <text:p>26603</text:p>
          </table:table-cell>
          <table:table-cell office:value-type="float" office:value="29384">
            <text:p>29384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75354">
            <text:p>1375354</text:p>
          </table:table-cell>
          <table:table-cell office:value-type="float" office:value="23927">
            <text:p>23927</text:p>
          </table:table-cell>
          <table:table-cell office:value-type="float" office:value="27982">
            <text:p>27982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47574">
            <text:p>1247574</text:p>
          </table:table-cell>
          <table:table-cell office:value-type="float" office:value="23595">
            <text:p>23595</text:p>
          </table:table-cell>
          <table:table-cell office:value-type="float" office:value="27382">
            <text:p>27382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85960">
            <text:p>985960</text:p>
          </table:table-cell>
          <table:table-cell office:value-type="float" office:value="23959">
            <text:p>23959</text:p>
          </table:table-cell>
          <table:table-cell office:value-type="float" office:value="44213">
            <text:p>44213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32881">
            <text:p>1932881</text:p>
          </table:table-cell>
          <table:table-cell office:value-type="float" office:value="22438">
            <text:p>22438</text:p>
          </table:table-cell>
          <table:table-cell office:value-type="float" office:value="37029">
            <text:p>37029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558034">
            <text:p>1558034</text:p>
          </table:table-cell>
          <table:table-cell office:value-type="float" office:value="26613">
            <text:p>26613</text:p>
          </table:table-cell>
          <table:table-cell office:value-type="float" office:value="39621">
            <text:p>39621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36327">
            <text:p>1236327</text:p>
          </table:table-cell>
          <table:table-cell office:value-type="float" office:value="27728">
            <text:p>27728</text:p>
          </table:table-cell>
          <table:table-cell office:value-type="float" office:value="37176">
            <text:p>37176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569374">
            <text:p>1569374</text:p>
          </table:table-cell>
          <table:table-cell office:value-type="float" office:value="27637">
            <text:p>27637</text:p>
          </table:table-cell>
          <table:table-cell office:value-type="float" office:value="32785">
            <text:p>32785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107765">
            <text:p>1107765</text:p>
          </table:table-cell>
          <table:table-cell office:value-type="float" office:value="19883">
            <text:p>19883</text:p>
          </table:table-cell>
          <table:table-cell office:value-type="float" office:value="49750">
            <text:p>4975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33988">
            <text:p>1333988</text:p>
          </table:table-cell>
          <table:table-cell office:value-type="float" office:value="31267">
            <text:p>31267</text:p>
          </table:table-cell>
          <table:table-cell office:value-type="float" office:value="28573">
            <text:p>28573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98674">
            <text:p>1498674</text:p>
          </table:table-cell>
          <table:table-cell office:value-type="float" office:value="26248">
            <text:p>26248</text:p>
          </table:table-cell>
          <table:table-cell office:value-type="float" office:value="31652">
            <text:p>31652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63770">
            <text:p>1063770</text:p>
          </table:table-cell>
          <table:table-cell office:value-type="float" office:value="23295">
            <text:p>23295</text:p>
          </table:table-cell>
          <table:table-cell office:value-type="float" office:value="37783">
            <text:p>37783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12821">
            <text:p>1312821</text:p>
          </table:table-cell>
          <table:table-cell office:value-type="float" office:value="26284">
            <text:p>26284</text:p>
          </table:table-cell>
          <table:table-cell office:value-type="float" office:value="30317">
            <text:p>30317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83359">
            <text:p>1283359</text:p>
          </table:table-cell>
          <table:table-cell office:value-type="float" office:value="23985">
            <text:p>23985</text:p>
          </table:table-cell>
          <table:table-cell office:value-type="float" office:value="29894">
            <text:p>29894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16443">
            <text:p>1416443</text:p>
          </table:table-cell>
          <table:table-cell office:value-type="float" office:value="36429">
            <text:p>36429</text:p>
          </table:table-cell>
          <table:table-cell office:value-type="float" office:value="32351">
            <text:p>32351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139130">
            <text:p>1139130</text:p>
          </table:table-cell>
          <table:table-cell office:value-type="float" office:value="21039">
            <text:p>21039</text:p>
          </table:table-cell>
          <table:table-cell office:value-type="float" office:value="25872">
            <text:p>25872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270517">
            <text:p>2270517</text:p>
          </table:table-cell>
          <table:table-cell office:value-type="float" office:value="23978">
            <text:p>23978</text:p>
          </table:table-cell>
          <table:table-cell office:value-type="float" office:value="29614">
            <text:p>29614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725842">
            <text:p>1725842</text:p>
          </table:table-cell>
          <table:table-cell office:value-type="float" office:value="42798">
            <text:p>42798</text:p>
          </table:table-cell>
          <table:table-cell office:value-type="float" office:value="32772">
            <text:p>32772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11313">
            <text:p>1911313</text:p>
          </table:table-cell>
          <table:table-cell office:value-type="float" office:value="26108">
            <text:p>26108</text:p>
          </table:table-cell>
          <table:table-cell office:value-type="float" office:value="31703">
            <text:p>31703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145358">
            <text:p>2145358</text:p>
          </table:table-cell>
          <table:table-cell office:value-type="float" office:value="31322">
            <text:p>31322</text:p>
          </table:table-cell>
          <table:table-cell office:value-type="float" office:value="36828">
            <text:p>36828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36266">
            <text:p>1836266</text:p>
          </table:table-cell>
          <table:table-cell office:value-type="float" office:value="25578">
            <text:p>25578</text:p>
          </table:table-cell>
          <table:table-cell office:value-type="float" office:value="44455">
            <text:p>44455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04090">
            <text:p>1904090</text:p>
          </table:table-cell>
          <table:table-cell office:value-type="float" office:value="30120">
            <text:p>30120</text:p>
          </table:table-cell>
          <table:table-cell office:value-type="float" office:value="35930">
            <text:p>3593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03172">
            <text:p>1803172</text:p>
          </table:table-cell>
          <table:table-cell office:value-type="float" office:value="38727">
            <text:p>38727</text:p>
          </table:table-cell>
          <table:table-cell office:value-type="float" office:value="35807">
            <text:p>35807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34549">
            <text:p>1834549</text:p>
          </table:table-cell>
          <table:table-cell office:value-type="float" office:value="31385">
            <text:p>31385</text:p>
          </table:table-cell>
          <table:table-cell office:value-type="float" office:value="42491">
            <text:p>42491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037459">
            <text:p>4037459</text:p>
          </table:table-cell>
          <table:table-cell office:value-type="float" office:value="30511">
            <text:p>30511</text:p>
          </table:table-cell>
          <table:table-cell office:value-type="float" office:value="48137">
            <text:p>48137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96464">
            <text:p>2096464</text:p>
          </table:table-cell>
          <table:table-cell office:value-type="float" office:value="47424">
            <text:p>47424</text:p>
          </table:table-cell>
          <table:table-cell office:value-type="float" office:value="38511">
            <text:p>38511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100269">
            <text:p>3100269</text:p>
          </table:table-cell>
          <table:table-cell office:value-type="float" office:value="36870">
            <text:p>36870</text:p>
          </table:table-cell>
          <table:table-cell office:value-type="float" office:value="33588">
            <text:p>33588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92220">
            <text:p>1992220</text:p>
          </table:table-cell>
          <table:table-cell office:value-type="float" office:value="31307">
            <text:p>31307</text:p>
          </table:table-cell>
          <table:table-cell office:value-type="float" office:value="37784">
            <text:p>37784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102772">
            <text:p>2102772</text:p>
          </table:table-cell>
          <table:table-cell office:value-type="float" office:value="38575">
            <text:p>38575</text:p>
          </table:table-cell>
          <table:table-cell office:value-type="float" office:value="67736">
            <text:p>67736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17465">
            <text:p>1817465</text:p>
          </table:table-cell>
          <table:table-cell office:value-type="float" office:value="28595">
            <text:p>28595</text:p>
          </table:table-cell>
          <table:table-cell office:value-type="float" office:value="33703">
            <text:p>33703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93110">
            <text:p>2093110</text:p>
          </table:table-cell>
          <table:table-cell office:value-type="float" office:value="22825">
            <text:p>22825</text:p>
          </table:table-cell>
          <table:table-cell office:value-type="float" office:value="27654">
            <text:p>27654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48785">
            <text:p>1848785</text:p>
          </table:table-cell>
          <table:table-cell office:value-type="float" office:value="39384">
            <text:p>39384</text:p>
          </table:table-cell>
          <table:table-cell office:value-type="float" office:value="45845">
            <text:p>45845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88451">
            <text:p>1888451</text:p>
          </table:table-cell>
          <table:table-cell office:value-type="float" office:value="27176">
            <text:p>27176</text:p>
          </table:table-cell>
          <table:table-cell office:value-type="float" office:value="34335">
            <text:p>34335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89687">
            <text:p>1689687</text:p>
          </table:table-cell>
          <table:table-cell office:value-type="float" office:value="27337">
            <text:p>27337</text:p>
          </table:table-cell>
          <table:table-cell office:value-type="float" office:value="31992">
            <text:p>31992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59469">
            <text:p>1659469</text:p>
          </table:table-cell>
          <table:table-cell office:value-type="float" office:value="43534">
            <text:p>43534</text:p>
          </table:table-cell>
          <table:table-cell office:value-type="float" office:value="32371">
            <text:p>32371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23912">
            <text:p>1923912</text:p>
          </table:table-cell>
          <table:table-cell office:value-type="float" office:value="30001">
            <text:p>30001</text:p>
          </table:table-cell>
          <table:table-cell office:value-type="float" office:value="35458">
            <text:p>35458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97547">
            <text:p>1897547</text:p>
          </table:table-cell>
          <table:table-cell office:value-type="float" office:value="27490">
            <text:p>27490</text:p>
          </table:table-cell>
          <table:table-cell office:value-type="float" office:value="35677">
            <text:p>35677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166835">
            <text:p>2166835</text:p>
          </table:table-cell>
          <table:table-cell office:value-type="float" office:value="27144">
            <text:p>27144</text:p>
          </table:table-cell>
          <table:table-cell office:value-type="float" office:value="34247">
            <text:p>34247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732727">
            <text:p>2732727</text:p>
          </table:table-cell>
          <table:table-cell office:value-type="float" office:value="26064">
            <text:p>26064</text:p>
          </table:table-cell>
          <table:table-cell office:value-type="float" office:value="31996">
            <text:p>31996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28484">
            <text:p>2028484</text:p>
          </table:table-cell>
          <table:table-cell office:value-type="float" office:value="28133">
            <text:p>28133</text:p>
          </table:table-cell>
          <table:table-cell office:value-type="float" office:value="42900">
            <text:p>4290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21044">
            <text:p>1721044</text:p>
          </table:table-cell>
          <table:table-cell office:value-type="float" office:value="53400">
            <text:p>53400</text:p>
          </table:table-cell>
          <table:table-cell office:value-type="float" office:value="34936">
            <text:p>34936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675606">
            <text:p>2675606</text:p>
          </table:table-cell>
          <table:table-cell office:value-type="float" office:value="27988">
            <text:p>27988</text:p>
          </table:table-cell>
          <table:table-cell office:value-type="float" office:value="34890">
            <text:p>3489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830462">
            <text:p>3830462</text:p>
          </table:table-cell>
          <table:table-cell office:value-type="float" office:value="27300">
            <text:p>27300</text:p>
          </table:table-cell>
          <table:table-cell office:value-type="float" office:value="36500">
            <text:p>3650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21891">
            <text:p>1821891</text:p>
          </table:table-cell>
          <table:table-cell office:value-type="float" office:value="29562">
            <text:p>29562</text:p>
          </table:table-cell>
          <table:table-cell office:value-type="float" office:value="34216">
            <text:p>34216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219054">
            <text:p>2219054</text:p>
          </table:table-cell>
          <table:table-cell office:value-type="float" office:value="28847">
            <text:p>28847</text:p>
          </table:table-cell>
          <table:table-cell office:value-type="float" office:value="71513">
            <text:p>71513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78730">
            <text:p>1778730</text:p>
          </table:table-cell>
          <table:table-cell office:value-type="float" office:value="37948">
            <text:p>37948</text:p>
          </table:table-cell>
          <table:table-cell office:value-type="float" office:value="33637">
            <text:p>33637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572296">
            <text:p>2572296</text:p>
          </table:table-cell>
          <table:table-cell office:value-type="float" office:value="41056">
            <text:p>41056</text:p>
          </table:table-cell>
          <table:table-cell office:value-type="float" office:value="36794">
            <text:p>36794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312243">
            <text:p>2312243</text:p>
          </table:table-cell>
          <table:table-cell office:value-type="float" office:value="25589">
            <text:p>25589</text:p>
          </table:table-cell>
          <table:table-cell office:value-type="float" office:value="31119">
            <text:p>31119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581840">
            <text:p>1581840</text:p>
          </table:table-cell>
          <table:table-cell office:value-type="float" office:value="22570">
            <text:p>22570</text:p>
          </table:table-cell>
          <table:table-cell office:value-type="float" office:value="17047">
            <text:p>17047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546697">
            <text:p>1546697</text:p>
          </table:table-cell>
          <table:table-cell office:value-type="float" office:value="33881">
            <text:p>33881</text:p>
          </table:table-cell>
          <table:table-cell office:value-type="float" office:value="52830">
            <text:p>5283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442744">
            <text:p>2442744</text:p>
          </table:table-cell>
          <table:table-cell office:value-type="float" office:value="30270">
            <text:p>30270</text:p>
          </table:table-cell>
          <table:table-cell office:value-type="float" office:value="36702">
            <text:p>36702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50713">
            <text:p>1950713</text:p>
          </table:table-cell>
          <table:table-cell office:value-type="float" office:value="29312">
            <text:p>29312</text:p>
          </table:table-cell>
          <table:table-cell office:value-type="float" office:value="35132">
            <text:p>35132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590114">
            <text:p>2590114</text:p>
          </table:table-cell>
          <table:table-cell office:value-type="float" office:value="35034">
            <text:p>35034</text:p>
          </table:table-cell>
          <table:table-cell office:value-type="float" office:value="46001">
            <text:p>46001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81804">
            <text:p>1781804</text:p>
          </table:table-cell>
          <table:table-cell office:value-type="float" office:value="29197">
            <text:p>29197</text:p>
          </table:table-cell>
          <table:table-cell office:value-type="float" office:value="34755">
            <text:p>34755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61147">
            <text:p>1661147</text:p>
          </table:table-cell>
          <table:table-cell office:value-type="float" office:value="40527">
            <text:p>40527</text:p>
          </table:table-cell>
          <table:table-cell office:value-type="float" office:value="28445">
            <text:p>28445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38139">
            <text:p>1838139</text:p>
          </table:table-cell>
          <table:table-cell office:value-type="float" office:value="27558">
            <text:p>27558</text:p>
          </table:table-cell>
          <table:table-cell office:value-type="float" office:value="41971">
            <text:p>41971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018209">
            <text:p>3018209</text:p>
          </table:table-cell>
          <table:table-cell office:value-type="float" office:value="29934">
            <text:p>29934</text:p>
          </table:table-cell>
          <table:table-cell office:value-type="float" office:value="35555">
            <text:p>35555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47594">
            <text:p>1047594</text:p>
          </table:table-cell>
          <table:table-cell office:value-type="float" office:value="26115">
            <text:p>26115</text:p>
          </table:table-cell>
          <table:table-cell office:value-type="float" office:value="50579">
            <text:p>50579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603446">
            <text:p>2603446</text:p>
          </table:table-cell>
          <table:table-cell office:value-type="float" office:value="37991">
            <text:p>37991</text:p>
          </table:table-cell>
          <table:table-cell office:value-type="float" office:value="36187">
            <text:p>36187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870724">
            <text:p>2870724</text:p>
          </table:table-cell>
          <table:table-cell office:value-type="float" office:value="26584">
            <text:p>26584</text:p>
          </table:table-cell>
          <table:table-cell office:value-type="float" office:value="33711">
            <text:p>33711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425995">
            <text:p>2425995</text:p>
          </table:table-cell>
          <table:table-cell office:value-type="float" office:value="64883">
            <text:p>64883</text:p>
          </table:table-cell>
          <table:table-cell office:value-type="float" office:value="45036">
            <text:p>45036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96390">
            <text:p>2096390</text:p>
          </table:table-cell>
          <table:table-cell office:value-type="float" office:value="27877">
            <text:p>27877</text:p>
          </table:table-cell>
          <table:table-cell office:value-type="float" office:value="32281">
            <text:p>32281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51160">
            <text:p>2051160</text:p>
          </table:table-cell>
          <table:table-cell office:value-type="float" office:value="30501">
            <text:p>30501</text:p>
          </table:table-cell>
          <table:table-cell office:value-type="float" office:value="37748">
            <text:p>37748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65123">
            <text:p>1665123</text:p>
          </table:table-cell>
          <table:table-cell office:value-type="float" office:value="41113">
            <text:p>41113</text:p>
          </table:table-cell>
          <table:table-cell office:value-type="float" office:value="29171">
            <text:p>29171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35912">
            <text:p>1935912</text:p>
          </table:table-cell>
          <table:table-cell office:value-type="float" office:value="28462">
            <text:p>28462</text:p>
          </table:table-cell>
          <table:table-cell office:value-type="float" office:value="36121">
            <text:p>36121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14724">
            <text:p>2014724</text:p>
          </table:table-cell>
          <table:table-cell office:value-type="float" office:value="29805">
            <text:p>29805</text:p>
          </table:table-cell>
          <table:table-cell office:value-type="float" office:value="35548">
            <text:p>35548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57993">
            <text:p>1857993</text:p>
          </table:table-cell>
          <table:table-cell office:value-type="float" office:value="43556">
            <text:p>43556</text:p>
          </table:table-cell>
          <table:table-cell office:value-type="float" office:value="30899">
            <text:p>30899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847674">
            <text:p>4847674</text:p>
          </table:table-cell>
          <table:table-cell office:value-type="float" office:value="28450">
            <text:p>28450</text:p>
          </table:table-cell>
          <table:table-cell office:value-type="float" office:value="34183">
            <text:p>34183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319707">
            <text:p>4319707</text:p>
          </table:table-cell>
          <table:table-cell office:value-type="float" office:value="40975">
            <text:p>40975</text:p>
          </table:table-cell>
          <table:table-cell office:value-type="float" office:value="49858">
            <text:p>49858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32487">
            <text:p>2732487</text:p>
          </table:table-cell>
          <table:table-cell office:value-type="float" office:value="33879">
            <text:p>33879</text:p>
          </table:table-cell>
          <table:table-cell office:value-type="float" office:value="68672">
            <text:p>68672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888038">
            <text:p>2888038</text:p>
          </table:table-cell>
          <table:table-cell office:value-type="float" office:value="34617">
            <text:p>34617</text:p>
          </table:table-cell>
          <table:table-cell office:value-type="float" office:value="43248">
            <text:p>43248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035475">
            <text:p>2035475</text:p>
          </table:table-cell>
          <table:table-cell office:value-type="float" office:value="27333">
            <text:p>27333</text:p>
          </table:table-cell>
          <table:table-cell office:value-type="float" office:value="36187">
            <text:p>36187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966617">
            <text:p>3966617</text:p>
          </table:table-cell>
          <table:table-cell office:value-type="float" office:value="33029">
            <text:p>33029</text:p>
          </table:table-cell>
          <table:table-cell office:value-type="float" office:value="39261">
            <text:p>39261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599547">
            <text:p>2599547</text:p>
          </table:table-cell>
          <table:table-cell office:value-type="float" office:value="29788">
            <text:p>29788</text:p>
          </table:table-cell>
          <table:table-cell office:value-type="float" office:value="46270">
            <text:p>4627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58741">
            <text:p>2358741</text:p>
          </table:table-cell>
          <table:table-cell office:value-type="float" office:value="62517">
            <text:p>62517</text:p>
          </table:table-cell>
          <table:table-cell office:value-type="float" office:value="49967">
            <text:p>49967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673467">
            <text:p>2673467</text:p>
          </table:table-cell>
          <table:table-cell office:value-type="float" office:value="42196">
            <text:p>42196</text:p>
          </table:table-cell>
          <table:table-cell office:value-type="float" office:value="40113">
            <text:p>40113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37700">
            <text:p>1937700</text:p>
          </table:table-cell>
          <table:table-cell office:value-type="float" office:value="27244">
            <text:p>27244</text:p>
          </table:table-cell>
          <table:table-cell office:value-type="float" office:value="33731">
            <text:p>33731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804635">
            <text:p>2804635</text:p>
          </table:table-cell>
          <table:table-cell office:value-type="float" office:value="32508">
            <text:p>32508</text:p>
          </table:table-cell>
          <table:table-cell office:value-type="float" office:value="57384">
            <text:p>57384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107523">
            <text:p>3107523</text:p>
          </table:table-cell>
          <table:table-cell office:value-type="float" office:value="29901">
            <text:p>29901</text:p>
          </table:table-cell>
          <table:table-cell office:value-type="float" office:value="36703">
            <text:p>36703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20505">
            <text:p>2420505</text:p>
          </table:table-cell>
          <table:table-cell office:value-type="float" office:value="29265">
            <text:p>29265</text:p>
          </table:table-cell>
          <table:table-cell office:value-type="float" office:value="37426">
            <text:p>37426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71323">
            <text:p>2771323</text:p>
          </table:table-cell>
          <table:table-cell office:value-type="float" office:value="39643">
            <text:p>39643</text:p>
          </table:table-cell>
          <table:table-cell office:value-type="float" office:value="37266">
            <text:p>37266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966783">
            <text:p>4966783</text:p>
          </table:table-cell>
          <table:table-cell office:value-type="float" office:value="41185">
            <text:p>41185</text:p>
          </table:table-cell>
          <table:table-cell office:value-type="float" office:value="41506">
            <text:p>41506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852225">
            <text:p>3852225</text:p>
          </table:table-cell>
          <table:table-cell office:value-type="float" office:value="31481">
            <text:p>31481</text:p>
          </table:table-cell>
          <table:table-cell office:value-type="float" office:value="59975">
            <text:p>59975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961240">
            <text:p>2961240</text:p>
          </table:table-cell>
          <table:table-cell office:value-type="float" office:value="32018">
            <text:p>32018</text:p>
          </table:table-cell>
          <table:table-cell office:value-type="float" office:value="41462">
            <text:p>41462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99978">
            <text:p>2399978</text:p>
          </table:table-cell>
          <table:table-cell office:value-type="float" office:value="31977">
            <text:p>31977</text:p>
          </table:table-cell>
          <table:table-cell office:value-type="float" office:value="39503">
            <text:p>39503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281991">
            <text:p>3281991</text:p>
          </table:table-cell>
          <table:table-cell office:value-type="float" office:value="32781">
            <text:p>32781</text:p>
          </table:table-cell>
          <table:table-cell office:value-type="float" office:value="38862">
            <text:p>38862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074685">
            <text:p>4074685</text:p>
          </table:table-cell>
          <table:table-cell office:value-type="float" office:value="31562">
            <text:p>31562</text:p>
          </table:table-cell>
          <table:table-cell office:value-type="float" office:value="40108">
            <text:p>40108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832026">
            <text:p>3832026</text:p>
          </table:table-cell>
          <table:table-cell office:value-type="float" office:value="31692">
            <text:p>31692</text:p>
          </table:table-cell>
          <table:table-cell office:value-type="float" office:value="66774">
            <text:p>66774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941036">
            <text:p>2941036</text:p>
          </table:table-cell>
          <table:table-cell office:value-type="float" office:value="34151">
            <text:p>34151</text:p>
          </table:table-cell>
          <table:table-cell office:value-type="float" office:value="23606">
            <text:p>23606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49267">
            <text:p>2449267</text:p>
          </table:table-cell>
          <table:table-cell office:value-type="float" office:value="39137">
            <text:p>39137</text:p>
          </table:table-cell>
          <table:table-cell office:value-type="float" office:value="42516">
            <text:p>42516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309314">
            <text:p>3309314</text:p>
          </table:table-cell>
          <table:table-cell office:value-type="float" office:value="43053">
            <text:p>43053</text:p>
          </table:table-cell>
          <table:table-cell office:value-type="float" office:value="45734">
            <text:p>45734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73885">
            <text:p>2373885</text:p>
          </table:table-cell>
          <table:table-cell office:value-type="float" office:value="36936">
            <text:p>36936</text:p>
          </table:table-cell>
          <table:table-cell office:value-type="float" office:value="37329">
            <text:p>37329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217723">
            <text:p>2217723</text:p>
          </table:table-cell>
          <table:table-cell office:value-type="float" office:value="39473">
            <text:p>39473</text:p>
          </table:table-cell>
          <table:table-cell office:value-type="float" office:value="38507">
            <text:p>38507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79044">
            <text:p>2479044</text:p>
          </table:table-cell>
          <table:table-cell office:value-type="float" office:value="49413">
            <text:p>49413</text:p>
          </table:table-cell>
          <table:table-cell office:value-type="float" office:value="43062">
            <text:p>43062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08419">
            <text:p>2708419</text:p>
          </table:table-cell>
          <table:table-cell office:value-type="float" office:value="33893">
            <text:p>33893</text:p>
          </table:table-cell>
          <table:table-cell office:value-type="float" office:value="42157">
            <text:p>42157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02915">
            <text:p>2702915</text:p>
          </table:table-cell>
          <table:table-cell office:value-type="float" office:value="32063">
            <text:p>32063</text:p>
          </table:table-cell>
          <table:table-cell office:value-type="float" office:value="39592">
            <text:p>39592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244560">
            <text:p>2244560</text:p>
          </table:table-cell>
          <table:table-cell office:value-type="float" office:value="40246">
            <text:p>40246</text:p>
          </table:table-cell>
          <table:table-cell office:value-type="float" office:value="38216">
            <text:p>38216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432780">
            <text:p>3432780</text:p>
          </table:table-cell>
          <table:table-cell office:value-type="float" office:value="42330">
            <text:p>42330</text:p>
          </table:table-cell>
          <table:table-cell office:value-type="float" office:value="50220">
            <text:p>5022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05373">
            <text:p>3505373</text:p>
          </table:table-cell>
          <table:table-cell office:value-type="float" office:value="33498">
            <text:p>33498</text:p>
          </table:table-cell>
          <table:table-cell office:value-type="float" office:value="64264">
            <text:p>64264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166100">
            <text:p>2166100</text:p>
          </table:table-cell>
          <table:table-cell office:value-type="float" office:value="29747">
            <text:p>29747</text:p>
          </table:table-cell>
          <table:table-cell office:value-type="float" office:value="58089">
            <text:p>58089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28701">
            <text:p>3528701</text:p>
          </table:table-cell>
          <table:table-cell office:value-type="float" office:value="29681">
            <text:p>29681</text:p>
          </table:table-cell>
          <table:table-cell office:value-type="float" office:value="56692">
            <text:p>56692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090629">
            <text:p>3090629</text:p>
          </table:table-cell>
          <table:table-cell office:value-type="float" office:value="31703">
            <text:p>31703</text:p>
          </table:table-cell>
          <table:table-cell office:value-type="float" office:value="40861">
            <text:p>40861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250729">
            <text:p>2250729</text:p>
          </table:table-cell>
          <table:table-cell office:value-type="float" office:value="39199">
            <text:p>39199</text:p>
          </table:table-cell>
          <table:table-cell office:value-type="float" office:value="34560">
            <text:p>3456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567078">
            <text:p>2567078</text:p>
          </table:table-cell>
          <table:table-cell office:value-type="float" office:value="31976">
            <text:p>31976</text:p>
          </table:table-cell>
          <table:table-cell office:value-type="float" office:value="50634">
            <text:p>50634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954831">
            <text:p>4954831</text:p>
          </table:table-cell>
          <table:table-cell office:value-type="float" office:value="31409">
            <text:p>31409</text:p>
          </table:table-cell>
          <table:table-cell office:value-type="float" office:value="168737">
            <text:p>168737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88752">
            <text:p>2788752</text:p>
          </table:table-cell>
          <table:table-cell office:value-type="float" office:value="34465">
            <text:p>34465</text:p>
          </table:table-cell>
          <table:table-cell office:value-type="float" office:value="39218">
            <text:p>39218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304363">
            <text:p>3304363</text:p>
          </table:table-cell>
          <table:table-cell office:value-type="float" office:value="32776">
            <text:p>32776</text:p>
          </table:table-cell>
          <table:table-cell office:value-type="float" office:value="40115">
            <text:p>40115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930071">
            <text:p>3930071</text:p>
          </table:table-cell>
          <table:table-cell office:value-type="float" office:value="61560">
            <text:p>61560</text:p>
          </table:table-cell>
          <table:table-cell office:value-type="float" office:value="40012">
            <text:p>40012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02570">
            <text:p>2702570</text:p>
          </table:table-cell>
          <table:table-cell office:value-type="float" office:value="31967">
            <text:p>31967</text:p>
          </table:table-cell>
          <table:table-cell office:value-type="float" office:value="38071">
            <text:p>38071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865378">
            <text:p>3865378</text:p>
          </table:table-cell>
          <table:table-cell office:value-type="float" office:value="34304">
            <text:p>34304</text:p>
          </table:table-cell>
          <table:table-cell office:value-type="float" office:value="39781">
            <text:p>39781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357060">
            <text:p>3357060</text:p>
          </table:table-cell>
          <table:table-cell office:value-type="float" office:value="29924">
            <text:p>29924</text:p>
          </table:table-cell>
          <table:table-cell office:value-type="float" office:value="34079">
            <text:p>34079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905476">
            <text:p>2905476</text:p>
          </table:table-cell>
          <table:table-cell office:value-type="float" office:value="43403">
            <text:p>43403</text:p>
          </table:table-cell>
          <table:table-cell office:value-type="float" office:value="40402">
            <text:p>40402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10711">
            <text:p>2310711</text:p>
          </table:table-cell>
          <table:table-cell office:value-type="float" office:value="30094">
            <text:p>30094</text:p>
          </table:table-cell>
          <table:table-cell office:value-type="float" office:value="44098">
            <text:p>44098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236532">
            <text:p>2236532</text:p>
          </table:table-cell>
          <table:table-cell office:value-type="float" office:value="41207">
            <text:p>41207</text:p>
          </table:table-cell>
          <table:table-cell office:value-type="float" office:value="34747">
            <text:p>34747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652206">
            <text:p>3652206</text:p>
          </table:table-cell>
          <table:table-cell office:value-type="float" office:value="64459">
            <text:p>64459</text:p>
          </table:table-cell>
          <table:table-cell office:value-type="float" office:value="37801">
            <text:p>37801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599926">
            <text:p>2599926</text:p>
          </table:table-cell>
          <table:table-cell office:value-type="float" office:value="29044">
            <text:p>29044</text:p>
          </table:table-cell>
          <table:table-cell office:value-type="float" office:value="35961">
            <text:p>35961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661530">
            <text:p>2661530</text:p>
          </table:table-cell>
          <table:table-cell office:value-type="float" office:value="33382">
            <text:p>33382</text:p>
          </table:table-cell>
          <table:table-cell office:value-type="float" office:value="39006">
            <text:p>39006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342379">
            <text:p>3342379</text:p>
          </table:table-cell>
          <table:table-cell office:value-type="float" office:value="36204">
            <text:p>36204</text:p>
          </table:table-cell>
          <table:table-cell office:value-type="float" office:value="65396">
            <text:p>65396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792351">
            <text:p>2792351</text:p>
          </table:table-cell>
          <table:table-cell office:value-type="float" office:value="33460">
            <text:p>33460</text:p>
          </table:table-cell>
          <table:table-cell office:value-type="float" office:value="41169">
            <text:p>41169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4963">
            <text:p>4714963</text:p>
          </table:table-cell>
          <table:table-cell office:value-type="float" office:value="36981">
            <text:p>36981</text:p>
          </table:table-cell>
          <table:table-cell office:value-type="float" office:value="44548">
            <text:p>44548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989758">
            <text:p>2989758</text:p>
          </table:table-cell>
          <table:table-cell office:value-type="float" office:value="32176">
            <text:p>32176</text:p>
          </table:table-cell>
          <table:table-cell office:value-type="float" office:value="41301">
            <text:p>41301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274426">
            <text:p>4274426</text:p>
          </table:table-cell>
          <table:table-cell office:value-type="float" office:value="36774">
            <text:p>36774</text:p>
          </table:table-cell>
          <table:table-cell office:value-type="float" office:value="42045">
            <text:p>42045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159584">
            <text:p>4159584</text:p>
          </table:table-cell>
          <table:table-cell office:value-type="float" office:value="37650">
            <text:p>37650</text:p>
          </table:table-cell>
          <table:table-cell office:value-type="float" office:value="56200">
            <text:p>5620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676852">
            <text:p>5676852</text:p>
          </table:table-cell>
          <table:table-cell office:value-type="float" office:value="34454">
            <text:p>34454</text:p>
          </table:table-cell>
          <table:table-cell office:value-type="float" office:value="69587">
            <text:p>69587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834692">
            <text:p>5834692</text:p>
          </table:table-cell>
          <table:table-cell office:value-type="float" office:value="38904">
            <text:p>38904</text:p>
          </table:table-cell>
          <table:table-cell office:value-type="float" office:value="45741">
            <text:p>45741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823629">
            <text:p>3823629</text:p>
          </table:table-cell>
          <table:table-cell office:value-type="float" office:value="38234">
            <text:p>38234</text:p>
          </table:table-cell>
          <table:table-cell office:value-type="float" office:value="42611">
            <text:p>42611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006642">
            <text:p>3006642</text:p>
          </table:table-cell>
          <table:table-cell office:value-type="float" office:value="31333">
            <text:p>31333</text:p>
          </table:table-cell>
          <table:table-cell office:value-type="float" office:value="61444">
            <text:p>61444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473124">
            <text:p>4473124</text:p>
          </table:table-cell>
          <table:table-cell office:value-type="float" office:value="38177">
            <text:p>38177</text:p>
          </table:table-cell>
          <table:table-cell office:value-type="float" office:value="44310">
            <text:p>4431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645108">
            <text:p>5645108</text:p>
          </table:table-cell>
          <table:table-cell office:value-type="float" office:value="70535">
            <text:p>70535</text:p>
          </table:table-cell>
          <table:table-cell office:value-type="float" office:value="43824">
            <text:p>43824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825825">
            <text:p>4825825</text:p>
          </table:table-cell>
          <table:table-cell office:value-type="float" office:value="36959">
            <text:p>36959</text:p>
          </table:table-cell>
          <table:table-cell office:value-type="float" office:value="46370">
            <text:p>4637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610267">
            <text:p>2610267</text:p>
          </table:table-cell>
          <table:table-cell office:value-type="float" office:value="36856">
            <text:p>36856</text:p>
          </table:table-cell>
          <table:table-cell office:value-type="float" office:value="43258">
            <text:p>43258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138102">
            <text:p>4138102</text:p>
          </table:table-cell>
          <table:table-cell office:value-type="float" office:value="34773">
            <text:p>34773</text:p>
          </table:table-cell>
          <table:table-cell office:value-type="float" office:value="56041">
            <text:p>56041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44841">
            <text:p>4744841</text:p>
          </table:table-cell>
          <table:table-cell office:value-type="float" office:value="34373">
            <text:p>34373</text:p>
          </table:table-cell>
          <table:table-cell office:value-type="float" office:value="42175">
            <text:p>42175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559513">
            <text:p>4559513</text:p>
          </table:table-cell>
          <table:table-cell office:value-type="float" office:value="39120">
            <text:p>39120</text:p>
          </table:table-cell>
          <table:table-cell office:value-type="float" office:value="44480">
            <text:p>4448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284184">
            <text:p>3284184</text:p>
          </table:table-cell>
          <table:table-cell office:value-type="float" office:value="35473">
            <text:p>35473</text:p>
          </table:table-cell>
          <table:table-cell office:value-type="float" office:value="44019">
            <text:p>44019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435688">
            <text:p>3435688</text:p>
          </table:table-cell>
          <table:table-cell office:value-type="float" office:value="44211">
            <text:p>44211</text:p>
          </table:table-cell>
          <table:table-cell office:value-type="float" office:value="37109">
            <text:p>37109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637892">
            <text:p>3637892</text:p>
          </table:table-cell>
          <table:table-cell office:value-type="float" office:value="36137">
            <text:p>36137</text:p>
          </table:table-cell>
          <table:table-cell office:value-type="float" office:value="42370">
            <text:p>4237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623384">
            <text:p>4623384</text:p>
          </table:table-cell>
          <table:table-cell office:value-type="float" office:value="38856">
            <text:p>38856</text:p>
          </table:table-cell>
          <table:table-cell office:value-type="float" office:value="45152">
            <text:p>45152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107088">
            <text:p>3107088</text:p>
          </table:table-cell>
          <table:table-cell office:value-type="float" office:value="32503">
            <text:p>32503</text:p>
          </table:table-cell>
          <table:table-cell office:value-type="float" office:value="40150">
            <text:p>4015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815135">
            <text:p>2815135</text:p>
          </table:table-cell>
          <table:table-cell office:value-type="float" office:value="38631">
            <text:p>38631</text:p>
          </table:table-cell>
          <table:table-cell office:value-type="float" office:value="42522">
            <text:p>42522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31888">
            <text:p>5331888</text:p>
          </table:table-cell>
          <table:table-cell office:value-type="float" office:value="38386">
            <text:p>38386</text:p>
          </table:table-cell>
          <table:table-cell office:value-type="float" office:value="67170">
            <text:p>6717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993579">
            <text:p>2993579</text:p>
          </table:table-cell>
          <table:table-cell office:value-type="float" office:value="33457">
            <text:p>33457</text:p>
          </table:table-cell>
          <table:table-cell office:value-type="float" office:value="142643">
            <text:p>142643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328741">
            <text:p>3328741</text:p>
          </table:table-cell>
          <table:table-cell office:value-type="float" office:value="49717">
            <text:p>49717</text:p>
          </table:table-cell>
          <table:table-cell office:value-type="float" office:value="45102">
            <text:p>45102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819852">
            <text:p>3819852</text:p>
          </table:table-cell>
          <table:table-cell office:value-type="float" office:value="39893">
            <text:p>39893</text:p>
          </table:table-cell>
          <table:table-cell office:value-type="float" office:value="46205">
            <text:p>46205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141755">
            <text:p>3141755</text:p>
          </table:table-cell>
          <table:table-cell office:value-type="float" office:value="48886">
            <text:p>48886</text:p>
          </table:table-cell>
          <table:table-cell office:value-type="float" office:value="42064">
            <text:p>42064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971782">
            <text:p>3971782</text:p>
          </table:table-cell>
          <table:table-cell office:value-type="float" office:value="38813">
            <text:p>38813</text:p>
          </table:table-cell>
          <table:table-cell office:value-type="float" office:value="49566">
            <text:p>49566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762545">
            <text:p>2762545</text:p>
          </table:table-cell>
          <table:table-cell office:value-type="float" office:value="41572">
            <text:p>41572</text:p>
          </table:table-cell>
          <table:table-cell office:value-type="float" office:value="38012">
            <text:p>38012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910784">
            <text:p>6910784</text:p>
          </table:table-cell>
          <table:table-cell office:value-type="float" office:value="46197">
            <text:p>46197</text:p>
          </table:table-cell>
          <table:table-cell office:value-type="float" office:value="44303">
            <text:p>44303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831250">
            <text:p>2831250</text:p>
          </table:table-cell>
          <table:table-cell office:value-type="float" office:value="37462">
            <text:p>37462</text:p>
          </table:table-cell>
          <table:table-cell office:value-type="float" office:value="42489">
            <text:p>42489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384010">
            <text:p>3384010</text:p>
          </table:table-cell>
          <table:table-cell office:value-type="float" office:value="36929">
            <text:p>36929</text:p>
          </table:table-cell>
          <table:table-cell office:value-type="float" office:value="64194">
            <text:p>64194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712050">
            <text:p>3712050</text:p>
          </table:table-cell>
          <table:table-cell office:value-type="float" office:value="37420">
            <text:p>37420</text:p>
          </table:table-cell>
          <table:table-cell office:value-type="float" office:value="40629">
            <text:p>40629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399579">
            <text:p>4399579</text:p>
          </table:table-cell>
          <table:table-cell office:value-type="float" office:value="37380">
            <text:p>37380</text:p>
          </table:table-cell>
          <table:table-cell office:value-type="float" office:value="65370">
            <text:p>6537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187928">
            <text:p>3187928</text:p>
          </table:table-cell>
          <table:table-cell office:value-type="float" office:value="54912">
            <text:p>54912</text:p>
          </table:table-cell>
          <table:table-cell office:value-type="float" office:value="42907">
            <text:p>42907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848135">
            <text:p>4848135</text:p>
          </table:table-cell>
          <table:table-cell office:value-type="float" office:value="222382">
            <text:p>222382</text:p>
          </table:table-cell>
          <table:table-cell office:value-type="float" office:value="47594">
            <text:p>47594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089251">
            <text:p>3089251</text:p>
          </table:table-cell>
          <table:table-cell office:value-type="float" office:value="39368">
            <text:p>39368</text:p>
          </table:table-cell>
          <table:table-cell office:value-type="float" office:value="44367">
            <text:p>44367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763884">
            <text:p>3763884</text:p>
          </table:table-cell>
          <table:table-cell office:value-type="float" office:value="37863">
            <text:p>37863</text:p>
          </table:table-cell>
          <table:table-cell office:value-type="float" office:value="46046">
            <text:p>46046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456272">
            <text:p>3456272</text:p>
          </table:table-cell>
          <table:table-cell office:value-type="float" office:value="35111">
            <text:p>35111</text:p>
          </table:table-cell>
          <table:table-cell office:value-type="float" office:value="37694">
            <text:p>37694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618622">
            <text:p>3618622</text:p>
          </table:table-cell>
          <table:table-cell office:value-type="float" office:value="36911">
            <text:p>36911</text:p>
          </table:table-cell>
          <table:table-cell office:value-type="float" office:value="45617">
            <text:p>45617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138015">
            <text:p>3138015</text:p>
          </table:table-cell>
          <table:table-cell office:value-type="float" office:value="37998">
            <text:p>37998</text:p>
          </table:table-cell>
          <table:table-cell office:value-type="float" office:value="43248">
            <text:p>43248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227001">
            <text:p>6227001</text:p>
          </table:table-cell>
          <table:table-cell office:value-type="float" office:value="48040">
            <text:p>48040</text:p>
          </table:table-cell>
          <table:table-cell office:value-type="float" office:value="238455">
            <text:p>238455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440069">
            <text:p>3440069</text:p>
          </table:table-cell>
          <table:table-cell office:value-type="float" office:value="34016">
            <text:p>34016</text:p>
          </table:table-cell>
          <table:table-cell office:value-type="float" office:value="133356">
            <text:p>133356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40503">
            <text:p>4740503</text:p>
          </table:table-cell>
          <table:table-cell office:value-type="float" office:value="49094">
            <text:p>49094</text:p>
          </table:table-cell>
          <table:table-cell office:value-type="float" office:value="84125">
            <text:p>84125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596204">
            <text:p>5596204</text:p>
          </table:table-cell>
          <table:table-cell office:value-type="float" office:value="39151">
            <text:p>39151</text:p>
          </table:table-cell>
          <table:table-cell office:value-type="float" office:value="50409">
            <text:p>50409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124061">
            <text:p>3124061</text:p>
          </table:table-cell>
          <table:table-cell office:value-type="float" office:value="36659">
            <text:p>36659</text:p>
          </table:table-cell>
          <table:table-cell office:value-type="float" office:value="45110">
            <text:p>4511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285008">
            <text:p>3285008</text:p>
          </table:table-cell>
          <table:table-cell office:value-type="float" office:value="34855">
            <text:p>34855</text:p>
          </table:table-cell>
          <table:table-cell office:value-type="float" office:value="39260">
            <text:p>3926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604706">
            <text:p>4604706</text:p>
          </table:table-cell>
          <table:table-cell office:value-type="float" office:value="48428">
            <text:p>48428</text:p>
          </table:table-cell>
          <table:table-cell office:value-type="float" office:value="57715">
            <text:p>57715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288724">
            <text:p>6288724</text:p>
          </table:table-cell>
          <table:table-cell office:value-type="float" office:value="55107">
            <text:p>55107</text:p>
          </table:table-cell>
          <table:table-cell office:value-type="float" office:value="45072">
            <text:p>45072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073683">
            <text:p>3073683</text:p>
          </table:table-cell>
          <table:table-cell office:value-type="float" office:value="38505">
            <text:p>38505</text:p>
          </table:table-cell>
          <table:table-cell office:value-type="float" office:value="44415">
            <text:p>44415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831011">
            <text:p>3831011</text:p>
          </table:table-cell>
          <table:table-cell office:value-type="float" office:value="48837">
            <text:p>48837</text:p>
          </table:table-cell>
          <table:table-cell office:value-type="float" office:value="46420">
            <text:p>46420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310787">
            <text:p>4310787</text:p>
          </table:table-cell>
          <table:table-cell office:value-type="float" office:value="40134">
            <text:p>40134</text:p>
          </table:table-cell>
          <table:table-cell office:value-type="float" office:value="43790">
            <text:p>43790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116298">
            <text:p>5116298</text:p>
          </table:table-cell>
          <table:table-cell office:value-type="float" office:value="62556">
            <text:p>62556</text:p>
          </table:table-cell>
          <table:table-cell office:value-type="float" office:value="44260">
            <text:p>44260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204461">
            <text:p>4204461</text:p>
          </table:table-cell>
          <table:table-cell office:value-type="float" office:value="42092">
            <text:p>42092</text:p>
          </table:table-cell>
          <table:table-cell office:value-type="float" office:value="161529">
            <text:p>161529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713314">
            <text:p>5713314</text:p>
          </table:table-cell>
          <table:table-cell office:value-type="float" office:value="145940">
            <text:p>145940</text:p>
          </table:table-cell>
          <table:table-cell office:value-type="float" office:value="44070">
            <text:p>44070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429800">
            <text:p>2429800</text:p>
          </table:table-cell>
          <table:table-cell office:value-type="float" office:value="32572">
            <text:p>32572</text:p>
          </table:table-cell>
          <table:table-cell office:value-type="float" office:value="38536">
            <text:p>38536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759432">
            <text:p>4759432</text:p>
          </table:table-cell>
          <table:table-cell office:value-type="float" office:value="43259">
            <text:p>43259</text:p>
          </table:table-cell>
          <table:table-cell office:value-type="float" office:value="58984">
            <text:p>58984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84658">
            <text:p>4584658</text:p>
          </table:table-cell>
          <table:table-cell office:value-type="float" office:value="42574">
            <text:p>42574</text:p>
          </table:table-cell>
          <table:table-cell office:value-type="float" office:value="72403">
            <text:p>72403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363253">
            <text:p>5363253</text:p>
          </table:table-cell>
          <table:table-cell office:value-type="float" office:value="43804">
            <text:p>43804</text:p>
          </table:table-cell>
          <table:table-cell office:value-type="float" office:value="51085">
            <text:p>51085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680209">
            <text:p>4680209</text:p>
          </table:table-cell>
          <table:table-cell office:value-type="float" office:value="45979">
            <text:p>45979</text:p>
          </table:table-cell>
          <table:table-cell office:value-type="float" office:value="66406">
            <text:p>66406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689975">
            <text:p>5689975</text:p>
          </table:table-cell>
          <table:table-cell office:value-type="float" office:value="38311">
            <text:p>38311</text:p>
          </table:table-cell>
          <table:table-cell office:value-type="float" office:value="45884">
            <text:p>45884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052826">
            <text:p>5052826</text:p>
          </table:table-cell>
          <table:table-cell office:value-type="float" office:value="54143">
            <text:p>54143</text:p>
          </table:table-cell>
          <table:table-cell office:value-type="float" office:value="53190">
            <text:p>53190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487275">
            <text:p>5487275</text:p>
          </table:table-cell>
          <table:table-cell office:value-type="float" office:value="42403">
            <text:p>42403</text:p>
          </table:table-cell>
          <table:table-cell office:value-type="float" office:value="51664">
            <text:p>51664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267156">
            <text:p>4267156</text:p>
          </table:table-cell>
          <table:table-cell office:value-type="float" office:value="61518">
            <text:p>61518</text:p>
          </table:table-cell>
          <table:table-cell office:value-type="float" office:value="48659">
            <text:p>48659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256396">
            <text:p>5256396</text:p>
          </table:table-cell>
          <table:table-cell office:value-type="float" office:value="42333">
            <text:p>42333</text:p>
          </table:table-cell>
          <table:table-cell office:value-type="float" office:value="59327">
            <text:p>59327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410752">
            <text:p>5410752</text:p>
          </table:table-cell>
          <table:table-cell office:value-type="float" office:value="52786">
            <text:p>52786</text:p>
          </table:table-cell>
          <table:table-cell office:value-type="float" office:value="49689">
            <text:p>49689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167988">
            <text:p>5167988</text:p>
          </table:table-cell>
          <table:table-cell office:value-type="float" office:value="43494">
            <text:p>43494</text:p>
          </table:table-cell>
          <table:table-cell office:value-type="float" office:value="52442">
            <text:p>52442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001218">
            <text:p>9001218</text:p>
          </table:table-cell>
          <table:table-cell office:value-type="float" office:value="40132">
            <text:p>40132</text:p>
          </table:table-cell>
          <table:table-cell office:value-type="float" office:value="46044">
            <text:p>46044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880108">
            <text:p>4880108</text:p>
          </table:table-cell>
          <table:table-cell office:value-type="float" office:value="49674">
            <text:p>49674</text:p>
          </table:table-cell>
          <table:table-cell office:value-type="float" office:value="58882">
            <text:p>58882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404216">
            <text:p>7404216</text:p>
          </table:table-cell>
          <table:table-cell office:value-type="float" office:value="38750">
            <text:p>38750</text:p>
          </table:table-cell>
          <table:table-cell office:value-type="float" office:value="46226">
            <text:p>46226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98732">
            <text:p>6098732</text:p>
          </table:table-cell>
          <table:table-cell office:value-type="float" office:value="39504">
            <text:p>39504</text:p>
          </table:table-cell>
          <table:table-cell office:value-type="float" office:value="65146">
            <text:p>65146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02051">
            <text:p>4502051</text:p>
          </table:table-cell>
          <table:table-cell office:value-type="float" office:value="52726">
            <text:p>52726</text:p>
          </table:table-cell>
          <table:table-cell office:value-type="float" office:value="51315">
            <text:p>51315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259395">
            <text:p>6259395</text:p>
          </table:table-cell>
          <table:table-cell office:value-type="float" office:value="48907">
            <text:p>48907</text:p>
          </table:table-cell>
          <table:table-cell office:value-type="float" office:value="49958">
            <text:p>49958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252646">
            <text:p>4252646</text:p>
          </table:table-cell>
          <table:table-cell office:value-type="float" office:value="37520">
            <text:p>37520</text:p>
          </table:table-cell>
          <table:table-cell office:value-type="float" office:value="45432">
            <text:p>45432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996204">
            <text:p>4996204</text:p>
          </table:table-cell>
          <table:table-cell office:value-type="float" office:value="43601">
            <text:p>43601</text:p>
          </table:table-cell>
          <table:table-cell office:value-type="float" office:value="51169">
            <text:p>51169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278681">
            <text:p>4278681</text:p>
          </table:table-cell>
          <table:table-cell office:value-type="float" office:value="39991">
            <text:p>39991</text:p>
          </table:table-cell>
          <table:table-cell office:value-type="float" office:value="47528">
            <text:p>47528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095875">
            <text:p>4095875</text:p>
          </table:table-cell>
          <table:table-cell office:value-type="float" office:value="42102">
            <text:p>42102</text:p>
          </table:table-cell>
          <table:table-cell office:value-type="float" office:value="47955">
            <text:p>47955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299731">
            <text:p>4299731</text:p>
          </table:table-cell>
          <table:table-cell office:value-type="float" office:value="37777">
            <text:p>37777</text:p>
          </table:table-cell>
          <table:table-cell office:value-type="float" office:value="46273">
            <text:p>46273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799562">
            <text:p>5799562</text:p>
          </table:table-cell>
          <table:table-cell office:value-type="float" office:value="40312">
            <text:p>40312</text:p>
          </table:table-cell>
          <table:table-cell office:value-type="float" office:value="61326">
            <text:p>61326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43673">
            <text:p>4543673</text:p>
          </table:table-cell>
          <table:table-cell office:value-type="float" office:value="38650">
            <text:p>38650</text:p>
          </table:table-cell>
          <table:table-cell office:value-type="float" office:value="48683">
            <text:p>48683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724642">
            <text:p>3724642</text:p>
          </table:table-cell>
          <table:table-cell office:value-type="float" office:value="44861">
            <text:p>44861</text:p>
          </table:table-cell>
          <table:table-cell office:value-type="float" office:value="50646">
            <text:p>50646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995271">
            <text:p>4995271</text:p>
          </table:table-cell>
          <table:table-cell office:value-type="float" office:value="52767">
            <text:p>52767</text:p>
          </table:table-cell>
          <table:table-cell office:value-type="float" office:value="61705">
            <text:p>61705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319297">
            <text:p>3319297</text:p>
          </table:table-cell>
          <table:table-cell office:value-type="float" office:value="47563">
            <text:p>47563</text:p>
          </table:table-cell>
          <table:table-cell office:value-type="float" office:value="43417">
            <text:p>43417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991460">
            <text:p>4991460</text:p>
          </table:table-cell>
          <table:table-cell office:value-type="float" office:value="41406">
            <text:p>41406</text:p>
          </table:table-cell>
          <table:table-cell office:value-type="float" office:value="71316">
            <text:p>71316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848396">
            <text:p>3848396</text:p>
          </table:table-cell>
          <table:table-cell office:value-type="float" office:value="34011">
            <text:p>34011</text:p>
          </table:table-cell>
          <table:table-cell office:value-type="float" office:value="40497">
            <text:p>40497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083512">
            <text:p>5083512</text:p>
          </table:table-cell>
          <table:table-cell office:value-type="float" office:value="53815">
            <text:p>53815</text:p>
          </table:table-cell>
          <table:table-cell office:value-type="float" office:value="52536">
            <text:p>52536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628820">
            <text:p>3628820</text:p>
          </table:table-cell>
          <table:table-cell office:value-type="float" office:value="41942">
            <text:p>41942</text:p>
          </table:table-cell>
          <table:table-cell office:value-type="float" office:value="56947">
            <text:p>56947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723033">
            <text:p>5723033</text:p>
          </table:table-cell>
          <table:table-cell office:value-type="float" office:value="41513">
            <text:p>41513</text:p>
          </table:table-cell>
          <table:table-cell office:value-type="float" office:value="50642">
            <text:p>50642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661248">
            <text:p>8661248</text:p>
          </table:table-cell>
          <table:table-cell office:value-type="float" office:value="53351">
            <text:p>53351</text:p>
          </table:table-cell>
          <table:table-cell office:value-type="float" office:value="51563">
            <text:p>51563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624955">
            <text:p>9624955</text:p>
          </table:table-cell>
          <table:table-cell office:value-type="float" office:value="74199">
            <text:p>74199</text:p>
          </table:table-cell>
          <table:table-cell office:value-type="float" office:value="52230">
            <text:p>52230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334507">
            <text:p>5334507</text:p>
          </table:table-cell>
          <table:table-cell office:value-type="float" office:value="62398">
            <text:p>62398</text:p>
          </table:table-cell>
          <table:table-cell office:value-type="float" office:value="53782">
            <text:p>53782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360737">
            <text:p>4360737</text:p>
          </table:table-cell>
          <table:table-cell office:value-type="float" office:value="54839">
            <text:p>54839</text:p>
          </table:table-cell>
          <table:table-cell office:value-type="float" office:value="47761">
            <text:p>47761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235560">
            <text:p>6235560</text:p>
          </table:table-cell>
          <table:table-cell office:value-type="float" office:value="76421">
            <text:p>76421</text:p>
          </table:table-cell>
          <table:table-cell office:value-type="float" office:value="49782">
            <text:p>49782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43526">
            <text:p>4543526</text:p>
          </table:table-cell>
          <table:table-cell office:value-type="float" office:value="62066">
            <text:p>62066</text:p>
          </table:table-cell>
          <table:table-cell office:value-type="float" office:value="49066">
            <text:p>49066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656965">
            <text:p>4656965</text:p>
          </table:table-cell>
          <table:table-cell office:value-type="float" office:value="39406">
            <text:p>39406</text:p>
          </table:table-cell>
          <table:table-cell office:value-type="float" office:value="49017">
            <text:p>49017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143312">
            <text:p>6143312</text:p>
          </table:table-cell>
          <table:table-cell office:value-type="float" office:value="40268">
            <text:p>40268</text:p>
          </table:table-cell>
          <table:table-cell office:value-type="float" office:value="67005">
            <text:p>67005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291317">
            <text:p>6291317</text:p>
          </table:table-cell>
          <table:table-cell office:value-type="float" office:value="49533">
            <text:p>49533</text:p>
          </table:table-cell>
          <table:table-cell office:value-type="float" office:value="48353">
            <text:p>48353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611687">
            <text:p>4611687</text:p>
          </table:table-cell>
          <table:table-cell office:value-type="float" office:value="38117">
            <text:p>38117</text:p>
          </table:table-cell>
          <table:table-cell office:value-type="float" office:value="39702">
            <text:p>39702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385711">
            <text:p>9385711</text:p>
          </table:table-cell>
          <table:table-cell office:value-type="float" office:value="44520">
            <text:p>44520</text:p>
          </table:table-cell>
          <table:table-cell office:value-type="float" office:value="51433">
            <text:p>51433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371407">
            <text:p>6371407</text:p>
          </table:table-cell>
          <table:table-cell office:value-type="float" office:value="40780">
            <text:p>40780</text:p>
          </table:table-cell>
          <table:table-cell office:value-type="float" office:value="49561">
            <text:p>49561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118059">
            <text:p>6118059</text:p>
          </table:table-cell>
          <table:table-cell office:value-type="float" office:value="49075">
            <text:p>49075</text:p>
          </table:table-cell>
          <table:table-cell office:value-type="float" office:value="68905">
            <text:p>68905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026775">
            <text:p>6026775</text:p>
          </table:table-cell>
          <table:table-cell office:value-type="float" office:value="56340">
            <text:p>56340</text:p>
          </table:table-cell>
          <table:table-cell office:value-type="float" office:value="57361">
            <text:p>57361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227312">
            <text:p>9227312</text:p>
          </table:table-cell>
          <table:table-cell office:value-type="float" office:value="43450">
            <text:p>43450</text:p>
          </table:table-cell>
          <table:table-cell office:value-type="float" office:value="76127">
            <text:p>76127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791211">
            <text:p>5791211</text:p>
          </table:table-cell>
          <table:table-cell office:value-type="float" office:value="42635">
            <text:p>42635</text:p>
          </table:table-cell>
          <table:table-cell office:value-type="float" office:value="50085">
            <text:p>50085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578588">
            <text:p>5578588</text:p>
          </table:table-cell>
          <table:table-cell office:value-type="float" office:value="48973">
            <text:p>48973</text:p>
          </table:table-cell>
          <table:table-cell office:value-type="float" office:value="55374">
            <text:p>55374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799286">
            <text:p>7799286</text:p>
          </table:table-cell>
          <table:table-cell office:value-type="float" office:value="48992">
            <text:p>48992</text:p>
          </table:table-cell>
          <table:table-cell office:value-type="float" office:value="56917">
            <text:p>56917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799518">
            <text:p>7799518</text:p>
          </table:table-cell>
          <table:table-cell office:value-type="float" office:value="44848">
            <text:p>44848</text:p>
          </table:table-cell>
          <table:table-cell office:value-type="float" office:value="52366">
            <text:p>52366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176570">
            <text:p>5176570</text:p>
          </table:table-cell>
          <table:table-cell office:value-type="float" office:value="43382">
            <text:p>43382</text:p>
          </table:table-cell>
          <table:table-cell office:value-type="float" office:value="52338">
            <text:p>52338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849129">
            <text:p>5849129</text:p>
          </table:table-cell>
          <table:table-cell office:value-type="float" office:value="72480">
            <text:p>72480</text:p>
          </table:table-cell>
          <table:table-cell office:value-type="float" office:value="54359">
            <text:p>54359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6730">
            <text:p>5996730</text:p>
          </table:table-cell>
          <table:table-cell office:value-type="float" office:value="43972">
            <text:p>43972</text:p>
          </table:table-cell>
          <table:table-cell office:value-type="float" office:value="52517">
            <text:p>52517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358685">
            <text:p>11358685</text:p>
          </table:table-cell>
          <table:table-cell office:value-type="float" office:value="57158">
            <text:p>57158</text:p>
          </table:table-cell>
          <table:table-cell office:value-type="float" office:value="85123">
            <text:p>85123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467695">
            <text:p>5467695</text:p>
          </table:table-cell>
          <table:table-cell office:value-type="float" office:value="40996">
            <text:p>40996</text:p>
          </table:table-cell>
          <table:table-cell office:value-type="float" office:value="55724">
            <text:p>55724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842719">
            <text:p>5842719</text:p>
          </table:table-cell>
          <table:table-cell office:value-type="float" office:value="66637">
            <text:p>66637</text:p>
          </table:table-cell>
          <table:table-cell office:value-type="float" office:value="58079">
            <text:p>58079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463967">
            <text:p>4463967</text:p>
          </table:table-cell>
          <table:table-cell office:value-type="float" office:value="49335">
            <text:p>49335</text:p>
          </table:table-cell>
          <table:table-cell office:value-type="float" office:value="62157">
            <text:p>62157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602321">
            <text:p>9602321</text:p>
          </table:table-cell>
          <table:table-cell office:value-type="float" office:value="70590">
            <text:p>70590</text:p>
          </table:table-cell>
          <table:table-cell office:value-type="float" office:value="68946">
            <text:p>68946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556818">
            <text:p>5556818</text:p>
          </table:table-cell>
          <table:table-cell office:value-type="float" office:value="42949">
            <text:p>42949</text:p>
          </table:table-cell>
          <table:table-cell office:value-type="float" office:value="52746">
            <text:p>52746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514166">
            <text:p>5514166</text:p>
          </table:table-cell>
          <table:table-cell office:value-type="float" office:value="46193">
            <text:p>46193</text:p>
          </table:table-cell>
          <table:table-cell office:value-type="float" office:value="92056">
            <text:p>92056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938698">
            <text:p>7938698</text:p>
          </table:table-cell>
          <table:table-cell office:value-type="float" office:value="56127">
            <text:p>56127</text:p>
          </table:table-cell>
          <table:table-cell office:value-type="float" office:value="53301">
            <text:p>53301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204300">
            <text:p>5204300</text:p>
          </table:table-cell>
          <table:table-cell office:value-type="float" office:value="45984">
            <text:p>45984</text:p>
          </table:table-cell>
          <table:table-cell office:value-type="float" office:value="56962">
            <text:p>56962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496466">
            <text:p>8496466</text:p>
          </table:table-cell>
          <table:table-cell office:value-type="float" office:value="44080">
            <text:p>44080</text:p>
          </table:table-cell>
          <table:table-cell office:value-type="float" office:value="63459">
            <text:p>63459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536608">
            <text:p>6536608</text:p>
          </table:table-cell>
          <table:table-cell office:value-type="float" office:value="47688">
            <text:p>47688</text:p>
          </table:table-cell>
          <table:table-cell office:value-type="float" office:value="57362">
            <text:p>57362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900281">
            <text:p>7900281</text:p>
          </table:table-cell>
          <table:table-cell office:value-type="float" office:value="42852">
            <text:p>42852</text:p>
          </table:table-cell>
          <table:table-cell office:value-type="float" office:value="50484">
            <text:p>50484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421637">
            <text:p>7421637</text:p>
          </table:table-cell>
          <table:table-cell office:value-type="float" office:value="44945">
            <text:p>44945</text:p>
          </table:table-cell>
          <table:table-cell office:value-type="float" office:value="54592">
            <text:p>54592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613631">
            <text:p>7613631</text:p>
          </table:table-cell>
          <table:table-cell office:value-type="float" office:value="65424">
            <text:p>65424</text:p>
          </table:table-cell>
          <table:table-cell office:value-type="float" office:value="54208">
            <text:p>54208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516715">
            <text:p>5516715</text:p>
          </table:table-cell>
          <table:table-cell office:value-type="float" office:value="47387">
            <text:p>47387</text:p>
          </table:table-cell>
          <table:table-cell office:value-type="float" office:value="55568">
            <text:p>55568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140481">
            <text:p>6140481</text:p>
          </table:table-cell>
          <table:table-cell office:value-type="float" office:value="44502">
            <text:p>44502</text:p>
          </table:table-cell>
          <table:table-cell office:value-type="float" office:value="187266">
            <text:p>187266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431991">
            <text:p>5431991</text:p>
          </table:table-cell>
          <table:table-cell office:value-type="float" office:value="44494">
            <text:p>44494</text:p>
          </table:table-cell>
          <table:table-cell office:value-type="float" office:value="56349">
            <text:p>56349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842862">
            <text:p>9842862</text:p>
          </table:table-cell>
          <table:table-cell office:value-type="float" office:value="55755">
            <text:p>55755</text:p>
          </table:table-cell>
          <table:table-cell office:value-type="float" office:value="73526">
            <text:p>73526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566922">
            <text:p>5566922</text:p>
          </table:table-cell>
          <table:table-cell office:value-type="float" office:value="42580">
            <text:p>42580</text:p>
          </table:table-cell>
          <table:table-cell office:value-type="float" office:value="85475">
            <text:p>85475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875203">
            <text:p>5875203</text:p>
          </table:table-cell>
          <table:table-cell office:value-type="float" office:value="54899">
            <text:p>54899</text:p>
          </table:table-cell>
          <table:table-cell office:value-type="float" office:value="72141">
            <text:p>72141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580585">
            <text:p>10580585</text:p>
          </table:table-cell>
          <table:table-cell office:value-type="float" office:value="64223">
            <text:p>64223</text:p>
          </table:table-cell>
          <table:table-cell office:value-type="float" office:value="51361">
            <text:p>51361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805468">
            <text:p>4805468</text:p>
          </table:table-cell>
          <table:table-cell office:value-type="float" office:value="41432">
            <text:p>41432</text:p>
          </table:table-cell>
          <table:table-cell office:value-type="float" office:value="51500">
            <text:p>51500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418075">
            <text:p>7418075</text:p>
          </table:table-cell>
          <table:table-cell office:value-type="float" office:value="43869">
            <text:p>43869</text:p>
          </table:table-cell>
          <table:table-cell office:value-type="float" office:value="53533">
            <text:p>53533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782420">
            <text:p>8782420</text:p>
          </table:table-cell>
          <table:table-cell office:value-type="float" office:value="66465">
            <text:p>66465</text:p>
          </table:table-cell>
          <table:table-cell office:value-type="float" office:value="52612">
            <text:p>52612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383262">
            <text:p>6383262</text:p>
          </table:table-cell>
          <table:table-cell office:value-type="float" office:value="46147">
            <text:p>46147</text:p>
          </table:table-cell>
          <table:table-cell office:value-type="float" office:value="66456">
            <text:p>66456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788877">
            <text:p>5788877</text:p>
          </table:table-cell>
          <table:table-cell office:value-type="float" office:value="65728">
            <text:p>65728</text:p>
          </table:table-cell>
          <table:table-cell office:value-type="float" office:value="51019">
            <text:p>51019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738277">
            <text:p>10738277</text:p>
          </table:table-cell>
          <table:table-cell office:value-type="float" office:value="43056">
            <text:p>43056</text:p>
          </table:table-cell>
          <table:table-cell office:value-type="float" office:value="51321">
            <text:p>51321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325994">
            <text:p>5325994</text:p>
          </table:table-cell>
          <table:table-cell office:value-type="float" office:value="44756">
            <text:p>44756</text:p>
          </table:table-cell>
          <table:table-cell office:value-type="float" office:value="50861">
            <text:p>50861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180191">
            <text:p>7180191</text:p>
          </table:table-cell>
          <table:table-cell office:value-type="float" office:value="44378">
            <text:p>44378</text:p>
          </table:table-cell>
          <table:table-cell office:value-type="float" office:value="55507">
            <text:p>55507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918435">
            <text:p>6918435</text:p>
          </table:table-cell>
          <table:table-cell office:value-type="float" office:value="58918">
            <text:p>58918</text:p>
          </table:table-cell>
          <table:table-cell office:value-type="float" office:value="64059">
            <text:p>64059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733209">
            <text:p>8733209</text:p>
          </table:table-cell>
          <table:table-cell office:value-type="float" office:value="43142">
            <text:p>43142</text:p>
          </table:table-cell>
          <table:table-cell office:value-type="float" office:value="51464">
            <text:p>51464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935795">
            <text:p>6935795</text:p>
          </table:table-cell>
          <table:table-cell office:value-type="float" office:value="44560">
            <text:p>44560</text:p>
          </table:table-cell>
          <table:table-cell office:value-type="float" office:value="62148">
            <text:p>62148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843229">
            <text:p>7843229</text:p>
          </table:table-cell>
          <table:table-cell office:value-type="float" office:value="65620">
            <text:p>65620</text:p>
          </table:table-cell>
          <table:table-cell office:value-type="float" office:value="81661">
            <text:p>81661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749157">
            <text:p>7749157</text:p>
          </table:table-cell>
          <table:table-cell office:value-type="float" office:value="53222">
            <text:p>53222</text:p>
          </table:table-cell>
          <table:table-cell office:value-type="float" office:value="52241">
            <text:p>52241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047967">
            <text:p>6047967</text:p>
          </table:table-cell>
          <table:table-cell office:value-type="float" office:value="46865">
            <text:p>46865</text:p>
          </table:table-cell>
          <table:table-cell office:value-type="float" office:value="55244">
            <text:p>55244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541207">
            <text:p>4541207</text:p>
          </table:table-cell>
          <table:table-cell office:value-type="float" office:value="40840">
            <text:p>40840</text:p>
          </table:table-cell>
          <table:table-cell office:value-type="float" office:value="46581">
            <text:p>46581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782100">
            <text:p>6782100</text:p>
          </table:table-cell>
          <table:table-cell office:value-type="float" office:value="45535">
            <text:p>45535</text:p>
          </table:table-cell>
          <table:table-cell office:value-type="float" office:value="55056">
            <text:p>55056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61206">
            <text:p>5961206</text:p>
          </table:table-cell>
          <table:table-cell office:value-type="float" office:value="63452">
            <text:p>63452</text:p>
          </table:table-cell>
          <table:table-cell office:value-type="float" office:value="54940">
            <text:p>54940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435094">
            <text:p>5435094</text:p>
          </table:table-cell>
          <table:table-cell office:value-type="float" office:value="45032">
            <text:p>45032</text:p>
          </table:table-cell>
          <table:table-cell office:value-type="float" office:value="47042">
            <text:p>47042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302722">
            <text:p>5302722</text:p>
          </table:table-cell>
          <table:table-cell office:value-type="float" office:value="47935">
            <text:p>47935</text:p>
          </table:table-cell>
          <table:table-cell office:value-type="float" office:value="60157">
            <text:p>60157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347578">
            <text:p>11347578</text:p>
          </table:table-cell>
          <table:table-cell office:value-type="float" office:value="52507">
            <text:p>52507</text:p>
          </table:table-cell>
          <table:table-cell office:value-type="float" office:value="57335">
            <text:p>57335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230113">
            <text:p>7230113</text:p>
          </table:table-cell>
          <table:table-cell office:value-type="float" office:value="48809">
            <text:p>48809</text:p>
          </table:table-cell>
          <table:table-cell office:value-type="float" office:value="69014">
            <text:p>69014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127306">
            <text:p>10127306</text:p>
          </table:table-cell>
          <table:table-cell office:value-type="float" office:value="69086">
            <text:p>69086</text:p>
          </table:table-cell>
          <table:table-cell office:value-type="float" office:value="62606">
            <text:p>62606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084971">
            <text:p>7084971</text:p>
          </table:table-cell>
          <table:table-cell office:value-type="float" office:value="70362">
            <text:p>70362</text:p>
          </table:table-cell>
          <table:table-cell office:value-type="float" office:value="58311">
            <text:p>58311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737517">
            <text:p>7737517</text:p>
          </table:table-cell>
          <table:table-cell office:value-type="float" office:value="53103">
            <text:p>53103</text:p>
          </table:table-cell>
          <table:table-cell office:value-type="float" office:value="59436">
            <text:p>59436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465955">
            <text:p>7465955</text:p>
          </table:table-cell>
          <table:table-cell office:value-type="float" office:value="49801">
            <text:p>49801</text:p>
          </table:table-cell>
          <table:table-cell office:value-type="float" office:value="55760">
            <text:p>55760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431014">
            <text:p>12431014</text:p>
          </table:table-cell>
          <table:table-cell office:value-type="float" office:value="51491">
            <text:p>51491</text:p>
          </table:table-cell>
          <table:table-cell office:value-type="float" office:value="61764">
            <text:p>61764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704401">
            <text:p>10704401</text:p>
          </table:table-cell>
          <table:table-cell office:value-type="float" office:value="59826">
            <text:p>59826</text:p>
          </table:table-cell>
          <table:table-cell office:value-type="float" office:value="74320">
            <text:p>74320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294018">
            <text:p>8294018</text:p>
          </table:table-cell>
          <table:table-cell office:value-type="float" office:value="50244">
            <text:p>50244</text:p>
          </table:table-cell>
          <table:table-cell office:value-type="float" office:value="70528">
            <text:p>70528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050869">
            <text:p>8050869</text:p>
          </table:table-cell>
          <table:table-cell office:value-type="float" office:value="52083">
            <text:p>52083</text:p>
          </table:table-cell>
          <table:table-cell office:value-type="float" office:value="61906">
            <text:p>61906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859931">
            <text:p>12859931</text:p>
          </table:table-cell>
          <table:table-cell office:value-type="float" office:value="51752">
            <text:p>51752</text:p>
          </table:table-cell>
          <table:table-cell office:value-type="float" office:value="69990">
            <text:p>69990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55096">
            <text:p>7155096</text:p>
          </table:table-cell>
          <table:table-cell office:value-type="float" office:value="60896">
            <text:p>60896</text:p>
          </table:table-cell>
          <table:table-cell office:value-type="float" office:value="58390">
            <text:p>58390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343169">
            <text:p>7343169</text:p>
          </table:table-cell>
          <table:table-cell office:value-type="float" office:value="63816">
            <text:p>63816</text:p>
          </table:table-cell>
          <table:table-cell office:value-type="float" office:value="57990">
            <text:p>57990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224788">
            <text:p>11224788</text:p>
          </table:table-cell>
          <table:table-cell office:value-type="float" office:value="60146">
            <text:p>60146</text:p>
          </table:table-cell>
          <table:table-cell office:value-type="float" office:value="55678">
            <text:p>55678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421311">
            <text:p>9421311</text:p>
          </table:table-cell>
          <table:table-cell office:value-type="float" office:value="50752">
            <text:p>50752</text:p>
          </table:table-cell>
          <table:table-cell office:value-type="float" office:value="56551">
            <text:p>56551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473654">
            <text:p>7473654</text:p>
          </table:table-cell>
          <table:table-cell office:value-type="float" office:value="49606">
            <text:p>49606</text:p>
          </table:table-cell>
          <table:table-cell office:value-type="float" office:value="56913">
            <text:p>56913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090654">
            <text:p>7090654</text:p>
          </table:table-cell>
          <table:table-cell office:value-type="float" office:value="48642">
            <text:p>48642</text:p>
          </table:table-cell>
          <table:table-cell office:value-type="float" office:value="66015">
            <text:p>66015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225828">
            <text:p>8225828</text:p>
          </table:table-cell>
          <table:table-cell office:value-type="float" office:value="70620">
            <text:p>70620</text:p>
          </table:table-cell>
          <table:table-cell office:value-type="float" office:value="51981">
            <text:p>51981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377800">
            <text:p>10377800</text:p>
          </table:table-cell>
          <table:table-cell office:value-type="float" office:value="53249">
            <text:p>53249</text:p>
          </table:table-cell>
          <table:table-cell office:value-type="float" office:value="59104">
            <text:p>59104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877673">
            <text:p>7877673</text:p>
          </table:table-cell>
          <table:table-cell office:value-type="float" office:value="72689">
            <text:p>72689</text:p>
          </table:table-cell>
          <table:table-cell office:value-type="float" office:value="57608">
            <text:p>57608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668640">
            <text:p>11668640</text:p>
          </table:table-cell>
          <table:table-cell office:value-type="float" office:value="58860">
            <text:p>58860</text:p>
          </table:table-cell>
          <table:table-cell office:value-type="float" office:value="67135">
            <text:p>67135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833364">
            <text:p>7833364</text:p>
          </table:table-cell>
          <table:table-cell office:value-type="float" office:value="56204">
            <text:p>56204</text:p>
          </table:table-cell>
          <table:table-cell office:value-type="float" office:value="64891">
            <text:p>64891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309726">
            <text:p>13309726</text:p>
          </table:table-cell>
          <table:table-cell office:value-type="float" office:value="49038">
            <text:p>49038</text:p>
          </table:table-cell>
          <table:table-cell office:value-type="float" office:value="59306">
            <text:p>59306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504522">
            <text:p>11504522</text:p>
          </table:table-cell>
          <table:table-cell office:value-type="float" office:value="51589">
            <text:p>51589</text:p>
          </table:table-cell>
          <table:table-cell office:value-type="float" office:value="61464">
            <text:p>61464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834043">
            <text:p>9834043</text:p>
          </table:table-cell>
          <table:table-cell office:value-type="float" office:value="191768">
            <text:p>191768</text:p>
          </table:table-cell>
          <table:table-cell office:value-type="float" office:value="57246">
            <text:p>57246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020380">
            <text:p>10020380</text:p>
          </table:table-cell>
          <table:table-cell office:value-type="float" office:value="44037">
            <text:p>44037</text:p>
          </table:table-cell>
          <table:table-cell office:value-type="float" office:value="63832">
            <text:p>63832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438583">
            <text:p>7438583</text:p>
          </table:table-cell>
          <table:table-cell office:value-type="float" office:value="48048">
            <text:p>48048</text:p>
          </table:table-cell>
          <table:table-cell office:value-type="float" office:value="61465">
            <text:p>61465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788967">
            <text:p>6788967</text:p>
          </table:table-cell>
          <table:table-cell office:value-type="float" office:value="69127">
            <text:p>69127</text:p>
          </table:table-cell>
          <table:table-cell office:value-type="float" office:value="61965">
            <text:p>61965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424226">
            <text:p>8424226</text:p>
          </table:table-cell>
          <table:table-cell office:value-type="float" office:value="74102">
            <text:p>74102</text:p>
          </table:table-cell>
          <table:table-cell office:value-type="float" office:value="62979">
            <text:p>62979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668201">
            <text:p>12668201</text:p>
          </table:table-cell>
          <table:table-cell office:value-type="float" office:value="74374">
            <text:p>74374</text:p>
          </table:table-cell>
          <table:table-cell office:value-type="float" office:value="82500">
            <text:p>82500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672285">
            <text:p>9672285</text:p>
          </table:table-cell>
          <table:table-cell office:value-type="float" office:value="75132">
            <text:p>75132</text:p>
          </table:table-cell>
          <table:table-cell office:value-type="float" office:value="59998">
            <text:p>59998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444355">
            <text:p>7444355</text:p>
          </table:table-cell>
          <table:table-cell office:value-type="float" office:value="82354">
            <text:p>82354</text:p>
          </table:table-cell>
          <table:table-cell office:value-type="float" office:value="65998">
            <text:p>65998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270668">
            <text:p>8270668</text:p>
          </table:table-cell>
          <table:table-cell office:value-type="float" office:value="70857">
            <text:p>70857</text:p>
          </table:table-cell>
          <table:table-cell office:value-type="float" office:value="61403">
            <text:p>61403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223698">
            <text:p>8223698</text:p>
          </table:table-cell>
          <table:table-cell office:value-type="float" office:value="82859">
            <text:p>82859</text:p>
          </table:table-cell>
          <table:table-cell office:value-type="float" office:value="67289">
            <text:p>67289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355202">
            <text:p>8355202</text:p>
          </table:table-cell>
          <table:table-cell office:value-type="float" office:value="75062">
            <text:p>75062</text:p>
          </table:table-cell>
          <table:table-cell office:value-type="float" office:value="59458">
            <text:p>59458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494971">
            <text:p>7494971</text:p>
          </table:table-cell>
          <table:table-cell office:value-type="float" office:value="78419">
            <text:p>78419</text:p>
          </table:table-cell>
          <table:table-cell office:value-type="float" office:value="72588">
            <text:p>72588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69119">
            <text:p>7169119</text:p>
          </table:table-cell>
          <table:table-cell office:value-type="float" office:value="71251">
            <text:p>71251</text:p>
          </table:table-cell>
          <table:table-cell office:value-type="float" office:value="54664">
            <text:p>54664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407128">
            <text:p>8407128</text:p>
          </table:table-cell>
          <table:table-cell office:value-type="float" office:value="81538">
            <text:p>81538</text:p>
          </table:table-cell>
          <table:table-cell office:value-type="float" office:value="60616">
            <text:p>60616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554729">
            <text:p>8554729</text:p>
          </table:table-cell>
          <table:table-cell office:value-type="float" office:value="87590">
            <text:p>87590</text:p>
          </table:table-cell>
          <table:table-cell office:value-type="float" office:value="79867">
            <text:p>79867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403212">
            <text:p>6403212</text:p>
          </table:table-cell>
          <table:table-cell office:value-type="float" office:value="71553">
            <text:p>71553</text:p>
          </table:table-cell>
          <table:table-cell office:value-type="float" office:value="57714">
            <text:p>57714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5553705">
            <text:p>15553705</text:p>
          </table:table-cell>
          <table:table-cell office:value-type="float" office:value="81076">
            <text:p>81076</text:p>
          </table:table-cell>
          <table:table-cell office:value-type="float" office:value="80239">
            <text:p>80239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089676">
            <text:p>8089676</text:p>
          </table:table-cell>
          <table:table-cell office:value-type="float" office:value="94122">
            <text:p>94122</text:p>
          </table:table-cell>
          <table:table-cell office:value-type="float" office:value="60120">
            <text:p>60120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955444">
            <text:p>9955444</text:p>
          </table:table-cell>
          <table:table-cell office:value-type="float" office:value="103108">
            <text:p>103108</text:p>
          </table:table-cell>
          <table:table-cell office:value-type="float" office:value="113511">
            <text:p>113511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361507">
            <text:p>9361507</text:p>
          </table:table-cell>
          <table:table-cell office:value-type="float" office:value="83018">
            <text:p>83018</text:p>
          </table:table-cell>
          <table:table-cell office:value-type="float" office:value="76733">
            <text:p>76733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869863">
            <text:p>8869863</text:p>
          </table:table-cell>
          <table:table-cell office:value-type="float" office:value="81834">
            <text:p>81834</text:p>
          </table:table-cell>
          <table:table-cell office:value-type="float" office:value="68037">
            <text:p>68037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581822">
            <text:p>7581822</text:p>
          </table:table-cell>
          <table:table-cell office:value-type="float" office:value="53473">
            <text:p>53473</text:p>
          </table:table-cell>
          <table:table-cell office:value-type="float" office:value="62855">
            <text:p>62855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910141">
            <text:p>7910141</text:p>
          </table:table-cell>
          <table:table-cell office:value-type="float" office:value="49771">
            <text:p>49771</text:p>
          </table:table-cell>
          <table:table-cell office:value-type="float" office:value="63554">
            <text:p>63554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750784">
            <text:p>9750784</text:p>
          </table:table-cell>
          <table:table-cell office:value-type="float" office:value="52944">
            <text:p>52944</text:p>
          </table:table-cell>
          <table:table-cell office:value-type="float" office:value="57704">
            <text:p>57704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619849">
            <text:p>7619849</text:p>
          </table:table-cell>
          <table:table-cell office:value-type="float" office:value="70091">
            <text:p>70091</text:p>
          </table:table-cell>
          <table:table-cell office:value-type="float" office:value="63365">
            <text:p>63365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632040">
            <text:p>7632040</text:p>
          </table:table-cell>
          <table:table-cell office:value-type="float" office:value="51505">
            <text:p>51505</text:p>
          </table:table-cell>
          <table:table-cell office:value-type="float" office:value="61321">
            <text:p>61321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103815">
            <text:p>11103815</text:p>
          </table:table-cell>
          <table:table-cell office:value-type="float" office:value="77861">
            <text:p>77861</text:p>
          </table:table-cell>
          <table:table-cell office:value-type="float" office:value="193871">
            <text:p>193871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667485">
            <text:p>12667485</text:p>
          </table:table-cell>
          <table:table-cell office:value-type="float" office:value="56548">
            <text:p>56548</text:p>
          </table:table-cell>
          <table:table-cell office:value-type="float" office:value="71082">
            <text:p>71082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013207">
            <text:p>16013207</text:p>
          </table:table-cell>
          <table:table-cell office:value-type="float" office:value="57371">
            <text:p>57371</text:p>
          </table:table-cell>
          <table:table-cell office:value-type="float" office:value="70451">
            <text:p>70451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072314">
            <text:p>10072314</text:p>
          </table:table-cell>
          <table:table-cell office:value-type="float" office:value="53430">
            <text:p>53430</text:p>
          </table:table-cell>
          <table:table-cell office:value-type="float" office:value="71496">
            <text:p>71496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983424">
            <text:p>14983424</text:p>
          </table:table-cell>
          <table:table-cell office:value-type="float" office:value="66511">
            <text:p>66511</text:p>
          </table:table-cell>
          <table:table-cell office:value-type="float" office:value="78513">
            <text:p>78513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325821">
            <text:p>10325821</text:p>
          </table:table-cell>
          <table:table-cell office:value-type="float" office:value="76577">
            <text:p>76577</text:p>
          </table:table-cell>
          <table:table-cell office:value-type="float" office:value="60510">
            <text:p>60510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508211">
            <text:p>11508211</text:p>
          </table:table-cell>
          <table:table-cell office:value-type="float" office:value="56914">
            <text:p>56914</text:p>
          </table:table-cell>
          <table:table-cell office:value-type="float" office:value="69324">
            <text:p>69324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242393">
            <text:p>11242393</text:p>
          </table:table-cell>
          <table:table-cell office:value-type="float" office:value="58721">
            <text:p>58721</text:p>
          </table:table-cell>
          <table:table-cell office:value-type="float" office:value="75723">
            <text:p>75723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511378">
            <text:p>9511378</text:p>
          </table:table-cell>
          <table:table-cell office:value-type="float" office:value="79108">
            <text:p>79108</text:p>
          </table:table-cell>
          <table:table-cell office:value-type="float" office:value="96032">
            <text:p>96032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174972">
            <text:p>9174972</text:p>
          </table:table-cell>
          <table:table-cell office:value-type="float" office:value="64391">
            <text:p>64391</text:p>
          </table:table-cell>
          <table:table-cell office:value-type="float" office:value="68706">
            <text:p>68706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049382">
            <text:p>10049382</text:p>
          </table:table-cell>
          <table:table-cell office:value-type="float" office:value="66126">
            <text:p>66126</text:p>
          </table:table-cell>
          <table:table-cell office:value-type="float" office:value="93417">
            <text:p>93417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161586">
            <text:p>19161586</text:p>
          </table:table-cell>
          <table:table-cell office:value-type="float" office:value="60874">
            <text:p>60874</text:p>
          </table:table-cell>
          <table:table-cell office:value-type="float" office:value="88153">
            <text:p>88153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314802">
            <text:p>18314802</text:p>
          </table:table-cell>
          <table:table-cell office:value-type="float" office:value="56065">
            <text:p>56065</text:p>
          </table:table-cell>
          <table:table-cell office:value-type="float" office:value="93832">
            <text:p>93832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232012">
            <text:p>14232012</text:p>
          </table:table-cell>
          <table:table-cell office:value-type="float" office:value="67593">
            <text:p>67593</text:p>
          </table:table-cell>
          <table:table-cell office:value-type="float" office:value="71122">
            <text:p>71122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449879">
            <text:p>13449879</text:p>
          </table:table-cell>
          <table:table-cell office:value-type="float" office:value="56452">
            <text:p>56452</text:p>
          </table:table-cell>
          <table:table-cell office:value-type="float" office:value="102599">
            <text:p>102599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010878">
            <text:p>11010878</text:p>
          </table:table-cell>
          <table:table-cell office:value-type="float" office:value="58978">
            <text:p>58978</text:p>
          </table:table-cell>
          <table:table-cell office:value-type="float" office:value="84025">
            <text:p>84025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218727">
            <text:p>11218727</text:p>
          </table:table-cell>
          <table:table-cell office:value-type="float" office:value="55143">
            <text:p>55143</text:p>
          </table:table-cell>
          <table:table-cell office:value-type="float" office:value="193529">
            <text:p>193529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128896">
            <text:p>12128896</text:p>
          </table:table-cell>
          <table:table-cell office:value-type="float" office:value="55738">
            <text:p>55738</text:p>
          </table:table-cell>
          <table:table-cell office:value-type="float" office:value="68564">
            <text:p>68564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181447">
            <text:p>9181447</text:p>
          </table:table-cell>
          <table:table-cell office:value-type="float" office:value="56523">
            <text:p>56523</text:p>
          </table:table-cell>
          <table:table-cell office:value-type="float" office:value="82004">
            <text:p>82004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431106">
            <text:p>17431106</text:p>
          </table:table-cell>
          <table:table-cell office:value-type="float" office:value="57823">
            <text:p>57823</text:p>
          </table:table-cell>
          <table:table-cell office:value-type="float" office:value="80760">
            <text:p>80760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791014">
            <text:p>9791014</text:p>
          </table:table-cell>
          <table:table-cell office:value-type="float" office:value="57521">
            <text:p>57521</text:p>
          </table:table-cell>
          <table:table-cell office:value-type="float" office:value="75823">
            <text:p>75823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262772">
            <text:p>11262772</text:p>
          </table:table-cell>
          <table:table-cell office:value-type="float" office:value="56496">
            <text:p>56496</text:p>
          </table:table-cell>
          <table:table-cell office:value-type="float" office:value="72216">
            <text:p>72216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237538">
            <text:p>10237538</text:p>
          </table:table-cell>
          <table:table-cell office:value-type="float" office:value="57453">
            <text:p>57453</text:p>
          </table:table-cell>
          <table:table-cell office:value-type="float" office:value="75659">
            <text:p>75659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934582">
            <text:p>10934582</text:p>
          </table:table-cell>
          <table:table-cell office:value-type="float" office:value="56242">
            <text:p>56242</text:p>
          </table:table-cell>
          <table:table-cell office:value-type="float" office:value="72736">
            <text:p>72736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600832">
            <text:p>8600832</text:p>
          </table:table-cell>
          <table:table-cell office:value-type="float" office:value="60465">
            <text:p>60465</text:p>
          </table:table-cell>
          <table:table-cell office:value-type="float" office:value="70357">
            <text:p>70357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022226">
            <text:p>17022226</text:p>
          </table:table-cell>
          <table:table-cell office:value-type="float" office:value="54380">
            <text:p>54380</text:p>
          </table:table-cell>
          <table:table-cell office:value-type="float" office:value="90194">
            <text:p>90194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592017">
            <text:p>8592017</text:p>
          </table:table-cell>
          <table:table-cell office:value-type="float" office:value="58300">
            <text:p>58300</text:p>
          </table:table-cell>
          <table:table-cell office:value-type="float" office:value="81757">
            <text:p>81757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174408">
            <text:p>9174408</text:p>
          </table:table-cell>
          <table:table-cell office:value-type="float" office:value="76847">
            <text:p>76847</text:p>
          </table:table-cell>
          <table:table-cell office:value-type="float" office:value="79082">
            <text:p>79082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855213">
            <text:p>8855213</text:p>
          </table:table-cell>
          <table:table-cell office:value-type="float" office:value="44654">
            <text:p>44654</text:p>
          </table:table-cell>
          <table:table-cell office:value-type="float" office:value="67794">
            <text:p>67794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685771">
            <text:p>18685771</text:p>
          </table:table-cell>
          <table:table-cell office:value-type="float" office:value="56257">
            <text:p>56257</text:p>
          </table:table-cell>
          <table:table-cell office:value-type="float" office:value="82153">
            <text:p>82153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869174">
            <text:p>8869174</text:p>
          </table:table-cell>
          <table:table-cell office:value-type="float" office:value="55459">
            <text:p>55459</text:p>
          </table:table-cell>
          <table:table-cell office:value-type="float" office:value="69842">
            <text:p>69842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006100">
            <text:p>10006100</text:p>
          </table:table-cell>
          <table:table-cell office:value-type="float" office:value="67593">
            <text:p>67593</text:p>
          </table:table-cell>
          <table:table-cell office:value-type="float" office:value="78623">
            <text:p>78623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081087">
            <text:p>10081087</text:p>
          </table:table-cell>
          <table:table-cell office:value-type="float" office:value="55157">
            <text:p>55157</text:p>
          </table:table-cell>
          <table:table-cell office:value-type="float" office:value="75074">
            <text:p>75074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463666">
            <text:p>9463666</text:p>
          </table:table-cell>
          <table:table-cell office:value-type="float" office:value="68092">
            <text:p>68092</text:p>
          </table:table-cell>
          <table:table-cell office:value-type="float" office:value="97617">
            <text:p>97617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627584">
            <text:p>15627584</text:p>
          </table:table-cell>
          <table:table-cell office:value-type="float" office:value="53659">
            <text:p>53659</text:p>
          </table:table-cell>
          <table:table-cell office:value-type="float" office:value="75064">
            <text:p>75064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971948">
            <text:p>10971948</text:p>
          </table:table-cell>
          <table:table-cell office:value-type="float" office:value="53862">
            <text:p>53862</text:p>
          </table:table-cell>
          <table:table-cell office:value-type="float" office:value="88275">
            <text:p>88275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922017">
            <text:p>9922017</text:p>
          </table:table-cell>
          <table:table-cell office:value-type="float" office:value="55936">
            <text:p>55936</text:p>
          </table:table-cell>
          <table:table-cell office:value-type="float" office:value="68881">
            <text:p>68881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179725">
            <text:p>9179725</text:p>
          </table:table-cell>
          <table:table-cell office:value-type="float" office:value="47843">
            <text:p>47843</text:p>
          </table:table-cell>
          <table:table-cell office:value-type="float" office:value="84499">
            <text:p>84499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940451">
            <text:p>9940451</text:p>
          </table:table-cell>
          <table:table-cell office:value-type="float" office:value="53386">
            <text:p>53386</text:p>
          </table:table-cell>
          <table:table-cell office:value-type="float" office:value="81452">
            <text:p>81452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396339">
            <text:p>10396339</text:p>
          </table:table-cell>
          <table:table-cell office:value-type="float" office:value="67621">
            <text:p>67621</text:p>
          </table:table-cell>
          <table:table-cell office:value-type="float" office:value="74170">
            <text:p>74170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905057">
            <text:p>14905057</text:p>
          </table:table-cell>
          <table:table-cell office:value-type="float" office:value="58924">
            <text:p>58924</text:p>
          </table:table-cell>
          <table:table-cell office:value-type="float" office:value="72772">
            <text:p>72772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258657">
            <text:p>10258657</text:p>
          </table:table-cell>
          <table:table-cell office:value-type="float" office:value="67080">
            <text:p>67080</text:p>
          </table:table-cell>
          <table:table-cell office:value-type="float" office:value="77898">
            <text:p>77898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372224">
            <text:p>16372224</text:p>
          </table:table-cell>
          <table:table-cell office:value-type="float" office:value="56547">
            <text:p>56547</text:p>
          </table:table-cell>
          <table:table-cell office:value-type="float" office:value="77402">
            <text:p>77402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370784">
            <text:p>10370784</text:p>
          </table:table-cell>
          <table:table-cell office:value-type="float" office:value="56937">
            <text:p>56937</text:p>
          </table:table-cell>
          <table:table-cell office:value-type="float" office:value="69830">
            <text:p>69830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907074">
            <text:p>13907074</text:p>
          </table:table-cell>
          <table:table-cell office:value-type="float" office:value="65797">
            <text:p>65797</text:p>
          </table:table-cell>
          <table:table-cell office:value-type="float" office:value="87443">
            <text:p>87443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799224">
            <text:p>8799224</text:p>
          </table:table-cell>
          <table:table-cell office:value-type="float" office:value="53803">
            <text:p>53803</text:p>
          </table:table-cell>
          <table:table-cell office:value-type="float" office:value="70921">
            <text:p>70921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476572">
            <text:p>17476572</text:p>
          </table:table-cell>
          <table:table-cell office:value-type="float" office:value="65576">
            <text:p>65576</text:p>
          </table:table-cell>
          <table:table-cell office:value-type="float" office:value="66091">
            <text:p>66091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397496">
            <text:p>17397496</text:p>
          </table:table-cell>
          <table:table-cell office:value-type="float" office:value="63179">
            <text:p>63179</text:p>
          </table:table-cell>
          <table:table-cell office:value-type="float" office:value="67447">
            <text:p>67447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107220">
            <text:p>10107220</text:p>
          </table:table-cell>
          <table:table-cell office:value-type="float" office:value="65461">
            <text:p>65461</text:p>
          </table:table-cell>
          <table:table-cell office:value-type="float" office:value="81938">
            <text:p>81938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475346">
            <text:p>9475346</text:p>
          </table:table-cell>
          <table:table-cell office:value-type="float" office:value="55966">
            <text:p>55966</text:p>
          </table:table-cell>
          <table:table-cell office:value-type="float" office:value="72796">
            <text:p>72796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7336178">
            <text:p>17336178</text:p>
          </table:table-cell>
          <table:table-cell office:value-type="float" office:value="57709">
            <text:p>57709</text:p>
          </table:table-cell>
          <table:table-cell office:value-type="float" office:value="99264">
            <text:p>99264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464877">
            <text:p>10464877</text:p>
          </table:table-cell>
          <table:table-cell office:value-type="float" office:value="58497">
            <text:p>58497</text:p>
          </table:table-cell>
          <table:table-cell office:value-type="float" office:value="85143">
            <text:p>85143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191681">
            <text:p>11191681</text:p>
          </table:table-cell>
          <table:table-cell office:value-type="float" office:value="57513">
            <text:p>57513</text:p>
          </table:table-cell>
          <table:table-cell office:value-type="float" office:value="73916">
            <text:p>73916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613183">
            <text:p>11613183</text:p>
          </table:table-cell>
          <table:table-cell office:value-type="float" office:value="63190">
            <text:p>63190</text:p>
          </table:table-cell>
          <table:table-cell office:value-type="float" office:value="81687">
            <text:p>81687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013363">
            <text:p>11013363</text:p>
          </table:table-cell>
          <table:table-cell office:value-type="float" office:value="73149">
            <text:p>73149</text:p>
          </table:table-cell>
          <table:table-cell office:value-type="float" office:value="73940">
            <text:p>73940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362645">
            <text:p>11362645</text:p>
          </table:table-cell>
          <table:table-cell office:value-type="float" office:value="60559">
            <text:p>60559</text:p>
          </table:table-cell>
          <table:table-cell office:value-type="float" office:value="77303">
            <text:p>77303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401964">
            <text:p>13401964</text:p>
          </table:table-cell>
          <table:table-cell office:value-type="float" office:value="67776">
            <text:p>67776</text:p>
          </table:table-cell>
          <table:table-cell office:value-type="float" office:value="100997">
            <text:p>100997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907468">
            <text:p>9907468</text:p>
          </table:table-cell>
          <table:table-cell office:value-type="float" office:value="59824">
            <text:p>59824</text:p>
          </table:table-cell>
          <table:table-cell office:value-type="float" office:value="72837">
            <text:p>72837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85158">
            <text:p>11485158</text:p>
          </table:table-cell>
          <table:table-cell office:value-type="float" office:value="73253">
            <text:p>73253</text:p>
          </table:table-cell>
          <table:table-cell office:value-type="float" office:value="192894">
            <text:p>192894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134776">
            <text:p>16134776</text:p>
          </table:table-cell>
          <table:table-cell office:value-type="float" office:value="55425">
            <text:p>55425</text:p>
          </table:table-cell>
          <table:table-cell office:value-type="float" office:value="67335">
            <text:p>67335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922955">
            <text:p>11922955</text:p>
          </table:table-cell>
          <table:table-cell office:value-type="float" office:value="62255">
            <text:p>62255</text:p>
          </table:table-cell>
          <table:table-cell office:value-type="float" office:value="82106">
            <text:p>82106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241205">
            <text:p>13241205</text:p>
          </table:table-cell>
          <table:table-cell office:value-type="float" office:value="58937">
            <text:p>58937</text:p>
          </table:table-cell>
          <table:table-cell office:value-type="float" office:value="87455">
            <text:p>87455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304586">
            <text:p>10304586</text:p>
          </table:table-cell>
          <table:table-cell office:value-type="float" office:value="71969">
            <text:p>71969</text:p>
          </table:table-cell>
          <table:table-cell office:value-type="float" office:value="76350">
            <text:p>76350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893374">
            <text:p>13893374</text:p>
          </table:table-cell>
          <table:table-cell office:value-type="float" office:value="61028">
            <text:p>61028</text:p>
          </table:table-cell>
          <table:table-cell office:value-type="float" office:value="73681">
            <text:p>73681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502727">
            <text:p>16502727</text:p>
          </table:table-cell>
          <table:table-cell office:value-type="float" office:value="69304">
            <text:p>69304</text:p>
          </table:table-cell>
          <table:table-cell office:value-type="float" office:value="76367">
            <text:p>76367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755569">
            <text:p>10755569</text:p>
          </table:table-cell>
          <table:table-cell office:value-type="float" office:value="59781">
            <text:p>59781</text:p>
          </table:table-cell>
          <table:table-cell office:value-type="float" office:value="76927">
            <text:p>76927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793337">
            <text:p>11793337</text:p>
          </table:table-cell>
          <table:table-cell office:value-type="float" office:value="76082">
            <text:p>76082</text:p>
          </table:table-cell>
          <table:table-cell office:value-type="float" office:value="104887">
            <text:p>104887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700977">
            <text:p>11700977</text:p>
          </table:table-cell>
          <table:table-cell office:value-type="float" office:value="53499">
            <text:p>53499</text:p>
          </table:table-cell>
          <table:table-cell office:value-type="float" office:value="104823">
            <text:p>104823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390803">
            <text:p>12390803</text:p>
          </table:table-cell>
          <table:table-cell office:value-type="float" office:value="77840">
            <text:p>77840</text:p>
          </table:table-cell>
          <table:table-cell office:value-type="float" office:value="98100">
            <text:p>98100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994575">
            <text:p>15994575</text:p>
          </table:table-cell>
          <table:table-cell office:value-type="float" office:value="57356">
            <text:p>57356</text:p>
          </table:table-cell>
          <table:table-cell office:value-type="float" office:value="99806">
            <text:p>99806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942253">
            <text:p>11942253</text:p>
          </table:table-cell>
          <table:table-cell office:value-type="float" office:value="77598">
            <text:p>77598</text:p>
          </table:table-cell>
          <table:table-cell office:value-type="float" office:value="79350">
            <text:p>79350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721973">
            <text:p>13721973</text:p>
          </table:table-cell>
          <table:table-cell office:value-type="float" office:value="57328">
            <text:p>57328</text:p>
          </table:table-cell>
          <table:table-cell office:value-type="float" office:value="93312">
            <text:p>93312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011519">
            <text:p>19011519</text:p>
          </table:table-cell>
          <table:table-cell office:value-type="float" office:value="72294">
            <text:p>72294</text:p>
          </table:table-cell>
          <table:table-cell office:value-type="float" office:value="127900">
            <text:p>127900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147664">
            <text:p>16147664</text:p>
          </table:table-cell>
          <table:table-cell office:value-type="float" office:value="63762">
            <text:p>63762</text:p>
          </table:table-cell>
          <table:table-cell office:value-type="float" office:value="83741">
            <text:p>83741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397017">
            <text:p>11397017</text:p>
          </table:table-cell>
          <table:table-cell office:value-type="float" office:value="60963">
            <text:p>60963</text:p>
          </table:table-cell>
          <table:table-cell office:value-type="float" office:value="109410">
            <text:p>109410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936004">
            <text:p>10936004</text:p>
          </table:table-cell>
          <table:table-cell office:value-type="float" office:value="63559">
            <text:p>63559</text:p>
          </table:table-cell>
          <table:table-cell office:value-type="float" office:value="117237">
            <text:p>117237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534142">
            <text:p>12534142</text:p>
          </table:table-cell>
          <table:table-cell office:value-type="float" office:value="61734">
            <text:p>61734</text:p>
          </table:table-cell>
          <table:table-cell office:value-type="float" office:value="76767">
            <text:p>76767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293960">
            <text:p>11293960</text:p>
          </table:table-cell>
          <table:table-cell office:value-type="float" office:value="72305">
            <text:p>72305</text:p>
          </table:table-cell>
          <table:table-cell office:value-type="float" office:value="73111">
            <text:p>73111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232759">
            <text:p>12232759</text:p>
          </table:table-cell>
          <table:table-cell office:value-type="float" office:value="64618">
            <text:p>64618</text:p>
          </table:table-cell>
          <table:table-cell office:value-type="float" office:value="76350">
            <text:p>76350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099568">
            <text:p>11099568</text:p>
          </table:table-cell>
          <table:table-cell office:value-type="float" office:value="74440">
            <text:p>74440</text:p>
          </table:table-cell>
          <table:table-cell office:value-type="float" office:value="85838">
            <text:p>85838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7424202">
            <text:p>17424202</text:p>
          </table:table-cell>
          <table:table-cell office:value-type="float" office:value="58780">
            <text:p>58780</text:p>
          </table:table-cell>
          <table:table-cell office:value-type="float" office:value="83762">
            <text:p>83762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914781">
            <text:p>13914781</text:p>
          </table:table-cell>
          <table:table-cell office:value-type="float" office:value="88399">
            <text:p>88399</text:p>
          </table:table-cell>
          <table:table-cell office:value-type="float" office:value="89959">
            <text:p>89959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675553">
            <text:p>13675553</text:p>
          </table:table-cell>
          <table:table-cell office:value-type="float" office:value="80017">
            <text:p>80017</text:p>
          </table:table-cell>
          <table:table-cell office:value-type="float" office:value="97361">
            <text:p>97361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983673">
            <text:p>12983673</text:p>
          </table:table-cell>
          <table:table-cell office:value-type="float" office:value="70507">
            <text:p>70507</text:p>
          </table:table-cell>
          <table:table-cell office:value-type="float" office:value="200985">
            <text:p>200985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0270678">
            <text:p>20270678</text:p>
          </table:table-cell>
          <table:table-cell office:value-type="float" office:value="73216">
            <text:p>73216</text:p>
          </table:table-cell>
          <table:table-cell office:value-type="float" office:value="78107">
            <text:p>78107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4160656">
            <text:p>14160656</text:p>
          </table:table-cell>
          <table:table-cell office:value-type="float" office:value="67423">
            <text:p>67423</text:p>
          </table:table-cell>
          <table:table-cell office:value-type="float" office:value="83825">
            <text:p>83825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251488">
            <text:p>12251488</text:p>
          </table:table-cell>
          <table:table-cell office:value-type="float" office:value="60410">
            <text:p>60410</text:p>
          </table:table-cell>
          <table:table-cell office:value-type="float" office:value="98337">
            <text:p>98337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075762">
            <text:p>11075762</text:p>
          </table:table-cell>
          <table:table-cell office:value-type="float" office:value="83295">
            <text:p>83295</text:p>
          </table:table-cell>
          <table:table-cell office:value-type="float" office:value="86356">
            <text:p>86356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7287822">
            <text:p>17287822</text:p>
          </table:table-cell>
          <table:table-cell office:value-type="float" office:value="70415">
            <text:p>70415</text:p>
          </table:table-cell>
          <table:table-cell office:value-type="float" office:value="79154">
            <text:p>79154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957020">
            <text:p>10957020</text:p>
          </table:table-cell>
          <table:table-cell office:value-type="float" office:value="75539">
            <text:p>75539</text:p>
          </table:table-cell>
          <table:table-cell office:value-type="float" office:value="73228">
            <text:p>73228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595045">
            <text:p>12595045</text:p>
          </table:table-cell>
          <table:table-cell office:value-type="float" office:value="60148">
            <text:p>60148</text:p>
          </table:table-cell>
          <table:table-cell office:value-type="float" office:value="73701">
            <text:p>73701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375821">
            <text:p>12375821</text:p>
          </table:table-cell>
          <table:table-cell office:value-type="float" office:value="64633">
            <text:p>64633</text:p>
          </table:table-cell>
          <table:table-cell office:value-type="float" office:value="74704">
            <text:p>74704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568336">
            <text:p>12568336</text:p>
          </table:table-cell>
          <table:table-cell office:value-type="float" office:value="57676">
            <text:p>57676</text:p>
          </table:table-cell>
          <table:table-cell office:value-type="float" office:value="75171">
            <text:p>75171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177574">
            <text:p>12177574</text:p>
          </table:table-cell>
          <table:table-cell office:value-type="float" office:value="67160">
            <text:p>67160</text:p>
          </table:table-cell>
          <table:table-cell office:value-type="float" office:value="105044">
            <text:p>105044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716653">
            <text:p>9716653</text:p>
          </table:table-cell>
          <table:table-cell office:value-type="float" office:value="60835">
            <text:p>60835</text:p>
          </table:table-cell>
          <table:table-cell office:value-type="float" office:value="90821">
            <text:p>90821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919573">
            <text:p>15919573</text:p>
          </table:table-cell>
          <table:table-cell office:value-type="float" office:value="63217">
            <text:p>63217</text:p>
          </table:table-cell>
          <table:table-cell office:value-type="float" office:value="81231">
            <text:p>81231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6179817">
            <text:p>26179817</text:p>
          </table:table-cell>
          <table:table-cell office:value-type="float" office:value="78984">
            <text:p>78984</text:p>
          </table:table-cell>
          <table:table-cell office:value-type="float" office:value="190271">
            <text:p>190271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80359">
            <text:p>11480359</text:p>
          </table:table-cell>
          <table:table-cell office:value-type="float" office:value="64802">
            <text:p>64802</text:p>
          </table:table-cell>
          <table:table-cell office:value-type="float" office:value="83333">
            <text:p>83333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604399">
            <text:p>10604399</text:p>
          </table:table-cell>
          <table:table-cell office:value-type="float" office:value="79645">
            <text:p>79645</text:p>
          </table:table-cell>
          <table:table-cell office:value-type="float" office:value="72964">
            <text:p>72964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040564">
            <text:p>11040564</text:p>
          </table:table-cell>
          <table:table-cell office:value-type="float" office:value="61312">
            <text:p>61312</text:p>
          </table:table-cell>
          <table:table-cell office:value-type="float" office:value="77393">
            <text:p>77393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7811415">
            <text:p>27811415</text:p>
          </table:table-cell>
          <table:table-cell office:value-type="float" office:value="68784">
            <text:p>68784</text:p>
          </table:table-cell>
          <table:table-cell office:value-type="float" office:value="90312">
            <text:p>90312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850860">
            <text:p>19850860</text:p>
          </table:table-cell>
          <table:table-cell office:value-type="float" office:value="73040">
            <text:p>73040</text:p>
          </table:table-cell>
          <table:table-cell office:value-type="float" office:value="99088">
            <text:p>99088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801640">
            <text:p>26801640</text:p>
          </table:table-cell>
          <table:table-cell office:value-type="float" office:value="68378">
            <text:p>68378</text:p>
          </table:table-cell>
          <table:table-cell office:value-type="float" office:value="98000">
            <text:p>98000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546594">
            <text:p>22546594</text:p>
          </table:table-cell>
          <table:table-cell office:value-type="float" office:value="198731">
            <text:p>198731</text:p>
          </table:table-cell>
          <table:table-cell office:value-type="float" office:value="81490">
            <text:p>81490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8135391">
            <text:p>18135391</text:p>
          </table:table-cell>
          <table:table-cell office:value-type="float" office:value="69679">
            <text:p>69679</text:p>
          </table:table-cell>
          <table:table-cell office:value-type="float" office:value="101568">
            <text:p>101568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874367">
            <text:p>14874367</text:p>
          </table:table-cell>
          <table:table-cell office:value-type="float" office:value="69609">
            <text:p>69609</text:p>
          </table:table-cell>
          <table:table-cell office:value-type="float" office:value="82251">
            <text:p>82251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576001">
            <text:p>24576001</text:p>
          </table:table-cell>
          <table:table-cell office:value-type="float" office:value="59590">
            <text:p>59590</text:p>
          </table:table-cell>
          <table:table-cell office:value-type="float" office:value="95004">
            <text:p>95004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837800">
            <text:p>17837800</text:p>
          </table:table-cell>
          <table:table-cell office:value-type="float" office:value="73953">
            <text:p>73953</text:p>
          </table:table-cell>
          <table:table-cell office:value-type="float" office:value="86526">
            <text:p>86526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679074">
            <text:p>16679074</text:p>
          </table:table-cell>
          <table:table-cell office:value-type="float" office:value="78154">
            <text:p>78154</text:p>
          </table:table-cell>
          <table:table-cell office:value-type="float" office:value="79639">
            <text:p>79639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967527">
            <text:p>12967527</text:p>
          </table:table-cell>
          <table:table-cell office:value-type="float" office:value="72109">
            <text:p>72109</text:p>
          </table:table-cell>
          <table:table-cell office:value-type="float" office:value="84586">
            <text:p>84586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1101469">
            <text:p>21101469</text:p>
          </table:table-cell>
          <table:table-cell office:value-type="float" office:value="80445">
            <text:p>80445</text:p>
          </table:table-cell>
          <table:table-cell office:value-type="float" office:value="96336">
            <text:p>96336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941465">
            <text:p>15941465</text:p>
          </table:table-cell>
          <table:table-cell office:value-type="float" office:value="69126">
            <text:p>69126</text:p>
          </table:table-cell>
          <table:table-cell office:value-type="float" office:value="80703">
            <text:p>80703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578403">
            <text:p>14578403</text:p>
          </table:table-cell>
          <table:table-cell office:value-type="float" office:value="67892">
            <text:p>67892</text:p>
          </table:table-cell>
          <table:table-cell office:value-type="float" office:value="94192">
            <text:p>94192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469901">
            <text:p>14469901</text:p>
          </table:table-cell>
          <table:table-cell office:value-type="float" office:value="66957">
            <text:p>66957</text:p>
          </table:table-cell>
          <table:table-cell office:value-type="float" office:value="103791">
            <text:p>103791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8668149">
            <text:p>18668149</text:p>
          </table:table-cell>
          <table:table-cell office:value-type="float" office:value="69948">
            <text:p>69948</text:p>
          </table:table-cell>
          <table:table-cell office:value-type="float" office:value="93861">
            <text:p>93861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176559">
            <text:p>15176559</text:p>
          </table:table-cell>
          <table:table-cell office:value-type="float" office:value="96897">
            <text:p>96897</text:p>
          </table:table-cell>
          <table:table-cell office:value-type="float" office:value="97272">
            <text:p>97272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444077">
            <text:p>14444077</text:p>
          </table:table-cell>
          <table:table-cell office:value-type="float" office:value="67290">
            <text:p>67290</text:p>
          </table:table-cell>
          <table:table-cell office:value-type="float" office:value="94935">
            <text:p>94935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3817874">
            <text:p>23817874</text:p>
          </table:table-cell>
          <table:table-cell office:value-type="float" office:value="78342">
            <text:p>78342</text:p>
          </table:table-cell>
          <table:table-cell office:value-type="float" office:value="88443">
            <text:p>88443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895886">
            <text:p>12895886</text:p>
          </table:table-cell>
          <table:table-cell office:value-type="float" office:value="91214">
            <text:p>91214</text:p>
          </table:table-cell>
          <table:table-cell office:value-type="float" office:value="83715">
            <text:p>83715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396010">
            <text:p>15396010</text:p>
          </table:table-cell>
          <table:table-cell office:value-type="float" office:value="174812">
            <text:p>174812</text:p>
          </table:table-cell>
          <table:table-cell office:value-type="float" office:value="98824">
            <text:p>98824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952794">
            <text:p>24952794</text:p>
          </table:table-cell>
          <table:table-cell office:value-type="float" office:value="66677">
            <text:p>66677</text:p>
          </table:table-cell>
          <table:table-cell office:value-type="float" office:value="105656">
            <text:p>105656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931048">
            <text:p>12931048</text:p>
          </table:table-cell>
          <table:table-cell office:value-type="float" office:value="58567">
            <text:p>58567</text:p>
          </table:table-cell>
          <table:table-cell office:value-type="float" office:value="76987">
            <text:p>76987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3806960">
            <text:p>23806960</text:p>
          </table:table-cell>
          <table:table-cell office:value-type="float" office:value="68843">
            <text:p>68843</text:p>
          </table:table-cell>
          <table:table-cell office:value-type="float" office:value="98483">
            <text:p>98483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522177">
            <text:p>17522177</text:p>
          </table:table-cell>
          <table:table-cell office:value-type="float" office:value="65201">
            <text:p>65201</text:p>
          </table:table-cell>
          <table:table-cell office:value-type="float" office:value="83381">
            <text:p>83381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174822">
            <text:p>17174822</text:p>
          </table:table-cell>
          <table:table-cell office:value-type="float" office:value="90145">
            <text:p>90145</text:p>
          </table:table-cell>
          <table:table-cell office:value-type="float" office:value="92051">
            <text:p>92051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8376713">
            <text:p>18376713</text:p>
          </table:table-cell>
          <table:table-cell office:value-type="float" office:value="71010">
            <text:p>71010</text:p>
          </table:table-cell>
          <table:table-cell office:value-type="float" office:value="90626">
            <text:p>90626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184314">
            <text:p>16184314</text:p>
          </table:table-cell>
          <table:table-cell office:value-type="float" office:value="76608">
            <text:p>76608</text:p>
          </table:table-cell>
          <table:table-cell office:value-type="float" office:value="105197">
            <text:p>105197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399879">
            <text:p>14399879</text:p>
          </table:table-cell>
          <table:table-cell office:value-type="float" office:value="71747">
            <text:p>71747</text:p>
          </table:table-cell>
          <table:table-cell office:value-type="float" office:value="90717">
            <text:p>90717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1905692">
            <text:p>21905692</text:p>
          </table:table-cell>
          <table:table-cell office:value-type="float" office:value="64928">
            <text:p>64928</text:p>
          </table:table-cell>
          <table:table-cell office:value-type="float" office:value="95450">
            <text:p>95450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450294">
            <text:p>14450294</text:p>
          </table:table-cell>
          <table:table-cell office:value-type="float" office:value="84043">
            <text:p>84043</text:p>
          </table:table-cell>
          <table:table-cell office:value-type="float" office:value="87280">
            <text:p>87280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9701687">
            <text:p>29701687</text:p>
          </table:table-cell>
          <table:table-cell office:value-type="float" office:value="65720">
            <text:p>65720</text:p>
          </table:table-cell>
          <table:table-cell office:value-type="float" office:value="82881">
            <text:p>82881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995141">
            <text:p>26995141</text:p>
          </table:table-cell>
          <table:table-cell office:value-type="float" office:value="70731">
            <text:p>70731</text:p>
          </table:table-cell>
          <table:table-cell office:value-type="float" office:value="228582">
            <text:p>228582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360855">
            <text:p>19360855</text:p>
          </table:table-cell>
          <table:table-cell office:value-type="float" office:value="65582">
            <text:p>65582</text:p>
          </table:table-cell>
          <table:table-cell office:value-type="float" office:value="117451">
            <text:p>117451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327447">
            <text:p>15327447</text:p>
          </table:table-cell>
          <table:table-cell office:value-type="float" office:value="71101">
            <text:p>71101</text:p>
          </table:table-cell>
          <table:table-cell office:value-type="float" office:value="85185">
            <text:p>85185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723107">
            <text:p>14723107</text:p>
          </table:table-cell>
          <table:table-cell office:value-type="float" office:value="62954">
            <text:p>62954</text:p>
          </table:table-cell>
          <table:table-cell office:value-type="float" office:value="91275">
            <text:p>91275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135953">
            <text:p>20135953</text:p>
          </table:table-cell>
          <table:table-cell office:value-type="float" office:value="67805">
            <text:p>67805</text:p>
          </table:table-cell>
          <table:table-cell office:value-type="float" office:value="74933">
            <text:p>74933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386804">
            <text:p>13386804</text:p>
          </table:table-cell>
          <table:table-cell office:value-type="float" office:value="78491">
            <text:p>78491</text:p>
          </table:table-cell>
          <table:table-cell office:value-type="float" office:value="96768">
            <text:p>96768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8469031">
            <text:p>18469031</text:p>
          </table:table-cell>
          <table:table-cell office:value-type="float" office:value="67978">
            <text:p>67978</text:p>
          </table:table-cell>
          <table:table-cell office:value-type="float" office:value="167260">
            <text:p>167260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843322">
            <text:p>13843322</text:p>
          </table:table-cell>
          <table:table-cell office:value-type="float" office:value="71826">
            <text:p>71826</text:p>
          </table:table-cell>
          <table:table-cell office:value-type="float" office:value="172826">
            <text:p>172826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7008538">
            <text:p>27008538</text:p>
          </table:table-cell>
          <table:table-cell office:value-type="float" office:value="69555">
            <text:p>69555</text:p>
          </table:table-cell>
          <table:table-cell office:value-type="float" office:value="137765">
            <text:p>137765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765925">
            <text:p>17765925</text:p>
          </table:table-cell>
          <table:table-cell office:value-type="float" office:value="66640">
            <text:p>66640</text:p>
          </table:table-cell>
          <table:table-cell office:value-type="float" office:value="127178">
            <text:p>127178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714652">
            <text:p>13714652</text:p>
          </table:table-cell>
          <table:table-cell office:value-type="float" office:value="66587">
            <text:p>66587</text:p>
          </table:table-cell>
          <table:table-cell office:value-type="float" office:value="114350">
            <text:p>114350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53277">
            <text:p>19653277</text:p>
          </table:table-cell>
          <table:table-cell office:value-type="float" office:value="68342">
            <text:p>68342</text:p>
          </table:table-cell>
          <table:table-cell office:value-type="float" office:value="84226">
            <text:p>84226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914317">
            <text:p>16914317</text:p>
          </table:table-cell>
          <table:table-cell office:value-type="float" office:value="247577">
            <text:p>247577</text:p>
          </table:table-cell>
          <table:table-cell office:value-type="float" office:value="99794">
            <text:p>99794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905677">
            <text:p>12905677</text:p>
          </table:table-cell>
          <table:table-cell office:value-type="float" office:value="69016">
            <text:p>69016</text:p>
          </table:table-cell>
          <table:table-cell office:value-type="float" office:value="167875">
            <text:p>167875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090191">
            <text:p>16090191</text:p>
          </table:table-cell>
          <table:table-cell office:value-type="float" office:value="80396">
            <text:p>80396</text:p>
          </table:table-cell>
          <table:table-cell office:value-type="float" office:value="171186">
            <text:p>171186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224338">
            <text:p>22224338</text:p>
          </table:table-cell>
          <table:table-cell office:value-type="float" office:value="71109">
            <text:p>71109</text:p>
          </table:table-cell>
          <table:table-cell office:value-type="float" office:value="97033">
            <text:p>97033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638224">
            <text:p>24638224</text:p>
          </table:table-cell>
          <table:table-cell office:value-type="float" office:value="67063">
            <text:p>67063</text:p>
          </table:table-cell>
          <table:table-cell office:value-type="float" office:value="108947">
            <text:p>108947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0334416">
            <text:p>30334416</text:p>
          </table:table-cell>
          <table:table-cell office:value-type="float" office:value="68486">
            <text:p>68486</text:p>
          </table:table-cell>
          <table:table-cell office:value-type="float" office:value="85132">
            <text:p>85132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353989">
            <text:p>19353989</text:p>
          </table:table-cell>
          <table:table-cell office:value-type="float" office:value="66027">
            <text:p>66027</text:p>
          </table:table-cell>
          <table:table-cell office:value-type="float" office:value="91623">
            <text:p>91623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1093351">
            <text:p>21093351</text:p>
          </table:table-cell>
          <table:table-cell office:value-type="float" office:value="76693">
            <text:p>76693</text:p>
          </table:table-cell>
          <table:table-cell office:value-type="float" office:value="93961">
            <text:p>93961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770586">
            <text:p>15770586</text:p>
          </table:table-cell>
          <table:table-cell office:value-type="float" office:value="109159">
            <text:p>109159</text:p>
          </table:table-cell>
          <table:table-cell office:value-type="float" office:value="97474">
            <text:p>97474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001141">
            <text:p>15001141</text:p>
          </table:table-cell>
          <table:table-cell office:value-type="float" office:value="75462">
            <text:p>75462</text:p>
          </table:table-cell>
          <table:table-cell office:value-type="float" office:value="100866">
            <text:p>100866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3694762">
            <text:p>23694762</text:p>
          </table:table-cell>
          <table:table-cell office:value-type="float" office:value="77050">
            <text:p>77050</text:p>
          </table:table-cell>
          <table:table-cell office:value-type="float" office:value="98299">
            <text:p>98299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022903">
            <text:p>30022903</text:p>
          </table:table-cell>
          <table:table-cell office:value-type="float" office:value="79949">
            <text:p>79949</text:p>
          </table:table-cell>
          <table:table-cell office:value-type="float" office:value="95661">
            <text:p>95661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133767">
            <text:p>16133767</text:p>
          </table:table-cell>
          <table:table-cell office:value-type="float" office:value="60973">
            <text:p>60973</text:p>
          </table:table-cell>
          <table:table-cell office:value-type="float" office:value="110300">
            <text:p>110300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2446403">
            <text:p>22446403</text:p>
          </table:table-cell>
          <table:table-cell office:value-type="float" office:value="84803">
            <text:p>84803</text:p>
          </table:table-cell>
          <table:table-cell office:value-type="float" office:value="100854">
            <text:p>100854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181041">
            <text:p>16181041</text:p>
          </table:table-cell>
          <table:table-cell office:value-type="float" office:value="86813">
            <text:p>86813</text:p>
          </table:table-cell>
          <table:table-cell office:value-type="float" office:value="107682">
            <text:p>107682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5884308">
            <text:p>25884308</text:p>
          </table:table-cell>
          <table:table-cell office:value-type="float" office:value="76076">
            <text:p>76076</text:p>
          </table:table-cell>
          <table:table-cell office:value-type="float" office:value="96498">
            <text:p>96498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241900">
            <text:p>28241900</text:p>
          </table:table-cell>
          <table:table-cell office:value-type="float" office:value="81675">
            <text:p>81675</text:p>
          </table:table-cell>
          <table:table-cell office:value-type="float" office:value="117163">
            <text:p>117163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497473">
            <text:p>29497473</text:p>
          </table:table-cell>
          <table:table-cell office:value-type="float" office:value="79773">
            <text:p>79773</text:p>
          </table:table-cell>
          <table:table-cell office:value-type="float" office:value="90447">
            <text:p>90447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4722517">
            <text:p>14722517</text:p>
          </table:table-cell>
          <table:table-cell office:value-type="float" office:value="73397">
            <text:p>73397</text:p>
          </table:table-cell>
          <table:table-cell office:value-type="float" office:value="99983">
            <text:p>99983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569177">
            <text:p>17569177</text:p>
          </table:table-cell>
          <table:table-cell office:value-type="float" office:value="94359">
            <text:p>94359</text:p>
          </table:table-cell>
          <table:table-cell office:value-type="float" office:value="124838">
            <text:p>124838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120876">
            <text:p>28120876</text:p>
          </table:table-cell>
          <table:table-cell office:value-type="float" office:value="75717">
            <text:p>75717</text:p>
          </table:table-cell>
          <table:table-cell office:value-type="float" office:value="100962">
            <text:p>100962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4985066">
            <text:p>14985066</text:p>
          </table:table-cell>
          <table:table-cell office:value-type="float" office:value="93976">
            <text:p>93976</text:p>
          </table:table-cell>
          <table:table-cell office:value-type="float" office:value="86903">
            <text:p>86903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343197">
            <text:p>28343197</text:p>
          </table:table-cell>
          <table:table-cell office:value-type="float" office:value="75852">
            <text:p>75852</text:p>
          </table:table-cell>
          <table:table-cell office:value-type="float" office:value="133832">
            <text:p>133832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149549">
            <text:p>30149549</text:p>
          </table:table-cell>
          <table:table-cell office:value-type="float" office:value="85827">
            <text:p>85827</text:p>
          </table:table-cell>
          <table:table-cell office:value-type="float" office:value="96681">
            <text:p>96681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2458063">
            <text:p>22458063</text:p>
          </table:table-cell>
          <table:table-cell office:value-type="float" office:value="73134">
            <text:p>73134</text:p>
          </table:table-cell>
          <table:table-cell office:value-type="float" office:value="97685">
            <text:p>97685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458873">
            <text:p>16458873</text:p>
          </table:table-cell>
          <table:table-cell office:value-type="float" office:value="83237">
            <text:p>83237</text:p>
          </table:table-cell>
          <table:table-cell office:value-type="float" office:value="110812">
            <text:p>110812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205102">
            <text:p>20205102</text:p>
          </table:table-cell>
          <table:table-cell office:value-type="float" office:value="72586">
            <text:p>72586</text:p>
          </table:table-cell>
          <table:table-cell office:value-type="float" office:value="96685">
            <text:p>96685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952299">
            <text:p>15952299</text:p>
          </table:table-cell>
          <table:table-cell office:value-type="float" office:value="73783">
            <text:p>73783</text:p>
          </table:table-cell>
          <table:table-cell office:value-type="float" office:value="97754">
            <text:p>97754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9582931">
            <text:p>19582931</text:p>
          </table:table-cell>
          <table:table-cell office:value-type="float" office:value="95634">
            <text:p>95634</text:p>
          </table:table-cell>
          <table:table-cell office:value-type="float" office:value="108207">
            <text:p>108207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170706">
            <text:p>17170706</text:p>
          </table:table-cell>
          <table:table-cell office:value-type="float" office:value="73224">
            <text:p>73224</text:p>
          </table:table-cell>
          <table:table-cell office:value-type="float" office:value="96420">
            <text:p>96420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521656">
            <text:p>15521656</text:p>
          </table:table-cell>
          <table:table-cell office:value-type="float" office:value="113887">
            <text:p>113887</text:p>
          </table:table-cell>
          <table:table-cell office:value-type="float" office:value="95269">
            <text:p>95269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2623566">
            <text:p>22623566</text:p>
          </table:table-cell>
          <table:table-cell office:value-type="float" office:value="78412">
            <text:p>78412</text:p>
          </table:table-cell>
          <table:table-cell office:value-type="float" office:value="96794">
            <text:p>96794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9992783">
            <text:p>19992783</text:p>
          </table:table-cell>
          <table:table-cell office:value-type="float" office:value="75035">
            <text:p>75035</text:p>
          </table:table-cell>
          <table:table-cell office:value-type="float" office:value="94317">
            <text:p>94317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740872">
            <text:p>16740872</text:p>
          </table:table-cell>
          <table:table-cell office:value-type="float" office:value="71414">
            <text:p>71414</text:p>
          </table:table-cell>
          <table:table-cell office:value-type="float" office:value="124599">
            <text:p>124599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9007800">
            <text:p>19007800</text:p>
          </table:table-cell>
          <table:table-cell office:value-type="float" office:value="76257">
            <text:p>76257</text:p>
          </table:table-cell>
          <table:table-cell office:value-type="float" office:value="102321">
            <text:p>102321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285990">
            <text:p>17285990</text:p>
          </table:table-cell>
          <table:table-cell office:value-type="float" office:value="73988">
            <text:p>73988</text:p>
          </table:table-cell>
          <table:table-cell office:value-type="float" office:value="91823">
            <text:p>91823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768920">
            <text:p>17768920</text:p>
          </table:table-cell>
          <table:table-cell office:value-type="float" office:value="98875">
            <text:p>98875</text:p>
          </table:table-cell>
          <table:table-cell office:value-type="float" office:value="96252">
            <text:p>96252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049997">
            <text:p>15049997</text:p>
          </table:table-cell>
          <table:table-cell office:value-type="float" office:value="78290">
            <text:p>78290</text:p>
          </table:table-cell>
          <table:table-cell office:value-type="float" office:value="86538">
            <text:p>86538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5612180">
            <text:p>25612180</text:p>
          </table:table-cell>
          <table:table-cell office:value-type="float" office:value="86233">
            <text:p>86233</text:p>
          </table:table-cell>
          <table:table-cell office:value-type="float" office:value="115383">
            <text:p>115383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033788">
            <text:p>26033788</text:p>
          </table:table-cell>
          <table:table-cell office:value-type="float" office:value="85188">
            <text:p>85188</text:p>
          </table:table-cell>
          <table:table-cell office:value-type="float" office:value="96412">
            <text:p>96412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628696">
            <text:p>18628696</text:p>
          </table:table-cell>
          <table:table-cell office:value-type="float" office:value="76687">
            <text:p>76687</text:p>
          </table:table-cell>
          <table:table-cell office:value-type="float" office:value="95673">
            <text:p>95673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7355879">
            <text:p>27355879</text:p>
          </table:table-cell>
          <table:table-cell office:value-type="float" office:value="136063">
            <text:p>136063</text:p>
          </table:table-cell>
          <table:table-cell office:value-type="float" office:value="93018">
            <text:p>93018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305579">
            <text:p>17305579</text:p>
          </table:table-cell>
          <table:table-cell office:value-type="float" office:value="114769">
            <text:p>114769</text:p>
          </table:table-cell>
          <table:table-cell office:value-type="float" office:value="88499">
            <text:p>88499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107653">
            <text:p>26107653</text:p>
          </table:table-cell>
          <table:table-cell office:value-type="float" office:value="84123">
            <text:p>84123</text:p>
          </table:table-cell>
          <table:table-cell office:value-type="float" office:value="97846">
            <text:p>97846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807833">
            <text:p>16807833</text:p>
          </table:table-cell>
          <table:table-cell office:value-type="float" office:value="85427">
            <text:p>85427</text:p>
          </table:table-cell>
          <table:table-cell office:value-type="float" office:value="97766">
            <text:p>97766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9334976">
            <text:p>19334976</text:p>
          </table:table-cell>
          <table:table-cell office:value-type="float" office:value="70715">
            <text:p>70715</text:p>
          </table:table-cell>
          <table:table-cell office:value-type="float" office:value="96804">
            <text:p>96804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999891">
            <text:p>18999891</text:p>
          </table:table-cell>
          <table:table-cell office:value-type="float" office:value="83099">
            <text:p>83099</text:p>
          </table:table-cell>
          <table:table-cell office:value-type="float" office:value="98363">
            <text:p>98363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492469">
            <text:p>17492469</text:p>
          </table:table-cell>
          <table:table-cell office:value-type="float" office:value="71263">
            <text:p>71263</text:p>
          </table:table-cell>
          <table:table-cell office:value-type="float" office:value="97345">
            <text:p>97345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240275">
            <text:p>26240275</text:p>
          </table:table-cell>
          <table:table-cell office:value-type="float" office:value="77799">
            <text:p>77799</text:p>
          </table:table-cell>
          <table:table-cell office:value-type="float" office:value="102843">
            <text:p>102843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644395">
            <text:p>17644395</text:p>
          </table:table-cell>
          <table:table-cell office:value-type="float" office:value="69902">
            <text:p>69902</text:p>
          </table:table-cell>
          <table:table-cell office:value-type="float" office:value="42293">
            <text:p>42293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916055">
            <text:p>17916055</text:p>
          </table:table-cell>
          <table:table-cell office:value-type="float" office:value="72256">
            <text:p>72256</text:p>
          </table:table-cell>
          <table:table-cell office:value-type="float" office:value="115511">
            <text:p>115511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614440">
            <text:p>17614440</text:p>
          </table:table-cell>
          <table:table-cell office:value-type="float" office:value="179152">
            <text:p>179152</text:p>
          </table:table-cell>
          <table:table-cell office:value-type="float" office:value="96489">
            <text:p>96489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1666289">
            <text:p>21666289</text:p>
          </table:table-cell>
          <table:table-cell office:value-type="float" office:value="73755">
            <text:p>73755</text:p>
          </table:table-cell>
          <table:table-cell office:value-type="float" office:value="97055">
            <text:p>97055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080904">
            <text:p>20080904</text:p>
          </table:table-cell>
          <table:table-cell office:value-type="float" office:value="103596">
            <text:p>103596</text:p>
          </table:table-cell>
          <table:table-cell office:value-type="float" office:value="81741">
            <text:p>81741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8077034">
            <text:p>38077034</text:p>
          </table:table-cell>
          <table:table-cell office:value-type="float" office:value="78999">
            <text:p>78999</text:p>
          </table:table-cell>
          <table:table-cell office:value-type="float" office:value="97692">
            <text:p>97692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154915">
            <text:p>16154915</text:p>
          </table:table-cell>
          <table:table-cell office:value-type="float" office:value="74162">
            <text:p>74162</text:p>
          </table:table-cell>
          <table:table-cell office:value-type="float" office:value="91222">
            <text:p>91222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1640018">
            <text:p>21640018</text:p>
          </table:table-cell>
          <table:table-cell office:value-type="float" office:value="75724">
            <text:p>75724</text:p>
          </table:table-cell>
          <table:table-cell office:value-type="float" office:value="101590">
            <text:p>101590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416552">
            <text:p>24416552</text:p>
          </table:table-cell>
          <table:table-cell office:value-type="float" office:value="90598">
            <text:p>90598</text:p>
          </table:table-cell>
          <table:table-cell office:value-type="float" office:value="119708">
            <text:p>119708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072984">
            <text:p>32072984</text:p>
          </table:table-cell>
          <table:table-cell office:value-type="float" office:value="80348">
            <text:p>80348</text:p>
          </table:table-cell>
          <table:table-cell office:value-type="float" office:value="104506">
            <text:p>104506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660777">
            <text:p>19660777</text:p>
          </table:table-cell>
          <table:table-cell office:value-type="float" office:value="85297">
            <text:p>85297</text:p>
          </table:table-cell>
          <table:table-cell office:value-type="float" office:value="107574">
            <text:p>107574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517788">
            <text:p>19517788</text:p>
          </table:table-cell>
          <table:table-cell office:value-type="float" office:value="98729">
            <text:p>98729</text:p>
          </table:table-cell>
          <table:table-cell office:value-type="float" office:value="104970">
            <text:p>104970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292793">
            <text:p>22292793</text:p>
          </table:table-cell>
          <table:table-cell office:value-type="float" office:value="83961">
            <text:p>83961</text:p>
          </table:table-cell>
          <table:table-cell office:value-type="float" office:value="141180">
            <text:p>141180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8830796">
            <text:p>28830796</text:p>
          </table:table-cell>
          <table:table-cell office:value-type="float" office:value="93351">
            <text:p>93351</text:p>
          </table:table-cell>
          <table:table-cell office:value-type="float" office:value="104142">
            <text:p>104142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223859">
            <text:p>26223859</text:p>
          </table:table-cell>
          <table:table-cell office:value-type="float" office:value="82989">
            <text:p>82989</text:p>
          </table:table-cell>
          <table:table-cell office:value-type="float" office:value="106958">
            <text:p>106958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999812">
            <text:p>21999812</text:p>
          </table:table-cell>
          <table:table-cell office:value-type="float" office:value="83035">
            <text:p>83035</text:p>
          </table:table-cell>
          <table:table-cell office:value-type="float" office:value="120331">
            <text:p>120331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0316400">
            <text:p>20316400</text:p>
          </table:table-cell>
          <table:table-cell office:value-type="float" office:value="80750">
            <text:p>80750</text:p>
          </table:table-cell>
          <table:table-cell office:value-type="float" office:value="105447">
            <text:p>105447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547341">
            <text:p>22547341</text:p>
          </table:table-cell>
          <table:table-cell office:value-type="float" office:value="104775">
            <text:p>104775</text:p>
          </table:table-cell>
          <table:table-cell office:value-type="float" office:value="117736">
            <text:p>117736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5858643">
            <text:p>25858643</text:p>
          </table:table-cell>
          <table:table-cell office:value-type="float" office:value="81884">
            <text:p>81884</text:p>
          </table:table-cell>
          <table:table-cell office:value-type="float" office:value="112412">
            <text:p>112412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575870">
            <text:p>19575870</text:p>
          </table:table-cell>
          <table:table-cell office:value-type="float" office:value="82795">
            <text:p>82795</text:p>
          </table:table-cell>
          <table:table-cell office:value-type="float" office:value="126952">
            <text:p>126952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955292">
            <text:p>26955292</text:p>
          </table:table-cell>
          <table:table-cell office:value-type="float" office:value="83384">
            <text:p>83384</text:p>
          </table:table-cell>
          <table:table-cell office:value-type="float" office:value="105499">
            <text:p>105499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6657523">
            <text:p>36657523</text:p>
          </table:table-cell>
          <table:table-cell office:value-type="float" office:value="83473">
            <text:p>83473</text:p>
          </table:table-cell>
          <table:table-cell office:value-type="float" office:value="104245">
            <text:p>104245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392860">
            <text:p>19392860</text:p>
          </table:table-cell>
          <table:table-cell office:value-type="float" office:value="89513">
            <text:p>89513</text:p>
          </table:table-cell>
          <table:table-cell office:value-type="float" office:value="118090">
            <text:p>118090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4606396">
            <text:p>34606396</text:p>
          </table:table-cell>
          <table:table-cell office:value-type="float" office:value="81353">
            <text:p>81353</text:p>
          </table:table-cell>
          <table:table-cell office:value-type="float" office:value="101677">
            <text:p>101677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8432644">
            <text:p>18432644</text:p>
          </table:table-cell>
          <table:table-cell office:value-type="float" office:value="81921">
            <text:p>81921</text:p>
          </table:table-cell>
          <table:table-cell office:value-type="float" office:value="221256">
            <text:p>221256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7986511">
            <text:p>27986511</text:p>
          </table:table-cell>
          <table:table-cell office:value-type="float" office:value="84503">
            <text:p>84503</text:p>
          </table:table-cell>
          <table:table-cell office:value-type="float" office:value="105402">
            <text:p>105402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6138586">
            <text:p>36138586</text:p>
          </table:table-cell>
          <table:table-cell office:value-type="float" office:value="81621">
            <text:p>81621</text:p>
          </table:table-cell>
          <table:table-cell office:value-type="float" office:value="129306">
            <text:p>129306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0346337">
            <text:p>20346337</text:p>
          </table:table-cell>
          <table:table-cell office:value-type="float" office:value="84657">
            <text:p>84657</text:p>
          </table:table-cell>
          <table:table-cell office:value-type="float" office:value="124038">
            <text:p>124038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268225">
            <text:p>24268225</text:p>
          </table:table-cell>
          <table:table-cell office:value-type="float" office:value="79529">
            <text:p>79529</text:p>
          </table:table-cell>
          <table:table-cell office:value-type="float" office:value="99072">
            <text:p>99072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870570">
            <text:p>22870570</text:p>
          </table:table-cell>
          <table:table-cell office:value-type="float" office:value="86902">
            <text:p>86902</text:p>
          </table:table-cell>
          <table:table-cell office:value-type="float" office:value="115939">
            <text:p>115939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1470764">
            <text:p>31470764</text:p>
          </table:table-cell>
          <table:table-cell office:value-type="float" office:value="96520">
            <text:p>96520</text:p>
          </table:table-cell>
          <table:table-cell office:value-type="float" office:value="133536">
            <text:p>133536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3291470">
            <text:p>23291470</text:p>
          </table:table-cell>
          <table:table-cell office:value-type="float" office:value="94668">
            <text:p>94668</text:p>
          </table:table-cell>
          <table:table-cell office:value-type="float" office:value="103083">
            <text:p>103083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481348">
            <text:p>22481348</text:p>
          </table:table-cell>
          <table:table-cell office:value-type="float" office:value="83135">
            <text:p>83135</text:p>
          </table:table-cell>
          <table:table-cell office:value-type="float" office:value="106090">
            <text:p>106090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7702052">
            <text:p>37702052</text:p>
          </table:table-cell>
          <table:table-cell office:value-type="float" office:value="93227">
            <text:p>93227</text:p>
          </table:table-cell>
          <table:table-cell office:value-type="float" office:value="111483">
            <text:p>111483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581767">
            <text:p>19581767</text:p>
          </table:table-cell>
          <table:table-cell office:value-type="float" office:value="89515">
            <text:p>89515</text:p>
          </table:table-cell>
          <table:table-cell office:value-type="float" office:value="99764">
            <text:p>99764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8093179">
            <text:p>28093179</text:p>
          </table:table-cell>
          <table:table-cell office:value-type="float" office:value="84685">
            <text:p>84685</text:p>
          </table:table-cell>
          <table:table-cell office:value-type="float" office:value="107586">
            <text:p>107586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115125">
            <text:p>21115125</text:p>
          </table:table-cell>
          <table:table-cell office:value-type="float" office:value="75083">
            <text:p>75083</text:p>
          </table:table-cell>
          <table:table-cell office:value-type="float" office:value="91808">
            <text:p>91808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407886">
            <text:p>21407886</text:p>
          </table:table-cell>
          <table:table-cell office:value-type="float" office:value="85704">
            <text:p>85704</text:p>
          </table:table-cell>
          <table:table-cell office:value-type="float" office:value="127013">
            <text:p>127013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0954190">
            <text:p>20954190</text:p>
          </table:table-cell>
          <table:table-cell office:value-type="float" office:value="85465">
            <text:p>85465</text:p>
          </table:table-cell>
          <table:table-cell office:value-type="float" office:value="107017">
            <text:p>107017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8030586">
            <text:p>28030586</text:p>
          </table:table-cell>
          <table:table-cell office:value-type="float" office:value="94058">
            <text:p>94058</text:p>
          </table:table-cell>
          <table:table-cell office:value-type="float" office:value="105715">
            <text:p>105715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9245946">
            <text:p>29245946</text:p>
          </table:table-cell>
          <table:table-cell office:value-type="float" office:value="95183">
            <text:p>95183</text:p>
          </table:table-cell>
          <table:table-cell office:value-type="float" office:value="101981">
            <text:p>101981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5116429">
            <text:p>25116429</text:p>
          </table:table-cell>
          <table:table-cell office:value-type="float" office:value="79829">
            <text:p>79829</text:p>
          </table:table-cell>
          <table:table-cell office:value-type="float" office:value="110289">
            <text:p>110289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050173">
            <text:p>21050173</text:p>
          </table:table-cell>
          <table:table-cell office:value-type="float" office:value="80574">
            <text:p>80574</text:p>
          </table:table-cell>
          <table:table-cell office:value-type="float" office:value="98998">
            <text:p>98998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766829">
            <text:p>24766829</text:p>
          </table:table-cell>
          <table:table-cell office:value-type="float" office:value="85665">
            <text:p>85665</text:p>
          </table:table-cell>
          <table:table-cell office:value-type="float" office:value="113928">
            <text:p>113928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630571">
            <text:p>22630571</text:p>
          </table:table-cell>
          <table:table-cell office:value-type="float" office:value="86175">
            <text:p>86175</text:p>
          </table:table-cell>
          <table:table-cell office:value-type="float" office:value="129639">
            <text:p>129639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9437390">
            <text:p>29437390</text:p>
          </table:table-cell>
          <table:table-cell office:value-type="float" office:value="93847">
            <text:p>93847</text:p>
          </table:table-cell>
          <table:table-cell office:value-type="float" office:value="102420">
            <text:p>102420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5532816">
            <text:p>25532816</text:p>
          </table:table-cell>
          <table:table-cell office:value-type="float" office:value="105084">
            <text:p>105084</text:p>
          </table:table-cell>
          <table:table-cell office:value-type="float" office:value="117255">
            <text:p>117255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273655">
            <text:p>26273655</text:p>
          </table:table-cell>
          <table:table-cell office:value-type="float" office:value="78552">
            <text:p>78552</text:p>
          </table:table-cell>
          <table:table-cell office:value-type="float" office:value="95665">
            <text:p>95665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1867600">
            <text:p>61867600</text:p>
          </table:table-cell>
          <table:table-cell office:value-type="float" office:value="95077">
            <text:p>95077</text:p>
          </table:table-cell>
          <table:table-cell office:value-type="float" office:value="124156">
            <text:p>124156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956636">
            <text:p>21956636</text:p>
          </table:table-cell>
          <table:table-cell office:value-type="float" office:value="83488">
            <text:p>83488</text:p>
          </table:table-cell>
          <table:table-cell office:value-type="float" office:value="97994">
            <text:p>97994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081802">
            <text:p>22081802</text:p>
          </table:table-cell>
          <table:table-cell office:value-type="float" office:value="84211">
            <text:p>84211</text:p>
          </table:table-cell>
          <table:table-cell office:value-type="float" office:value="99147">
            <text:p>99147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1511818">
            <text:p>31511818</text:p>
          </table:table-cell>
          <table:table-cell office:value-type="float" office:value="92650">
            <text:p>92650</text:p>
          </table:table-cell>
          <table:table-cell office:value-type="float" office:value="134311">
            <text:p>134311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9950858">
            <text:p>49950858</text:p>
          </table:table-cell>
          <table:table-cell office:value-type="float" office:value="104036">
            <text:p>104036</text:p>
          </table:table-cell>
          <table:table-cell office:value-type="float" office:value="110885">
            <text:p>110885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5673875">
            <text:p>25673875</text:p>
          </table:table-cell>
          <table:table-cell office:value-type="float" office:value="90757">
            <text:p>90757</text:p>
          </table:table-cell>
          <table:table-cell office:value-type="float" office:value="100550">
            <text:p>100550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010192">
            <text:p>24010192</text:p>
          </table:table-cell>
          <table:table-cell office:value-type="float" office:value="88882">
            <text:p>88882</text:p>
          </table:table-cell>
          <table:table-cell office:value-type="float" office:value="113824">
            <text:p>113824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558867">
            <text:p>32558867</text:p>
          </table:table-cell>
          <table:table-cell office:value-type="float" office:value="121466">
            <text:p>121466</text:p>
          </table:table-cell>
          <table:table-cell office:value-type="float" office:value="102473">
            <text:p>102473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809382">
            <text:p>21809382</text:p>
          </table:table-cell>
          <table:table-cell office:value-type="float" office:value="81583">
            <text:p>81583</text:p>
          </table:table-cell>
          <table:table-cell office:value-type="float" office:value="123519">
            <text:p>123519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3183628">
            <text:p>33183628</text:p>
          </table:table-cell>
          <table:table-cell office:value-type="float" office:value="83593">
            <text:p>83593</text:p>
          </table:table-cell>
          <table:table-cell office:value-type="float" office:value="103681">
            <text:p>103681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3192148">
            <text:p>33192148</text:p>
          </table:table-cell>
          <table:table-cell office:value-type="float" office:value="112153">
            <text:p>112153</text:p>
          </table:table-cell>
          <table:table-cell office:value-type="float" office:value="110923">
            <text:p>110923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2279197">
            <text:p>22279197</text:p>
          </table:table-cell>
          <table:table-cell office:value-type="float" office:value="92823">
            <text:p>92823</text:p>
          </table:table-cell>
          <table:table-cell office:value-type="float" office:value="128152">
            <text:p>128152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4189527">
            <text:p>24189527</text:p>
          </table:table-cell>
          <table:table-cell office:value-type="float" office:value="92442">
            <text:p>92442</text:p>
          </table:table-cell>
          <table:table-cell office:value-type="float" office:value="171596">
            <text:p>171596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1638574">
            <text:p>21638574</text:p>
          </table:table-cell>
          <table:table-cell office:value-type="float" office:value="110483">
            <text:p>110483</text:p>
          </table:table-cell>
          <table:table-cell office:value-type="float" office:value="122568">
            <text:p>122568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3239318">
            <text:p>23239318</text:p>
          </table:table-cell>
          <table:table-cell office:value-type="float" office:value="85861">
            <text:p>85861</text:p>
          </table:table-cell>
          <table:table-cell office:value-type="float" office:value="113632">
            <text:p>113632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6018979">
            <text:p>36018979</text:p>
          </table:table-cell>
          <table:table-cell office:value-type="float" office:value="205754">
            <text:p>205754</text:p>
          </table:table-cell>
          <table:table-cell office:value-type="float" office:value="125391">
            <text:p>125391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0059466">
            <text:p>30059466</text:p>
          </table:table-cell>
          <table:table-cell office:value-type="float" office:value="109029">
            <text:p>109029</text:p>
          </table:table-cell>
          <table:table-cell office:value-type="float" office:value="130761">
            <text:p>130761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1247850">
            <text:p>41247850</text:p>
          </table:table-cell>
          <table:table-cell office:value-type="float" office:value="89751">
            <text:p>89751</text:p>
          </table:table-cell>
          <table:table-cell office:value-type="float" office:value="114224">
            <text:p>114224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4045300">
            <text:p>24045300</text:p>
          </table:table-cell>
          <table:table-cell office:value-type="float" office:value="98460">
            <text:p>98460</text:p>
          </table:table-cell>
          <table:table-cell office:value-type="float" office:value="112534">
            <text:p>112534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1352016">
            <text:p>31352016</text:p>
          </table:table-cell>
          <table:table-cell office:value-type="float" office:value="87937">
            <text:p>87937</text:p>
          </table:table-cell>
          <table:table-cell office:value-type="float" office:value="127414">
            <text:p>127414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3674335">
            <text:p>23674335</text:p>
          </table:table-cell>
          <table:table-cell office:value-type="float" office:value="87656">
            <text:p>87656</text:p>
          </table:table-cell>
          <table:table-cell office:value-type="float" office:value="131214">
            <text:p>131214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2096694">
            <text:p>42096694</text:p>
          </table:table-cell>
          <table:table-cell office:value-type="float" office:value="109218">
            <text:p>109218</text:p>
          </table:table-cell>
          <table:table-cell office:value-type="float" office:value="133076">
            <text:p>133076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8471002">
            <text:p>48471002</text:p>
          </table:table-cell>
          <table:table-cell office:value-type="float" office:value="93183">
            <text:p>93183</text:p>
          </table:table-cell>
          <table:table-cell office:value-type="float" office:value="119102">
            <text:p>119102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0370810">
            <text:p>20370810</text:p>
          </table:table-cell>
          <table:table-cell office:value-type="float" office:value="88897">
            <text:p>88897</text:p>
          </table:table-cell>
          <table:table-cell office:value-type="float" office:value="109214">
            <text:p>109214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1611851">
            <text:p>31611851</text:p>
          </table:table-cell>
          <table:table-cell office:value-type="float" office:value="91745">
            <text:p>91745</text:p>
          </table:table-cell>
          <table:table-cell office:value-type="float" office:value="147601">
            <text:p>147601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2991517">
            <text:p>42991517</text:p>
          </table:table-cell>
          <table:table-cell office:value-type="float" office:value="83495">
            <text:p>83495</text:p>
          </table:table-cell>
          <table:table-cell office:value-type="float" office:value="121212">
            <text:p>121212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8679909">
            <text:p>28679909</text:p>
          </table:table-cell>
          <table:table-cell office:value-type="float" office:value="115034">
            <text:p>115034</text:p>
          </table:table-cell>
          <table:table-cell office:value-type="float" office:value="113946">
            <text:p>113946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7113385">
            <text:p>27113385</text:p>
          </table:table-cell>
          <table:table-cell office:value-type="float" office:value="90948">
            <text:p>90948</text:p>
          </table:table-cell>
          <table:table-cell office:value-type="float" office:value="125109">
            <text:p>125109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9610622">
            <text:p>29610622</text:p>
          </table:table-cell>
          <table:table-cell office:value-type="float" office:value="180708">
            <text:p>180708</text:p>
          </table:table-cell>
          <table:table-cell office:value-type="float" office:value="143286">
            <text:p>143286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0533328">
            <text:p>30533328</text:p>
          </table:table-cell>
          <table:table-cell office:value-type="float" office:value="123791">
            <text:p>123791</text:p>
          </table:table-cell>
          <table:table-cell office:value-type="float" office:value="105077">
            <text:p>105077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1167423">
            <text:p>31167423</text:p>
          </table:table-cell>
          <table:table-cell office:value-type="float" office:value="89308">
            <text:p>89308</text:p>
          </table:table-cell>
          <table:table-cell office:value-type="float" office:value="109740">
            <text:p>109740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2740964">
            <text:p>42740964</text:p>
          </table:table-cell>
          <table:table-cell office:value-type="float" office:value="89066">
            <text:p>89066</text:p>
          </table:table-cell>
          <table:table-cell office:value-type="float" office:value="127300">
            <text:p>127300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5866218">
            <text:p>25866218</text:p>
          </table:table-cell>
          <table:table-cell office:value-type="float" office:value="101170">
            <text:p>101170</text:p>
          </table:table-cell>
          <table:table-cell office:value-type="float" office:value="135463">
            <text:p>135463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9034449">
            <text:p>29034449</text:p>
          </table:table-cell>
          <table:table-cell office:value-type="float" office:value="96418">
            <text:p>96418</text:p>
          </table:table-cell>
          <table:table-cell office:value-type="float" office:value="145616">
            <text:p>145616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8067788">
            <text:p>28067788</text:p>
          </table:table-cell>
          <table:table-cell office:value-type="float" office:value="91200">
            <text:p>91200</text:p>
          </table:table-cell>
          <table:table-cell office:value-type="float" office:value="121629">
            <text:p>121629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8113613">
            <text:p>28113613</text:p>
          </table:table-cell>
          <table:table-cell office:value-type="float" office:value="103325">
            <text:p>103325</text:p>
          </table:table-cell>
          <table:table-cell office:value-type="float" office:value="118066">
            <text:p>118066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8122246">
            <text:p>28122246</text:p>
          </table:table-cell>
          <table:table-cell office:value-type="float" office:value="111945">
            <text:p>111945</text:p>
          </table:table-cell>
          <table:table-cell office:value-type="float" office:value="128573">
            <text:p>128573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9048424">
            <text:p>29048424</text:p>
          </table:table-cell>
          <table:table-cell office:value-type="float" office:value="102112">
            <text:p>102112</text:p>
          </table:table-cell>
          <table:table-cell office:value-type="float" office:value="112783">
            <text:p>112783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8268713">
            <text:p>28268713</text:p>
          </table:table-cell>
          <table:table-cell office:value-type="float" office:value="90577">
            <text:p>90577</text:p>
          </table:table-cell>
          <table:table-cell office:value-type="float" office:value="118029">
            <text:p>118029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5123253">
            <text:p>45123253</text:p>
          </table:table-cell>
          <table:table-cell office:value-type="float" office:value="169537">
            <text:p>169537</text:p>
          </table:table-cell>
          <table:table-cell office:value-type="float" office:value="141381">
            <text:p>141381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9165147">
            <text:p>29165147</text:p>
          </table:table-cell>
          <table:table-cell office:value-type="float" office:value="118292">
            <text:p>118292</text:p>
          </table:table-cell>
          <table:table-cell office:value-type="float" office:value="74145">
            <text:p>74145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9874606">
            <text:p>29874606</text:p>
          </table:table-cell>
          <table:table-cell office:value-type="float" office:value="89754">
            <text:p>89754</text:p>
          </table:table-cell>
          <table:table-cell office:value-type="float" office:value="115911">
            <text:p>115911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0719117">
            <text:p>40719117</text:p>
          </table:table-cell>
          <table:table-cell office:value-type="float" office:value="86041">
            <text:p>86041</text:p>
          </table:table-cell>
          <table:table-cell office:value-type="float" office:value="109637">
            <text:p>109637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0968680">
            <text:p>20968680</text:p>
          </table:table-cell>
          <table:table-cell office:value-type="float" office:value="90666">
            <text:p>90666</text:p>
          </table:table-cell>
          <table:table-cell office:value-type="float" office:value="134264">
            <text:p>134264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8220425">
            <text:p>28220425</text:p>
          </table:table-cell>
          <table:table-cell office:value-type="float" office:value="87870">
            <text:p>87870</text:p>
          </table:table-cell>
          <table:table-cell office:value-type="float" office:value="145023">
            <text:p>145023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2623139">
            <text:p>22623139</text:p>
          </table:table-cell>
          <table:table-cell office:value-type="float" office:value="100060">
            <text:p>100060</text:p>
          </table:table-cell>
          <table:table-cell office:value-type="float" office:value="111860">
            <text:p>111860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6447426">
            <text:p>36447426</text:p>
          </table:table-cell>
          <table:table-cell office:value-type="float" office:value="81880">
            <text:p>81880</text:p>
          </table:table-cell>
          <table:table-cell office:value-type="float" office:value="165614">
            <text:p>165614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5041990">
            <text:p>35041990</text:p>
          </table:table-cell>
          <table:table-cell office:value-type="float" office:value="90375">
            <text:p>90375</text:p>
          </table:table-cell>
          <table:table-cell office:value-type="float" office:value="99948">
            <text:p>99948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2990911">
            <text:p>22990911</text:p>
          </table:table-cell>
          <table:table-cell office:value-type="float" office:value="88159">
            <text:p>88159</text:p>
          </table:table-cell>
          <table:table-cell office:value-type="float" office:value="129320">
            <text:p>129320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1834416">
            <text:p>31834416</text:p>
          </table:table-cell>
          <table:table-cell office:value-type="float" office:value="84275">
            <text:p>84275</text:p>
          </table:table-cell>
          <table:table-cell office:value-type="float" office:value="122907">
            <text:p>122907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9134053">
            <text:p>39134053</text:p>
          </table:table-cell>
          <table:table-cell office:value-type="float" office:value="89291">
            <text:p>89291</text:p>
          </table:table-cell>
          <table:table-cell office:value-type="float" office:value="136907">
            <text:p>136907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3896517">
            <text:p>23896517</text:p>
          </table:table-cell>
          <table:table-cell office:value-type="float" office:value="205714">
            <text:p>205714</text:p>
          </table:table-cell>
          <table:table-cell office:value-type="float" office:value="112025">
            <text:p>112025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9299409">
            <text:p>29299409</text:p>
          </table:table-cell>
          <table:table-cell office:value-type="float" office:value="110183">
            <text:p>110183</text:p>
          </table:table-cell>
          <table:table-cell office:value-type="float" office:value="111559">
            <text:p>111559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1042601">
            <text:p>31042601</text:p>
          </table:table-cell>
          <table:table-cell office:value-type="float" office:value="89947">
            <text:p>89947</text:p>
          </table:table-cell>
          <table:table-cell office:value-type="float" office:value="127170">
            <text:p>127170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4573775">
            <text:p>34573775</text:p>
          </table:table-cell>
          <table:table-cell office:value-type="float" office:value="90184">
            <text:p>90184</text:p>
          </table:table-cell>
          <table:table-cell office:value-type="float" office:value="128236">
            <text:p>128236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6632226">
            <text:p>26632226</text:p>
          </table:table-cell>
          <table:table-cell office:value-type="float" office:value="94292">
            <text:p>94292</text:p>
          </table:table-cell>
          <table:table-cell office:value-type="float" office:value="103147">
            <text:p>103147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6152375">
            <text:p>26152375</text:p>
          </table:table-cell>
          <table:table-cell office:value-type="float" office:value="86550">
            <text:p>86550</text:p>
          </table:table-cell>
          <table:table-cell office:value-type="float" office:value="123245">
            <text:p>123245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0089468">
            <text:p>30089468</text:p>
          </table:table-cell>
          <table:table-cell office:value-type="float" office:value="90248">
            <text:p>90248</text:p>
          </table:table-cell>
          <table:table-cell office:value-type="float" office:value="135246">
            <text:p>135246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3153157">
            <text:p>43153157</text:p>
          </table:table-cell>
          <table:table-cell office:value-type="float" office:value="100556">
            <text:p>100556</text:p>
          </table:table-cell>
          <table:table-cell office:value-type="float" office:value="125305">
            <text:p>125305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7702608">
            <text:p>27702608</text:p>
          </table:table-cell>
          <table:table-cell office:value-type="float" office:value="93376">
            <text:p>93376</text:p>
          </table:table-cell>
          <table:table-cell office:value-type="float" office:value="115129">
            <text:p>115129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8458837">
            <text:p>38458837</text:p>
          </table:table-cell>
          <table:table-cell office:value-type="float" office:value="102436">
            <text:p>102436</text:p>
          </table:table-cell>
          <table:table-cell office:value-type="float" office:value="126928">
            <text:p>126928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6040435">
            <text:p>26040435</text:p>
          </table:table-cell>
          <table:table-cell office:value-type="float" office:value="96437">
            <text:p>96437</text:p>
          </table:table-cell>
          <table:table-cell office:value-type="float" office:value="156756">
            <text:p>156756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5865386">
            <text:p>45865386</text:p>
          </table:table-cell>
          <table:table-cell office:value-type="float" office:value="152932">
            <text:p>152932</text:p>
          </table:table-cell>
          <table:table-cell office:value-type="float" office:value="280755">
            <text:p>280755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9664706">
            <text:p>49664706</text:p>
          </table:table-cell>
          <table:table-cell office:value-type="float" office:value="176004">
            <text:p>176004</text:p>
          </table:table-cell>
          <table:table-cell office:value-type="float" office:value="141791">
            <text:p>141791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9699439">
            <text:p>29699439</text:p>
          </table:table-cell>
          <table:table-cell office:value-type="float" office:value="172338">
            <text:p>172338</text:p>
          </table:table-cell>
          <table:table-cell office:value-type="float" office:value="135271">
            <text:p>135271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5133292">
            <text:p>25133292</text:p>
          </table:table-cell>
          <table:table-cell office:value-type="float" office:value="90416">
            <text:p>90416</text:p>
          </table:table-cell>
          <table:table-cell office:value-type="float" office:value="115080">
            <text:p>115080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7844277">
            <text:p>47844277</text:p>
          </table:table-cell>
          <table:table-cell office:value-type="float" office:value="94111">
            <text:p>94111</text:p>
          </table:table-cell>
          <table:table-cell office:value-type="float" office:value="151769">
            <text:p>151769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6373526">
            <text:p>36373526</text:p>
          </table:table-cell>
          <table:table-cell office:value-type="float" office:value="122137">
            <text:p>122137</text:p>
          </table:table-cell>
          <table:table-cell office:value-type="float" office:value="134580">
            <text:p>134580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9663317">
            <text:p>29663317</text:p>
          </table:table-cell>
          <table:table-cell office:value-type="float" office:value="101136">
            <text:p>101136</text:p>
          </table:table-cell>
          <table:table-cell office:value-type="float" office:value="128189">
            <text:p>128189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9326481">
            <text:p>29326481</text:p>
          </table:table-cell>
          <table:table-cell office:value-type="float" office:value="99998">
            <text:p>99998</text:p>
          </table:table-cell>
          <table:table-cell office:value-type="float" office:value="123050">
            <text:p>123050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0565132">
            <text:p>30565132</text:p>
          </table:table-cell>
          <table:table-cell office:value-type="float" office:value="101603">
            <text:p>101603</text:p>
          </table:table-cell>
          <table:table-cell office:value-type="float" office:value="150273">
            <text:p>150273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9325059">
            <text:p>29325059</text:p>
          </table:table-cell>
          <table:table-cell office:value-type="float" office:value="108695">
            <text:p>108695</text:p>
          </table:table-cell>
          <table:table-cell office:value-type="float" office:value="136011">
            <text:p>136011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6851631">
            <text:p>46851631</text:p>
          </table:table-cell>
          <table:table-cell office:value-type="float" office:value="93779">
            <text:p>93779</text:p>
          </table:table-cell>
          <table:table-cell office:value-type="float" office:value="121179">
            <text:p>121179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4321972">
            <text:p>44321972</text:p>
          </table:table-cell>
          <table:table-cell office:value-type="float" office:value="96154">
            <text:p>96154</text:p>
          </table:table-cell>
          <table:table-cell office:value-type="float" office:value="122240">
            <text:p>122240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5584103">
            <text:p>45584103</text:p>
          </table:table-cell>
          <table:table-cell office:value-type="float" office:value="107172">
            <text:p>107172</text:p>
          </table:table-cell>
          <table:table-cell office:value-type="float" office:value="127307">
            <text:p>127307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2403941">
            <text:p>52403941</text:p>
          </table:table-cell>
          <table:table-cell office:value-type="float" office:value="119003">
            <text:p>119003</text:p>
          </table:table-cell>
          <table:table-cell office:value-type="float" office:value="133745">
            <text:p>133745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0520139">
            <text:p>40520139</text:p>
          </table:table-cell>
          <table:table-cell office:value-type="float" office:value="95304">
            <text:p>95304</text:p>
          </table:table-cell>
          <table:table-cell office:value-type="float" office:value="157306">
            <text:p>157306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7141476">
            <text:p>37141476</text:p>
          </table:table-cell>
          <table:table-cell office:value-type="float" office:value="92653">
            <text:p>92653</text:p>
          </table:table-cell>
          <table:table-cell office:value-type="float" office:value="85306">
            <text:p>85306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9921354">
            <text:p>49921354</text:p>
          </table:table-cell>
          <table:table-cell office:value-type="float" office:value="110025">
            <text:p>110025</text:p>
          </table:table-cell>
          <table:table-cell office:value-type="float" office:value="121078">
            <text:p>121078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6719474">
            <text:p>46719474</text:p>
          </table:table-cell>
          <table:table-cell office:value-type="float" office:value="118092">
            <text:p>118092</text:p>
          </table:table-cell>
          <table:table-cell office:value-type="float" office:value="128415">
            <text:p>128415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6159123">
            <text:p>26159123</text:p>
          </table:table-cell>
          <table:table-cell office:value-type="float" office:value="98332">
            <text:p>98332</text:p>
          </table:table-cell>
          <table:table-cell office:value-type="float" office:value="138934">
            <text:p>138934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7519984">
            <text:p>47519984</text:p>
          </table:table-cell>
          <table:table-cell office:value-type="float" office:value="98124">
            <text:p>98124</text:p>
          </table:table-cell>
          <table:table-cell office:value-type="float" office:value="124229">
            <text:p>124229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2199783">
            <text:p>32199783</text:p>
          </table:table-cell>
          <table:table-cell office:value-type="float" office:value="142456">
            <text:p>142456</text:p>
          </table:table-cell>
          <table:table-cell office:value-type="float" office:value="133458">
            <text:p>133458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3116987">
            <text:p>43116987</text:p>
          </table:table-cell>
          <table:table-cell office:value-type="float" office:value="143984">
            <text:p>143984</text:p>
          </table:table-cell>
          <table:table-cell office:value-type="float" office:value="121307">
            <text:p>121307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4645297">
            <text:p>44645297</text:p>
          </table:table-cell>
          <table:table-cell office:value-type="float" office:value="160116">
            <text:p>160116</text:p>
          </table:table-cell>
          <table:table-cell office:value-type="float" office:value="130583">
            <text:p>130583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7186130">
            <text:p>27186130</text:p>
          </table:table-cell>
          <table:table-cell office:value-type="float" office:value="151716">
            <text:p>151716</text:p>
          </table:table-cell>
          <table:table-cell office:value-type="float" office:value="165540">
            <text:p>165540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4856249">
            <text:p>24856249</text:p>
          </table:table-cell>
          <table:table-cell office:value-type="float" office:value="189712">
            <text:p>189712</text:p>
          </table:table-cell>
          <table:table-cell office:value-type="float" office:value="148095">
            <text:p>148095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8757485">
            <text:p>38757485</text:p>
          </table:table-cell>
          <table:table-cell office:value-type="float" office:value="96572">
            <text:p>96572</text:p>
          </table:table-cell>
          <table:table-cell office:value-type="float" office:value="161234">
            <text:p>161234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6642908">
            <text:p>46642908</text:p>
          </table:table-cell>
          <table:table-cell office:value-type="float" office:value="100153">
            <text:p>100153</text:p>
          </table:table-cell>
          <table:table-cell office:value-type="float" office:value="161166">
            <text:p>161166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5659797">
            <text:p>35659797</text:p>
          </table:table-cell>
          <table:table-cell office:value-type="float" office:value="191764">
            <text:p>191764</text:p>
          </table:table-cell>
          <table:table-cell office:value-type="float" office:value="120232">
            <text:p>120232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0827727">
            <text:p>30827727</text:p>
          </table:table-cell>
          <table:table-cell office:value-type="float" office:value="96696">
            <text:p>96696</text:p>
          </table:table-cell>
          <table:table-cell office:value-type="float" office:value="118272">
            <text:p>118272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7415739">
            <text:p>27415739</text:p>
          </table:table-cell>
          <table:table-cell office:value-type="float" office:value="102566">
            <text:p>102566</text:p>
          </table:table-cell>
          <table:table-cell office:value-type="float" office:value="128671">
            <text:p>128671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8729185">
            <text:p>38729185</text:p>
          </table:table-cell>
          <table:table-cell office:value-type="float" office:value="99265">
            <text:p>99265</text:p>
          </table:table-cell>
          <table:table-cell office:value-type="float" office:value="146405">
            <text:p>146405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5621623">
            <text:p>35621623</text:p>
          </table:table-cell>
          <table:table-cell office:value-type="float" office:value="96655">
            <text:p>96655</text:p>
          </table:table-cell>
          <table:table-cell office:value-type="float" office:value="148009">
            <text:p>148009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0111616">
            <text:p>30111616</text:p>
          </table:table-cell>
          <table:table-cell office:value-type="float" office:value="118338">
            <text:p>118338</text:p>
          </table:table-cell>
          <table:table-cell office:value-type="float" office:value="242650">
            <text:p>242650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4213077">
            <text:p>34213077</text:p>
          </table:table-cell>
          <table:table-cell office:value-type="float" office:value="100376">
            <text:p>100376</text:p>
          </table:table-cell>
          <table:table-cell office:value-type="float" office:value="129923">
            <text:p>129923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2169773">
            <text:p>32169773</text:p>
          </table:table-cell>
          <table:table-cell office:value-type="float" office:value="92475">
            <text:p>92475</text:p>
          </table:table-cell>
          <table:table-cell office:value-type="float" office:value="121109">
            <text:p>121109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1482236">
            <text:p>31482236</text:p>
          </table:table-cell>
          <table:table-cell office:value-type="float" office:value="104523">
            <text:p>104523</text:p>
          </table:table-cell>
          <table:table-cell office:value-type="float" office:value="127531">
            <text:p>127531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6238804">
            <text:p>36238804</text:p>
          </table:table-cell>
          <table:table-cell office:value-type="float" office:value="89782">
            <text:p>89782</text:p>
          </table:table-cell>
          <table:table-cell office:value-type="float" office:value="136515">
            <text:p>136515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6982361">
            <text:p>26982361</text:p>
          </table:table-cell>
          <table:table-cell office:value-type="float" office:value="112978">
            <text:p>112978</text:p>
          </table:table-cell>
          <table:table-cell office:value-type="float" office:value="122872">
            <text:p>122872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8244513">
            <text:p>48244513</text:p>
          </table:table-cell>
          <table:table-cell office:value-type="float" office:value="129472">
            <text:p>129472</text:p>
          </table:table-cell>
          <table:table-cell office:value-type="float" office:value="133721">
            <text:p>133721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5722738">
            <text:p>35722738</text:p>
          </table:table-cell>
          <table:table-cell office:value-type="float" office:value="116150">
            <text:p>116150</text:p>
          </table:table-cell>
          <table:table-cell office:value-type="float" office:value="131132">
            <text:p>131132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9285964">
            <text:p>29285964</text:p>
          </table:table-cell>
          <table:table-cell office:value-type="float" office:value="94492">
            <text:p>94492</text:p>
          </table:table-cell>
          <table:table-cell office:value-type="float" office:value="134704">
            <text:p>134704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7076968">
            <text:p>27076968</text:p>
          </table:table-cell>
          <table:table-cell office:value-type="float" office:value="94189">
            <text:p>94189</text:p>
          </table:table-cell>
          <table:table-cell office:value-type="float" office:value="144374">
            <text:p>144374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6502117">
            <text:p>36502117</text:p>
          </table:table-cell>
          <table:table-cell office:value-type="float" office:value="116584">
            <text:p>116584</text:p>
          </table:table-cell>
          <table:table-cell office:value-type="float" office:value="185838">
            <text:p>185838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0024693">
            <text:p>30024693</text:p>
          </table:table-cell>
          <table:table-cell office:value-type="float" office:value="90904">
            <text:p>90904</text:p>
          </table:table-cell>
          <table:table-cell office:value-type="float" office:value="115612">
            <text:p>115612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8546727">
            <text:p>28546727</text:p>
          </table:table-cell>
          <table:table-cell office:value-type="float" office:value="101906">
            <text:p>101906</text:p>
          </table:table-cell>
          <table:table-cell office:value-type="float" office:value="133638">
            <text:p>133638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0298308">
            <text:p>50298308</text:p>
          </table:table-cell>
          <table:table-cell office:value-type="float" office:value="89902">
            <text:p>89902</text:p>
          </table:table-cell>
          <table:table-cell office:value-type="float" office:value="136940">
            <text:p>136940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8057854">
            <text:p>28057854</text:p>
          </table:table-cell>
          <table:table-cell office:value-type="float" office:value="99388">
            <text:p>99388</text:p>
          </table:table-cell>
          <table:table-cell office:value-type="float" office:value="154300">
            <text:p>154300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9703216">
            <text:p>49703216</text:p>
          </table:table-cell>
          <table:table-cell office:value-type="float" office:value="123848">
            <text:p>123848</text:p>
          </table:table-cell>
          <table:table-cell office:value-type="float" office:value="152994">
            <text:p>152994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1718289">
            <text:p>51718289</text:p>
          </table:table-cell>
          <table:table-cell office:value-type="float" office:value="125721">
            <text:p>125721</text:p>
          </table:table-cell>
          <table:table-cell office:value-type="float" office:value="142720">
            <text:p>142720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9860376">
            <text:p>49860376</text:p>
          </table:table-cell>
          <table:table-cell office:value-type="float" office:value="48775">
            <text:p>48775</text:p>
          </table:table-cell>
          <table:table-cell office:value-type="float" office:value="127547">
            <text:p>127547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9140484">
            <text:p>29140484</text:p>
          </table:table-cell>
          <table:table-cell office:value-type="float" office:value="103383">
            <text:p>103383</text:p>
          </table:table-cell>
          <table:table-cell office:value-type="float" office:value="135477">
            <text:p>135477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9342021">
            <text:p>39342021</text:p>
          </table:table-cell>
          <table:table-cell office:value-type="float" office:value="151633">
            <text:p>151633</text:p>
          </table:table-cell>
          <table:table-cell office:value-type="float" office:value="135119">
            <text:p>135119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6659984">
            <text:p>56659984</text:p>
          </table:table-cell>
          <table:table-cell office:value-type="float" office:value="190985">
            <text:p>190985</text:p>
          </table:table-cell>
          <table:table-cell office:value-type="float" office:value="151128">
            <text:p>151128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60147695">
            <text:p>60147695</text:p>
          </table:table-cell>
          <table:table-cell office:value-type="float" office:value="203198">
            <text:p>203198</text:p>
          </table:table-cell>
          <table:table-cell office:value-type="float" office:value="147129">
            <text:p>147129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0128320">
            <text:p>30128320</text:p>
          </table:table-cell>
          <table:table-cell office:value-type="float" office:value="361232">
            <text:p>361232</text:p>
          </table:table-cell>
          <table:table-cell office:value-type="float" office:value="135197">
            <text:p>135197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8714365">
            <text:p>28714365</text:p>
          </table:table-cell>
          <table:table-cell office:value-type="float" office:value="109332">
            <text:p>109332</text:p>
          </table:table-cell>
          <table:table-cell office:value-type="float" office:value="137090">
            <text:p>137090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5259400">
            <text:p>55259400</text:p>
          </table:table-cell>
          <table:table-cell office:value-type="float" office:value="110851">
            <text:p>110851</text:p>
          </table:table-cell>
          <table:table-cell office:value-type="float" office:value="148822">
            <text:p>148822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0371456">
            <text:p>40371456</text:p>
          </table:table-cell>
          <table:table-cell office:value-type="float" office:value="113023">
            <text:p>113023</text:p>
          </table:table-cell>
          <table:table-cell office:value-type="float" office:value="164025">
            <text:p>164025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8119417">
            <text:p>28119417</text:p>
          </table:table-cell>
          <table:table-cell office:value-type="float" office:value="150271">
            <text:p>150271</text:p>
          </table:table-cell>
          <table:table-cell office:value-type="float" office:value="142801">
            <text:p>142801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7694427">
            <text:p>47694427</text:p>
          </table:table-cell>
          <table:table-cell office:value-type="float" office:value="125784">
            <text:p>125784</text:p>
          </table:table-cell>
          <table:table-cell office:value-type="float" office:value="131409">
            <text:p>131409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4548232">
            <text:p>34548232</text:p>
          </table:table-cell>
          <table:table-cell office:value-type="float" office:value="109124">
            <text:p>109124</text:p>
          </table:table-cell>
          <table:table-cell office:value-type="float" office:value="141359">
            <text:p>141359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8403003">
            <text:p>28403003</text:p>
          </table:table-cell>
          <table:table-cell office:value-type="float" office:value="102977">
            <text:p>102977</text:p>
          </table:table-cell>
          <table:table-cell office:value-type="float" office:value="149816">
            <text:p>149816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0963833">
            <text:p>40963833</text:p>
          </table:table-cell>
          <table:table-cell office:value-type="float" office:value="108425">
            <text:p>108425</text:p>
          </table:table-cell>
          <table:table-cell office:value-type="float" office:value="208987">
            <text:p>208987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8347927">
            <text:p>38347927</text:p>
          </table:table-cell>
          <table:table-cell office:value-type="float" office:value="160266">
            <text:p>160266</text:p>
          </table:table-cell>
          <table:table-cell office:value-type="float" office:value="160385">
            <text:p>160385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3956064">
            <text:p>43956064</text:p>
          </table:table-cell>
          <table:table-cell office:value-type="float" office:value="107564">
            <text:p>107564</text:p>
          </table:table-cell>
          <table:table-cell office:value-type="float" office:value="155841">
            <text:p>155841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6861839">
            <text:p>56861839</text:p>
          </table:table-cell>
          <table:table-cell office:value-type="float" office:value="108092">
            <text:p>108092</text:p>
          </table:table-cell>
          <table:table-cell office:value-type="float" office:value="156366">
            <text:p>156366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0999669">
            <text:p>40999669</text:p>
          </table:table-cell>
          <table:table-cell office:value-type="float" office:value="108148">
            <text:p>108148</text:p>
          </table:table-cell>
          <table:table-cell office:value-type="float" office:value="142422">
            <text:p>142422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1211288">
            <text:p>41211288</text:p>
          </table:table-cell>
          <table:table-cell office:value-type="float" office:value="135461">
            <text:p>135461</text:p>
          </table:table-cell>
          <table:table-cell office:value-type="float" office:value="141709">
            <text:p>141709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2165006">
            <text:p>42165006</text:p>
          </table:table-cell>
          <table:table-cell office:value-type="float" office:value="107127">
            <text:p>107127</text:p>
          </table:table-cell>
          <table:table-cell office:value-type="float" office:value="139270">
            <text:p>139270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6543731">
            <text:p>36543731</text:p>
          </table:table-cell>
          <table:table-cell office:value-type="float" office:value="214952">
            <text:p>214952</text:p>
          </table:table-cell>
          <table:table-cell office:value-type="float" office:value="350646">
            <text:p>350646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8703344">
            <text:p>28703344</text:p>
          </table:table-cell>
          <table:table-cell office:value-type="float" office:value="105736">
            <text:p>105736</text:p>
          </table:table-cell>
          <table:table-cell office:value-type="float" office:value="146711">
            <text:p>146711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0017320">
            <text:p>40017320</text:p>
          </table:table-cell>
          <table:table-cell office:value-type="float" office:value="116832">
            <text:p>116832</text:p>
          </table:table-cell>
          <table:table-cell office:value-type="float" office:value="132214">
            <text:p>132214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9108826">
            <text:p>29108826</text:p>
          </table:table-cell>
          <table:table-cell office:value-type="float" office:value="121706">
            <text:p>121706</text:p>
          </table:table-cell>
          <table:table-cell office:value-type="float" office:value="136340">
            <text:p>136340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5505805">
            <text:p>35505805</text:p>
          </table:table-cell>
          <table:table-cell office:value-type="float" office:value="106945">
            <text:p>106945</text:p>
          </table:table-cell>
          <table:table-cell office:value-type="float" office:value="129937">
            <text:p>129937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1432446">
            <text:p>31432446</text:p>
          </table:table-cell>
          <table:table-cell office:value-type="float" office:value="103663">
            <text:p>103663</text:p>
          </table:table-cell>
          <table:table-cell office:value-type="float" office:value="145675">
            <text:p>145675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4234538">
            <text:p>54234538</text:p>
          </table:table-cell>
          <table:table-cell office:value-type="float" office:value="107604">
            <text:p>107604</text:p>
          </table:table-cell>
          <table:table-cell office:value-type="float" office:value="158146">
            <text:p>158146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7497504">
            <text:p>27497504</text:p>
          </table:table-cell>
          <table:table-cell office:value-type="float" office:value="108393">
            <text:p>108393</text:p>
          </table:table-cell>
          <table:table-cell office:value-type="float" office:value="199508">
            <text:p>199508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5950838">
            <text:p>45950838</text:p>
          </table:table-cell>
          <table:table-cell office:value-type="float" office:value="105880">
            <text:p>105880</text:p>
          </table:table-cell>
          <table:table-cell office:value-type="float" office:value="152418">
            <text:p>152418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4596907">
            <text:p>54596907</text:p>
          </table:table-cell>
          <table:table-cell office:value-type="float" office:value="111294">
            <text:p>111294</text:p>
          </table:table-cell>
          <table:table-cell office:value-type="float" office:value="226708">
            <text:p>226708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6751248">
            <text:p>36751248</text:p>
          </table:table-cell>
          <table:table-cell office:value-type="float" office:value="178537">
            <text:p>178537</text:p>
          </table:table-cell>
          <table:table-cell office:value-type="float" office:value="142394">
            <text:p>142394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6619569">
            <text:p>56619569</text:p>
          </table:table-cell>
          <table:table-cell office:value-type="float" office:value="118536">
            <text:p>118536</text:p>
          </table:table-cell>
          <table:table-cell office:value-type="float" office:value="206165">
            <text:p>206165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2751652">
            <text:p>42751652</text:p>
          </table:table-cell>
          <table:table-cell office:value-type="float" office:value="106470">
            <text:p>106470</text:p>
          </table:table-cell>
          <table:table-cell office:value-type="float" office:value="216808">
            <text:p>216808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9597886">
            <text:p>29597886</text:p>
          </table:table-cell>
          <table:table-cell office:value-type="float" office:value="107607">
            <text:p>107607</text:p>
          </table:table-cell>
          <table:table-cell office:value-type="float" office:value="151600">
            <text:p>151600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7126153">
            <text:p>57126153</text:p>
          </table:table-cell>
          <table:table-cell office:value-type="float" office:value="103643">
            <text:p>103643</text:p>
          </table:table-cell>
          <table:table-cell office:value-type="float" office:value="154093">
            <text:p>154093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8543944">
            <text:p>28543944</text:p>
          </table:table-cell>
          <table:table-cell office:value-type="float" office:value="104580">
            <text:p>104580</text:p>
          </table:table-cell>
          <table:table-cell office:value-type="float" office:value="130776">
            <text:p>130776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2766061">
            <text:p>42766061</text:p>
          </table:table-cell>
          <table:table-cell office:value-type="float" office:value="105713">
            <text:p>105713</text:p>
          </table:table-cell>
          <table:table-cell office:value-type="float" office:value="131930">
            <text:p>131930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6235790">
            <text:p>36235790</text:p>
          </table:table-cell>
          <table:table-cell office:value-type="float" office:value="127696">
            <text:p>127696</text:p>
          </table:table-cell>
          <table:table-cell office:value-type="float" office:value="136843">
            <text:p>136843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3655936">
            <text:p>33655936</text:p>
          </table:table-cell>
          <table:table-cell office:value-type="float" office:value="105636">
            <text:p>105636</text:p>
          </table:table-cell>
          <table:table-cell office:value-type="float" office:value="139373">
            <text:p>139373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1735710">
            <text:p>31735710</text:p>
          </table:table-cell>
          <table:table-cell office:value-type="float" office:value="110171">
            <text:p>110171</text:p>
          </table:table-cell>
          <table:table-cell office:value-type="float" office:value="159537">
            <text:p>159537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1574408">
            <text:p>51574408</text:p>
          </table:table-cell>
          <table:table-cell office:value-type="float" office:value="108727">
            <text:p>108727</text:p>
          </table:table-cell>
          <table:table-cell office:value-type="float" office:value="226114">
            <text:p>226114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4902295">
            <text:p>34902295</text:p>
          </table:table-cell>
          <table:table-cell office:value-type="float" office:value="106409">
            <text:p>106409</text:p>
          </table:table-cell>
          <table:table-cell office:value-type="float" office:value="257260">
            <text:p>257260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2805395">
            <text:p>32805395</text:p>
          </table:table-cell>
          <table:table-cell office:value-type="float" office:value="111300">
            <text:p>111300</text:p>
          </table:table-cell>
          <table:table-cell office:value-type="float" office:value="269609">
            <text:p>269609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1532257">
            <text:p>41532257</text:p>
          </table:table-cell>
          <table:table-cell office:value-type="float" office:value="109471">
            <text:p>109471</text:p>
          </table:table-cell>
          <table:table-cell office:value-type="float" office:value="163108">
            <text:p>163108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6235039">
            <text:p>46235039</text:p>
          </table:table-cell>
          <table:table-cell office:value-type="float" office:value="103657">
            <text:p>103657</text:p>
          </table:table-cell>
          <table:table-cell office:value-type="float" office:value="135294">
            <text:p>135294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2466056">
            <text:p>32466056</text:p>
          </table:table-cell>
          <table:table-cell office:value-type="float" office:value="107898">
            <text:p>107898</text:p>
          </table:table-cell>
          <table:table-cell office:value-type="float" office:value="238494">
            <text:p>238494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8329383">
            <text:p>38329383</text:p>
          </table:table-cell>
          <table:table-cell office:value-type="float" office:value="110430">
            <text:p>110430</text:p>
          </table:table-cell>
          <table:table-cell office:value-type="float" office:value="395083">
            <text:p>395083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3677242">
            <text:p>33677242</text:p>
          </table:table-cell>
          <table:table-cell office:value-type="float" office:value="127279">
            <text:p>127279</text:p>
          </table:table-cell>
          <table:table-cell office:value-type="float" office:value="274025">
            <text:p>274025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6092627">
            <text:p>46092627</text:p>
          </table:table-cell>
          <table:table-cell office:value-type="float" office:value="107984">
            <text:p>107984</text:p>
          </table:table-cell>
          <table:table-cell office:value-type="float" office:value="217292">
            <text:p>21729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0379255">
            <text:p>50379255</text:p>
          </table:table-cell>
          <table:table-cell office:value-type="float" office:value="115531">
            <text:p>115531</text:p>
          </table:table-cell>
          <table:table-cell office:value-type="float" office:value="214212">
            <text:p>21421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9978989">
            <text:p>39978989</text:p>
          </table:table-cell>
          <table:table-cell office:value-type="float" office:value="287797">
            <text:p>287797</text:p>
          </table:table-cell>
          <table:table-cell office:value-type="float" office:value="199592">
            <text:p>19959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7190566">
            <text:p>37190566</text:p>
          </table:table-cell>
          <table:table-cell office:value-type="float" office:value="116668">
            <text:p>116668</text:p>
          </table:table-cell>
          <table:table-cell office:value-type="float" office:value="204805">
            <text:p>204805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3821288">
            <text:p>33821288</text:p>
          </table:table-cell>
          <table:table-cell office:value-type="float" office:value="134528">
            <text:p>134528</text:p>
          </table:table-cell>
          <table:table-cell office:value-type="float" office:value="176659">
            <text:p>176659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7968810">
            <text:p>37968810</text:p>
          </table:table-cell>
          <table:table-cell office:value-type="float" office:value="116237">
            <text:p>116237</text:p>
          </table:table-cell>
          <table:table-cell office:value-type="float" office:value="148580">
            <text:p>148580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8637112">
            <text:p>58637112</text:p>
          </table:table-cell>
          <table:table-cell office:value-type="float" office:value="112306">
            <text:p>112306</text:p>
          </table:table-cell>
          <table:table-cell office:value-type="float" office:value="143700">
            <text:p>143700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2948097">
            <text:p>42948097</text:p>
          </table:table-cell>
          <table:table-cell office:value-type="float" office:value="130917">
            <text:p>130917</text:p>
          </table:table-cell>
          <table:table-cell office:value-type="float" office:value="145734">
            <text:p>145734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4819437">
            <text:p>34819437</text:p>
          </table:table-cell>
          <table:table-cell office:value-type="float" office:value="126581">
            <text:p>126581</text:p>
          </table:table-cell>
          <table:table-cell office:value-type="float" office:value="160808">
            <text:p>160808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4006484">
            <text:p>64006484</text:p>
          </table:table-cell>
          <table:table-cell office:value-type="float" office:value="128695">
            <text:p>128695</text:p>
          </table:table-cell>
          <table:table-cell office:value-type="float" office:value="149521">
            <text:p>149521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5881903">
            <text:p>45881903</text:p>
          </table:table-cell>
          <table:table-cell office:value-type="float" office:value="117108">
            <text:p>117108</text:p>
          </table:table-cell>
          <table:table-cell office:value-type="float" office:value="248684">
            <text:p>248684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7361475">
            <text:p>37361475</text:p>
          </table:table-cell>
          <table:table-cell office:value-type="float" office:value="114562">
            <text:p>114562</text:p>
          </table:table-cell>
          <table:table-cell office:value-type="float" office:value="249072">
            <text:p>24907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8745606">
            <text:p>38745606</text:p>
          </table:table-cell>
          <table:table-cell office:value-type="float" office:value="50900">
            <text:p>50900</text:p>
          </table:table-cell>
          <table:table-cell office:value-type="float" office:value="227799">
            <text:p>227799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7852012">
            <text:p>67852012</text:p>
          </table:table-cell>
          <table:table-cell office:value-type="float" office:value="116178">
            <text:p>116178</text:p>
          </table:table-cell>
          <table:table-cell office:value-type="float" office:value="269812">
            <text:p>26981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9069407">
            <text:p>39069407</text:p>
          </table:table-cell>
          <table:table-cell office:value-type="float" office:value="114350">
            <text:p>114350</text:p>
          </table:table-cell>
          <table:table-cell office:value-type="float" office:value="241762">
            <text:p>24176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7242720">
            <text:p>67242720</text:p>
          </table:table-cell>
          <table:table-cell office:value-type="float" office:value="140152">
            <text:p>140152</text:p>
          </table:table-cell>
          <table:table-cell office:value-type="float" office:value="261846">
            <text:p>261846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4484126">
            <text:p>44484126</text:p>
          </table:table-cell>
          <table:table-cell office:value-type="float" office:value="112774">
            <text:p>112774</text:p>
          </table:table-cell>
          <table:table-cell office:value-type="float" office:value="259001">
            <text:p>259001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1502007">
            <text:p>41502007</text:p>
          </table:table-cell>
          <table:table-cell office:value-type="float" office:value="116046">
            <text:p>116046</text:p>
          </table:table-cell>
          <table:table-cell office:value-type="float" office:value="269176">
            <text:p>269176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2951662">
            <text:p>32951662</text:p>
          </table:table-cell>
          <table:table-cell office:value-type="float" office:value="127544">
            <text:p>127544</text:p>
          </table:table-cell>
          <table:table-cell office:value-type="float" office:value="247121">
            <text:p>247121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9445599">
            <text:p>49445599</text:p>
          </table:table-cell>
          <table:table-cell office:value-type="float" office:value="131791">
            <text:p>131791</text:p>
          </table:table-cell>
          <table:table-cell office:value-type="float" office:value="152459">
            <text:p>152459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5829534">
            <text:p>45829534</text:p>
          </table:table-cell>
          <table:table-cell office:value-type="float" office:value="120454">
            <text:p>120454</text:p>
          </table:table-cell>
          <table:table-cell office:value-type="float" office:value="206593">
            <text:p>206593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1637709">
            <text:p>41637709</text:p>
          </table:table-cell>
          <table:table-cell office:value-type="float" office:value="116325">
            <text:p>116325</text:p>
          </table:table-cell>
          <table:table-cell office:value-type="float" office:value="149561">
            <text:p>149561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5296496">
            <text:p>35296496</text:p>
          </table:table-cell>
          <table:table-cell office:value-type="float" office:value="119790">
            <text:p>119790</text:p>
          </table:table-cell>
          <table:table-cell office:value-type="float" office:value="155784">
            <text:p>155784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7661915">
            <text:p>47661915</text:p>
          </table:table-cell>
          <table:table-cell office:value-type="float" office:value="132205">
            <text:p>132205</text:p>
          </table:table-cell>
          <table:table-cell office:value-type="float" office:value="146753">
            <text:p>146753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1728870">
            <text:p>51728870</text:p>
          </table:table-cell>
          <table:table-cell office:value-type="float" office:value="143185">
            <text:p>143185</text:p>
          </table:table-cell>
          <table:table-cell office:value-type="float" office:value="165400">
            <text:p>165400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9532725">
            <text:p>39532725</text:p>
          </table:table-cell>
          <table:table-cell office:value-type="float" office:value="160694">
            <text:p>160694</text:p>
          </table:table-cell>
          <table:table-cell office:value-type="float" office:value="161537">
            <text:p>161537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5538960">
            <text:p>55538960</text:p>
          </table:table-cell>
          <table:table-cell office:value-type="float" office:value="112476">
            <text:p>112476</text:p>
          </table:table-cell>
          <table:table-cell office:value-type="float" office:value="187898">
            <text:p>187898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4900829">
            <text:p>34900829</text:p>
          </table:table-cell>
          <table:table-cell office:value-type="float" office:value="112977">
            <text:p>112977</text:p>
          </table:table-cell>
          <table:table-cell office:value-type="float" office:value="96966">
            <text:p>96966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8300611">
            <text:p>48300611</text:p>
          </table:table-cell>
          <table:table-cell office:value-type="float" office:value="119759">
            <text:p>119759</text:p>
          </table:table-cell>
          <table:table-cell office:value-type="float" office:value="209760">
            <text:p>209760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4345176">
            <text:p>54345176</text:p>
          </table:table-cell>
          <table:table-cell office:value-type="float" office:value="137690">
            <text:p>137690</text:p>
          </table:table-cell>
          <table:table-cell office:value-type="float" office:value="231978">
            <text:p>231978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2436371">
            <text:p>52436371</text:p>
          </table:table-cell>
          <table:table-cell office:value-type="float" office:value="140693">
            <text:p>140693</text:p>
          </table:table-cell>
          <table:table-cell office:value-type="float" office:value="174357">
            <text:p>174357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5093254">
            <text:p>35093254</text:p>
          </table:table-cell>
          <table:table-cell office:value-type="float" office:value="111821">
            <text:p>111821</text:p>
          </table:table-cell>
          <table:table-cell office:value-type="float" office:value="158910">
            <text:p>158910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3659339">
            <text:p>33659339</text:p>
          </table:table-cell>
          <table:table-cell office:value-type="float" office:value="114061">
            <text:p>114061</text:p>
          </table:table-cell>
          <table:table-cell office:value-type="float" office:value="145094">
            <text:p>145094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6481221">
            <text:p>36481221</text:p>
          </table:table-cell>
          <table:table-cell office:value-type="float" office:value="148198">
            <text:p>148198</text:p>
          </table:table-cell>
          <table:table-cell office:value-type="float" office:value="150647">
            <text:p>150647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7127727">
            <text:p>37127727</text:p>
          </table:table-cell>
          <table:table-cell office:value-type="float" office:value="116665">
            <text:p>116665</text:p>
          </table:table-cell>
          <table:table-cell office:value-type="float" office:value="140803">
            <text:p>140803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1271323">
            <text:p>41271323</text:p>
          </table:table-cell>
          <table:table-cell office:value-type="float" office:value="162348">
            <text:p>162348</text:p>
          </table:table-cell>
          <table:table-cell office:value-type="float" office:value="154178">
            <text:p>154178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4820171">
            <text:p>34820171</text:p>
          </table:table-cell>
          <table:table-cell office:value-type="float" office:value="124945">
            <text:p>124945</text:p>
          </table:table-cell>
          <table:table-cell office:value-type="float" office:value="141559">
            <text:p>141559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3691909">
            <text:p>53691909</text:p>
          </table:table-cell>
          <table:table-cell office:value-type="float" office:value="141071">
            <text:p>141071</text:p>
          </table:table-cell>
          <table:table-cell office:value-type="float" office:value="164688">
            <text:p>164688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3532620">
            <text:p>63532620</text:p>
          </table:table-cell>
          <table:table-cell office:value-type="float" office:value="115219">
            <text:p>115219</text:p>
          </table:table-cell>
          <table:table-cell office:value-type="float" office:value="151224">
            <text:p>151224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5158414">
            <text:p>55158414</text:p>
          </table:table-cell>
          <table:table-cell office:value-type="float" office:value="116269">
            <text:p>116269</text:p>
          </table:table-cell>
          <table:table-cell office:value-type="float" office:value="183321">
            <text:p>183321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7341725">
            <text:p>37341725</text:p>
          </table:table-cell>
          <table:table-cell office:value-type="float" office:value="108705">
            <text:p>108705</text:p>
          </table:table-cell>
          <table:table-cell office:value-type="float" office:value="152032">
            <text:p>15203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9721455">
            <text:p>69721455</text:p>
          </table:table-cell>
          <table:table-cell office:value-type="float" office:value="130342">
            <text:p>130342</text:p>
          </table:table-cell>
          <table:table-cell office:value-type="float" office:value="154184">
            <text:p>154184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2261609">
            <text:p>62261609</text:p>
          </table:table-cell>
          <table:table-cell office:value-type="float" office:value="110987">
            <text:p>110987</text:p>
          </table:table-cell>
          <table:table-cell office:value-type="float" office:value="146810">
            <text:p>146810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6233312">
            <text:p>56233312</text:p>
          </table:table-cell>
          <table:table-cell office:value-type="float" office:value="136344">
            <text:p>136344</text:p>
          </table:table-cell>
          <table:table-cell office:value-type="float" office:value="151827">
            <text:p>151827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8054118">
            <text:p>48054118</text:p>
          </table:table-cell>
          <table:table-cell office:value-type="float" office:value="133722">
            <text:p>133722</text:p>
          </table:table-cell>
          <table:table-cell office:value-type="float" office:value="155836">
            <text:p>155836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3679803">
            <text:p>43679803</text:p>
          </table:table-cell>
          <table:table-cell office:value-type="float" office:value="105990">
            <text:p>105990</text:p>
          </table:table-cell>
          <table:table-cell office:value-type="float" office:value="149480">
            <text:p>149480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2435272">
            <text:p>52435272</text:p>
          </table:table-cell>
          <table:table-cell office:value-type="float" office:value="115558">
            <text:p>115558</text:p>
          </table:table-cell>
          <table:table-cell office:value-type="float" office:value="143138">
            <text:p>143138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6766694">
            <text:p>66766694</text:p>
          </table:table-cell>
          <table:table-cell office:value-type="float" office:value="126805">
            <text:p>126805</text:p>
          </table:table-cell>
          <table:table-cell office:value-type="float" office:value="159067">
            <text:p>159067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9940630">
            <text:p>69940630</text:p>
          </table:table-cell>
          <table:table-cell office:value-type="float" office:value="132828">
            <text:p>132828</text:p>
          </table:table-cell>
          <table:table-cell office:value-type="float" office:value="158012">
            <text:p>15801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6343686">
            <text:p>36343686</text:p>
          </table:table-cell>
          <table:table-cell office:value-type="float" office:value="137707">
            <text:p>137707</text:p>
          </table:table-cell>
          <table:table-cell office:value-type="float" office:value="160825">
            <text:p>160825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5915061">
            <text:p>65915061</text:p>
          </table:table-cell>
          <table:table-cell office:value-type="float" office:value="135233">
            <text:p>135233</text:p>
          </table:table-cell>
          <table:table-cell office:value-type="float" office:value="156299">
            <text:p>156299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4003348">
            <text:p>44003348</text:p>
          </table:table-cell>
          <table:table-cell office:value-type="float" office:value="293131">
            <text:p>293131</text:p>
          </table:table-cell>
          <table:table-cell office:value-type="float" office:value="170359">
            <text:p>170359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0668439">
            <text:p>60668439</text:p>
          </table:table-cell>
          <table:table-cell office:value-type="float" office:value="131774">
            <text:p>131774</text:p>
          </table:table-cell>
          <table:table-cell office:value-type="float" office:value="172414">
            <text:p>172414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9055846">
            <text:p>39055846</text:p>
          </table:table-cell>
          <table:table-cell office:value-type="float" office:value="154094">
            <text:p>154094</text:p>
          </table:table-cell>
          <table:table-cell office:value-type="float" office:value="179230">
            <text:p>179230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9416362">
            <text:p>59416362</text:p>
          </table:table-cell>
          <table:table-cell office:value-type="float" office:value="146306">
            <text:p>146306</text:p>
          </table:table-cell>
          <table:table-cell office:value-type="float" office:value="897634">
            <text:p>897634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7635535">
            <text:p>77635535</text:p>
          </table:table-cell>
          <table:table-cell office:value-type="float" office:value="126081">
            <text:p>126081</text:p>
          </table:table-cell>
          <table:table-cell office:value-type="float" office:value="186962">
            <text:p>186962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2357267">
            <text:p>72357267</text:p>
          </table:table-cell>
          <table:table-cell office:value-type="float" office:value="189109">
            <text:p>189109</text:p>
          </table:table-cell>
          <table:table-cell office:value-type="float" office:value="186449">
            <text:p>186449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8975136">
            <text:p>58975136</text:p>
          </table:table-cell>
          <table:table-cell office:value-type="float" office:value="124718">
            <text:p>124718</text:p>
          </table:table-cell>
          <table:table-cell office:value-type="float" office:value="162553">
            <text:p>162553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7624426">
            <text:p>47624426</text:p>
          </table:table-cell>
          <table:table-cell office:value-type="float" office:value="129484">
            <text:p>129484</text:p>
          </table:table-cell>
          <table:table-cell office:value-type="float" office:value="168473">
            <text:p>168473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5978642">
            <text:p>75978642</text:p>
          </table:table-cell>
          <table:table-cell office:value-type="float" office:value="126437">
            <text:p>126437</text:p>
          </table:table-cell>
          <table:table-cell office:value-type="float" office:value="177832">
            <text:p>177832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1254286">
            <text:p>51254286</text:p>
          </table:table-cell>
          <table:table-cell office:value-type="float" office:value="126042">
            <text:p>126042</text:p>
          </table:table-cell>
          <table:table-cell office:value-type="float" office:value="167966">
            <text:p>167966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9643017">
            <text:p>39643017</text:p>
          </table:table-cell>
          <table:table-cell office:value-type="float" office:value="159326">
            <text:p>159326</text:p>
          </table:table-cell>
          <table:table-cell office:value-type="float" office:value="150849">
            <text:p>150849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7894821">
            <text:p>47894821</text:p>
          </table:table-cell>
          <table:table-cell office:value-type="float" office:value="127021">
            <text:p>127021</text:p>
          </table:table-cell>
          <table:table-cell office:value-type="float" office:value="183695">
            <text:p>183695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7286431">
            <text:p>47286431</text:p>
          </table:table-cell>
          <table:table-cell office:value-type="float" office:value="151359">
            <text:p>151359</text:p>
          </table:table-cell>
          <table:table-cell office:value-type="float" office:value="172449">
            <text:p>172449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7485882">
            <text:p>67485882</text:p>
          </table:table-cell>
          <table:table-cell office:value-type="float" office:value="128129">
            <text:p>128129</text:p>
          </table:table-cell>
          <table:table-cell office:value-type="float" office:value="166680">
            <text:p>166680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8502598">
            <text:p>48502598</text:p>
          </table:table-cell>
          <table:table-cell office:value-type="float" office:value="123560">
            <text:p>123560</text:p>
          </table:table-cell>
          <table:table-cell office:value-type="float" office:value="159181">
            <text:p>15918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7954485">
            <text:p>57954485</text:p>
          </table:table-cell>
          <table:table-cell office:value-type="float" office:value="131021">
            <text:p>131021</text:p>
          </table:table-cell>
          <table:table-cell office:value-type="float" office:value="172287">
            <text:p>172287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5250062">
            <text:p>65250062</text:p>
          </table:table-cell>
          <table:table-cell office:value-type="float" office:value="119266">
            <text:p>119266</text:p>
          </table:table-cell>
          <table:table-cell office:value-type="float" office:value="155798">
            <text:p>155798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6558946">
            <text:p>46558946</text:p>
          </table:table-cell>
          <table:table-cell office:value-type="float" office:value="139660">
            <text:p>139660</text:p>
          </table:table-cell>
          <table:table-cell office:value-type="float" office:value="198138">
            <text:p>198138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4881727">
            <text:p>54881727</text:p>
          </table:table-cell>
          <table:table-cell office:value-type="float" office:value="129945">
            <text:p>129945</text:p>
          </table:table-cell>
          <table:table-cell office:value-type="float" office:value="181062">
            <text:p>181062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8087764">
            <text:p>58087764</text:p>
          </table:table-cell>
          <table:table-cell office:value-type="float" office:value="137033">
            <text:p>137033</text:p>
          </table:table-cell>
          <table:table-cell office:value-type="float" office:value="226951">
            <text:p>22695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5311154">
            <text:p>45311154</text:p>
          </table:table-cell>
          <table:table-cell office:value-type="float" office:value="148101">
            <text:p>148101</text:p>
          </table:table-cell>
          <table:table-cell office:value-type="float" office:value="185053">
            <text:p>185053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1137466">
            <text:p>61137466</text:p>
          </table:table-cell>
          <table:table-cell office:value-type="float" office:value="143191">
            <text:p>143191</text:p>
          </table:table-cell>
          <table:table-cell office:value-type="float" office:value="176002">
            <text:p>176002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0783051">
            <text:p>70783051</text:p>
          </table:table-cell>
          <table:table-cell office:value-type="float" office:value="121014">
            <text:p>121014</text:p>
          </table:table-cell>
          <table:table-cell office:value-type="float" office:value="181831">
            <text:p>18183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8048928">
            <text:p>58048928</text:p>
          </table:table-cell>
          <table:table-cell office:value-type="float" office:value="126420">
            <text:p>126420</text:p>
          </table:table-cell>
          <table:table-cell office:value-type="float" office:value="190336">
            <text:p>190336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9940632">
            <text:p>69940632</text:p>
          </table:table-cell>
          <table:table-cell office:value-type="float" office:value="123826">
            <text:p>123826</text:p>
          </table:table-cell>
          <table:table-cell office:value-type="float" office:value="164014">
            <text:p>164014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0374856">
            <text:p>40374856</text:p>
          </table:table-cell>
          <table:table-cell office:value-type="float" office:value="130459">
            <text:p>130459</text:p>
          </table:table-cell>
          <table:table-cell office:value-type="float" office:value="170335">
            <text:p>170335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2466800">
            <text:p>42466800</text:p>
          </table:table-cell>
          <table:table-cell office:value-type="float" office:value="126132">
            <text:p>126132</text:p>
          </table:table-cell>
          <table:table-cell office:value-type="float" office:value="123105">
            <text:p>123105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8264480">
            <text:p>58264480</text:p>
          </table:table-cell>
          <table:table-cell office:value-type="float" office:value="150000">
            <text:p>150000</text:p>
          </table:table-cell>
          <table:table-cell office:value-type="float" office:value="147173">
            <text:p>147173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5020399">
            <text:p>55020399</text:p>
          </table:table-cell>
          <table:table-cell office:value-type="float" office:value="139271">
            <text:p>139271</text:p>
          </table:table-cell>
          <table:table-cell office:value-type="float" office:value="164583">
            <text:p>164583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0615876">
            <text:p>40615876</text:p>
          </table:table-cell>
          <table:table-cell office:value-type="float" office:value="116505">
            <text:p>116505</text:p>
          </table:table-cell>
          <table:table-cell office:value-type="float" office:value="183711">
            <text:p>18371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8420013">
            <text:p>68420013</text:p>
          </table:table-cell>
          <table:table-cell office:value-type="float" office:value="121098">
            <text:p>121098</text:p>
          </table:table-cell>
          <table:table-cell office:value-type="float" office:value="171011">
            <text:p>17101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3915971">
            <text:p>63915971</text:p>
          </table:table-cell>
          <table:table-cell office:value-type="float" office:value="124090">
            <text:p>124090</text:p>
          </table:table-cell>
          <table:table-cell office:value-type="float" office:value="184242">
            <text:p>184242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5824655">
            <text:p>45824655</text:p>
          </table:table-cell>
          <table:table-cell office:value-type="float" office:value="120349">
            <text:p>120349</text:p>
          </table:table-cell>
          <table:table-cell office:value-type="float" office:value="157157">
            <text:p>157157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2339562">
            <text:p>42339562</text:p>
          </table:table-cell>
          <table:table-cell office:value-type="float" office:value="140618">
            <text:p>140618</text:p>
          </table:table-cell>
          <table:table-cell office:value-type="float" office:value="98118">
            <text:p>98118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7708011">
            <text:p>57708011</text:p>
          </table:table-cell>
          <table:table-cell office:value-type="float" office:value="126014">
            <text:p>126014</text:p>
          </table:table-cell>
          <table:table-cell office:value-type="float" office:value="180311">
            <text:p>18031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3947904">
            <text:p>43947904</text:p>
          </table:table-cell>
          <table:table-cell office:value-type="float" office:value="120454">
            <text:p>120454</text:p>
          </table:table-cell>
          <table:table-cell office:value-type="float" office:value="164439">
            <text:p>164439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9303875">
            <text:p>59303875</text:p>
          </table:table-cell>
          <table:table-cell office:value-type="float" office:value="123250">
            <text:p>123250</text:p>
          </table:table-cell>
          <table:table-cell office:value-type="float" office:value="158596">
            <text:p>158596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7377451">
            <text:p>37377451</text:p>
          </table:table-cell>
          <table:table-cell office:value-type="float" office:value="144427">
            <text:p>144427</text:p>
          </table:table-cell>
          <table:table-cell office:value-type="float" office:value="152800">
            <text:p>152800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4552874">
            <text:p>44552874</text:p>
          </table:table-cell>
          <table:table-cell office:value-type="float" office:value="144704">
            <text:p>144704</text:p>
          </table:table-cell>
          <table:table-cell office:value-type="float" office:value="183910">
            <text:p>183910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0075230">
            <text:p>40075230</text:p>
          </table:table-cell>
          <table:table-cell office:value-type="float" office:value="130765">
            <text:p>130765</text:p>
          </table:table-cell>
          <table:table-cell office:value-type="float" office:value="182005">
            <text:p>182005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5347922">
            <text:p>45347922</text:p>
          </table:table-cell>
          <table:table-cell office:value-type="float" office:value="123193">
            <text:p>123193</text:p>
          </table:table-cell>
          <table:table-cell office:value-type="float" office:value="170079">
            <text:p>170079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7647005">
            <text:p>37647005</text:p>
          </table:table-cell>
          <table:table-cell office:value-type="float" office:value="123352">
            <text:p>123352</text:p>
          </table:table-cell>
          <table:table-cell office:value-type="float" office:value="177467">
            <text:p>177467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3481043">
            <text:p>63481043</text:p>
          </table:table-cell>
          <table:table-cell office:value-type="float" office:value="147827">
            <text:p>147827</text:p>
          </table:table-cell>
          <table:table-cell office:value-type="float" office:value="279606">
            <text:p>279606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1244320">
            <text:p>61244320</text:p>
          </table:table-cell>
          <table:table-cell office:value-type="float" office:value="147570">
            <text:p>147570</text:p>
          </table:table-cell>
          <table:table-cell office:value-type="float" office:value="178736">
            <text:p>178736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3984016">
            <text:p>43984016</text:p>
          </table:table-cell>
          <table:table-cell office:value-type="float" office:value="137735">
            <text:p>137735</text:p>
          </table:table-cell>
          <table:table-cell office:value-type="float" office:value="182634">
            <text:p>182634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0718849">
            <text:p>60718849</text:p>
          </table:table-cell>
          <table:table-cell office:value-type="float" office:value="130141">
            <text:p>130141</text:p>
          </table:table-cell>
          <table:table-cell office:value-type="float" office:value="206858">
            <text:p>206858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9762440">
            <text:p>39762440</text:p>
          </table:table-cell>
          <table:table-cell office:value-type="float" office:value="125594">
            <text:p>125594</text:p>
          </table:table-cell>
          <table:table-cell office:value-type="float" office:value="196013">
            <text:p>196013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5217751">
            <text:p>45217751</text:p>
          </table:table-cell>
          <table:table-cell office:value-type="float" office:value="126132">
            <text:p>126132</text:p>
          </table:table-cell>
          <table:table-cell office:value-type="float" office:value="183131">
            <text:p>18313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8557261">
            <text:p>38557261</text:p>
          </table:table-cell>
          <table:table-cell office:value-type="float" office:value="223405">
            <text:p>223405</text:p>
          </table:table-cell>
          <table:table-cell office:value-type="float" office:value="162746">
            <text:p>162746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8345601">
            <text:p>48345601</text:p>
          </table:table-cell>
          <table:table-cell office:value-type="float" office:value="190586">
            <text:p>190586</text:p>
          </table:table-cell>
          <table:table-cell office:value-type="float" office:value="175456">
            <text:p>175456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5634451">
            <text:p>55634451</text:p>
          </table:table-cell>
          <table:table-cell office:value-type="float" office:value="246342">
            <text:p>246342</text:p>
          </table:table-cell>
          <table:table-cell office:value-type="float" office:value="101173">
            <text:p>101173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3089253">
            <text:p>63089253</text:p>
          </table:table-cell>
          <table:table-cell office:value-type="float" office:value="189621">
            <text:p>189621</text:p>
          </table:table-cell>
          <table:table-cell office:value-type="float" office:value="157611">
            <text:p>157611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5907669">
            <text:p>85907669</text:p>
          </table:table-cell>
          <table:table-cell office:value-type="float" office:value="137145">
            <text:p>137145</text:p>
          </table:table-cell>
          <table:table-cell office:value-type="float" office:value="195035">
            <text:p>195035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5146473">
            <text:p>85146473</text:p>
          </table:table-cell>
          <table:table-cell office:value-type="float" office:value="199387">
            <text:p>199387</text:p>
          </table:table-cell>
          <table:table-cell office:value-type="float" office:value="177565">
            <text:p>177565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7078275">
            <text:p>47078275</text:p>
          </table:table-cell>
          <table:table-cell office:value-type="float" office:value="147819">
            <text:p>147819</text:p>
          </table:table-cell>
          <table:table-cell office:value-type="float" office:value="175048">
            <text:p>175048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1851353">
            <text:p>81851353</text:p>
          </table:table-cell>
          <table:table-cell office:value-type="float" office:value="130967">
            <text:p>130967</text:p>
          </table:table-cell>
          <table:table-cell office:value-type="float" office:value="180320">
            <text:p>180320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91434804">
            <text:p>91434804</text:p>
          </table:table-cell>
          <table:table-cell office:value-type="float" office:value="137137">
            <text:p>137137</text:p>
          </table:table-cell>
          <table:table-cell office:value-type="float" office:value="205921">
            <text:p>205921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5443851">
            <text:p>85443851</text:p>
          </table:table-cell>
          <table:table-cell office:value-type="float" office:value="138897">
            <text:p>138897</text:p>
          </table:table-cell>
          <table:table-cell office:value-type="float" office:value="204248">
            <text:p>204248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4358058">
            <text:p>74358058</text:p>
          </table:table-cell>
          <table:table-cell office:value-type="float" office:value="144462">
            <text:p>144462</text:p>
          </table:table-cell>
          <table:table-cell office:value-type="float" office:value="198436">
            <text:p>198436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7231486">
            <text:p>47231486</text:p>
          </table:table-cell>
          <table:table-cell office:value-type="float" office:value="156443">
            <text:p>156443</text:p>
          </table:table-cell>
          <table:table-cell office:value-type="float" office:value="205935">
            <text:p>205935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7694221">
            <text:p>67694221</text:p>
          </table:table-cell>
          <table:table-cell office:value-type="float" office:value="154531">
            <text:p>154531</text:p>
          </table:table-cell>
          <table:table-cell office:value-type="float" office:value="280892">
            <text:p>280892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2257163">
            <text:p>82257163</text:p>
          </table:table-cell>
          <table:table-cell office:value-type="float" office:value="175594">
            <text:p>175594</text:p>
          </table:table-cell>
          <table:table-cell office:value-type="float" office:value="174730">
            <text:p>174730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2428663">
            <text:p>82428663</text:p>
          </table:table-cell>
          <table:table-cell office:value-type="float" office:value="137057">
            <text:p>137057</text:p>
          </table:table-cell>
          <table:table-cell office:value-type="float" office:value="164290">
            <text:p>164290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7003707">
            <text:p>87003707</text:p>
          </table:table-cell>
          <table:table-cell office:value-type="float" office:value="128346">
            <text:p>128346</text:p>
          </table:table-cell>
          <table:table-cell office:value-type="float" office:value="169032">
            <text:p>169032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3663213">
            <text:p>43663213</text:p>
          </table:table-cell>
          <table:table-cell office:value-type="float" office:value="132676">
            <text:p>132676</text:p>
          </table:table-cell>
          <table:table-cell office:value-type="float" office:value="183227">
            <text:p>183227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5081546">
            <text:p>55081546</text:p>
          </table:table-cell>
          <table:table-cell office:value-type="float" office:value="135617">
            <text:p>135617</text:p>
          </table:table-cell>
          <table:table-cell office:value-type="float" office:value="171351">
            <text:p>171351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7552451">
            <text:p>57552451</text:p>
          </table:table-cell>
          <table:table-cell office:value-type="float" office:value="130075">
            <text:p>130075</text:p>
          </table:table-cell>
          <table:table-cell office:value-type="float" office:value="194955">
            <text:p>194955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2019902">
            <text:p>62019902</text:p>
          </table:table-cell>
          <table:table-cell office:value-type="float" office:value="133069">
            <text:p>133069</text:p>
          </table:table-cell>
          <table:table-cell office:value-type="float" office:value="159639">
            <text:p>159639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0266084">
            <text:p>70266084</text:p>
          </table:table-cell>
          <table:table-cell office:value-type="float" office:value="132451">
            <text:p>132451</text:p>
          </table:table-cell>
          <table:table-cell office:value-type="float" office:value="207041">
            <text:p>207041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9920679">
            <text:p>79920679</text:p>
          </table:table-cell>
          <table:table-cell office:value-type="float" office:value="155842">
            <text:p>155842</text:p>
          </table:table-cell>
          <table:table-cell office:value-type="float" office:value="173181">
            <text:p>173181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4686502">
            <text:p>64686502</text:p>
          </table:table-cell>
          <table:table-cell office:value-type="float" office:value="163422">
            <text:p>163422</text:p>
          </table:table-cell>
          <table:table-cell office:value-type="float" office:value="177467">
            <text:p>177467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2304794">
            <text:p>52304794</text:p>
          </table:table-cell>
          <table:table-cell office:value-type="float" office:value="261681">
            <text:p>261681</text:p>
          </table:table-cell>
          <table:table-cell office:value-type="float" office:value="193921">
            <text:p>193921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8259566">
            <text:p>88259566</text:p>
          </table:table-cell>
          <table:table-cell office:value-type="float" office:value="156920">
            <text:p>156920</text:p>
          </table:table-cell>
          <table:table-cell office:value-type="float" office:value="189763">
            <text:p>189763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8622671">
            <text:p>78622671</text:p>
          </table:table-cell>
          <table:table-cell office:value-type="float" office:value="159388">
            <text:p>159388</text:p>
          </table:table-cell>
          <table:table-cell office:value-type="float" office:value="166043">
            <text:p>166043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7990963">
            <text:p>57990963</text:p>
          </table:table-cell>
          <table:table-cell office:value-type="float" office:value="127461">
            <text:p>127461</text:p>
          </table:table-cell>
          <table:table-cell office:value-type="float" office:value="190918">
            <text:p>190918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6778061">
            <text:p>66778061</text:p>
          </table:table-cell>
          <table:table-cell office:value-type="float" office:value="135541">
            <text:p>135541</text:p>
          </table:table-cell>
          <table:table-cell office:value-type="float" office:value="191227">
            <text:p>191227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8459196">
            <text:p>88459196</text:p>
          </table:table-cell>
          <table:table-cell office:value-type="float" office:value="135616">
            <text:p>135616</text:p>
          </table:table-cell>
          <table:table-cell office:value-type="float" office:value="196623">
            <text:p>196623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6534475">
            <text:p>46534475</text:p>
          </table:table-cell>
          <table:table-cell office:value-type="float" office:value="128853">
            <text:p>128853</text:p>
          </table:table-cell>
          <table:table-cell office:value-type="float" office:value="199627">
            <text:p>199627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8096832">
            <text:p>48096832</text:p>
          </table:table-cell>
          <table:table-cell office:value-type="float" office:value="128133">
            <text:p>128133</text:p>
          </table:table-cell>
          <table:table-cell office:value-type="float" office:value="207178">
            <text:p>207178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4239363">
            <text:p>84239363</text:p>
          </table:table-cell>
          <table:table-cell office:value-type="float" office:value="136570">
            <text:p>136570</text:p>
          </table:table-cell>
          <table:table-cell office:value-type="float" office:value="183161">
            <text:p>183161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2345496">
            <text:p>82345496</text:p>
          </table:table-cell>
          <table:table-cell office:value-type="float" office:value="228192">
            <text:p>228192</text:p>
          </table:table-cell>
          <table:table-cell office:value-type="float" office:value="206025">
            <text:p>206025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0341672">
            <text:p>60341672</text:p>
          </table:table-cell>
          <table:table-cell office:value-type="float" office:value="145066">
            <text:p>145066</text:p>
          </table:table-cell>
          <table:table-cell office:value-type="float" office:value="163248">
            <text:p>163248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8243094">
            <text:p>68243094</text:p>
          </table:table-cell>
          <table:table-cell office:value-type="float" office:value="162793">
            <text:p>162793</text:p>
          </table:table-cell>
          <table:table-cell office:value-type="float" office:value="200918">
            <text:p>200918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6991591">
            <text:p>66991591</text:p>
          </table:table-cell>
          <table:table-cell office:value-type="float" office:value="134223">
            <text:p>134223</text:p>
          </table:table-cell>
          <table:table-cell office:value-type="float" office:value="179362">
            <text:p>179362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8383876">
            <text:p>68383876</text:p>
          </table:table-cell>
          <table:table-cell office:value-type="float" office:value="128054">
            <text:p>128054</text:p>
          </table:table-cell>
          <table:table-cell office:value-type="float" office:value="167671">
            <text:p>167671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1594725">
            <text:p>71594725</text:p>
          </table:table-cell>
          <table:table-cell office:value-type="float" office:value="130787">
            <text:p>130787</text:p>
          </table:table-cell>
          <table:table-cell office:value-type="float" office:value="172134">
            <text:p>172134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1012320">
            <text:p>51012320</text:p>
          </table:table-cell>
          <table:table-cell office:value-type="float" office:value="132008">
            <text:p>132008</text:p>
          </table:table-cell>
          <table:table-cell office:value-type="float" office:value="174069">
            <text:p>174069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6678249">
            <text:p>56678249</text:p>
          </table:table-cell>
          <table:table-cell office:value-type="float" office:value="130939">
            <text:p>130939</text:p>
          </table:table-cell>
          <table:table-cell office:value-type="float" office:value="169226">
            <text:p>169226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8208866">
            <text:p>78208866</text:p>
          </table:table-cell>
          <table:table-cell office:value-type="float" office:value="140713">
            <text:p>140713</text:p>
          </table:table-cell>
          <table:table-cell office:value-type="float" office:value="177421">
            <text:p>177421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8141896">
            <text:p>58141896</text:p>
          </table:table-cell>
          <table:table-cell office:value-type="float" office:value="146490">
            <text:p>146490</text:p>
          </table:table-cell>
          <table:table-cell office:value-type="float" office:value="174440">
            <text:p>174440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39941294">
            <text:p>39941294</text:p>
          </table:table-cell>
          <table:table-cell office:value-type="float" office:value="138010">
            <text:p>138010</text:p>
          </table:table-cell>
          <table:table-cell office:value-type="float" office:value="158685">
            <text:p>158685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8441761">
            <text:p>68441761</text:p>
          </table:table-cell>
          <table:table-cell office:value-type="float" office:value="122303">
            <text:p>122303</text:p>
          </table:table-cell>
          <table:table-cell office:value-type="float" office:value="165098">
            <text:p>165098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9692695">
            <text:p>69692695</text:p>
          </table:table-cell>
          <table:table-cell office:value-type="float" office:value="151723">
            <text:p>151723</text:p>
          </table:table-cell>
          <table:table-cell office:value-type="float" office:value="168693">
            <text:p>168693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8698028">
            <text:p>68698028</text:p>
          </table:table-cell>
          <table:table-cell office:value-type="float" office:value="137721">
            <text:p>137721</text:p>
          </table:table-cell>
          <table:table-cell office:value-type="float" office:value="163449">
            <text:p>163449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9913987">
            <text:p>49913987</text:p>
          </table:table-cell>
          <table:table-cell office:value-type="float" office:value="135937">
            <text:p>135937</text:p>
          </table:table-cell>
          <table:table-cell office:value-type="float" office:value="198024">
            <text:p>198024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0912882">
            <text:p>40912882</text:p>
          </table:table-cell>
          <table:table-cell office:value-type="float" office:value="125800">
            <text:p>125800</text:p>
          </table:table-cell>
          <table:table-cell office:value-type="float" office:value="285462">
            <text:p>285462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5721970">
            <text:p>55721970</text:p>
          </table:table-cell>
          <table:table-cell office:value-type="float" office:value="132400">
            <text:p>132400</text:p>
          </table:table-cell>
          <table:table-cell office:value-type="float" office:value="190141">
            <text:p>190141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8035545">
            <text:p>58035545</text:p>
          </table:table-cell>
          <table:table-cell office:value-type="float" office:value="192730">
            <text:p>192730</text:p>
          </table:table-cell>
          <table:table-cell office:value-type="float" office:value="198186">
            <text:p>198186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9175625">
            <text:p>49175625</text:p>
          </table:table-cell>
          <table:table-cell office:value-type="float" office:value="137924">
            <text:p>137924</text:p>
          </table:table-cell>
          <table:table-cell office:value-type="float" office:value="185871">
            <text:p>185871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0440076">
            <text:p>80440076</text:p>
          </table:table-cell>
          <table:table-cell office:value-type="float" office:value="139468">
            <text:p>139468</text:p>
          </table:table-cell>
          <table:table-cell office:value-type="float" office:value="185531">
            <text:p>185531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5873615">
            <text:p>55873615</text:p>
          </table:table-cell>
          <table:table-cell office:value-type="float" office:value="179974">
            <text:p>179974</text:p>
          </table:table-cell>
          <table:table-cell office:value-type="float" office:value="370558">
            <text:p>370558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82712667">
            <text:p>82712667</text:p>
          </table:table-cell>
          <table:table-cell office:value-type="float" office:value="163034">
            <text:p>163034</text:p>
          </table:table-cell>
          <table:table-cell office:value-type="float" office:value="193625">
            <text:p>193625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0603565">
            <text:p>50603565</text:p>
          </table:table-cell>
          <table:table-cell office:value-type="float" office:value="164341">
            <text:p>164341</text:p>
          </table:table-cell>
          <table:table-cell office:value-type="float" office:value="199732">
            <text:p>199732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3187867">
            <text:p>63187867</text:p>
          </table:table-cell>
          <table:table-cell office:value-type="float" office:value="143603">
            <text:p>143603</text:p>
          </table:table-cell>
          <table:table-cell office:value-type="float" office:value="212564">
            <text:p>212564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3804127">
            <text:p>73804127</text:p>
          </table:table-cell>
          <table:table-cell office:value-type="float" office:value="144344">
            <text:p>144344</text:p>
          </table:table-cell>
          <table:table-cell office:value-type="float" office:value="205138">
            <text:p>205138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8814655">
            <text:p>58814655</text:p>
          </table:table-cell>
          <table:table-cell office:value-type="float" office:value="32948">
            <text:p>32948</text:p>
          </table:table-cell>
          <table:table-cell office:value-type="float" office:value="219633">
            <text:p>219633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2583621">
            <text:p>62583621</text:p>
          </table:table-cell>
          <table:table-cell office:value-type="float" office:value="145031">
            <text:p>145031</text:p>
          </table:table-cell>
          <table:table-cell office:value-type="float" office:value="190858">
            <text:p>190858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1823921">
            <text:p>51823921</text:p>
          </table:table-cell>
          <table:table-cell office:value-type="float" office:value="142939">
            <text:p>142939</text:p>
          </table:table-cell>
          <table:table-cell office:value-type="float" office:value="192132">
            <text:p>192132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6833692">
            <text:p>76833692</text:p>
          </table:table-cell>
          <table:table-cell office:value-type="float" office:value="142739">
            <text:p>142739</text:p>
          </table:table-cell>
          <table:table-cell office:value-type="float" office:value="201469">
            <text:p>201469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8724067">
            <text:p>68724067</text:p>
          </table:table-cell>
          <table:table-cell office:value-type="float" office:value="135403">
            <text:p>135403</text:p>
          </table:table-cell>
          <table:table-cell office:value-type="float" office:value="177036">
            <text:p>177036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1764241">
            <text:p>61764241</text:p>
          </table:table-cell>
          <table:table-cell office:value-type="float" office:value="145097">
            <text:p>145097</text:p>
          </table:table-cell>
          <table:table-cell office:value-type="float" office:value="256616">
            <text:p>256616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2943973">
            <text:p>72943973</text:p>
          </table:table-cell>
          <table:table-cell office:value-type="float" office:value="140938">
            <text:p>140938</text:p>
          </table:table-cell>
          <table:table-cell office:value-type="float" office:value="188611">
            <text:p>188611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1014510">
            <text:p>71014510</text:p>
          </table:table-cell>
          <table:table-cell office:value-type="float" office:value="148267">
            <text:p>148267</text:p>
          </table:table-cell>
          <table:table-cell office:value-type="float" office:value="213440">
            <text:p>213440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5954271">
            <text:p>45954271</text:p>
          </table:table-cell>
          <table:table-cell office:value-type="float" office:value="142331">
            <text:p>142331</text:p>
          </table:table-cell>
          <table:table-cell office:value-type="float" office:value="295229">
            <text:p>295229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98821571">
            <text:p>98821571</text:p>
          </table:table-cell>
          <table:table-cell office:value-type="float" office:value="153811">
            <text:p>153811</text:p>
          </table:table-cell>
          <table:table-cell office:value-type="float" office:value="190610">
            <text:p>190610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0791911">
            <text:p>70791911</text:p>
          </table:table-cell>
          <table:table-cell office:value-type="float" office:value="150588">
            <text:p>150588</text:p>
          </table:table-cell>
          <table:table-cell office:value-type="float" office:value="200541">
            <text:p>200541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90897890">
            <text:p>90897890</text:p>
          </table:table-cell>
          <table:table-cell office:value-type="float" office:value="141958">
            <text:p>141958</text:p>
          </table:table-cell>
          <table:table-cell office:value-type="float" office:value="197719">
            <text:p>197719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3710364">
            <text:p>53710364</text:p>
          </table:table-cell>
          <table:table-cell office:value-type="float" office:value="138424">
            <text:p>138424</text:p>
          </table:table-cell>
          <table:table-cell office:value-type="float" office:value="206227">
            <text:p>206227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94874695">
            <text:p>94874695</text:p>
          </table:table-cell>
          <table:table-cell office:value-type="float" office:value="143486">
            <text:p>143486</text:p>
          </table:table-cell>
          <table:table-cell office:value-type="float" office:value="206158">
            <text:p>206158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2443165">
            <text:p>52443165</text:p>
          </table:table-cell>
          <table:table-cell office:value-type="float" office:value="136311">
            <text:p>136311</text:p>
          </table:table-cell>
          <table:table-cell office:value-type="float" office:value="196255">
            <text:p>196255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4867820">
            <text:p>64867820</text:p>
          </table:table-cell>
          <table:table-cell office:value-type="float" office:value="165057">
            <text:p>165057</text:p>
          </table:table-cell>
          <table:table-cell office:value-type="float" office:value="211877">
            <text:p>211877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92154506">
            <text:p>92154506</text:p>
          </table:table-cell>
          <table:table-cell office:value-type="float" office:value="195427">
            <text:p>195427</text:p>
          </table:table-cell>
          <table:table-cell office:value-type="float" office:value="196446">
            <text:p>196446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5143328">
            <text:p>65143328</text:p>
          </table:table-cell>
          <table:table-cell office:value-type="float" office:value="139331">
            <text:p>139331</text:p>
          </table:table-cell>
          <table:table-cell office:value-type="float" office:value="188816">
            <text:p>188816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8494737">
            <text:p>48494737</text:p>
          </table:table-cell>
          <table:table-cell office:value-type="float" office:value="144738">
            <text:p>144738</text:p>
          </table:table-cell>
          <table:table-cell office:value-type="float" office:value="191315">
            <text:p>191315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6212573">
            <text:p>76212573</text:p>
          </table:table-cell>
          <table:table-cell office:value-type="float" office:value="260710">
            <text:p>260710</text:p>
          </table:table-cell>
          <table:table-cell office:value-type="float" office:value="209056">
            <text:p>209056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6247776">
            <text:p>56247776</text:p>
          </table:table-cell>
          <table:table-cell office:value-type="float" office:value="138671">
            <text:p>138671</text:p>
          </table:table-cell>
          <table:table-cell office:value-type="float" office:value="188201">
            <text:p>188201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8184872">
            <text:p>48184872</text:p>
          </table:table-cell>
          <table:table-cell office:value-type="float" office:value="132997">
            <text:p>132997</text:p>
          </table:table-cell>
          <table:table-cell office:value-type="float" office:value="174675">
            <text:p>174675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8868025">
            <text:p>68868025</text:p>
          </table:table-cell>
          <table:table-cell office:value-type="float" office:value="146075">
            <text:p>146075</text:p>
          </table:table-cell>
          <table:table-cell office:value-type="float" office:value="194003">
            <text:p>194003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2324082">
            <text:p>62324082</text:p>
          </table:table-cell>
          <table:table-cell office:value-type="float" office:value="197319">
            <text:p>197319</text:p>
          </table:table-cell>
          <table:table-cell office:value-type="float" office:value="183622">
            <text:p>183622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6118759">
            <text:p>66118759</text:p>
          </table:table-cell>
          <table:table-cell office:value-type="float" office:value="137149">
            <text:p>137149</text:p>
          </table:table-cell>
          <table:table-cell office:value-type="float" office:value="190550">
            <text:p>190550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0866552">
            <text:p>70866552</text:p>
          </table:table-cell>
          <table:table-cell office:value-type="float" office:value="135811">
            <text:p>135811</text:p>
          </table:table-cell>
          <table:table-cell office:value-type="float" office:value="178755">
            <text:p>178755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93678835">
            <text:p>93678835</text:p>
          </table:table-cell>
          <table:table-cell office:value-type="float" office:value="140563">
            <text:p>140563</text:p>
          </table:table-cell>
          <table:table-cell office:value-type="float" office:value="187360">
            <text:p>187360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93092254">
            <text:p>93092254</text:p>
          </table:table-cell>
          <table:table-cell office:value-type="float" office:value="131084">
            <text:p>131084</text:p>
          </table:table-cell>
          <table:table-cell office:value-type="float" office:value="189474">
            <text:p>189474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3627569">
            <text:p>73627569</text:p>
          </table:table-cell>
          <table:table-cell office:value-type="float" office:value="138312">
            <text:p>138312</text:p>
          </table:table-cell>
          <table:table-cell office:value-type="float" office:value="186767">
            <text:p>186767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9517492">
            <text:p>69517492</text:p>
          </table:table-cell>
          <table:table-cell office:value-type="float" office:value="137130">
            <text:p>137130</text:p>
          </table:table-cell>
          <table:table-cell office:value-type="float" office:value="199077">
            <text:p>199077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0386552">
            <text:p>60386552</text:p>
          </table:table-cell>
          <table:table-cell office:value-type="float" office:value="139933">
            <text:p>139933</text:p>
          </table:table-cell>
          <table:table-cell office:value-type="float" office:value="201610">
            <text:p>201610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4969241">
            <text:p>54969241</text:p>
          </table:table-cell>
          <table:table-cell office:value-type="float" office:value="141995">
            <text:p>141995</text:p>
          </table:table-cell>
          <table:table-cell office:value-type="float" office:value="192716">
            <text:p>192716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4270603">
            <text:p>54270603</text:p>
          </table:table-cell>
          <table:table-cell office:value-type="float" office:value="149155">
            <text:p>149155</text:p>
          </table:table-cell>
          <table:table-cell office:value-type="float" office:value="221106">
            <text:p>221106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1784140">
            <text:p>51784140</text:p>
          </table:table-cell>
          <table:table-cell office:value-type="float" office:value="268262">
            <text:p>268262</text:p>
          </table:table-cell>
          <table:table-cell office:value-type="float" office:value="207991">
            <text:p>207991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6992552">
            <text:p>46992552</text:p>
          </table:table-cell>
          <table:table-cell office:value-type="float" office:value="140919">
            <text:p>140919</text:p>
          </table:table-cell>
          <table:table-cell office:value-type="float" office:value="212311">
            <text:p>212311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6422860">
            <text:p>66422860</text:p>
          </table:table-cell>
          <table:table-cell office:value-type="float" office:value="130621">
            <text:p>130621</text:p>
          </table:table-cell>
          <table:table-cell office:value-type="float" office:value="172752">
            <text:p>172752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1129352">
            <text:p>61129352</text:p>
          </table:table-cell>
          <table:table-cell office:value-type="float" office:value="161992">
            <text:p>161992</text:p>
          </table:table-cell>
          <table:table-cell office:value-type="float" office:value="223663">
            <text:p>223663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98198963">
            <text:p>98198963</text:p>
          </table:table-cell>
          <table:table-cell office:value-type="float" office:value="166941">
            <text:p>166941</text:p>
          </table:table-cell>
          <table:table-cell office:value-type="float" office:value="250914">
            <text:p>250914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9684062">
            <text:p>49684062</text:p>
          </table:table-cell>
          <table:table-cell office:value-type="float" office:value="142131">
            <text:p>142131</text:p>
          </table:table-cell>
          <table:table-cell office:value-type="float" office:value="192885">
            <text:p>192885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5229310">
            <text:p>75229310</text:p>
          </table:table-cell>
          <table:table-cell office:value-type="float" office:value="140374">
            <text:p>140374</text:p>
          </table:table-cell>
          <table:table-cell office:value-type="float" office:value="178366">
            <text:p>178366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7075669">
            <text:p>47075669</text:p>
          </table:table-cell>
          <table:table-cell office:value-type="float" office:value="140244">
            <text:p>140244</text:p>
          </table:table-cell>
          <table:table-cell office:value-type="float" office:value="186841">
            <text:p>186841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5274753">
            <text:p>55274753</text:p>
          </table:table-cell>
          <table:table-cell office:value-type="float" office:value="149304">
            <text:p>149304</text:p>
          </table:table-cell>
          <table:table-cell office:value-type="float" office:value="176550">
            <text:p>176550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6978673">
            <text:p>66978673</text:p>
          </table:table-cell>
          <table:table-cell office:value-type="float" office:value="158849">
            <text:p>158849</text:p>
          </table:table-cell>
          <table:table-cell office:value-type="float" office:value="192115">
            <text:p>192115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7151017">
            <text:p>67151017</text:p>
          </table:table-cell>
          <table:table-cell office:value-type="float" office:value="148983">
            <text:p>148983</text:p>
          </table:table-cell>
          <table:table-cell office:value-type="float" office:value="185562">
            <text:p>185562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8891392">
            <text:p>48891392</text:p>
          </table:table-cell>
          <table:table-cell office:value-type="float" office:value="153192">
            <text:p>153192</text:p>
          </table:table-cell>
          <table:table-cell office:value-type="float" office:value="190004">
            <text:p>190004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7507191">
            <text:p>57507191</text:p>
          </table:table-cell>
          <table:table-cell office:value-type="float" office:value="157048">
            <text:p>157048</text:p>
          </table:table-cell>
          <table:table-cell office:value-type="float" office:value="198250">
            <text:p>198250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9501733">
            <text:p>89501733</text:p>
          </table:table-cell>
          <table:table-cell office:value-type="float" office:value="171046">
            <text:p>171046</text:p>
          </table:table-cell>
          <table:table-cell office:value-type="float" office:value="232731">
            <text:p>23273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6923959">
            <text:p>66923959</text:p>
          </table:table-cell>
          <table:table-cell office:value-type="float" office:value="158805">
            <text:p>158805</text:p>
          </table:table-cell>
          <table:table-cell office:value-type="float" office:value="247880">
            <text:p>247880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7123558">
            <text:p>77123558</text:p>
          </table:table-cell>
          <table:table-cell office:value-type="float" office:value="153894">
            <text:p>153894</text:p>
          </table:table-cell>
          <table:table-cell office:value-type="float" office:value="218708">
            <text:p>218708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6593696">
            <text:p>106593696</text:p>
          </table:table-cell>
          <table:table-cell office:value-type="float" office:value="184196">
            <text:p>184196</text:p>
          </table:table-cell>
          <table:table-cell office:value-type="float" office:value="224882">
            <text:p>224882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0250286">
            <text:p>60250286</text:p>
          </table:table-cell>
          <table:table-cell office:value-type="float" office:value="191768">
            <text:p>191768</text:p>
          </table:table-cell>
          <table:table-cell office:value-type="float" office:value="221263">
            <text:p>221263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0818330">
            <text:p>80818330</text:p>
          </table:table-cell>
          <table:table-cell office:value-type="float" office:value="151908">
            <text:p>151908</text:p>
          </table:table-cell>
          <table:table-cell office:value-type="float" office:value="197920">
            <text:p>197920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3223982">
            <text:p>103223982</text:p>
          </table:table-cell>
          <table:table-cell office:value-type="float" office:value="150231">
            <text:p>150231</text:p>
          </table:table-cell>
          <table:table-cell office:value-type="float" office:value="279971">
            <text:p>27997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5607816">
            <text:p>85607816</text:p>
          </table:table-cell>
          <table:table-cell office:value-type="float" office:value="158490">
            <text:p>158490</text:p>
          </table:table-cell>
          <table:table-cell office:value-type="float" office:value="197943">
            <text:p>197943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1901850">
            <text:p>81901850</text:p>
          </table:table-cell>
          <table:table-cell office:value-type="float" office:value="163480">
            <text:p>163480</text:p>
          </table:table-cell>
          <table:table-cell office:value-type="float" office:value="231944">
            <text:p>231944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2607507">
            <text:p>62607507</text:p>
          </table:table-cell>
          <table:table-cell office:value-type="float" office:value="157909">
            <text:p>157909</text:p>
          </table:table-cell>
          <table:table-cell office:value-type="float" office:value="222703">
            <text:p>222703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7288443">
            <text:p>107288443</text:p>
          </table:table-cell>
          <table:table-cell office:value-type="float" office:value="158164">
            <text:p>158164</text:p>
          </table:table-cell>
          <table:table-cell office:value-type="float" office:value="222305">
            <text:p>222305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0119541">
            <text:p>70119541</text:p>
          </table:table-cell>
          <table:table-cell office:value-type="float" office:value="158057">
            <text:p>158057</text:p>
          </table:table-cell>
          <table:table-cell office:value-type="float" office:value="233335">
            <text:p>233335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8690845">
            <text:p>88690845</text:p>
          </table:table-cell>
          <table:table-cell office:value-type="float" office:value="167155">
            <text:p>167155</text:p>
          </table:table-cell>
          <table:table-cell office:value-type="float" office:value="210596">
            <text:p>210596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14240518">
            <text:p>114240518</text:p>
          </table:table-cell>
          <table:table-cell office:value-type="float" office:value="163677">
            <text:p>163677</text:p>
          </table:table-cell>
          <table:table-cell office:value-type="float" office:value="228048">
            <text:p>228048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6489097">
            <text:p>76489097</text:p>
          </table:table-cell>
          <table:table-cell office:value-type="float" office:value="157498">
            <text:p>157498</text:p>
          </table:table-cell>
          <table:table-cell office:value-type="float" office:value="208594">
            <text:p>208594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10910903">
            <text:p>110910903</text:p>
          </table:table-cell>
          <table:table-cell office:value-type="float" office:value="157728">
            <text:p>157728</text:p>
          </table:table-cell>
          <table:table-cell office:value-type="float" office:value="240292">
            <text:p>240292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8978074">
            <text:p>58978074</text:p>
          </table:table-cell>
          <table:table-cell office:value-type="float" office:value="166040">
            <text:p>166040</text:p>
          </table:table-cell>
          <table:table-cell office:value-type="float" office:value="217509">
            <text:p>217509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5880940">
            <text:p>105880940</text:p>
          </table:table-cell>
          <table:table-cell office:value-type="float" office:value="166827">
            <text:p>166827</text:p>
          </table:table-cell>
          <table:table-cell office:value-type="float" office:value="225387">
            <text:p>225387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4002211">
            <text:p>64002211</text:p>
          </table:table-cell>
          <table:table-cell office:value-type="float" office:value="157165">
            <text:p>157165</text:p>
          </table:table-cell>
          <table:table-cell office:value-type="float" office:value="262422">
            <text:p>262422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13868154">
            <text:p>113868154</text:p>
          </table:table-cell>
          <table:table-cell office:value-type="float" office:value="163025">
            <text:p>163025</text:p>
          </table:table-cell>
          <table:table-cell office:value-type="float" office:value="221051">
            <text:p>22105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5424401">
            <text:p>65424401</text:p>
          </table:table-cell>
          <table:table-cell office:value-type="float" office:value="169056">
            <text:p>169056</text:p>
          </table:table-cell>
          <table:table-cell office:value-type="float" office:value="209968">
            <text:p>209968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9875120">
            <text:p>109875120</text:p>
          </table:table-cell>
          <table:table-cell office:value-type="float" office:value="160782">
            <text:p>160782</text:p>
          </table:table-cell>
          <table:table-cell office:value-type="float" office:value="216460">
            <text:p>216460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6270547">
            <text:p>106270547</text:p>
          </table:table-cell>
          <table:table-cell office:value-type="float" office:value="159265">
            <text:p>159265</text:p>
          </table:table-cell>
          <table:table-cell office:value-type="float" office:value="228570">
            <text:p>228570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3776258">
            <text:p>83776258</text:p>
          </table:table-cell>
          <table:table-cell office:value-type="float" office:value="157145">
            <text:p>157145</text:p>
          </table:table-cell>
          <table:table-cell office:value-type="float" office:value="290562">
            <text:p>290562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8115589">
            <text:p>108115589</text:p>
          </table:table-cell>
          <table:table-cell office:value-type="float" office:value="160036">
            <text:p>160036</text:p>
          </table:table-cell>
          <table:table-cell office:value-type="float" office:value="337750">
            <text:p>337750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9455255">
            <text:p>59455255</text:p>
          </table:table-cell>
          <table:table-cell office:value-type="float" office:value="154812">
            <text:p>154812</text:p>
          </table:table-cell>
          <table:table-cell office:value-type="float" office:value="425710">
            <text:p>425710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3072093">
            <text:p>73072093</text:p>
          </table:table-cell>
          <table:table-cell office:value-type="float" office:value="310454">
            <text:p>310454</text:p>
          </table:table-cell>
          <table:table-cell office:value-type="float" office:value="271389">
            <text:p>271389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6131560">
            <text:p>86131560</text:p>
          </table:table-cell>
          <table:table-cell office:value-type="float" office:value="179951">
            <text:p>179951</text:p>
          </table:table-cell>
          <table:table-cell office:value-type="float" office:value="267381">
            <text:p>26738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8557858">
            <text:p>98557858</text:p>
          </table:table-cell>
          <table:table-cell office:value-type="float" office:value="153854">
            <text:p>153854</text:p>
          </table:table-cell>
          <table:table-cell office:value-type="float" office:value="263868">
            <text:p>263868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2682544">
            <text:p>62682544</text:p>
          </table:table-cell>
          <table:table-cell office:value-type="float" office:value="151281">
            <text:p>151281</text:p>
          </table:table-cell>
          <table:table-cell office:value-type="float" office:value="244729">
            <text:p>244729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9436148">
            <text:p>59436148</text:p>
          </table:table-cell>
          <table:table-cell office:value-type="float" office:value="157901">
            <text:p>157901</text:p>
          </table:table-cell>
          <table:table-cell office:value-type="float" office:value="227875">
            <text:p>227875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19267668">
            <text:p>119267668</text:p>
          </table:table-cell>
          <table:table-cell office:value-type="float" office:value="159313">
            <text:p>159313</text:p>
          </table:table-cell>
          <table:table-cell office:value-type="float" office:value="206107">
            <text:p>206107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5584369">
            <text:p>55584369</text:p>
          </table:table-cell>
          <table:table-cell office:value-type="float" office:value="161160">
            <text:p>161160</text:p>
          </table:table-cell>
          <table:table-cell office:value-type="float" office:value="188646">
            <text:p>188646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8197541">
            <text:p>78197541</text:p>
          </table:table-cell>
          <table:table-cell office:value-type="float" office:value="174785">
            <text:p>174785</text:p>
          </table:table-cell>
          <table:table-cell office:value-type="float" office:value="183239">
            <text:p>183239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7191649">
            <text:p>67191649</text:p>
          </table:table-cell>
          <table:table-cell office:value-type="float" office:value="176421">
            <text:p>176421</text:p>
          </table:table-cell>
          <table:table-cell office:value-type="float" office:value="200371">
            <text:p>20037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2675899">
            <text:p>72675899</text:p>
          </table:table-cell>
          <table:table-cell office:value-type="float" office:value="196814">
            <text:p>196814</text:p>
          </table:table-cell>
          <table:table-cell office:value-type="float" office:value="224563">
            <text:p>224563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3030019">
            <text:p>93030019</text:p>
          </table:table-cell>
          <table:table-cell office:value-type="float" office:value="175535">
            <text:p>175535</text:p>
          </table:table-cell>
          <table:table-cell office:value-type="float" office:value="221441">
            <text:p>22144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4154390">
            <text:p>104154390</text:p>
          </table:table-cell>
          <table:table-cell office:value-type="float" office:value="165423">
            <text:p>165423</text:p>
          </table:table-cell>
          <table:table-cell office:value-type="float" office:value="221343">
            <text:p>221343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5010664">
            <text:p>85010664</text:p>
          </table:table-cell>
          <table:table-cell office:value-type="float" office:value="159231">
            <text:p>159231</text:p>
          </table:table-cell>
          <table:table-cell office:value-type="float" office:value="232424">
            <text:p>232424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4586361">
            <text:p>74586361</text:p>
          </table:table-cell>
          <table:table-cell office:value-type="float" office:value="145861">
            <text:p>145861</text:p>
          </table:table-cell>
          <table:table-cell office:value-type="float" office:value="209290">
            <text:p>209290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5421857">
            <text:p>75421857</text:p>
          </table:table-cell>
          <table:table-cell office:value-type="float" office:value="245668">
            <text:p>245668</text:p>
          </table:table-cell>
          <table:table-cell office:value-type="float" office:value="237128">
            <text:p>237128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1989448">
            <text:p>61989448</text:p>
          </table:table-cell>
          <table:table-cell office:value-type="float" office:value="163889">
            <text:p>163889</text:p>
          </table:table-cell>
          <table:table-cell office:value-type="float" office:value="271800">
            <text:p>271800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2123193">
            <text:p>92123193</text:p>
          </table:table-cell>
          <table:table-cell office:value-type="float" office:value="174893">
            <text:p>174893</text:p>
          </table:table-cell>
          <table:table-cell office:value-type="float" office:value="209776">
            <text:p>209776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7862169">
            <text:p>57862169</text:p>
          </table:table-cell>
          <table:table-cell office:value-type="float" office:value="145609">
            <text:p>145609</text:p>
          </table:table-cell>
          <table:table-cell office:value-type="float" office:value="212617">
            <text:p>212617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7485558">
            <text:p>77485558</text:p>
          </table:table-cell>
          <table:table-cell office:value-type="float" office:value="175071">
            <text:p>175071</text:p>
          </table:table-cell>
          <table:table-cell office:value-type="float" office:value="211110">
            <text:p>211110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7999684">
            <text:p>77999684</text:p>
          </table:table-cell>
          <table:table-cell office:value-type="float" office:value="175024">
            <text:p>175024</text:p>
          </table:table-cell>
          <table:table-cell office:value-type="float" office:value="192375">
            <text:p>192375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2970139">
            <text:p>72970139</text:p>
          </table:table-cell>
          <table:table-cell office:value-type="float" office:value="190610">
            <text:p>190610</text:p>
          </table:table-cell>
          <table:table-cell office:value-type="float" office:value="228602">
            <text:p>228602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9237356">
            <text:p>59237356</text:p>
          </table:table-cell>
          <table:table-cell office:value-type="float" office:value="214102">
            <text:p>214102</text:p>
          </table:table-cell>
          <table:table-cell office:value-type="float" office:value="221527">
            <text:p>221527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8637458">
            <text:p>108637458</text:p>
          </table:table-cell>
          <table:table-cell office:value-type="float" office:value="169816">
            <text:p>169816</text:p>
          </table:table-cell>
          <table:table-cell office:value-type="float" office:value="216336">
            <text:p>216336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17641279">
            <text:p>117641279</text:p>
          </table:table-cell>
          <table:table-cell office:value-type="float" office:value="192995">
            <text:p>192995</text:p>
          </table:table-cell>
          <table:table-cell office:value-type="float" office:value="182516">
            <text:p>182516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10608077">
            <text:p>110608077</text:p>
          </table:table-cell>
          <table:table-cell office:value-type="float" office:value="181482">
            <text:p>181482</text:p>
          </table:table-cell>
          <table:table-cell office:value-type="float" office:value="269110">
            <text:p>269110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17054356">
            <text:p>117054356</text:p>
          </table:table-cell>
          <table:table-cell office:value-type="float" office:value="165988">
            <text:p>165988</text:p>
          </table:table-cell>
          <table:table-cell office:value-type="float" office:value="273840">
            <text:p>273840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00114036">
            <text:p>100114036</text:p>
          </table:table-cell>
          <table:table-cell office:value-type="float" office:value="161094">
            <text:p>161094</text:p>
          </table:table-cell>
          <table:table-cell office:value-type="float" office:value="317776">
            <text:p>317776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074686">
            <text:p>128074686</text:p>
          </table:table-cell>
          <table:table-cell office:value-type="float" office:value="180773">
            <text:p>180773</text:p>
          </table:table-cell>
          <table:table-cell office:value-type="float" office:value="225939">
            <text:p>225939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9859388">
            <text:p>69859388</text:p>
          </table:table-cell>
          <table:table-cell office:value-type="float" office:value="159480">
            <text:p>159480</text:p>
          </table:table-cell>
          <table:table-cell office:value-type="float" office:value="227465">
            <text:p>227465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94497253">
            <text:p>94497253</text:p>
          </table:table-cell>
          <table:table-cell office:value-type="float" office:value="170841">
            <text:p>170841</text:p>
          </table:table-cell>
          <table:table-cell office:value-type="float" office:value="217170">
            <text:p>217170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02697998">
            <text:p>102697998</text:p>
          </table:table-cell>
          <table:table-cell office:value-type="float" office:value="162542">
            <text:p>162542</text:p>
          </table:table-cell>
          <table:table-cell office:value-type="float" office:value="286487">
            <text:p>286487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03502681">
            <text:p>103502681</text:p>
          </table:table-cell>
          <table:table-cell office:value-type="float" office:value="164623">
            <text:p>164623</text:p>
          </table:table-cell>
          <table:table-cell office:value-type="float" office:value="284772">
            <text:p>284772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7678391">
            <text:p>77678391</text:p>
          </table:table-cell>
          <table:table-cell office:value-type="float" office:value="159843">
            <text:p>159843</text:p>
          </table:table-cell>
          <table:table-cell office:value-type="float" office:value="215856">
            <text:p>215856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3564239">
            <text:p>63564239</text:p>
          </table:table-cell>
          <table:table-cell office:value-type="float" office:value="158890">
            <text:p>158890</text:p>
          </table:table-cell>
          <table:table-cell office:value-type="float" office:value="243808">
            <text:p>243808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3035697">
            <text:p>63035697</text:p>
          </table:table-cell>
          <table:table-cell office:value-type="float" office:value="165929">
            <text:p>165929</text:p>
          </table:table-cell>
          <table:table-cell office:value-type="float" office:value="232886">
            <text:p>232886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8265225">
            <text:p>78265225</text:p>
          </table:table-cell>
          <table:table-cell office:value-type="float" office:value="186335">
            <text:p>186335</text:p>
          </table:table-cell>
          <table:table-cell office:value-type="float" office:value="244217">
            <text:p>244217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7753745">
            <text:p>67753745</text:p>
          </table:table-cell>
          <table:table-cell office:value-type="float" office:value="184610">
            <text:p>184610</text:p>
          </table:table-cell>
          <table:table-cell office:value-type="float" office:value="226874">
            <text:p>226874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9938726">
            <text:p>69938726</text:p>
          </table:table-cell>
          <table:table-cell office:value-type="float" office:value="188474">
            <text:p>188474</text:p>
          </table:table-cell>
          <table:table-cell office:value-type="float" office:value="224364">
            <text:p>224364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6486273">
            <text:p>76486273</text:p>
          </table:table-cell>
          <table:table-cell office:value-type="float" office:value="192532">
            <text:p>192532</text:p>
          </table:table-cell>
          <table:table-cell office:value-type="float" office:value="235378">
            <text:p>235378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0815487">
            <text:p>120815487</text:p>
          </table:table-cell>
          <table:table-cell office:value-type="float" office:value="136733">
            <text:p>136733</text:p>
          </table:table-cell>
          <table:table-cell office:value-type="float" office:value="246870">
            <text:p>246870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03079890">
            <text:p>103079890</text:p>
          </table:table-cell>
          <table:table-cell office:value-type="float" office:value="162232">
            <text:p>162232</text:p>
          </table:table-cell>
          <table:table-cell office:value-type="float" office:value="217547">
            <text:p>217547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18834330">
            <text:p>118834330</text:p>
          </table:table-cell>
          <table:table-cell office:value-type="float" office:value="165605">
            <text:p>165605</text:p>
          </table:table-cell>
          <table:table-cell office:value-type="float" office:value="215536">
            <text:p>215536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8462585">
            <text:p>78462585</text:p>
          </table:table-cell>
          <table:table-cell office:value-type="float" office:value="179104">
            <text:p>179104</text:p>
          </table:table-cell>
          <table:table-cell office:value-type="float" office:value="220199">
            <text:p>220199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95175009">
            <text:p>95175009</text:p>
          </table:table-cell>
          <table:table-cell office:value-type="float" office:value="166486">
            <text:p>166486</text:p>
          </table:table-cell>
          <table:table-cell office:value-type="float" office:value="224688">
            <text:p>224688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19144992">
            <text:p>119144992</text:p>
          </table:table-cell>
          <table:table-cell office:value-type="float" office:value="160224">
            <text:p>160224</text:p>
          </table:table-cell>
          <table:table-cell office:value-type="float" office:value="227949">
            <text:p>227949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14050150">
            <text:p>114050150</text:p>
          </table:table-cell>
          <table:table-cell office:value-type="float" office:value="171032">
            <text:p>171032</text:p>
          </table:table-cell>
          <table:table-cell office:value-type="float" office:value="251185">
            <text:p>251185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6059829">
            <text:p>126059829</text:p>
          </table:table-cell>
          <table:table-cell office:value-type="float" office:value="166918">
            <text:p>166918</text:p>
          </table:table-cell>
          <table:table-cell office:value-type="float" office:value="229597">
            <text:p>229597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01718463">
            <text:p>101718463</text:p>
          </table:table-cell>
          <table:table-cell office:value-type="float" office:value="167909">
            <text:p>167909</text:p>
          </table:table-cell>
          <table:table-cell office:value-type="float" office:value="225336">
            <text:p>225336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1986082">
            <text:p>71986082</text:p>
          </table:table-cell>
          <table:table-cell office:value-type="float" office:value="159511">
            <text:p>159511</text:p>
          </table:table-cell>
          <table:table-cell office:value-type="float" office:value="214497">
            <text:p>214497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5813937">
            <text:p>65813937</text:p>
          </table:table-cell>
          <table:table-cell office:value-type="float" office:value="173005">
            <text:p>173005</text:p>
          </table:table-cell>
          <table:table-cell office:value-type="float" office:value="220254">
            <text:p>220254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93645809">
            <text:p>93645809</text:p>
          </table:table-cell>
          <table:table-cell office:value-type="float" office:value="186962">
            <text:p>186962</text:p>
          </table:table-cell>
          <table:table-cell office:value-type="float" office:value="251690">
            <text:p>251690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2632838">
            <text:p>82632838</text:p>
          </table:table-cell>
          <table:table-cell office:value-type="float" office:value="183663">
            <text:p>183663</text:p>
          </table:table-cell>
          <table:table-cell office:value-type="float" office:value="251912">
            <text:p>251912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1292660">
            <text:p>61292660</text:p>
          </table:table-cell>
          <table:table-cell office:value-type="float" office:value="193851">
            <text:p>193851</text:p>
          </table:table-cell>
          <table:table-cell office:value-type="float" office:value="214512">
            <text:p>214512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5750545">
            <text:p>65750545</text:p>
          </table:table-cell>
          <table:table-cell office:value-type="float" office:value="172966">
            <text:p>172966</text:p>
          </table:table-cell>
          <table:table-cell office:value-type="float" office:value="201101">
            <text:p>201101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5954389">
            <text:p>65954389</text:p>
          </table:table-cell>
          <table:table-cell office:value-type="float" office:value="293405">
            <text:p>293405</text:p>
          </table:table-cell>
          <table:table-cell office:value-type="float" office:value="241758">
            <text:p>241758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375734">
            <text:p>128375734</text:p>
          </table:table-cell>
          <table:table-cell office:value-type="float" office:value="169113">
            <text:p>169113</text:p>
          </table:table-cell>
          <table:table-cell office:value-type="float" office:value="254608">
            <text:p>254608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10395582">
            <text:p>110395582</text:p>
          </table:table-cell>
          <table:table-cell office:value-type="float" office:value="155964">
            <text:p>155964</text:p>
          </table:table-cell>
          <table:table-cell office:value-type="float" office:value="229017">
            <text:p>229017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07553830">
            <text:p>107553830</text:p>
          </table:table-cell>
          <table:table-cell office:value-type="float" office:value="165508">
            <text:p>165508</text:p>
          </table:table-cell>
          <table:table-cell office:value-type="float" office:value="208434">
            <text:p>208434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2789449">
            <text:p>62789449</text:p>
          </table:table-cell>
          <table:table-cell office:value-type="float" office:value="218099">
            <text:p>218099</text:p>
          </table:table-cell>
          <table:table-cell office:value-type="float" office:value="216344">
            <text:p>216344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2034437">
            <text:p>82034437</text:p>
          </table:table-cell>
          <table:table-cell office:value-type="float" office:value="165713">
            <text:p>165713</text:p>
          </table:table-cell>
          <table:table-cell office:value-type="float" office:value="212242">
            <text:p>212242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9802163">
            <text:p>69802163</text:p>
          </table:table-cell>
          <table:table-cell office:value-type="float" office:value="167132">
            <text:p>167132</text:p>
          </table:table-cell>
          <table:table-cell office:value-type="float" office:value="245310">
            <text:p>245310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97960946">
            <text:p>97960946</text:p>
          </table:table-cell>
          <table:table-cell office:value-type="float" office:value="158639">
            <text:p>158639</text:p>
          </table:table-cell>
          <table:table-cell office:value-type="float" office:value="236535">
            <text:p>236535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0665068">
            <text:p>120665068</text:p>
          </table:table-cell>
          <table:table-cell office:value-type="float" office:value="281133">
            <text:p>281133</text:p>
          </table:table-cell>
          <table:table-cell office:value-type="float" office:value="227239">
            <text:p>227239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99098185">
            <text:p>99098185</text:p>
          </table:table-cell>
          <table:table-cell office:value-type="float" office:value="188379">
            <text:p>188379</text:p>
          </table:table-cell>
          <table:table-cell office:value-type="float" office:value="235029">
            <text:p>235029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4580010">
            <text:p>84580010</text:p>
          </table:table-cell>
          <table:table-cell office:value-type="float" office:value="195919">
            <text:p>195919</text:p>
          </table:table-cell>
          <table:table-cell office:value-type="float" office:value="228346">
            <text:p>228346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5084071">
            <text:p>65084071</text:p>
          </table:table-cell>
          <table:table-cell office:value-type="float" office:value="177472">
            <text:p>177472</text:p>
          </table:table-cell>
          <table:table-cell office:value-type="float" office:value="230298">
            <text:p>230298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19277549">
            <text:p>119277549</text:p>
          </table:table-cell>
          <table:table-cell office:value-type="float" office:value="180268">
            <text:p>180268</text:p>
          </table:table-cell>
          <table:table-cell office:value-type="float" office:value="276055">
            <text:p>276055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18445552">
            <text:p>118445552</text:p>
          </table:table-cell>
          <table:table-cell office:value-type="float" office:value="179855">
            <text:p>179855</text:p>
          </table:table-cell>
          <table:table-cell office:value-type="float" office:value="250301">
            <text:p>250301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92978279">
            <text:p>92978279</text:p>
          </table:table-cell>
          <table:table-cell office:value-type="float" office:value="172909">
            <text:p>172909</text:p>
          </table:table-cell>
          <table:table-cell office:value-type="float" office:value="228470">
            <text:p>228470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1737640">
            <text:p>61737640</text:p>
          </table:table-cell>
          <table:table-cell office:value-type="float" office:value="160749">
            <text:p>160749</text:p>
          </table:table-cell>
          <table:table-cell office:value-type="float" office:value="200558">
            <text:p>200558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02839755">
            <text:p>102839755</text:p>
          </table:table-cell>
          <table:table-cell office:value-type="float" office:value="172126">
            <text:p>172126</text:p>
          </table:table-cell>
          <table:table-cell office:value-type="float" office:value="220516">
            <text:p>220516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6885719">
            <text:p>66885719</text:p>
          </table:table-cell>
          <table:table-cell office:value-type="float" office:value="160922">
            <text:p>160922</text:p>
          </table:table-cell>
          <table:table-cell office:value-type="float" office:value="210622">
            <text:p>210622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4155320">
            <text:p>74155320</text:p>
          </table:table-cell>
          <table:table-cell office:value-type="float" office:value="163138">
            <text:p>163138</text:p>
          </table:table-cell>
          <table:table-cell office:value-type="float" office:value="228189">
            <text:p>228189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8177862">
            <text:p>98177862</text:p>
          </table:table-cell>
          <table:table-cell office:value-type="float" office:value="177733">
            <text:p>177733</text:p>
          </table:table-cell>
          <table:table-cell office:value-type="float" office:value="116516">
            <text:p>116516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8332730">
            <text:p>68332730</text:p>
          </table:table-cell>
          <table:table-cell office:value-type="float" office:value="166985">
            <text:p>166985</text:p>
          </table:table-cell>
          <table:table-cell office:value-type="float" office:value="242065">
            <text:p>242065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3758052">
            <text:p>103758052</text:p>
          </table:table-cell>
          <table:table-cell office:value-type="float" office:value="169485">
            <text:p>169485</text:p>
          </table:table-cell>
          <table:table-cell office:value-type="float" office:value="247856">
            <text:p>247856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32540931">
            <text:p>132540931</text:p>
          </table:table-cell>
          <table:table-cell office:value-type="float" office:value="175059">
            <text:p>175059</text:p>
          </table:table-cell>
          <table:table-cell office:value-type="float" office:value="333339">
            <text:p>333339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6602443">
            <text:p>96602443</text:p>
          </table:table-cell>
          <table:table-cell office:value-type="float" office:value="190422">
            <text:p>190422</text:p>
          </table:table-cell>
          <table:table-cell office:value-type="float" office:value="268514">
            <text:p>268514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1585906">
            <text:p>101585906</text:p>
          </table:table-cell>
          <table:table-cell office:value-type="float" office:value="175363">
            <text:p>175363</text:p>
          </table:table-cell>
          <table:table-cell office:value-type="float" office:value="252867">
            <text:p>252867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33310040">
            <text:p>133310040</text:p>
          </table:table-cell>
          <table:table-cell office:value-type="float" office:value="300797">
            <text:p>300797</text:p>
          </table:table-cell>
          <table:table-cell office:value-type="float" office:value="246268">
            <text:p>24626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7848913">
            <text:p>107848913</text:p>
          </table:table-cell>
          <table:table-cell office:value-type="float" office:value="187927">
            <text:p>187927</text:p>
          </table:table-cell>
          <table:table-cell office:value-type="float" office:value="279593">
            <text:p>279593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11818152">
            <text:p>111818152</text:p>
          </table:table-cell>
          <table:table-cell office:value-type="float" office:value="101868">
            <text:p>101868</text:p>
          </table:table-cell>
          <table:table-cell office:value-type="float" office:value="264827">
            <text:p>264827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3323095">
            <text:p>143323095</text:p>
          </table:table-cell>
          <table:table-cell office:value-type="float" office:value="191206">
            <text:p>191206</text:p>
          </table:table-cell>
          <table:table-cell office:value-type="float" office:value="252926">
            <text:p>252926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16853512">
            <text:p>116853512</text:p>
          </table:table-cell>
          <table:table-cell office:value-type="float" office:value="179943">
            <text:p>179943</text:p>
          </table:table-cell>
          <table:table-cell office:value-type="float" office:value="263661">
            <text:p>263661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5657281">
            <text:p>75657281</text:p>
          </table:table-cell>
          <table:table-cell office:value-type="float" office:value="197632">
            <text:p>197632</text:p>
          </table:table-cell>
          <table:table-cell office:value-type="float" office:value="289663">
            <text:p>289663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9323136">
            <text:p>89323136</text:p>
          </table:table-cell>
          <table:table-cell office:value-type="float" office:value="202065">
            <text:p>202065</text:p>
          </table:table-cell>
          <table:table-cell office:value-type="float" office:value="250689">
            <text:p>250689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39724766">
            <text:p>139724766</text:p>
          </table:table-cell>
          <table:table-cell office:value-type="float" office:value="184883">
            <text:p>184883</text:p>
          </table:table-cell>
          <table:table-cell office:value-type="float" office:value="241958">
            <text:p>24195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0839679">
            <text:p>140839679</text:p>
          </table:table-cell>
          <table:table-cell office:value-type="float" office:value="190397">
            <text:p>190397</text:p>
          </table:table-cell>
          <table:table-cell office:value-type="float" office:value="248969">
            <text:p>248969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16843189">
            <text:p>116843189</text:p>
          </table:table-cell>
          <table:table-cell office:value-type="float" office:value="185328">
            <text:p>185328</text:p>
          </table:table-cell>
          <table:table-cell office:value-type="float" office:value="367367">
            <text:p>367367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9193525">
            <text:p>129193525</text:p>
          </table:table-cell>
          <table:table-cell office:value-type="float" office:value="178117">
            <text:p>178117</text:p>
          </table:table-cell>
          <table:table-cell office:value-type="float" office:value="228846">
            <text:p>228846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1272173">
            <text:p>141272173</text:p>
          </table:table-cell>
          <table:table-cell office:value-type="float" office:value="178002">
            <text:p>178002</text:p>
          </table:table-cell>
          <table:table-cell office:value-type="float" office:value="276859">
            <text:p>276859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6062301">
            <text:p>106062301</text:p>
          </table:table-cell>
          <table:table-cell office:value-type="float" office:value="202557">
            <text:p>202557</text:p>
          </table:table-cell>
          <table:table-cell office:value-type="float" office:value="264697">
            <text:p>264697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7816621">
            <text:p>67816621</text:p>
          </table:table-cell>
          <table:table-cell office:value-type="float" office:value="194983">
            <text:p>194983</text:p>
          </table:table-cell>
          <table:table-cell office:value-type="float" office:value="239166">
            <text:p>239166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10415244">
            <text:p>110415244</text:p>
          </table:table-cell>
          <table:table-cell office:value-type="float" office:value="206931">
            <text:p>206931</text:p>
          </table:table-cell>
          <table:table-cell office:value-type="float" office:value="257662">
            <text:p>257662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32358229">
            <text:p>132358229</text:p>
          </table:table-cell>
          <table:table-cell office:value-type="float" office:value="195143">
            <text:p>195143</text:p>
          </table:table-cell>
          <table:table-cell office:value-type="float" office:value="186284">
            <text:p>186284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0288202">
            <text:p>70288202</text:p>
          </table:table-cell>
          <table:table-cell office:value-type="float" office:value="186102">
            <text:p>186102</text:p>
          </table:table-cell>
          <table:table-cell office:value-type="float" office:value="283545">
            <text:p>283545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5666884">
            <text:p>75666884</text:p>
          </table:table-cell>
          <table:table-cell office:value-type="float" office:value="178800">
            <text:p>178800</text:p>
          </table:table-cell>
          <table:table-cell office:value-type="float" office:value="440728">
            <text:p>44072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9034176">
            <text:p>89034176</text:p>
          </table:table-cell>
          <table:table-cell office:value-type="float" office:value="179012">
            <text:p>179012</text:p>
          </table:table-cell>
          <table:table-cell office:value-type="float" office:value="234907">
            <text:p>234907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5509735">
            <text:p>85509735</text:p>
          </table:table-cell>
          <table:table-cell office:value-type="float" office:value="135517">
            <text:p>135517</text:p>
          </table:table-cell>
          <table:table-cell office:value-type="float" office:value="244747">
            <text:p>244747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9635651">
            <text:p>129635651</text:p>
          </table:table-cell>
          <table:table-cell office:value-type="float" office:value="186556">
            <text:p>186556</text:p>
          </table:table-cell>
          <table:table-cell office:value-type="float" office:value="421493">
            <text:p>421493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13900861">
            <text:p>113900861</text:p>
          </table:table-cell>
          <table:table-cell office:value-type="float" office:value="180084">
            <text:p>180084</text:p>
          </table:table-cell>
          <table:table-cell office:value-type="float" office:value="202986">
            <text:p>202986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6023461">
            <text:p>126023461</text:p>
          </table:table-cell>
          <table:table-cell office:value-type="float" office:value="172587">
            <text:p>172587</text:p>
          </table:table-cell>
          <table:table-cell office:value-type="float" office:value="218023">
            <text:p>218023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3430786">
            <text:p>123430786</text:p>
          </table:table-cell>
          <table:table-cell office:value-type="float" office:value="239688">
            <text:p>239688</text:p>
          </table:table-cell>
          <table:table-cell office:value-type="float" office:value="225617">
            <text:p>225617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1268436">
            <text:p>71268436</text:p>
          </table:table-cell>
          <table:table-cell office:value-type="float" office:value="241421">
            <text:p>241421</text:p>
          </table:table-cell>
          <table:table-cell office:value-type="float" office:value="252095">
            <text:p>252095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9991339">
            <text:p>69991339</text:p>
          </table:table-cell>
          <table:table-cell office:value-type="float" office:value="209745">
            <text:p>209745</text:p>
          </table:table-cell>
          <table:table-cell office:value-type="float" office:value="256864">
            <text:p>256864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33108766">
            <text:p>133108766</text:p>
          </table:table-cell>
          <table:table-cell office:value-type="float" office:value="188393">
            <text:p>188393</text:p>
          </table:table-cell>
          <table:table-cell office:value-type="float" office:value="249408">
            <text:p>24940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4865297">
            <text:p>74865297</text:p>
          </table:table-cell>
          <table:table-cell office:value-type="float" office:value="179111">
            <text:p>179111</text:p>
          </table:table-cell>
          <table:table-cell office:value-type="float" office:value="225507">
            <text:p>225507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2710875">
            <text:p>92710875</text:p>
          </table:table-cell>
          <table:table-cell office:value-type="float" office:value="174678">
            <text:p>174678</text:p>
          </table:table-cell>
          <table:table-cell office:value-type="float" office:value="270489">
            <text:p>270489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6951628">
            <text:p>86951628</text:p>
          </table:table-cell>
          <table:table-cell office:value-type="float" office:value="173947">
            <text:p>173947</text:p>
          </table:table-cell>
          <table:table-cell office:value-type="float" office:value="240165">
            <text:p>240165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37763170">
            <text:p>137763170</text:p>
          </table:table-cell>
          <table:table-cell office:value-type="float" office:value="184266">
            <text:p>184266</text:p>
          </table:table-cell>
          <table:table-cell office:value-type="float" office:value="244888">
            <text:p>24488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8954005">
            <text:p>68954005</text:p>
          </table:table-cell>
          <table:table-cell office:value-type="float" office:value="192531">
            <text:p>192531</text:p>
          </table:table-cell>
          <table:table-cell office:value-type="float" office:value="234834">
            <text:p>234834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2425001">
            <text:p>82425001</text:p>
          </table:table-cell>
          <table:table-cell office:value-type="float" office:value="204270">
            <text:p>204270</text:p>
          </table:table-cell>
          <table:table-cell office:value-type="float" office:value="260151">
            <text:p>260151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1487032">
            <text:p>121487032</text:p>
          </table:table-cell>
          <table:table-cell office:value-type="float" office:value="199492">
            <text:p>199492</text:p>
          </table:table-cell>
          <table:table-cell office:value-type="float" office:value="246156">
            <text:p>246156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8482315">
            <text:p>78482315</text:p>
          </table:table-cell>
          <table:table-cell office:value-type="float" office:value="305508">
            <text:p>305508</text:p>
          </table:table-cell>
          <table:table-cell office:value-type="float" office:value="257966">
            <text:p>257966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17373170">
            <text:p>117373170</text:p>
          </table:table-cell>
          <table:table-cell office:value-type="float" office:value="249128">
            <text:p>249128</text:p>
          </table:table-cell>
          <table:table-cell office:value-type="float" office:value="232973">
            <text:p>232973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1350391">
            <text:p>81350391</text:p>
          </table:table-cell>
          <table:table-cell office:value-type="float" office:value="194545">
            <text:p>194545</text:p>
          </table:table-cell>
          <table:table-cell office:value-type="float" office:value="305872">
            <text:p>305872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1871816">
            <text:p>91871816</text:p>
          </table:table-cell>
          <table:table-cell office:value-type="float" office:value="173100">
            <text:p>173100</text:p>
          </table:table-cell>
          <table:table-cell office:value-type="float" office:value="242616">
            <text:p>242616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16936382">
            <text:p>116936382</text:p>
          </table:table-cell>
          <table:table-cell office:value-type="float" office:value="189282">
            <text:p>189282</text:p>
          </table:table-cell>
          <table:table-cell office:value-type="float" office:value="264415">
            <text:p>264415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9848552">
            <text:p>129848552</text:p>
          </table:table-cell>
          <table:table-cell office:value-type="float" office:value="177074">
            <text:p>177074</text:p>
          </table:table-cell>
          <table:table-cell office:value-type="float" office:value="234752">
            <text:p>234752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2974990">
            <text:p>72974990</text:p>
          </table:table-cell>
          <table:table-cell office:value-type="float" office:value="180491">
            <text:p>180491</text:p>
          </table:table-cell>
          <table:table-cell office:value-type="float" office:value="237189">
            <text:p>237189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5688441">
            <text:p>75688441</text:p>
          </table:table-cell>
          <table:table-cell office:value-type="float" office:value="174291">
            <text:p>174291</text:p>
          </table:table-cell>
          <table:table-cell office:value-type="float" office:value="343842">
            <text:p>343842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9472011">
            <text:p>99472011</text:p>
          </table:table-cell>
          <table:table-cell office:value-type="float" office:value="176706">
            <text:p>176706</text:p>
          </table:table-cell>
          <table:table-cell office:value-type="float" office:value="281441">
            <text:p>281441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4118869">
            <text:p>74118869</text:p>
          </table:table-cell>
          <table:table-cell office:value-type="float" office:value="196689">
            <text:p>196689</text:p>
          </table:table-cell>
          <table:table-cell office:value-type="float" office:value="252107">
            <text:p>252107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8990888">
            <text:p>78990888</text:p>
          </table:table-cell>
          <table:table-cell office:value-type="float" office:value="212549">
            <text:p>212549</text:p>
          </table:table-cell>
          <table:table-cell office:value-type="float" office:value="242058">
            <text:p>242058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3667508">
            <text:p>83667508</text:p>
          </table:table-cell>
          <table:table-cell office:value-type="float" office:value="202923">
            <text:p>202923</text:p>
          </table:table-cell>
          <table:table-cell office:value-type="float" office:value="261620">
            <text:p>261620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47341240">
            <text:p>147341240</text:p>
          </table:table-cell>
          <table:table-cell office:value-type="float" office:value="203980">
            <text:p>203980</text:p>
          </table:table-cell>
          <table:table-cell office:value-type="float" office:value="255604">
            <text:p>255604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47649246">
            <text:p>147649246</text:p>
          </table:table-cell>
          <table:table-cell office:value-type="float" office:value="189328">
            <text:p>189328</text:p>
          </table:table-cell>
          <table:table-cell office:value-type="float" office:value="248261">
            <text:p>248261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32650546">
            <text:p>132650546</text:p>
          </table:table-cell>
          <table:table-cell office:value-type="float" office:value="190519">
            <text:p>190519</text:p>
          </table:table-cell>
          <table:table-cell office:value-type="float" office:value="278968">
            <text:p>278968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6621713">
            <text:p>86621713</text:p>
          </table:table-cell>
          <table:table-cell office:value-type="float" office:value="192092">
            <text:p>192092</text:p>
          </table:table-cell>
          <table:table-cell office:value-type="float" office:value="254607">
            <text:p>254607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55184364">
            <text:p>155184364</text:p>
          </table:table-cell>
          <table:table-cell office:value-type="float" office:value="191990">
            <text:p>191990</text:p>
          </table:table-cell>
          <table:table-cell office:value-type="float" office:value="257244">
            <text:p>257244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27148831">
            <text:p>127148831</text:p>
          </table:table-cell>
          <table:table-cell office:value-type="float" office:value="209156">
            <text:p>209156</text:p>
          </table:table-cell>
          <table:table-cell office:value-type="float" office:value="319112">
            <text:p>31911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2942087">
            <text:p>82942087</text:p>
          </table:table-cell>
          <table:table-cell office:value-type="float" office:value="239063">
            <text:p>239063</text:p>
          </table:table-cell>
          <table:table-cell office:value-type="float" office:value="272728">
            <text:p>272728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6073430">
            <text:p>76073430</text:p>
          </table:table-cell>
          <table:table-cell office:value-type="float" office:value="248154">
            <text:p>248154</text:p>
          </table:table-cell>
          <table:table-cell office:value-type="float" office:value="141854">
            <text:p>141854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3924735">
            <text:p>83924735</text:p>
          </table:table-cell>
          <table:table-cell office:value-type="float" office:value="209004">
            <text:p>209004</text:p>
          </table:table-cell>
          <table:table-cell office:value-type="float" office:value="276679">
            <text:p>276679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1072549">
            <text:p>81072549</text:p>
          </table:table-cell>
          <table:table-cell office:value-type="float" office:value="197320">
            <text:p>197320</text:p>
          </table:table-cell>
          <table:table-cell office:value-type="float" office:value="261080">
            <text:p>261080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2321331">
            <text:p>102321331</text:p>
          </table:table-cell>
          <table:table-cell office:value-type="float" office:value="298994">
            <text:p>298994</text:p>
          </table:table-cell>
          <table:table-cell office:value-type="float" office:value="270336">
            <text:p>270336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5402843">
            <text:p>75402843</text:p>
          </table:table-cell>
          <table:table-cell office:value-type="float" office:value="179635">
            <text:p>179635</text:p>
          </table:table-cell>
          <table:table-cell office:value-type="float" office:value="240269">
            <text:p>240269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2990267">
            <text:p>82990267</text:p>
          </table:table-cell>
          <table:table-cell office:value-type="float" office:value="167259">
            <text:p>167259</text:p>
          </table:table-cell>
          <table:table-cell office:value-type="float" office:value="266612">
            <text:p>26661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6253210">
            <text:p>96253210</text:p>
          </table:table-cell>
          <table:table-cell office:value-type="float" office:value="184326">
            <text:p>184326</text:p>
          </table:table-cell>
          <table:table-cell office:value-type="float" office:value="258911">
            <text:p>258911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35337668">
            <text:p>135337668</text:p>
          </table:table-cell>
          <table:table-cell office:value-type="float" office:value="179736">
            <text:p>179736</text:p>
          </table:table-cell>
          <table:table-cell office:value-type="float" office:value="340570">
            <text:p>340570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45863209">
            <text:p>145863209</text:p>
          </table:table-cell>
          <table:table-cell office:value-type="float" office:value="208237">
            <text:p>208237</text:p>
          </table:table-cell>
          <table:table-cell office:value-type="float" office:value="252809">
            <text:p>252809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47409691">
            <text:p>147409691</text:p>
          </table:table-cell>
          <table:table-cell office:value-type="float" office:value="209464">
            <text:p>209464</text:p>
          </table:table-cell>
          <table:table-cell office:value-type="float" office:value="265973">
            <text:p>265973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38007027">
            <text:p>138007027</text:p>
          </table:table-cell>
          <table:table-cell office:value-type="float" office:value="219889">
            <text:p>219889</text:p>
          </table:table-cell>
          <table:table-cell office:value-type="float" office:value="268185">
            <text:p>268185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44246129">
            <text:p>144246129</text:p>
          </table:table-cell>
          <table:table-cell office:value-type="float" office:value="209529">
            <text:p>209529</text:p>
          </table:table-cell>
          <table:table-cell office:value-type="float" office:value="248494">
            <text:p>248494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7369313">
            <text:p>107369313</text:p>
          </table:table-cell>
          <table:table-cell office:value-type="float" office:value="189344">
            <text:p>189344</text:p>
          </table:table-cell>
          <table:table-cell office:value-type="float" office:value="243560">
            <text:p>243560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2836683">
            <text:p>82836683</text:p>
          </table:table-cell>
          <table:table-cell office:value-type="float" office:value="192226">
            <text:p>192226</text:p>
          </table:table-cell>
          <table:table-cell office:value-type="float" office:value="241610">
            <text:p>241610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8600427">
            <text:p>108600427</text:p>
          </table:table-cell>
          <table:table-cell office:value-type="float" office:value="185188">
            <text:p>185188</text:p>
          </table:table-cell>
          <table:table-cell office:value-type="float" office:value="1585620">
            <text:p>1585620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18901999">
            <text:p>118901999</text:p>
          </table:table-cell>
          <table:table-cell office:value-type="float" office:value="193353">
            <text:p>193353</text:p>
          </table:table-cell>
          <table:table-cell office:value-type="float" office:value="261054">
            <text:p>261054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13814866">
            <text:p>113814866</text:p>
          </table:table-cell>
          <table:table-cell office:value-type="float" office:value="205307">
            <text:p>205307</text:p>
          </table:table-cell>
          <table:table-cell office:value-type="float" office:value="279802">
            <text:p>27980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6069375">
            <text:p>106069375</text:p>
          </table:table-cell>
          <table:table-cell office:value-type="float" office:value="244982">
            <text:p>244982</text:p>
          </table:table-cell>
          <table:table-cell office:value-type="float" office:value="252148">
            <text:p>252148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9420040">
            <text:p>89420040</text:p>
          </table:table-cell>
          <table:table-cell office:value-type="float" office:value="205756">
            <text:p>205756</text:p>
          </table:table-cell>
          <table:table-cell office:value-type="float" office:value="250402">
            <text:p>25040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3998162">
            <text:p>103998162</text:p>
          </table:table-cell>
          <table:table-cell office:value-type="float" office:value="194894">
            <text:p>194894</text:p>
          </table:table-cell>
          <table:table-cell office:value-type="float" office:value="245777">
            <text:p>245777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3894894">
            <text:p>93894894</text:p>
          </table:table-cell>
          <table:table-cell office:value-type="float" office:value="190946">
            <text:p>190946</text:p>
          </table:table-cell>
          <table:table-cell office:value-type="float" office:value="292454">
            <text:p>292454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3946540">
            <text:p>103946540</text:p>
          </table:table-cell>
          <table:table-cell office:value-type="float" office:value="204481">
            <text:p>204481</text:p>
          </table:table-cell>
          <table:table-cell office:value-type="float" office:value="281428">
            <text:p>281428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11970560">
            <text:p>111970560</text:p>
          </table:table-cell>
          <table:table-cell office:value-type="float" office:value="187537">
            <text:p>187537</text:p>
          </table:table-cell>
          <table:table-cell office:value-type="float" office:value="264120">
            <text:p>264120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43883130">
            <text:p>143883130</text:p>
          </table:table-cell>
          <table:table-cell office:value-type="float" office:value="188255">
            <text:p>188255</text:p>
          </table:table-cell>
          <table:table-cell office:value-type="float" office:value="265910">
            <text:p>265910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6859114">
            <text:p>76859114</text:p>
          </table:table-cell>
          <table:table-cell office:value-type="float" office:value="244907">
            <text:p>244907</text:p>
          </table:table-cell>
          <table:table-cell office:value-type="float" office:value="261262">
            <text:p>26126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31281359">
            <text:p>131281359</text:p>
          </table:table-cell>
          <table:table-cell office:value-type="float" office:value="205832">
            <text:p>205832</text:p>
          </table:table-cell>
          <table:table-cell office:value-type="float" office:value="276585">
            <text:p>276585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49124865">
            <text:p>149124865</text:p>
          </table:table-cell>
          <table:table-cell office:value-type="float" office:value="188433">
            <text:p>188433</text:p>
          </table:table-cell>
          <table:table-cell office:value-type="float" office:value="273972">
            <text:p>27397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2783157">
            <text:p>102783157</text:p>
          </table:table-cell>
          <table:table-cell office:value-type="float" office:value="204633">
            <text:p>204633</text:p>
          </table:table-cell>
          <table:table-cell office:value-type="float" office:value="282752">
            <text:p>28275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48131053">
            <text:p>148131053</text:p>
          </table:table-cell>
          <table:table-cell office:value-type="float" office:value="265898">
            <text:p>265898</text:p>
          </table:table-cell>
          <table:table-cell office:value-type="float" office:value="262434">
            <text:p>262434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36065336">
            <text:p>136065336</text:p>
          </table:table-cell>
          <table:table-cell office:value-type="float" office:value="306952">
            <text:p>306952</text:p>
          </table:table-cell>
          <table:table-cell office:value-type="float" office:value="245895">
            <text:p>245895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8562967">
            <text:p>78562967</text:p>
          </table:table-cell>
          <table:table-cell office:value-type="float" office:value="201253">
            <text:p>201253</text:p>
          </table:table-cell>
          <table:table-cell office:value-type="float" office:value="203013">
            <text:p>203013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49990499">
            <text:p>149990499</text:p>
          </table:table-cell>
          <table:table-cell office:value-type="float" office:value="190823">
            <text:p>190823</text:p>
          </table:table-cell>
          <table:table-cell office:value-type="float" office:value="255844">
            <text:p>255844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0288109">
            <text:p>90288109</text:p>
          </table:table-cell>
          <table:table-cell office:value-type="float" office:value="188549">
            <text:p>188549</text:p>
          </table:table-cell>
          <table:table-cell office:value-type="float" office:value="249544">
            <text:p>249544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18245194">
            <text:p>118245194</text:p>
          </table:table-cell>
          <table:table-cell office:value-type="float" office:value="191427">
            <text:p>191427</text:p>
          </table:table-cell>
          <table:table-cell office:value-type="float" office:value="337293">
            <text:p>337293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4009591">
            <text:p>84009591</text:p>
          </table:table-cell>
          <table:table-cell office:value-type="float" office:value="247493">
            <text:p>247493</text:p>
          </table:table-cell>
          <table:table-cell office:value-type="float" office:value="277657">
            <text:p>277657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6117234">
            <text:p>96117234</text:p>
          </table:table-cell>
          <table:table-cell office:value-type="float" office:value="204143">
            <text:p>204143</text:p>
          </table:table-cell>
          <table:table-cell office:value-type="float" office:value="247377">
            <text:p>247377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43460803">
            <text:p>143460803</text:p>
          </table:table-cell>
          <table:table-cell office:value-type="float" office:value="187082">
            <text:p>187082</text:p>
          </table:table-cell>
          <table:table-cell office:value-type="float" office:value="356464">
            <text:p>356464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17885659">
            <text:p>117885659</text:p>
          </table:table-cell>
          <table:table-cell office:value-type="float" office:value="176458">
            <text:p>176458</text:p>
          </table:table-cell>
          <table:table-cell office:value-type="float" office:value="240884">
            <text:p>240884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1840862">
            <text:p>101840862</text:p>
          </table:table-cell>
          <table:table-cell office:value-type="float" office:value="192171">
            <text:p>192171</text:p>
          </table:table-cell>
          <table:table-cell office:value-type="float" office:value="303519">
            <text:p>303519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7950280">
            <text:p>107950280</text:p>
          </table:table-cell>
          <table:table-cell office:value-type="float" office:value="195524">
            <text:p>195524</text:p>
          </table:table-cell>
          <table:table-cell office:value-type="float" office:value="270060">
            <text:p>270060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25115133">
            <text:p>125115133</text:p>
          </table:table-cell>
          <table:table-cell office:value-type="float" office:value="208787">
            <text:p>208787</text:p>
          </table:table-cell>
          <table:table-cell office:value-type="float" office:value="306159">
            <text:p>306159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7002674">
            <text:p>107002674</text:p>
          </table:table-cell>
          <table:table-cell office:value-type="float" office:value="242738">
            <text:p>242738</text:p>
          </table:table-cell>
          <table:table-cell office:value-type="float" office:value="357417">
            <text:p>357417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32696443">
            <text:p>132696443</text:p>
          </table:table-cell>
          <table:table-cell office:value-type="float" office:value="166979">
            <text:p>166979</text:p>
          </table:table-cell>
          <table:table-cell office:value-type="float" office:value="496942">
            <text:p>49694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7908748">
            <text:p>127908748</text:p>
          </table:table-cell>
          <table:table-cell office:value-type="float" office:value="209405">
            <text:p>209405</text:p>
          </table:table-cell>
          <table:table-cell office:value-type="float" office:value="340635">
            <text:p>340635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7400729">
            <text:p>167400729</text:p>
          </table:table-cell>
          <table:table-cell office:value-type="float" office:value="220635">
            <text:p>220635</text:p>
          </table:table-cell>
          <table:table-cell office:value-type="float" office:value="330942">
            <text:p>33094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93258356">
            <text:p>93258356</text:p>
          </table:table-cell>
          <table:table-cell office:value-type="float" office:value="223211">
            <text:p>223211</text:p>
          </table:table-cell>
          <table:table-cell office:value-type="float" office:value="297173">
            <text:p>297173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92057723">
            <text:p>92057723</text:p>
          </table:table-cell>
          <table:table-cell office:value-type="float" office:value="201833">
            <text:p>201833</text:p>
          </table:table-cell>
          <table:table-cell office:value-type="float" office:value="261634">
            <text:p>261634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52613609">
            <text:p>152613609</text:p>
          </table:table-cell>
          <table:table-cell office:value-type="float" office:value="198417">
            <text:p>198417</text:p>
          </table:table-cell>
          <table:table-cell office:value-type="float" office:value="281055">
            <text:p>281055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58764367">
            <text:p>158764367</text:p>
          </table:table-cell>
          <table:table-cell office:value-type="float" office:value="197681">
            <text:p>197681</text:p>
          </table:table-cell>
          <table:table-cell office:value-type="float" office:value="268496">
            <text:p>268496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33239729">
            <text:p>133239729</text:p>
          </table:table-cell>
          <table:table-cell office:value-type="float" office:value="357717">
            <text:p>357717</text:p>
          </table:table-cell>
          <table:table-cell office:value-type="float" office:value="291868">
            <text:p>291868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6187711">
            <text:p>106187711</text:p>
          </table:table-cell>
          <table:table-cell office:value-type="float" office:value="317499">
            <text:p>317499</text:p>
          </table:table-cell>
          <table:table-cell office:value-type="float" office:value="283565">
            <text:p>283565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9530532">
            <text:p>109530532</text:p>
          </table:table-cell>
          <table:table-cell office:value-type="float" office:value="222273">
            <text:p>222273</text:p>
          </table:table-cell>
          <table:table-cell office:value-type="float" office:value="283010">
            <text:p>283010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5281242">
            <text:p>85281242</text:p>
          </table:table-cell>
          <table:table-cell office:value-type="float" office:value="217546">
            <text:p>217546</text:p>
          </table:table-cell>
          <table:table-cell office:value-type="float" office:value="279932">
            <text:p>27993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73091472">
            <text:p>173091472</text:p>
          </table:table-cell>
          <table:table-cell office:value-type="float" office:value="205782">
            <text:p>205782</text:p>
          </table:table-cell>
          <table:table-cell office:value-type="float" office:value="300894">
            <text:p>300894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5022518">
            <text:p>105022518</text:p>
          </table:table-cell>
          <table:table-cell office:value-type="float" office:value="195010">
            <text:p>195010</text:p>
          </table:table-cell>
          <table:table-cell office:value-type="float" office:value="279239">
            <text:p>279239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16345783">
            <text:p>116345783</text:p>
          </table:table-cell>
          <table:table-cell office:value-type="float" office:value="307167">
            <text:p>307167</text:p>
          </table:table-cell>
          <table:table-cell office:value-type="float" office:value="295115">
            <text:p>295115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55953316">
            <text:p>155953316</text:p>
          </table:table-cell>
          <table:table-cell office:value-type="float" office:value="205076">
            <text:p>205076</text:p>
          </table:table-cell>
          <table:table-cell office:value-type="float" office:value="297393">
            <text:p>297393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8998545">
            <text:p>108998545</text:p>
          </table:table-cell>
          <table:table-cell office:value-type="float" office:value="196111">
            <text:p>196111</text:p>
          </table:table-cell>
          <table:table-cell office:value-type="float" office:value="279481">
            <text:p>279481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13546354">
            <text:p>113546354</text:p>
          </table:table-cell>
          <table:table-cell office:value-type="float" office:value="220878">
            <text:p>220878</text:p>
          </table:table-cell>
          <table:table-cell office:value-type="float" office:value="294443">
            <text:p>294443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2873198">
            <text:p>122873198</text:p>
          </table:table-cell>
          <table:table-cell office:value-type="float" office:value="212648">
            <text:p>212648</text:p>
          </table:table-cell>
          <table:table-cell office:value-type="float" office:value="281124">
            <text:p>281124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91628086">
            <text:p>91628086</text:p>
          </table:table-cell>
          <table:table-cell office:value-type="float" office:value="219338">
            <text:p>219338</text:p>
          </table:table-cell>
          <table:table-cell office:value-type="float" office:value="303032">
            <text:p>30303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9299215">
            <text:p>129299215</text:p>
          </table:table-cell>
          <table:table-cell office:value-type="float" office:value="199364">
            <text:p>199364</text:p>
          </table:table-cell>
          <table:table-cell office:value-type="float" office:value="286897">
            <text:p>286897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92330712">
            <text:p>92330712</text:p>
          </table:table-cell>
          <table:table-cell office:value-type="float" office:value="208873">
            <text:p>208873</text:p>
          </table:table-cell>
          <table:table-cell office:value-type="float" office:value="265080">
            <text:p>265080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55250480">
            <text:p>155250480</text:p>
          </table:table-cell>
          <table:table-cell office:value-type="float" office:value="217228">
            <text:p>217228</text:p>
          </table:table-cell>
          <table:table-cell office:value-type="float" office:value="290123">
            <text:p>290123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18023962">
            <text:p>118023962</text:p>
          </table:table-cell>
          <table:table-cell office:value-type="float" office:value="212548">
            <text:p>212548</text:p>
          </table:table-cell>
          <table:table-cell office:value-type="float" office:value="264505">
            <text:p>264505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2260214">
            <text:p>102260214</text:p>
          </table:table-cell>
          <table:table-cell office:value-type="float" office:value="196797">
            <text:p>196797</text:p>
          </table:table-cell>
          <table:table-cell office:value-type="float" office:value="307701">
            <text:p>307701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99424655">
            <text:p>99424655</text:p>
          </table:table-cell>
          <table:table-cell office:value-type="float" office:value="209250">
            <text:p>209250</text:p>
          </table:table-cell>
          <table:table-cell office:value-type="float" office:value="301346">
            <text:p>301346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5947781">
            <text:p>125947781</text:p>
          </table:table-cell>
          <table:table-cell office:value-type="float" office:value="221914">
            <text:p>221914</text:p>
          </table:table-cell>
          <table:table-cell office:value-type="float" office:value="287041">
            <text:p>287041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9750395">
            <text:p>169750395</text:p>
          </table:table-cell>
          <table:table-cell office:value-type="float" office:value="217886">
            <text:p>217886</text:p>
          </table:table-cell>
          <table:table-cell office:value-type="float" office:value="284722">
            <text:p>28472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71258484">
            <text:p>171258484</text:p>
          </table:table-cell>
          <table:table-cell office:value-type="float" office:value="195655">
            <text:p>195655</text:p>
          </table:table-cell>
          <table:table-cell office:value-type="float" office:value="292044">
            <text:p>292044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15070294">
            <text:p>115070294</text:p>
          </table:table-cell>
          <table:table-cell office:value-type="float" office:value="201707">
            <text:p>201707</text:p>
          </table:table-cell>
          <table:table-cell office:value-type="float" office:value="256568">
            <text:p>256568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0081139">
            <text:p>140081139</text:p>
          </table:table-cell>
          <table:table-cell office:value-type="float" office:value="205866">
            <text:p>205866</text:p>
          </table:table-cell>
          <table:table-cell office:value-type="float" office:value="350918">
            <text:p>350918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16201449">
            <text:p>116201449</text:p>
          </table:table-cell>
          <table:table-cell office:value-type="float" office:value="197316">
            <text:p>197316</text:p>
          </table:table-cell>
          <table:table-cell office:value-type="float" office:value="306799">
            <text:p>306799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3472673">
            <text:p>123472673</text:p>
          </table:table-cell>
          <table:table-cell office:value-type="float" office:value="190164">
            <text:p>190164</text:p>
          </table:table-cell>
          <table:table-cell office:value-type="float" office:value="296185">
            <text:p>296185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1298995">
            <text:p>101298995</text:p>
          </table:table-cell>
          <table:table-cell office:value-type="float" office:value="225462">
            <text:p>225462</text:p>
          </table:table-cell>
          <table:table-cell office:value-type="float" office:value="272743">
            <text:p>272743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4939169">
            <text:p>104939169</text:p>
          </table:table-cell>
          <table:table-cell office:value-type="float" office:value="110821">
            <text:p>110821</text:p>
          </table:table-cell>
          <table:table-cell office:value-type="float" office:value="281415">
            <text:p>281415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6779546">
            <text:p>146779546</text:p>
          </table:table-cell>
          <table:table-cell office:value-type="float" office:value="324677">
            <text:p>324677</text:p>
          </table:table-cell>
          <table:table-cell office:value-type="float" office:value="302236">
            <text:p>302236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5366966">
            <text:p>145366966</text:p>
          </table:table-cell>
          <table:table-cell office:value-type="float" office:value="198762">
            <text:p>198762</text:p>
          </table:table-cell>
          <table:table-cell office:value-type="float" office:value="322987">
            <text:p>322987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74305805">
            <text:p>174305805</text:p>
          </table:table-cell>
          <table:table-cell office:value-type="float" office:value="1540253">
            <text:p>1540253</text:p>
          </table:table-cell>
          <table:table-cell office:value-type="float" office:value="282824">
            <text:p>282824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39678184">
            <text:p>139678184</text:p>
          </table:table-cell>
          <table:table-cell office:value-type="float" office:value="226076">
            <text:p>226076</text:p>
          </table:table-cell>
          <table:table-cell office:value-type="float" office:value="365529">
            <text:p>365529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1178986">
            <text:p>141178986</text:p>
          </table:table-cell>
          <table:table-cell office:value-type="float" office:value="192631">
            <text:p>192631</text:p>
          </table:table-cell>
          <table:table-cell office:value-type="float" office:value="298487">
            <text:p>298487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1562600">
            <text:p>121562600</text:p>
          </table:table-cell>
          <table:table-cell office:value-type="float" office:value="206737">
            <text:p>206737</text:p>
          </table:table-cell>
          <table:table-cell office:value-type="float" office:value="397456">
            <text:p>397456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54947615">
            <text:p>154947615</text:p>
          </table:table-cell>
          <table:table-cell office:value-type="float" office:value="309187">
            <text:p>309187</text:p>
          </table:table-cell>
          <table:table-cell office:value-type="float" office:value="327469">
            <text:p>327469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9602275">
            <text:p>169602275</text:p>
          </table:table-cell>
          <table:table-cell office:value-type="float" office:value="226866">
            <text:p>226866</text:p>
          </table:table-cell>
          <table:table-cell office:value-type="float" office:value="421285">
            <text:p>421285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17114238">
            <text:p>117114238</text:p>
          </table:table-cell>
          <table:table-cell office:value-type="float" office:value="233623">
            <text:p>233623</text:p>
          </table:table-cell>
          <table:table-cell office:value-type="float" office:value="299081">
            <text:p>299081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7748168">
            <text:p>167748168</text:p>
          </table:table-cell>
          <table:table-cell office:value-type="float" office:value="207343">
            <text:p>207343</text:p>
          </table:table-cell>
          <table:table-cell office:value-type="float" office:value="292108">
            <text:p>292108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4923149">
            <text:p>164923149</text:p>
          </table:table-cell>
          <table:table-cell office:value-type="float" office:value="248752">
            <text:p>248752</text:p>
          </table:table-cell>
          <table:table-cell office:value-type="float" office:value="316922">
            <text:p>31692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8637148">
            <text:p>128637148</text:p>
          </table:table-cell>
          <table:table-cell office:value-type="float" office:value="215086">
            <text:p>215086</text:p>
          </table:table-cell>
          <table:table-cell office:value-type="float" office:value="266022">
            <text:p>26602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11289197">
            <text:p>111289197</text:p>
          </table:table-cell>
          <table:table-cell office:value-type="float" office:value="202335">
            <text:p>202335</text:p>
          </table:table-cell>
          <table:table-cell office:value-type="float" office:value="304953">
            <text:p>304953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71904005">
            <text:p>171904005</text:p>
          </table:table-cell>
          <table:table-cell office:value-type="float" office:value="199328">
            <text:p>199328</text:p>
          </table:table-cell>
          <table:table-cell office:value-type="float" office:value="278182">
            <text:p>27818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37698251">
            <text:p>137698251</text:p>
          </table:table-cell>
          <table:table-cell office:value-type="float" office:value="210503">
            <text:p>210503</text:p>
          </table:table-cell>
          <table:table-cell office:value-type="float" office:value="263419">
            <text:p>263419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01468615">
            <text:p>101468615</text:p>
          </table:table-cell>
          <table:table-cell office:value-type="float" office:value="241217">
            <text:p>241217</text:p>
          </table:table-cell>
          <table:table-cell office:value-type="float" office:value="294940">
            <text:p>294940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10333810">
            <text:p>110333810</text:p>
          </table:table-cell>
          <table:table-cell office:value-type="float" office:value="251927">
            <text:p>251927</text:p>
          </table:table-cell>
          <table:table-cell office:value-type="float" office:value="318245">
            <text:p>318245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61620292">
            <text:p>161620292</text:p>
          </table:table-cell>
          <table:table-cell office:value-type="float" office:value="218859">
            <text:p>218859</text:p>
          </table:table-cell>
          <table:table-cell office:value-type="float" office:value="320343">
            <text:p>320343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6424648">
            <text:p>146424648</text:p>
          </table:table-cell>
          <table:table-cell office:value-type="float" office:value="241758">
            <text:p>241758</text:p>
          </table:table-cell>
          <table:table-cell office:value-type="float" office:value="273361">
            <text:p>273361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07434894">
            <text:p>107434894</text:p>
          </table:table-cell>
          <table:table-cell office:value-type="float" office:value="258189">
            <text:p>258189</text:p>
          </table:table-cell>
          <table:table-cell office:value-type="float" office:value="296601">
            <text:p>296601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81353378">
            <text:p>181353378</text:p>
          </table:table-cell>
          <table:table-cell office:value-type="float" office:value="230676">
            <text:p>230676</text:p>
          </table:table-cell>
          <table:table-cell office:value-type="float" office:value="298028">
            <text:p>298028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23701258">
            <text:p>123701258</text:p>
          </table:table-cell>
          <table:table-cell office:value-type="float" office:value="217711">
            <text:p>217711</text:p>
          </table:table-cell>
          <table:table-cell office:value-type="float" office:value="310831">
            <text:p>310831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00109522">
            <text:p>100109522</text:p>
          </table:table-cell>
          <table:table-cell office:value-type="float" office:value="244053">
            <text:p>244053</text:p>
          </table:table-cell>
          <table:table-cell office:value-type="float" office:value="283973">
            <text:p>283973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86754239">
            <text:p>186754239</text:p>
          </table:table-cell>
          <table:table-cell office:value-type="float" office:value="240235">
            <text:p>240235</text:p>
          </table:table-cell>
          <table:table-cell office:value-type="float" office:value="312035">
            <text:p>312035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01819148">
            <text:p>101819148</text:p>
          </table:table-cell>
          <table:table-cell office:value-type="float" office:value="218967">
            <text:p>218967</text:p>
          </table:table-cell>
          <table:table-cell office:value-type="float" office:value="300884">
            <text:p>300884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2844273">
            <text:p>142844273</text:p>
          </table:table-cell>
          <table:table-cell office:value-type="float" office:value="173577">
            <text:p>173577</text:p>
          </table:table-cell>
          <table:table-cell office:value-type="float" office:value="309229">
            <text:p>309229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0958659">
            <text:p>140958659</text:p>
          </table:table-cell>
          <table:table-cell office:value-type="float" office:value="227686">
            <text:p>227686</text:p>
          </table:table-cell>
          <table:table-cell office:value-type="float" office:value="372177">
            <text:p>372177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87687611">
            <text:p>187687611</text:p>
          </table:table-cell>
          <table:table-cell office:value-type="float" office:value="211265">
            <text:p>211265</text:p>
          </table:table-cell>
          <table:table-cell office:value-type="float" office:value="315576">
            <text:p>315576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94040485">
            <text:p>94040485</text:p>
          </table:table-cell>
          <table:table-cell office:value-type="float" office:value="232571">
            <text:p>232571</text:p>
          </table:table-cell>
          <table:table-cell office:value-type="float" office:value="289885">
            <text:p>289885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21356658">
            <text:p>121356658</text:p>
          </table:table-cell>
          <table:table-cell office:value-type="float" office:value="378029">
            <text:p>378029</text:p>
          </table:table-cell>
          <table:table-cell office:value-type="float" office:value="290839">
            <text:p>290839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77480044">
            <text:p>177480044</text:p>
          </table:table-cell>
          <table:table-cell office:value-type="float" office:value="222515">
            <text:p>222515</text:p>
          </table:table-cell>
          <table:table-cell office:value-type="float" office:value="327253">
            <text:p>327253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67808739">
            <text:p>167808739</text:p>
          </table:table-cell>
          <table:table-cell office:value-type="float" office:value="212590">
            <text:p>212590</text:p>
          </table:table-cell>
          <table:table-cell office:value-type="float" office:value="290130">
            <text:p>290130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5176879">
            <text:p>145176879</text:p>
          </table:table-cell>
          <table:table-cell office:value-type="float" office:value="237153">
            <text:p>237153</text:p>
          </table:table-cell>
          <table:table-cell office:value-type="float" office:value="314175">
            <text:p>314175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1683180">
            <text:p>141683180</text:p>
          </table:table-cell>
          <table:table-cell office:value-type="float" office:value="235471">
            <text:p>235471</text:p>
          </table:table-cell>
          <table:table-cell office:value-type="float" office:value="144440">
            <text:p>144440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28294220">
            <text:p>128294220</text:p>
          </table:table-cell>
          <table:table-cell office:value-type="float" office:value="211088">
            <text:p>211088</text:p>
          </table:table-cell>
          <table:table-cell office:value-type="float" office:value="293314">
            <text:p>293314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72781204">
            <text:p>172781204</text:p>
          </table:table-cell>
          <table:table-cell office:value-type="float" office:value="221743">
            <text:p>221743</text:p>
          </table:table-cell>
          <table:table-cell office:value-type="float" office:value="290185">
            <text:p>290185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03302884">
            <text:p>103302884</text:p>
          </table:table-cell>
          <table:table-cell office:value-type="float" office:value="231721">
            <text:p>231721</text:p>
          </table:table-cell>
          <table:table-cell office:value-type="float" office:value="316576">
            <text:p>316576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74088613">
            <text:p>174088613</text:p>
          </table:table-cell>
          <table:table-cell office:value-type="float" office:value="228281">
            <text:p>228281</text:p>
          </table:table-cell>
          <table:table-cell office:value-type="float" office:value="308474">
            <text:p>308474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4560316">
            <text:p>134560316</text:p>
          </table:table-cell>
          <table:table-cell office:value-type="float" office:value="213843">
            <text:p>213843</text:p>
          </table:table-cell>
          <table:table-cell office:value-type="float" office:value="284033">
            <text:p>284033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69879242">
            <text:p>169879242</text:p>
          </table:table-cell>
          <table:table-cell office:value-type="float" office:value="298168">
            <text:p>298168</text:p>
          </table:table-cell>
          <table:table-cell office:value-type="float" office:value="1079551">
            <text:p>1079551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68970820">
            <text:p>168970820</text:p>
          </table:table-cell>
          <table:table-cell office:value-type="float" office:value="240103">
            <text:p>240103</text:p>
          </table:table-cell>
          <table:table-cell office:value-type="float" office:value="306684">
            <text:p>306684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63657218">
            <text:p>163657218</text:p>
          </table:table-cell>
          <table:table-cell office:value-type="float" office:value="224993">
            <text:p>224993</text:p>
          </table:table-cell>
          <table:table-cell office:value-type="float" office:value="308020">
            <text:p>308020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98765064">
            <text:p>198765064</text:p>
          </table:table-cell>
          <table:table-cell office:value-type="float" office:value="134578">
            <text:p>134578</text:p>
          </table:table-cell>
          <table:table-cell office:value-type="float" office:value="338294">
            <text:p>338294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01532620">
            <text:p>101532620</text:p>
          </table:table-cell>
          <table:table-cell office:value-type="float" office:value="239582">
            <text:p>239582</text:p>
          </table:table-cell>
          <table:table-cell office:value-type="float" office:value="317853">
            <text:p>317853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85750029">
            <text:p>185750029</text:p>
          </table:table-cell>
          <table:table-cell office:value-type="float" office:value="233600">
            <text:p>233600</text:p>
          </table:table-cell>
          <table:table-cell office:value-type="float" office:value="387111">
            <text:p>387111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04251950">
            <text:p>104251950</text:p>
          </table:table-cell>
          <table:table-cell office:value-type="float" office:value="221820">
            <text:p>221820</text:p>
          </table:table-cell>
          <table:table-cell office:value-type="float" office:value="297431">
            <text:p>297431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94949026">
            <text:p>194949026</text:p>
          </table:table-cell>
          <table:table-cell office:value-type="float" office:value="228014">
            <text:p>228014</text:p>
          </table:table-cell>
          <table:table-cell office:value-type="float" office:value="294007">
            <text:p>294007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86931250">
            <text:p>186931250</text:p>
          </table:table-cell>
          <table:table-cell office:value-type="float" office:value="217057">
            <text:p>217057</text:p>
          </table:table-cell>
          <table:table-cell office:value-type="float" office:value="327390">
            <text:p>327390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8971081">
            <text:p>138971081</text:p>
          </table:table-cell>
          <table:table-cell office:value-type="float" office:value="260472">
            <text:p>260472</text:p>
          </table:table-cell>
          <table:table-cell office:value-type="float" office:value="285670">
            <text:p>285670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55098026">
            <text:p>155098026</text:p>
          </table:table-cell>
          <table:table-cell office:value-type="float" office:value="217130">
            <text:p>217130</text:p>
          </table:table-cell>
          <table:table-cell office:value-type="float" office:value="414658">
            <text:p>414658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4429446">
            <text:p>134429446</text:p>
          </table:table-cell>
          <table:table-cell office:value-type="float" office:value="212525">
            <text:p>212525</text:p>
          </table:table-cell>
          <table:table-cell office:value-type="float" office:value="264906">
            <text:p>264906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19491419">
            <text:p>119491419</text:p>
          </table:table-cell>
          <table:table-cell office:value-type="float" office:value="262506">
            <text:p>262506</text:p>
          </table:table-cell>
          <table:table-cell office:value-type="float" office:value="324217">
            <text:p>324217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8147451">
            <text:p>138147451</text:p>
          </table:table-cell>
          <table:table-cell office:value-type="float" office:value="245857">
            <text:p>245857</text:p>
          </table:table-cell>
          <table:table-cell office:value-type="float" office:value="318121">
            <text:p>318121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00768325">
            <text:p>100768325</text:p>
          </table:table-cell>
          <table:table-cell office:value-type="float" office:value="225052">
            <text:p>225052</text:p>
          </table:table-cell>
          <table:table-cell office:value-type="float" office:value="298451">
            <text:p>298451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5691832">
            <text:p>135691832</text:p>
          </table:table-cell>
          <table:table-cell office:value-type="float" office:value="232689">
            <text:p>232689</text:p>
          </table:table-cell>
          <table:table-cell office:value-type="float" office:value="288194">
            <text:p>288194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72545780">
            <text:p>172545780</text:p>
          </table:table-cell>
          <table:table-cell office:value-type="float" office:value="356801">
            <text:p>356801</text:p>
          </table:table-cell>
          <table:table-cell office:value-type="float" office:value="289226">
            <text:p>289226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7579783">
            <text:p>137579783</text:p>
          </table:table-cell>
          <table:table-cell office:value-type="float" office:value="216309">
            <text:p>216309</text:p>
          </table:table-cell>
          <table:table-cell office:value-type="float" office:value="310110">
            <text:p>310110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89966172">
            <text:p>189966172</text:p>
          </table:table-cell>
          <table:table-cell office:value-type="float" office:value="237724">
            <text:p>237724</text:p>
          </table:table-cell>
          <table:table-cell office:value-type="float" office:value="286903">
            <text:p>286903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19543847">
            <text:p>119543847</text:p>
          </table:table-cell>
          <table:table-cell office:value-type="float" office:value="250315">
            <text:p>250315</text:p>
          </table:table-cell>
          <table:table-cell office:value-type="float" office:value="305543">
            <text:p>305543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03288964">
            <text:p>103288964</text:p>
          </table:table-cell>
          <table:table-cell office:value-type="float" office:value="224085">
            <text:p>224085</text:p>
          </table:table-cell>
          <table:table-cell office:value-type="float" office:value="300982">
            <text:p>300982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04011348">
            <text:p>104011348</text:p>
          </table:table-cell>
          <table:table-cell office:value-type="float" office:value="332179">
            <text:p>332179</text:p>
          </table:table-cell>
          <table:table-cell office:value-type="float" office:value="302004">
            <text:p>302004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82016018">
            <text:p>182016018</text:p>
          </table:table-cell>
          <table:table-cell office:value-type="float" office:value="244436">
            <text:p>244436</text:p>
          </table:table-cell>
          <table:table-cell office:value-type="float" office:value="317369">
            <text:p>317369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93359351">
            <text:p>193359351</text:p>
          </table:table-cell>
          <table:table-cell office:value-type="float" office:value="210812">
            <text:p>210812</text:p>
          </table:table-cell>
          <table:table-cell office:value-type="float" office:value="422547">
            <text:p>422547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83235049">
            <text:p>183235049</text:p>
          </table:table-cell>
          <table:table-cell office:value-type="float" office:value="209215">
            <text:p>209215</text:p>
          </table:table-cell>
          <table:table-cell office:value-type="float" office:value="281203">
            <text:p>281203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99181196">
            <text:p>199181196</text:p>
          </table:table-cell>
          <table:table-cell office:value-type="float" office:value="234630">
            <text:p>234630</text:p>
          </table:table-cell>
          <table:table-cell office:value-type="float" office:value="353384">
            <text:p>353384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21983771">
            <text:p>221983771</text:p>
          </table:table-cell>
          <table:table-cell office:value-type="float" office:value="241258">
            <text:p>241258</text:p>
          </table:table-cell>
          <table:table-cell office:value-type="float" office:value="150508">
            <text:p>150508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44935239">
            <text:p>144935239</text:p>
          </table:table-cell>
          <table:table-cell office:value-type="float" office:value="190008">
            <text:p>190008</text:p>
          </table:table-cell>
          <table:table-cell office:value-type="float" office:value="333931">
            <text:p>333931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13305631">
            <text:p>213305631</text:p>
          </table:table-cell>
          <table:table-cell office:value-type="float" office:value="246507">
            <text:p>246507</text:p>
          </table:table-cell>
          <table:table-cell office:value-type="float" office:value="299345">
            <text:p>299345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83189411">
            <text:p>183189411</text:p>
          </table:table-cell>
          <table:table-cell office:value-type="float" office:value="236328">
            <text:p>236328</text:p>
          </table:table-cell>
          <table:table-cell office:value-type="float" office:value="338852">
            <text:p>338852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01368901">
            <text:p>201368901</text:p>
          </table:table-cell>
          <table:table-cell office:value-type="float" office:value="233504">
            <text:p>233504</text:p>
          </table:table-cell>
          <table:table-cell office:value-type="float" office:value="337990">
            <text:p>337990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9498303">
            <text:p>139498303</text:p>
          </table:table-cell>
          <table:table-cell office:value-type="float" office:value="352628">
            <text:p>352628</text:p>
          </table:table-cell>
          <table:table-cell office:value-type="float" office:value="313360">
            <text:p>313360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71129840">
            <text:p>171129840</text:p>
          </table:table-cell>
          <table:table-cell office:value-type="float" office:value="325450">
            <text:p>325450</text:p>
          </table:table-cell>
          <table:table-cell office:value-type="float" office:value="215055">
            <text:p>215055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48972067">
            <text:p>148972067</text:p>
          </table:table-cell>
          <table:table-cell office:value-type="float" office:value="218787">
            <text:p>218787</text:p>
          </table:table-cell>
          <table:table-cell office:value-type="float" office:value="309154">
            <text:p>309154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83607320">
            <text:p>183607320</text:p>
          </table:table-cell>
          <table:table-cell office:value-type="float" office:value="256553">
            <text:p>256553</text:p>
          </table:table-cell>
          <table:table-cell office:value-type="float" office:value="334186">
            <text:p>334186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1915177">
            <text:p>131915177</text:p>
          </table:table-cell>
          <table:table-cell office:value-type="float" office:value="243745">
            <text:p>243745</text:p>
          </table:table-cell>
          <table:table-cell office:value-type="float" office:value="299451">
            <text:p>299451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07891899">
            <text:p>207891899</text:p>
          </table:table-cell>
          <table:table-cell office:value-type="float" office:value="232344">
            <text:p>232344</text:p>
          </table:table-cell>
          <table:table-cell office:value-type="float" office:value="310972">
            <text:p>310972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05792159">
            <text:p>105792159</text:p>
          </table:table-cell>
          <table:table-cell office:value-type="float" office:value="244642">
            <text:p>244642</text:p>
          </table:table-cell>
          <table:table-cell office:value-type="float" office:value="392794">
            <text:p>392794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49946518">
            <text:p>149946518</text:p>
          </table:table-cell>
          <table:table-cell office:value-type="float" office:value="244874">
            <text:p>244874</text:p>
          </table:table-cell>
          <table:table-cell office:value-type="float" office:value="322465">
            <text:p>322465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10876664">
            <text:p>210876664</text:p>
          </table:table-cell>
          <table:table-cell office:value-type="float" office:value="337292">
            <text:p>337292</text:p>
          </table:table-cell>
          <table:table-cell office:value-type="float" office:value="316096">
            <text:p>316096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01702601">
            <text:p>201702601</text:p>
          </table:table-cell>
          <table:table-cell office:value-type="float" office:value="246518">
            <text:p>246518</text:p>
          </table:table-cell>
          <table:table-cell office:value-type="float" office:value="317990">
            <text:p>317990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13967831">
            <text:p>113967831</text:p>
          </table:table-cell>
          <table:table-cell office:value-type="float" office:value="240726">
            <text:p>240726</text:p>
          </table:table-cell>
          <table:table-cell office:value-type="float" office:value="357080">
            <text:p>357080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19282673">
            <text:p>119282673</text:p>
          </table:table-cell>
          <table:table-cell office:value-type="float" office:value="237276">
            <text:p>237276</text:p>
          </table:table-cell>
          <table:table-cell office:value-type="float" office:value="329274">
            <text:p>329274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15253241">
            <text:p>115253241</text:p>
          </table:table-cell>
          <table:table-cell office:value-type="float" office:value="307579">
            <text:p>307579</text:p>
          </table:table-cell>
          <table:table-cell office:value-type="float" office:value="325775">
            <text:p>325775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09921174">
            <text:p>209921174</text:p>
          </table:table-cell>
          <table:table-cell office:value-type="float" office:value="231178">
            <text:p>231178</text:p>
          </table:table-cell>
          <table:table-cell office:value-type="float" office:value="336150">
            <text:p>336150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19433757">
            <text:p>219433757</text:p>
          </table:table-cell>
          <table:table-cell office:value-type="float" office:value="252919">
            <text:p>252919</text:p>
          </table:table-cell>
          <table:table-cell office:value-type="float" office:value="866181">
            <text:p>866181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82267281">
            <text:p>182267281</text:p>
          </table:table-cell>
          <table:table-cell office:value-type="float" office:value="238948">
            <text:p>238948</text:p>
          </table:table-cell>
          <table:table-cell office:value-type="float" office:value="348137">
            <text:p>348137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72371767">
            <text:p>172371767</text:p>
          </table:table-cell>
          <table:table-cell office:value-type="float" office:value="228537">
            <text:p>228537</text:p>
          </table:table-cell>
          <table:table-cell office:value-type="float" office:value="358102">
            <text:p>358102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65948956">
            <text:p>165948956</text:p>
          </table:table-cell>
          <table:table-cell office:value-type="float" office:value="237958">
            <text:p>237958</text:p>
          </table:table-cell>
          <table:table-cell office:value-type="float" office:value="331804">
            <text:p>331804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76031464">
            <text:p>176031464</text:p>
          </table:table-cell>
          <table:table-cell office:value-type="float" office:value="253672">
            <text:p>253672</text:p>
          </table:table-cell>
          <table:table-cell office:value-type="float" office:value="369257">
            <text:p>369257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58319440">
            <text:p>158319440</text:p>
          </table:table-cell>
          <table:table-cell office:value-type="float" office:value="233503">
            <text:p>233503</text:p>
          </table:table-cell>
          <table:table-cell office:value-type="float" office:value="370880">
            <text:p>370880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00611212">
            <text:p>200611212</text:p>
          </table:table-cell>
          <table:table-cell office:value-type="float" office:value="12910">
            <text:p>12910</text:p>
          </table:table-cell>
          <table:table-cell office:value-type="float" office:value="288423">
            <text:p>288423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27105560">
            <text:p>127105560</text:p>
          </table:table-cell>
          <table:table-cell office:value-type="float" office:value="257682">
            <text:p>257682</text:p>
          </table:table-cell>
          <table:table-cell office:value-type="float" office:value="426570">
            <text:p>426570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24658334">
            <text:p>124658334</text:p>
          </table:table-cell>
          <table:table-cell office:value-type="float" office:value="229517">
            <text:p>229517</text:p>
          </table:table-cell>
          <table:table-cell office:value-type="float" office:value="352236">
            <text:p>352236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17000606">
            <text:p>117000606</text:p>
          </table:table-cell>
          <table:table-cell office:value-type="float" office:value="362492">
            <text:p>362492</text:p>
          </table:table-cell>
          <table:table-cell office:value-type="float" office:value="401662">
            <text:p>401662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92531052">
            <text:p>192531052</text:p>
          </table:table-cell>
          <table:table-cell office:value-type="float" office:value="245957">
            <text:p>245957</text:p>
          </table:table-cell>
          <table:table-cell office:value-type="float" office:value="327807">
            <text:p>327807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1457316">
            <text:p>131457316</text:p>
          </table:table-cell>
          <table:table-cell office:value-type="float" office:value="250083">
            <text:p>250083</text:p>
          </table:table-cell>
          <table:table-cell office:value-type="float" office:value="351932">
            <text:p>351932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94087804">
            <text:p>194087804</text:p>
          </table:table-cell>
          <table:table-cell office:value-type="float" office:value="351380">
            <text:p>351380</text:p>
          </table:table-cell>
          <table:table-cell office:value-type="float" office:value="321233">
            <text:p>321233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64185525">
            <text:p>164185525</text:p>
          </table:table-cell>
          <table:table-cell office:value-type="float" office:value="225579">
            <text:p>225579</text:p>
          </table:table-cell>
          <table:table-cell office:value-type="float" office:value="372292">
            <text:p>372292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52967432">
            <text:p>152967432</text:p>
          </table:table-cell>
          <table:table-cell office:value-type="float" office:value="237988">
            <text:p>237988</text:p>
          </table:table-cell>
          <table:table-cell office:value-type="float" office:value="322585">
            <text:p>322585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05664012">
            <text:p>205664012</text:p>
          </table:table-cell>
          <table:table-cell office:value-type="float" office:value="338523">
            <text:p>338523</text:p>
          </table:table-cell>
          <table:table-cell office:value-type="float" office:value="346536">
            <text:p>346536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34074970">
            <text:p>234074970</text:p>
          </table:table-cell>
          <table:table-cell office:value-type="float" office:value="227716">
            <text:p>227716</text:p>
          </table:table-cell>
          <table:table-cell office:value-type="float" office:value="310854">
            <text:p>310854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5138886">
            <text:p>135138886</text:p>
          </table:table-cell>
          <table:table-cell office:value-type="float" office:value="253702">
            <text:p>253702</text:p>
          </table:table-cell>
          <table:table-cell office:value-type="float" office:value="362084">
            <text:p>362084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15333712">
            <text:p>215333712</text:p>
          </table:table-cell>
          <table:table-cell office:value-type="float" office:value="231181">
            <text:p>231181</text:p>
          </table:table-cell>
          <table:table-cell office:value-type="float" office:value="458458">
            <text:p>458458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55245991">
            <text:p>155245991</text:p>
          </table:table-cell>
          <table:table-cell office:value-type="float" office:value="247190">
            <text:p>247190</text:p>
          </table:table-cell>
          <table:table-cell office:value-type="float" office:value="323846">
            <text:p>323846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83086864">
            <text:p>183086864</text:p>
          </table:table-cell>
          <table:table-cell office:value-type="float" office:value="252904">
            <text:p>252904</text:p>
          </table:table-cell>
          <table:table-cell office:value-type="float" office:value="309216">
            <text:p>309216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37017609">
            <text:p>237017609</text:p>
          </table:table-cell>
          <table:table-cell office:value-type="float" office:value="233583">
            <text:p>233583</text:p>
          </table:table-cell>
          <table:table-cell office:value-type="float" office:value="384130">
            <text:p>384130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90563834">
            <text:p>190563834</text:p>
          </table:table-cell>
          <table:table-cell office:value-type="float" office:value="229418">
            <text:p>229418</text:p>
          </table:table-cell>
          <table:table-cell office:value-type="float" office:value="484194">
            <text:p>484194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71619573">
            <text:p>171619573</text:p>
          </table:table-cell>
          <table:table-cell office:value-type="float" office:value="189607">
            <text:p>189607</text:p>
          </table:table-cell>
          <table:table-cell office:value-type="float" office:value="359092">
            <text:p>359092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9707044">
            <text:p>139707044</text:p>
          </table:table-cell>
          <table:table-cell office:value-type="float" office:value="254746">
            <text:p>254746</text:p>
          </table:table-cell>
          <table:table-cell office:value-type="float" office:value="355247">
            <text:p>355247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47971369">
            <text:p>247971369</text:p>
          </table:table-cell>
          <table:table-cell office:value-type="float" office:value="245835">
            <text:p>245835</text:p>
          </table:table-cell>
          <table:table-cell office:value-type="float" office:value="345071">
            <text:p>345071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90728905">
            <text:p>190728905</text:p>
          </table:table-cell>
          <table:table-cell office:value-type="float" office:value="228770">
            <text:p>228770</text:p>
          </table:table-cell>
          <table:table-cell office:value-type="float" office:value="313207">
            <text:p>313207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57813819">
            <text:p>157813819</text:p>
          </table:table-cell>
          <table:table-cell office:value-type="float" office:value="254665">
            <text:p>254665</text:p>
          </table:table-cell>
          <table:table-cell office:value-type="float" office:value="446877">
            <text:p>446877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09770989">
            <text:p>209770989</text:p>
          </table:table-cell>
          <table:table-cell office:value-type="float" office:value="248952">
            <text:p>248952</text:p>
          </table:table-cell>
          <table:table-cell office:value-type="float" office:value="337946">
            <text:p>337946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88829000">
            <text:p>188829000</text:p>
          </table:table-cell>
          <table:table-cell office:value-type="float" office:value="347533">
            <text:p>347533</text:p>
          </table:table-cell>
          <table:table-cell office:value-type="float" office:value="304854">
            <text:p>304854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44844074">
            <text:p>144844074</text:p>
          </table:table-cell>
          <table:table-cell office:value-type="float" office:value="321403">
            <text:p>321403</text:p>
          </table:table-cell>
          <table:table-cell office:value-type="float" office:value="343156">
            <text:p>343156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42283853">
            <text:p>142283853</text:p>
          </table:table-cell>
          <table:table-cell office:value-type="float" office:value="240882">
            <text:p>240882</text:p>
          </table:table-cell>
          <table:table-cell office:value-type="float" office:value="365791">
            <text:p>36579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37447834">
            <text:p>237447834</text:p>
          </table:table-cell>
          <table:table-cell office:value-type="float" office:value="260224">
            <text:p>260224</text:p>
          </table:table-cell>
          <table:table-cell office:value-type="float" office:value="539451">
            <text:p>53945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35150683">
            <text:p>235150683</text:p>
          </table:table-cell>
          <table:table-cell office:value-type="float" office:value="247400">
            <text:p>247400</text:p>
          </table:table-cell>
          <table:table-cell office:value-type="float" office:value="352886">
            <text:p>352886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38137007">
            <text:p>138137007</text:p>
          </table:table-cell>
          <table:table-cell office:value-type="float" office:value="262873">
            <text:p>262873</text:p>
          </table:table-cell>
          <table:table-cell office:value-type="float" office:value="430977">
            <text:p>430977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72757441">
            <text:p>172757441</text:p>
          </table:table-cell>
          <table:table-cell office:value-type="float" office:value="243879">
            <text:p>243879</text:p>
          </table:table-cell>
          <table:table-cell office:value-type="float" office:value="348568">
            <text:p>348568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83040645">
            <text:p>183040645</text:p>
          </table:table-cell>
          <table:table-cell office:value-type="float" office:value="252472">
            <text:p>252472</text:p>
          </table:table-cell>
          <table:table-cell office:value-type="float" office:value="325969">
            <text:p>325969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30717302">
            <text:p>230717302</text:p>
          </table:table-cell>
          <table:table-cell office:value-type="float" office:value="266370">
            <text:p>266370</text:p>
          </table:table-cell>
          <table:table-cell office:value-type="float" office:value="407684">
            <text:p>407684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45826975">
            <text:p>245826975</text:p>
          </table:table-cell>
          <table:table-cell office:value-type="float" office:value="251065">
            <text:p>251065</text:p>
          </table:table-cell>
          <table:table-cell office:value-type="float" office:value="347324">
            <text:p>347324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83900997">
            <text:p>183900997</text:p>
          </table:table-cell>
          <table:table-cell office:value-type="float" office:value="235612">
            <text:p>235612</text:p>
          </table:table-cell>
          <table:table-cell office:value-type="float" office:value="373670">
            <text:p>373670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64783830">
            <text:p>164783830</text:p>
          </table:table-cell>
          <table:table-cell office:value-type="float" office:value="259209">
            <text:p>259209</text:p>
          </table:table-cell>
          <table:table-cell office:value-type="float" office:value="329866">
            <text:p>329866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87996191">
            <text:p>187996191</text:p>
          </table:table-cell>
          <table:table-cell office:value-type="float" office:value="264557">
            <text:p>264557</text:p>
          </table:table-cell>
          <table:table-cell office:value-type="float" office:value="346547">
            <text:p>346547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99980603">
            <text:p>199980603</text:p>
          </table:table-cell>
          <table:table-cell office:value-type="float" office:value="252561">
            <text:p>252561</text:p>
          </table:table-cell>
          <table:table-cell office:value-type="float" office:value="211317">
            <text:p>211317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84981311">
            <text:p>184981311</text:p>
          </table:table-cell>
          <table:table-cell office:value-type="float" office:value="248567">
            <text:p>248567</text:p>
          </table:table-cell>
          <table:table-cell office:value-type="float" office:value="384821">
            <text:p>38482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86401437">
            <text:p>186401437</text:p>
          </table:table-cell>
          <table:table-cell office:value-type="float" office:value="273871">
            <text:p>273871</text:p>
          </table:table-cell>
          <table:table-cell office:value-type="float" office:value="341720">
            <text:p>341720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42683347">
            <text:p>142683347</text:p>
          </table:table-cell>
          <table:table-cell office:value-type="float" office:value="242165">
            <text:p>242165</text:p>
          </table:table-cell>
          <table:table-cell office:value-type="float" office:value="339610">
            <text:p>339610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55024821">
            <text:p>155024821</text:p>
          </table:table-cell>
          <table:table-cell office:value-type="float" office:value="214479">
            <text:p>214479</text:p>
          </table:table-cell>
          <table:table-cell office:value-type="float" office:value="359834">
            <text:p>359834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28883494">
            <text:p>228883494</text:p>
          </table:table-cell>
          <table:table-cell office:value-type="float" office:value="270034">
            <text:p>270034</text:p>
          </table:table-cell>
          <table:table-cell office:value-type="float" office:value="276370">
            <text:p>276370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63188214">
            <text:p>163188214</text:p>
          </table:table-cell>
          <table:table-cell office:value-type="float" office:value="243986">
            <text:p>243986</text:p>
          </table:table-cell>
          <table:table-cell office:value-type="float" office:value="353777">
            <text:p>353777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76815226">
            <text:p>176815226</text:p>
          </table:table-cell>
          <table:table-cell office:value-type="float" office:value="260396">
            <text:p>260396</text:p>
          </table:table-cell>
          <table:table-cell office:value-type="float" office:value="339713">
            <text:p>339713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41078228">
            <text:p>141078228</text:p>
          </table:table-cell>
          <table:table-cell office:value-type="float" office:value="269837">
            <text:p>269837</text:p>
          </table:table-cell>
          <table:table-cell office:value-type="float" office:value="332467">
            <text:p>332467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58346629">
            <text:p>258346629</text:p>
          </table:table-cell>
          <table:table-cell office:value-type="float" office:value="241795">
            <text:p>241795</text:p>
          </table:table-cell>
          <table:table-cell office:value-type="float" office:value="355602">
            <text:p>355602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34737321">
            <text:p>234737321</text:p>
          </table:table-cell>
          <table:table-cell office:value-type="float" office:value="1081727">
            <text:p>1081727</text:p>
          </table:table-cell>
          <table:table-cell office:value-type="float" office:value="339947">
            <text:p>339947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78520535">
            <text:p>178520535</text:p>
          </table:table-cell>
          <table:table-cell office:value-type="float" office:value="254811">
            <text:p>254811</text:p>
          </table:table-cell>
          <table:table-cell office:value-type="float" office:value="501269">
            <text:p>501269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87168891">
            <text:p>187168891</text:p>
          </table:table-cell>
          <table:table-cell office:value-type="float" office:value="208665">
            <text:p>208665</text:p>
          </table:table-cell>
          <table:table-cell office:value-type="float" office:value="357209">
            <text:p>357209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12116956">
            <text:p>212116956</text:p>
          </table:table-cell>
          <table:table-cell office:value-type="float" office:value="222737">
            <text:p>222737</text:p>
          </table:table-cell>
          <table:table-cell office:value-type="float" office:value="382294">
            <text:p>382294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42824233">
            <text:p>142824233</text:p>
          </table:table-cell>
          <table:table-cell office:value-type="float" office:value="244933">
            <text:p>244933</text:p>
          </table:table-cell>
          <table:table-cell office:value-type="float" office:value="201434">
            <text:p>201434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09120092">
            <text:p>309120092</text:p>
          </table:table-cell>
          <table:table-cell office:value-type="float" office:value="386529">
            <text:p>386529</text:p>
          </table:table-cell>
          <table:table-cell office:value-type="float" office:value="342664">
            <text:p>342664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58407151">
            <text:p>258407151</text:p>
          </table:table-cell>
          <table:table-cell office:value-type="float" office:value="246954">
            <text:p>246954</text:p>
          </table:table-cell>
          <table:table-cell office:value-type="float" office:value="364359">
            <text:p>364359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72792312">
            <text:p>272792312</text:p>
          </table:table-cell>
          <table:table-cell office:value-type="float" office:value="264852">
            <text:p>264852</text:p>
          </table:table-cell>
          <table:table-cell office:value-type="float" office:value="331277">
            <text:p>331277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75952986">
            <text:p>175952986</text:p>
          </table:table-cell>
          <table:table-cell office:value-type="float" office:value="252840">
            <text:p>252840</text:p>
          </table:table-cell>
          <table:table-cell office:value-type="float" office:value="361867">
            <text:p>361867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73800423">
            <text:p>273800423</text:p>
          </table:table-cell>
          <table:table-cell office:value-type="float" office:value="253296">
            <text:p>253296</text:p>
          </table:table-cell>
          <table:table-cell office:value-type="float" office:value="268358">
            <text:p>268358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07486053">
            <text:p>207486053</text:p>
          </table:table-cell>
          <table:table-cell office:value-type="float" office:value="263188">
            <text:p>263188</text:p>
          </table:table-cell>
          <table:table-cell office:value-type="float" office:value="356836">
            <text:p>356836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15480736">
            <text:p>315480736</text:p>
          </table:table-cell>
          <table:table-cell office:value-type="float" office:value="247960">
            <text:p>247960</text:p>
          </table:table-cell>
          <table:table-cell office:value-type="float" office:value="418536">
            <text:p>418536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32610728">
            <text:p>132610728</text:p>
          </table:table-cell>
          <table:table-cell office:value-type="float" office:value="264281">
            <text:p>264281</text:p>
          </table:table-cell>
          <table:table-cell office:value-type="float" office:value="364295">
            <text:p>364295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49035715">
            <text:p>149035715</text:p>
          </table:table-cell>
          <table:table-cell office:value-type="float" office:value="250106">
            <text:p>250106</text:p>
          </table:table-cell>
          <table:table-cell office:value-type="float" office:value="361062">
            <text:p>361062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22853735">
            <text:p>222853735</text:p>
          </table:table-cell>
          <table:table-cell office:value-type="float" office:value="238943">
            <text:p>238943</text:p>
          </table:table-cell>
          <table:table-cell office:value-type="float" office:value="283227">
            <text:p>283227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00757162">
            <text:p>200757162</text:p>
          </table:table-cell>
          <table:table-cell office:value-type="float" office:value="264270">
            <text:p>264270</text:p>
          </table:table-cell>
          <table:table-cell office:value-type="float" office:value="399200">
            <text:p>399200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26733979">
            <text:p>226733979</text:p>
          </table:table-cell>
          <table:table-cell office:value-type="float" office:value="237060">
            <text:p>237060</text:p>
          </table:table-cell>
          <table:table-cell office:value-type="float" office:value="326694">
            <text:p>326694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37032813">
            <text:p>137032813</text:p>
          </table:table-cell>
          <table:table-cell office:value-type="float" office:value="271038">
            <text:p>271038</text:p>
          </table:table-cell>
          <table:table-cell office:value-type="float" office:value="359249">
            <text:p>359249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38871340">
            <text:p>138871340</text:p>
          </table:table-cell>
          <table:table-cell office:value-type="float" office:value="286683">
            <text:p>286683</text:p>
          </table:table-cell>
          <table:table-cell office:value-type="float" office:value="345422">
            <text:p>345422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29523968">
            <text:p>129523968</text:p>
          </table:table-cell>
          <table:table-cell office:value-type="float" office:value="248979">
            <text:p>248979</text:p>
          </table:table-cell>
          <table:table-cell office:value-type="float" office:value="358076">
            <text:p>358076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25774550">
            <text:p>125774550</text:p>
          </table:table-cell>
          <table:table-cell office:value-type="float" office:value="262900">
            <text:p>262900</text:p>
          </table:table-cell>
          <table:table-cell office:value-type="float" office:value="450587">
            <text:p>450587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87277123">
            <text:p>187277123</text:p>
          </table:table-cell>
          <table:table-cell office:value-type="float" office:value="287406">
            <text:p>287406</text:p>
          </table:table-cell>
          <table:table-cell office:value-type="float" office:value="340550">
            <text:p>340550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33017788">
            <text:p>133017788</text:p>
          </table:table-cell>
          <table:table-cell office:value-type="float" office:value="279430">
            <text:p>279430</text:p>
          </table:table-cell>
          <table:table-cell office:value-type="float" office:value="438268">
            <text:p>438268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46554781">
            <text:p>146554781</text:p>
          </table:table-cell>
          <table:table-cell office:value-type="float" office:value="252590">
            <text:p>252590</text:p>
          </table:table-cell>
          <table:table-cell office:value-type="float" office:value="322351">
            <text:p>32235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25068074">
            <text:p>125068074</text:p>
          </table:table-cell>
          <table:table-cell office:value-type="float" office:value="261859">
            <text:p>261859</text:p>
          </table:table-cell>
          <table:table-cell office:value-type="float" office:value="635484">
            <text:p>635484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36520111">
            <text:p>136520111</text:p>
          </table:table-cell>
          <table:table-cell office:value-type="float" office:value="250140">
            <text:p>250140</text:p>
          </table:table-cell>
          <table:table-cell office:value-type="float" office:value="432585">
            <text:p>432585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38424012">
            <text:p>138424012</text:p>
          </table:table-cell>
          <table:table-cell office:value-type="float" office:value="263670">
            <text:p>263670</text:p>
          </table:table-cell>
          <table:table-cell office:value-type="float" office:value="367724">
            <text:p>367724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54949389">
            <text:p>254949389</text:p>
          </table:table-cell>
          <table:table-cell office:value-type="float" office:value="254717">
            <text:p>254717</text:p>
          </table:table-cell>
          <table:table-cell office:value-type="float" office:value="337057">
            <text:p>337057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21605054">
            <text:p>121605054</text:p>
          </table:table-cell>
          <table:table-cell office:value-type="float" office:value="218832">
            <text:p>218832</text:p>
          </table:table-cell>
          <table:table-cell office:value-type="float" office:value="312789">
            <text:p>312789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82113756">
            <text:p>182113756</text:p>
          </table:table-cell>
          <table:table-cell office:value-type="float" office:value="281926">
            <text:p>281926</text:p>
          </table:table-cell>
          <table:table-cell office:value-type="float" office:value="364001">
            <text:p>364001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92305318">
            <text:p>292305318</text:p>
          </table:table-cell>
          <table:table-cell office:value-type="float" office:value="262797">
            <text:p>262797</text:p>
          </table:table-cell>
          <table:table-cell office:value-type="float" office:value="387787">
            <text:p>387787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50670168">
            <text:p>250670168</text:p>
          </table:table-cell>
          <table:table-cell office:value-type="float" office:value="274216">
            <text:p>274216</text:p>
          </table:table-cell>
          <table:table-cell office:value-type="float" office:value="441625">
            <text:p>441625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20805370">
            <text:p>120805370</text:p>
          </table:table-cell>
          <table:table-cell office:value-type="float" office:value="252988">
            <text:p>252988</text:p>
          </table:table-cell>
          <table:table-cell office:value-type="float" office:value="396570">
            <text:p>396570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49742715">
            <text:p>249742715</text:p>
          </table:table-cell>
          <table:table-cell office:value-type="float" office:value="286079">
            <text:p>286079</text:p>
          </table:table-cell>
          <table:table-cell office:value-type="float" office:value="484080">
            <text:p>484080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31646079">
            <text:p>131646079</text:p>
          </table:table-cell>
          <table:table-cell office:value-type="float" office:value="313591">
            <text:p>313591</text:p>
          </table:table-cell>
          <table:table-cell office:value-type="float" office:value="366412">
            <text:p>36641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38460194">
            <text:p>138460194</text:p>
          </table:table-cell>
          <table:table-cell office:value-type="float" office:value="346949">
            <text:p>346949</text:p>
          </table:table-cell>
          <table:table-cell office:value-type="float" office:value="361412">
            <text:p>36141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38195766">
            <text:p>138195766</text:p>
          </table:table-cell>
          <table:table-cell office:value-type="float" office:value="267668">
            <text:p>267668</text:p>
          </table:table-cell>
          <table:table-cell office:value-type="float" office:value="383098">
            <text:p>383098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42126529">
            <text:p>242126529</text:p>
          </table:table-cell>
          <table:table-cell office:value-type="float" office:value="285566">
            <text:p>285566</text:p>
          </table:table-cell>
          <table:table-cell office:value-type="float" office:value="374201">
            <text:p>374201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08563751">
            <text:p>208563751</text:p>
          </table:table-cell>
          <table:table-cell office:value-type="float" office:value="230464">
            <text:p>230464</text:p>
          </table:table-cell>
          <table:table-cell office:value-type="float" office:value="360746">
            <text:p>360746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72351172">
            <text:p>172351172</text:p>
          </table:table-cell>
          <table:table-cell office:value-type="float" office:value="285475">
            <text:p>285475</text:p>
          </table:table-cell>
          <table:table-cell office:value-type="float" office:value="476152">
            <text:p>47615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93644526">
            <text:p>193644526</text:p>
          </table:table-cell>
          <table:table-cell office:value-type="float" office:value="269300">
            <text:p>269300</text:p>
          </table:table-cell>
          <table:table-cell office:value-type="float" office:value="382501">
            <text:p>382501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35925835">
            <text:p>135925835</text:p>
          </table:table-cell>
          <table:table-cell office:value-type="float" office:value="295808">
            <text:p>295808</text:p>
          </table:table-cell>
          <table:table-cell office:value-type="float" office:value="354997">
            <text:p>354997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19755212">
            <text:p>219755212</text:p>
          </table:table-cell>
          <table:table-cell office:value-type="float" office:value="282561">
            <text:p>282561</text:p>
          </table:table-cell>
          <table:table-cell office:value-type="float" office:value="386004">
            <text:p>386004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72732047">
            <text:p>172732047</text:p>
          </table:table-cell>
          <table:table-cell office:value-type="float" office:value="289064">
            <text:p>289064</text:p>
          </table:table-cell>
          <table:table-cell office:value-type="float" office:value="383134">
            <text:p>383134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39218672">
            <text:p>139218672</text:p>
          </table:table-cell>
          <table:table-cell office:value-type="float" office:value="277780">
            <text:p>277780</text:p>
          </table:table-cell>
          <table:table-cell office:value-type="float" office:value="341636">
            <text:p>341636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50042004">
            <text:p>150042004</text:p>
          </table:table-cell>
          <table:table-cell office:value-type="float" office:value="307788">
            <text:p>307788</text:p>
          </table:table-cell>
          <table:table-cell office:value-type="float" office:value="369122">
            <text:p>36912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89516307">
            <text:p>189516307</text:p>
          </table:table-cell>
          <table:table-cell office:value-type="float" office:value="254837">
            <text:p>254837</text:p>
          </table:table-cell>
          <table:table-cell office:value-type="float" office:value="381258">
            <text:p>381258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84975674">
            <text:p>284975674</text:p>
          </table:table-cell>
          <table:table-cell office:value-type="float" office:value="288688">
            <text:p>288688</text:p>
          </table:table-cell>
          <table:table-cell office:value-type="float" office:value="221266">
            <text:p>221266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45631883">
            <text:p>145631883</text:p>
          </table:table-cell>
          <table:table-cell office:value-type="float" office:value="273871">
            <text:p>273871</text:p>
          </table:table-cell>
          <table:table-cell office:value-type="float" office:value="380423">
            <text:p>380423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15010368">
            <text:p>215010368</text:p>
          </table:table-cell>
          <table:table-cell office:value-type="float" office:value="559061">
            <text:p>559061</text:p>
          </table:table-cell>
          <table:table-cell office:value-type="float" office:value="392138">
            <text:p>392138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17995682">
            <text:p>217995682</text:p>
          </table:table-cell>
          <table:table-cell office:value-type="float" office:value="294816">
            <text:p>294816</text:p>
          </table:table-cell>
          <table:table-cell office:value-type="float" office:value="413327">
            <text:p>413327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64031077">
            <text:p>164031077</text:p>
          </table:table-cell>
          <table:table-cell office:value-type="float" office:value="256649">
            <text:p>256649</text:p>
          </table:table-cell>
          <table:table-cell office:value-type="float" office:value="354173">
            <text:p>354173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35703597">
            <text:p>135703597</text:p>
          </table:table-cell>
          <table:table-cell office:value-type="float" office:value="276933">
            <text:p>276933</text:p>
          </table:table-cell>
          <table:table-cell office:value-type="float" office:value="374904">
            <text:p>374904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61240497">
            <text:p>161240497</text:p>
          </table:table-cell>
          <table:table-cell office:value-type="float" office:value="335699">
            <text:p>335699</text:p>
          </table:table-cell>
          <table:table-cell office:value-type="float" office:value="367984">
            <text:p>367984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36545907">
            <text:p>136545907</text:p>
          </table:table-cell>
          <table:table-cell office:value-type="float" office:value="411100">
            <text:p>411100</text:p>
          </table:table-cell>
          <table:table-cell office:value-type="float" office:value="375399">
            <text:p>375399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12993233">
            <text:p>212993233</text:p>
          </table:table-cell>
          <table:table-cell office:value-type="float" office:value="270725">
            <text:p>270725</text:p>
          </table:table-cell>
          <table:table-cell office:value-type="float" office:value="370330">
            <text:p>370330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08698316">
            <text:p>308698316</text:p>
          </table:table-cell>
          <table:table-cell office:value-type="float" office:value="284512">
            <text:p>284512</text:p>
          </table:table-cell>
          <table:table-cell office:value-type="float" office:value="562767">
            <text:p>562767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96369921">
            <text:p>196369921</text:p>
          </table:table-cell>
          <table:table-cell office:value-type="float" office:value="258959">
            <text:p>258959</text:p>
          </table:table-cell>
          <table:table-cell office:value-type="float" office:value="563418">
            <text:p>563418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04162983">
            <text:p>204162983</text:p>
          </table:table-cell>
          <table:table-cell office:value-type="float" office:value="281922">
            <text:p>281922</text:p>
          </table:table-cell>
          <table:table-cell office:value-type="float" office:value="490535">
            <text:p>490535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87513826">
            <text:p>187513826</text:p>
          </table:table-cell>
          <table:table-cell office:value-type="float" office:value="256070">
            <text:p>256070</text:p>
          </table:table-cell>
          <table:table-cell office:value-type="float" office:value="496264">
            <text:p>496264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70535598">
            <text:p>270535598</text:p>
          </table:table-cell>
          <table:table-cell office:value-type="float" office:value="272261">
            <text:p>272261</text:p>
          </table:table-cell>
          <table:table-cell office:value-type="float" office:value="560138">
            <text:p>560138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58344826">
            <text:p>258344826</text:p>
          </table:table-cell>
          <table:table-cell office:value-type="float" office:value="305556">
            <text:p>305556</text:p>
          </table:table-cell>
          <table:table-cell office:value-type="float" office:value="534491">
            <text:p>534491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73014011">
            <text:p>173014011</text:p>
          </table:table-cell>
          <table:table-cell office:value-type="float" office:value="342511">
            <text:p>342511</text:p>
          </table:table-cell>
          <table:table-cell office:value-type="float" office:value="455691">
            <text:p>455691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71514708">
            <text:p>271514708</text:p>
          </table:table-cell>
          <table:table-cell office:value-type="float" office:value="292417">
            <text:p>292417</text:p>
          </table:table-cell>
          <table:table-cell office:value-type="float" office:value="498323">
            <text:p>498323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47629745">
            <text:p>247629745</text:p>
          </table:table-cell>
          <table:table-cell office:value-type="float" office:value="286449">
            <text:p>286449</text:p>
          </table:table-cell>
          <table:table-cell office:value-type="float" office:value="446329">
            <text:p>446329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95293210">
            <text:p>295293210</text:p>
          </table:table-cell>
          <table:table-cell office:value-type="float" office:value="292457">
            <text:p>292457</text:p>
          </table:table-cell>
          <table:table-cell office:value-type="float" office:value="432832">
            <text:p>43283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55377469">
            <text:p>355377469</text:p>
          </table:table-cell>
          <table:table-cell office:value-type="float" office:value="259302">
            <text:p>259302</text:p>
          </table:table-cell>
          <table:table-cell office:value-type="float" office:value="348742">
            <text:p>34874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29092004">
            <text:p>329092004</text:p>
          </table:table-cell>
          <table:table-cell office:value-type="float" office:value="282159">
            <text:p>282159</text:p>
          </table:table-cell>
          <table:table-cell office:value-type="float" office:value="398723">
            <text:p>398723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58998442">
            <text:p>158998442</text:p>
          </table:table-cell>
          <table:table-cell office:value-type="float" office:value="264581">
            <text:p>264581</text:p>
          </table:table-cell>
          <table:table-cell office:value-type="float" office:value="556259">
            <text:p>556259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84942334">
            <text:p>184942334</text:p>
          </table:table-cell>
          <table:table-cell office:value-type="float" office:value="293727">
            <text:p>293727</text:p>
          </table:table-cell>
          <table:table-cell office:value-type="float" office:value="467645">
            <text:p>467645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63645637">
            <text:p>263645637</text:p>
          </table:table-cell>
          <table:table-cell office:value-type="float" office:value="356588">
            <text:p>356588</text:p>
          </table:table-cell>
          <table:table-cell office:value-type="float" office:value="56479">
            <text:p>56479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07897155">
            <text:p>207897155</text:p>
          </table:table-cell>
          <table:table-cell office:value-type="float" office:value="285106">
            <text:p>285106</text:p>
          </table:table-cell>
          <table:table-cell office:value-type="float" office:value="397632">
            <text:p>39763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83326300">
            <text:p>283326300</text:p>
          </table:table-cell>
          <table:table-cell office:value-type="float" office:value="265880">
            <text:p>265880</text:p>
          </table:table-cell>
          <table:table-cell office:value-type="float" office:value="352524">
            <text:p>352524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45605118">
            <text:p>345605118</text:p>
          </table:table-cell>
          <table:table-cell office:value-type="float" office:value="286336">
            <text:p>286336</text:p>
          </table:table-cell>
          <table:table-cell office:value-type="float" office:value="392733">
            <text:p>392733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75563081">
            <text:p>175563081</text:p>
          </table:table-cell>
          <table:table-cell office:value-type="float" office:value="283496">
            <text:p>283496</text:p>
          </table:table-cell>
          <table:table-cell office:value-type="float" office:value="423301">
            <text:p>423301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83908920">
            <text:p>183908920</text:p>
          </table:table-cell>
          <table:table-cell office:value-type="float" office:value="503297">
            <text:p>503297</text:p>
          </table:table-cell>
          <table:table-cell office:value-type="float" office:value="389652">
            <text:p>38965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22456378">
            <text:p>222456378</text:p>
          </table:table-cell>
          <table:table-cell office:value-type="float" office:value="265784">
            <text:p>265784</text:p>
          </table:table-cell>
          <table:table-cell office:value-type="float" office:value="371712">
            <text:p>37171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16707938">
            <text:p>316707938</text:p>
          </table:table-cell>
          <table:table-cell office:value-type="float" office:value="290365">
            <text:p>290365</text:p>
          </table:table-cell>
          <table:table-cell office:value-type="float" office:value="394606">
            <text:p>394606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96662319">
            <text:p>196662319</text:p>
          </table:table-cell>
          <table:table-cell office:value-type="float" office:value="263221">
            <text:p>263221</text:p>
          </table:table-cell>
          <table:table-cell office:value-type="float" office:value="376543">
            <text:p>376543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15732201">
            <text:p>315732201</text:p>
          </table:table-cell>
          <table:table-cell office:value-type="float" office:value="295950">
            <text:p>295950</text:p>
          </table:table-cell>
          <table:table-cell office:value-type="float" office:value="382850">
            <text:p>382850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31433747">
            <text:p>331433747</text:p>
          </table:table-cell>
          <table:table-cell office:value-type="float" office:value="291152">
            <text:p>291152</text:p>
          </table:table-cell>
          <table:table-cell office:value-type="float" office:value="386498">
            <text:p>386498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73133266">
            <text:p>173133266</text:p>
          </table:table-cell>
          <table:table-cell office:value-type="float" office:value="412386">
            <text:p>412386</text:p>
          </table:table-cell>
          <table:table-cell office:value-type="float" office:value="402620">
            <text:p>402620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4318700">
            <text:p>394318700</text:p>
          </table:table-cell>
          <table:table-cell office:value-type="float" office:value="269345">
            <text:p>269345</text:p>
          </table:table-cell>
          <table:table-cell office:value-type="float" office:value="414484">
            <text:p>414484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52364157">
            <text:p>352364157</text:p>
          </table:table-cell>
          <table:table-cell office:value-type="float" office:value="288830">
            <text:p>288830</text:p>
          </table:table-cell>
          <table:table-cell office:value-type="float" office:value="403837">
            <text:p>403837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87273919">
            <text:p>287273919</text:p>
          </table:table-cell>
          <table:table-cell office:value-type="float" office:value="135707">
            <text:p>135707</text:p>
          </table:table-cell>
          <table:table-cell office:value-type="float" office:value="388862">
            <text:p>388862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55668004">
            <text:p>255668004</text:p>
          </table:table-cell>
          <table:table-cell office:value-type="float" office:value="288574">
            <text:p>288574</text:p>
          </table:table-cell>
          <table:table-cell office:value-type="float" office:value="333388">
            <text:p>333388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28632699">
            <text:p>228632699</text:p>
          </table:table-cell>
          <table:table-cell office:value-type="float" office:value="308332">
            <text:p>308332</text:p>
          </table:table-cell>
          <table:table-cell office:value-type="float" office:value="431536">
            <text:p>431536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62855857">
            <text:p>162855857</text:p>
          </table:table-cell>
          <table:table-cell office:value-type="float" office:value="283789">
            <text:p>283789</text:p>
          </table:table-cell>
          <table:table-cell office:value-type="float" office:value="492293">
            <text:p>492293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16842623">
            <text:p>216842623</text:p>
          </table:table-cell>
          <table:table-cell office:value-type="float" office:value="320372">
            <text:p>320372</text:p>
          </table:table-cell>
          <table:table-cell office:value-type="float" office:value="372464">
            <text:p>372464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18140559">
            <text:p>218140559</text:p>
          </table:table-cell>
          <table:table-cell office:value-type="float" office:value="279689">
            <text:p>279689</text:p>
          </table:table-cell>
          <table:table-cell office:value-type="float" office:value="208296">
            <text:p>208296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12288561">
            <text:p>312288561</text:p>
          </table:table-cell>
          <table:table-cell office:value-type="float" office:value="284037">
            <text:p>284037</text:p>
          </table:table-cell>
          <table:table-cell office:value-type="float" office:value="530387">
            <text:p>530387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55467648">
            <text:p>155467648</text:p>
          </table:table-cell>
          <table:table-cell office:value-type="float" office:value="305134">
            <text:p>305134</text:p>
          </table:table-cell>
          <table:table-cell office:value-type="float" office:value="473175">
            <text:p>473175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09480360">
            <text:p>209480360</text:p>
          </table:table-cell>
          <table:table-cell office:value-type="float" office:value="291908">
            <text:p>291908</text:p>
          </table:table-cell>
          <table:table-cell office:value-type="float" office:value="440545">
            <text:p>440545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06629928">
            <text:p>306629928</text:p>
          </table:table-cell>
          <table:table-cell office:value-type="float" office:value="281902">
            <text:p>281902</text:p>
          </table:table-cell>
          <table:table-cell office:value-type="float" office:value="412876">
            <text:p>412876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90754855">
            <text:p>290754855</text:p>
          </table:table-cell>
          <table:table-cell office:value-type="float" office:value="279793">
            <text:p>279793</text:p>
          </table:table-cell>
          <table:table-cell office:value-type="float" office:value="440000">
            <text:p>440000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28425255">
            <text:p>228425255</text:p>
          </table:table-cell>
          <table:table-cell office:value-type="float" office:value="331845">
            <text:p>331845</text:p>
          </table:table-cell>
          <table:table-cell office:value-type="float" office:value="381836">
            <text:p>381836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11171078">
            <text:p>311171078</text:p>
          </table:table-cell>
          <table:table-cell office:value-type="float" office:value="418232">
            <text:p>418232</text:p>
          </table:table-cell>
          <table:table-cell office:value-type="float" office:value="476194">
            <text:p>476194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10512826">
            <text:p>210512826</text:p>
          </table:table-cell>
          <table:table-cell office:value-type="float" office:value="306135">
            <text:p>306135</text:p>
          </table:table-cell>
          <table:table-cell office:value-type="float" office:value="373705">
            <text:p>373705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76581877">
            <text:p>276581877</text:p>
          </table:table-cell>
          <table:table-cell office:value-type="float" office:value="267686">
            <text:p>267686</text:p>
          </table:table-cell>
          <table:table-cell office:value-type="float" office:value="383695">
            <text:p>383695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02498971">
            <text:p>202498971</text:p>
          </table:table-cell>
          <table:table-cell office:value-type="float" office:value="300585">
            <text:p>300585</text:p>
          </table:table-cell>
          <table:table-cell office:value-type="float" office:value="391222">
            <text:p>391222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84005904">
            <text:p>184005904</text:p>
          </table:table-cell>
          <table:table-cell office:value-type="float" office:value="270648">
            <text:p>270648</text:p>
          </table:table-cell>
          <table:table-cell office:value-type="float" office:value="381843">
            <text:p>381843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80901917">
            <text:p>280901917</text:p>
          </table:table-cell>
          <table:table-cell office:value-type="float" office:value="396203">
            <text:p>396203</text:p>
          </table:table-cell>
          <table:table-cell office:value-type="float" office:value="410556">
            <text:p>410556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04654118">
            <text:p>304654118</text:p>
          </table:table-cell>
          <table:table-cell office:value-type="float" office:value="292038">
            <text:p>292038</text:p>
          </table:table-cell>
          <table:table-cell office:value-type="float" office:value="184141">
            <text:p>184141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06507473">
            <text:p>306507473</text:p>
          </table:table-cell>
          <table:table-cell office:value-type="float" office:value="283763">
            <text:p>283763</text:p>
          </table:table-cell>
          <table:table-cell office:value-type="float" office:value="470159">
            <text:p>470159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49007339">
            <text:p>149007339</text:p>
          </table:table-cell>
          <table:table-cell office:value-type="float" office:value="280528">
            <text:p>280528</text:p>
          </table:table-cell>
          <table:table-cell office:value-type="float" office:value="393233">
            <text:p>393233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07221663">
            <text:p>207221663</text:p>
          </table:table-cell>
          <table:table-cell office:value-type="float" office:value="334848">
            <text:p>334848</text:p>
          </table:table-cell>
          <table:table-cell office:value-type="float" office:value="405034">
            <text:p>405034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46403937">
            <text:p>346403937</text:p>
          </table:table-cell>
          <table:table-cell office:value-type="float" office:value="299539">
            <text:p>299539</text:p>
          </table:table-cell>
          <table:table-cell office:value-type="float" office:value="485828">
            <text:p>485828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72690111">
            <text:p>172690111</text:p>
          </table:table-cell>
          <table:table-cell office:value-type="float" office:value="280949">
            <text:p>280949</text:p>
          </table:table-cell>
          <table:table-cell office:value-type="float" office:value="385026">
            <text:p>385026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77135224">
            <text:p>177135224</text:p>
          </table:table-cell>
          <table:table-cell office:value-type="float" office:value="292358">
            <text:p>292358</text:p>
          </table:table-cell>
          <table:table-cell office:value-type="float" office:value="354208">
            <text:p>354208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41548447">
            <text:p>241548447</text:p>
          </table:table-cell>
          <table:table-cell office:value-type="float" office:value="274506">
            <text:p>274506</text:p>
          </table:table-cell>
          <table:table-cell office:value-type="float" office:value="395135">
            <text:p>395135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80175413">
            <text:p>280175413</text:p>
          </table:table-cell>
          <table:table-cell office:value-type="float" office:value="296258">
            <text:p>296258</text:p>
          </table:table-cell>
          <table:table-cell office:value-type="float" office:value="395416">
            <text:p>395416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69127825">
            <text:p>169127825</text:p>
          </table:table-cell>
          <table:table-cell office:value-type="float" office:value="402713">
            <text:p>402713</text:p>
          </table:table-cell>
          <table:table-cell office:value-type="float" office:value="373407">
            <text:p>373407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28418674">
            <text:p>328418674</text:p>
          </table:table-cell>
          <table:table-cell office:value-type="float" office:value="299791">
            <text:p>299791</text:p>
          </table:table-cell>
          <table:table-cell office:value-type="float" office:value="410718">
            <text:p>410718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74193896">
            <text:p>274193896</text:p>
          </table:table-cell>
          <table:table-cell office:value-type="float" office:value="265325">
            <text:p>265325</text:p>
          </table:table-cell>
          <table:table-cell office:value-type="float" office:value="383906">
            <text:p>383906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11162828">
            <text:p>311162828</text:p>
          </table:table-cell>
          <table:table-cell office:value-type="float" office:value="369787">
            <text:p>369787</text:p>
          </table:table-cell>
          <table:table-cell office:value-type="float" office:value="413742">
            <text:p>413742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87661714">
            <text:p>287661714</text:p>
          </table:table-cell>
          <table:table-cell office:value-type="float" office:value="300158">
            <text:p>300158</text:p>
          </table:table-cell>
          <table:table-cell office:value-type="float" office:value="413235">
            <text:p>413235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80900291">
            <text:p>280900291</text:p>
          </table:table-cell>
          <table:table-cell office:value-type="float" office:value="249073">
            <text:p>249073</text:p>
          </table:table-cell>
          <table:table-cell office:value-type="float" office:value="380194">
            <text:p>380194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31258859">
            <text:p>231258859</text:p>
          </table:table-cell>
          <table:table-cell office:value-type="float" office:value="293289">
            <text:p>293289</text:p>
          </table:table-cell>
          <table:table-cell office:value-type="float" office:value="401223">
            <text:p>401223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78449566">
            <text:p>178449566</text:p>
          </table:table-cell>
          <table:table-cell office:value-type="float" office:value="272575">
            <text:p>272575</text:p>
          </table:table-cell>
          <table:table-cell office:value-type="float" office:value="347012">
            <text:p>347012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68896984">
            <text:p>168896984</text:p>
          </table:table-cell>
          <table:table-cell office:value-type="float" office:value="388305">
            <text:p>388305</text:p>
          </table:table-cell>
          <table:table-cell office:value-type="float" office:value="390052">
            <text:p>390052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67265174">
            <text:p>267265174</text:p>
          </table:table-cell>
          <table:table-cell office:value-type="float" office:value="270214">
            <text:p>270214</text:p>
          </table:table-cell>
          <table:table-cell office:value-type="float" office:value="379710">
            <text:p>379710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26306510">
            <text:p>226306510</text:p>
          </table:table-cell>
          <table:table-cell office:value-type="float" office:value="304419">
            <text:p>304419</text:p>
          </table:table-cell>
          <table:table-cell office:value-type="float" office:value="240829">
            <text:p>240829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98580908">
            <text:p>298580908</text:p>
          </table:table-cell>
          <table:table-cell office:value-type="float" office:value="265215">
            <text:p>265215</text:p>
          </table:table-cell>
          <table:table-cell office:value-type="float" office:value="365326">
            <text:p>365326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79548206">
            <text:p>279548206</text:p>
          </table:table-cell>
          <table:table-cell office:value-type="float" office:value="363183">
            <text:p>363183</text:p>
          </table:table-cell>
          <table:table-cell office:value-type="float" office:value="391670">
            <text:p>391670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82633577">
            <text:p>282633577</text:p>
          </table:table-cell>
          <table:table-cell office:value-type="float" office:value="296693">
            <text:p>296693</text:p>
          </table:table-cell>
          <table:table-cell office:value-type="float" office:value="314601">
            <text:p>314601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06703930">
            <text:p>206703930</text:p>
          </table:table-cell>
          <table:table-cell office:value-type="float" office:value="298042">
            <text:p>298042</text:p>
          </table:table-cell>
          <table:table-cell office:value-type="float" office:value="401047">
            <text:p>401047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03524020">
            <text:p>303524020</text:p>
          </table:table-cell>
          <table:table-cell office:value-type="float" office:value="667370">
            <text:p>667370</text:p>
          </table:table-cell>
          <table:table-cell office:value-type="float" office:value="378918">
            <text:p>378918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70714968">
            <text:p>170714968</text:p>
          </table:table-cell>
          <table:table-cell office:value-type="float" office:value="335284">
            <text:p>335284</text:p>
          </table:table-cell>
          <table:table-cell office:value-type="float" office:value="362618">
            <text:p>362618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53416664">
            <text:p>253416664</text:p>
          </table:table-cell>
          <table:table-cell office:value-type="float" office:value="300700">
            <text:p>300700</text:p>
          </table:table-cell>
          <table:table-cell office:value-type="float" office:value="377113">
            <text:p>377113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60447929">
            <text:p>160447929</text:p>
          </table:table-cell>
          <table:table-cell office:value-type="float" office:value="284237">
            <text:p>284237</text:p>
          </table:table-cell>
          <table:table-cell office:value-type="float" office:value="414424">
            <text:p>414424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64525373">
            <text:p>264525373</text:p>
          </table:table-cell>
          <table:table-cell office:value-type="float" office:value="299158">
            <text:p>299158</text:p>
          </table:table-cell>
          <table:table-cell office:value-type="float" office:value="401969">
            <text:p>401969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94564143">
            <text:p>194564143</text:p>
          </table:table-cell>
          <table:table-cell office:value-type="float" office:value="300261">
            <text:p>300261</text:p>
          </table:table-cell>
          <table:table-cell office:value-type="float" office:value="386369">
            <text:p>386369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92832206">
            <text:p>292832206</text:p>
          </table:table-cell>
          <table:table-cell office:value-type="float" office:value="279995">
            <text:p>279995</text:p>
          </table:table-cell>
          <table:table-cell office:value-type="float" office:value="398742">
            <text:p>398742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77504167">
            <text:p>277504167</text:p>
          </table:table-cell>
          <table:table-cell office:value-type="float" office:value="318214">
            <text:p>318214</text:p>
          </table:table-cell>
          <table:table-cell office:value-type="float" office:value="405384">
            <text:p>405384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26971889">
            <text:p>226971889</text:p>
          </table:table-cell>
          <table:table-cell office:value-type="float" office:value="311051">
            <text:p>311051</text:p>
          </table:table-cell>
          <table:table-cell office:value-type="float" office:value="440350">
            <text:p>440350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83152197">
            <text:p>283152197</text:p>
          </table:table-cell>
          <table:table-cell office:value-type="float" office:value="301414">
            <text:p>301414</text:p>
          </table:table-cell>
          <table:table-cell office:value-type="float" office:value="506742">
            <text:p>506742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14867352">
            <text:p>214867352</text:p>
          </table:table-cell>
          <table:table-cell office:value-type="float" office:value="318636">
            <text:p>318636</text:p>
          </table:table-cell>
          <table:table-cell office:value-type="float" office:value="442483">
            <text:p>442483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27449876">
            <text:p>327449876</text:p>
          </table:table-cell>
          <table:table-cell office:value-type="float" office:value="295074">
            <text:p>295074</text:p>
          </table:table-cell>
          <table:table-cell office:value-type="float" office:value="1391349">
            <text:p>1391349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67848617">
            <text:p>167848617</text:p>
          </table:table-cell>
          <table:table-cell office:value-type="float" office:value="318177">
            <text:p>318177</text:p>
          </table:table-cell>
          <table:table-cell office:value-type="float" office:value="331996">
            <text:p>331996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62906849">
            <text:p>162906849</text:p>
          </table:table-cell>
          <table:table-cell office:value-type="float" office:value="301251">
            <text:p>301251</text:p>
          </table:table-cell>
          <table:table-cell office:value-type="float" office:value="382771">
            <text:p>382771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93354767">
            <text:p>293354767</text:p>
          </table:table-cell>
          <table:table-cell office:value-type="float" office:value="283284">
            <text:p>283284</text:p>
          </table:table-cell>
          <table:table-cell office:value-type="float" office:value="409369">
            <text:p>409369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46406339">
            <text:p>246406339</text:p>
          </table:table-cell>
          <table:table-cell office:value-type="float" office:value="319533">
            <text:p>319533</text:p>
          </table:table-cell>
          <table:table-cell office:value-type="float" office:value="406720">
            <text:p>406720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00958571">
            <text:p>200958571</text:p>
          </table:table-cell>
          <table:table-cell office:value-type="float" office:value="312884">
            <text:p>312884</text:p>
          </table:table-cell>
          <table:table-cell office:value-type="float" office:value="443228">
            <text:p>443228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49366432">
            <text:p>249366432</text:p>
          </table:table-cell>
          <table:table-cell office:value-type="float" office:value="226935">
            <text:p>226935</text:p>
          </table:table-cell>
          <table:table-cell office:value-type="float" office:value="454199">
            <text:p>454199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58986760">
            <text:p>158986760</text:p>
          </table:table-cell>
          <table:table-cell office:value-type="float" office:value="317739">
            <text:p>317739</text:p>
          </table:table-cell>
          <table:table-cell office:value-type="float" office:value="433715">
            <text:p>433715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57868620">
            <text:p>157868620</text:p>
          </table:table-cell>
          <table:table-cell office:value-type="float" office:value="286637">
            <text:p>286637</text:p>
          </table:table-cell>
          <table:table-cell office:value-type="float" office:value="398119">
            <text:p>398119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71411948">
            <text:p>171411948</text:p>
          </table:table-cell>
          <table:table-cell office:value-type="float" office:value="326849">
            <text:p>326849</text:p>
          </table:table-cell>
          <table:table-cell office:value-type="float" office:value="460943">
            <text:p>460943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12967614">
            <text:p>312967614</text:p>
          </table:table-cell>
          <table:table-cell office:value-type="float" office:value="322117">
            <text:p>322117</text:p>
          </table:table-cell>
          <table:table-cell office:value-type="float" office:value="312641">
            <text:p>312641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68362152">
            <text:p>168362152</text:p>
          </table:table-cell>
          <table:table-cell office:value-type="float" office:value="288476">
            <text:p>288476</text:p>
          </table:table-cell>
          <table:table-cell office:value-type="float" office:value="430601">
            <text:p>430601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39337794">
            <text:p>239337794</text:p>
          </table:table-cell>
          <table:table-cell office:value-type="float" office:value="302358">
            <text:p>302358</text:p>
          </table:table-cell>
          <table:table-cell office:value-type="float" office:value="418098">
            <text:p>418098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69568892">
            <text:p>169568892</text:p>
          </table:table-cell>
          <table:table-cell office:value-type="float" office:value="311487">
            <text:p>311487</text:p>
          </table:table-cell>
          <table:table-cell office:value-type="float" office:value="421690">
            <text:p>421690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48361119">
            <text:p>248361119</text:p>
          </table:table-cell>
          <table:table-cell office:value-type="float" office:value="311386">
            <text:p>311386</text:p>
          </table:table-cell>
          <table:table-cell office:value-type="float" office:value="282884">
            <text:p>282884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68898359">
            <text:p>168898359</text:p>
          </table:table-cell>
          <table:table-cell office:value-type="float" office:value="396953">
            <text:p>396953</text:p>
          </table:table-cell>
          <table:table-cell office:value-type="float" office:value="448385">
            <text:p>448385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70850952">
            <text:p>170850952</text:p>
          </table:table-cell>
          <table:table-cell office:value-type="float" office:value="315544">
            <text:p>315544</text:p>
          </table:table-cell>
          <table:table-cell office:value-type="float" office:value="427993">
            <text:p>427993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36458427">
            <text:p>236458427</text:p>
          </table:table-cell>
          <table:table-cell office:value-type="float" office:value="293337">
            <text:p>293337</text:p>
          </table:table-cell>
          <table:table-cell office:value-type="float" office:value="434963">
            <text:p>434963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44848769">
            <text:p>344848769</text:p>
          </table:table-cell>
          <table:table-cell office:value-type="float" office:value="416253">
            <text:p>416253</text:p>
          </table:table-cell>
          <table:table-cell office:value-type="float" office:value="391745">
            <text:p>391745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62279881">
            <text:p>262279881</text:p>
          </table:table-cell>
          <table:table-cell office:value-type="float" office:value="283470">
            <text:p>283470</text:p>
          </table:table-cell>
          <table:table-cell office:value-type="float" office:value="371697">
            <text:p>371697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17299521">
            <text:p>317299521</text:p>
          </table:table-cell>
          <table:table-cell office:value-type="float" office:value="311002">
            <text:p>311002</text:p>
          </table:table-cell>
          <table:table-cell office:value-type="float" office:value="439449">
            <text:p>439449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26759753">
            <text:p>226759753</text:p>
          </table:table-cell>
          <table:table-cell office:value-type="float" office:value="321083">
            <text:p>321083</text:p>
          </table:table-cell>
          <table:table-cell office:value-type="float" office:value="492211">
            <text:p>492211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04761343">
            <text:p>304761343</text:p>
          </table:table-cell>
          <table:table-cell office:value-type="float" office:value="324979">
            <text:p>324979</text:p>
          </table:table-cell>
          <table:table-cell office:value-type="float" office:value="897341">
            <text:p>897341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76880271">
            <text:p>276880271</text:p>
          </table:table-cell>
          <table:table-cell office:value-type="float" office:value="314653">
            <text:p>314653</text:p>
          </table:table-cell>
          <table:table-cell office:value-type="float" office:value="425425">
            <text:p>425425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65101911">
            <text:p>265101911</text:p>
          </table:table-cell>
          <table:table-cell office:value-type="float" office:value="313487">
            <text:p>313487</text:p>
          </table:table-cell>
          <table:table-cell office:value-type="float" office:value="433342">
            <text:p>433342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08032415">
            <text:p>308032415</text:p>
          </table:table-cell>
          <table:table-cell office:value-type="float" office:value="311634">
            <text:p>311634</text:p>
          </table:table-cell>
          <table:table-cell office:value-type="float" office:value="427753">
            <text:p>427753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17867796">
            <text:p>217867796</text:p>
          </table:table-cell>
          <table:table-cell office:value-type="float" office:value="313966">
            <text:p>313966</text:p>
          </table:table-cell>
          <table:table-cell office:value-type="float" office:value="418645">
            <text:p>418645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57117157">
            <text:p>257117157</text:p>
          </table:table-cell>
          <table:table-cell office:value-type="float" office:value="296315">
            <text:p>296315</text:p>
          </table:table-cell>
          <table:table-cell office:value-type="float" office:value="418788">
            <text:p>418788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03264301">
            <text:p>303264301</text:p>
          </table:table-cell>
          <table:table-cell office:value-type="float" office:value="303818">
            <text:p>303818</text:p>
          </table:table-cell>
          <table:table-cell office:value-type="float" office:value="424037">
            <text:p>424037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15977763">
            <text:p>215977763</text:p>
          </table:table-cell>
          <table:table-cell office:value-type="float" office:value="307756">
            <text:p>307756</text:p>
          </table:table-cell>
          <table:table-cell office:value-type="float" office:value="403454">
            <text:p>403454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66419814">
            <text:p>166419814</text:p>
          </table:table-cell>
          <table:table-cell office:value-type="float" office:value="306816">
            <text:p>306816</text:p>
          </table:table-cell>
          <table:table-cell office:value-type="float" office:value="392730">
            <text:p>392730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83745649">
            <text:p>183745649</text:p>
          </table:table-cell>
          <table:table-cell office:value-type="float" office:value="312770">
            <text:p>312770</text:p>
          </table:table-cell>
          <table:table-cell office:value-type="float" office:value="318967">
            <text:p>318967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97615912">
            <text:p>197615912</text:p>
          </table:table-cell>
          <table:table-cell office:value-type="float" office:value="294211">
            <text:p>294211</text:p>
          </table:table-cell>
          <table:table-cell office:value-type="float" office:value="510732">
            <text:p>510732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07522444">
            <text:p>207522444</text:p>
          </table:table-cell>
          <table:table-cell office:value-type="float" office:value="332208">
            <text:p>332208</text:p>
          </table:table-cell>
          <table:table-cell office:value-type="float" office:value="422077">
            <text:p>422077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17289320">
            <text:p>317289320</text:p>
          </table:table-cell>
          <table:table-cell office:value-type="float" office:value="316103">
            <text:p>316103</text:p>
          </table:table-cell>
          <table:table-cell office:value-type="float" office:value="429257">
            <text:p>429257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81646492">
            <text:p>181646492</text:p>
          </table:table-cell>
          <table:table-cell office:value-type="float" office:value="300717">
            <text:p>300717</text:p>
          </table:table-cell>
          <table:table-cell office:value-type="float" office:value="409808">
            <text:p>409808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16832228">
            <text:p>316832228</text:p>
          </table:table-cell>
          <table:table-cell office:value-type="float" office:value="388646">
            <text:p>388646</text:p>
          </table:table-cell>
          <table:table-cell office:value-type="float" office:value="399479">
            <text:p>399479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69136182">
            <text:p>169136182</text:p>
          </table:table-cell>
          <table:table-cell office:value-type="float" office:value="296213">
            <text:p>296213</text:p>
          </table:table-cell>
          <table:table-cell office:value-type="float" office:value="404271">
            <text:p>404271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95590801">
            <text:p>295590801</text:p>
          </table:table-cell>
          <table:table-cell office:value-type="float" office:value="326764">
            <text:p>326764</text:p>
          </table:table-cell>
          <table:table-cell office:value-type="float" office:value="381866">
            <text:p>381866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20933540">
            <text:p>220933540</text:p>
          </table:table-cell>
          <table:table-cell office:value-type="float" office:value="316063">
            <text:p>316063</text:p>
          </table:table-cell>
          <table:table-cell office:value-type="float" office:value="457841">
            <text:p>457841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63432198">
            <text:p>163432198</text:p>
          </table:table-cell>
          <table:table-cell office:value-type="float" office:value="315897">
            <text:p>315897</text:p>
          </table:table-cell>
          <table:table-cell office:value-type="float" office:value="570046">
            <text:p>570046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28764501">
            <text:p>228764501</text:p>
          </table:table-cell>
          <table:table-cell office:value-type="float" office:value="431631">
            <text:p>431631</text:p>
          </table:table-cell>
          <table:table-cell office:value-type="float" office:value="414667">
            <text:p>414667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36245091">
            <text:p>336245091</text:p>
          </table:table-cell>
          <table:table-cell office:value-type="float" office:value="307832">
            <text:p>307832</text:p>
          </table:table-cell>
          <table:table-cell office:value-type="float" office:value="466381">
            <text:p>466381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02048718">
            <text:p>302048718</text:p>
          </table:table-cell>
          <table:table-cell office:value-type="float" office:value="327390">
            <text:p>327390</text:p>
          </table:table-cell>
          <table:table-cell office:value-type="float" office:value="444665">
            <text:p>444665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47431519">
            <text:p>247431519</text:p>
          </table:table-cell>
          <table:table-cell office:value-type="float" office:value="329510">
            <text:p>329510</text:p>
          </table:table-cell>
          <table:table-cell office:value-type="float" office:value="270326">
            <text:p>270326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71795124">
            <text:p>271795124</text:p>
          </table:table-cell>
          <table:table-cell office:value-type="float" office:value="322965">
            <text:p>322965</text:p>
          </table:table-cell>
          <table:table-cell office:value-type="float" office:value="451867">
            <text:p>451867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29348678">
            <text:p>229348678</text:p>
          </table:table-cell>
          <table:table-cell office:value-type="float" office:value="322526">
            <text:p>322526</text:p>
          </table:table-cell>
          <table:table-cell office:value-type="float" office:value="424257">
            <text:p>424257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18738658">
            <text:p>218738658</text:p>
          </table:table-cell>
          <table:table-cell office:value-type="float" office:value="345380">
            <text:p>345380</text:p>
          </table:table-cell>
          <table:table-cell office:value-type="float" office:value="475127">
            <text:p>475127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35962563">
            <text:p>335962563</text:p>
          </table:table-cell>
          <table:table-cell office:value-type="float" office:value="311821">
            <text:p>311821</text:p>
          </table:table-cell>
          <table:table-cell office:value-type="float" office:value="408447">
            <text:p>408447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48642463">
            <text:p>248642463</text:p>
          </table:table-cell>
          <table:table-cell office:value-type="float" office:value="339572">
            <text:p>339572</text:p>
          </table:table-cell>
          <table:table-cell office:value-type="float" office:value="419409">
            <text:p>419409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13298675">
            <text:p>313298675</text:p>
          </table:table-cell>
          <table:table-cell office:value-type="float" office:value="378600">
            <text:p>378600</text:p>
          </table:table-cell>
          <table:table-cell office:value-type="float" office:value="440117">
            <text:p>440117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44302273">
            <text:p>344302273</text:p>
          </table:table-cell>
          <table:table-cell office:value-type="float" office:value="334440">
            <text:p>334440</text:p>
          </table:table-cell>
          <table:table-cell office:value-type="float" office:value="460243">
            <text:p>460243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22102369">
            <text:p>222102369</text:p>
          </table:table-cell>
          <table:table-cell office:value-type="float" office:value="326503">
            <text:p>326503</text:p>
          </table:table-cell>
          <table:table-cell office:value-type="float" office:value="550930">
            <text:p>550930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50846320">
            <text:p>350846320</text:p>
          </table:table-cell>
          <table:table-cell office:value-type="float" office:value="332699">
            <text:p>332699</text:p>
          </table:table-cell>
          <table:table-cell office:value-type="float" office:value="430723">
            <text:p>430723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52718157">
            <text:p>252718157</text:p>
          </table:table-cell>
          <table:table-cell office:value-type="float" office:value="332482">
            <text:p>332482</text:p>
          </table:table-cell>
          <table:table-cell office:value-type="float" office:value="426497">
            <text:p>426497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54780404">
            <text:p>354780404</text:p>
          </table:table-cell>
          <table:table-cell office:value-type="float" office:value="324503">
            <text:p>324503</text:p>
          </table:table-cell>
          <table:table-cell office:value-type="float" office:value="440502">
            <text:p>440502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97231663">
            <text:p>197231663</text:p>
          </table:table-cell>
          <table:table-cell office:value-type="float" office:value="331009">
            <text:p>331009</text:p>
          </table:table-cell>
          <table:table-cell office:value-type="float" office:value="437925">
            <text:p>437925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14546880">
            <text:p>314546880</text:p>
          </table:table-cell>
          <table:table-cell office:value-type="float" office:value="339379">
            <text:p>339379</text:p>
          </table:table-cell>
          <table:table-cell office:value-type="float" office:value="415354">
            <text:p>415354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85166384">
            <text:p>285166384</text:p>
          </table:table-cell>
          <table:table-cell office:value-type="float" office:value="310746">
            <text:p>310746</text:p>
          </table:table-cell>
          <table:table-cell office:value-type="float" office:value="424431">
            <text:p>424431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03280736">
            <text:p>203280736</text:p>
          </table:table-cell>
          <table:table-cell office:value-type="float" office:value="331705">
            <text:p>331705</text:p>
          </table:table-cell>
          <table:table-cell office:value-type="float" office:value="428186">
            <text:p>428186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10043816">
            <text:p>310043816</text:p>
          </table:table-cell>
          <table:table-cell office:value-type="float" office:value="432618">
            <text:p>432618</text:p>
          </table:table-cell>
          <table:table-cell office:value-type="float" office:value="431766">
            <text:p>431766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77797114">
            <text:p>277797114</text:p>
          </table:table-cell>
          <table:table-cell office:value-type="float" office:value="451911">
            <text:p>451911</text:p>
          </table:table-cell>
          <table:table-cell office:value-type="float" office:value="171983">
            <text:p>171983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88246027">
            <text:p>188246027</text:p>
          </table:table-cell>
          <table:table-cell office:value-type="float" office:value="345775">
            <text:p>345775</text:p>
          </table:table-cell>
          <table:table-cell office:value-type="float" office:value="444832">
            <text:p>444832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58520482">
            <text:p>158520482</text:p>
          </table:table-cell>
          <table:table-cell office:value-type="float" office:value="317859">
            <text:p>317859</text:p>
          </table:table-cell>
          <table:table-cell office:value-type="float" office:value="439895">
            <text:p>439895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20572994">
            <text:p>320572994</text:p>
          </table:table-cell>
          <table:table-cell office:value-type="float" office:value="330010">
            <text:p>330010</text:p>
          </table:table-cell>
          <table:table-cell office:value-type="float" office:value="559018">
            <text:p>559018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69873493">
            <text:p>269873493</text:p>
          </table:table-cell>
          <table:table-cell office:value-type="float" office:value="342046">
            <text:p>342046</text:p>
          </table:table-cell>
          <table:table-cell office:value-type="float" office:value="442147">
            <text:p>442147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23864152">
            <text:p>223864152</text:p>
          </table:table-cell>
          <table:table-cell office:value-type="float" office:value="326221">
            <text:p>326221</text:p>
          </table:table-cell>
          <table:table-cell office:value-type="float" office:value="448954">
            <text:p>448954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42227275">
            <text:p>342227275</text:p>
          </table:table-cell>
          <table:table-cell office:value-type="float" office:value="333165">
            <text:p>333165</text:p>
          </table:table-cell>
          <table:table-cell office:value-type="float" office:value="503483">
            <text:p>503483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00663108">
            <text:p>200663108</text:p>
          </table:table-cell>
          <table:table-cell office:value-type="float" office:value="370786">
            <text:p>370786</text:p>
          </table:table-cell>
          <table:table-cell office:value-type="float" office:value="258064">
            <text:p>258064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68983116">
            <text:p>168983116</text:p>
          </table:table-cell>
          <table:table-cell office:value-type="float" office:value="311289">
            <text:p>311289</text:p>
          </table:table-cell>
          <table:table-cell office:value-type="float" office:value="472532">
            <text:p>472532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13932690">
            <text:p>213932690</text:p>
          </table:table-cell>
          <table:table-cell office:value-type="float" office:value="320810">
            <text:p>320810</text:p>
          </table:table-cell>
          <table:table-cell office:value-type="float" office:value="454141">
            <text:p>454141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77641507">
            <text:p>177641507</text:p>
          </table:table-cell>
          <table:table-cell office:value-type="float" office:value="324325">
            <text:p>324325</text:p>
          </table:table-cell>
          <table:table-cell office:value-type="float" office:value="469520">
            <text:p>469520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23433990">
            <text:p>223433990</text:p>
          </table:table-cell>
          <table:table-cell office:value-type="float" office:value="339411">
            <text:p>339411</text:p>
          </table:table-cell>
          <table:table-cell office:value-type="float" office:value="470234">
            <text:p>470234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86317004">
            <text:p>186317004</text:p>
          </table:table-cell>
          <table:table-cell office:value-type="float" office:value="398454">
            <text:p>398454</text:p>
          </table:table-cell>
          <table:table-cell office:value-type="float" office:value="496541">
            <text:p>496541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09123124">
            <text:p>309123124</text:p>
          </table:table-cell>
          <table:table-cell office:value-type="float" office:value="335055">
            <text:p>335055</text:p>
          </table:table-cell>
          <table:table-cell office:value-type="float" office:value="479773">
            <text:p>479773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48568217">
            <text:p>248568217</text:p>
          </table:table-cell>
          <table:table-cell office:value-type="float" office:value="305488">
            <text:p>305488</text:p>
          </table:table-cell>
          <table:table-cell office:value-type="float" office:value="453438">
            <text:p>453438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45344340">
            <text:p>245344340</text:p>
          </table:table-cell>
          <table:table-cell office:value-type="float" office:value="341006">
            <text:p>341006</text:p>
          </table:table-cell>
          <table:table-cell office:value-type="float" office:value="573747">
            <text:p>573747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12022016">
            <text:p>212022016</text:p>
          </table:table-cell>
          <table:table-cell office:value-type="float" office:value="320639">
            <text:p>320639</text:p>
          </table:table-cell>
          <table:table-cell office:value-type="float" office:value="442902">
            <text:p>442902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12563443">
            <text:p>212563443</text:p>
          </table:table-cell>
          <table:table-cell office:value-type="float" office:value="311991">
            <text:p>311991</text:p>
          </table:table-cell>
          <table:table-cell office:value-type="float" office:value="522943">
            <text:p>522943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07428901">
            <text:p>207428901</text:p>
          </table:table-cell>
          <table:table-cell office:value-type="float" office:value="297957">
            <text:p>297957</text:p>
          </table:table-cell>
          <table:table-cell office:value-type="float" office:value="423557">
            <text:p>423557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93590945">
            <text:p>393590945</text:p>
          </table:table-cell>
          <table:table-cell office:value-type="float" office:value="334351">
            <text:p>334351</text:p>
          </table:table-cell>
          <table:table-cell office:value-type="float" office:value="458930">
            <text:p>458930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77513568">
            <text:p>177513568</text:p>
          </table:table-cell>
          <table:table-cell office:value-type="float" office:value="302755">
            <text:p>302755</text:p>
          </table:table-cell>
          <table:table-cell office:value-type="float" office:value="435006">
            <text:p>435006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61642111">
            <text:p>261642111</text:p>
          </table:table-cell>
          <table:table-cell office:value-type="float" office:value="332920">
            <text:p>332920</text:p>
          </table:table-cell>
          <table:table-cell office:value-type="float" office:value="434455">
            <text:p>434455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00930992">
            <text:p>200930992</text:p>
          </table:table-cell>
          <table:table-cell office:value-type="float" office:value="332440">
            <text:p>332440</text:p>
          </table:table-cell>
          <table:table-cell office:value-type="float" office:value="365658">
            <text:p>365658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66045281">
            <text:p>366045281</text:p>
          </table:table-cell>
          <table:table-cell office:value-type="float" office:value="323611">
            <text:p>323611</text:p>
          </table:table-cell>
          <table:table-cell office:value-type="float" office:value="435750">
            <text:p>435750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41219093">
            <text:p>241219093</text:p>
          </table:table-cell>
          <table:table-cell office:value-type="float" office:value="321536">
            <text:p>321536</text:p>
          </table:table-cell>
          <table:table-cell office:value-type="float" office:value="612140">
            <text:p>612140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25670345">
            <text:p>325670345</text:p>
          </table:table-cell>
          <table:table-cell office:value-type="float" office:value="330520">
            <text:p>330520</text:p>
          </table:table-cell>
          <table:table-cell office:value-type="float" office:value="393811">
            <text:p>393811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86832330">
            <text:p>286832330</text:p>
          </table:table-cell>
          <table:table-cell office:value-type="float" office:value="405608">
            <text:p>405608</text:p>
          </table:table-cell>
          <table:table-cell office:value-type="float" office:value="474967">
            <text:p>474967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86811917">
            <text:p>386811917</text:p>
          </table:table-cell>
          <table:table-cell office:value-type="float" office:value="430740">
            <text:p>430740</text:p>
          </table:table-cell>
          <table:table-cell office:value-type="float" office:value="443415">
            <text:p>443415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46300474">
            <text:p>246300474</text:p>
          </table:table-cell>
          <table:table-cell office:value-type="float" office:value="308245">
            <text:p>308245</text:p>
          </table:table-cell>
          <table:table-cell office:value-type="float" office:value="548973">
            <text:p>548973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57900289">
            <text:p>357900289</text:p>
          </table:table-cell>
          <table:table-cell office:value-type="float" office:value="339941">
            <text:p>339941</text:p>
          </table:table-cell>
          <table:table-cell office:value-type="float" office:value="485510">
            <text:p>485510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67937756">
            <text:p>267937756</text:p>
          </table:table-cell>
          <table:table-cell office:value-type="float" office:value="305750">
            <text:p>305750</text:p>
          </table:table-cell>
          <table:table-cell office:value-type="float" office:value="459623">
            <text:p>459623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71601389">
            <text:p>271601389</text:p>
          </table:table-cell>
          <table:table-cell office:value-type="float" office:value="319244">
            <text:p>319244</text:p>
          </table:table-cell>
          <table:table-cell office:value-type="float" office:value="481744">
            <text:p>481744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15876995">
            <text:p>215876995</text:p>
          </table:table-cell>
          <table:table-cell office:value-type="float" office:value="350662">
            <text:p>350662</text:p>
          </table:table-cell>
          <table:table-cell office:value-type="float" office:value="468449">
            <text:p>468449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07400480">
            <text:p>307400480</text:p>
          </table:table-cell>
          <table:table-cell office:value-type="float" office:value="370401">
            <text:p>370401</text:p>
          </table:table-cell>
          <table:table-cell office:value-type="float" office:value="466015">
            <text:p>466015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78476823">
            <text:p>378476823</text:p>
          </table:table-cell>
          <table:table-cell office:value-type="float" office:value="378115">
            <text:p>378115</text:p>
          </table:table-cell>
          <table:table-cell office:value-type="float" office:value="515750">
            <text:p>515750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21267132">
            <text:p>221267132</text:p>
          </table:table-cell>
          <table:table-cell office:value-type="float" office:value="376870">
            <text:p>376870</text:p>
          </table:table-cell>
          <table:table-cell office:value-type="float" office:value="504646">
            <text:p>504646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68567050">
            <text:p>368567050</text:p>
          </table:table-cell>
          <table:table-cell office:value-type="float" office:value="196085">
            <text:p>196085</text:p>
          </table:table-cell>
          <table:table-cell office:value-type="float" office:value="289161">
            <text:p>289161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00363841">
            <text:p>200363841</text:p>
          </table:table-cell>
          <table:table-cell office:value-type="float" office:value="337817">
            <text:p>337817</text:p>
          </table:table-cell>
          <table:table-cell office:value-type="float" office:value="452790">
            <text:p>452790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30451474">
            <text:p>230451474</text:p>
          </table:table-cell>
          <table:table-cell office:value-type="float" office:value="353933">
            <text:p>353933</text:p>
          </table:table-cell>
          <table:table-cell office:value-type="float" office:value="500789">
            <text:p>500789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59087564">
            <text:p>259087564</text:p>
          </table:table-cell>
          <table:table-cell office:value-type="float" office:value="344723">
            <text:p>344723</text:p>
          </table:table-cell>
          <table:table-cell office:value-type="float" office:value="497077">
            <text:p>497077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34344797">
            <text:p>334344797</text:p>
          </table:table-cell>
          <table:table-cell office:value-type="float" office:value="455199">
            <text:p>455199</text:p>
          </table:table-cell>
          <table:table-cell office:value-type="float" office:value="466710">
            <text:p>466710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80666248">
            <text:p>280666248</text:p>
          </table:table-cell>
          <table:table-cell office:value-type="float" office:value="325502">
            <text:p>325502</text:p>
          </table:table-cell>
          <table:table-cell office:value-type="float" office:value="486889">
            <text:p>486889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92645840">
            <text:p>192645840</text:p>
          </table:table-cell>
          <table:table-cell office:value-type="float" office:value="342529">
            <text:p>342529</text:p>
          </table:table-cell>
          <table:table-cell office:value-type="float" office:value="486851">
            <text:p>486851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99433083">
            <text:p>299433083</text:p>
          </table:table-cell>
          <table:table-cell office:value-type="float" office:value="361036">
            <text:p>361036</text:p>
          </table:table-cell>
          <table:table-cell office:value-type="float" office:value="482756">
            <text:p>482756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56851764">
            <text:p>356851764</text:p>
          </table:table-cell>
          <table:table-cell office:value-type="float" office:value="285672">
            <text:p>285672</text:p>
          </table:table-cell>
          <table:table-cell office:value-type="float" office:value="471909">
            <text:p>471909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05678993">
            <text:p>305678993</text:p>
          </table:table-cell>
          <table:table-cell office:value-type="float" office:value="511960">
            <text:p>511960</text:p>
          </table:table-cell>
          <table:table-cell office:value-type="float" office:value="544655">
            <text:p>544655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94918075">
            <text:p>294918075</text:p>
          </table:table-cell>
          <table:table-cell office:value-type="float" office:value="349713">
            <text:p>349713</text:p>
          </table:table-cell>
          <table:table-cell office:value-type="float" office:value="497037">
            <text:p>497037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02152591">
            <text:p>302152591</text:p>
          </table:table-cell>
          <table:table-cell office:value-type="float" office:value="340558">
            <text:p>340558</text:p>
          </table:table-cell>
          <table:table-cell office:value-type="float" office:value="488364">
            <text:p>488364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52198343">
            <text:p>352198343</text:p>
          </table:table-cell>
          <table:table-cell office:value-type="float" office:value="219154">
            <text:p>219154</text:p>
          </table:table-cell>
          <table:table-cell office:value-type="float" office:value="471693">
            <text:p>471693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17104186">
            <text:p>217104186</text:p>
          </table:table-cell>
          <table:table-cell office:value-type="float" office:value="332153">
            <text:p>332153</text:p>
          </table:table-cell>
          <table:table-cell office:value-type="float" office:value="459809">
            <text:p>459809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81373574">
            <text:p>281373574</text:p>
          </table:table-cell>
          <table:table-cell office:value-type="float" office:value="394928">
            <text:p>394928</text:p>
          </table:table-cell>
          <table:table-cell office:value-type="float" office:value="513756">
            <text:p>513756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91893344">
            <text:p>291893344</text:p>
          </table:table-cell>
          <table:table-cell office:value-type="float" office:value="410261">
            <text:p>410261</text:p>
          </table:table-cell>
          <table:table-cell office:value-type="float" office:value="504667">
            <text:p>504667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35713891">
            <text:p>335713891</text:p>
          </table:table-cell>
          <table:table-cell office:value-type="float" office:value="412344">
            <text:p>412344</text:p>
          </table:table-cell>
          <table:table-cell office:value-type="float" office:value="480960">
            <text:p>480960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32398621">
            <text:p>232398621</text:p>
          </table:table-cell>
          <table:table-cell office:value-type="float" office:value="400419">
            <text:p>400419</text:p>
          </table:table-cell>
          <table:table-cell office:value-type="float" office:value="477993">
            <text:p>477993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56838526">
            <text:p>356838526</text:p>
          </table:table-cell>
          <table:table-cell office:value-type="float" office:value="402513">
            <text:p>402513</text:p>
          </table:table-cell>
          <table:table-cell office:value-type="float" office:value="463512">
            <text:p>463512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32192429">
            <text:p>232192429</text:p>
          </table:table-cell>
          <table:table-cell office:value-type="float" office:value="331898">
            <text:p>331898</text:p>
          </table:table-cell>
          <table:table-cell office:value-type="float" office:value="542250">
            <text:p>542250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04357199">
            <text:p>304357199</text:p>
          </table:table-cell>
          <table:table-cell office:value-type="float" office:value="352398">
            <text:p>352398</text:p>
          </table:table-cell>
          <table:table-cell office:value-type="float" office:value="507851">
            <text:p>507851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63835759">
            <text:p>363835759</text:p>
          </table:table-cell>
          <table:table-cell office:value-type="float" office:value="493312">
            <text:p>493312</text:p>
          </table:table-cell>
          <table:table-cell office:value-type="float" office:value="485950">
            <text:p>485950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81196095">
            <text:p>381196095</text:p>
          </table:table-cell>
          <table:table-cell office:value-type="float" office:value="350947">
            <text:p>350947</text:p>
          </table:table-cell>
          <table:table-cell office:value-type="float" office:value="284190">
            <text:p>284190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25637418">
            <text:p>225637418</text:p>
          </table:table-cell>
          <table:table-cell office:value-type="float" office:value="328010">
            <text:p>328010</text:p>
          </table:table-cell>
          <table:table-cell office:value-type="float" office:value="432610">
            <text:p>432610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67716078">
            <text:p>367716078</text:p>
          </table:table-cell>
          <table:table-cell office:value-type="float" office:value="438668">
            <text:p>438668</text:p>
          </table:table-cell>
          <table:table-cell office:value-type="float" office:value="508184">
            <text:p>508184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33251096">
            <text:p>233251096</text:p>
          </table:table-cell>
          <table:table-cell office:value-type="float" office:value="353055">
            <text:p>353055</text:p>
          </table:table-cell>
          <table:table-cell office:value-type="float" office:value="424703">
            <text:p>424703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31092306">
            <text:p>231092306</text:p>
          </table:table-cell>
          <table:table-cell office:value-type="float" office:value="341894">
            <text:p>341894</text:p>
          </table:table-cell>
          <table:table-cell office:value-type="float" office:value="587119">
            <text:p>587119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20569443">
            <text:p>220569443</text:p>
          </table:table-cell>
          <table:table-cell office:value-type="float" office:value="357522">
            <text:p>357522</text:p>
          </table:table-cell>
          <table:table-cell office:value-type="float" office:value="473534">
            <text:p>473534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38682161">
            <text:p>238682161</text:p>
          </table:table-cell>
          <table:table-cell office:value-type="float" office:value="340233">
            <text:p>340233</text:p>
          </table:table-cell>
          <table:table-cell office:value-type="float" office:value="489058">
            <text:p>489058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74771646">
            <text:p>274771646</text:p>
          </table:table-cell>
          <table:table-cell office:value-type="float" office:value="342465">
            <text:p>342465</text:p>
          </table:table-cell>
          <table:table-cell office:value-type="float" office:value="182828">
            <text:p>182828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06499502">
            <text:p>206499502</text:p>
          </table:table-cell>
          <table:table-cell office:value-type="float" office:value="502001">
            <text:p>502001</text:p>
          </table:table-cell>
          <table:table-cell office:value-type="float" office:value="482207">
            <text:p>482207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91990580">
            <text:p>191990580</text:p>
          </table:table-cell>
          <table:table-cell office:value-type="float" office:value="503831">
            <text:p>503831</text:p>
          </table:table-cell>
          <table:table-cell office:value-type="float" office:value="555241">
            <text:p>555241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50556983">
            <text:p>350556983</text:p>
          </table:table-cell>
          <table:table-cell office:value-type="float" office:value="501799">
            <text:p>501799</text:p>
          </table:table-cell>
          <table:table-cell office:value-type="float" office:value="476403">
            <text:p>476403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53872142">
            <text:p>353872142</text:p>
          </table:table-cell>
          <table:table-cell office:value-type="float" office:value="331013">
            <text:p>331013</text:p>
          </table:table-cell>
          <table:table-cell office:value-type="float" office:value="473840">
            <text:p>473840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17479983">
            <text:p>317479983</text:p>
          </table:table-cell>
          <table:table-cell office:value-type="float" office:value="449989">
            <text:p>449989</text:p>
          </table:table-cell>
          <table:table-cell office:value-type="float" office:value="484172">
            <text:p>484172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42183743">
            <text:p>342183743</text:p>
          </table:table-cell>
          <table:table-cell office:value-type="float" office:value="350265">
            <text:p>350265</text:p>
          </table:table-cell>
          <table:table-cell office:value-type="float" office:value="525058">
            <text:p>525058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93870810">
            <text:p>393870810</text:p>
          </table:table-cell>
          <table:table-cell office:value-type="float" office:value="344775">
            <text:p>344775</text:p>
          </table:table-cell>
          <table:table-cell office:value-type="float" office:value="437020">
            <text:p>437020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03650519">
            <text:p>203650519</text:p>
          </table:table-cell>
          <table:table-cell office:value-type="float" office:value="384545">
            <text:p>384545</text:p>
          </table:table-cell>
          <table:table-cell office:value-type="float" office:value="500772">
            <text:p>500772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77961410">
            <text:p>377961410</text:p>
          </table:table-cell>
          <table:table-cell office:value-type="float" office:value="343517">
            <text:p>343517</text:p>
          </table:table-cell>
          <table:table-cell office:value-type="float" office:value="482290">
            <text:p>482290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93514930">
            <text:p>293514930</text:p>
          </table:table-cell>
          <table:table-cell office:value-type="float" office:value="326834">
            <text:p>326834</text:p>
          </table:table-cell>
          <table:table-cell office:value-type="float" office:value="631133">
            <text:p>631133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08655053">
            <text:p>308655053</text:p>
          </table:table-cell>
          <table:table-cell office:value-type="float" office:value="444168">
            <text:p>444168</text:p>
          </table:table-cell>
          <table:table-cell office:value-type="float" office:value="426053">
            <text:p>426053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92578978">
            <text:p>292578978</text:p>
          </table:table-cell>
          <table:table-cell office:value-type="float" office:value="338683">
            <text:p>338683</text:p>
          </table:table-cell>
          <table:table-cell office:value-type="float" office:value="862369">
            <text:p>862369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28526795">
            <text:p>328526795</text:p>
          </table:table-cell>
          <table:table-cell office:value-type="float" office:value="329882">
            <text:p>329882</text:p>
          </table:table-cell>
          <table:table-cell office:value-type="float" office:value="693317">
            <text:p>693317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58163385">
            <text:p>358163385</text:p>
          </table:table-cell>
          <table:table-cell office:value-type="float" office:value="348069">
            <text:p>348069</text:p>
          </table:table-cell>
          <table:table-cell office:value-type="float" office:value="479665">
            <text:p>479665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09646107">
            <text:p>309646107</text:p>
          </table:table-cell>
          <table:table-cell office:value-type="float" office:value="377884">
            <text:p>377884</text:p>
          </table:table-cell>
          <table:table-cell office:value-type="float" office:value="769586">
            <text:p>769586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39908375">
            <text:p>239908375</text:p>
          </table:table-cell>
          <table:table-cell office:value-type="float" office:value="375006">
            <text:p>375006</text:p>
          </table:table-cell>
          <table:table-cell office:value-type="float" office:value="518157">
            <text:p>518157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94564734">
            <text:p>194564734</text:p>
          </table:table-cell>
          <table:table-cell office:value-type="float" office:value="363769">
            <text:p>363769</text:p>
          </table:table-cell>
          <table:table-cell office:value-type="float" office:value="523409">
            <text:p>523409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73957561">
            <text:p>373957561</text:p>
          </table:table-cell>
          <table:table-cell office:value-type="float" office:value="452308">
            <text:p>452308</text:p>
          </table:table-cell>
          <table:table-cell office:value-type="float" office:value="498387">
            <text:p>498387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07784310">
            <text:p>307784310</text:p>
          </table:table-cell>
          <table:table-cell office:value-type="float" office:value="376567">
            <text:p>376567</text:p>
          </table:table-cell>
          <table:table-cell office:value-type="float" office:value="521265">
            <text:p>521265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39585397">
            <text:p>239585397</text:p>
          </table:table-cell>
          <table:table-cell office:value-type="float" office:value="376721">
            <text:p>376721</text:p>
          </table:table-cell>
          <table:table-cell office:value-type="float" office:value="531145">
            <text:p>531145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21104927">
            <text:p>321104927</text:p>
          </table:table-cell>
          <table:table-cell office:value-type="float" office:value="345304">
            <text:p>345304</text:p>
          </table:table-cell>
          <table:table-cell office:value-type="float" office:value="490174">
            <text:p>490174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89443140">
            <text:p>289443140</text:p>
          </table:table-cell>
          <table:table-cell office:value-type="float" office:value="367019">
            <text:p>367019</text:p>
          </table:table-cell>
          <table:table-cell office:value-type="float" office:value="528727">
            <text:p>528727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13292496">
            <text:p>413292496</text:p>
          </table:table-cell>
          <table:table-cell office:value-type="float" office:value="376819">
            <text:p>376819</text:p>
          </table:table-cell>
          <table:table-cell office:value-type="float" office:value="526572">
            <text:p>526572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05763902">
            <text:p>205763902</text:p>
          </table:table-cell>
          <table:table-cell office:value-type="float" office:value="376395">
            <text:p>376395</text:p>
          </table:table-cell>
          <table:table-cell office:value-type="float" office:value="494934">
            <text:p>494934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51934009">
            <text:p>251934009</text:p>
          </table:table-cell>
          <table:table-cell office:value-type="float" office:value="392021">
            <text:p>392021</text:p>
          </table:table-cell>
          <table:table-cell office:value-type="float" office:value="516183">
            <text:p>516183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71899920">
            <text:p>371899920</text:p>
          </table:table-cell>
          <table:table-cell office:value-type="float" office:value="513848">
            <text:p>513848</text:p>
          </table:table-cell>
          <table:table-cell office:value-type="float" office:value="585533">
            <text:p>585533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98256028">
            <text:p>298256028</text:p>
          </table:table-cell>
          <table:table-cell office:value-type="float" office:value="440265">
            <text:p>440265</text:p>
          </table:table-cell>
          <table:table-cell office:value-type="float" office:value="516674">
            <text:p>516674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33398901">
            <text:p>233398901</text:p>
          </table:table-cell>
          <table:table-cell office:value-type="float" office:value="529747">
            <text:p>529747</text:p>
          </table:table-cell>
          <table:table-cell office:value-type="float" office:value="490937">
            <text:p>490937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68236826">
            <text:p>268236826</text:p>
          </table:table-cell>
          <table:table-cell office:value-type="float" office:value="557868">
            <text:p>557868</text:p>
          </table:table-cell>
          <table:table-cell office:value-type="float" office:value="472284">
            <text:p>472284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04949758">
            <text:p>404949758</text:p>
          </table:table-cell>
          <table:table-cell office:value-type="float" office:value="541687">
            <text:p>541687</text:p>
          </table:table-cell>
          <table:table-cell office:value-type="float" office:value="543561">
            <text:p>543561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81561557">
            <text:p>281561557</text:p>
          </table:table-cell>
          <table:table-cell office:value-type="float" office:value="223187">
            <text:p>223187</text:p>
          </table:table-cell>
          <table:table-cell office:value-type="float" office:value="506597">
            <text:p>506597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68534829">
            <text:p>268534829</text:p>
          </table:table-cell>
          <table:table-cell office:value-type="float" office:value="357932">
            <text:p>357932</text:p>
          </table:table-cell>
          <table:table-cell office:value-type="float" office:value="502756">
            <text:p>502756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83168067">
            <text:p>383168067</text:p>
          </table:table-cell>
          <table:table-cell office:value-type="float" office:value="375073">
            <text:p>375073</text:p>
          </table:table-cell>
          <table:table-cell office:value-type="float" office:value="573185">
            <text:p>573185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82488657">
            <text:p>182488657</text:p>
          </table:table-cell>
          <table:table-cell office:value-type="float" office:value="372873">
            <text:p>372873</text:p>
          </table:table-cell>
          <table:table-cell office:value-type="float" office:value="479944">
            <text:p>479944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85263689">
            <text:p>185263689</text:p>
          </table:table-cell>
          <table:table-cell office:value-type="float" office:value="343842">
            <text:p>343842</text:p>
          </table:table-cell>
          <table:table-cell office:value-type="float" office:value="494824">
            <text:p>494824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90383206">
            <text:p>290383206</text:p>
          </table:table-cell>
          <table:table-cell office:value-type="float" office:value="387447">
            <text:p>387447</text:p>
          </table:table-cell>
          <table:table-cell office:value-type="float" office:value="524229">
            <text:p>524229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51441990">
            <text:p>251441990</text:p>
          </table:table-cell>
          <table:table-cell office:value-type="float" office:value="387483">
            <text:p>387483</text:p>
          </table:table-cell>
          <table:table-cell office:value-type="float" office:value="508675">
            <text:p>508675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27521870">
            <text:p>227521870</text:p>
          </table:table-cell>
          <table:table-cell office:value-type="float" office:value="405981">
            <text:p>405981</text:p>
          </table:table-cell>
          <table:table-cell office:value-type="float" office:value="538153">
            <text:p>538153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65279756">
            <text:p>365279756</text:p>
          </table:table-cell>
          <table:table-cell office:value-type="float" office:value="336672">
            <text:p>336672</text:p>
          </table:table-cell>
          <table:table-cell office:value-type="float" office:value="480782">
            <text:p>480782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91708920">
            <text:p>391708920</text:p>
          </table:table-cell>
          <table:table-cell office:value-type="float" office:value="355387">
            <text:p>355387</text:p>
          </table:table-cell>
          <table:table-cell office:value-type="float" office:value="613990">
            <text:p>613990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82898023">
            <text:p>382898023</text:p>
          </table:table-cell>
          <table:table-cell office:value-type="float" office:value="520144">
            <text:p>520144</text:p>
          </table:table-cell>
          <table:table-cell office:value-type="float" office:value="513046">
            <text:p>513046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39375070">
            <text:p>239375070</text:p>
          </table:table-cell>
          <table:table-cell office:value-type="float" office:value="441829">
            <text:p>441829</text:p>
          </table:table-cell>
          <table:table-cell office:value-type="float" office:value="496721">
            <text:p>496721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83814000">
            <text:p>283814000</text:p>
          </table:table-cell>
          <table:table-cell office:value-type="float" office:value="392946">
            <text:p>392946</text:p>
          </table:table-cell>
          <table:table-cell office:value-type="float" office:value="504881">
            <text:p>504881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22988768">
            <text:p>222988768</text:p>
          </table:table-cell>
          <table:table-cell office:value-type="float" office:value="373939">
            <text:p>373939</text:p>
          </table:table-cell>
          <table:table-cell office:value-type="float" office:value="402428">
            <text:p>402428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08878555">
            <text:p>208878555</text:p>
          </table:table-cell>
          <table:table-cell office:value-type="float" office:value="344983">
            <text:p>344983</text:p>
          </table:table-cell>
          <table:table-cell office:value-type="float" office:value="528800">
            <text:p>528800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08686250">
            <text:p>208686250</text:p>
          </table:table-cell>
          <table:table-cell office:value-type="float" office:value="335135">
            <text:p>335135</text:p>
          </table:table-cell>
          <table:table-cell office:value-type="float" office:value="504330">
            <text:p>504330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29313526">
            <text:p>329313526</text:p>
          </table:table-cell>
          <table:table-cell office:value-type="float" office:value="356812">
            <text:p>356812</text:p>
          </table:table-cell>
          <table:table-cell office:value-type="float" office:value="333022">
            <text:p>333022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83695243">
            <text:p>383695243</text:p>
          </table:table-cell>
          <table:table-cell office:value-type="float" office:value="380926">
            <text:p>380926</text:p>
          </table:table-cell>
          <table:table-cell office:value-type="float" office:value="553514">
            <text:p>553514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32726014">
            <text:p>232726014</text:p>
          </table:table-cell>
          <table:table-cell office:value-type="float" office:value="422164">
            <text:p>422164</text:p>
          </table:table-cell>
          <table:table-cell office:value-type="float" office:value="564030">
            <text:p>564030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02158922">
            <text:p>402158922</text:p>
          </table:table-cell>
          <table:table-cell office:value-type="float" office:value="361791">
            <text:p>361791</text:p>
          </table:table-cell>
          <table:table-cell office:value-type="float" office:value="588184">
            <text:p>588184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60082697">
            <text:p>260082697</text:p>
          </table:table-cell>
          <table:table-cell office:value-type="float" office:value="358565">
            <text:p>358565</text:p>
          </table:table-cell>
          <table:table-cell office:value-type="float" office:value="741219">
            <text:p>741219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66050266">
            <text:p>266050266</text:p>
          </table:table-cell>
          <table:table-cell office:value-type="float" office:value="363337">
            <text:p>363337</text:p>
          </table:table-cell>
          <table:table-cell office:value-type="float" office:value="574975">
            <text:p>574975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06658109">
            <text:p>206658109</text:p>
          </table:table-cell>
          <table:table-cell office:value-type="float" office:value="360760">
            <text:p>360760</text:p>
          </table:table-cell>
          <table:table-cell office:value-type="float" office:value="454842">
            <text:p>454842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77028401">
            <text:p>377028401</text:p>
          </table:table-cell>
          <table:table-cell office:value-type="float" office:value="192876">
            <text:p>192876</text:p>
          </table:table-cell>
          <table:table-cell office:value-type="float" office:value="402659">
            <text:p>402659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85854718">
            <text:p>385854718</text:p>
          </table:table-cell>
          <table:table-cell office:value-type="float" office:value="420547">
            <text:p>420547</text:p>
          </table:table-cell>
          <table:table-cell office:value-type="float" office:value="482099">
            <text:p>482099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49019172">
            <text:p>249019172</text:p>
          </table:table-cell>
          <table:table-cell office:value-type="float" office:value="371639">
            <text:p>371639</text:p>
          </table:table-cell>
          <table:table-cell office:value-type="float" office:value="595266">
            <text:p>595266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78061621">
            <text:p>278061621</text:p>
          </table:table-cell>
          <table:table-cell office:value-type="float" office:value="344076">
            <text:p>344076</text:p>
          </table:table-cell>
          <table:table-cell office:value-type="float" office:value="490644">
            <text:p>490644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59739524">
            <text:p>259739524</text:p>
          </table:table-cell>
          <table:table-cell office:value-type="float" office:value="365531">
            <text:p>365531</text:p>
          </table:table-cell>
          <table:table-cell office:value-type="float" office:value="364382">
            <text:p>364382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04543971">
            <text:p>304543971</text:p>
          </table:table-cell>
          <table:table-cell office:value-type="float" office:value="369155">
            <text:p>369155</text:p>
          </table:table-cell>
          <table:table-cell office:value-type="float" office:value="511448">
            <text:p>511448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94197022">
            <text:p>194197022</text:p>
          </table:table-cell>
          <table:table-cell office:value-type="float" office:value="357831">
            <text:p>357831</text:p>
          </table:table-cell>
          <table:table-cell office:value-type="float" office:value="473407">
            <text:p>473407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92523197">
            <text:p>192523197</text:p>
          </table:table-cell>
          <table:table-cell office:value-type="float" office:value="371054">
            <text:p>371054</text:p>
          </table:table-cell>
          <table:table-cell office:value-type="float" office:value="472803">
            <text:p>472803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61980362">
            <text:p>261980362</text:p>
          </table:table-cell>
          <table:table-cell office:value-type="float" office:value="369595">
            <text:p>369595</text:p>
          </table:table-cell>
          <table:table-cell office:value-type="float" office:value="427448">
            <text:p>427448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34624329">
            <text:p>234624329</text:p>
          </table:table-cell>
          <table:table-cell office:value-type="float" office:value="674829">
            <text:p>674829</text:p>
          </table:table-cell>
          <table:table-cell office:value-type="float" office:value="501220">
            <text:p>501220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74901144">
            <text:p>274901144</text:p>
          </table:table-cell>
          <table:table-cell office:value-type="float" office:value="380605">
            <text:p>380605</text:p>
          </table:table-cell>
          <table:table-cell office:value-type="float" office:value="603472">
            <text:p>603472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37201265">
            <text:p>237201265</text:p>
          </table:table-cell>
          <table:table-cell office:value-type="float" office:value="340633">
            <text:p>340633</text:p>
          </table:table-cell>
          <table:table-cell office:value-type="float" office:value="512670">
            <text:p>512670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07318956">
            <text:p>407318956</text:p>
          </table:table-cell>
          <table:table-cell office:value-type="float" office:value="719269">
            <text:p>719269</text:p>
          </table:table-cell>
          <table:table-cell office:value-type="float" office:value="506578">
            <text:p>506578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98446711">
            <text:p>398446711</text:p>
          </table:table-cell>
          <table:table-cell office:value-type="float" office:value="388939">
            <text:p>388939</text:p>
          </table:table-cell>
          <table:table-cell office:value-type="float" office:value="606410">
            <text:p>606410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13288885">
            <text:p>213288885</text:p>
          </table:table-cell>
          <table:table-cell office:value-type="float" office:value="386261">
            <text:p>386261</text:p>
          </table:table-cell>
          <table:table-cell office:value-type="float" office:value="386127">
            <text:p>386127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35734563">
            <text:p>335734563</text:p>
          </table:table-cell>
          <table:table-cell office:value-type="float" office:value="407887">
            <text:p>407887</text:p>
          </table:table-cell>
          <table:table-cell office:value-type="float" office:value="752059">
            <text:p>752059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40251747">
            <text:p>440251747</text:p>
          </table:table-cell>
          <table:table-cell office:value-type="float" office:value="403500">
            <text:p>403500</text:p>
          </table:table-cell>
          <table:table-cell office:value-type="float" office:value="542251">
            <text:p>542251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56980214">
            <text:p>356980214</text:p>
          </table:table-cell>
          <table:table-cell office:value-type="float" office:value="394667">
            <text:p>394667</text:p>
          </table:table-cell>
          <table:table-cell office:value-type="float" office:value="582923">
            <text:p>582923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63458155">
            <text:p>263458155</text:p>
          </table:table-cell>
          <table:table-cell office:value-type="float" office:value="400153">
            <text:p>400153</text:p>
          </table:table-cell>
          <table:table-cell office:value-type="float" office:value="579785">
            <text:p>579785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43588350">
            <text:p>443588350</text:p>
          </table:table-cell>
          <table:table-cell office:value-type="float" office:value="402526">
            <text:p>402526</text:p>
          </table:table-cell>
          <table:table-cell office:value-type="float" office:value="570026">
            <text:p>570026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08515930">
            <text:p>408515930</text:p>
          </table:table-cell>
          <table:table-cell office:value-type="float" office:value="393872">
            <text:p>393872</text:p>
          </table:table-cell>
          <table:table-cell office:value-type="float" office:value="516848">
            <text:p>516848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98619703">
            <text:p>398619703</text:p>
          </table:table-cell>
          <table:table-cell office:value-type="float" office:value="390528">
            <text:p>390528</text:p>
          </table:table-cell>
          <table:table-cell office:value-type="float" office:value="512423">
            <text:p>512423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42323135">
            <text:p>442323135</text:p>
          </table:table-cell>
          <table:table-cell office:value-type="float" office:value="418594">
            <text:p>418594</text:p>
          </table:table-cell>
          <table:table-cell office:value-type="float" office:value="294392">
            <text:p>294392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00332929">
            <text:p>400332929</text:p>
          </table:table-cell>
          <table:table-cell office:value-type="float" office:value="391274">
            <text:p>391274</text:p>
          </table:table-cell>
          <table:table-cell office:value-type="float" office:value="655775">
            <text:p>655775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12608151">
            <text:p>312608151</text:p>
          </table:table-cell>
          <table:table-cell office:value-type="float" office:value="516225">
            <text:p>516225</text:p>
          </table:table-cell>
          <table:table-cell office:value-type="float" office:value="569525">
            <text:p>569525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17208042">
            <text:p>217208042</text:p>
          </table:table-cell>
          <table:table-cell office:value-type="float" office:value="390794">
            <text:p>390794</text:p>
          </table:table-cell>
          <table:table-cell office:value-type="float" office:value="520384">
            <text:p>520384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48351769">
            <text:p>348351769</text:p>
          </table:table-cell>
          <table:table-cell office:value-type="float" office:value="361203">
            <text:p>361203</text:p>
          </table:table-cell>
          <table:table-cell office:value-type="float" office:value="509708">
            <text:p>509708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48889167">
            <text:p>248889167</text:p>
          </table:table-cell>
          <table:table-cell office:value-type="float" office:value="396178">
            <text:p>396178</text:p>
          </table:table-cell>
          <table:table-cell office:value-type="float" office:value="605590">
            <text:p>605590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25673566">
            <text:p>425673566</text:p>
          </table:table-cell>
          <table:table-cell office:value-type="float" office:value="191136">
            <text:p>191136</text:p>
          </table:table-cell>
          <table:table-cell office:value-type="float" office:value="525441">
            <text:p>525441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89513758">
            <text:p>389513758</text:p>
          </table:table-cell>
          <table:table-cell office:value-type="float" office:value="177652">
            <text:p>177652</text:p>
          </table:table-cell>
          <table:table-cell office:value-type="float" office:value="581307">
            <text:p>581307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17898090">
            <text:p>217898090</text:p>
          </table:table-cell>
          <table:table-cell office:value-type="float" office:value="367518">
            <text:p>367518</text:p>
          </table:table-cell>
          <table:table-cell office:value-type="float" office:value="603371">
            <text:p>603371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74648507">
            <text:p>474648507</text:p>
          </table:table-cell>
          <table:table-cell office:value-type="float" office:value="367672">
            <text:p>367672</text:p>
          </table:table-cell>
          <table:table-cell office:value-type="float" office:value="550550">
            <text:p>550550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87140620">
            <text:p>287140620</text:p>
          </table:table-cell>
          <table:table-cell office:value-type="float" office:value="413652">
            <text:p>413652</text:p>
          </table:table-cell>
          <table:table-cell office:value-type="float" office:value="556033">
            <text:p>556033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29050872">
            <text:p>429050872</text:p>
          </table:table-cell>
          <table:table-cell office:value-type="float" office:value="491309">
            <text:p>491309</text:p>
          </table:table-cell>
          <table:table-cell office:value-type="float" office:value="595911">
            <text:p>595911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07600418">
            <text:p>307600418</text:p>
          </table:table-cell>
          <table:table-cell office:value-type="float" office:value="395700">
            <text:p>395700</text:p>
          </table:table-cell>
          <table:table-cell office:value-type="float" office:value="545399">
            <text:p>545399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90788497">
            <text:p>390788497</text:p>
          </table:table-cell>
          <table:table-cell office:value-type="float" office:value="395620">
            <text:p>395620</text:p>
          </table:table-cell>
          <table:table-cell office:value-type="float" office:value="540096">
            <text:p>540096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45763339">
            <text:p>445763339</text:p>
          </table:table-cell>
          <table:table-cell office:value-type="float" office:value="403374">
            <text:p>403374</text:p>
          </table:table-cell>
          <table:table-cell office:value-type="float" office:value="567627">
            <text:p>567627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55297939">
            <text:p>355297939</text:p>
          </table:table-cell>
          <table:table-cell office:value-type="float" office:value="383853">
            <text:p>383853</text:p>
          </table:table-cell>
          <table:table-cell office:value-type="float" office:value="510673">
            <text:p>510673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36319159">
            <text:p>236319159</text:p>
          </table:table-cell>
          <table:table-cell office:value-type="float" office:value="292338">
            <text:p>292338</text:p>
          </table:table-cell>
          <table:table-cell office:value-type="float" office:value="556175">
            <text:p>556175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66009622">
            <text:p>266009622</text:p>
          </table:table-cell>
          <table:table-cell office:value-type="float" office:value="402893">
            <text:p>402893</text:p>
          </table:table-cell>
          <table:table-cell office:value-type="float" office:value="556123">
            <text:p>556123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64569277">
            <text:p>264569277</text:p>
          </table:table-cell>
          <table:table-cell office:value-type="float" office:value="383271">
            <text:p>383271</text:p>
          </table:table-cell>
          <table:table-cell office:value-type="float" office:value="561551">
            <text:p>561551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56618992">
            <text:p>356618992</text:p>
          </table:table-cell>
          <table:table-cell office:value-type="float" office:value="277329">
            <text:p>277329</text:p>
          </table:table-cell>
          <table:table-cell office:value-type="float" office:value="539451">
            <text:p>539451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17613632">
            <text:p>417613632</text:p>
          </table:table-cell>
          <table:table-cell office:value-type="float" office:value="378517">
            <text:p>378517</text:p>
          </table:table-cell>
          <table:table-cell office:value-type="float" office:value="621881">
            <text:p>621881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84839768">
            <text:p>384839768</text:p>
          </table:table-cell>
          <table:table-cell office:value-type="float" office:value="393157">
            <text:p>393157</text:p>
          </table:table-cell>
          <table:table-cell office:value-type="float" office:value="259965">
            <text:p>259965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75198805">
            <text:p>275198805</text:p>
          </table:table-cell>
          <table:table-cell office:value-type="float" office:value="366942">
            <text:p>366942</text:p>
          </table:table-cell>
          <table:table-cell office:value-type="float" office:value="542709">
            <text:p>542709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59069591">
            <text:p>359069591</text:p>
          </table:table-cell>
          <table:table-cell office:value-type="float" office:value="387394">
            <text:p>387394</text:p>
          </table:table-cell>
          <table:table-cell office:value-type="float" office:value="559730">
            <text:p>559730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51619446">
            <text:p>251619446</text:p>
          </table:table-cell>
          <table:table-cell office:value-type="float" office:value="380086">
            <text:p>380086</text:p>
          </table:table-cell>
          <table:table-cell office:value-type="float" office:value="607221">
            <text:p>607221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27841407">
            <text:p>227841407</text:p>
          </table:table-cell>
          <table:table-cell office:value-type="float" office:value="415463">
            <text:p>415463</text:p>
          </table:table-cell>
          <table:table-cell office:value-type="float" office:value="504852">
            <text:p>504852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25129430">
            <text:p>225129430</text:p>
          </table:table-cell>
          <table:table-cell office:value-type="float" office:value="425285">
            <text:p>425285</text:p>
          </table:table-cell>
          <table:table-cell office:value-type="float" office:value="547661">
            <text:p>547661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57676182">
            <text:p>357676182</text:p>
          </table:table-cell>
          <table:table-cell office:value-type="float" office:value="625800">
            <text:p>625800</text:p>
          </table:table-cell>
          <table:table-cell office:value-type="float" office:value="595483">
            <text:p>595483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67649507">
            <text:p>367649507</text:p>
          </table:table-cell>
          <table:table-cell office:value-type="float" office:value="457192">
            <text:p>457192</text:p>
          </table:table-cell>
          <table:table-cell office:value-type="float" office:value="680420">
            <text:p>680420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86768758">
            <text:p>386768758</text:p>
          </table:table-cell>
          <table:table-cell office:value-type="float" office:value="395821">
            <text:p>395821</text:p>
          </table:table-cell>
          <table:table-cell office:value-type="float" office:value="535339">
            <text:p>535339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10401205">
            <text:p>210401205</text:p>
          </table:table-cell>
          <table:table-cell office:value-type="float" office:value="457271">
            <text:p>457271</text:p>
          </table:table-cell>
          <table:table-cell office:value-type="float" office:value="522635">
            <text:p>522635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47838344">
            <text:p>447838344</text:p>
          </table:table-cell>
          <table:table-cell office:value-type="float" office:value="386313">
            <text:p>386313</text:p>
          </table:table-cell>
          <table:table-cell office:value-type="float" office:value="300165">
            <text:p>300165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15078783">
            <text:p>215078783</text:p>
          </table:table-cell>
          <table:table-cell office:value-type="float" office:value="405147">
            <text:p>405147</text:p>
          </table:table-cell>
          <table:table-cell office:value-type="float" office:value="526094">
            <text:p>526094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90283625">
            <text:p>290283625</text:p>
          </table:table-cell>
          <table:table-cell office:value-type="float" office:value="382461">
            <text:p>382461</text:p>
          </table:table-cell>
          <table:table-cell office:value-type="float" office:value="540591">
            <text:p>540591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63571083">
            <text:p>463571083</text:p>
          </table:table-cell>
          <table:table-cell office:value-type="float" office:value="456987">
            <text:p>456987</text:p>
          </table:table-cell>
          <table:table-cell office:value-type="float" office:value="535965">
            <text:p>535965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22476569">
            <text:p>422476569</text:p>
          </table:table-cell>
          <table:table-cell office:value-type="float" office:value="388787">
            <text:p>388787</text:p>
          </table:table-cell>
          <table:table-cell office:value-type="float" office:value="563159">
            <text:p>563159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88398583">
            <text:p>288398583</text:p>
          </table:table-cell>
          <table:table-cell office:value-type="float" office:value="402168">
            <text:p>402168</text:p>
          </table:table-cell>
          <table:table-cell office:value-type="float" office:value="594539">
            <text:p>594539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33175696">
            <text:p>433175696</text:p>
          </table:table-cell>
          <table:table-cell office:value-type="float" office:value="397365">
            <text:p>397365</text:p>
          </table:table-cell>
          <table:table-cell office:value-type="float" office:value="575438">
            <text:p>575438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12422386">
            <text:p>412422386</text:p>
          </table:table-cell>
          <table:table-cell office:value-type="float" office:value="363481">
            <text:p>363481</text:p>
          </table:table-cell>
          <table:table-cell office:value-type="float" office:value="509105">
            <text:p>509105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90768831">
            <text:p>290768831</text:p>
          </table:table-cell>
          <table:table-cell office:value-type="float" office:value="390543">
            <text:p>390543</text:p>
          </table:table-cell>
          <table:table-cell office:value-type="float" office:value="622952">
            <text:p>622952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35474898">
            <text:p>435474898</text:p>
          </table:table-cell>
          <table:table-cell office:value-type="float" office:value="410418">
            <text:p>410418</text:p>
          </table:table-cell>
          <table:table-cell office:value-type="float" office:value="632358">
            <text:p>632358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63143554">
            <text:p>463143554</text:p>
          </table:table-cell>
          <table:table-cell office:value-type="float" office:value="421632">
            <text:p>421632</text:p>
          </table:table-cell>
          <table:table-cell office:value-type="float" office:value="537625">
            <text:p>537625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52245187">
            <text:p>452245187</text:p>
          </table:table-cell>
          <table:table-cell office:value-type="float" office:value="390523">
            <text:p>390523</text:p>
          </table:table-cell>
          <table:table-cell office:value-type="float" office:value="578423">
            <text:p>578423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85657734">
            <text:p>285657734</text:p>
          </table:table-cell>
          <table:table-cell office:value-type="float" office:value="416646">
            <text:p>416646</text:p>
          </table:table-cell>
          <table:table-cell office:value-type="float" office:value="569230">
            <text:p>569230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88580987">
            <text:p>388580987</text:p>
          </table:table-cell>
          <table:table-cell office:value-type="float" office:value="401607">
            <text:p>401607</text:p>
          </table:table-cell>
          <table:table-cell office:value-type="float" office:value="358163">
            <text:p>358163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72714726">
            <text:p>472714726</text:p>
          </table:table-cell>
          <table:table-cell office:value-type="float" office:value="438752">
            <text:p>438752</text:p>
          </table:table-cell>
          <table:table-cell office:value-type="float" office:value="641042">
            <text:p>641042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31228962">
            <text:p>331228962</text:p>
          </table:table-cell>
          <table:table-cell office:value-type="float" office:value="757231">
            <text:p>757231</text:p>
          </table:table-cell>
          <table:table-cell office:value-type="float" office:value="534647">
            <text:p>534647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70054968">
            <text:p>370054968</text:p>
          </table:table-cell>
          <table:table-cell office:value-type="float" office:value="452753">
            <text:p>452753</text:p>
          </table:table-cell>
          <table:table-cell office:value-type="float" office:value="559458">
            <text:p>559458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35863138">
            <text:p>435863138</text:p>
          </table:table-cell>
          <table:table-cell office:value-type="float" office:value="396400">
            <text:p>396400</text:p>
          </table:table-cell>
          <table:table-cell office:value-type="float" office:value="628230">
            <text:p>628230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67701055">
            <text:p>367701055</text:p>
          </table:table-cell>
          <table:table-cell office:value-type="float" office:value="713432">
            <text:p>713432</text:p>
          </table:table-cell>
          <table:table-cell office:value-type="float" office:value="615063">
            <text:p>615063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82585511">
            <text:p>482585511</text:p>
          </table:table-cell>
          <table:table-cell office:value-type="float" office:value="563942">
            <text:p>563942</text:p>
          </table:table-cell>
          <table:table-cell office:value-type="float" office:value="609157">
            <text:p>609157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25186723">
            <text:p>325186723</text:p>
          </table:table-cell>
          <table:table-cell office:value-type="float" office:value="725013">
            <text:p>725013</text:p>
          </table:table-cell>
          <table:table-cell office:value-type="float" office:value="525729">
            <text:p>525729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73396134">
            <text:p>473396134</text:p>
          </table:table-cell>
          <table:table-cell office:value-type="float" office:value="576089">
            <text:p>576089</text:p>
          </table:table-cell>
          <table:table-cell office:value-type="float" office:value="801786">
            <text:p>801786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61546309">
            <text:p>261546309</text:p>
          </table:table-cell>
          <table:table-cell office:value-type="float" office:value="434762">
            <text:p>434762</text:p>
          </table:table-cell>
          <table:table-cell office:value-type="float" office:value="567029">
            <text:p>567029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75753349">
            <text:p>475753349</text:p>
          </table:table-cell>
          <table:table-cell office:value-type="float" office:value="563521">
            <text:p>563521</text:p>
          </table:table-cell>
          <table:table-cell office:value-type="float" office:value="593083">
            <text:p>593083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45763625">
            <text:p>345763625</text:p>
          </table:table-cell>
          <table:table-cell office:value-type="float" office:value="410233">
            <text:p>410233</text:p>
          </table:table-cell>
          <table:table-cell office:value-type="float" office:value="447113">
            <text:p>447113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66348659">
            <text:p>466348659</text:p>
          </table:table-cell>
          <table:table-cell office:value-type="float" office:value="417423">
            <text:p>417423</text:p>
          </table:table-cell>
          <table:table-cell office:value-type="float" office:value="626618">
            <text:p>626618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76514587">
            <text:p>276514587</text:p>
          </table:table-cell>
          <table:table-cell office:value-type="float" office:value="414417">
            <text:p>414417</text:p>
          </table:table-cell>
          <table:table-cell office:value-type="float" office:value="524933">
            <text:p>524933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68664129">
            <text:p>468664129</text:p>
          </table:table-cell>
          <table:table-cell office:value-type="float" office:value="837836">
            <text:p>837836</text:p>
          </table:table-cell>
          <table:table-cell office:value-type="float" office:value="652170">
            <text:p>652170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08207742">
            <text:p>308207742</text:p>
          </table:table-cell>
          <table:table-cell office:value-type="float" office:value="425061">
            <text:p>425061</text:p>
          </table:table-cell>
          <table:table-cell office:value-type="float" office:value="548419">
            <text:p>548419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57897388">
            <text:p>257897388</text:p>
          </table:table-cell>
          <table:table-cell office:value-type="float" office:value="407566">
            <text:p>407566</text:p>
          </table:table-cell>
          <table:table-cell office:value-type="float" office:value="581587">
            <text:p>581587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49009103">
            <text:p>249009103</text:p>
          </table:table-cell>
          <table:table-cell office:value-type="float" office:value="389438">
            <text:p>389438</text:p>
          </table:table-cell>
          <table:table-cell office:value-type="float" office:value="498149">
            <text:p>498149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36823281">
            <text:p>336823281</text:p>
          </table:table-cell>
          <table:table-cell office:value-type="float" office:value="408395">
            <text:p>408395</text:p>
          </table:table-cell>
          <table:table-cell office:value-type="float" office:value="578757">
            <text:p>578757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65124395">
            <text:p>465124395</text:p>
          </table:table-cell>
          <table:table-cell office:value-type="float" office:value="411353">
            <text:p>411353</text:p>
          </table:table-cell>
          <table:table-cell office:value-type="float" office:value="614293">
            <text:p>614293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52952599">
            <text:p>452952599</text:p>
          </table:table-cell>
          <table:table-cell office:value-type="float" office:value="400846">
            <text:p>400846</text:p>
          </table:table-cell>
          <table:table-cell office:value-type="float" office:value="531543">
            <text:p>531543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49699009">
            <text:p>349699009</text:p>
          </table:table-cell>
          <table:table-cell office:value-type="float" office:value="430330">
            <text:p>430330</text:p>
          </table:table-cell>
          <table:table-cell office:value-type="float" office:value="699120">
            <text:p>699120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50557699">
            <text:p>250557699</text:p>
          </table:table-cell>
          <table:table-cell office:value-type="float" office:value="210707">
            <text:p>210707</text:p>
          </table:table-cell>
          <table:table-cell office:value-type="float" office:value="661113">
            <text:p>661113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51348644">
            <text:p>351348644</text:p>
          </table:table-cell>
          <table:table-cell office:value-type="float" office:value="370053">
            <text:p>370053</text:p>
          </table:table-cell>
          <table:table-cell office:value-type="float" office:value="553689">
            <text:p>553689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08985716">
            <text:p>308985716</text:p>
          </table:table-cell>
          <table:table-cell office:value-type="float" office:value="405529">
            <text:p>405529</text:p>
          </table:table-cell>
          <table:table-cell office:value-type="float" office:value="542153">
            <text:p>542153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51529578">
            <text:p>451529578</text:p>
          </table:table-cell>
          <table:table-cell office:value-type="float" office:value="372707">
            <text:p>372707</text:p>
          </table:table-cell>
          <table:table-cell office:value-type="float" office:value="304142">
            <text:p>304142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51416677">
            <text:p>251416677</text:p>
          </table:table-cell>
          <table:table-cell office:value-type="float" office:value="1278511">
            <text:p>1278511</text:p>
          </table:table-cell>
          <table:table-cell office:value-type="float" office:value="618237">
            <text:p>618237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78095511">
            <text:p>378095511</text:p>
          </table:table-cell>
          <table:table-cell office:value-type="float" office:value="375100">
            <text:p>375100</text:p>
          </table:table-cell>
          <table:table-cell office:value-type="float" office:value="576019">
            <text:p>576019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50603862">
            <text:p>350603862</text:p>
          </table:table-cell>
          <table:table-cell office:value-type="float" office:value="409212">
            <text:p>409212</text:p>
          </table:table-cell>
          <table:table-cell office:value-type="float" office:value="697402">
            <text:p>697402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16259715">
            <text:p>316259715</text:p>
          </table:table-cell>
          <table:table-cell office:value-type="float" office:value="405322">
            <text:p>405322</text:p>
          </table:table-cell>
          <table:table-cell office:value-type="float" office:value="548181">
            <text:p>548181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18902871">
            <text:p>418902871</text:p>
          </table:table-cell>
          <table:table-cell office:value-type="float" office:value="389269">
            <text:p>389269</text:p>
          </table:table-cell>
          <table:table-cell office:value-type="float" office:value="615346">
            <text:p>615346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51103858">
            <text:p>451103858</text:p>
          </table:table-cell>
          <table:table-cell office:value-type="float" office:value="384039">
            <text:p>384039</text:p>
          </table:table-cell>
          <table:table-cell office:value-type="float" office:value="560399">
            <text:p>560399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39582164">
            <text:p>239582164</text:p>
          </table:table-cell>
          <table:table-cell office:value-type="float" office:value="394804">
            <text:p>394804</text:p>
          </table:table-cell>
          <table:table-cell office:value-type="float" office:value="540841">
            <text:p>540841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09380540">
            <text:p>309380540</text:p>
          </table:table-cell>
          <table:table-cell office:value-type="float" office:value="386440">
            <text:p>386440</text:p>
          </table:table-cell>
          <table:table-cell office:value-type="float" office:value="675660">
            <text:p>675660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27753161">
            <text:p>427753161</text:p>
          </table:table-cell>
          <table:table-cell office:value-type="float" office:value="493677">
            <text:p>493677</text:p>
          </table:table-cell>
          <table:table-cell office:value-type="float" office:value="620415">
            <text:p>620415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42220621">
            <text:p>342220621</text:p>
          </table:table-cell>
          <table:table-cell office:value-type="float" office:value="364328">
            <text:p>364328</text:p>
          </table:table-cell>
          <table:table-cell office:value-type="float" office:value="563617">
            <text:p>563617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65915957">
            <text:p>365915957</text:p>
          </table:table-cell>
          <table:table-cell office:value-type="float" office:value="397994">
            <text:p>397994</text:p>
          </table:table-cell>
          <table:table-cell office:value-type="float" office:value="632628">
            <text:p>632628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99273879">
            <text:p>299273879</text:p>
          </table:table-cell>
          <table:table-cell office:value-type="float" office:value="603766">
            <text:p>603766</text:p>
          </table:table-cell>
          <table:table-cell office:value-type="float" office:value="1188442">
            <text:p>1188442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43747521">
            <text:p>343747521</text:p>
          </table:table-cell>
          <table:table-cell office:value-type="float" office:value="445609">
            <text:p>445609</text:p>
          </table:table-cell>
          <table:table-cell office:value-type="float" office:value="579475">
            <text:p>579475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24091545">
            <text:p>324091545</text:p>
          </table:table-cell>
          <table:table-cell office:value-type="float" office:value="427516">
            <text:p>427516</text:p>
          </table:table-cell>
          <table:table-cell office:value-type="float" office:value="583837">
            <text:p>583837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73893462">
            <text:p>573893462</text:p>
          </table:table-cell>
          <table:table-cell office:value-type="float" office:value="471907">
            <text:p>471907</text:p>
          </table:table-cell>
          <table:table-cell office:value-type="float" office:value="655407">
            <text:p>655407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26692045">
            <text:p>426692045</text:p>
          </table:table-cell>
          <table:table-cell office:value-type="float" office:value="432083">
            <text:p>432083</text:p>
          </table:table-cell>
          <table:table-cell office:value-type="float" office:value="611109">
            <text:p>611109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55203311">
            <text:p>255203311</text:p>
          </table:table-cell>
          <table:table-cell office:value-type="float" office:value="413628">
            <text:p>413628</text:p>
          </table:table-cell>
          <table:table-cell office:value-type="float" office:value="595114">
            <text:p>595114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84439000">
            <text:p>284439000</text:p>
          </table:table-cell>
          <table:table-cell office:value-type="float" office:value="392503">
            <text:p>392503</text:p>
          </table:table-cell>
          <table:table-cell office:value-type="float" office:value="541739">
            <text:p>541739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07400335">
            <text:p>507400335</text:p>
          </table:table-cell>
          <table:table-cell office:value-type="float" office:value="395700">
            <text:p>395700</text:p>
          </table:table-cell>
          <table:table-cell office:value-type="float" office:value="601182">
            <text:p>601182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71975911">
            <text:p>271975911</text:p>
          </table:table-cell>
          <table:table-cell office:value-type="float" office:value="418688">
            <text:p>418688</text:p>
          </table:table-cell>
          <table:table-cell office:value-type="float" office:value="612811">
            <text:p>612811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03419900">
            <text:p>303419900</text:p>
          </table:table-cell>
          <table:table-cell office:value-type="float" office:value="407303">
            <text:p>407303</text:p>
          </table:table-cell>
          <table:table-cell office:value-type="float" office:value="607472">
            <text:p>607472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25168371">
            <text:p>325168371</text:p>
          </table:table-cell>
          <table:table-cell office:value-type="float" office:value="428755">
            <text:p>428755</text:p>
          </table:table-cell>
          <table:table-cell office:value-type="float" office:value="606294">
            <text:p>606294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91788705">
            <text:p>291788705</text:p>
          </table:table-cell>
          <table:table-cell office:value-type="float" office:value="494866">
            <text:p>494866</text:p>
          </table:table-cell>
          <table:table-cell office:value-type="float" office:value="698674">
            <text:p>698674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27490078">
            <text:p>327490078</text:p>
          </table:table-cell>
          <table:table-cell office:value-type="float" office:value="441229">
            <text:p>441229</text:p>
          </table:table-cell>
          <table:table-cell office:value-type="float" office:value="709236">
            <text:p>70923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66366830">
            <text:p>266366830</text:p>
          </table:table-cell>
          <table:table-cell office:value-type="float" office:value="436852">
            <text:p>436852</text:p>
          </table:table-cell>
          <table:table-cell office:value-type="float" office:value="330317">
            <text:p>330317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31847568">
            <text:p>331847568</text:p>
          </table:table-cell>
          <table:table-cell office:value-type="float" office:value="439851">
            <text:p>439851</text:p>
          </table:table-cell>
          <table:table-cell office:value-type="float" office:value="745633">
            <text:p>745633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28428395">
            <text:p>528428395</text:p>
          </table:table-cell>
          <table:table-cell office:value-type="float" office:value="449609">
            <text:p>449609</text:p>
          </table:table-cell>
          <table:table-cell office:value-type="float" office:value="612758">
            <text:p>612758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81293034">
            <text:p>381293034</text:p>
          </table:table-cell>
          <table:table-cell office:value-type="float" office:value="445186">
            <text:p>445186</text:p>
          </table:table-cell>
          <table:table-cell office:value-type="float" office:value="742879">
            <text:p>742879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17291983">
            <text:p>317291983</text:p>
          </table:table-cell>
          <table:table-cell office:value-type="float" office:value="458176">
            <text:p>458176</text:p>
          </table:table-cell>
          <table:table-cell office:value-type="float" office:value="613242">
            <text:p>613242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62661743">
            <text:p>362661743</text:p>
          </table:table-cell>
          <table:table-cell office:value-type="float" office:value="430040">
            <text:p>430040</text:p>
          </table:table-cell>
          <table:table-cell office:value-type="float" office:value="468867">
            <text:p>468867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40031985">
            <text:p>340031985</text:p>
          </table:table-cell>
          <table:table-cell office:value-type="float" office:value="883942">
            <text:p>883942</text:p>
          </table:table-cell>
          <table:table-cell office:value-type="float" office:value="688655">
            <text:p>688655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61565945">
            <text:p>261565945</text:p>
          </table:table-cell>
          <table:table-cell office:value-type="float" office:value="415787">
            <text:p>415787</text:p>
          </table:table-cell>
          <table:table-cell office:value-type="float" office:value="670666">
            <text:p>67066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34077446">
            <text:p>334077446</text:p>
          </table:table-cell>
          <table:table-cell office:value-type="float" office:value="434684">
            <text:p>434684</text:p>
          </table:table-cell>
          <table:table-cell office:value-type="float" office:value="627642">
            <text:p>627642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11967566">
            <text:p>411967566</text:p>
          </table:table-cell>
          <table:table-cell office:value-type="float" office:value="580029">
            <text:p>580029</text:p>
          </table:table-cell>
          <table:table-cell office:value-type="float" office:value="587740">
            <text:p>587740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07361571">
            <text:p>507361571</text:p>
          </table:table-cell>
          <table:table-cell office:value-type="float" office:value="441925">
            <text:p>441925</text:p>
          </table:table-cell>
          <table:table-cell office:value-type="float" office:value="653645">
            <text:p>653645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09421990">
            <text:p>509421990</text:p>
          </table:table-cell>
          <table:table-cell office:value-type="float" office:value="446831">
            <text:p>446831</text:p>
          </table:table-cell>
          <table:table-cell office:value-type="float" office:value="631822">
            <text:p>631822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53745263">
            <text:p>353745263</text:p>
          </table:table-cell>
          <table:table-cell office:value-type="float" office:value="422328">
            <text:p>422328</text:p>
          </table:table-cell>
          <table:table-cell office:value-type="float" office:value="616471">
            <text:p>616471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00414845">
            <text:p>400414845</text:p>
          </table:table-cell>
          <table:table-cell office:value-type="float" office:value="405244">
            <text:p>405244</text:p>
          </table:table-cell>
          <table:table-cell office:value-type="float" office:value="544904">
            <text:p>544904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14586562">
            <text:p>314586562</text:p>
          </table:table-cell>
          <table:table-cell office:value-type="float" office:value="456193">
            <text:p>456193</text:p>
          </table:table-cell>
          <table:table-cell office:value-type="float" office:value="644613">
            <text:p>644613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07706072">
            <text:p>307706072</text:p>
          </table:table-cell>
          <table:table-cell office:value-type="float" office:value="449164">
            <text:p>449164</text:p>
          </table:table-cell>
          <table:table-cell office:value-type="float" office:value="585846">
            <text:p>58584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55848800">
            <text:p>455848800</text:p>
          </table:table-cell>
          <table:table-cell office:value-type="float" office:value="405941">
            <text:p>405941</text:p>
          </table:table-cell>
          <table:table-cell office:value-type="float" office:value="716066">
            <text:p>71606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26297977">
            <text:p>526297977</text:p>
          </table:table-cell>
          <table:table-cell office:value-type="float" office:value="436487">
            <text:p>436487</text:p>
          </table:table-cell>
          <table:table-cell office:value-type="float" office:value="597192">
            <text:p>597192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20958843">
            <text:p>420958843</text:p>
          </table:table-cell>
          <table:table-cell office:value-type="float" office:value="437990">
            <text:p>437990</text:p>
          </table:table-cell>
          <table:table-cell office:value-type="float" office:value="587665">
            <text:p>587665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30830439">
            <text:p>530830439</text:p>
          </table:table-cell>
          <table:table-cell office:value-type="float" office:value="452320">
            <text:p>452320</text:p>
          </table:table-cell>
          <table:table-cell office:value-type="float" office:value="443463">
            <text:p>443463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52590729">
            <text:p>352590729</text:p>
          </table:table-cell>
          <table:table-cell office:value-type="float" office:value="414247">
            <text:p>414247</text:p>
          </table:table-cell>
          <table:table-cell office:value-type="float" office:value="630695">
            <text:p>630695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39419620">
            <text:p>439419620</text:p>
          </table:table-cell>
          <table:table-cell office:value-type="float" office:value="511043">
            <text:p>511043</text:p>
          </table:table-cell>
          <table:table-cell office:value-type="float" office:value="582849">
            <text:p>582849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67339680">
            <text:p>467339680</text:p>
          </table:table-cell>
          <table:table-cell office:value-type="float" office:value="429864">
            <text:p>429864</text:p>
          </table:table-cell>
          <table:table-cell office:value-type="float" office:value="667605">
            <text:p>667605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75924475">
            <text:p>475924475</text:p>
          </table:table-cell>
          <table:table-cell office:value-type="float" office:value="432452">
            <text:p>432452</text:p>
          </table:table-cell>
          <table:table-cell office:value-type="float" office:value="595194">
            <text:p>595194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99269285">
            <text:p>499269285</text:p>
          </table:table-cell>
          <table:table-cell office:value-type="float" office:value="429415">
            <text:p>429415</text:p>
          </table:table-cell>
          <table:table-cell office:value-type="float" office:value="121806">
            <text:p>12180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43386355">
            <text:p>443386355</text:p>
          </table:table-cell>
          <table:table-cell office:value-type="float" office:value="468539">
            <text:p>468539</text:p>
          </table:table-cell>
          <table:table-cell office:value-type="float" office:value="643759">
            <text:p>643759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89787596">
            <text:p>489787596</text:p>
          </table:table-cell>
          <table:table-cell office:value-type="float" office:value="414629">
            <text:p>414629</text:p>
          </table:table-cell>
          <table:table-cell office:value-type="float" office:value="626375">
            <text:p>626375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10732825">
            <text:p>310732825</text:p>
          </table:table-cell>
          <table:table-cell office:value-type="float" office:value="413512">
            <text:p>413512</text:p>
          </table:table-cell>
          <table:table-cell office:value-type="float" office:value="593284">
            <text:p>593284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86620224">
            <text:p>386620224</text:p>
          </table:table-cell>
          <table:table-cell office:value-type="float" office:value="551361">
            <text:p>551361</text:p>
          </table:table-cell>
          <table:table-cell office:value-type="float" office:value="720008">
            <text:p>720008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79126924">
            <text:p>379126924</text:p>
          </table:table-cell>
          <table:table-cell office:value-type="float" office:value="415755">
            <text:p>415755</text:p>
          </table:table-cell>
          <table:table-cell office:value-type="float" office:value="614188">
            <text:p>614188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79351021">
            <text:p>279351021</text:p>
          </table:table-cell>
          <table:table-cell office:value-type="float" office:value="407865">
            <text:p>407865</text:p>
          </table:table-cell>
          <table:table-cell office:value-type="float" office:value="563087">
            <text:p>563087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27399859">
            <text:p>527399859</text:p>
          </table:table-cell>
          <table:table-cell office:value-type="float" office:value="441665">
            <text:p>441665</text:p>
          </table:table-cell>
          <table:table-cell office:value-type="float" office:value="700866">
            <text:p>70086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30567993">
            <text:p>330567993</text:p>
          </table:table-cell>
          <table:table-cell office:value-type="float" office:value="428954">
            <text:p>428954</text:p>
          </table:table-cell>
          <table:table-cell office:value-type="float" office:value="603076">
            <text:p>60307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01200731">
            <text:p>501200731</text:p>
          </table:table-cell>
          <table:table-cell office:value-type="float" office:value="449836">
            <text:p>449836</text:p>
          </table:table-cell>
          <table:table-cell office:value-type="float" office:value="629928">
            <text:p>629928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94990433">
            <text:p>294990433</text:p>
          </table:table-cell>
          <table:table-cell office:value-type="float" office:value="1254174">
            <text:p>1254174</text:p>
          </table:table-cell>
          <table:table-cell office:value-type="float" office:value="836335">
            <text:p>836335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18963124">
            <text:p>318963124</text:p>
          </table:table-cell>
          <table:table-cell office:value-type="float" office:value="440723">
            <text:p>440723</text:p>
          </table:table-cell>
          <table:table-cell office:value-type="float" office:value="613717">
            <text:p>613717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94626219">
            <text:p>294626219</text:p>
          </table:table-cell>
          <table:table-cell office:value-type="float" office:value="440303">
            <text:p>440303</text:p>
          </table:table-cell>
          <table:table-cell office:value-type="float" office:value="636026">
            <text:p>63602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71668311">
            <text:p>371668311</text:p>
          </table:table-cell>
          <table:table-cell office:value-type="float" office:value="434855">
            <text:p>434855</text:p>
          </table:table-cell>
          <table:table-cell office:value-type="float" office:value="623740">
            <text:p>623740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13274985">
            <text:p>313274985</text:p>
          </table:table-cell>
          <table:table-cell office:value-type="float" office:value="528625">
            <text:p>528625</text:p>
          </table:table-cell>
          <table:table-cell office:value-type="float" office:value="614250">
            <text:p>614250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94437161">
            <text:p>494437161</text:p>
          </table:table-cell>
          <table:table-cell office:value-type="float" office:value="452973">
            <text:p>452973</text:p>
          </table:table-cell>
          <table:table-cell office:value-type="float" office:value="659904">
            <text:p>659904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59398965">
            <text:p>559398965</text:p>
          </table:table-cell>
          <table:table-cell office:value-type="float" office:value="474381">
            <text:p>474381</text:p>
          </table:table-cell>
          <table:table-cell office:value-type="float" office:value="646557">
            <text:p>646557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10101647">
            <text:p>310101647</text:p>
          </table:table-cell>
          <table:table-cell office:value-type="float" office:value="282352">
            <text:p>282352</text:p>
          </table:table-cell>
          <table:table-cell office:value-type="float" office:value="676029">
            <text:p>676029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99030549">
            <text:p>499030549</text:p>
          </table:table-cell>
          <table:table-cell office:value-type="float" office:value="488300">
            <text:p>488300</text:p>
          </table:table-cell>
          <table:table-cell office:value-type="float" office:value="578834">
            <text:p>578834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99951825">
            <text:p>299951825</text:p>
          </table:table-cell>
          <table:table-cell office:value-type="float" office:value="444800">
            <text:p>444800</text:p>
          </table:table-cell>
          <table:table-cell office:value-type="float" office:value="617656">
            <text:p>61765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36480090">
            <text:p>436480090</text:p>
          </table:table-cell>
          <table:table-cell office:value-type="float" office:value="430936">
            <text:p>430936</text:p>
          </table:table-cell>
          <table:table-cell office:value-type="float" office:value="700797">
            <text:p>700797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77841124">
            <text:p>477841124</text:p>
          </table:table-cell>
          <table:table-cell office:value-type="float" office:value="427955">
            <text:p>427955</text:p>
          </table:table-cell>
          <table:table-cell office:value-type="float" office:value="576528">
            <text:p>576528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35979720">
            <text:p>435979720</text:p>
          </table:table-cell>
          <table:table-cell office:value-type="float" office:value="489169">
            <text:p>489169</text:p>
          </table:table-cell>
          <table:table-cell office:value-type="float" office:value="696072">
            <text:p>696072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30073873">
            <text:p>630073873</text:p>
          </table:table-cell>
          <table:table-cell office:value-type="float" office:value="449484">
            <text:p>449484</text:p>
          </table:table-cell>
          <table:table-cell office:value-type="float" office:value="654707">
            <text:p>654707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47716326">
            <text:p>347716326</text:p>
          </table:table-cell>
          <table:table-cell office:value-type="float" office:value="454065">
            <text:p>454065</text:p>
          </table:table-cell>
          <table:table-cell office:value-type="float" office:value="637965">
            <text:p>637965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46505571">
            <text:p>546505571</text:p>
          </table:table-cell>
          <table:table-cell office:value-type="float" office:value="430260">
            <text:p>430260</text:p>
          </table:table-cell>
          <table:table-cell office:value-type="float" office:value="623747">
            <text:p>623747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64792718">
            <text:p>564792718</text:p>
          </table:table-cell>
          <table:table-cell office:value-type="float" office:value="483672">
            <text:p>483672</text:p>
          </table:table-cell>
          <table:table-cell office:value-type="float" office:value="645212">
            <text:p>645212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11916495">
            <text:p>711916495</text:p>
          </table:table-cell>
          <table:table-cell office:value-type="float" office:value="516070">
            <text:p>516070</text:p>
          </table:table-cell>
          <table:table-cell office:value-type="float" office:value="621408">
            <text:p>621408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34530354">
            <text:p>434530354</text:p>
          </table:table-cell>
          <table:table-cell office:value-type="float" office:value="485303">
            <text:p>485303</text:p>
          </table:table-cell>
          <table:table-cell office:value-type="float" office:value="714145">
            <text:p>714145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97692265">
            <text:p>297692265</text:p>
          </table:table-cell>
          <table:table-cell office:value-type="float" office:value="441853">
            <text:p>441853</text:p>
          </table:table-cell>
          <table:table-cell office:value-type="float" office:value="634173">
            <text:p>634173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50802524">
            <text:p>350802524</text:p>
          </table:table-cell>
          <table:table-cell office:value-type="float" office:value="507662">
            <text:p>507662</text:p>
          </table:table-cell>
          <table:table-cell office:value-type="float" office:value="760931">
            <text:p>760931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54439524">
            <text:p>554439524</text:p>
          </table:table-cell>
          <table:table-cell office:value-type="float" office:value="544609">
            <text:p>544609</text:p>
          </table:table-cell>
          <table:table-cell office:value-type="float" office:value="721084">
            <text:p>721084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72320853">
            <text:p>572320853</text:p>
          </table:table-cell>
          <table:table-cell office:value-type="float" office:value="467947">
            <text:p>467947</text:p>
          </table:table-cell>
          <table:table-cell office:value-type="float" office:value="653309">
            <text:p>653309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91977864">
            <text:p>291977864</text:p>
          </table:table-cell>
          <table:table-cell office:value-type="float" office:value="449831">
            <text:p>449831</text:p>
          </table:table-cell>
          <table:table-cell office:value-type="float" office:value="632496">
            <text:p>632496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58977151">
            <text:p>558977151</text:p>
          </table:table-cell>
          <table:table-cell office:value-type="float" office:value="444626">
            <text:p>444626</text:p>
          </table:table-cell>
          <table:table-cell office:value-type="float" office:value="622222">
            <text:p>622222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94975717">
            <text:p>394975717</text:p>
          </table:table-cell>
          <table:table-cell office:value-type="float" office:value="487885">
            <text:p>487885</text:p>
          </table:table-cell>
          <table:table-cell office:value-type="float" office:value="676429">
            <text:p>676429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41230505">
            <text:p>541230505</text:p>
          </table:table-cell>
          <table:table-cell office:value-type="float" office:value="562769">
            <text:p>562769</text:p>
          </table:table-cell>
          <table:table-cell office:value-type="float" office:value="628625">
            <text:p>628625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09404416">
            <text:p>409404416</text:p>
          </table:table-cell>
          <table:table-cell office:value-type="float" office:value="471276">
            <text:p>471276</text:p>
          </table:table-cell>
          <table:table-cell office:value-type="float" office:value="721819">
            <text:p>721819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32880625">
            <text:p>432880625</text:p>
          </table:table-cell>
          <table:table-cell office:value-type="float" office:value="444473">
            <text:p>444473</text:p>
          </table:table-cell>
          <table:table-cell office:value-type="float" office:value="651910">
            <text:p>651910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44604894">
            <text:p>344604894</text:p>
          </table:table-cell>
          <table:table-cell office:value-type="float" office:value="175764">
            <text:p>175764</text:p>
          </table:table-cell>
          <table:table-cell office:value-type="float" office:value="710726">
            <text:p>710726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54274601">
            <text:p>454274601</text:p>
          </table:table-cell>
          <table:table-cell office:value-type="float" office:value="432148">
            <text:p>432148</text:p>
          </table:table-cell>
          <table:table-cell office:value-type="float" office:value="773068">
            <text:p>773068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38774167">
            <text:p>438774167</text:p>
          </table:table-cell>
          <table:table-cell office:value-type="float" office:value="411854">
            <text:p>411854</text:p>
          </table:table-cell>
          <table:table-cell office:value-type="float" office:value="500995">
            <text:p>500995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26042724">
            <text:p>326042724</text:p>
          </table:table-cell>
          <table:table-cell office:value-type="float" office:value="528262">
            <text:p>528262</text:p>
          </table:table-cell>
          <table:table-cell office:value-type="float" office:value="796078">
            <text:p>796078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28961800">
            <text:p>528961800</text:p>
          </table:table-cell>
          <table:table-cell office:value-type="float" office:value="574561">
            <text:p>574561</text:p>
          </table:table-cell>
          <table:table-cell office:value-type="float" office:value="641906">
            <text:p>641906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93787635">
            <text:p>493787635</text:p>
          </table:table-cell>
          <table:table-cell office:value-type="float" office:value="576736">
            <text:p>576736</text:p>
          </table:table-cell>
          <table:table-cell office:value-type="float" office:value="401434">
            <text:p>401434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51700060">
            <text:p>551700060</text:p>
          </table:table-cell>
          <table:table-cell office:value-type="float" office:value="456729">
            <text:p>456729</text:p>
          </table:table-cell>
          <table:table-cell office:value-type="float" office:value="663191">
            <text:p>663191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11393300">
            <text:p>511393300</text:p>
          </table:table-cell>
          <table:table-cell office:value-type="float" office:value="476835">
            <text:p>476835</text:p>
          </table:table-cell>
          <table:table-cell office:value-type="float" office:value="1285167">
            <text:p>1285167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43251546">
            <text:p>343251546</text:p>
          </table:table-cell>
          <table:table-cell office:value-type="float" office:value="448606">
            <text:p>448606</text:p>
          </table:table-cell>
          <table:table-cell office:value-type="float" office:value="753484">
            <text:p>753484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80534273">
            <text:p>280534273</text:p>
          </table:table-cell>
          <table:table-cell office:value-type="float" office:value="424896">
            <text:p>424896</text:p>
          </table:table-cell>
          <table:table-cell office:value-type="float" office:value="642010">
            <text:p>642010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09007866">
            <text:p>609007866</text:p>
          </table:table-cell>
          <table:table-cell office:value-type="float" office:value="410939">
            <text:p>410939</text:p>
          </table:table-cell>
          <table:table-cell office:value-type="float" office:value="601341">
            <text:p>601341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34758278">
            <text:p>334758278</text:p>
          </table:table-cell>
          <table:table-cell office:value-type="float" office:value="376899">
            <text:p>376899</text:p>
          </table:table-cell>
          <table:table-cell office:value-type="float" office:value="683102">
            <text:p>683102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14532484">
            <text:p>314532484</text:p>
          </table:table-cell>
          <table:table-cell office:value-type="float" office:value="469333">
            <text:p>469333</text:p>
          </table:table-cell>
          <table:table-cell office:value-type="float" office:value="652896">
            <text:p>652896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84736390">
            <text:p>384736390</text:p>
          </table:table-cell>
          <table:table-cell office:value-type="float" office:value="458153">
            <text:p>458153</text:p>
          </table:table-cell>
          <table:table-cell office:value-type="float" office:value="612709">
            <text:p>612709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75098033">
            <text:p>575098033</text:p>
          </table:table-cell>
          <table:table-cell office:value-type="float" office:value="425791">
            <text:p>425791</text:p>
          </table:table-cell>
          <table:table-cell office:value-type="float" office:value="769615">
            <text:p>769615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68479753">
            <text:p>668479753</text:p>
          </table:table-cell>
          <table:table-cell office:value-type="float" office:value="600006">
            <text:p>600006</text:p>
          </table:table-cell>
          <table:table-cell office:value-type="float" office:value="600239">
            <text:p>600239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75061518">
            <text:p>275061518</text:p>
          </table:table-cell>
          <table:table-cell office:value-type="float" office:value="451471">
            <text:p>451471</text:p>
          </table:table-cell>
          <table:table-cell office:value-type="float" office:value="647034">
            <text:p>647034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48650348">
            <text:p>448650348</text:p>
          </table:table-cell>
          <table:table-cell office:value-type="float" office:value="499734">
            <text:p>499734</text:p>
          </table:table-cell>
          <table:table-cell office:value-type="float" office:value="696375">
            <text:p>696375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82026270">
            <text:p>582026270</text:p>
          </table:table-cell>
          <table:table-cell office:value-type="float" office:value="507695">
            <text:p>507695</text:p>
          </table:table-cell>
          <table:table-cell office:value-type="float" office:value="726249">
            <text:p>726249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26938651">
            <text:p>326938651</text:p>
          </table:table-cell>
          <table:table-cell office:value-type="float" office:value="532202">
            <text:p>532202</text:p>
          </table:table-cell>
          <table:table-cell office:value-type="float" office:value="625237">
            <text:p>625237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58934722">
            <text:p>558934722</text:p>
          </table:table-cell>
          <table:table-cell office:value-type="float" office:value="450855">
            <text:p>450855</text:p>
          </table:table-cell>
          <table:table-cell office:value-type="float" office:value="754150">
            <text:p>754150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90037345">
            <text:p>390037345</text:p>
          </table:table-cell>
          <table:table-cell office:value-type="float" office:value="513419">
            <text:p>513419</text:p>
          </table:table-cell>
          <table:table-cell office:value-type="float" office:value="656721">
            <text:p>656721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49478628">
            <text:p>349478628</text:p>
          </table:table-cell>
          <table:table-cell office:value-type="float" office:value="517878">
            <text:p>517878</text:p>
          </table:table-cell>
          <table:table-cell office:value-type="float" office:value="635575">
            <text:p>635575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52188477">
            <text:p>552188477</text:p>
          </table:table-cell>
          <table:table-cell office:value-type="float" office:value="479762">
            <text:p>479762</text:p>
          </table:table-cell>
          <table:table-cell office:value-type="float" office:value="669180">
            <text:p>669180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79268250">
            <text:p>379268250</text:p>
          </table:table-cell>
          <table:table-cell office:value-type="float" office:value="455084">
            <text:p>455084</text:p>
          </table:table-cell>
          <table:table-cell office:value-type="float" office:value="648532">
            <text:p>648532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96634951">
            <text:p>296634951</text:p>
          </table:table-cell>
          <table:table-cell office:value-type="float" office:value="465557">
            <text:p>465557</text:p>
          </table:table-cell>
          <table:table-cell office:value-type="float" office:value="664733">
            <text:p>664733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17560050">
            <text:p>517560050</text:p>
          </table:table-cell>
          <table:table-cell office:value-type="float" office:value="100642">
            <text:p>100642</text:p>
          </table:table-cell>
          <table:table-cell office:value-type="float" office:value="700292">
            <text:p>700292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72659603">
            <text:p>472659603</text:p>
          </table:table-cell>
          <table:table-cell office:value-type="float" office:value="444241">
            <text:p>444241</text:p>
          </table:table-cell>
          <table:table-cell office:value-type="float" office:value="622809">
            <text:p>622809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81804935">
            <text:p>281804935</text:p>
          </table:table-cell>
          <table:table-cell office:value-type="float" office:value="424094">
            <text:p>424094</text:p>
          </table:table-cell>
          <table:table-cell office:value-type="float" office:value="637286">
            <text:p>637286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83909432">
            <text:p>483909432</text:p>
          </table:table-cell>
          <table:table-cell office:value-type="float" office:value="323776">
            <text:p>323776</text:p>
          </table:table-cell>
          <table:table-cell office:value-type="float" office:value="628003">
            <text:p>628003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76173084">
            <text:p>276173084</text:p>
          </table:table-cell>
          <table:table-cell office:value-type="float" office:value="437813">
            <text:p>437813</text:p>
          </table:table-cell>
          <table:table-cell office:value-type="float" office:value="593597">
            <text:p>593597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21877837">
            <text:p>521877837</text:p>
          </table:table-cell>
          <table:table-cell office:value-type="float" office:value="443886">
            <text:p>443886</text:p>
          </table:table-cell>
          <table:table-cell office:value-type="float" office:value="623184">
            <text:p>623184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39174629">
            <text:p>339174629</text:p>
          </table:table-cell>
          <table:table-cell office:value-type="float" office:value="444650">
            <text:p>444650</text:p>
          </table:table-cell>
          <table:table-cell office:value-type="float" office:value="664964">
            <text:p>664964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23018636">
            <text:p>323018636</text:p>
          </table:table-cell>
          <table:table-cell office:value-type="float" office:value="572219">
            <text:p>572219</text:p>
          </table:table-cell>
          <table:table-cell office:value-type="float" office:value="811250">
            <text:p>811250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26659139">
            <text:p>626659139</text:p>
          </table:table-cell>
          <table:table-cell office:value-type="float" office:value="491742">
            <text:p>491742</text:p>
          </table:table-cell>
          <table:table-cell office:value-type="float" office:value="657468">
            <text:p>657468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85469694">
            <text:p>585469694</text:p>
          </table:table-cell>
          <table:table-cell office:value-type="float" office:value="507599">
            <text:p>507599</text:p>
          </table:table-cell>
          <table:table-cell office:value-type="float" office:value="695153">
            <text:p>695153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45418298">
            <text:p>445418298</text:p>
          </table:table-cell>
          <table:table-cell office:value-type="float" office:value="231953">
            <text:p>231953</text:p>
          </table:table-cell>
          <table:table-cell office:value-type="float" office:value="749241">
            <text:p>749241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71494849">
            <text:p>371494849</text:p>
          </table:table-cell>
          <table:table-cell office:value-type="float" office:value="495591">
            <text:p>495591</text:p>
          </table:table-cell>
          <table:table-cell office:value-type="float" office:value="723128">
            <text:p>723128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21703382">
            <text:p>521703382</text:p>
          </table:table-cell>
          <table:table-cell office:value-type="float" office:value="475395">
            <text:p>475395</text:p>
          </table:table-cell>
          <table:table-cell office:value-type="float" office:value="598398">
            <text:p>598398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56035282">
            <text:p>356035282</text:p>
          </table:table-cell>
          <table:table-cell office:value-type="float" office:value="457320">
            <text:p>457320</text:p>
          </table:table-cell>
          <table:table-cell office:value-type="float" office:value="667126">
            <text:p>667126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97043715">
            <text:p>597043715</text:p>
          </table:table-cell>
          <table:table-cell office:value-type="float" office:value="494882">
            <text:p>494882</text:p>
          </table:table-cell>
          <table:table-cell office:value-type="float" office:value="695497">
            <text:p>695497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03270662">
            <text:p>603270662</text:p>
          </table:table-cell>
          <table:table-cell office:value-type="float" office:value="478400">
            <text:p>478400</text:p>
          </table:table-cell>
          <table:table-cell office:value-type="float" office:value="742275">
            <text:p>742275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99141571">
            <text:p>499141571</text:p>
          </table:table-cell>
          <table:table-cell office:value-type="float" office:value="477946">
            <text:p>477946</text:p>
          </table:table-cell>
          <table:table-cell office:value-type="float" office:value="664355">
            <text:p>664355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85059805">
            <text:p>385059805</text:p>
          </table:table-cell>
          <table:table-cell office:value-type="float" office:value="499897">
            <text:p>499897</text:p>
          </table:table-cell>
          <table:table-cell office:value-type="float" office:value="724705">
            <text:p>724705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21809510">
            <text:p>321809510</text:p>
          </table:table-cell>
          <table:table-cell office:value-type="float" office:value="469354">
            <text:p>469354</text:p>
          </table:table-cell>
          <table:table-cell office:value-type="float" office:value="759159">
            <text:p>759159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96865502">
            <text:p>496865502</text:p>
          </table:table-cell>
          <table:table-cell office:value-type="float" office:value="473235">
            <text:p>473235</text:p>
          </table:table-cell>
          <table:table-cell office:value-type="float" office:value="664190">
            <text:p>664190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89326548">
            <text:p>589326548</text:p>
          </table:table-cell>
          <table:table-cell office:value-type="float" office:value="485374">
            <text:p>485374</text:p>
          </table:table-cell>
          <table:table-cell office:value-type="float" office:value="696699">
            <text:p>696699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61705779">
            <text:p>461705779</text:p>
          </table:table-cell>
          <table:table-cell office:value-type="float" office:value="527042">
            <text:p>527042</text:p>
          </table:table-cell>
          <table:table-cell office:value-type="float" office:value="973802">
            <text:p>973802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31110576">
            <text:p>531110576</text:p>
          </table:table-cell>
          <table:table-cell office:value-type="float" office:value="474788">
            <text:p>474788</text:p>
          </table:table-cell>
          <table:table-cell office:value-type="float" office:value="732441">
            <text:p>732441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01292132">
            <text:p>601292132</text:p>
          </table:table-cell>
          <table:table-cell office:value-type="float" office:value="508066">
            <text:p>508066</text:p>
          </table:table-cell>
          <table:table-cell office:value-type="float" office:value="671853">
            <text:p>671853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43177179">
            <text:p>343177179</text:p>
          </table:table-cell>
          <table:table-cell office:value-type="float" office:value="607619">
            <text:p>607619</text:p>
          </table:table-cell>
          <table:table-cell office:value-type="float" office:value="767933">
            <text:p>767933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40117717">
            <text:p>540117717</text:p>
          </table:table-cell>
          <table:table-cell office:value-type="float" office:value="441989">
            <text:p>441989</text:p>
          </table:table-cell>
          <table:table-cell office:value-type="float" office:value="597452">
            <text:p>597452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57187015">
            <text:p>757187015</text:p>
          </table:table-cell>
          <table:table-cell office:value-type="float" office:value="565911">
            <text:p>565911</text:p>
          </table:table-cell>
          <table:table-cell office:value-type="float" office:value="700972">
            <text:p>700972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34141061">
            <text:p>734141061</text:p>
          </table:table-cell>
          <table:table-cell office:value-type="float" office:value="480551">
            <text:p>480551</text:p>
          </table:table-cell>
          <table:table-cell office:value-type="float" office:value="706736">
            <text:p>706736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03745351">
            <text:p>503745351</text:p>
          </table:table-cell>
          <table:table-cell office:value-type="float" office:value="472384">
            <text:p>472384</text:p>
          </table:table-cell>
          <table:table-cell office:value-type="float" office:value="655645">
            <text:p>655645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52821567">
            <text:p>652821567</text:p>
          </table:table-cell>
          <table:table-cell office:value-type="float" office:value="449456">
            <text:p>449456</text:p>
          </table:table-cell>
          <table:table-cell office:value-type="float" office:value="664884">
            <text:p>664884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29539931">
            <text:p>329539931</text:p>
          </table:table-cell>
          <table:table-cell office:value-type="float" office:value="519696">
            <text:p>519696</text:p>
          </table:table-cell>
          <table:table-cell office:value-type="float" office:value="691507">
            <text:p>691507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94178079">
            <text:p>394178079</text:p>
          </table:table-cell>
          <table:table-cell office:value-type="float" office:value="476565">
            <text:p>476565</text:p>
          </table:table-cell>
          <table:table-cell office:value-type="float" office:value="751961">
            <text:p>751961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93420979">
            <text:p>593420979</text:p>
          </table:table-cell>
          <table:table-cell office:value-type="float" office:value="477948">
            <text:p>477948</text:p>
          </table:table-cell>
          <table:table-cell office:value-type="float" office:value="793822">
            <text:p>793822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08390426">
            <text:p>308390426</text:p>
          </table:table-cell>
          <table:table-cell office:value-type="float" office:value="507632">
            <text:p>507632</text:p>
          </table:table-cell>
          <table:table-cell office:value-type="float" office:value="664192">
            <text:p>664192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86980071">
            <text:p>586980071</text:p>
          </table:table-cell>
          <table:table-cell office:value-type="float" office:value="469235">
            <text:p>469235</text:p>
          </table:table-cell>
          <table:table-cell office:value-type="float" office:value="637421">
            <text:p>637421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35028042">
            <text:p>535028042</text:p>
          </table:table-cell>
          <table:table-cell office:value-type="float" office:value="487566">
            <text:p>487566</text:p>
          </table:table-cell>
          <table:table-cell office:value-type="float" office:value="645409">
            <text:p>645409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18751777">
            <text:p>318751777</text:p>
          </table:table-cell>
          <table:table-cell office:value-type="float" office:value="507530">
            <text:p>507530</text:p>
          </table:table-cell>
          <table:table-cell office:value-type="float" office:value="920017">
            <text:p>920017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52755507">
            <text:p>352755507</text:p>
          </table:table-cell>
          <table:table-cell office:value-type="float" office:value="501552">
            <text:p>501552</text:p>
          </table:table-cell>
          <table:table-cell office:value-type="float" office:value="806773">
            <text:p>806773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64003646">
            <text:p>364003646</text:p>
          </table:table-cell>
          <table:table-cell office:value-type="float" office:value="443349">
            <text:p>443349</text:p>
          </table:table-cell>
          <table:table-cell office:value-type="float" office:value="655695">
            <text:p>655695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24920447">
            <text:p>524920447</text:p>
          </table:table-cell>
          <table:table-cell office:value-type="float" office:value="470854">
            <text:p>470854</text:p>
          </table:table-cell>
          <table:table-cell office:value-type="float" office:value="639228">
            <text:p>639228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03550645">
            <text:p>403550645</text:p>
          </table:table-cell>
          <table:table-cell office:value-type="float" office:value="513669">
            <text:p>513669</text:p>
          </table:table-cell>
          <table:table-cell office:value-type="float" office:value="742312">
            <text:p>742312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33502075">
            <text:p>333502075</text:p>
          </table:table-cell>
          <table:table-cell office:value-type="float" office:value="466709">
            <text:p>466709</text:p>
          </table:table-cell>
          <table:table-cell office:value-type="float" office:value="781595">
            <text:p>781595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37909429">
            <text:p>437909429</text:p>
          </table:table-cell>
          <table:table-cell office:value-type="float" office:value="477638">
            <text:p>477638</text:p>
          </table:table-cell>
          <table:table-cell office:value-type="float" office:value="725463">
            <text:p>725463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84616242">
            <text:p>484616242</text:p>
          </table:table-cell>
          <table:table-cell office:value-type="float" office:value="475473">
            <text:p>475473</text:p>
          </table:table-cell>
          <table:table-cell office:value-type="float" office:value="673817">
            <text:p>673817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35618575">
            <text:p>735618575</text:p>
          </table:table-cell>
          <table:table-cell office:value-type="float" office:value="524987">
            <text:p>524987</text:p>
          </table:table-cell>
          <table:table-cell office:value-type="float" office:value="812219">
            <text:p>812219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26511710">
            <text:p>426511710</text:p>
          </table:table-cell>
          <table:table-cell office:value-type="float" office:value="587969">
            <text:p>587969</text:p>
          </table:table-cell>
          <table:table-cell office:value-type="float" office:value="654039">
            <text:p>654039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84178640">
            <text:p>584178640</text:p>
          </table:table-cell>
          <table:table-cell office:value-type="float" office:value="496316">
            <text:p>496316</text:p>
          </table:table-cell>
          <table:table-cell office:value-type="float" office:value="680631">
            <text:p>680631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64854207">
            <text:p>564854207</text:p>
          </table:table-cell>
          <table:table-cell office:value-type="float" office:value="484571">
            <text:p>484571</text:p>
          </table:table-cell>
          <table:table-cell office:value-type="float" office:value="881976">
            <text:p>881976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05010919">
            <text:p>505010919</text:p>
          </table:table-cell>
          <table:table-cell office:value-type="float" office:value="635526">
            <text:p>635526</text:p>
          </table:table-cell>
          <table:table-cell office:value-type="float" office:value="845950">
            <text:p>845950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36892937">
            <text:p>636892937</text:p>
          </table:table-cell>
          <table:table-cell office:value-type="float" office:value="473483">
            <text:p>473483</text:p>
          </table:table-cell>
          <table:table-cell office:value-type="float" office:value="651820">
            <text:p>651820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01923793">
            <text:p>401923793</text:p>
          </table:table-cell>
          <table:table-cell office:value-type="float" office:value="520550">
            <text:p>520550</text:p>
          </table:table-cell>
          <table:table-cell office:value-type="float" office:value="667351">
            <text:p>667351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43128935">
            <text:p>343128935</text:p>
          </table:table-cell>
          <table:table-cell office:value-type="float" office:value="470196">
            <text:p>470196</text:p>
          </table:table-cell>
          <table:table-cell office:value-type="float" office:value="685546">
            <text:p>685546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40863065">
            <text:p>340863065</text:p>
          </table:table-cell>
          <table:table-cell office:value-type="float" office:value="513162">
            <text:p>513162</text:p>
          </table:table-cell>
          <table:table-cell office:value-type="float" office:value="612718">
            <text:p>612718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59775555">
            <text:p>359775555</text:p>
          </table:table-cell>
          <table:table-cell office:value-type="float" office:value="493071">
            <text:p>493071</text:p>
          </table:table-cell>
          <table:table-cell office:value-type="float" office:value="716562">
            <text:p>716562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69010771">
            <text:p>369010771</text:p>
          </table:table-cell>
          <table:table-cell office:value-type="float" office:value="458438">
            <text:p>458438</text:p>
          </table:table-cell>
          <table:table-cell office:value-type="float" office:value="709755">
            <text:p>709755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292417813">
            <text:p>292417813</text:p>
          </table:table-cell>
          <table:table-cell office:value-type="float" office:value="492351">
            <text:p>492351</text:p>
          </table:table-cell>
          <table:table-cell office:value-type="float" office:value="384304">
            <text:p>384304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62252633">
            <text:p>362252633</text:p>
          </table:table-cell>
          <table:table-cell office:value-type="float" office:value="484799">
            <text:p>484799</text:p>
          </table:table-cell>
          <table:table-cell office:value-type="float" office:value="839859">
            <text:p>839859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07280116">
            <text:p>607280116</text:p>
          </table:table-cell>
          <table:table-cell office:value-type="float" office:value="505833">
            <text:p>505833</text:p>
          </table:table-cell>
          <table:table-cell office:value-type="float" office:value="719348">
            <text:p>719348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67720376">
            <text:p>367720376</text:p>
          </table:table-cell>
          <table:table-cell office:value-type="float" office:value="587979">
            <text:p>587979</text:p>
          </table:table-cell>
          <table:table-cell office:value-type="float" office:value="715610">
            <text:p>715610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93543014">
            <text:p>493543014</text:p>
          </table:table-cell>
          <table:table-cell office:value-type="float" office:value="673366">
            <text:p>673366</text:p>
          </table:table-cell>
          <table:table-cell office:value-type="float" office:value="754466">
            <text:p>754466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08853995">
            <text:p>508853995</text:p>
          </table:table-cell>
          <table:table-cell office:value-type="float" office:value="514420">
            <text:p>514420</text:p>
          </table:table-cell>
          <table:table-cell office:value-type="float" office:value="723544">
            <text:p>72354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64860778">
            <text:p>464860778</text:p>
          </table:table-cell>
          <table:table-cell office:value-type="float" office:value="499888">
            <text:p>499888</text:p>
          </table:table-cell>
          <table:table-cell office:value-type="float" office:value="551083">
            <text:p>551083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70339190">
            <text:p>570339190</text:p>
          </table:table-cell>
          <table:table-cell office:value-type="float" office:value="448409">
            <text:p>448409</text:p>
          </table:table-cell>
          <table:table-cell office:value-type="float" office:value="634884">
            <text:p>63488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23055316">
            <text:p>323055316</text:p>
          </table:table-cell>
          <table:table-cell office:value-type="float" office:value="504252">
            <text:p>504252</text:p>
          </table:table-cell>
          <table:table-cell office:value-type="float" office:value="675045">
            <text:p>675045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51524620">
            <text:p>351524620</text:p>
          </table:table-cell>
          <table:table-cell office:value-type="float" office:value="565863">
            <text:p>565863</text:p>
          </table:table-cell>
          <table:table-cell office:value-type="float" office:value="1299876">
            <text:p>1299876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35216143">
            <text:p>635216143</text:p>
          </table:table-cell>
          <table:table-cell office:value-type="float" office:value="511489">
            <text:p>511489</text:p>
          </table:table-cell>
          <table:table-cell office:value-type="float" office:value="1223032">
            <text:p>1223032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68370472">
            <text:p>468370472</text:p>
          </table:table-cell>
          <table:table-cell office:value-type="float" office:value="527914">
            <text:p>527914</text:p>
          </table:table-cell>
          <table:table-cell office:value-type="float" office:value="1164118">
            <text:p>1164118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04055247">
            <text:p>704055247</text:p>
          </table:table-cell>
          <table:table-cell office:value-type="float" office:value="529686">
            <text:p>529686</text:p>
          </table:table-cell>
          <table:table-cell office:value-type="float" office:value="1174384">
            <text:p>117438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57065786">
            <text:p>457065786</text:p>
          </table:table-cell>
          <table:table-cell office:value-type="float" office:value="541508">
            <text:p>541508</text:p>
          </table:table-cell>
          <table:table-cell office:value-type="float" office:value="1131150">
            <text:p>1131150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02123841">
            <text:p>402123841</text:p>
          </table:table-cell>
          <table:table-cell office:value-type="float" office:value="503849">
            <text:p>503849</text:p>
          </table:table-cell>
          <table:table-cell office:value-type="float" office:value="1341886">
            <text:p>1341886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34436905">
            <text:p>434436905</text:p>
          </table:table-cell>
          <table:table-cell office:value-type="float" office:value="606170">
            <text:p>606170</text:p>
          </table:table-cell>
          <table:table-cell office:value-type="float" office:value="1086103">
            <text:p>1086103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42710455">
            <text:p>442710455</text:p>
          </table:table-cell>
          <table:table-cell office:value-type="float" office:value="601379">
            <text:p>601379</text:p>
          </table:table-cell>
          <table:table-cell office:value-type="float" office:value="766134">
            <text:p>76613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93664887">
            <text:p>493664887</text:p>
          </table:table-cell>
          <table:table-cell office:value-type="float" office:value="516985">
            <text:p>516985</text:p>
          </table:table-cell>
          <table:table-cell office:value-type="float" office:value="1296676">
            <text:p>1296676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21570603">
            <text:p>421570603</text:p>
          </table:table-cell>
          <table:table-cell office:value-type="float" office:value="475006">
            <text:p>475006</text:p>
          </table:table-cell>
          <table:table-cell office:value-type="float" office:value="653087">
            <text:p>653087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92935373">
            <text:p>592935373</text:p>
          </table:table-cell>
          <table:table-cell office:value-type="float" office:value="497342">
            <text:p>497342</text:p>
          </table:table-cell>
          <table:table-cell office:value-type="float" office:value="1452914">
            <text:p>145291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39734560">
            <text:p>339734560</text:p>
          </table:table-cell>
          <table:table-cell office:value-type="float" office:value="477234">
            <text:p>477234</text:p>
          </table:table-cell>
          <table:table-cell office:value-type="float" office:value="675316">
            <text:p>675316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33809062">
            <text:p>533809062</text:p>
          </table:table-cell>
          <table:table-cell office:value-type="float" office:value="491035">
            <text:p>491035</text:p>
          </table:table-cell>
          <table:table-cell office:value-type="float" office:value="732090">
            <text:p>732090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89127740">
            <text:p>389127740</text:p>
          </table:table-cell>
          <table:table-cell office:value-type="float" office:value="498063">
            <text:p>498063</text:p>
          </table:table-cell>
          <table:table-cell office:value-type="float" office:value="826987">
            <text:p>826987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23566980">
            <text:p>523566980</text:p>
          </table:table-cell>
          <table:table-cell office:value-type="float" office:value="532327">
            <text:p>532327</text:p>
          </table:table-cell>
          <table:table-cell office:value-type="float" office:value="699548">
            <text:p>699548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52332516">
            <text:p>552332516</text:p>
          </table:table-cell>
          <table:table-cell office:value-type="float" office:value="494165">
            <text:p>494165</text:p>
          </table:table-cell>
          <table:table-cell office:value-type="float" office:value="615319">
            <text:p>615319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59688452">
            <text:p>359688452</text:p>
          </table:table-cell>
          <table:table-cell office:value-type="float" office:value="520809">
            <text:p>520809</text:p>
          </table:table-cell>
          <table:table-cell office:value-type="float" office:value="744846">
            <text:p>744846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07374611">
            <text:p>507374611</text:p>
          </table:table-cell>
          <table:table-cell office:value-type="float" office:value="517794">
            <text:p>517794</text:p>
          </table:table-cell>
          <table:table-cell office:value-type="float" office:value="791975">
            <text:p>791975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91272211">
            <text:p>391272211</text:p>
          </table:table-cell>
          <table:table-cell office:value-type="float" office:value="576614">
            <text:p>576614</text:p>
          </table:table-cell>
          <table:table-cell office:value-type="float" office:value="795642">
            <text:p>795642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12619629">
            <text:p>412619629</text:p>
          </table:table-cell>
          <table:table-cell office:value-type="float" office:value="497424">
            <text:p>497424</text:p>
          </table:table-cell>
          <table:table-cell office:value-type="float" office:value="709158">
            <text:p>709158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69654739">
            <text:p>469654739</text:p>
          </table:table-cell>
          <table:table-cell office:value-type="float" office:value="488221">
            <text:p>488221</text:p>
          </table:table-cell>
          <table:table-cell office:value-type="float" office:value="680566">
            <text:p>680566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73355209">
            <text:p>473355209</text:p>
          </table:table-cell>
          <table:table-cell office:value-type="float" office:value="589958">
            <text:p>589958</text:p>
          </table:table-cell>
          <table:table-cell office:value-type="float" office:value="390984">
            <text:p>39098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78690993">
            <text:p>578690993</text:p>
          </table:table-cell>
          <table:table-cell office:value-type="float" office:value="526454">
            <text:p>526454</text:p>
          </table:table-cell>
          <table:table-cell office:value-type="float" office:value="746435">
            <text:p>746435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66337469">
            <text:p>466337469</text:p>
          </table:table-cell>
          <table:table-cell office:value-type="float" office:value="507292">
            <text:p>507292</text:p>
          </table:table-cell>
          <table:table-cell office:value-type="float" office:value="711317">
            <text:p>711317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03837885">
            <text:p>503837885</text:p>
          </table:table-cell>
          <table:table-cell office:value-type="float" office:value="497773">
            <text:p>497773</text:p>
          </table:table-cell>
          <table:table-cell office:value-type="float" office:value="524522">
            <text:p>524522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57940228">
            <text:p>357940228</text:p>
          </table:table-cell>
          <table:table-cell office:value-type="float" office:value="533186">
            <text:p>533186</text:p>
          </table:table-cell>
          <table:table-cell office:value-type="float" office:value="853827">
            <text:p>853827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29031569">
            <text:p>629031569</text:p>
          </table:table-cell>
          <table:table-cell office:value-type="float" office:value="514242">
            <text:p>514242</text:p>
          </table:table-cell>
          <table:table-cell office:value-type="float" office:value="740456">
            <text:p>740456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47228325">
            <text:p>347228325</text:p>
          </table:table-cell>
          <table:table-cell office:value-type="float" office:value="536516">
            <text:p>536516</text:p>
          </table:table-cell>
          <table:table-cell office:value-type="float" office:value="699815">
            <text:p>699815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04790065">
            <text:p>404790065</text:p>
          </table:table-cell>
          <table:table-cell office:value-type="float" office:value="434598">
            <text:p>434598</text:p>
          </table:table-cell>
          <table:table-cell office:value-type="float" office:value="689472">
            <text:p>689472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83177104">
            <text:p>383177104</text:p>
          </table:table-cell>
          <table:table-cell office:value-type="float" office:value="563210">
            <text:p>563210</text:p>
          </table:table-cell>
          <table:table-cell office:value-type="float" office:value="753709">
            <text:p>753709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26191768">
            <text:p>426191768</text:p>
          </table:table-cell>
          <table:table-cell office:value-type="float" office:value="512231">
            <text:p>512231</text:p>
          </table:table-cell>
          <table:table-cell office:value-type="float" office:value="672744">
            <text:p>67274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95621678">
            <text:p>595621678</text:p>
          </table:table-cell>
          <table:table-cell office:value-type="float" office:value="597391">
            <text:p>597391</text:p>
          </table:table-cell>
          <table:table-cell office:value-type="float" office:value="571652">
            <text:p>571652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96316766">
            <text:p>396316766</text:p>
          </table:table-cell>
          <table:table-cell office:value-type="float" office:value="525271">
            <text:p>525271</text:p>
          </table:table-cell>
          <table:table-cell office:value-type="float" office:value="735266">
            <text:p>735266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04687340">
            <text:p>404687340</text:p>
          </table:table-cell>
          <table:table-cell office:value-type="float" office:value="509370">
            <text:p>509370</text:p>
          </table:table-cell>
          <table:table-cell office:value-type="float" office:value="756037">
            <text:p>756037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48854236">
            <text:p>448854236</text:p>
          </table:table-cell>
          <table:table-cell office:value-type="float" office:value="506284">
            <text:p>506284</text:p>
          </table:table-cell>
          <table:table-cell office:value-type="float" office:value="762050">
            <text:p>762050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62646206">
            <text:p>662646206</text:p>
          </table:table-cell>
          <table:table-cell office:value-type="float" office:value="526714">
            <text:p>526714</text:p>
          </table:table-cell>
          <table:table-cell office:value-type="float" office:value="711265">
            <text:p>711265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11622570">
            <text:p>511622570</text:p>
          </table:table-cell>
          <table:table-cell office:value-type="float" office:value="551724">
            <text:p>551724</text:p>
          </table:table-cell>
          <table:table-cell office:value-type="float" office:value="770053">
            <text:p>770053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65062061">
            <text:p>465062061</text:p>
          </table:table-cell>
          <table:table-cell office:value-type="float" office:value="485132">
            <text:p>485132</text:p>
          </table:table-cell>
          <table:table-cell office:value-type="float" office:value="656106">
            <text:p>656106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18871163">
            <text:p>418871163</text:p>
          </table:table-cell>
          <table:table-cell office:value-type="float" office:value="504837">
            <text:p>504837</text:p>
          </table:table-cell>
          <table:table-cell office:value-type="float" office:value="813450">
            <text:p>813450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97902772">
            <text:p>597902772</text:p>
          </table:table-cell>
          <table:table-cell office:value-type="float" office:value="432340">
            <text:p>432340</text:p>
          </table:table-cell>
          <table:table-cell office:value-type="float" office:value="711314">
            <text:p>71131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51777372">
            <text:p>351777372</text:p>
          </table:table-cell>
          <table:table-cell office:value-type="float" office:value="533800">
            <text:p>533800</text:p>
          </table:table-cell>
          <table:table-cell office:value-type="float" office:value="707831">
            <text:p>707831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46303432">
            <text:p>646303432</text:p>
          </table:table-cell>
          <table:table-cell office:value-type="float" office:value="543976">
            <text:p>543976</text:p>
          </table:table-cell>
          <table:table-cell office:value-type="float" office:value="794582">
            <text:p>794582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85554515">
            <text:p>585554515</text:p>
          </table:table-cell>
          <table:table-cell office:value-type="float" office:value="525599">
            <text:p>525599</text:p>
          </table:table-cell>
          <table:table-cell office:value-type="float" office:value="739228">
            <text:p>739228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70195353">
            <text:p>670195353</text:p>
          </table:table-cell>
          <table:table-cell office:value-type="float" office:value="573145">
            <text:p>573145</text:p>
          </table:table-cell>
          <table:table-cell office:value-type="float" office:value="807973">
            <text:p>807973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74737442">
            <text:p>374737442</text:p>
          </table:table-cell>
          <table:table-cell office:value-type="float" office:value="556683">
            <text:p>556683</text:p>
          </table:table-cell>
          <table:table-cell office:value-type="float" office:value="794755">
            <text:p>794755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49007214">
            <text:p>449007214</text:p>
          </table:table-cell>
          <table:table-cell office:value-type="float" office:value="526678">
            <text:p>526678</text:p>
          </table:table-cell>
          <table:table-cell office:value-type="float" office:value="713722">
            <text:p>713722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65695048">
            <text:p>565695048</text:p>
          </table:table-cell>
          <table:table-cell office:value-type="float" office:value="538145">
            <text:p>538145</text:p>
          </table:table-cell>
          <table:table-cell office:value-type="float" office:value="889267">
            <text:p>889267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85676376">
            <text:p>385676376</text:p>
          </table:table-cell>
          <table:table-cell office:value-type="float" office:value="408857">
            <text:p>408857</text:p>
          </table:table-cell>
          <table:table-cell office:value-type="float" office:value="732350">
            <text:p>732350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91297751">
            <text:p>491297751</text:p>
          </table:table-cell>
          <table:table-cell office:value-type="float" office:value="530458">
            <text:p>530458</text:p>
          </table:table-cell>
          <table:table-cell office:value-type="float" office:value="859853">
            <text:p>859853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62567161">
            <text:p>562567161</text:p>
          </table:table-cell>
          <table:table-cell office:value-type="float" office:value="508812">
            <text:p>508812</text:p>
          </table:table-cell>
          <table:table-cell office:value-type="float" office:value="740347">
            <text:p>740347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33335214">
            <text:p>633335214</text:p>
          </table:table-cell>
          <table:table-cell office:value-type="float" office:value="402511">
            <text:p>402511</text:p>
          </table:table-cell>
          <table:table-cell office:value-type="float" office:value="752794">
            <text:p>752794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67806786">
            <text:p>667806786</text:p>
          </table:table-cell>
          <table:table-cell office:value-type="float" office:value="532734">
            <text:p>532734</text:p>
          </table:table-cell>
          <table:table-cell office:value-type="float" office:value="1379026">
            <text:p>1379026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77243117">
            <text:p>377243117</text:p>
          </table:table-cell>
          <table:table-cell office:value-type="float" office:value="542852">
            <text:p>542852</text:p>
          </table:table-cell>
          <table:table-cell office:value-type="float" office:value="840822">
            <text:p>840822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24733210">
            <text:p>624733210</text:p>
          </table:table-cell>
          <table:table-cell office:value-type="float" office:value="622352">
            <text:p>622352</text:p>
          </table:table-cell>
          <table:table-cell office:value-type="float" office:value="745790">
            <text:p>745790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44406066">
            <text:p>644406066</text:p>
          </table:table-cell>
          <table:table-cell office:value-type="float" office:value="555342">
            <text:p>555342</text:p>
          </table:table-cell>
          <table:table-cell office:value-type="float" office:value="738495">
            <text:p>738495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96503503">
            <text:p>596503503</text:p>
          </table:table-cell>
          <table:table-cell office:value-type="float" office:value="657840">
            <text:p>657840</text:p>
          </table:table-cell>
          <table:table-cell office:value-type="float" office:value="778455">
            <text:p>778455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62711335">
            <text:p>562711335</text:p>
          </table:table-cell>
          <table:table-cell office:value-type="float" office:value="534174">
            <text:p>534174</text:p>
          </table:table-cell>
          <table:table-cell office:value-type="float" office:value="863315">
            <text:p>863315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39179384">
            <text:p>639179384</text:p>
          </table:table-cell>
          <table:table-cell office:value-type="float" office:value="537988">
            <text:p>537988</text:p>
          </table:table-cell>
          <table:table-cell office:value-type="float" office:value="780700">
            <text:p>780700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87178562">
            <text:p>687178562</text:p>
          </table:table-cell>
          <table:table-cell office:value-type="float" office:value="545035">
            <text:p>545035</text:p>
          </table:table-cell>
          <table:table-cell office:value-type="float" office:value="780338">
            <text:p>780338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42686332">
            <text:p>542686332</text:p>
          </table:table-cell>
          <table:table-cell office:value-type="float" office:value="702489">
            <text:p>702489</text:p>
          </table:table-cell>
          <table:table-cell office:value-type="float" office:value="1231020">
            <text:p>1231020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41484655">
            <text:p>441484655</text:p>
          </table:table-cell>
          <table:table-cell office:value-type="float" office:value="537694">
            <text:p>537694</text:p>
          </table:table-cell>
          <table:table-cell office:value-type="float" office:value="1220117">
            <text:p>1220117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70999138">
            <text:p>470999138</text:p>
          </table:table-cell>
          <table:table-cell office:value-type="float" office:value="725227">
            <text:p>725227</text:p>
          </table:table-cell>
          <table:table-cell office:value-type="float" office:value="705369">
            <text:p>705369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77686170">
            <text:p>677686170</text:p>
          </table:table-cell>
          <table:table-cell office:value-type="float" office:value="831027">
            <text:p>831027</text:p>
          </table:table-cell>
          <table:table-cell office:value-type="float" office:value="747876">
            <text:p>747876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36274490">
            <text:p>436274490</text:p>
          </table:table-cell>
          <table:table-cell office:value-type="float" office:value="793207">
            <text:p>793207</text:p>
          </table:table-cell>
          <table:table-cell office:value-type="float" office:value="738761">
            <text:p>738761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63699288">
            <text:p>463699288</text:p>
          </table:table-cell>
          <table:table-cell office:value-type="float" office:value="554792">
            <text:p>554792</text:p>
          </table:table-cell>
          <table:table-cell office:value-type="float" office:value="1312274">
            <text:p>1312274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50323159">
            <text:p>450323159</text:p>
          </table:table-cell>
          <table:table-cell office:value-type="float" office:value="636162">
            <text:p>636162</text:p>
          </table:table-cell>
          <table:table-cell office:value-type="float" office:value="786087">
            <text:p>786087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97439996">
            <text:p>697439996</text:p>
          </table:table-cell>
          <table:table-cell office:value-type="float" office:value="587005">
            <text:p>587005</text:p>
          </table:table-cell>
          <table:table-cell office:value-type="float" office:value="875576">
            <text:p>875576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52123885">
            <text:p>652123885</text:p>
          </table:table-cell>
          <table:table-cell office:value-type="float" office:value="513597">
            <text:p>513597</text:p>
          </table:table-cell>
          <table:table-cell office:value-type="float" office:value="687559">
            <text:p>687559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72484943">
            <text:p>372484943</text:p>
          </table:table-cell>
          <table:table-cell office:value-type="float" office:value="523947">
            <text:p>523947</text:p>
          </table:table-cell>
          <table:table-cell office:value-type="float" office:value="806994">
            <text:p>806994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55445804">
            <text:p>655445804</text:p>
          </table:table-cell>
          <table:table-cell office:value-type="float" office:value="516949">
            <text:p>516949</text:p>
          </table:table-cell>
          <table:table-cell office:value-type="float" office:value="926333">
            <text:p>926333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86363274">
            <text:p>686363274</text:p>
          </table:table-cell>
          <table:table-cell office:value-type="float" office:value="616020">
            <text:p>616020</text:p>
          </table:table-cell>
          <table:table-cell office:value-type="float" office:value="534800">
            <text:p>534800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77099336">
            <text:p>677099336</text:p>
          </table:table-cell>
          <table:table-cell office:value-type="float" office:value="529204">
            <text:p>529204</text:p>
          </table:table-cell>
          <table:table-cell office:value-type="float" office:value="729765">
            <text:p>729765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67093719">
            <text:p>467093719</text:p>
          </table:table-cell>
          <table:table-cell office:value-type="float" office:value="516858">
            <text:p>516858</text:p>
          </table:table-cell>
          <table:table-cell office:value-type="float" office:value="759111">
            <text:p>759111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74711636">
            <text:p>574711636</text:p>
          </table:table-cell>
          <table:table-cell office:value-type="float" office:value="605507">
            <text:p>605507</text:p>
          </table:table-cell>
          <table:table-cell office:value-type="float" office:value="771260">
            <text:p>771260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87723341">
            <text:p>387723341</text:p>
          </table:table-cell>
          <table:table-cell office:value-type="float" office:value="687169">
            <text:p>687169</text:p>
          </table:table-cell>
          <table:table-cell office:value-type="float" office:value="724688">
            <text:p>724688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93215430">
            <text:p>493215430</text:p>
          </table:table-cell>
          <table:table-cell office:value-type="float" office:value="554293">
            <text:p>554293</text:p>
          </table:table-cell>
          <table:table-cell office:value-type="float" office:value="807975">
            <text:p>807975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83443829">
            <text:p>383443829</text:p>
          </table:table-cell>
          <table:table-cell office:value-type="float" office:value="544788">
            <text:p>544788</text:p>
          </table:table-cell>
          <table:table-cell office:value-type="float" office:value="759352">
            <text:p>759352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62005482">
            <text:p>362005482</text:p>
          </table:table-cell>
          <table:table-cell office:value-type="float" office:value="605839">
            <text:p>605839</text:p>
          </table:table-cell>
          <table:table-cell office:value-type="float" office:value="1705946">
            <text:p>1705946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65492727">
            <text:p>365492727</text:p>
          </table:table-cell>
          <table:table-cell office:value-type="float" office:value="538919">
            <text:p>538919</text:p>
          </table:table-cell>
          <table:table-cell office:value-type="float" office:value="774115">
            <text:p>774115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23068906">
            <text:p>423068906</text:p>
          </table:table-cell>
          <table:table-cell office:value-type="float" office:value="469698">
            <text:p>469698</text:p>
          </table:table-cell>
          <table:table-cell office:value-type="float" office:value="581873">
            <text:p>581873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42534112">
            <text:p>442534112</text:p>
          </table:table-cell>
          <table:table-cell office:value-type="float" office:value="591759">
            <text:p>591759</text:p>
          </table:table-cell>
          <table:table-cell office:value-type="float" office:value="795560">
            <text:p>795560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88224728">
            <text:p>488224728</text:p>
          </table:table-cell>
          <table:table-cell office:value-type="float" office:value="766844">
            <text:p>766844</text:p>
          </table:table-cell>
          <table:table-cell office:value-type="float" office:value="733424">
            <text:p>733424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52084604">
            <text:p>552084604</text:p>
          </table:table-cell>
          <table:table-cell office:value-type="float" office:value="875837">
            <text:p>875837</text:p>
          </table:table-cell>
          <table:table-cell office:value-type="float" office:value="758483">
            <text:p>758483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59925766">
            <text:p>559925766</text:p>
          </table:table-cell>
          <table:table-cell office:value-type="float" office:value="799950">
            <text:p>799950</text:p>
          </table:table-cell>
          <table:table-cell office:value-type="float" office:value="820038">
            <text:p>820038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27677860">
            <text:p>427677860</text:p>
          </table:table-cell>
          <table:table-cell office:value-type="float" office:value="820816">
            <text:p>820816</text:p>
          </table:table-cell>
          <table:table-cell office:value-type="float" office:value="584004">
            <text:p>584004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08372557">
            <text:p>608372557</text:p>
          </table:table-cell>
          <table:table-cell office:value-type="float" office:value="530990">
            <text:p>530990</text:p>
          </table:table-cell>
          <table:table-cell office:value-type="float" office:value="717212">
            <text:p>717212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79161050">
            <text:p>479161050</text:p>
          </table:table-cell>
          <table:table-cell office:value-type="float" office:value="550418">
            <text:p>550418</text:p>
          </table:table-cell>
          <table:table-cell office:value-type="float" office:value="714942">
            <text:p>714942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29306159">
            <text:p>429306159</text:p>
          </table:table-cell>
          <table:table-cell office:value-type="float" office:value="425301">
            <text:p>425301</text:p>
          </table:table-cell>
          <table:table-cell office:value-type="float" office:value="831390">
            <text:p>831390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51606431">
            <text:p>651606431</text:p>
          </table:table-cell>
          <table:table-cell office:value-type="float" office:value="795998">
            <text:p>795998</text:p>
          </table:table-cell>
          <table:table-cell office:value-type="float" office:value="745748">
            <text:p>745748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94252760">
            <text:p>494252760</text:p>
          </table:table-cell>
          <table:table-cell office:value-type="float" office:value="511328">
            <text:p>511328</text:p>
          </table:table-cell>
          <table:table-cell office:value-type="float" office:value="721949">
            <text:p>721949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72550952">
            <text:p>572550952</text:p>
          </table:table-cell>
          <table:table-cell office:value-type="float" office:value="484154">
            <text:p>484154</text:p>
          </table:table-cell>
          <table:table-cell office:value-type="float" office:value="859218">
            <text:p>859218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50633337">
            <text:p>350633337</text:p>
          </table:table-cell>
          <table:table-cell office:value-type="float" office:value="502675">
            <text:p>502675</text:p>
          </table:table-cell>
          <table:table-cell office:value-type="float" office:value="739145">
            <text:p>739145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44382079">
            <text:p>444382079</text:p>
          </table:table-cell>
          <table:table-cell office:value-type="float" office:value="623308">
            <text:p>623308</text:p>
          </table:table-cell>
          <table:table-cell office:value-type="float" office:value="658166">
            <text:p>658166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43570337">
            <text:p>443570337</text:p>
          </table:table-cell>
          <table:table-cell office:value-type="float" office:value="538189">
            <text:p>538189</text:p>
          </table:table-cell>
          <table:table-cell office:value-type="float" office:value="898762">
            <text:p>898762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35374377">
            <text:p>535374377</text:p>
          </table:table-cell>
          <table:table-cell office:value-type="float" office:value="523314">
            <text:p>523314</text:p>
          </table:table-cell>
          <table:table-cell office:value-type="float" office:value="775270">
            <text:p>775270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44139393">
            <text:p>544139393</text:p>
          </table:table-cell>
          <table:table-cell office:value-type="float" office:value="588330">
            <text:p>588330</text:p>
          </table:table-cell>
          <table:table-cell office:value-type="float" office:value="829012">
            <text:p>829012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26872551">
            <text:p>426872551</text:p>
          </table:table-cell>
          <table:table-cell office:value-type="float" office:value="609446">
            <text:p>609446</text:p>
          </table:table-cell>
          <table:table-cell office:value-type="float" office:value="896431">
            <text:p>896431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19438852">
            <text:p>419438852</text:p>
          </table:table-cell>
          <table:table-cell office:value-type="float" office:value="567206">
            <text:p>567206</text:p>
          </table:table-cell>
          <table:table-cell office:value-type="float" office:value="810393">
            <text:p>810393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47698732">
            <text:p>447698732</text:p>
          </table:table-cell>
          <table:table-cell office:value-type="float" office:value="596361">
            <text:p>596361</text:p>
          </table:table-cell>
          <table:table-cell office:value-type="float" office:value="559730">
            <text:p>559730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89876271">
            <text:p>489876271</text:p>
          </table:table-cell>
          <table:table-cell office:value-type="float" office:value="268079">
            <text:p>268079</text:p>
          </table:table-cell>
          <table:table-cell office:value-type="float" office:value="837892">
            <text:p>837892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63278874">
            <text:p>463278874</text:p>
          </table:table-cell>
          <table:table-cell office:value-type="float" office:value="557551">
            <text:p>557551</text:p>
          </table:table-cell>
          <table:table-cell office:value-type="float" office:value="769377">
            <text:p>769377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374776545">
            <text:p>374776545</text:p>
          </table:table-cell>
          <table:table-cell office:value-type="float" office:value="548042">
            <text:p>548042</text:p>
          </table:table-cell>
          <table:table-cell office:value-type="float" office:value="1475529">
            <text:p>1475529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13194492">
            <text:p>413194492</text:p>
          </table:table-cell>
          <table:table-cell office:value-type="float" office:value="600326">
            <text:p>600326</text:p>
          </table:table-cell>
          <table:table-cell office:value-type="float" office:value="780245">
            <text:p>780245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25749009">
            <text:p>725749009</text:p>
          </table:table-cell>
          <table:table-cell office:value-type="float" office:value="559800">
            <text:p>559800</text:p>
          </table:table-cell>
          <table:table-cell office:value-type="float" office:value="723647">
            <text:p>723647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05556640">
            <text:p>405556640</text:p>
          </table:table-cell>
          <table:table-cell office:value-type="float" office:value="582741">
            <text:p>582741</text:p>
          </table:table-cell>
          <table:table-cell office:value-type="float" office:value="765346">
            <text:p>765346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08669551">
            <text:p>508669551</text:p>
          </table:table-cell>
          <table:table-cell office:value-type="float" office:value="520090">
            <text:p>520090</text:p>
          </table:table-cell>
          <table:table-cell office:value-type="float" office:value="770594">
            <text:p>770594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95915602">
            <text:p>595915602</text:p>
          </table:table-cell>
          <table:table-cell office:value-type="float" office:value="568532">
            <text:p>568532</text:p>
          </table:table-cell>
          <table:table-cell office:value-type="float" office:value="715110">
            <text:p>715110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52624056">
            <text:p>452624056</text:p>
          </table:table-cell>
          <table:table-cell office:value-type="float" office:value="488405">
            <text:p>488405</text:p>
          </table:table-cell>
          <table:table-cell office:value-type="float" office:value="829351">
            <text:p>829351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43654120">
            <text:p>743654120</text:p>
          </table:table-cell>
          <table:table-cell office:value-type="float" office:value="525432">
            <text:p>525432</text:p>
          </table:table-cell>
          <table:table-cell office:value-type="float" office:value="855011">
            <text:p>855011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75629546">
            <text:p>675629546</text:p>
          </table:table-cell>
          <table:table-cell office:value-type="float" office:value="559847">
            <text:p>559847</text:p>
          </table:table-cell>
          <table:table-cell office:value-type="float" office:value="842048">
            <text:p>842048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48789099">
            <text:p>748789099</text:p>
          </table:table-cell>
          <table:table-cell office:value-type="float" office:value="611881">
            <text:p>611881</text:p>
          </table:table-cell>
          <table:table-cell office:value-type="float" office:value="804844">
            <text:p>804844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43035303">
            <text:p>743035303</text:p>
          </table:table-cell>
          <table:table-cell office:value-type="float" office:value="519697">
            <text:p>519697</text:p>
          </table:table-cell>
          <table:table-cell office:value-type="float" office:value="586555">
            <text:p>586555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61193159">
            <text:p>561193159</text:p>
          </table:table-cell>
          <table:table-cell office:value-type="float" office:value="577312">
            <text:p>577312</text:p>
          </table:table-cell>
          <table:table-cell office:value-type="float" office:value="791231">
            <text:p>791231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51539412">
            <text:p>751539412</text:p>
          </table:table-cell>
          <table:table-cell office:value-type="float" office:value="425793">
            <text:p>425793</text:p>
          </table:table-cell>
          <table:table-cell office:value-type="float" office:value="874590">
            <text:p>874590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80967240">
            <text:p>680967240</text:p>
          </table:table-cell>
          <table:table-cell office:value-type="float" office:value="542620">
            <text:p>542620</text:p>
          </table:table-cell>
          <table:table-cell office:value-type="float" office:value="946181">
            <text:p>946181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78324909">
            <text:p>678324909</text:p>
          </table:table-cell>
          <table:table-cell office:value-type="float" office:value="576733">
            <text:p>576733</text:p>
          </table:table-cell>
          <table:table-cell office:value-type="float" office:value="827118">
            <text:p>827118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37071810">
            <text:p>537071810</text:p>
          </table:table-cell>
          <table:table-cell office:value-type="float" office:value="543369">
            <text:p>543369</text:p>
          </table:table-cell>
          <table:table-cell office:value-type="float" office:value="890072">
            <text:p>890072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391685759">
            <text:p>391685759</text:p>
          </table:table-cell>
          <table:table-cell office:value-type="float" office:value="530843">
            <text:p>530843</text:p>
          </table:table-cell>
          <table:table-cell office:value-type="float" office:value="803897">
            <text:p>803897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362807438">
            <text:p>362807438</text:p>
          </table:table-cell>
          <table:table-cell office:value-type="float" office:value="816622">
            <text:p>816622</text:p>
          </table:table-cell>
          <table:table-cell office:value-type="float" office:value="787505">
            <text:p>787505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53448220">
            <text:p>553448220</text:p>
          </table:table-cell>
          <table:table-cell office:value-type="float" office:value="602247">
            <text:p>602247</text:p>
          </table:table-cell>
          <table:table-cell office:value-type="float" office:value="1635714">
            <text:p>1635714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77464778">
            <text:p>477464778</text:p>
          </table:table-cell>
          <table:table-cell office:value-type="float" office:value="538790">
            <text:p>538790</text:p>
          </table:table-cell>
          <table:table-cell office:value-type="float" office:value="772281">
            <text:p>772281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399454519">
            <text:p>399454519</text:p>
          </table:table-cell>
          <table:table-cell office:value-type="float" office:value="553403">
            <text:p>553403</text:p>
          </table:table-cell>
          <table:table-cell office:value-type="float" office:value="501155">
            <text:p>501155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70356448">
            <text:p>770356448</text:p>
          </table:table-cell>
          <table:table-cell office:value-type="float" office:value="554716">
            <text:p>554716</text:p>
          </table:table-cell>
          <table:table-cell office:value-type="float" office:value="861899">
            <text:p>861899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12454240">
            <text:p>412454240</text:p>
          </table:table-cell>
          <table:table-cell office:value-type="float" office:value="639318">
            <text:p>639318</text:p>
          </table:table-cell>
          <table:table-cell office:value-type="float" office:value="811758">
            <text:p>811758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96356350">
            <text:p>496356350</text:p>
          </table:table-cell>
          <table:table-cell office:value-type="float" office:value="568000">
            <text:p>568000</text:p>
          </table:table-cell>
          <table:table-cell office:value-type="float" office:value="778243">
            <text:p>778243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31842940">
            <text:p>731842940</text:p>
          </table:table-cell>
          <table:table-cell office:value-type="float" office:value="558768">
            <text:p>558768</text:p>
          </table:table-cell>
          <table:table-cell office:value-type="float" office:value="773700">
            <text:p>773700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390748321">
            <text:p>390748321</text:p>
          </table:table-cell>
          <table:table-cell office:value-type="float" office:value="479545">
            <text:p>479545</text:p>
          </table:table-cell>
          <table:table-cell office:value-type="float" office:value="847651">
            <text:p>847651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19981329">
            <text:p>719981329</text:p>
          </table:table-cell>
          <table:table-cell office:value-type="float" office:value="550552">
            <text:p>550552</text:p>
          </table:table-cell>
          <table:table-cell office:value-type="float" office:value="1218058">
            <text:p>1218058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91648905">
            <text:p>491648905</text:p>
          </table:table-cell>
          <table:table-cell office:value-type="float" office:value="756756">
            <text:p>756756</text:p>
          </table:table-cell>
          <table:table-cell office:value-type="float" office:value="1300426">
            <text:p>1300426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05815348">
            <text:p>705815348</text:p>
          </table:table-cell>
          <table:table-cell office:value-type="float" office:value="737359">
            <text:p>737359</text:p>
          </table:table-cell>
          <table:table-cell office:value-type="float" office:value="692007">
            <text:p>692007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40618055">
            <text:p>540618055</text:p>
          </table:table-cell>
          <table:table-cell office:value-type="float" office:value="725733">
            <text:p>725733</text:p>
          </table:table-cell>
          <table:table-cell office:value-type="float" office:value="1265157">
            <text:p>1265157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50262736">
            <text:p>450262736</text:p>
          </table:table-cell>
          <table:table-cell office:value-type="float" office:value="675010">
            <text:p>675010</text:p>
          </table:table-cell>
          <table:table-cell office:value-type="float" office:value="1343375">
            <text:p>1343375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50709016">
            <text:p>450709016</text:p>
          </table:table-cell>
          <table:table-cell office:value-type="float" office:value="619911">
            <text:p>619911</text:p>
          </table:table-cell>
          <table:table-cell office:value-type="float" office:value="870672">
            <text:p>870672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88072974">
            <text:p>688072974</text:p>
          </table:table-cell>
          <table:table-cell office:value-type="float" office:value="535081">
            <text:p>535081</text:p>
          </table:table-cell>
          <table:table-cell office:value-type="float" office:value="767768">
            <text:p>767768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66173761">
            <text:p>466173761</text:p>
          </table:table-cell>
          <table:table-cell office:value-type="float" office:value="835600">
            <text:p>835600</text:p>
          </table:table-cell>
          <table:table-cell office:value-type="float" office:value="814498">
            <text:p>814498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352568224">
            <text:p>352568224</text:p>
          </table:table-cell>
          <table:table-cell office:value-type="float" office:value="838411">
            <text:p>838411</text:p>
          </table:table-cell>
          <table:table-cell office:value-type="float" office:value="753645">
            <text:p>753645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96285892">
            <text:p>696285892</text:p>
          </table:table-cell>
          <table:table-cell office:value-type="float" office:value="797227">
            <text:p>797227</text:p>
          </table:table-cell>
          <table:table-cell office:value-type="float" office:value="843589">
            <text:p>843589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12815591">
            <text:p>712815591</text:p>
          </table:table-cell>
          <table:table-cell office:value-type="float" office:value="555015">
            <text:p>555015</text:p>
          </table:table-cell>
          <table:table-cell office:value-type="float" office:value="774497">
            <text:p>774497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57317561">
            <text:p>457317561</text:p>
          </table:table-cell>
          <table:table-cell office:value-type="float" office:value="952972">
            <text:p>952972</text:p>
          </table:table-cell>
          <table:table-cell office:value-type="float" office:value="842276">
            <text:p>842276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04935862">
            <text:p>704935862</text:p>
          </table:table-cell>
          <table:table-cell office:value-type="float" office:value="887627">
            <text:p>887627</text:p>
          </table:table-cell>
          <table:table-cell office:value-type="float" office:value="848649">
            <text:p>848649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69029821">
            <text:p>769029821</text:p>
          </table:table-cell>
          <table:table-cell office:value-type="float" office:value="980229">
            <text:p>980229</text:p>
          </table:table-cell>
          <table:table-cell office:value-type="float" office:value="857725">
            <text:p>857725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08209333">
            <text:p>708209333</text:p>
          </table:table-cell>
          <table:table-cell office:value-type="float" office:value="583695">
            <text:p>583695</text:p>
          </table:table-cell>
          <table:table-cell office:value-type="float" office:value="786712">
            <text:p>786712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365888599">
            <text:p>365888599</text:p>
          </table:table-cell>
          <table:table-cell office:value-type="float" office:value="540731">
            <text:p>540731</text:p>
          </table:table-cell>
          <table:table-cell office:value-type="float" office:value="790743">
            <text:p>790743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5348965">
            <text:p>655348965</text:p>
          </table:table-cell>
          <table:table-cell office:value-type="float" office:value="535234">
            <text:p>535234</text:p>
          </table:table-cell>
          <table:table-cell office:value-type="float" office:value="838263">
            <text:p>838263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75839957">
            <text:p>775839957</text:p>
          </table:table-cell>
          <table:table-cell office:value-type="float" office:value="610423">
            <text:p>610423</text:p>
          </table:table-cell>
          <table:table-cell office:value-type="float" office:value="827643">
            <text:p>827643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68005743">
            <text:p>768005743</text:p>
          </table:table-cell>
          <table:table-cell office:value-type="float" office:value="609798">
            <text:p>609798</text:p>
          </table:table-cell>
          <table:table-cell office:value-type="float" office:value="871178">
            <text:p>871178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34302494">
            <text:p>434302494</text:p>
          </table:table-cell>
          <table:table-cell office:value-type="float" office:value="558408">
            <text:p>558408</text:p>
          </table:table-cell>
          <table:table-cell office:value-type="float" office:value="1358860">
            <text:p>1358860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10780184">
            <text:p>810780184</text:p>
          </table:table-cell>
          <table:table-cell office:value-type="float" office:value="588292">
            <text:p>588292</text:p>
          </table:table-cell>
          <table:table-cell office:value-type="float" office:value="903884">
            <text:p>903884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28481887">
            <text:p>728481887</text:p>
          </table:table-cell>
          <table:table-cell office:value-type="float" office:value="660920">
            <text:p>660920</text:p>
          </table:table-cell>
          <table:table-cell office:value-type="float" office:value="919771">
            <text:p>919771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42941443">
            <text:p>442941443</text:p>
          </table:table-cell>
          <table:table-cell office:value-type="float" office:value="501346">
            <text:p>501346</text:p>
          </table:table-cell>
          <table:table-cell office:value-type="float" office:value="637995">
            <text:p>637995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75053587">
            <text:p>575053587</text:p>
          </table:table-cell>
          <table:table-cell office:value-type="float" office:value="669050">
            <text:p>669050</text:p>
          </table:table-cell>
          <table:table-cell office:value-type="float" office:value="804186">
            <text:p>804186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7975423">
            <text:p>27975423</text:p>
          </table:table-cell>
          <table:table-cell office:value-type="float" office:value="589967">
            <text:p>589967</text:p>
          </table:table-cell>
          <table:table-cell office:value-type="float" office:value="1008292">
            <text:p>1008292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72347427">
            <text:p>972347427</text:p>
          </table:table-cell>
          <table:table-cell office:value-type="float" office:value="599097">
            <text:p>599097</text:p>
          </table:table-cell>
          <table:table-cell office:value-type="float" office:value="939669">
            <text:p>939669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88354723">
            <text:p>288354723</text:p>
          </table:table-cell>
          <table:table-cell office:value-type="float" office:value="600655">
            <text:p>600655</text:p>
          </table:table-cell>
          <table:table-cell office:value-type="float" office:value="855637">
            <text:p>855637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45205169">
            <text:p>545205169</text:p>
          </table:table-cell>
          <table:table-cell office:value-type="float" office:value="578620">
            <text:p>578620</text:p>
          </table:table-cell>
          <table:table-cell office:value-type="float" office:value="782194">
            <text:p>782194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9679840">
            <text:p>659679840</text:p>
          </table:table-cell>
          <table:table-cell office:value-type="float" office:value="565656">
            <text:p>565656</text:p>
          </table:table-cell>
          <table:table-cell office:value-type="float" office:value="720392">
            <text:p>720392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15064863">
            <text:p>715064863</text:p>
          </table:table-cell>
          <table:table-cell office:value-type="float" office:value="582316">
            <text:p>582316</text:p>
          </table:table-cell>
          <table:table-cell office:value-type="float" office:value="822598">
            <text:p>822598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93287065">
            <text:p>693287065</text:p>
          </table:table-cell>
          <table:table-cell office:value-type="float" office:value="551153">
            <text:p>551153</text:p>
          </table:table-cell>
          <table:table-cell office:value-type="float" office:value="784755">
            <text:p>784755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13799444">
            <text:p>513799444</text:p>
          </table:table-cell>
          <table:table-cell office:value-type="float" office:value="841623">
            <text:p>841623</text:p>
          </table:table-cell>
          <table:table-cell office:value-type="float" office:value="840958">
            <text:p>840958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14795140">
            <text:p>714795140</text:p>
          </table:table-cell>
          <table:table-cell office:value-type="float" office:value="577758">
            <text:p>577758</text:p>
          </table:table-cell>
          <table:table-cell office:value-type="float" office:value="678013">
            <text:p>678013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93538533">
            <text:p>793538533</text:p>
          </table:table-cell>
          <table:table-cell office:value-type="float" office:value="546911">
            <text:p>546911</text:p>
          </table:table-cell>
          <table:table-cell office:value-type="float" office:value="774966">
            <text:p>774966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36825239">
            <text:p>436825239</text:p>
          </table:table-cell>
          <table:table-cell office:value-type="float" office:value="691030">
            <text:p>691030</text:p>
          </table:table-cell>
          <table:table-cell office:value-type="float" office:value="812557">
            <text:p>812557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97689404">
            <text:p>397689404</text:p>
          </table:table-cell>
          <table:table-cell office:value-type="float" office:value="553859">
            <text:p>553859</text:p>
          </table:table-cell>
          <table:table-cell office:value-type="float" office:value="863082">
            <text:p>863082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3090159">
            <text:p>603090159</text:p>
          </table:table-cell>
          <table:table-cell office:value-type="float" office:value="632117">
            <text:p>632117</text:p>
          </table:table-cell>
          <table:table-cell office:value-type="float" office:value="836893">
            <text:p>836893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69339806">
            <text:p>769339806</text:p>
          </table:table-cell>
          <table:table-cell office:value-type="float" office:value="553145">
            <text:p>553145</text:p>
          </table:table-cell>
          <table:table-cell office:value-type="float" office:value="793558">
            <text:p>793558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3378360">
            <text:p>623378360</text:p>
          </table:table-cell>
          <table:table-cell office:value-type="float" office:value="603391">
            <text:p>603391</text:p>
          </table:table-cell>
          <table:table-cell office:value-type="float" office:value="820024">
            <text:p>820024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47968212">
            <text:p>447968212</text:p>
          </table:table-cell>
          <table:table-cell office:value-type="float" office:value="584487">
            <text:p>584487</text:p>
          </table:table-cell>
          <table:table-cell office:value-type="float" office:value="821730">
            <text:p>821730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94549231">
            <text:p>394549231</text:p>
          </table:table-cell>
          <table:table-cell office:value-type="float" office:value="583418">
            <text:p>583418</text:p>
          </table:table-cell>
          <table:table-cell office:value-type="float" office:value="1541600">
            <text:p>1541600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1646464">
            <text:p>451646464</text:p>
          </table:table-cell>
          <table:table-cell office:value-type="float" office:value="567603">
            <text:p>567603</text:p>
          </table:table-cell>
          <table:table-cell office:value-type="float" office:value="1340405">
            <text:p>1340405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73357965">
            <text:p>773357965</text:p>
          </table:table-cell>
          <table:table-cell office:value-type="float" office:value="597550">
            <text:p>597550</text:p>
          </table:table-cell>
          <table:table-cell office:value-type="float" office:value="413235">
            <text:p>413235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7085663">
            <text:p>457085663</text:p>
          </table:table-cell>
          <table:table-cell office:value-type="float" office:value="559690">
            <text:p>559690</text:p>
          </table:table-cell>
          <table:table-cell office:value-type="float" office:value="802530">
            <text:p>802530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61973127">
            <text:p>761973127</text:p>
          </table:table-cell>
          <table:table-cell office:value-type="float" office:value="376052">
            <text:p>376052</text:p>
          </table:table-cell>
          <table:table-cell office:value-type="float" office:value="837653">
            <text:p>837653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24074143">
            <text:p>724074143</text:p>
          </table:table-cell>
          <table:table-cell office:value-type="float" office:value="777939">
            <text:p>777939</text:p>
          </table:table-cell>
          <table:table-cell office:value-type="float" office:value="853433">
            <text:p>853433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30546944">
            <text:p>730546944</text:p>
          </table:table-cell>
          <table:table-cell office:value-type="float" office:value="828560">
            <text:p>828560</text:p>
          </table:table-cell>
          <table:table-cell office:value-type="float" office:value="818517">
            <text:p>818517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47616351">
            <text:p>647616351</text:p>
          </table:table-cell>
          <table:table-cell office:value-type="float" office:value="563106">
            <text:p>563106</text:p>
          </table:table-cell>
          <table:table-cell office:value-type="float" office:value="717071">
            <text:p>717071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31473995">
            <text:p>431473995</text:p>
          </table:table-cell>
          <table:table-cell office:value-type="float" office:value="578781">
            <text:p>578781</text:p>
          </table:table-cell>
          <table:table-cell office:value-type="float" office:value="821832">
            <text:p>821832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70342492">
            <text:p>470342492</text:p>
          </table:table-cell>
          <table:table-cell office:value-type="float" office:value="575329">
            <text:p>575329</text:p>
          </table:table-cell>
          <table:table-cell office:value-type="float" office:value="1007825">
            <text:p>1007825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70925252">
            <text:p>470925252</text:p>
          </table:table-cell>
          <table:table-cell office:value-type="float" office:value="606924">
            <text:p>606924</text:p>
          </table:table-cell>
          <table:table-cell office:value-type="float" office:value="902770">
            <text:p>902770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87423276">
            <text:p>387423276</text:p>
          </table:table-cell>
          <table:table-cell office:value-type="float" office:value="646967">
            <text:p>646967</text:p>
          </table:table-cell>
          <table:table-cell office:value-type="float" office:value="825347">
            <text:p>825347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91166824">
            <text:p>391166824</text:p>
          </table:table-cell>
          <table:table-cell office:value-type="float" office:value="591220">
            <text:p>591220</text:p>
          </table:table-cell>
          <table:table-cell office:value-type="float" office:value="672685">
            <text:p>672685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77864519">
            <text:p>477864519</text:p>
          </table:table-cell>
          <table:table-cell office:value-type="float" office:value="564440">
            <text:p>564440</text:p>
          </table:table-cell>
          <table:table-cell office:value-type="float" office:value="826403">
            <text:p>826403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62240270">
            <text:p>662240270</text:p>
          </table:table-cell>
          <table:table-cell office:value-type="float" office:value="656716">
            <text:p>656716</text:p>
          </table:table-cell>
          <table:table-cell office:value-type="float" office:value="868375">
            <text:p>868375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87284183">
            <text:p>387284183</text:p>
          </table:table-cell>
          <table:table-cell office:value-type="float" office:value="581853">
            <text:p>581853</text:p>
          </table:table-cell>
          <table:table-cell office:value-type="float" office:value="1004358">
            <text:p>1004358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21194963">
            <text:p>821194963</text:p>
          </table:table-cell>
          <table:table-cell office:value-type="float" office:value="619999">
            <text:p>619999</text:p>
          </table:table-cell>
          <table:table-cell office:value-type="float" office:value="867782">
            <text:p>867782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3233163">
            <text:p>753233163</text:p>
          </table:table-cell>
          <table:table-cell office:value-type="float" office:value="644049">
            <text:p>644049</text:p>
          </table:table-cell>
          <table:table-cell office:value-type="float" office:value="570372">
            <text:p>570372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99435109">
            <text:p>699435109</text:p>
          </table:table-cell>
          <table:table-cell office:value-type="float" office:value="1214188">
            <text:p>1214188</text:p>
          </table:table-cell>
          <table:table-cell office:value-type="float" office:value="825163">
            <text:p>825163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31153535">
            <text:p>731153535</text:p>
          </table:table-cell>
          <table:table-cell office:value-type="float" office:value="388475">
            <text:p>388475</text:p>
          </table:table-cell>
          <table:table-cell office:value-type="float" office:value="865306">
            <text:p>865306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78368767">
            <text:p>478368767</text:p>
          </table:table-cell>
          <table:table-cell office:value-type="float" office:value="574807">
            <text:p>574807</text:p>
          </table:table-cell>
          <table:table-cell office:value-type="float" office:value="888921">
            <text:p>888921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27269580">
            <text:p>427269580</text:p>
          </table:table-cell>
          <table:table-cell office:value-type="float" office:value="633088">
            <text:p>633088</text:p>
          </table:table-cell>
          <table:table-cell office:value-type="float" office:value="817872">
            <text:p>817872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70454316">
            <text:p>670454316</text:p>
          </table:table-cell>
          <table:table-cell office:value-type="float" office:value="570732">
            <text:p>570732</text:p>
          </table:table-cell>
          <table:table-cell office:value-type="float" office:value="866726">
            <text:p>866726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2384424">
            <text:p>702384424</text:p>
          </table:table-cell>
          <table:table-cell office:value-type="float" office:value="583929">
            <text:p>583929</text:p>
          </table:table-cell>
          <table:table-cell office:value-type="float" office:value="860327">
            <text:p>860327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6589729">
            <text:p>556589729</text:p>
          </table:table-cell>
          <table:table-cell office:value-type="float" office:value="578180">
            <text:p>578180</text:p>
          </table:table-cell>
          <table:table-cell office:value-type="float" office:value="846110">
            <text:p>846110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5609223">
            <text:p>755609223</text:p>
          </table:table-cell>
          <table:table-cell office:value-type="float" office:value="635174">
            <text:p>635174</text:p>
          </table:table-cell>
          <table:table-cell office:value-type="float" office:value="746053">
            <text:p>746053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24261622">
            <text:p>324261622</text:p>
          </table:table-cell>
          <table:table-cell office:value-type="float" office:value="653024">
            <text:p>653024</text:p>
          </table:table-cell>
          <table:table-cell office:value-type="float" office:value="659131">
            <text:p>659131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483465725">
            <text:p>483465725</text:p>
          </table:table-cell>
          <table:table-cell office:value-type="float" office:value="669333">
            <text:p>669333</text:p>
          </table:table-cell>
          <table:table-cell office:value-type="float" office:value="1679491">
            <text:p>1679491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00660565">
            <text:p>300660565</text:p>
          </table:table-cell>
          <table:table-cell office:value-type="float" office:value="236072">
            <text:p>236072</text:p>
          </table:table-cell>
          <table:table-cell office:value-type="float" office:value="941712">
            <text:p>941712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60332606">
            <text:p>260332606</text:p>
          </table:table-cell>
          <table:table-cell office:value-type="float" office:value="632206">
            <text:p>632206</text:p>
          </table:table-cell>
          <table:table-cell office:value-type="float" office:value="470354">
            <text:p>470354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434396475">
            <text:p>434396475</text:p>
          </table:table-cell>
          <table:table-cell office:value-type="float" office:value="621391">
            <text:p>621391</text:p>
          </table:table-cell>
          <table:table-cell office:value-type="float" office:value="900631">
            <text:p>900631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474942716">
            <text:p>474942716</text:p>
          </table:table-cell>
          <table:table-cell office:value-type="float" office:value="624945">
            <text:p>624945</text:p>
          </table:table-cell>
          <table:table-cell office:value-type="float" office:value="836012">
            <text:p>836012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504527909">
            <text:p>504527909</text:p>
          </table:table-cell>
          <table:table-cell office:value-type="float" office:value="632909">
            <text:p>632909</text:p>
          </table:table-cell>
          <table:table-cell office:value-type="float" office:value="846877">
            <text:p>846877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77587431">
            <text:p>277587431</text:p>
          </table:table-cell>
          <table:table-cell office:value-type="float" office:value="329908">
            <text:p>329908</text:p>
          </table:table-cell>
          <table:table-cell office:value-type="float" office:value="945107">
            <text:p>945107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517452763">
            <text:p>517452763</text:p>
          </table:table-cell>
          <table:table-cell office:value-type="float" office:value="837306">
            <text:p>837306</text:p>
          </table:table-cell>
          <table:table-cell office:value-type="float" office:value="920102">
            <text:p>920102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488795240">
            <text:p>488795240</text:p>
          </table:table-cell>
          <table:table-cell office:value-type="float" office:value="754187">
            <text:p>754187</text:p>
          </table:table-cell>
          <table:table-cell office:value-type="float" office:value="904646">
            <text:p>904646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506682073">
            <text:p>506682073</text:p>
          </table:table-cell>
          <table:table-cell office:value-type="float" office:value="466195">
            <text:p>466195</text:p>
          </table:table-cell>
          <table:table-cell office:value-type="float" office:value="731236">
            <text:p>731236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480444057">
            <text:p>480444057</text:p>
          </table:table-cell>
          <table:table-cell office:value-type="float" office:value="860183">
            <text:p>860183</text:p>
          </table:table-cell>
          <table:table-cell office:value-type="float" office:value="889297">
            <text:p>889297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76446719">
            <text:p>376446719</text:p>
          </table:table-cell>
          <table:table-cell office:value-type="float" office:value="657123">
            <text:p>657123</text:p>
          </table:table-cell>
          <table:table-cell office:value-type="float" office:value="966194">
            <text:p>966194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83429690">
            <text:p>283429690</text:p>
          </table:table-cell>
          <table:table-cell office:value-type="float" office:value="643256">
            <text:p>643256</text:p>
          </table:table-cell>
          <table:table-cell office:value-type="float" office:value="882584">
            <text:p>882584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07884923">
            <text:p>307884923</text:p>
          </table:table-cell>
          <table:table-cell office:value-type="float" office:value="917338">
            <text:p>917338</text:p>
          </table:table-cell>
          <table:table-cell office:value-type="float" office:value="913091">
            <text:p>913091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527924847">
            <text:p>527924847</text:p>
          </table:table-cell>
          <table:table-cell office:value-type="float" office:value="755544">
            <text:p>755544</text:p>
          </table:table-cell>
          <table:table-cell office:value-type="float" office:value="798718">
            <text:p>798718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409785766">
            <text:p>409785766</text:p>
          </table:table-cell>
          <table:table-cell office:value-type="float" office:value="634145">
            <text:p>634145</text:p>
          </table:table-cell>
          <table:table-cell office:value-type="float" office:value="863095">
            <text:p>863095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499087804">
            <text:p>499087804</text:p>
          </table:table-cell>
          <table:table-cell office:value-type="float" office:value="606474">
            <text:p>606474</text:p>
          </table:table-cell>
          <table:table-cell office:value-type="float" office:value="890497">
            <text:p>890497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494965480">
            <text:p>494965480</text:p>
          </table:table-cell>
          <table:table-cell office:value-type="float" office:value="625458">
            <text:p>625458</text:p>
          </table:table-cell>
          <table:table-cell office:value-type="float" office:value="1035726">
            <text:p>1035726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95772909">
            <text:p>395772909</text:p>
          </table:table-cell>
          <table:table-cell office:value-type="float" office:value="601311">
            <text:p>601311</text:p>
          </table:table-cell>
          <table:table-cell office:value-type="float" office:value="854175">
            <text:p>854175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52502895">
            <text:p>252502895</text:p>
          </table:table-cell>
          <table:table-cell office:value-type="float" office:value="615614">
            <text:p>615614</text:p>
          </table:table-cell>
          <table:table-cell office:value-type="float" office:value="1178064">
            <text:p>1178064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486348011">
            <text:p>486348011</text:p>
          </table:table-cell>
          <table:table-cell office:value-type="float" office:value="1385841">
            <text:p>1385841</text:p>
          </table:table-cell>
          <table:table-cell office:value-type="float" office:value="845791">
            <text:p>845791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83602596">
            <text:p>283602596</text:p>
          </table:table-cell>
          <table:table-cell office:value-type="float" office:value="779012">
            <text:p>779012</text:p>
          </table:table-cell>
          <table:table-cell office:value-type="float" office:value="541962">
            <text:p>541962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469250516">
            <text:p>469250516</text:p>
          </table:table-cell>
          <table:table-cell office:value-type="float" office:value="751812">
            <text:p>751812</text:p>
          </table:table-cell>
          <table:table-cell office:value-type="float" office:value="835073">
            <text:p>835073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74898906">
            <text:p>274898906</text:p>
          </table:table-cell>
          <table:table-cell office:value-type="float" office:value="612223">
            <text:p>612223</text:p>
          </table:table-cell>
          <table:table-cell office:value-type="float" office:value="891543">
            <text:p>891543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51157986">
            <text:p>251157986</text:p>
          </table:table-cell>
          <table:table-cell office:value-type="float" office:value="634120">
            <text:p>634120</text:p>
          </table:table-cell>
          <table:table-cell office:value-type="float" office:value="854180">
            <text:p>854180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07636602">
            <text:p>307636602</text:p>
          </table:table-cell>
          <table:table-cell office:value-type="float" office:value="581908">
            <text:p>581908</text:p>
          </table:table-cell>
          <table:table-cell office:value-type="float" office:value="902893">
            <text:p>902893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66899016">
            <text:p>266899016</text:p>
          </table:table-cell>
          <table:table-cell office:value-type="float" office:value="606209">
            <text:p>606209</text:p>
          </table:table-cell>
          <table:table-cell office:value-type="float" office:value="872862">
            <text:p>872862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509881005">
            <text:p>509881005</text:p>
          </table:table-cell>
          <table:table-cell office:value-type="float" office:value="496560">
            <text:p>496560</text:p>
          </table:table-cell>
          <table:table-cell office:value-type="float" office:value="1633055">
            <text:p>1633055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66186215">
            <text:p>366186215</text:p>
          </table:table-cell>
          <table:table-cell office:value-type="float" office:value="681060">
            <text:p>681060</text:p>
          </table:table-cell>
          <table:table-cell office:value-type="float" office:value="897257">
            <text:p>897257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86285776">
            <text:p>286285776</text:p>
          </table:table-cell>
          <table:table-cell office:value-type="float" office:value="569925">
            <text:p>569925</text:p>
          </table:table-cell>
          <table:table-cell office:value-type="float" office:value="1428277">
            <text:p>1428277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57033541">
            <text:p>357033541</text:p>
          </table:table-cell>
          <table:table-cell office:value-type="float" office:value="596338">
            <text:p>596338</text:p>
          </table:table-cell>
          <table:table-cell office:value-type="float" office:value="847403">
            <text:p>847403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85684747">
            <text:p>385684747</text:p>
          </table:table-cell>
          <table:table-cell office:value-type="float" office:value="602348">
            <text:p>602348</text:p>
          </table:table-cell>
          <table:table-cell office:value-type="float" office:value="1253250">
            <text:p>1253250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524765909">
            <text:p>524765909</text:p>
          </table:table-cell>
          <table:table-cell office:value-type="float" office:value="625039">
            <text:p>625039</text:p>
          </table:table-cell>
          <table:table-cell office:value-type="float" office:value="1012368">
            <text:p>1012368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487964658">
            <text:p>487964658</text:p>
          </table:table-cell>
          <table:table-cell office:value-type="float" office:value="1125539">
            <text:p>1125539</text:p>
          </table:table-cell>
          <table:table-cell office:value-type="float" office:value="616033">
            <text:p>616033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424329182">
            <text:p>424329182</text:p>
          </table:table-cell>
          <table:table-cell office:value-type="float" office:value="617031">
            <text:p>617031</text:p>
          </table:table-cell>
          <table:table-cell office:value-type="float" office:value="1133963">
            <text:p>1133963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86649295">
            <text:p>286649295</text:p>
          </table:table-cell>
          <table:table-cell office:value-type="float" office:value="597713">
            <text:p>597713</text:p>
          </table:table-cell>
          <table:table-cell office:value-type="float" office:value="900648">
            <text:p>900648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79524252">
            <text:p>279524252</text:p>
          </table:table-cell>
          <table:table-cell office:value-type="float" office:value="646242">
            <text:p>646242</text:p>
          </table:table-cell>
          <table:table-cell office:value-type="float" office:value="901041">
            <text:p>901041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527657693">
            <text:p>527657693</text:p>
          </table:table-cell>
          <table:table-cell office:value-type="float" office:value="540556">
            <text:p>540556</text:p>
          </table:table-cell>
          <table:table-cell office:value-type="float" office:value="958823">
            <text:p>958823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69653595">
            <text:p>369653595</text:p>
          </table:table-cell>
          <table:table-cell office:value-type="float" office:value="631337">
            <text:p>631337</text:p>
          </table:table-cell>
          <table:table-cell office:value-type="float" office:value="1034925">
            <text:p>1034925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59695291">
            <text:p>359695291</text:p>
          </table:table-cell>
          <table:table-cell office:value-type="float" office:value="633919">
            <text:p>633919</text:p>
          </table:table-cell>
          <table:table-cell office:value-type="float" office:value="1036269">
            <text:p>1036269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500774428">
            <text:p>500774428</text:p>
          </table:table-cell>
          <table:table-cell office:value-type="float" office:value="723656">
            <text:p>723656</text:p>
          </table:table-cell>
          <table:table-cell office:value-type="float" office:value="1224671">
            <text:p>1224671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80291164">
            <text:p>280291164</text:p>
          </table:table-cell>
          <table:table-cell office:value-type="float" office:value="587073">
            <text:p>587073</text:p>
          </table:table-cell>
          <table:table-cell office:value-type="float" office:value="887250">
            <text:p>887250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83413136">
            <text:p>283413136</text:p>
          </table:table-cell>
          <table:table-cell office:value-type="float" office:value="644071">
            <text:p>644071</text:p>
          </table:table-cell>
          <table:table-cell office:value-type="float" office:value="493293">
            <text:p>493293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61542000">
            <text:p>361542000</text:p>
          </table:table-cell>
          <table:table-cell office:value-type="float" office:value="575018">
            <text:p>575018</text:p>
          </table:table-cell>
          <table:table-cell office:value-type="float" office:value="907099">
            <text:p>907099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82149456">
            <text:p>382149456</text:p>
          </table:table-cell>
          <table:table-cell office:value-type="float" office:value="618669">
            <text:p>618669</text:p>
          </table:table-cell>
          <table:table-cell office:value-type="float" office:value="925469">
            <text:p>925469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79732960">
            <text:p>379732960</text:p>
          </table:table-cell>
          <table:table-cell office:value-type="float" office:value="656108">
            <text:p>656108</text:p>
          </table:table-cell>
          <table:table-cell office:value-type="float" office:value="866646">
            <text:p>866646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40785529">
            <text:p>340785529</text:p>
          </table:table-cell>
          <table:table-cell office:value-type="float" office:value="627726">
            <text:p>627726</text:p>
          </table:table-cell>
          <table:table-cell office:value-type="float" office:value="929840">
            <text:p>929840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03624694">
            <text:p>303624694</text:p>
          </table:table-cell>
          <table:table-cell office:value-type="float" office:value="431281">
            <text:p>431281</text:p>
          </table:table-cell>
          <table:table-cell office:value-type="float" office:value="797250">
            <text:p>797250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496225812">
            <text:p>496225812</text:p>
          </table:table-cell>
          <table:table-cell office:value-type="float" office:value="797031">
            <text:p>797031</text:p>
          </table:table-cell>
          <table:table-cell office:value-type="float" office:value="956527">
            <text:p>956527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24177759">
            <text:p>424177759</text:p>
          </table:table-cell>
          <table:table-cell office:value-type="float" office:value="649686">
            <text:p>649686</text:p>
          </table:table-cell>
          <table:table-cell office:value-type="float" office:value="1099543">
            <text:p>1099543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21141030">
            <text:p>521141030</text:p>
          </table:table-cell>
          <table:table-cell office:value-type="float" office:value="694405">
            <text:p>694405</text:p>
          </table:table-cell>
          <table:table-cell office:value-type="float" office:value="914954">
            <text:p>914954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64322861">
            <text:p>464322861</text:p>
          </table:table-cell>
          <table:table-cell office:value-type="float" office:value="621342">
            <text:p>621342</text:p>
          </table:table-cell>
          <table:table-cell office:value-type="float" office:value="912859">
            <text:p>912859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63075122">
            <text:p>463075122</text:p>
          </table:table-cell>
          <table:table-cell office:value-type="float" office:value="658099">
            <text:p>658099</text:p>
          </table:table-cell>
          <table:table-cell office:value-type="float" office:value="968184">
            <text:p>968184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44583178">
            <text:p>544583178</text:p>
          </table:table-cell>
          <table:table-cell office:value-type="float" office:value="653389">
            <text:p>653389</text:p>
          </table:table-cell>
          <table:table-cell office:value-type="float" office:value="936029">
            <text:p>936029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26629207">
            <text:p>326629207</text:p>
          </table:table-cell>
          <table:table-cell office:value-type="float" office:value="643178">
            <text:p>643178</text:p>
          </table:table-cell>
          <table:table-cell office:value-type="float" office:value="1033027">
            <text:p>1033027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71992187">
            <text:p>471992187</text:p>
          </table:table-cell>
          <table:table-cell office:value-type="float" office:value="625391">
            <text:p>625391</text:p>
          </table:table-cell>
          <table:table-cell office:value-type="float" office:value="909349">
            <text:p>909349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35596966">
            <text:p>535596966</text:p>
          </table:table-cell>
          <table:table-cell office:value-type="float" office:value="614701">
            <text:p>614701</text:p>
          </table:table-cell>
          <table:table-cell office:value-type="float" office:value="984804">
            <text:p>984804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13129448">
            <text:p>513129448</text:p>
          </table:table-cell>
          <table:table-cell office:value-type="float" office:value="654272">
            <text:p>654272</text:p>
          </table:table-cell>
          <table:table-cell office:value-type="float" office:value="908091">
            <text:p>908091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14309489">
            <text:p>314309489</text:p>
          </table:table-cell>
          <table:table-cell office:value-type="float" office:value="497642">
            <text:p>497642</text:p>
          </table:table-cell>
          <table:table-cell office:value-type="float" office:value="1001452">
            <text:p>1001452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85095786">
            <text:p>385095786</text:p>
          </table:table-cell>
          <table:table-cell office:value-type="float" office:value="650051">
            <text:p>650051</text:p>
          </table:table-cell>
          <table:table-cell office:value-type="float" office:value="842802">
            <text:p>842802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11099829">
            <text:p>311099829</text:p>
          </table:table-cell>
          <table:table-cell office:value-type="float" office:value="712277">
            <text:p>712277</text:p>
          </table:table-cell>
          <table:table-cell office:value-type="float" office:value="1020795">
            <text:p>1020795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22944466">
            <text:p>422944466</text:p>
          </table:table-cell>
          <table:table-cell office:value-type="float" office:value="934145">
            <text:p>934145</text:p>
          </table:table-cell>
          <table:table-cell office:value-type="float" office:value="919084">
            <text:p>919084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34354755">
            <text:p>534354755</text:p>
          </table:table-cell>
          <table:table-cell office:value-type="float" office:value="734224">
            <text:p>734224</text:p>
          </table:table-cell>
          <table:table-cell office:value-type="float" office:value="989273">
            <text:p>989273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68842683">
            <text:p>368842683</text:p>
          </table:table-cell>
          <table:table-cell office:value-type="float" office:value="709045">
            <text:p>709045</text:p>
          </table:table-cell>
          <table:table-cell office:value-type="float" office:value="1230159">
            <text:p>1230159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50203310">
            <text:p>550203310</text:p>
          </table:table-cell>
          <table:table-cell office:value-type="float" office:value="664839">
            <text:p>664839</text:p>
          </table:table-cell>
          <table:table-cell office:value-type="float" office:value="923815">
            <text:p>923815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33583437">
            <text:p>433583437</text:p>
          </table:table-cell>
          <table:table-cell office:value-type="float" office:value="645410">
            <text:p>645410</text:p>
          </table:table-cell>
          <table:table-cell office:value-type="float" office:value="805716">
            <text:p>805716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37582373">
            <text:p>537582373</text:p>
          </table:table-cell>
          <table:table-cell office:value-type="float" office:value="760441">
            <text:p>760441</text:p>
          </table:table-cell>
          <table:table-cell office:value-type="float" office:value="1145798">
            <text:p>1145798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89884270">
            <text:p>389884270</text:p>
          </table:table-cell>
          <table:table-cell office:value-type="float" office:value="642934">
            <text:p>642934</text:p>
          </table:table-cell>
          <table:table-cell office:value-type="float" office:value="1108145">
            <text:p>1108145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50820850">
            <text:p>350820850</text:p>
          </table:table-cell>
          <table:table-cell office:value-type="float" office:value="627945">
            <text:p>627945</text:p>
          </table:table-cell>
          <table:table-cell office:value-type="float" office:value="914725">
            <text:p>914725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38465106">
            <text:p>538465106</text:p>
          </table:table-cell>
          <table:table-cell office:value-type="float" office:value="608743">
            <text:p>608743</text:p>
          </table:table-cell>
          <table:table-cell office:value-type="float" office:value="910446">
            <text:p>910446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47629750">
            <text:p>547629750</text:p>
          </table:table-cell>
          <table:table-cell office:value-type="float" office:value="747292">
            <text:p>747292</text:p>
          </table:table-cell>
          <table:table-cell office:value-type="float" office:value="880603">
            <text:p>880603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30379284">
            <text:p>330379284</text:p>
          </table:table-cell>
          <table:table-cell office:value-type="float" office:value="627493">
            <text:p>627493</text:p>
          </table:table-cell>
          <table:table-cell office:value-type="float" office:value="850957">
            <text:p>850957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38355655">
            <text:p>538355655</text:p>
          </table:table-cell>
          <table:table-cell office:value-type="float" office:value="639554">
            <text:p>639554</text:p>
          </table:table-cell>
          <table:table-cell office:value-type="float" office:value="897130">
            <text:p>897130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35765682">
            <text:p>535765682</text:p>
          </table:table-cell>
          <table:table-cell office:value-type="float" office:value="674582">
            <text:p>674582</text:p>
          </table:table-cell>
          <table:table-cell office:value-type="float" office:value="873605">
            <text:p>873605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77354722">
            <text:p>277354722</text:p>
          </table:table-cell>
          <table:table-cell office:value-type="float" office:value="697093">
            <text:p>697093</text:p>
          </table:table-cell>
          <table:table-cell office:value-type="float" office:value="370828">
            <text:p>370828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09863029">
            <text:p>309863029</text:p>
          </table:table-cell>
          <table:table-cell office:value-type="float" office:value="667016">
            <text:p>667016</text:p>
          </table:table-cell>
          <table:table-cell office:value-type="float" office:value="824442">
            <text:p>824442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13266089">
            <text:p>313266089</text:p>
          </table:table-cell>
          <table:table-cell office:value-type="float" office:value="684700">
            <text:p>684700</text:p>
          </table:table-cell>
          <table:table-cell office:value-type="float" office:value="981615">
            <text:p>981615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48231967">
            <text:p>448231967</text:p>
          </table:table-cell>
          <table:table-cell office:value-type="float" office:value="243955">
            <text:p>243955</text:p>
          </table:table-cell>
          <table:table-cell office:value-type="float" office:value="1058837">
            <text:p>1058837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30560563">
            <text:p>530560563</text:p>
          </table:table-cell>
          <table:table-cell office:value-type="float" office:value="747010">
            <text:p>747010</text:p>
          </table:table-cell>
          <table:table-cell office:value-type="float" office:value="933116">
            <text:p>933116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17859150">
            <text:p>517859150</text:p>
          </table:table-cell>
          <table:table-cell office:value-type="float" office:value="689312">
            <text:p>689312</text:p>
          </table:table-cell>
          <table:table-cell office:value-type="float" office:value="919368">
            <text:p>919368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47172538">
            <text:p>547172538</text:p>
          </table:table-cell>
          <table:table-cell office:value-type="float" office:value="624177">
            <text:p>624177</text:p>
          </table:table-cell>
          <table:table-cell office:value-type="float" office:value="1044246">
            <text:p>1044246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06779817">
            <text:p>406779817</text:p>
          </table:table-cell>
          <table:table-cell office:value-type="float" office:value="877481">
            <text:p>877481</text:p>
          </table:table-cell>
          <table:table-cell office:value-type="float" office:value="968969">
            <text:p>968969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08152733">
            <text:p>508152733</text:p>
          </table:table-cell>
          <table:table-cell office:value-type="float" office:value="561882">
            <text:p>561882</text:p>
          </table:table-cell>
          <table:table-cell office:value-type="float" office:value="988054">
            <text:p>988054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08547461">
            <text:p>408547461</text:p>
          </table:table-cell>
          <table:table-cell office:value-type="float" office:value="654871">
            <text:p>654871</text:p>
          </table:table-cell>
          <table:table-cell office:value-type="float" office:value="743110">
            <text:p>743110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79346822">
            <text:p>279346822</text:p>
          </table:table-cell>
          <table:table-cell office:value-type="float" office:value="673332">
            <text:p>673332</text:p>
          </table:table-cell>
          <table:table-cell office:value-type="float" office:value="895253">
            <text:p>895253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88200755">
            <text:p>488200755</text:p>
          </table:table-cell>
          <table:table-cell office:value-type="float" office:value="303837">
            <text:p>303837</text:p>
          </table:table-cell>
          <table:table-cell office:value-type="float" office:value="937669">
            <text:p>937669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05049929">
            <text:p>405049929</text:p>
          </table:table-cell>
          <table:table-cell office:value-type="float" office:value="629674">
            <text:p>629674</text:p>
          </table:table-cell>
          <table:table-cell office:value-type="float" office:value="909341">
            <text:p>909341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17962911">
            <text:p>317962911</text:p>
          </table:table-cell>
          <table:table-cell office:value-type="float" office:value="605238">
            <text:p>605238</text:p>
          </table:table-cell>
          <table:table-cell office:value-type="float" office:value="932200">
            <text:p>932200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17983548">
            <text:p>317983548</text:p>
          </table:table-cell>
          <table:table-cell office:value-type="float" office:value="880586">
            <text:p>880586</text:p>
          </table:table-cell>
          <table:table-cell office:value-type="float" office:value="993707">
            <text:p>993707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66778891">
            <text:p>266778891</text:p>
          </table:table-cell>
          <table:table-cell office:value-type="float" office:value="642718">
            <text:p>642718</text:p>
          </table:table-cell>
          <table:table-cell office:value-type="float" office:value="914276">
            <text:p>914276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86204257">
            <text:p>286204257</text:p>
          </table:table-cell>
          <table:table-cell office:value-type="float" office:value="782377">
            <text:p>782377</text:p>
          </table:table-cell>
          <table:table-cell office:value-type="float" office:value="813812">
            <text:p>813812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36501955">
            <text:p>536501955</text:p>
          </table:table-cell>
          <table:table-cell office:value-type="float" office:value="633969">
            <text:p>633969</text:p>
          </table:table-cell>
          <table:table-cell office:value-type="float" office:value="994671">
            <text:p>994671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42247707">
            <text:p>542247707</text:p>
          </table:table-cell>
          <table:table-cell office:value-type="float" office:value="687470">
            <text:p>687470</text:p>
          </table:table-cell>
          <table:table-cell office:value-type="float" office:value="920400">
            <text:p>920400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89913146">
            <text:p>489913146</text:p>
          </table:table-cell>
          <table:table-cell office:value-type="float" office:value="639607">
            <text:p>639607</text:p>
          </table:table-cell>
          <table:table-cell office:value-type="float" office:value="933648">
            <text:p>933648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42395405">
            <text:p>342395405</text:p>
          </table:table-cell>
          <table:table-cell office:value-type="float" office:value="581901">
            <text:p>581901</text:p>
          </table:table-cell>
          <table:table-cell office:value-type="float" office:value="961003">
            <text:p>961003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17752943">
            <text:p>417752943</text:p>
          </table:table-cell>
          <table:table-cell office:value-type="float" office:value="643682">
            <text:p>643682</text:p>
          </table:table-cell>
          <table:table-cell office:value-type="float" office:value="972284">
            <text:p>972284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88980268">
            <text:p>488980268</text:p>
          </table:table-cell>
          <table:table-cell office:value-type="float" office:value="666807">
            <text:p>666807</text:p>
          </table:table-cell>
          <table:table-cell office:value-type="float" office:value="1087173">
            <text:p>1087173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57193407">
            <text:p>457193407</text:p>
          </table:table-cell>
          <table:table-cell office:value-type="float" office:value="759845">
            <text:p>759845</text:p>
          </table:table-cell>
          <table:table-cell office:value-type="float" office:value="1150717">
            <text:p>1150717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11862442">
            <text:p>311862442</text:p>
          </table:table-cell>
          <table:table-cell office:value-type="float" office:value="978894">
            <text:p>978894</text:p>
          </table:table-cell>
          <table:table-cell office:value-type="float" office:value="948476">
            <text:p>948476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46570773">
            <text:p>446570773</text:p>
          </table:table-cell>
          <table:table-cell office:value-type="float" office:value="948791">
            <text:p>948791</text:p>
          </table:table-cell>
          <table:table-cell office:value-type="float" office:value="1902521">
            <text:p>1902521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05929794">
            <text:p>305929794</text:p>
          </table:table-cell>
          <table:table-cell office:value-type="float" office:value="643849">
            <text:p>643849</text:p>
          </table:table-cell>
          <table:table-cell office:value-type="float" office:value="922774">
            <text:p>922774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26841168">
            <text:p>526841168</text:p>
          </table:table-cell>
          <table:table-cell office:value-type="float" office:value="400231">
            <text:p>400231</text:p>
          </table:table-cell>
          <table:table-cell office:value-type="float" office:value="1081773">
            <text:p>1081773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62658120">
            <text:p>362658120</text:p>
          </table:table-cell>
          <table:table-cell office:value-type="float" office:value="1251882">
            <text:p>1251882</text:p>
          </table:table-cell>
          <table:table-cell office:value-type="float" office:value="1042220">
            <text:p>1042220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08386185">
            <text:p>408386185</text:p>
          </table:table-cell>
          <table:table-cell office:value-type="float" office:value="692597">
            <text:p>692597</text:p>
          </table:table-cell>
          <table:table-cell office:value-type="float" office:value="674634">
            <text:p>674634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97901256">
            <text:p>497901256</text:p>
          </table:table-cell>
          <table:table-cell office:value-type="float" office:value="649436">
            <text:p>649436</text:p>
          </table:table-cell>
          <table:table-cell office:value-type="float" office:value="931279">
            <text:p>931279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93879763">
            <text:p>493879763</text:p>
          </table:table-cell>
          <table:table-cell office:value-type="float" office:value="746910">
            <text:p>746910</text:p>
          </table:table-cell>
          <table:table-cell office:value-type="float" office:value="1129789">
            <text:p>1129789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50100180">
            <text:p>450100180</text:p>
          </table:table-cell>
          <table:table-cell office:value-type="float" office:value="667998">
            <text:p>667998</text:p>
          </table:table-cell>
          <table:table-cell office:value-type="float" office:value="1383985">
            <text:p>1383985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11709212">
            <text:p>511709212</text:p>
          </table:table-cell>
          <table:table-cell office:value-type="float" office:value="671123">
            <text:p>671123</text:p>
          </table:table-cell>
          <table:table-cell office:value-type="float" office:value="958897">
            <text:p>958897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79691696">
            <text:p>579691696</text:p>
          </table:table-cell>
          <table:table-cell office:value-type="float" office:value="651309">
            <text:p>651309</text:p>
          </table:table-cell>
          <table:table-cell office:value-type="float" office:value="994211">
            <text:p>994211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75614967">
            <text:p>575614967</text:p>
          </table:table-cell>
          <table:table-cell office:value-type="float" office:value="800842">
            <text:p>800842</text:p>
          </table:table-cell>
          <table:table-cell office:value-type="float" office:value="737317">
            <text:p>737317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45156128">
            <text:p>545156128</text:p>
          </table:table-cell>
          <table:table-cell office:value-type="float" office:value="714394">
            <text:p>714394</text:p>
          </table:table-cell>
          <table:table-cell office:value-type="float" office:value="1055847">
            <text:p>1055847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37991194">
            <text:p>437991194</text:p>
          </table:table-cell>
          <table:table-cell office:value-type="float" office:value="652089">
            <text:p>652089</text:p>
          </table:table-cell>
          <table:table-cell office:value-type="float" office:value="942398">
            <text:p>942398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61759790">
            <text:p>461759790</text:p>
          </table:table-cell>
          <table:table-cell office:value-type="float" office:value="675673">
            <text:p>675673</text:p>
          </table:table-cell>
          <table:table-cell office:value-type="float" office:value="1620037">
            <text:p>1620037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09604672">
            <text:p>309604672</text:p>
          </table:table-cell>
          <table:table-cell office:value-type="float" office:value="917581">
            <text:p>917581</text:p>
          </table:table-cell>
          <table:table-cell office:value-type="float" office:value="886949">
            <text:p>886949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46432143">
            <text:p>446432143</text:p>
          </table:table-cell>
          <table:table-cell office:value-type="float" office:value="676204">
            <text:p>676204</text:p>
          </table:table-cell>
          <table:table-cell office:value-type="float" office:value="1188975">
            <text:p>1188975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87683968">
            <text:p>387683968</text:p>
          </table:table-cell>
          <table:table-cell office:value-type="float" office:value="716643">
            <text:p>716643</text:p>
          </table:table-cell>
          <table:table-cell office:value-type="float" office:value="1036407">
            <text:p>1036407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92966042">
            <text:p>592966042</text:p>
          </table:table-cell>
          <table:table-cell office:value-type="float" office:value="697582">
            <text:p>697582</text:p>
          </table:table-cell>
          <table:table-cell office:value-type="float" office:value="800819">
            <text:p>800819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80181620">
            <text:p>580181620</text:p>
          </table:table-cell>
          <table:table-cell office:value-type="float" office:value="691515">
            <text:p>691515</text:p>
          </table:table-cell>
          <table:table-cell office:value-type="float" office:value="903729">
            <text:p>903729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09101913">
            <text:p>509101913</text:p>
          </table:table-cell>
          <table:table-cell office:value-type="float" office:value="434002">
            <text:p>434002</text:p>
          </table:table-cell>
          <table:table-cell office:value-type="float" office:value="912755">
            <text:p>912755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80340341">
            <text:p>380340341</text:p>
          </table:table-cell>
          <table:table-cell office:value-type="float" office:value="673760">
            <text:p>673760</text:p>
          </table:table-cell>
          <table:table-cell office:value-type="float" office:value="931587">
            <text:p>931587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56306702">
            <text:p>556306702</text:p>
          </table:table-cell>
          <table:table-cell office:value-type="float" office:value="720160">
            <text:p>720160</text:p>
          </table:table-cell>
          <table:table-cell office:value-type="float" office:value="983461">
            <text:p>983461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38588210">
            <text:p>538588210</text:p>
          </table:table-cell>
          <table:table-cell office:value-type="float" office:value="713713">
            <text:p>713713</text:p>
          </table:table-cell>
          <table:table-cell office:value-type="float" office:value="1563574">
            <text:p>1563574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34653081">
            <text:p>534653081</text:p>
          </table:table-cell>
          <table:table-cell office:value-type="float" office:value="694751">
            <text:p>694751</text:p>
          </table:table-cell>
          <table:table-cell office:value-type="float" office:value="1105272">
            <text:p>1105272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92254507">
            <text:p>392254507</text:p>
          </table:table-cell>
          <table:table-cell office:value-type="float" office:value="665955">
            <text:p>665955</text:p>
          </table:table-cell>
          <table:table-cell office:value-type="float" office:value="1003827">
            <text:p>1003827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70846326">
            <text:p>470846326</text:p>
          </table:table-cell>
          <table:table-cell office:value-type="float" office:value="702207">
            <text:p>702207</text:p>
          </table:table-cell>
          <table:table-cell office:value-type="float" office:value="948273">
            <text:p>948273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12967083">
            <text:p>412967083</text:p>
          </table:table-cell>
          <table:table-cell office:value-type="float" office:value="684241">
            <text:p>684241</text:p>
          </table:table-cell>
          <table:table-cell office:value-type="float" office:value="1617398">
            <text:p>1617398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62130259">
            <text:p>362130259</text:p>
          </table:table-cell>
          <table:table-cell office:value-type="float" office:value="344300">
            <text:p>344300</text:p>
          </table:table-cell>
          <table:table-cell office:value-type="float" office:value="992764">
            <text:p>992764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99965543">
            <text:p>499965543</text:p>
          </table:table-cell>
          <table:table-cell office:value-type="float" office:value="707073">
            <text:p>707073</text:p>
          </table:table-cell>
          <table:table-cell office:value-type="float" office:value="1262540">
            <text:p>1262540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80832395">
            <text:p>580832395</text:p>
          </table:table-cell>
          <table:table-cell office:value-type="float" office:value="659692">
            <text:p>659692</text:p>
          </table:table-cell>
          <table:table-cell office:value-type="float" office:value="920972">
            <text:p>920972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81600859">
            <text:p>581600859</text:p>
          </table:table-cell>
          <table:table-cell office:value-type="float" office:value="1720700">
            <text:p>1720700</text:p>
          </table:table-cell>
          <table:table-cell office:value-type="float" office:value="1069799">
            <text:p>1069799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94527298">
            <text:p>494527298</text:p>
          </table:table-cell>
          <table:table-cell office:value-type="float" office:value="697282">
            <text:p>697282</text:p>
          </table:table-cell>
          <table:table-cell office:value-type="float" office:value="930085">
            <text:p>930085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34465764">
            <text:p>334465764</text:p>
          </table:table-cell>
          <table:table-cell office:value-type="float" office:value="367514">
            <text:p>367514</text:p>
          </table:table-cell>
          <table:table-cell office:value-type="float" office:value="1221453">
            <text:p>1221453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02878960">
            <text:p>302878960</text:p>
          </table:table-cell>
          <table:table-cell office:value-type="float" office:value="720024">
            <text:p>720024</text:p>
          </table:table-cell>
          <table:table-cell office:value-type="float" office:value="1117756">
            <text:p>1117756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57556486">
            <text:p>557556486</text:p>
          </table:table-cell>
          <table:table-cell office:value-type="float" office:value="723959">
            <text:p>723959</text:p>
          </table:table-cell>
          <table:table-cell office:value-type="float" office:value="1156668">
            <text:p>1156668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00000243">
            <text:p>400000243</text:p>
          </table:table-cell>
          <table:table-cell office:value-type="float" office:value="807112">
            <text:p>807112</text:p>
          </table:table-cell>
          <table:table-cell office:value-type="float" office:value="991204">
            <text:p>991204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05117808">
            <text:p>305117808</text:p>
          </table:table-cell>
          <table:table-cell office:value-type="float" office:value="708263">
            <text:p>708263</text:p>
          </table:table-cell>
          <table:table-cell office:value-type="float" office:value="766161">
            <text:p>766161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21358960">
            <text:p>421358960</text:p>
          </table:table-cell>
          <table:table-cell office:value-type="float" office:value="733383">
            <text:p>733383</text:p>
          </table:table-cell>
          <table:table-cell office:value-type="float" office:value="1015066">
            <text:p>1015066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00404798">
            <text:p>400404798</text:p>
          </table:table-cell>
          <table:table-cell office:value-type="float" office:value="658927">
            <text:p>658927</text:p>
          </table:table-cell>
          <table:table-cell office:value-type="float" office:value="939592">
            <text:p>939592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90485447">
            <text:p>290485447</text:p>
          </table:table-cell>
          <table:table-cell office:value-type="float" office:value="677642">
            <text:p>677642</text:p>
          </table:table-cell>
          <table:table-cell office:value-type="float" office:value="932685">
            <text:p>932685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43993901">
            <text:p>543993901</text:p>
          </table:table-cell>
          <table:table-cell office:value-type="float" office:value="670807">
            <text:p>670807</text:p>
          </table:table-cell>
          <table:table-cell office:value-type="float" office:value="920397">
            <text:p>920397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29517382">
            <text:p>329517382</text:p>
          </table:table-cell>
          <table:table-cell office:value-type="float" office:value="700281">
            <text:p>700281</text:p>
          </table:table-cell>
          <table:table-cell office:value-type="float" office:value="942094">
            <text:p>942094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57829757">
            <text:p>357829757</text:p>
          </table:table-cell>
          <table:table-cell office:value-type="float" office:value="661363">
            <text:p>661363</text:p>
          </table:table-cell>
          <table:table-cell office:value-type="float" office:value="967128">
            <text:p>967128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59624972">
            <text:p>459624972</text:p>
          </table:table-cell>
          <table:table-cell office:value-type="float" office:value="591936">
            <text:p>591936</text:p>
          </table:table-cell>
          <table:table-cell office:value-type="float" office:value="978768">
            <text:p>978768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62919268">
            <text:p>462919268</text:p>
          </table:table-cell>
          <table:table-cell office:value-type="float" office:value="553557">
            <text:p>553557</text:p>
          </table:table-cell>
          <table:table-cell office:value-type="float" office:value="946793">
            <text:p>946793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98418232">
            <text:p>498418232</text:p>
          </table:table-cell>
          <table:table-cell office:value-type="float" office:value="649223">
            <text:p>649223</text:p>
          </table:table-cell>
          <table:table-cell office:value-type="float" office:value="1034381">
            <text:p>1034381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74288520">
            <text:p>474288520</text:p>
          </table:table-cell>
          <table:table-cell office:value-type="float" office:value="663837">
            <text:p>663837</text:p>
          </table:table-cell>
          <table:table-cell office:value-type="float" office:value="1448749">
            <text:p>1448749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87054458">
            <text:p>587054458</text:p>
          </table:table-cell>
          <table:table-cell office:value-type="float" office:value="652862">
            <text:p>652862</text:p>
          </table:table-cell>
          <table:table-cell office:value-type="float" office:value="1041065">
            <text:p>1041065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06946242">
            <text:p>406946242</text:p>
          </table:table-cell>
          <table:table-cell office:value-type="float" office:value="650413">
            <text:p>650413</text:p>
          </table:table-cell>
          <table:table-cell office:value-type="float" office:value="981931">
            <text:p>981931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94279563">
            <text:p>394279563</text:p>
          </table:table-cell>
          <table:table-cell office:value-type="float" office:value="683092">
            <text:p>683092</text:p>
          </table:table-cell>
          <table:table-cell office:value-type="float" office:value="983507">
            <text:p>983507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04611450">
            <text:p>604611450</text:p>
          </table:table-cell>
          <table:table-cell office:value-type="float" office:value="677661">
            <text:p>677661</text:p>
          </table:table-cell>
          <table:table-cell office:value-type="float" office:value="967466">
            <text:p>967466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418269653">
            <text:p>418269653</text:p>
          </table:table-cell>
          <table:table-cell office:value-type="float" office:value="709060">
            <text:p>709060</text:p>
          </table:table-cell>
          <table:table-cell office:value-type="float" office:value="1045639">
            <text:p>1045639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42634904">
            <text:p>642634904</text:p>
          </table:table-cell>
          <table:table-cell office:value-type="float" office:value="732153">
            <text:p>732153</text:p>
          </table:table-cell>
          <table:table-cell office:value-type="float" office:value="1073306">
            <text:p>1073306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03710840">
            <text:p>603710840</text:p>
          </table:table-cell>
          <table:table-cell office:value-type="float" office:value="674770">
            <text:p>674770</text:p>
          </table:table-cell>
          <table:table-cell office:value-type="float" office:value="1131517">
            <text:p>1131517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34824997">
            <text:p>334824997</text:p>
          </table:table-cell>
          <table:table-cell office:value-type="float" office:value="744856">
            <text:p>744856</text:p>
          </table:table-cell>
          <table:table-cell office:value-type="float" office:value="950838">
            <text:p>950838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22455819">
            <text:p>322455819</text:p>
          </table:table-cell>
          <table:table-cell office:value-type="float" office:value="733323">
            <text:p>733323</text:p>
          </table:table-cell>
          <table:table-cell office:value-type="float" office:value="1085788">
            <text:p>1085788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589314157">
            <text:p>589314157</text:p>
          </table:table-cell>
          <table:table-cell office:value-type="float" office:value="788966">
            <text:p>788966</text:p>
          </table:table-cell>
          <table:table-cell office:value-type="float" office:value="1014838">
            <text:p>1014838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91033110">
            <text:p>391033110</text:p>
          </table:table-cell>
          <table:table-cell office:value-type="float" office:value="689370">
            <text:p>689370</text:p>
          </table:table-cell>
          <table:table-cell office:value-type="float" office:value="736479">
            <text:p>736479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420129000">
            <text:p>420129000</text:p>
          </table:table-cell>
          <table:table-cell office:value-type="float" office:value="714392">
            <text:p>714392</text:p>
          </table:table-cell>
          <table:table-cell office:value-type="float" office:value="972634">
            <text:p>972634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57812606">
            <text:p>357812606</text:p>
          </table:table-cell>
          <table:table-cell office:value-type="float" office:value="701050">
            <text:p>701050</text:p>
          </table:table-cell>
          <table:table-cell office:value-type="float" office:value="1074031">
            <text:p>1074031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494780255">
            <text:p>494780255</text:p>
          </table:table-cell>
          <table:table-cell office:value-type="float" office:value="810328">
            <text:p>810328</text:p>
          </table:table-cell>
          <table:table-cell office:value-type="float" office:value="1020536">
            <text:p>1020536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01320382">
            <text:p>601320382</text:p>
          </table:table-cell>
          <table:table-cell office:value-type="float" office:value="675283">
            <text:p>675283</text:p>
          </table:table-cell>
          <table:table-cell office:value-type="float" office:value="1040582">
            <text:p>1040582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537938130">
            <text:p>537938130</text:p>
          </table:table-cell>
          <table:table-cell office:value-type="float" office:value="441228">
            <text:p>441228</text:p>
          </table:table-cell>
          <table:table-cell office:value-type="float" office:value="1342283">
            <text:p>1342283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46984377">
            <text:p>646984377</text:p>
          </table:table-cell>
          <table:table-cell office:value-type="float" office:value="750610">
            <text:p>750610</text:p>
          </table:table-cell>
          <table:table-cell office:value-type="float" office:value="1744650">
            <text:p>1744650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595883339">
            <text:p>595883339</text:p>
          </table:table-cell>
          <table:table-cell office:value-type="float" office:value="887111">
            <text:p>887111</text:p>
          </table:table-cell>
          <table:table-cell office:value-type="float" office:value="1050778">
            <text:p>1050778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453625629">
            <text:p>453625629</text:p>
          </table:table-cell>
          <table:table-cell office:value-type="float" office:value="685212">
            <text:p>685212</text:p>
          </table:table-cell>
          <table:table-cell office:value-type="float" office:value="1059305">
            <text:p>1059305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508280336">
            <text:p>508280336</text:p>
          </table:table-cell>
          <table:table-cell office:value-type="float" office:value="779228">
            <text:p>779228</text:p>
          </table:table-cell>
          <table:table-cell office:value-type="float" office:value="1024728">
            <text:p>1024728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517843996">
            <text:p>517843996</text:p>
          </table:table-cell>
          <table:table-cell office:value-type="float" office:value="1340400">
            <text:p>1340400</text:p>
          </table:table-cell>
          <table:table-cell office:value-type="float" office:value="1051771">
            <text:p>1051771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70842101">
            <text:p>370842101</text:p>
          </table:table-cell>
          <table:table-cell office:value-type="float" office:value="773557">
            <text:p>773557</text:p>
          </table:table-cell>
          <table:table-cell office:value-type="float" office:value="1037810">
            <text:p>1037810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452026268">
            <text:p>452026268</text:p>
          </table:table-cell>
          <table:table-cell office:value-type="float" office:value="705847">
            <text:p>705847</text:p>
          </table:table-cell>
          <table:table-cell office:value-type="float" office:value="1245833">
            <text:p>1245833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71463090">
            <text:p>371463090</text:p>
          </table:table-cell>
          <table:table-cell office:value-type="float" office:value="722545">
            <text:p>722545</text:p>
          </table:table-cell>
          <table:table-cell office:value-type="float" office:value="1155783">
            <text:p>1155783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537895203">
            <text:p>537895203</text:p>
          </table:table-cell>
          <table:table-cell office:value-type="float" office:value="716682">
            <text:p>716682</text:p>
          </table:table-cell>
          <table:table-cell office:value-type="float" office:value="777241">
            <text:p>777241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27389321">
            <text:p>627389321</text:p>
          </table:table-cell>
          <table:table-cell office:value-type="float" office:value="711036">
            <text:p>711036</text:p>
          </table:table-cell>
          <table:table-cell office:value-type="float" office:value="1097848">
            <text:p>1097848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475469076">
            <text:p>475469076</text:p>
          </table:table-cell>
          <table:table-cell office:value-type="float" office:value="1257704">
            <text:p>1257704</text:p>
          </table:table-cell>
          <table:table-cell office:value-type="float" office:value="1199917">
            <text:p>1199917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61968728">
            <text:p>661968728</text:p>
          </table:table-cell>
          <table:table-cell office:value-type="float" office:value="732432">
            <text:p>732432</text:p>
          </table:table-cell>
          <table:table-cell office:value-type="float" office:value="926438">
            <text:p>926438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444584987">
            <text:p>444584987</text:p>
          </table:table-cell>
          <table:table-cell office:value-type="float" office:value="573648">
            <text:p>573648</text:p>
          </table:table-cell>
          <table:table-cell office:value-type="float" office:value="802311">
            <text:p>802311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17676555">
            <text:p>617676555</text:p>
          </table:table-cell>
          <table:table-cell office:value-type="float" office:value="694002">
            <text:p>694002</text:p>
          </table:table-cell>
          <table:table-cell office:value-type="float" office:value="1053465">
            <text:p>1053465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413360317">
            <text:p>413360317</text:p>
          </table:table-cell>
          <table:table-cell office:value-type="float" office:value="719448">
            <text:p>719448</text:p>
          </table:table-cell>
          <table:table-cell office:value-type="float" office:value="1094062">
            <text:p>1094062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576948544">
            <text:p>576948544</text:p>
          </table:table-cell>
          <table:table-cell office:value-type="float" office:value="761552">
            <text:p>761552</text:p>
          </table:table-cell>
          <table:table-cell office:value-type="float" office:value="850869">
            <text:p>850869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74880135">
            <text:p>374880135</text:p>
          </table:table-cell>
          <table:table-cell office:value-type="float" office:value="726963">
            <text:p>726963</text:p>
          </table:table-cell>
          <table:table-cell office:value-type="float" office:value="572981">
            <text:p>572981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12252559">
            <text:p>612252559</text:p>
          </table:table-cell>
          <table:table-cell office:value-type="float" office:value="605164">
            <text:p>605164</text:p>
          </table:table-cell>
          <table:table-cell office:value-type="float" office:value="993917">
            <text:p>993917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06512159">
            <text:p>606512159</text:p>
          </table:table-cell>
          <table:table-cell office:value-type="float" office:value="707730">
            <text:p>707730</text:p>
          </table:table-cell>
          <table:table-cell office:value-type="float" office:value="1551111">
            <text:p>1551111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599220666">
            <text:p>599220666</text:p>
          </table:table-cell>
          <table:table-cell office:value-type="float" office:value="685255">
            <text:p>685255</text:p>
          </table:table-cell>
          <table:table-cell office:value-type="float" office:value="968917">
            <text:p>968917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527995297">
            <text:p>527995297</text:p>
          </table:table-cell>
          <table:table-cell office:value-type="float" office:value="732609">
            <text:p>732609</text:p>
          </table:table-cell>
          <table:table-cell office:value-type="float" office:value="1111592">
            <text:p>1111592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31115560">
            <text:p>331115560</text:p>
          </table:table-cell>
          <table:table-cell office:value-type="float" office:value="758601">
            <text:p>758601</text:p>
          </table:table-cell>
          <table:table-cell office:value-type="float" office:value="1860729">
            <text:p>1860729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401732308">
            <text:p>401732308</text:p>
          </table:table-cell>
          <table:table-cell office:value-type="float" office:value="730474">
            <text:p>730474</text:p>
          </table:table-cell>
          <table:table-cell office:value-type="float" office:value="1631539">
            <text:p>1631539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02795972">
            <text:p>602795972</text:p>
          </table:table-cell>
          <table:table-cell office:value-type="float" office:value="707890">
            <text:p>707890</text:p>
          </table:table-cell>
          <table:table-cell office:value-type="float" office:value="1005208">
            <text:p>1005208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28530592">
            <text:p>628530592</text:p>
          </table:table-cell>
          <table:table-cell office:value-type="float" office:value="700307">
            <text:p>700307</text:p>
          </table:table-cell>
          <table:table-cell office:value-type="float" office:value="942363">
            <text:p>942363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38165164">
            <text:p>338165164</text:p>
          </table:table-cell>
          <table:table-cell office:value-type="float" office:value="719546">
            <text:p>719546</text:p>
          </table:table-cell>
          <table:table-cell office:value-type="float" office:value="1025628">
            <text:p>1025628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13382518">
            <text:p>313382518</text:p>
          </table:table-cell>
          <table:table-cell office:value-type="float" office:value="755784">
            <text:p>755784</text:p>
          </table:table-cell>
          <table:table-cell office:value-type="float" office:value="1189132">
            <text:p>1189132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575234749">
            <text:p>575234749</text:p>
          </table:table-cell>
          <table:table-cell office:value-type="float" office:value="700698">
            <text:p>700698</text:p>
          </table:table-cell>
          <table:table-cell office:value-type="float" office:value="1064083">
            <text:p>1064083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495381351">
            <text:p>495381351</text:p>
          </table:table-cell>
          <table:table-cell office:value-type="float" office:value="1112318">
            <text:p>1112318</text:p>
          </table:table-cell>
          <table:table-cell office:value-type="float" office:value="1035314">
            <text:p>1035314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29781252">
            <text:p>329781252</text:p>
          </table:table-cell>
          <table:table-cell office:value-type="float" office:value="708897">
            <text:p>708897</text:p>
          </table:table-cell>
          <table:table-cell office:value-type="float" office:value="1786404">
            <text:p>1786404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586063992">
            <text:p>586063992</text:p>
          </table:table-cell>
          <table:table-cell office:value-type="float" office:value="1473777">
            <text:p>1473777</text:p>
          </table:table-cell>
          <table:table-cell office:value-type="float" office:value="1043783">
            <text:p>1043783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58833013">
            <text:p>358833013</text:p>
          </table:table-cell>
          <table:table-cell office:value-type="float" office:value="811625">
            <text:p>811625</text:p>
          </table:table-cell>
          <table:table-cell office:value-type="float" office:value="952181">
            <text:p>952181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41258249">
            <text:p>641258249</text:p>
          </table:table-cell>
          <table:table-cell office:value-type="float" office:value="420525">
            <text:p>420525</text:p>
          </table:table-cell>
          <table:table-cell office:value-type="float" office:value="1023473">
            <text:p>1023473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30206309">
            <text:p>630206309</text:p>
          </table:table-cell>
          <table:table-cell office:value-type="float" office:value="763296">
            <text:p>763296</text:p>
          </table:table-cell>
          <table:table-cell office:value-type="float" office:value="1056131">
            <text:p>1056131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21067685">
            <text:p>321067685</text:p>
          </table:table-cell>
          <table:table-cell office:value-type="float" office:value="711859">
            <text:p>711859</text:p>
          </table:table-cell>
          <table:table-cell office:value-type="float" office:value="1039177">
            <text:p>1039177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470341642">
            <text:p>470341642</text:p>
          </table:table-cell>
          <table:table-cell office:value-type="float" office:value="720978">
            <text:p>720978</text:p>
          </table:table-cell>
          <table:table-cell office:value-type="float" office:value="1049393">
            <text:p>1049393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44257372">
            <text:p>644257372</text:p>
          </table:table-cell>
          <table:table-cell office:value-type="float" office:value="698224">
            <text:p>698224</text:p>
          </table:table-cell>
          <table:table-cell office:value-type="float" office:value="947596">
            <text:p>947596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26617251">
            <text:p>526617251</text:p>
          </table:table-cell>
          <table:table-cell office:value-type="float" office:value="677267">
            <text:p>677267</text:p>
          </table:table-cell>
          <table:table-cell office:value-type="float" office:value="1002324">
            <text:p>1002324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30577521">
            <text:p>530577521</text:p>
          </table:table-cell>
          <table:table-cell office:value-type="float" office:value="785419">
            <text:p>785419</text:p>
          </table:table-cell>
          <table:table-cell office:value-type="float" office:value="228482">
            <text:p>228482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15128527">
            <text:p>615128527</text:p>
          </table:table-cell>
          <table:table-cell office:value-type="float" office:value="711223">
            <text:p>711223</text:p>
          </table:table-cell>
          <table:table-cell office:value-type="float" office:value="1051450">
            <text:p>1051450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355901169">
            <text:p>355901169</text:p>
          </table:table-cell>
          <table:table-cell office:value-type="float" office:value="1256917">
            <text:p>1256917</text:p>
          </table:table-cell>
          <table:table-cell office:value-type="float" office:value="1487450">
            <text:p>1487450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457663829">
            <text:p>457663829</text:p>
          </table:table-cell>
          <table:table-cell office:value-type="float" office:value="739983">
            <text:p>739983</text:p>
          </table:table-cell>
          <table:table-cell office:value-type="float" office:value="1030391">
            <text:p>1030391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50204800">
            <text:p>650204800</text:p>
          </table:table-cell>
          <table:table-cell office:value-type="float" office:value="662333">
            <text:p>662333</text:p>
          </table:table-cell>
          <table:table-cell office:value-type="float" office:value="1041450">
            <text:p>1041450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78080580">
            <text:p>578080580</text:p>
          </table:table-cell>
          <table:table-cell office:value-type="float" office:value="731453">
            <text:p>731453</text:p>
          </table:table-cell>
          <table:table-cell office:value-type="float" office:value="1178355">
            <text:p>1178355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76128026">
            <text:p>676128026</text:p>
          </table:table-cell>
          <table:table-cell office:value-type="float" office:value="892774">
            <text:p>892774</text:p>
          </table:table-cell>
          <table:table-cell office:value-type="float" office:value="1107665">
            <text:p>1107665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353632487">
            <text:p>353632487</text:p>
          </table:table-cell>
          <table:table-cell office:value-type="float" office:value="913770">
            <text:p>913770</text:p>
          </table:table-cell>
          <table:table-cell office:value-type="float" office:value="1013398">
            <text:p>1013398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72979722">
            <text:p>672979722</text:p>
          </table:table-cell>
          <table:table-cell office:value-type="float" office:value="938143">
            <text:p>938143</text:p>
          </table:table-cell>
          <table:table-cell office:value-type="float" office:value="1157214">
            <text:p>1157214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382675916">
            <text:p>382675916</text:p>
          </table:table-cell>
          <table:table-cell office:value-type="float" office:value="739990">
            <text:p>739990</text:p>
          </table:table-cell>
          <table:table-cell office:value-type="float" office:value="1092596">
            <text:p>1092596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403373976">
            <text:p>403373976</text:p>
          </table:table-cell>
          <table:table-cell office:value-type="float" office:value="711914">
            <text:p>711914</text:p>
          </table:table-cell>
          <table:table-cell office:value-type="float" office:value="1029673">
            <text:p>1029673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88104661">
            <text:p>588104661</text:p>
          </table:table-cell>
          <table:table-cell office:value-type="float" office:value="761813">
            <text:p>761813</text:p>
          </table:table-cell>
          <table:table-cell office:value-type="float" office:value="1047325">
            <text:p>1047325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17948023">
            <text:p>517948023</text:p>
          </table:table-cell>
          <table:table-cell office:value-type="float" office:value="749722">
            <text:p>749722</text:p>
          </table:table-cell>
          <table:table-cell office:value-type="float" office:value="1365915">
            <text:p>1365915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41836626">
            <text:p>641836626</text:p>
          </table:table-cell>
          <table:table-cell office:value-type="float" office:value="1163292">
            <text:p>1163292</text:p>
          </table:table-cell>
          <table:table-cell office:value-type="float" office:value="1064699">
            <text:p>1064699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72612670">
            <text:p>572612670</text:p>
          </table:table-cell>
          <table:table-cell office:value-type="float" office:value="1161368">
            <text:p>1161368</text:p>
          </table:table-cell>
          <table:table-cell office:value-type="float" office:value="1116950">
            <text:p>1116950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59508053">
            <text:p>659508053</text:p>
          </table:table-cell>
          <table:table-cell office:value-type="float" office:value="1011371">
            <text:p>1011371</text:p>
          </table:table-cell>
          <table:table-cell office:value-type="float" office:value="1143490">
            <text:p>1143490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39841921">
            <text:p>639841921</text:p>
          </table:table-cell>
          <table:table-cell office:value-type="float" office:value="954442">
            <text:p>954442</text:p>
          </table:table-cell>
          <table:table-cell office:value-type="float" office:value="1063937">
            <text:p>1063937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422888665">
            <text:p>422888665</text:p>
          </table:table-cell>
          <table:table-cell office:value-type="float" office:value="811047">
            <text:p>811047</text:p>
          </table:table-cell>
          <table:table-cell office:value-type="float" office:value="1116046">
            <text:p>1116046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70198622">
            <text:p>570198622</text:p>
          </table:table-cell>
          <table:table-cell office:value-type="float" office:value="521680">
            <text:p>521680</text:p>
          </table:table-cell>
          <table:table-cell office:value-type="float" office:value="1121970">
            <text:p>1121970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06032563">
            <text:p>506032563</text:p>
          </table:table-cell>
          <table:table-cell office:value-type="float" office:value="711875">
            <text:p>711875</text:p>
          </table:table-cell>
          <table:table-cell office:value-type="float" office:value="974109">
            <text:p>974109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21509481">
            <text:p>621509481</text:p>
          </table:table-cell>
          <table:table-cell office:value-type="float" office:value="711780">
            <text:p>711780</text:p>
          </table:table-cell>
          <table:table-cell office:value-type="float" office:value="1670808">
            <text:p>1670808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28188289">
            <text:p>628188289</text:p>
          </table:table-cell>
          <table:table-cell office:value-type="float" office:value="811927">
            <text:p>811927</text:p>
          </table:table-cell>
          <table:table-cell office:value-type="float" office:value="1524325">
            <text:p>1524325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44384640">
            <text:p>544384640</text:p>
          </table:table-cell>
          <table:table-cell office:value-type="float" office:value="702667">
            <text:p>702667</text:p>
          </table:table-cell>
          <table:table-cell office:value-type="float" office:value="1574232">
            <text:p>1574232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498261207">
            <text:p>498261207</text:p>
          </table:table-cell>
          <table:table-cell office:value-type="float" office:value="402481">
            <text:p>402481</text:p>
          </table:table-cell>
          <table:table-cell office:value-type="float" office:value="1128133">
            <text:p>1128133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62631588">
            <text:p>662631588</text:p>
          </table:table-cell>
          <table:table-cell office:value-type="float" office:value="954803">
            <text:p>954803</text:p>
          </table:table-cell>
          <table:table-cell office:value-type="float" office:value="1009450">
            <text:p>1009450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389541634">
            <text:p>389541634</text:p>
          </table:table-cell>
          <table:table-cell office:value-type="float" office:value="756427">
            <text:p>756427</text:p>
          </table:table-cell>
          <table:table-cell office:value-type="float" office:value="1057568">
            <text:p>1057568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91619869">
            <text:p>591619869</text:p>
          </table:table-cell>
          <table:table-cell office:value-type="float" office:value="320682">
            <text:p>320682</text:p>
          </table:table-cell>
          <table:table-cell office:value-type="float" office:value="1003501">
            <text:p>1003501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78085504">
            <text:p>678085504</text:p>
          </table:table-cell>
          <table:table-cell office:value-type="float" office:value="751327">
            <text:p>751327</text:p>
          </table:table-cell>
          <table:table-cell office:value-type="float" office:value="1134921">
            <text:p>1134921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400747832">
            <text:p>400747832</text:p>
          </table:table-cell>
          <table:table-cell office:value-type="float" office:value="780664">
            <text:p>780664</text:p>
          </table:table-cell>
          <table:table-cell office:value-type="float" office:value="1037706">
            <text:p>1037706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49024676">
            <text:p>649024676</text:p>
          </table:table-cell>
          <table:table-cell office:value-type="float" office:value="388762">
            <text:p>388762</text:p>
          </table:table-cell>
          <table:table-cell office:value-type="float" office:value="1042088">
            <text:p>1042088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347078862">
            <text:p>347078862</text:p>
          </table:table-cell>
          <table:table-cell office:value-type="float" office:value="1000279">
            <text:p>1000279</text:p>
          </table:table-cell>
          <table:table-cell office:value-type="float" office:value="1079158">
            <text:p>1079158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420654927">
            <text:p>420654927</text:p>
          </table:table-cell>
          <table:table-cell office:value-type="float" office:value="742214">
            <text:p>742214</text:p>
          </table:table-cell>
          <table:table-cell office:value-type="float" office:value="1308937">
            <text:p>1308937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328418760">
            <text:p>328418760</text:p>
          </table:table-cell>
          <table:table-cell office:value-type="float" office:value="770910">
            <text:p>770910</text:p>
          </table:table-cell>
          <table:table-cell office:value-type="float" office:value="935508">
            <text:p>935508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77280846">
            <text:p>677280846</text:p>
          </table:table-cell>
          <table:table-cell office:value-type="float" office:value="785715">
            <text:p>785715</text:p>
          </table:table-cell>
          <table:table-cell office:value-type="float" office:value="1296544">
            <text:p>1296544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65618106">
            <text:p>565618106</text:p>
          </table:table-cell>
          <table:table-cell office:value-type="float" office:value="421690">
            <text:p>421690</text:p>
          </table:table-cell>
          <table:table-cell office:value-type="float" office:value="1200723">
            <text:p>1200723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342675391">
            <text:p>342675391</text:p>
          </table:table-cell>
          <table:table-cell office:value-type="float" office:value="775502">
            <text:p>775502</text:p>
          </table:table-cell>
          <table:table-cell office:value-type="float" office:value="1062679">
            <text:p>1062679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81093175">
            <text:p>681093175</text:p>
          </table:table-cell>
          <table:table-cell office:value-type="float" office:value="838834">
            <text:p>838834</text:p>
          </table:table-cell>
          <table:table-cell office:value-type="float" office:value="1025738">
            <text:p>1025738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466100970">
            <text:p>466100970</text:p>
          </table:table-cell>
          <table:table-cell office:value-type="float" office:value="786662">
            <text:p>786662</text:p>
          </table:table-cell>
          <table:table-cell office:value-type="float" office:value="1795951">
            <text:p>1795951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410660885">
            <text:p>410660885</text:p>
          </table:table-cell>
          <table:table-cell office:value-type="float" office:value="377035">
            <text:p>377035</text:p>
          </table:table-cell>
          <table:table-cell office:value-type="float" office:value="1177456">
            <text:p>1177456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443385967">
            <text:p>443385967</text:p>
          </table:table-cell>
          <table:table-cell office:value-type="float" office:value="701595">
            <text:p>701595</text:p>
          </table:table-cell>
          <table:table-cell office:value-type="float" office:value="1169367">
            <text:p>1169367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334503590">
            <text:p>334503590</text:p>
          </table:table-cell>
          <table:table-cell office:value-type="float" office:value="910014">
            <text:p>910014</text:p>
          </table:table-cell>
          <table:table-cell office:value-type="float" office:value="1351249">
            <text:p>1351249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69841087">
            <text:p>669841087</text:p>
          </table:table-cell>
          <table:table-cell office:value-type="float" office:value="773282">
            <text:p>773282</text:p>
          </table:table-cell>
          <table:table-cell office:value-type="float" office:value="1042392">
            <text:p>1042392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79924888">
            <text:p>579924888</text:p>
          </table:table-cell>
          <table:table-cell office:value-type="float" office:value="690715">
            <text:p>690715</text:p>
          </table:table-cell>
          <table:table-cell office:value-type="float" office:value="1039694">
            <text:p>1039694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43663482">
            <text:p>543663482</text:p>
          </table:table-cell>
          <table:table-cell office:value-type="float" office:value="692818">
            <text:p>692818</text:p>
          </table:table-cell>
          <table:table-cell office:value-type="float" office:value="1021589">
            <text:p>1021589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13778739">
            <text:p>613778739</text:p>
          </table:table-cell>
          <table:table-cell office:value-type="float" office:value="732212">
            <text:p>732212</text:p>
          </table:table-cell>
          <table:table-cell office:value-type="float" office:value="1218010">
            <text:p>1218010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33420804">
            <text:p>633420804</text:p>
          </table:table-cell>
          <table:table-cell office:value-type="float" office:value="854225">
            <text:p>854225</text:p>
          </table:table-cell>
          <table:table-cell office:value-type="float" office:value="1147414">
            <text:p>1147414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335449394">
            <text:p>335449394</text:p>
          </table:table-cell>
          <table:table-cell office:value-type="float" office:value="750248">
            <text:p>750248</text:p>
          </table:table-cell>
          <table:table-cell office:value-type="float" office:value="1097473">
            <text:p>1097473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85514375">
            <text:p>585514375</text:p>
          </table:table-cell>
          <table:table-cell office:value-type="float" office:value="712076">
            <text:p>712076</text:p>
          </table:table-cell>
          <table:table-cell office:value-type="float" office:value="1148463">
            <text:p>1148463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436958980">
            <text:p>436958980</text:p>
          </table:table-cell>
          <table:table-cell office:value-type="float" office:value="746094">
            <text:p>746094</text:p>
          </table:table-cell>
          <table:table-cell office:value-type="float" office:value="1010742">
            <text:p>1010742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67780047">
            <text:p>667780047</text:p>
          </table:table-cell>
          <table:table-cell office:value-type="float" office:value="710664">
            <text:p>710664</text:p>
          </table:table-cell>
          <table:table-cell office:value-type="float" office:value="1102596">
            <text:p>1102596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406267543">
            <text:p>406267543</text:p>
          </table:table-cell>
          <table:table-cell office:value-type="float" office:value="1538497">
            <text:p>1538497</text:p>
          </table:table-cell>
          <table:table-cell office:value-type="float" office:value="1127342">
            <text:p>1127342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589727935">
            <text:p>589727935</text:p>
          </table:table-cell>
          <table:table-cell office:value-type="float" office:value="763360">
            <text:p>763360</text:p>
          </table:table-cell>
          <table:table-cell office:value-type="float" office:value="1216811">
            <text:p>1216811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357304680">
            <text:p>357304680</text:p>
          </table:table-cell>
          <table:table-cell office:value-type="float" office:value="420813">
            <text:p>420813</text:p>
          </table:table-cell>
          <table:table-cell office:value-type="float" office:value="1679900">
            <text:p>1679900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585092358">
            <text:p>585092358</text:p>
          </table:table-cell>
          <table:table-cell office:value-type="float" office:value="776861">
            <text:p>776861</text:p>
          </table:table-cell>
          <table:table-cell office:value-type="float" office:value="1153632">
            <text:p>1153632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22551316">
            <text:p>722551316</text:p>
          </table:table-cell>
          <table:table-cell office:value-type="float" office:value="738050">
            <text:p>738050</text:p>
          </table:table-cell>
          <table:table-cell office:value-type="float" office:value="1067575">
            <text:p>1067575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497278024">
            <text:p>497278024</text:p>
          </table:table-cell>
          <table:table-cell office:value-type="float" office:value="743301">
            <text:p>743301</text:p>
          </table:table-cell>
          <table:table-cell office:value-type="float" office:value="1273224">
            <text:p>1273224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00859454">
            <text:p>700859454</text:p>
          </table:table-cell>
          <table:table-cell office:value-type="float" office:value="707758">
            <text:p>707758</text:p>
          </table:table-cell>
          <table:table-cell office:value-type="float" office:value="1154547">
            <text:p>1154547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89612404">
            <text:p>689612404</text:p>
          </table:table-cell>
          <table:table-cell office:value-type="float" office:value="532830">
            <text:p>532830</text:p>
          </table:table-cell>
          <table:table-cell office:value-type="float" office:value="883344">
            <text:p>883344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357187750">
            <text:p>357187750</text:p>
          </table:table-cell>
          <table:table-cell office:value-type="float" office:value="722647">
            <text:p>722647</text:p>
          </table:table-cell>
          <table:table-cell office:value-type="float" office:value="1119946">
            <text:p>1119946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14557556">
            <text:p>714557556</text:p>
          </table:table-cell>
          <table:table-cell office:value-type="float" office:value="812655">
            <text:p>812655</text:p>
          </table:table-cell>
          <table:table-cell office:value-type="float" office:value="1195261">
            <text:p>1195261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453913856">
            <text:p>453913856</text:p>
          </table:table-cell>
          <table:table-cell office:value-type="float" office:value="953741">
            <text:p>953741</text:p>
          </table:table-cell>
          <table:table-cell office:value-type="float" office:value="933357">
            <text:p>933357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379778501">
            <text:p>379778501</text:p>
          </table:table-cell>
          <table:table-cell office:value-type="float" office:value="791329">
            <text:p>791329</text:p>
          </table:table-cell>
          <table:table-cell office:value-type="float" office:value="1046388">
            <text:p>1046388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388188627">
            <text:p>388188627</text:p>
          </table:table-cell>
          <table:table-cell office:value-type="float" office:value="788329">
            <text:p>788329</text:p>
          </table:table-cell>
          <table:table-cell office:value-type="float" office:value="1151407">
            <text:p>1151407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61383665">
            <text:p>661383665</text:p>
          </table:table-cell>
          <table:table-cell office:value-type="float" office:value="744735">
            <text:p>744735</text:p>
          </table:table-cell>
          <table:table-cell office:value-type="float" office:value="1965464">
            <text:p>1965464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408996872">
            <text:p>408996872</text:p>
          </table:table-cell>
          <table:table-cell office:value-type="float" office:value="996461">
            <text:p>996461</text:p>
          </table:table-cell>
          <table:table-cell office:value-type="float" office:value="1065157">
            <text:p>1065157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424115705">
            <text:p>424115705</text:p>
          </table:table-cell>
          <table:table-cell office:value-type="float" office:value="915603">
            <text:p>915603</text:p>
          </table:table-cell>
          <table:table-cell office:value-type="float" office:value="1111567">
            <text:p>1111567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350296036">
            <text:p>350296036</text:p>
          </table:table-cell>
          <table:table-cell office:value-type="float" office:value="726865">
            <text:p>726865</text:p>
          </table:table-cell>
          <table:table-cell office:value-type="float" office:value="1167654">
            <text:p>1167654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583508616">
            <text:p>583508616</text:p>
          </table:table-cell>
          <table:table-cell office:value-type="float" office:value="756780">
            <text:p>756780</text:p>
          </table:table-cell>
          <table:table-cell office:value-type="float" office:value="1142297">
            <text:p>1142297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390583580">
            <text:p>390583580</text:p>
          </table:table-cell>
          <table:table-cell office:value-type="float" office:value="773602">
            <text:p>773602</text:p>
          </table:table-cell>
          <table:table-cell office:value-type="float" office:value="1192674">
            <text:p>1192674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502632344">
            <text:p>502632344</text:p>
          </table:table-cell>
          <table:table-cell office:value-type="float" office:value="737904">
            <text:p>737904</text:p>
          </table:table-cell>
          <table:table-cell office:value-type="float" office:value="1422453">
            <text:p>1422453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593264199">
            <text:p>593264199</text:p>
          </table:table-cell>
          <table:table-cell office:value-type="float" office:value="756207">
            <text:p>756207</text:p>
          </table:table-cell>
          <table:table-cell office:value-type="float" office:value="1067689">
            <text:p>1067689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12051970">
            <text:p>712051970</text:p>
          </table:table-cell>
          <table:table-cell office:value-type="float" office:value="585757">
            <text:p>585757</text:p>
          </table:table-cell>
          <table:table-cell office:value-type="float" office:value="1207877">
            <text:p>1207877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466626372">
            <text:p>466626372</text:p>
          </table:table-cell>
          <table:table-cell office:value-type="float" office:value="679825">
            <text:p>679825</text:p>
          </table:table-cell>
          <table:table-cell office:value-type="float" office:value="1004572">
            <text:p>1004572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465905189">
            <text:p>465905189</text:p>
          </table:table-cell>
          <table:table-cell office:value-type="float" office:value="750210">
            <text:p>750210</text:p>
          </table:table-cell>
          <table:table-cell office:value-type="float" office:value="1113484">
            <text:p>1113484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597807213">
            <text:p>597807213</text:p>
          </table:table-cell>
          <table:table-cell office:value-type="float" office:value="882336">
            <text:p>882336</text:p>
          </table:table-cell>
          <table:table-cell office:value-type="float" office:value="1182709">
            <text:p>1182709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58255157">
            <text:p>658255157</text:p>
          </table:table-cell>
          <table:table-cell office:value-type="float" office:value="845304">
            <text:p>845304</text:p>
          </table:table-cell>
          <table:table-cell office:value-type="float" office:value="1075325">
            <text:p>1075325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67469900">
            <text:p>667469900</text:p>
          </table:table-cell>
          <table:table-cell office:value-type="float" office:value="770713">
            <text:p>770713</text:p>
          </table:table-cell>
          <table:table-cell office:value-type="float" office:value="1210082">
            <text:p>1210082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15210869">
            <text:p>615210869</text:p>
          </table:table-cell>
          <table:table-cell office:value-type="float" office:value="760552">
            <text:p>760552</text:p>
          </table:table-cell>
          <table:table-cell office:value-type="float" office:value="1109161">
            <text:p>1109161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470143386">
            <text:p>470143386</text:p>
          </table:table-cell>
          <table:table-cell office:value-type="float" office:value="772020">
            <text:p>772020</text:p>
          </table:table-cell>
          <table:table-cell office:value-type="float" office:value="1793274">
            <text:p>1793274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87213733">
            <text:p>687213733</text:p>
          </table:table-cell>
          <table:table-cell office:value-type="float" office:value="502952">
            <text:p>502952</text:p>
          </table:table-cell>
          <table:table-cell office:value-type="float" office:value="1103538">
            <text:p>1103538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17738201">
            <text:p>717738201</text:p>
          </table:table-cell>
          <table:table-cell office:value-type="float" office:value="780068">
            <text:p>780068</text:p>
          </table:table-cell>
          <table:table-cell office:value-type="float" office:value="1197401">
            <text:p>1197401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49214225">
            <text:p>649214225</text:p>
          </table:table-cell>
          <table:table-cell office:value-type="float" office:value="791817">
            <text:p>791817</text:p>
          </table:table-cell>
          <table:table-cell office:value-type="float" office:value="1180001">
            <text:p>1180001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38333631">
            <text:p>638333631</text:p>
          </table:table-cell>
          <table:table-cell office:value-type="float" office:value="764153">
            <text:p>764153</text:p>
          </table:table-cell>
          <table:table-cell office:value-type="float" office:value="1173675">
            <text:p>1173675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55794555">
            <text:p>655794555</text:p>
          </table:table-cell>
          <table:table-cell office:value-type="float" office:value="760966">
            <text:p>760966</text:p>
          </table:table-cell>
          <table:table-cell office:value-type="float" office:value="1135709">
            <text:p>1135709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41104887">
            <text:p>641104887</text:p>
          </table:table-cell>
          <table:table-cell office:value-type="float" office:value="792763">
            <text:p>792763</text:p>
          </table:table-cell>
          <table:table-cell office:value-type="float" office:value="1167232">
            <text:p>1167232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00601982">
            <text:p>700601982</text:p>
          </table:table-cell>
          <table:table-cell office:value-type="float" office:value="794555">
            <text:p>794555</text:p>
          </table:table-cell>
          <table:table-cell office:value-type="float" office:value="1282363">
            <text:p>1282363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71437845">
            <text:p>671437845</text:p>
          </table:table-cell>
          <table:table-cell office:value-type="float" office:value="749739">
            <text:p>749739</text:p>
          </table:table-cell>
          <table:table-cell office:value-type="float" office:value="1148431">
            <text:p>1148431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417400863">
            <text:p>417400863</text:p>
          </table:table-cell>
          <table:table-cell office:value-type="float" office:value="778350">
            <text:p>778350</text:p>
          </table:table-cell>
          <table:table-cell office:value-type="float" office:value="967042">
            <text:p>967042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348325085">
            <text:p>348325085</text:p>
          </table:table-cell>
          <table:table-cell office:value-type="float" office:value="707475">
            <text:p>707475</text:p>
          </table:table-cell>
          <table:table-cell office:value-type="float" office:value="1227463">
            <text:p>1227463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06526666">
            <text:p>706526666</text:p>
          </table:table-cell>
          <table:table-cell office:value-type="float" office:value="741663">
            <text:p>741663</text:p>
          </table:table-cell>
          <table:table-cell office:value-type="float" office:value="942922">
            <text:p>942922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365670962">
            <text:p>365670962</text:p>
          </table:table-cell>
          <table:table-cell office:value-type="float" office:value="1455511">
            <text:p>1455511</text:p>
          </table:table-cell>
          <table:table-cell office:value-type="float" office:value="1189733">
            <text:p>1189733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83533198">
            <text:p>683533198</text:p>
          </table:table-cell>
          <table:table-cell office:value-type="float" office:value="760563">
            <text:p>760563</text:p>
          </table:table-cell>
          <table:table-cell office:value-type="float" office:value="1294696">
            <text:p>1294696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448611143">
            <text:p>448611143</text:p>
          </table:table-cell>
          <table:table-cell office:value-type="float" office:value="731349">
            <text:p>731349</text:p>
          </table:table-cell>
          <table:table-cell office:value-type="float" office:value="1185546">
            <text:p>1185546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390042796">
            <text:p>390042796</text:p>
          </table:table-cell>
          <table:table-cell office:value-type="float" office:value="768981">
            <text:p>768981</text:p>
          </table:table-cell>
          <table:table-cell office:value-type="float" office:value="998820">
            <text:p>998820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48643200">
            <text:p>648643200</text:p>
          </table:table-cell>
          <table:table-cell office:value-type="float" office:value="832511">
            <text:p>832511</text:p>
          </table:table-cell>
          <table:table-cell office:value-type="float" office:value="1185330">
            <text:p>1185330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27163605">
            <text:p>727163605</text:p>
          </table:table-cell>
          <table:table-cell office:value-type="float" office:value="840761">
            <text:p>840761</text:p>
          </table:table-cell>
          <table:table-cell office:value-type="float" office:value="1219487">
            <text:p>1219487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468456829">
            <text:p>468456829</text:p>
          </table:table-cell>
          <table:table-cell office:value-type="float" office:value="898816">
            <text:p>898816</text:p>
          </table:table-cell>
          <table:table-cell office:value-type="float" office:value="1245518">
            <text:p>1245518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76454023">
            <text:p>676454023</text:p>
          </table:table-cell>
          <table:table-cell office:value-type="float" office:value="751766">
            <text:p>751766</text:p>
          </table:table-cell>
          <table:table-cell office:value-type="float" office:value="1406670">
            <text:p>1406670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526705279">
            <text:p>526705279</text:p>
          </table:table-cell>
          <table:table-cell office:value-type="float" office:value="743035">
            <text:p>743035</text:p>
          </table:table-cell>
          <table:table-cell office:value-type="float" office:value="1069159">
            <text:p>1069159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29241574">
            <text:p>729241574</text:p>
          </table:table-cell>
          <table:table-cell office:value-type="float" office:value="747738">
            <text:p>747738</text:p>
          </table:table-cell>
          <table:table-cell office:value-type="float" office:value="1021918">
            <text:p>1021918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545643636">
            <text:p>545643636</text:p>
          </table:table-cell>
          <table:table-cell office:value-type="float" office:value="612345">
            <text:p>612345</text:p>
          </table:table-cell>
          <table:table-cell office:value-type="float" office:value="1072355">
            <text:p>1072355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636960217">
            <text:p>636960217</text:p>
          </table:table-cell>
          <table:table-cell office:value-type="float" office:value="708934">
            <text:p>708934</text:p>
          </table:table-cell>
          <table:table-cell office:value-type="float" office:value="1256461">
            <text:p>1256461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644611168">
            <text:p>644611168</text:p>
          </table:table-cell>
          <table:table-cell office:value-type="float" office:value="828761">
            <text:p>828761</text:p>
          </table:table-cell>
          <table:table-cell office:value-type="float" office:value="1319801">
            <text:p>1319801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626148788">
            <text:p>626148788</text:p>
          </table:table-cell>
          <table:table-cell office:value-type="float" office:value="807285">
            <text:p>807285</text:p>
          </table:table-cell>
          <table:table-cell office:value-type="float" office:value="1229660">
            <text:p>1229660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585575376">
            <text:p>585575376</text:p>
          </table:table-cell>
          <table:table-cell office:value-type="float" office:value="819106">
            <text:p>819106</text:p>
          </table:table-cell>
          <table:table-cell office:value-type="float" office:value="1077045">
            <text:p>1077045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37736821">
            <text:p>737736821</text:p>
          </table:table-cell>
          <table:table-cell office:value-type="float" office:value="810791">
            <text:p>810791</text:p>
          </table:table-cell>
          <table:table-cell office:value-type="float" office:value="1154539">
            <text:p>1154539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64405141">
            <text:p>764405141</text:p>
          </table:table-cell>
          <table:table-cell office:value-type="float" office:value="916563">
            <text:p>916563</text:p>
          </table:table-cell>
          <table:table-cell office:value-type="float" office:value="1419897">
            <text:p>1419897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518398795">
            <text:p>518398795</text:p>
          </table:table-cell>
          <table:table-cell office:value-type="float" office:value="843177">
            <text:p>843177</text:p>
          </table:table-cell>
          <table:table-cell office:value-type="float" office:value="1161049">
            <text:p>1161049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89962485">
            <text:p>489962485</text:p>
          </table:table-cell>
          <table:table-cell office:value-type="float" office:value="816846">
            <text:p>816846</text:p>
          </table:table-cell>
          <table:table-cell office:value-type="float" office:value="1252246">
            <text:p>1252246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692197894">
            <text:p>692197894</text:p>
          </table:table-cell>
          <table:table-cell office:value-type="float" office:value="758378">
            <text:p>758378</text:p>
          </table:table-cell>
          <table:table-cell office:value-type="float" office:value="1044968">
            <text:p>1044968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46352971">
            <text:p>446352971</text:p>
          </table:table-cell>
          <table:table-cell office:value-type="float" office:value="412094">
            <text:p>412094</text:p>
          </table:table-cell>
          <table:table-cell office:value-type="float" office:value="1442732">
            <text:p>1442732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26426722">
            <text:p>426426722</text:p>
          </table:table-cell>
          <table:table-cell office:value-type="float" office:value="797992">
            <text:p>797992</text:p>
          </table:table-cell>
          <table:table-cell office:value-type="float" office:value="1167822">
            <text:p>1167822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612893682">
            <text:p>612893682</text:p>
          </table:table-cell>
          <table:table-cell office:value-type="float" office:value="782747">
            <text:p>782747</text:p>
          </table:table-cell>
          <table:table-cell office:value-type="float" office:value="1186393">
            <text:p>1186393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633053804">
            <text:p>633053804</text:p>
          </table:table-cell>
          <table:table-cell office:value-type="float" office:value="861408">
            <text:p>861408</text:p>
          </table:table-cell>
          <table:table-cell office:value-type="float" office:value="1144630">
            <text:p>1144630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47388512">
            <text:p>747388512</text:p>
          </table:table-cell>
          <table:table-cell office:value-type="float" office:value="843592">
            <text:p>843592</text:p>
          </table:table-cell>
          <table:table-cell office:value-type="float" office:value="1184008">
            <text:p>1184008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67728059">
            <text:p>767728059</text:p>
          </table:table-cell>
          <table:table-cell office:value-type="float" office:value="799644">
            <text:p>799644</text:p>
          </table:table-cell>
          <table:table-cell office:value-type="float" office:value="1297189">
            <text:p>1297189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542242288">
            <text:p>542242288</text:p>
          </table:table-cell>
          <table:table-cell office:value-type="float" office:value="801395">
            <text:p>801395</text:p>
          </table:table-cell>
          <table:table-cell office:value-type="float" office:value="1146855">
            <text:p>1146855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56270791">
            <text:p>756270791</text:p>
          </table:table-cell>
          <table:table-cell office:value-type="float" office:value="912918">
            <text:p>912918</text:p>
          </table:table-cell>
          <table:table-cell office:value-type="float" office:value="1653163">
            <text:p>1653163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69053931">
            <text:p>769053931</text:p>
          </table:table-cell>
          <table:table-cell office:value-type="float" office:value="867018">
            <text:p>867018</text:p>
          </table:table-cell>
          <table:table-cell office:value-type="float" office:value="1259268">
            <text:p>1259268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02206232">
            <text:p>402206232</text:p>
          </table:table-cell>
          <table:table-cell office:value-type="float" office:value="755198">
            <text:p>755198</text:p>
          </table:table-cell>
          <table:table-cell office:value-type="float" office:value="1036325">
            <text:p>1036325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51491613">
            <text:p>751491613</text:p>
          </table:table-cell>
          <table:table-cell office:value-type="float" office:value="844795">
            <text:p>844795</text:p>
          </table:table-cell>
          <table:table-cell office:value-type="float" office:value="786365">
            <text:p>786365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390802794">
            <text:p>390802794</text:p>
          </table:table-cell>
          <table:table-cell office:value-type="float" office:value="973596">
            <text:p>973596</text:p>
          </table:table-cell>
          <table:table-cell office:value-type="float" office:value="1189792">
            <text:p>1189792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38544048">
            <text:p>738544048</text:p>
          </table:table-cell>
          <table:table-cell office:value-type="float" office:value="857534">
            <text:p>857534</text:p>
          </table:table-cell>
          <table:table-cell office:value-type="float" office:value="1165583">
            <text:p>1165583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85856753">
            <text:p>485856753</text:p>
          </table:table-cell>
          <table:table-cell office:value-type="float" office:value="850957">
            <text:p>850957</text:p>
          </table:table-cell>
          <table:table-cell office:value-type="float" office:value="1271142">
            <text:p>1271142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689871413">
            <text:p>689871413</text:p>
          </table:table-cell>
          <table:table-cell office:value-type="float" office:value="822991">
            <text:p>822991</text:p>
          </table:table-cell>
          <table:table-cell office:value-type="float" office:value="1166451">
            <text:p>1166451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39623254">
            <text:p>439623254</text:p>
          </table:table-cell>
          <table:table-cell office:value-type="float" office:value="492947">
            <text:p>492947</text:p>
          </table:table-cell>
          <table:table-cell office:value-type="float" office:value="1108038">
            <text:p>1108038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59467618">
            <text:p>459467618</text:p>
          </table:table-cell>
          <table:table-cell office:value-type="float" office:value="929178">
            <text:p>929178</text:p>
          </table:table-cell>
          <table:table-cell office:value-type="float" office:value="1439084">
            <text:p>1439084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593680642">
            <text:p>593680642</text:p>
          </table:table-cell>
          <table:table-cell office:value-type="float" office:value="784234">
            <text:p>784234</text:p>
          </table:table-cell>
          <table:table-cell office:value-type="float" office:value="1202581">
            <text:p>1202581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635490536">
            <text:p>635490536</text:p>
          </table:table-cell>
          <table:table-cell office:value-type="float" office:value="704350">
            <text:p>704350</text:p>
          </table:table-cell>
          <table:table-cell office:value-type="float" office:value="1617426">
            <text:p>1617426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642284042">
            <text:p>642284042</text:p>
          </table:table-cell>
          <table:table-cell office:value-type="float" office:value="874756">
            <text:p>874756</text:p>
          </table:table-cell>
          <table:table-cell office:value-type="float" office:value="1225148">
            <text:p>1225148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558691578">
            <text:p>558691578</text:p>
          </table:table-cell>
          <table:table-cell office:value-type="float" office:value="845000">
            <text:p>845000</text:p>
          </table:table-cell>
          <table:table-cell office:value-type="float" office:value="1177814">
            <text:p>1177814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521293814">
            <text:p>521293814</text:p>
          </table:table-cell>
          <table:table-cell office:value-type="float" office:value="824765">
            <text:p>824765</text:p>
          </table:table-cell>
          <table:table-cell office:value-type="float" office:value="940964">
            <text:p>940964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527681220">
            <text:p>527681220</text:p>
          </table:table-cell>
          <table:table-cell office:value-type="float" office:value="1654387">
            <text:p>1654387</text:p>
          </table:table-cell>
          <table:table-cell office:value-type="float" office:value="1321315">
            <text:p>1321315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511371817">
            <text:p>511371817</text:p>
          </table:table-cell>
          <table:table-cell office:value-type="float" office:value="803867">
            <text:p>803867</text:p>
          </table:table-cell>
          <table:table-cell office:value-type="float" office:value="1202009">
            <text:p>1202009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98008803">
            <text:p>498008803</text:p>
          </table:table-cell>
          <table:table-cell office:value-type="float" office:value="934390">
            <text:p>934390</text:p>
          </table:table-cell>
          <table:table-cell office:value-type="float" office:value="1606961">
            <text:p>1606961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31378263">
            <text:p>431378263</text:p>
          </table:table-cell>
          <table:table-cell office:value-type="float" office:value="786007">
            <text:p>786007</text:p>
          </table:table-cell>
          <table:table-cell office:value-type="float" office:value="1726048">
            <text:p>1726048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368093446">
            <text:p>368093446</text:p>
          </table:table-cell>
          <table:table-cell office:value-type="float" office:value="826204">
            <text:p>826204</text:p>
          </table:table-cell>
          <table:table-cell office:value-type="float" office:value="1778148">
            <text:p>1778148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687879823">
            <text:p>687879823</text:p>
          </table:table-cell>
          <table:table-cell office:value-type="float" office:value="797109">
            <text:p>797109</text:p>
          </table:table-cell>
          <table:table-cell office:value-type="float" office:value="1640757">
            <text:p>1640757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670716140">
            <text:p>670716140</text:p>
          </table:table-cell>
          <table:table-cell office:value-type="float" office:value="791755">
            <text:p>791755</text:p>
          </table:table-cell>
          <table:table-cell office:value-type="float" office:value="1323315">
            <text:p>1323315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45853918">
            <text:p>445853918</text:p>
          </table:table-cell>
          <table:table-cell office:value-type="float" office:value="530110">
            <text:p>530110</text:p>
          </table:table-cell>
          <table:table-cell office:value-type="float" office:value="1823697">
            <text:p>1823697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388476878">
            <text:p>388476878</text:p>
          </table:table-cell>
          <table:table-cell office:value-type="float" office:value="828083">
            <text:p>828083</text:p>
          </table:table-cell>
          <table:table-cell office:value-type="float" office:value="1174963">
            <text:p>1174963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12537543">
            <text:p>412537543</text:p>
          </table:table-cell>
          <table:table-cell office:value-type="float" office:value="897887">
            <text:p>897887</text:p>
          </table:table-cell>
          <table:table-cell office:value-type="float" office:value="1346512">
            <text:p>1346512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57002707">
            <text:p>757002707</text:p>
          </table:table-cell>
          <table:table-cell office:value-type="float" office:value="829493">
            <text:p>829493</text:p>
          </table:table-cell>
          <table:table-cell office:value-type="float" office:value="1138572">
            <text:p>1138572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52344519">
            <text:p>452344519</text:p>
          </table:table-cell>
          <table:table-cell office:value-type="float" office:value="396016">
            <text:p>396016</text:p>
          </table:table-cell>
          <table:table-cell office:value-type="float" office:value="1062269">
            <text:p>1062269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804378928">
            <text:p>804378928</text:p>
          </table:table-cell>
          <table:table-cell office:value-type="float" office:value="869521">
            <text:p>869521</text:p>
          </table:table-cell>
          <table:table-cell office:value-type="float" office:value="1074733">
            <text:p>1074733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33415477">
            <text:p>433415477</text:p>
          </table:table-cell>
          <table:table-cell office:value-type="float" office:value="629444">
            <text:p>629444</text:p>
          </table:table-cell>
          <table:table-cell office:value-type="float" office:value="1280182">
            <text:p>1280182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63539452">
            <text:p>763539452</text:p>
          </table:table-cell>
          <table:table-cell office:value-type="float" office:value="852840">
            <text:p>852840</text:p>
          </table:table-cell>
          <table:table-cell office:value-type="float" office:value="1348670">
            <text:p>1348670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20693063">
            <text:p>420693063</text:p>
          </table:table-cell>
          <table:table-cell office:value-type="float" office:value="757308">
            <text:p>757308</text:p>
          </table:table-cell>
          <table:table-cell office:value-type="float" office:value="1163371">
            <text:p>1163371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548190089">
            <text:p>548190089</text:p>
          </table:table-cell>
          <table:table-cell office:value-type="float" office:value="812935">
            <text:p>812935</text:p>
          </table:table-cell>
          <table:table-cell office:value-type="float" office:value="1166614">
            <text:p>1166614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566168521">
            <text:p>566168521</text:p>
          </table:table-cell>
          <table:table-cell office:value-type="float" office:value="830863">
            <text:p>830863</text:p>
          </table:table-cell>
          <table:table-cell office:value-type="float" office:value="2016222">
            <text:p>2016222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611836490">
            <text:p>611836490</text:p>
          </table:table-cell>
          <table:table-cell office:value-type="float" office:value="1048858">
            <text:p>1048858</text:p>
          </table:table-cell>
          <table:table-cell office:value-type="float" office:value="1991888">
            <text:p>1991888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51577365">
            <text:p>751577365</text:p>
          </table:table-cell>
          <table:table-cell office:value-type="float" office:value="1443093">
            <text:p>1443093</text:p>
          </table:table-cell>
          <table:table-cell office:value-type="float" office:value="1192063">
            <text:p>1192063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519292402">
            <text:p>519292402</text:p>
          </table:table-cell>
          <table:table-cell office:value-type="float" office:value="829073">
            <text:p>829073</text:p>
          </table:table-cell>
          <table:table-cell office:value-type="float" office:value="1206173">
            <text:p>1206173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77626761">
            <text:p>777626761</text:p>
          </table:table-cell>
          <table:table-cell office:value-type="float" office:value="826035">
            <text:p>826035</text:p>
          </table:table-cell>
          <table:table-cell office:value-type="float" office:value="2294642">
            <text:p>2294642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22938797">
            <text:p>422938797</text:p>
          </table:table-cell>
          <table:table-cell office:value-type="float" office:value="1390341">
            <text:p>1390341</text:p>
          </table:table-cell>
          <table:table-cell office:value-type="float" office:value="2469408">
            <text:p>2469408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94966750">
            <text:p>494966750</text:p>
          </table:table-cell>
          <table:table-cell office:value-type="float" office:value="1313130">
            <text:p>1313130</text:p>
          </table:table-cell>
          <table:table-cell office:value-type="float" office:value="2548202">
            <text:p>2548202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58378813">
            <text:p>458378813</text:p>
          </table:table-cell>
          <table:table-cell office:value-type="float" office:value="818055">
            <text:p>818055</text:p>
          </table:table-cell>
          <table:table-cell office:value-type="float" office:value="1302859">
            <text:p>1302859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88631573">
            <text:p>788631573</text:p>
          </table:table-cell>
          <table:table-cell office:value-type="float" office:value="592882">
            <text:p>592882</text:p>
          </table:table-cell>
          <table:table-cell office:value-type="float" office:value="1944193">
            <text:p>1944193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519187730">
            <text:p>519187730</text:p>
          </table:table-cell>
          <table:table-cell office:value-type="float" office:value="834361">
            <text:p>834361</text:p>
          </table:table-cell>
          <table:table-cell office:value-type="float" office:value="1266973">
            <text:p>1266973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73054842">
            <text:p>773054842</text:p>
          </table:table-cell>
          <table:table-cell office:value-type="float" office:value="754616">
            <text:p>754616</text:p>
          </table:table-cell>
          <table:table-cell office:value-type="float" office:value="1457776">
            <text:p>1457776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09676158">
            <text:p>409676158</text:p>
          </table:table-cell>
          <table:table-cell office:value-type="float" office:value="936217">
            <text:p>936217</text:p>
          </table:table-cell>
          <table:table-cell office:value-type="float" office:value="1201292">
            <text:p>1201292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649037470">
            <text:p>649037470</text:p>
          </table:table-cell>
          <table:table-cell office:value-type="float" office:value="816327">
            <text:p>816327</text:p>
          </table:table-cell>
          <table:table-cell office:value-type="float" office:value="1110773">
            <text:p>1110773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98334521">
            <text:p>798334521</text:p>
          </table:table-cell>
          <table:table-cell office:value-type="float" office:value="706281">
            <text:p>706281</text:p>
          </table:table-cell>
          <table:table-cell office:value-type="float" office:value="1143553">
            <text:p>1143553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78338942">
            <text:p>478338942</text:p>
          </table:table-cell>
          <table:table-cell office:value-type="float" office:value="815243">
            <text:p>815243</text:p>
          </table:table-cell>
          <table:table-cell office:value-type="float" office:value="1754206">
            <text:p>1754206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523267282">
            <text:p>523267282</text:p>
          </table:table-cell>
          <table:table-cell office:value-type="float" office:value="794485">
            <text:p>794485</text:p>
          </table:table-cell>
          <table:table-cell office:value-type="float" office:value="1736514">
            <text:p>1736514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48074375">
            <text:p>748074375</text:p>
          </table:table-cell>
          <table:table-cell office:value-type="float" office:value="1199489">
            <text:p>1199489</text:p>
          </table:table-cell>
          <table:table-cell office:value-type="float" office:value="1202054">
            <text:p>1202054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636161767">
            <text:p>636161767</text:p>
          </table:table-cell>
          <table:table-cell office:value-type="float" office:value="854013">
            <text:p>854013</text:p>
          </table:table-cell>
          <table:table-cell office:value-type="float" office:value="1370597">
            <text:p>1370597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548593971">
            <text:p>548593971</text:p>
          </table:table-cell>
          <table:table-cell office:value-type="float" office:value="916473">
            <text:p>916473</text:p>
          </table:table-cell>
          <table:table-cell office:value-type="float" office:value="1285795">
            <text:p>1285795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602651554">
            <text:p>602651554</text:p>
          </table:table-cell>
          <table:table-cell office:value-type="float" office:value="838898">
            <text:p>838898</text:p>
          </table:table-cell>
          <table:table-cell office:value-type="float" office:value="1220585">
            <text:p>1220585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12672200">
            <text:p>412672200</text:p>
          </table:table-cell>
          <table:table-cell office:value-type="float" office:value="409318">
            <text:p>409318</text:p>
          </table:table-cell>
          <table:table-cell office:value-type="float" office:value="1769206">
            <text:p>1769206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77661200">
            <text:p>777661200</text:p>
          </table:table-cell>
          <table:table-cell office:value-type="float" office:value="817156">
            <text:p>817156</text:p>
          </table:table-cell>
          <table:table-cell office:value-type="float" office:value="1416392">
            <text:p>1416392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398683402">
            <text:p>398683402</text:p>
          </table:table-cell>
          <table:table-cell office:value-type="float" office:value="850209">
            <text:p>850209</text:p>
          </table:table-cell>
          <table:table-cell office:value-type="float" office:value="1127398">
            <text:p>1127398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622554126">
            <text:p>622554126</text:p>
          </table:table-cell>
          <table:table-cell office:value-type="float" office:value="805480">
            <text:p>805480</text:p>
          </table:table-cell>
          <table:table-cell office:value-type="float" office:value="1356906">
            <text:p>1356906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574940296">
            <text:p>574940296</text:p>
          </table:table-cell>
          <table:table-cell office:value-type="float" office:value="988186">
            <text:p>988186</text:p>
          </table:table-cell>
          <table:table-cell office:value-type="float" office:value="1283280">
            <text:p>1283280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97104564">
            <text:p>797104564</text:p>
          </table:table-cell>
          <table:table-cell office:value-type="float" office:value="847118">
            <text:p>847118</text:p>
          </table:table-cell>
          <table:table-cell office:value-type="float" office:value="1140188">
            <text:p>1140188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79848060">
            <text:p>779848060</text:p>
          </table:table-cell>
          <table:table-cell office:value-type="float" office:value="804157">
            <text:p>804157</text:p>
          </table:table-cell>
          <table:table-cell office:value-type="float" office:value="1768958">
            <text:p>1768958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676476484">
            <text:p>676476484</text:p>
          </table:table-cell>
          <table:table-cell office:value-type="float" office:value="920854">
            <text:p>920854</text:p>
          </table:table-cell>
          <table:table-cell office:value-type="float" office:value="1312849">
            <text:p>1312849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590307827">
            <text:p>590307827</text:p>
          </table:table-cell>
          <table:table-cell office:value-type="float" office:value="859681">
            <text:p>859681</text:p>
          </table:table-cell>
          <table:table-cell office:value-type="float" office:value="1381133">
            <text:p>1381133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48725800">
            <text:p>448725800</text:p>
          </table:table-cell>
          <table:table-cell office:value-type="float" office:value="826900">
            <text:p>826900</text:p>
          </table:table-cell>
          <table:table-cell office:value-type="float" office:value="1219244">
            <text:p>1219244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502512525">
            <text:p>502512525</text:p>
          </table:table-cell>
          <table:table-cell office:value-type="float" office:value="524437">
            <text:p>524437</text:p>
          </table:table-cell>
          <table:table-cell office:value-type="float" office:value="1226294">
            <text:p>1226294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506794056">
            <text:p>506794056</text:p>
          </table:table-cell>
          <table:table-cell office:value-type="float" office:value="787570">
            <text:p>787570</text:p>
          </table:table-cell>
          <table:table-cell office:value-type="float" office:value="1610205">
            <text:p>1610205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50628450">
            <text:p>450628450</text:p>
          </table:table-cell>
          <table:table-cell office:value-type="float" office:value="972930">
            <text:p>972930</text:p>
          </table:table-cell>
          <table:table-cell office:value-type="float" office:value="1220029">
            <text:p>1220029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567839304">
            <text:p>567839304</text:p>
          </table:table-cell>
          <table:table-cell office:value-type="float" office:value="567879">
            <text:p>567879</text:p>
          </table:table-cell>
          <table:table-cell office:value-type="float" office:value="1160201">
            <text:p>1160201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06871505">
            <text:p>406871505</text:p>
          </table:table-cell>
          <table:table-cell office:value-type="float" office:value="738328">
            <text:p>738328</text:p>
          </table:table-cell>
          <table:table-cell office:value-type="float" office:value="1240901">
            <text:p>1240901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624610660">
            <text:p>624610660</text:p>
          </table:table-cell>
          <table:table-cell office:value-type="float" office:value="900986">
            <text:p>900986</text:p>
          </table:table-cell>
          <table:table-cell office:value-type="float" office:value="1287325">
            <text:p>1287325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651121692">
            <text:p>651121692</text:p>
          </table:table-cell>
          <table:table-cell office:value-type="float" office:value="872731">
            <text:p>872731</text:p>
          </table:table-cell>
          <table:table-cell office:value-type="float" office:value="2000170">
            <text:p>2000170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72448215">
            <text:p>472448215</text:p>
          </table:table-cell>
          <table:table-cell office:value-type="float" office:value="846673">
            <text:p>846673</text:p>
          </table:table-cell>
          <table:table-cell office:value-type="float" office:value="2039333">
            <text:p>2039333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49636958">
            <text:p>449636958</text:p>
          </table:table-cell>
          <table:table-cell office:value-type="float" office:value="825824">
            <text:p>825824</text:p>
          </table:table-cell>
          <table:table-cell office:value-type="float" office:value="1132179">
            <text:p>1132179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47346870">
            <text:p>447346870</text:p>
          </table:table-cell>
          <table:table-cell office:value-type="float" office:value="972986">
            <text:p>972986</text:p>
          </table:table-cell>
          <table:table-cell office:value-type="float" office:value="1756015">
            <text:p>1756015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09605017">
            <text:p>709605017</text:p>
          </table:table-cell>
          <table:table-cell office:value-type="float" office:value="838432">
            <text:p>838432</text:p>
          </table:table-cell>
          <table:table-cell office:value-type="float" office:value="1158426">
            <text:p>1158426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64960361">
            <text:p>464960361</text:p>
          </table:table-cell>
          <table:table-cell office:value-type="float" office:value="858193">
            <text:p>858193</text:p>
          </table:table-cell>
          <table:table-cell office:value-type="float" office:value="1135376">
            <text:p>1135376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37544127">
            <text:p>437544127</text:p>
          </table:table-cell>
          <table:table-cell office:value-type="float" office:value="827454">
            <text:p>827454</text:p>
          </table:table-cell>
          <table:table-cell office:value-type="float" office:value="1506330">
            <text:p>1506330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05007216">
            <text:p>405007216</text:p>
          </table:table-cell>
          <table:table-cell office:value-type="float" office:value="946836">
            <text:p>946836</text:p>
          </table:table-cell>
          <table:table-cell office:value-type="float" office:value="1177427">
            <text:p>1177427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22147559">
            <text:p>422147559</text:p>
          </table:table-cell>
          <table:table-cell office:value-type="float" office:value="783204">
            <text:p>783204</text:p>
          </table:table-cell>
          <table:table-cell office:value-type="float" office:value="1506838">
            <text:p>1506838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08859804">
            <text:p>708859804</text:p>
          </table:table-cell>
          <table:table-cell office:value-type="float" office:value="1173613">
            <text:p>1173613</text:p>
          </table:table-cell>
          <table:table-cell office:value-type="float" office:value="1218211">
            <text:p>1218211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05575060">
            <text:p>705575060</text:p>
          </table:table-cell>
          <table:table-cell office:value-type="float" office:value="813473">
            <text:p>813473</text:p>
          </table:table-cell>
          <table:table-cell office:value-type="float" office:value="1271071">
            <text:p>1271071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59629800">
            <text:p>459629800</text:p>
          </table:table-cell>
          <table:table-cell office:value-type="float" office:value="636535">
            <text:p>636535</text:p>
          </table:table-cell>
          <table:table-cell office:value-type="float" office:value="1282752">
            <text:p>1282752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68665953">
            <text:p>768665953</text:p>
          </table:table-cell>
          <table:table-cell office:value-type="float" office:value="917108">
            <text:p>917108</text:p>
          </table:table-cell>
          <table:table-cell office:value-type="float" office:value="1211930">
            <text:p>1211930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562605782">
            <text:p>562605782</text:p>
          </table:table-cell>
          <table:table-cell office:value-type="float" office:value="823435">
            <text:p>823435</text:p>
          </table:table-cell>
          <table:table-cell office:value-type="float" office:value="1232804">
            <text:p>1232804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47057063">
            <text:p>747057063</text:p>
          </table:table-cell>
          <table:table-cell office:value-type="float" office:value="866602">
            <text:p>866602</text:p>
          </table:table-cell>
          <table:table-cell office:value-type="float" office:value="1244202">
            <text:p>1244202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497804732">
            <text:p>497804732</text:p>
          </table:table-cell>
          <table:table-cell office:value-type="float" office:value="859160">
            <text:p>859160</text:p>
          </table:table-cell>
          <table:table-cell office:value-type="float" office:value="1269199">
            <text:p>1269199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79619841">
            <text:p>779619841</text:p>
          </table:table-cell>
          <table:table-cell office:value-type="float" office:value="600807">
            <text:p>600807</text:p>
          </table:table-cell>
          <table:table-cell office:value-type="float" office:value="1291115">
            <text:p>1291115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47271734">
            <text:p>547271734</text:p>
          </table:table-cell>
          <table:table-cell office:value-type="float" office:value="889076">
            <text:p>889076</text:p>
          </table:table-cell>
          <table:table-cell office:value-type="float" office:value="1283613">
            <text:p>1283613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54157491">
            <text:p>854157491</text:p>
          </table:table-cell>
          <table:table-cell office:value-type="float" office:value="941029">
            <text:p>941029</text:p>
          </table:table-cell>
          <table:table-cell office:value-type="float" office:value="1066712">
            <text:p>1066712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70090070">
            <text:p>570090070</text:p>
          </table:table-cell>
          <table:table-cell office:value-type="float" office:value="836561">
            <text:p>836561</text:p>
          </table:table-cell>
          <table:table-cell office:value-type="float" office:value="1242262">
            <text:p>1242262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36759165">
            <text:p>736759165</text:p>
          </table:table-cell>
          <table:table-cell office:value-type="float" office:value="819437">
            <text:p>819437</text:p>
          </table:table-cell>
          <table:table-cell office:value-type="float" office:value="1534700">
            <text:p>1534700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99686732">
            <text:p>799686732</text:p>
          </table:table-cell>
          <table:table-cell office:value-type="float" office:value="907083">
            <text:p>907083</text:p>
          </table:table-cell>
          <table:table-cell office:value-type="float" office:value="1248547">
            <text:p>1248547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65874777">
            <text:p>765874777</text:p>
          </table:table-cell>
          <table:table-cell office:value-type="float" office:value="579858">
            <text:p>579858</text:p>
          </table:table-cell>
          <table:table-cell office:value-type="float" office:value="1272669">
            <text:p>1272669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06597861">
            <text:p>806597861</text:p>
          </table:table-cell>
          <table:table-cell office:value-type="float" office:value="823966">
            <text:p>823966</text:p>
          </table:table-cell>
          <table:table-cell office:value-type="float" office:value="1292808">
            <text:p>1292808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435234824">
            <text:p>435234824</text:p>
          </table:table-cell>
          <table:table-cell office:value-type="float" office:value="934104">
            <text:p>934104</text:p>
          </table:table-cell>
          <table:table-cell office:value-type="float" office:value="1237688">
            <text:p>1237688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428490068">
            <text:p>428490068</text:p>
          </table:table-cell>
          <table:table-cell office:value-type="float" office:value="818617">
            <text:p>818617</text:p>
          </table:table-cell>
          <table:table-cell office:value-type="float" office:value="1247749">
            <text:p>1247749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81101723">
            <text:p>581101723</text:p>
          </table:table-cell>
          <table:table-cell office:value-type="float" office:value="966075">
            <text:p>966075</text:p>
          </table:table-cell>
          <table:table-cell office:value-type="float" office:value="1325656">
            <text:p>1325656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45891263">
            <text:p>745891263</text:p>
          </table:table-cell>
          <table:table-cell office:value-type="float" office:value="854812">
            <text:p>854812</text:p>
          </table:table-cell>
          <table:table-cell office:value-type="float" office:value="1414294">
            <text:p>1414294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421223819">
            <text:p>421223819</text:p>
          </table:table-cell>
          <table:table-cell office:value-type="float" office:value="901275">
            <text:p>901275</text:p>
          </table:table-cell>
          <table:table-cell office:value-type="float" office:value="1309768">
            <text:p>1309768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06070282">
            <text:p>506070282</text:p>
          </table:table-cell>
          <table:table-cell office:value-type="float" office:value="1000331">
            <text:p>1000331</text:p>
          </table:table-cell>
          <table:table-cell office:value-type="float" office:value="1617846">
            <text:p>1617846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22294527">
            <text:p>822294527</text:p>
          </table:table-cell>
          <table:table-cell office:value-type="float" office:value="873283">
            <text:p>873283</text:p>
          </table:table-cell>
          <table:table-cell office:value-type="float" office:value="929503">
            <text:p>929503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40985833">
            <text:p>740985833</text:p>
          </table:table-cell>
          <table:table-cell office:value-type="float" office:value="807510">
            <text:p>807510</text:p>
          </table:table-cell>
          <table:table-cell office:value-type="float" office:value="1347945">
            <text:p>1347945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33313402">
            <text:p>533313402</text:p>
          </table:table-cell>
          <table:table-cell office:value-type="float" office:value="470788">
            <text:p>470788</text:p>
          </table:table-cell>
          <table:table-cell office:value-type="float" office:value="1326708">
            <text:p>1326708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54906742">
            <text:p>854906742</text:p>
          </table:table-cell>
          <table:table-cell office:value-type="float" office:value="954180">
            <text:p>954180</text:p>
          </table:table-cell>
          <table:table-cell office:value-type="float" office:value="1328998">
            <text:p>1328998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45696417">
            <text:p>545696417</text:p>
          </table:table-cell>
          <table:table-cell office:value-type="float" office:value="943981">
            <text:p>943981</text:p>
          </table:table-cell>
          <table:table-cell office:value-type="float" office:value="1285465">
            <text:p>1285465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628139464">
            <text:p>628139464</text:p>
          </table:table-cell>
          <table:table-cell office:value-type="float" office:value="1217309">
            <text:p>1217309</text:p>
          </table:table-cell>
          <table:table-cell office:value-type="float" office:value="897023">
            <text:p>897023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75031718">
            <text:p>775031718</text:p>
          </table:table-cell>
          <table:table-cell office:value-type="float" office:value="607328">
            <text:p>607328</text:p>
          </table:table-cell>
          <table:table-cell office:value-type="float" office:value="1256123">
            <text:p>1256123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00872072">
            <text:p>500872072</text:p>
          </table:table-cell>
          <table:table-cell office:value-type="float" office:value="870143">
            <text:p>870143</text:p>
          </table:table-cell>
          <table:table-cell office:value-type="float" office:value="1396027">
            <text:p>1396027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447039668">
            <text:p>447039668</text:p>
          </table:table-cell>
          <table:table-cell office:value-type="float" office:value="815544">
            <text:p>815544</text:p>
          </table:table-cell>
          <table:table-cell office:value-type="float" office:value="2762092">
            <text:p>2762092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45115875">
            <text:p>545115875</text:p>
          </table:table-cell>
          <table:table-cell office:value-type="float" office:value="1150229">
            <text:p>1150229</text:p>
          </table:table-cell>
          <table:table-cell office:value-type="float" office:value="1728392">
            <text:p>1728392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20162064">
            <text:p>820162064</text:p>
          </table:table-cell>
          <table:table-cell office:value-type="float" office:value="1567576">
            <text:p>1567576</text:p>
          </table:table-cell>
          <table:table-cell office:value-type="float" office:value="1208706">
            <text:p>1208706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72979357">
            <text:p>572979357</text:p>
          </table:table-cell>
          <table:table-cell office:value-type="float" office:value="1075113">
            <text:p>1075113</text:p>
          </table:table-cell>
          <table:table-cell office:value-type="float" office:value="970921">
            <text:p>970921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22724817">
            <text:p>822724817</text:p>
          </table:table-cell>
          <table:table-cell office:value-type="float" office:value="1347940">
            <text:p>1347940</text:p>
          </table:table-cell>
          <table:table-cell office:value-type="float" office:value="1269447">
            <text:p>1269447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17581832">
            <text:p>817581832</text:p>
          </table:table-cell>
          <table:table-cell office:value-type="float" office:value="1339806">
            <text:p>1339806</text:p>
          </table:table-cell>
          <table:table-cell office:value-type="float" office:value="1021052">
            <text:p>1021052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449733933">
            <text:p>449733933</text:p>
          </table:table-cell>
          <table:table-cell office:value-type="float" office:value="1003687">
            <text:p>1003687</text:p>
          </table:table-cell>
          <table:table-cell office:value-type="float" office:value="1140582">
            <text:p>1140582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46840463">
            <text:p>546840463</text:p>
          </table:table-cell>
          <table:table-cell office:value-type="float" office:value="940393">
            <text:p>940393</text:p>
          </table:table-cell>
          <table:table-cell office:value-type="float" office:value="1717769">
            <text:p>1717769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04014902">
            <text:p>804014902</text:p>
          </table:table-cell>
          <table:table-cell office:value-type="float" office:value="825227">
            <text:p>825227</text:p>
          </table:table-cell>
          <table:table-cell office:value-type="float" office:value="1204912">
            <text:p>1204912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36810485">
            <text:p>536810485</text:p>
          </table:table-cell>
          <table:table-cell office:value-type="float" office:value="1287392">
            <text:p>1287392</text:p>
          </table:table-cell>
          <table:table-cell office:value-type="float" office:value="1196276">
            <text:p>1196276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476500925">
            <text:p>476500925</text:p>
          </table:table-cell>
          <table:table-cell office:value-type="float" office:value="1337966">
            <text:p>1337966</text:p>
          </table:table-cell>
          <table:table-cell office:value-type="float" office:value="1896704">
            <text:p>1896704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693663633">
            <text:p>693663633</text:p>
          </table:table-cell>
          <table:table-cell office:value-type="float" office:value="1260491">
            <text:p>1260491</text:p>
          </table:table-cell>
          <table:table-cell office:value-type="float" office:value="1238574">
            <text:p>1238574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50134113">
            <text:p>550134113</text:p>
          </table:table-cell>
          <table:table-cell office:value-type="float" office:value="871019">
            <text:p>871019</text:p>
          </table:table-cell>
          <table:table-cell office:value-type="float" office:value="1524093">
            <text:p>1524093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09945899">
            <text:p>709945899</text:p>
          </table:table-cell>
          <table:table-cell office:value-type="float" office:value="865328">
            <text:p>865328</text:p>
          </table:table-cell>
          <table:table-cell office:value-type="float" office:value="1356719">
            <text:p>1356719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14837085">
            <text:p>814837085</text:p>
          </table:table-cell>
          <table:table-cell office:value-type="float" office:value="1461519">
            <text:p>1461519</text:p>
          </table:table-cell>
          <table:table-cell office:value-type="float" office:value="1359059">
            <text:p>1359059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25981774">
            <text:p>825981774</text:p>
          </table:table-cell>
          <table:table-cell office:value-type="float" office:value="944253">
            <text:p>944253</text:p>
          </table:table-cell>
          <table:table-cell office:value-type="float" office:value="1361523">
            <text:p>1361523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48986093">
            <text:p>848986093</text:p>
          </table:table-cell>
          <table:table-cell office:value-type="float" office:value="843387">
            <text:p>843387</text:p>
          </table:table-cell>
          <table:table-cell office:value-type="float" office:value="1318963">
            <text:p>1318963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79451871">
            <text:p>779451871</text:p>
          </table:table-cell>
          <table:table-cell office:value-type="float" office:value="874099">
            <text:p>874099</text:p>
          </table:table-cell>
          <table:table-cell office:value-type="float" office:value="2270295">
            <text:p>2270295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68238394">
            <text:p>868238394</text:p>
          </table:table-cell>
          <table:table-cell office:value-type="float" office:value="776406">
            <text:p>776406</text:p>
          </table:table-cell>
          <table:table-cell office:value-type="float" office:value="1503537">
            <text:p>1503537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69475516">
            <text:p>569475516</text:p>
          </table:table-cell>
          <table:table-cell office:value-type="float" office:value="1196339">
            <text:p>1196339</text:p>
          </table:table-cell>
          <table:table-cell office:value-type="float" office:value="1320032">
            <text:p>1320032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39676391">
            <text:p>839676391</text:p>
          </table:table-cell>
          <table:table-cell office:value-type="float" office:value="713748">
            <text:p>713748</text:p>
          </table:table-cell>
          <table:table-cell office:value-type="float" office:value="1332748">
            <text:p>1332748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696711186">
            <text:p>696711186</text:p>
          </table:table-cell>
          <table:table-cell office:value-type="float" office:value="881511">
            <text:p>881511</text:p>
          </table:table-cell>
          <table:table-cell office:value-type="float" office:value="1299278">
            <text:p>1299278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48101544">
            <text:p>548101544</text:p>
          </table:table-cell>
          <table:table-cell office:value-type="float" office:value="739134">
            <text:p>739134</text:p>
          </table:table-cell>
          <table:table-cell office:value-type="float" office:value="1534019">
            <text:p>1534019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97174440">
            <text:p>597174440</text:p>
          </table:table-cell>
          <table:table-cell office:value-type="float" office:value="860296">
            <text:p>860296</text:p>
          </table:table-cell>
          <table:table-cell office:value-type="float" office:value="1318472">
            <text:p>1318472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31003057">
            <text:p>531003057</text:p>
          </table:table-cell>
          <table:table-cell office:value-type="float" office:value="843681">
            <text:p>843681</text:p>
          </table:table-cell>
          <table:table-cell office:value-type="float" office:value="1265731">
            <text:p>1265731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14993743">
            <text:p>814993743</text:p>
          </table:table-cell>
          <table:table-cell office:value-type="float" office:value="843651">
            <text:p>843651</text:p>
          </table:table-cell>
          <table:table-cell office:value-type="float" office:value="1253999">
            <text:p>1253999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901659927">
            <text:p>901659927</text:p>
          </table:table-cell>
          <table:table-cell office:value-type="float" office:value="1037607">
            <text:p>1037607</text:p>
          </table:table-cell>
          <table:table-cell office:value-type="float" office:value="2034532">
            <text:p>2034532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722687982">
            <text:p>722687982</text:p>
          </table:table-cell>
          <table:table-cell office:value-type="float" office:value="882932">
            <text:p>882932</text:p>
          </table:table-cell>
          <table:table-cell office:value-type="float" office:value="1410204">
            <text:p>1410204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75542314">
            <text:p>875542314</text:p>
          </table:table-cell>
          <table:table-cell office:value-type="float" office:value="901039">
            <text:p>901039</text:p>
          </table:table-cell>
          <table:table-cell office:value-type="float" office:value="1176521">
            <text:p>1176521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727299582">
            <text:p>727299582</text:p>
          </table:table-cell>
          <table:table-cell office:value-type="float" office:value="1033333">
            <text:p>1033333</text:p>
          </table:table-cell>
          <table:table-cell office:value-type="float" office:value="1332585">
            <text:p>1332585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742069250">
            <text:p>742069250</text:p>
          </table:table-cell>
          <table:table-cell office:value-type="float" office:value="886254">
            <text:p>886254</text:p>
          </table:table-cell>
          <table:table-cell office:value-type="float" office:value="1479550">
            <text:p>1479550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658917858">
            <text:p>658917858</text:p>
          </table:table-cell>
          <table:table-cell office:value-type="float" office:value="962700">
            <text:p>962700</text:p>
          </table:table-cell>
          <table:table-cell office:value-type="float" office:value="2005726">
            <text:p>2005726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551031676">
            <text:p>551031676</text:p>
          </table:table-cell>
          <table:table-cell office:value-type="float" office:value="869758">
            <text:p>869758</text:p>
          </table:table-cell>
          <table:table-cell office:value-type="float" office:value="1559706">
            <text:p>1559706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59776671">
            <text:p>859776671</text:p>
          </table:table-cell>
          <table:table-cell office:value-type="float" office:value="816688">
            <text:p>816688</text:p>
          </table:table-cell>
          <table:table-cell office:value-type="float" office:value="1228443">
            <text:p>1228443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670000826">
            <text:p>670000826</text:p>
          </table:table-cell>
          <table:table-cell office:value-type="float" office:value="871191">
            <text:p>871191</text:p>
          </table:table-cell>
          <table:table-cell office:value-type="float" office:value="1322296">
            <text:p>1322296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79900477">
            <text:p>879900477</text:p>
          </table:table-cell>
          <table:table-cell office:value-type="float" office:value="1467968">
            <text:p>1467968</text:p>
          </table:table-cell>
          <table:table-cell office:value-type="float" office:value="1356199">
            <text:p>1356199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41398006">
            <text:p>841398006</text:p>
          </table:table-cell>
          <table:table-cell office:value-type="float" office:value="856996">
            <text:p>856996</text:p>
          </table:table-cell>
          <table:table-cell office:value-type="float" office:value="1189385">
            <text:p>1189385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61267299">
            <text:p>861267299</text:p>
          </table:table-cell>
          <table:table-cell office:value-type="float" office:value="914647">
            <text:p>914647</text:p>
          </table:table-cell>
          <table:table-cell office:value-type="float" office:value="1788812">
            <text:p>1788812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544720811">
            <text:p>544720811</text:p>
          </table:table-cell>
          <table:table-cell office:value-type="float" office:value="857291">
            <text:p>857291</text:p>
          </table:table-cell>
          <table:table-cell office:value-type="float" office:value="1473521">
            <text:p>1473521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443912275">
            <text:p>443912275</text:p>
          </table:table-cell>
          <table:table-cell office:value-type="float" office:value="328955">
            <text:p>328955</text:p>
          </table:table-cell>
          <table:table-cell office:value-type="float" office:value="1474612">
            <text:p>1474612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630506214">
            <text:p>630506214</text:p>
          </table:table-cell>
          <table:table-cell office:value-type="float" office:value="873260">
            <text:p>873260</text:p>
          </table:table-cell>
          <table:table-cell office:value-type="float" office:value="1115049">
            <text:p>1115049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901898164">
            <text:p>901898164</text:p>
          </table:table-cell>
          <table:table-cell office:value-type="float" office:value="934566">
            <text:p>934566</text:p>
          </table:table-cell>
          <table:table-cell office:value-type="float" office:value="1120714">
            <text:p>1120714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666396575">
            <text:p>666396575</text:p>
          </table:table-cell>
          <table:table-cell office:value-type="float" office:value="961170">
            <text:p>961170</text:p>
          </table:table-cell>
          <table:table-cell office:value-type="float" office:value="1470354">
            <text:p>1470354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19270752">
            <text:p>819270752</text:p>
          </table:table-cell>
          <table:table-cell office:value-type="float" office:value="1167028">
            <text:p>1167028</text:p>
          </table:table-cell>
          <table:table-cell office:value-type="float" office:value="1320608">
            <text:p>1320608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70803432">
            <text:p>870803432</text:p>
          </table:table-cell>
          <table:table-cell office:value-type="float" office:value="941300">
            <text:p>941300</text:p>
          </table:table-cell>
          <table:table-cell office:value-type="float" office:value="1339295">
            <text:p>1339295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441440859">
            <text:p>441440859</text:p>
          </table:table-cell>
          <table:table-cell office:value-type="float" office:value="900502">
            <text:p>900502</text:p>
          </table:table-cell>
          <table:table-cell office:value-type="float" office:value="1255431">
            <text:p>1255431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488844551">
            <text:p>488844551</text:p>
          </table:table-cell>
          <table:table-cell office:value-type="float" office:value="909425">
            <text:p>909425</text:p>
          </table:table-cell>
          <table:table-cell office:value-type="float" office:value="2144699">
            <text:p>2144699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735352215">
            <text:p>735352215</text:p>
          </table:table-cell>
          <table:table-cell office:value-type="float" office:value="1008437">
            <text:p>1008437</text:p>
          </table:table-cell>
          <table:table-cell office:value-type="float" office:value="1735014">
            <text:p>1735014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660283764">
            <text:p>660283764</text:p>
          </table:table-cell>
          <table:table-cell office:value-type="float" office:value="875664">
            <text:p>875664</text:p>
          </table:table-cell>
          <table:table-cell office:value-type="float" office:value="1343408">
            <text:p>1343408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654572702">
            <text:p>654572702</text:p>
          </table:table-cell>
          <table:table-cell office:value-type="float" office:value="981671">
            <text:p>981671</text:p>
          </table:table-cell>
          <table:table-cell office:value-type="float" office:value="1972801">
            <text:p>1972801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793984131">
            <text:p>793984131</text:p>
          </table:table-cell>
          <table:table-cell office:value-type="float" office:value="1194540">
            <text:p>1194540</text:p>
          </table:table-cell>
          <table:table-cell office:value-type="float" office:value="986780">
            <text:p>986780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486532031">
            <text:p>486532031</text:p>
          </table:table-cell>
          <table:table-cell office:value-type="float" office:value="390567">
            <text:p>390567</text:p>
          </table:table-cell>
          <table:table-cell office:value-type="float" office:value="1314547">
            <text:p>1314547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591076940">
            <text:p>591076940</text:p>
          </table:table-cell>
          <table:table-cell office:value-type="float" office:value="881035">
            <text:p>881035</text:p>
          </table:table-cell>
          <table:table-cell office:value-type="float" office:value="1396461">
            <text:p>1396461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36421401">
            <text:p>836421401</text:p>
          </table:table-cell>
          <table:table-cell office:value-type="float" office:value="673926">
            <text:p>673926</text:p>
          </table:table-cell>
          <table:table-cell office:value-type="float" office:value="1325078">
            <text:p>1325078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12437979">
            <text:p>812437979</text:p>
          </table:table-cell>
          <table:table-cell office:value-type="float" office:value="852166">
            <text:p>852166</text:p>
          </table:table-cell>
          <table:table-cell office:value-type="float" office:value="1342753">
            <text:p>1342753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634100210">
            <text:p>634100210</text:p>
          </table:table-cell>
          <table:table-cell office:value-type="float" office:value="859380">
            <text:p>859380</text:p>
          </table:table-cell>
          <table:table-cell office:value-type="float" office:value="1327239">
            <text:p>1327239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569470407">
            <text:p>569470407</text:p>
          </table:table-cell>
          <table:table-cell office:value-type="float" office:value="921170">
            <text:p>921170</text:p>
          </table:table-cell>
          <table:table-cell office:value-type="float" office:value="1570647">
            <text:p>1570647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722172684">
            <text:p>722172684</text:p>
          </table:table-cell>
          <table:table-cell office:value-type="float" office:value="997756">
            <text:p>997756</text:p>
          </table:table-cell>
          <table:table-cell office:value-type="float" office:value="1967743">
            <text:p>1967743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52400156">
            <text:p>852400156</text:p>
          </table:table-cell>
          <table:table-cell office:value-type="float" office:value="701642">
            <text:p>701642</text:p>
          </table:table-cell>
          <table:table-cell office:value-type="float" office:value="1472352">
            <text:p>1472352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88122206">
            <text:p>888122206</text:p>
          </table:table-cell>
          <table:table-cell office:value-type="float" office:value="849101">
            <text:p>849101</text:p>
          </table:table-cell>
          <table:table-cell office:value-type="float" office:value="1216455">
            <text:p>1216455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726620960">
            <text:p>726620960</text:p>
          </table:table-cell>
          <table:table-cell office:value-type="float" office:value="947769">
            <text:p>947769</text:p>
          </table:table-cell>
          <table:table-cell office:value-type="float" office:value="1129325">
            <text:p>1129325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56875914">
            <text:p>856875914</text:p>
          </table:table-cell>
          <table:table-cell office:value-type="float" office:value="995001">
            <text:p>995001</text:p>
          </table:table-cell>
          <table:table-cell office:value-type="float" office:value="1360057">
            <text:p>1360057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548562196">
            <text:p>548562196</text:p>
          </table:table-cell>
          <table:table-cell office:value-type="float" office:value="584403">
            <text:p>584403</text:p>
          </table:table-cell>
          <table:table-cell office:value-type="float" office:value="1923375">
            <text:p>1923375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524326315">
            <text:p>524326315</text:p>
          </table:table-cell>
          <table:table-cell office:value-type="float" office:value="919291">
            <text:p>919291</text:p>
          </table:table-cell>
          <table:table-cell office:value-type="float" office:value="1439713">
            <text:p>1439713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46958464">
            <text:p>846958464</text:p>
          </table:table-cell>
          <table:table-cell office:value-type="float" office:value="839532">
            <text:p>839532</text:p>
          </table:table-cell>
          <table:table-cell office:value-type="float" office:value="1365989">
            <text:p>1365989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83016233">
            <text:p>883016233</text:p>
          </table:table-cell>
          <table:table-cell office:value-type="float" office:value="887557">
            <text:p>887557</text:p>
          </table:table-cell>
          <table:table-cell office:value-type="float" office:value="1028459">
            <text:p>1028459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89015807">
            <text:p>889015807</text:p>
          </table:table-cell>
          <table:table-cell office:value-type="float" office:value="942769">
            <text:p>942769</text:p>
          </table:table-cell>
          <table:table-cell office:value-type="float" office:value="1501385">
            <text:p>1501385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798287326">
            <text:p>798287326</text:p>
          </table:table-cell>
          <table:table-cell office:value-type="float" office:value="678063">
            <text:p>678063</text:p>
          </table:table-cell>
          <table:table-cell office:value-type="float" office:value="1418818">
            <text:p>1418818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691000907">
            <text:p>691000907</text:p>
          </table:table-cell>
          <table:table-cell office:value-type="float" office:value="902824">
            <text:p>902824</text:p>
          </table:table-cell>
          <table:table-cell office:value-type="float" office:value="1324343">
            <text:p>1324343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592808826">
            <text:p>592808826</text:p>
          </table:table-cell>
          <table:table-cell office:value-type="float" office:value="865724">
            <text:p>865724</text:p>
          </table:table-cell>
          <table:table-cell office:value-type="float" office:value="1279795">
            <text:p>1279795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708071541">
            <text:p>708071541</text:p>
          </table:table-cell>
          <table:table-cell office:value-type="float" office:value="891926">
            <text:p>891926</text:p>
          </table:table-cell>
          <table:table-cell office:value-type="float" office:value="1354692">
            <text:p>1354692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469951928">
            <text:p>469951928</text:p>
          </table:table-cell>
          <table:table-cell office:value-type="float" office:value="936517">
            <text:p>936517</text:p>
          </table:table-cell>
          <table:table-cell office:value-type="float" office:value="1392831">
            <text:p>1392831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443817907">
            <text:p>443817907</text:p>
          </table:table-cell>
          <table:table-cell office:value-type="float" office:value="1394663">
            <text:p>1394663</text:p>
          </table:table-cell>
          <table:table-cell office:value-type="float" office:value="2128405">
            <text:p>2128405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430294288">
            <text:p>430294288</text:p>
          </table:table-cell>
          <table:table-cell office:value-type="float" office:value="1209265">
            <text:p>1209265</text:p>
          </table:table-cell>
          <table:table-cell office:value-type="float" office:value="1284934">
            <text:p>1284934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603381172">
            <text:p>603381172</text:p>
          </table:table-cell>
          <table:table-cell office:value-type="float" office:value="1380659">
            <text:p>1380659</text:p>
          </table:table-cell>
          <table:table-cell office:value-type="float" office:value="1366801">
            <text:p>1366801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05055975">
            <text:p>805055975</text:p>
          </table:table-cell>
          <table:table-cell office:value-type="float" office:value="863369">
            <text:p>863369</text:p>
          </table:table-cell>
          <table:table-cell office:value-type="float" office:value="1054166">
            <text:p>1054166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717449779">
            <text:p>717449779</text:p>
          </table:table-cell>
          <table:table-cell office:value-type="float" office:value="870948">
            <text:p>870948</text:p>
          </table:table-cell>
          <table:table-cell office:value-type="float" office:value="1391931">
            <text:p>1391931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641789354">
            <text:p>641789354</text:p>
          </table:table-cell>
          <table:table-cell office:value-type="float" office:value="1096642">
            <text:p>1096642</text:p>
          </table:table-cell>
          <table:table-cell office:value-type="float" office:value="2367321">
            <text:p>2367321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916042525">
            <text:p>916042525</text:p>
          </table:table-cell>
          <table:table-cell office:value-type="float" office:value="921732">
            <text:p>921732</text:p>
          </table:table-cell>
          <table:table-cell office:value-type="float" office:value="1381234">
            <text:p>1381234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907468355">
            <text:p>907468355</text:p>
          </table:table-cell>
          <table:table-cell office:value-type="float" office:value="954585">
            <text:p>954585</text:p>
          </table:table-cell>
          <table:table-cell office:value-type="float" office:value="1412910">
            <text:p>1412910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535722930">
            <text:p>535722930</text:p>
          </table:table-cell>
          <table:table-cell office:value-type="float" office:value="1210578">
            <text:p>1210578</text:p>
          </table:table-cell>
          <table:table-cell office:value-type="float" office:value="1821555">
            <text:p>1821555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79528038">
            <text:p>879528038</text:p>
          </table:table-cell>
          <table:table-cell office:value-type="float" office:value="913165">
            <text:p>913165</text:p>
          </table:table-cell>
          <table:table-cell office:value-type="float" office:value="1470357">
            <text:p>1470357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719245594">
            <text:p>719245594</text:p>
          </table:table-cell>
          <table:table-cell office:value-type="float" office:value="959459">
            <text:p>959459</text:p>
          </table:table-cell>
          <table:table-cell office:value-type="float" office:value="1524283">
            <text:p>1524283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02270991">
            <text:p>802270991</text:p>
          </table:table-cell>
          <table:table-cell office:value-type="float" office:value="926794">
            <text:p>926794</text:p>
          </table:table-cell>
          <table:table-cell office:value-type="float" office:value="2074123">
            <text:p>2074123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913468355">
            <text:p>913468355</text:p>
          </table:table-cell>
          <table:table-cell office:value-type="float" office:value="711032">
            <text:p>711032</text:p>
          </table:table-cell>
          <table:table-cell office:value-type="float" office:value="1235520">
            <text:p>1235520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518951789">
            <text:p>518951789</text:p>
          </table:table-cell>
          <table:table-cell office:value-type="float" office:value="873373">
            <text:p>873373</text:p>
          </table:table-cell>
          <table:table-cell office:value-type="float" office:value="1423409">
            <text:p>1423409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97229231">
            <text:p>897229231</text:p>
          </table:table-cell>
          <table:table-cell office:value-type="float" office:value="1543248">
            <text:p>1543248</text:p>
          </table:table-cell>
          <table:table-cell office:value-type="float" office:value="1677194">
            <text:p>1677194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928368608">
            <text:p>928368608</text:p>
          </table:table-cell>
          <table:table-cell office:value-type="float" office:value="1027689">
            <text:p>1027689</text:p>
          </table:table-cell>
          <table:table-cell office:value-type="float" office:value="1380686">
            <text:p>1380686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552309509">
            <text:p>552309509</text:p>
          </table:table-cell>
          <table:table-cell office:value-type="float" office:value="1082841">
            <text:p>1082841</text:p>
          </table:table-cell>
          <table:table-cell office:value-type="float" office:value="1490118">
            <text:p>1490118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588919789">
            <text:p>588919789</text:p>
          </table:table-cell>
          <table:table-cell office:value-type="float" office:value="908911">
            <text:p>908911</text:p>
          </table:table-cell>
          <table:table-cell office:value-type="float" office:value="1565863">
            <text:p>1565863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42970497">
            <text:p>842970497</text:p>
          </table:table-cell>
          <table:table-cell office:value-type="float" office:value="888470">
            <text:p>888470</text:p>
          </table:table-cell>
          <table:table-cell office:value-type="float" office:value="1230092">
            <text:p>1230092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617374779">
            <text:p>617374779</text:p>
          </table:table-cell>
          <table:table-cell office:value-type="float" office:value="1009990">
            <text:p>1009990</text:p>
          </table:table-cell>
          <table:table-cell office:value-type="float" office:value="1369730">
            <text:p>1369730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799453954">
            <text:p>799453954</text:p>
          </table:table-cell>
          <table:table-cell office:value-type="float" office:value="848380">
            <text:p>848380</text:p>
          </table:table-cell>
          <table:table-cell office:value-type="float" office:value="1398412">
            <text:p>1398412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551800964">
            <text:p>551800964</text:p>
          </table:table-cell>
          <table:table-cell office:value-type="float" office:value="975865">
            <text:p>975865</text:p>
          </table:table-cell>
          <table:table-cell office:value-type="float" office:value="1470990">
            <text:p>1470990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481703697">
            <text:p>481703697</text:p>
          </table:table-cell>
          <table:table-cell office:value-type="float" office:value="761621">
            <text:p>761621</text:p>
          </table:table-cell>
          <table:table-cell office:value-type="float" office:value="1545336">
            <text:p>1545336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914848490">
            <text:p>914848490</text:p>
          </table:table-cell>
          <table:table-cell office:value-type="float" office:value="1078607">
            <text:p>1078607</text:p>
          </table:table-cell>
          <table:table-cell office:value-type="float" office:value="1437438">
            <text:p>1437438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786951882">
            <text:p>786951882</text:p>
          </table:table-cell>
          <table:table-cell office:value-type="float" office:value="1449213">
            <text:p>1449213</text:p>
          </table:table-cell>
          <table:table-cell office:value-type="float" office:value="1616180">
            <text:p>1616180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645025754">
            <text:p>645025754</text:p>
          </table:table-cell>
          <table:table-cell office:value-type="float" office:value="993234">
            <text:p>993234</text:p>
          </table:table-cell>
          <table:table-cell office:value-type="float" office:value="1527906">
            <text:p>1527906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953288884">
            <text:p>953288884</text:p>
          </table:table-cell>
          <table:table-cell office:value-type="float" office:value="899711">
            <text:p>899711</text:p>
          </table:table-cell>
          <table:table-cell office:value-type="float" office:value="1435434">
            <text:p>1435434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696873525">
            <text:p>696873525</text:p>
          </table:table-cell>
          <table:table-cell office:value-type="float" office:value="896277">
            <text:p>896277</text:p>
          </table:table-cell>
          <table:table-cell office:value-type="float" office:value="1126838">
            <text:p>1126838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491835956">
            <text:p>491835956</text:p>
          </table:table-cell>
          <table:table-cell office:value-type="float" office:value="1014929">
            <text:p>1014929</text:p>
          </table:table-cell>
          <table:table-cell office:value-type="float" office:value="1036438">
            <text:p>1036438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940223532">
            <text:p>940223532</text:p>
          </table:table-cell>
          <table:table-cell office:value-type="float" office:value="1005116">
            <text:p>1005116</text:p>
          </table:table-cell>
          <table:table-cell office:value-type="float" office:value="1433022">
            <text:p>1433022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557192717">
            <text:p>557192717</text:p>
          </table:table-cell>
          <table:table-cell office:value-type="float" office:value="874012">
            <text:p>874012</text:p>
          </table:table-cell>
          <table:table-cell office:value-type="float" office:value="1931312">
            <text:p>1931312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28821243">
            <text:p>828821243</text:p>
          </table:table-cell>
          <table:table-cell office:value-type="float" office:value="1264823">
            <text:p>1264823</text:p>
          </table:table-cell>
          <table:table-cell office:value-type="float" office:value="1396002">
            <text:p>1396002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99883866">
            <text:p>899883866</text:p>
          </table:table-cell>
          <table:table-cell office:value-type="float" office:value="914887">
            <text:p>914887</text:p>
          </table:table-cell>
          <table:table-cell office:value-type="float" office:value="1461263">
            <text:p>1461263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770315465">
            <text:p>770315465</text:p>
          </table:table-cell>
          <table:table-cell office:value-type="float" office:value="936365">
            <text:p>936365</text:p>
          </table:table-cell>
          <table:table-cell office:value-type="float" office:value="1382163">
            <text:p>1382163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07884569">
            <text:p>807884569</text:p>
          </table:table-cell>
          <table:table-cell office:value-type="float" office:value="985249">
            <text:p>985249</text:p>
          </table:table-cell>
          <table:table-cell office:value-type="float" office:value="1079706">
            <text:p>1079706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782645338">
            <text:p>782645338</text:p>
          </table:table-cell>
          <table:table-cell office:value-type="float" office:value="1067464">
            <text:p>1067464</text:p>
          </table:table-cell>
          <table:table-cell office:value-type="float" office:value="1358348">
            <text:p>1358348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934534552">
            <text:p>934534552</text:p>
          </table:table-cell>
          <table:table-cell office:value-type="float" office:value="955828">
            <text:p>955828</text:p>
          </table:table-cell>
          <table:table-cell office:value-type="float" office:value="1370333">
            <text:p>1370333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05704805">
            <text:p>805704805</text:p>
          </table:table-cell>
          <table:table-cell office:value-type="float" office:value="765915">
            <text:p>765915</text:p>
          </table:table-cell>
          <table:table-cell office:value-type="float" office:value="1375683">
            <text:p>1375683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507249111">
            <text:p>507249111</text:p>
          </table:table-cell>
          <table:table-cell office:value-type="float" office:value="963687">
            <text:p>963687</text:p>
          </table:table-cell>
          <table:table-cell office:value-type="float" office:value="1507880">
            <text:p>1507880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504146278">
            <text:p>504146278</text:p>
          </table:table-cell>
          <table:table-cell office:value-type="float" office:value="1738280">
            <text:p>1738280</text:p>
          </table:table-cell>
          <table:table-cell office:value-type="float" office:value="1627024">
            <text:p>1627024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657207244">
            <text:p>657207244</text:p>
          </table:table-cell>
          <table:table-cell office:value-type="float" office:value="894329">
            <text:p>894329</text:p>
          </table:table-cell>
          <table:table-cell office:value-type="float" office:value="1438479">
            <text:p>1438479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650405298">
            <text:p>650405298</text:p>
          </table:table-cell>
          <table:table-cell office:value-type="float" office:value="916678">
            <text:p>916678</text:p>
          </table:table-cell>
          <table:table-cell office:value-type="float" office:value="1401936">
            <text:p>1401936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919513353">
            <text:p>919513353</text:p>
          </table:table-cell>
          <table:table-cell office:value-type="float" office:value="905390">
            <text:p>905390</text:p>
          </table:table-cell>
          <table:table-cell office:value-type="float" office:value="1788039">
            <text:p>1788039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460354309">
            <text:p>460354309</text:p>
          </table:table-cell>
          <table:table-cell office:value-type="float" office:value="1555398">
            <text:p>1555398</text:p>
          </table:table-cell>
          <table:table-cell office:value-type="float" office:value="1358141">
            <text:p>1358141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906406893">
            <text:p>906406893</text:p>
          </table:table-cell>
          <table:table-cell office:value-type="float" office:value="955283">
            <text:p>955283</text:p>
          </table:table-cell>
          <table:table-cell office:value-type="float" office:value="1283708">
            <text:p>1283708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95856540">
            <text:p>895856540</text:p>
          </table:table-cell>
          <table:table-cell office:value-type="float" office:value="948806">
            <text:p>948806</text:p>
          </table:table-cell>
          <table:table-cell office:value-type="float" office:value="1345371">
            <text:p>1345371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718819654">
            <text:p>718819654</text:p>
          </table:table-cell>
          <table:table-cell office:value-type="float" office:value="894601">
            <text:p>894601</text:p>
          </table:table-cell>
          <table:table-cell office:value-type="float" office:value="1442809">
            <text:p>1442809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677323057">
            <text:p>677323057</text:p>
          </table:table-cell>
          <table:table-cell office:value-type="float" office:value="932439">
            <text:p>932439</text:p>
          </table:table-cell>
          <table:table-cell office:value-type="float" office:value="1031183">
            <text:p>1031183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621772239">
            <text:p>621772239</text:p>
          </table:table-cell>
          <table:table-cell office:value-type="float" office:value="1024694">
            <text:p>1024694</text:p>
          </table:table-cell>
          <table:table-cell office:value-type="float" office:value="1591272">
            <text:p>1591272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908603100">
            <text:p>908603100</text:p>
          </table:table-cell>
          <table:table-cell office:value-type="float" office:value="780628">
            <text:p>780628</text:p>
          </table:table-cell>
          <table:table-cell office:value-type="float" office:value="1370152">
            <text:p>1370152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580190370">
            <text:p>580190370</text:p>
          </table:table-cell>
          <table:table-cell office:value-type="float" office:value="898078">
            <text:p>898078</text:p>
          </table:table-cell>
          <table:table-cell office:value-type="float" office:value="1455225">
            <text:p>1455225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602526587">
            <text:p>602526587</text:p>
          </table:table-cell>
          <table:table-cell office:value-type="float" office:value="890072">
            <text:p>890072</text:p>
          </table:table-cell>
          <table:table-cell office:value-type="float" office:value="1341072">
            <text:p>1341072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463954332">
            <text:p>463954332</text:p>
          </table:table-cell>
          <table:table-cell office:value-type="float" office:value="883822">
            <text:p>883822</text:p>
          </table:table-cell>
          <table:table-cell office:value-type="float" office:value="2061570">
            <text:p>2061570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951527152">
            <text:p>951527152</text:p>
          </table:table-cell>
          <table:table-cell office:value-type="float" office:value="1013903">
            <text:p>1013903</text:p>
          </table:table-cell>
          <table:table-cell office:value-type="float" office:value="1465714">
            <text:p>1465714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10500484">
            <text:p>710500484</text:p>
          </table:table-cell>
          <table:table-cell office:value-type="float" office:value="909976">
            <text:p>909976</text:p>
          </table:table-cell>
          <table:table-cell office:value-type="float" office:value="1639088">
            <text:p>1639088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909557">
            <text:p>1909557</text:p>
          </table:table-cell>
          <table:table-cell office:value-type="float" office:value="1165958">
            <text:p>1165958</text:p>
          </table:table-cell>
          <table:table-cell office:value-type="float" office:value="1271024">
            <text:p>1271024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03114240">
            <text:p>703114240</text:p>
          </table:table-cell>
          <table:table-cell office:value-type="float" office:value="953964">
            <text:p>953964</text:p>
          </table:table-cell>
          <table:table-cell office:value-type="float" office:value="1428532">
            <text:p>1428532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690564740">
            <text:p>690564740</text:p>
          </table:table-cell>
          <table:table-cell office:value-type="float" office:value="1074384">
            <text:p>1074384</text:p>
          </table:table-cell>
          <table:table-cell office:value-type="float" office:value="1464956">
            <text:p>1464956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669967701">
            <text:p>669967701</text:p>
          </table:table-cell>
          <table:table-cell office:value-type="float" office:value="961136">
            <text:p>961136</text:p>
          </table:table-cell>
          <table:table-cell office:value-type="float" office:value="1700747">
            <text:p>1700747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38854503">
            <text:p>938854503</text:p>
          </table:table-cell>
          <table:table-cell office:value-type="float" office:value="985778">
            <text:p>985778</text:p>
          </table:table-cell>
          <table:table-cell office:value-type="float" office:value="1943340">
            <text:p>1943340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79678172">
            <text:p>979678172</text:p>
          </table:table-cell>
          <table:table-cell office:value-type="float" office:value="903696">
            <text:p>903696</text:p>
          </table:table-cell>
          <table:table-cell office:value-type="float" office:value="1544768">
            <text:p>1544768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02137302">
            <text:p>702137302</text:p>
          </table:table-cell>
          <table:table-cell office:value-type="float" office:value="945028">
            <text:p>945028</text:p>
          </table:table-cell>
          <table:table-cell office:value-type="float" office:value="1556007">
            <text:p>1556007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590759228">
            <text:p>590759228</text:p>
          </table:table-cell>
          <table:table-cell office:value-type="float" office:value="824199">
            <text:p>824199</text:p>
          </table:table-cell>
          <table:table-cell office:value-type="float" office:value="1475499">
            <text:p>1475499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887761835">
            <text:p>887761835</text:p>
          </table:table-cell>
          <table:table-cell office:value-type="float" office:value="917264">
            <text:p>917264</text:p>
          </table:table-cell>
          <table:table-cell office:value-type="float" office:value="1340014">
            <text:p>1340014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59347835">
            <text:p>759347835</text:p>
          </table:table-cell>
          <table:table-cell office:value-type="float" office:value="859912">
            <text:p>859912</text:p>
          </table:table-cell>
          <table:table-cell office:value-type="float" office:value="1463987">
            <text:p>1463987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569992197">
            <text:p>569992197</text:p>
          </table:table-cell>
          <table:table-cell office:value-type="float" office:value="944336">
            <text:p>944336</text:p>
          </table:table-cell>
          <table:table-cell office:value-type="float" office:value="1279554">
            <text:p>1279554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67424350">
            <text:p>967424350</text:p>
          </table:table-cell>
          <table:table-cell office:value-type="float" office:value="863587">
            <text:p>863587</text:p>
          </table:table-cell>
          <table:table-cell office:value-type="float" office:value="1384864">
            <text:p>1384864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74620342">
            <text:p>774620342</text:p>
          </table:table-cell>
          <table:table-cell office:value-type="float" office:value="936780">
            <text:p>936780</text:p>
          </table:table-cell>
          <table:table-cell office:value-type="float" office:value="1469472">
            <text:p>1469472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545899942">
            <text:p>545899942</text:p>
          </table:table-cell>
          <table:table-cell office:value-type="float" office:value="1041515">
            <text:p>1041515</text:p>
          </table:table-cell>
          <table:table-cell office:value-type="float" office:value="1108789">
            <text:p>1108789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06040874">
            <text:p>906040874</text:p>
          </table:table-cell>
          <table:table-cell office:value-type="float" office:value="960828">
            <text:p>960828</text:p>
          </table:table-cell>
          <table:table-cell office:value-type="float" office:value="1440329">
            <text:p>1440329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503405984">
            <text:p>503405984</text:p>
          </table:table-cell>
          <table:table-cell office:value-type="float" office:value="881686">
            <text:p>881686</text:p>
          </table:table-cell>
          <table:table-cell office:value-type="float" office:value="1937592">
            <text:p>1937592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840319652">
            <text:p>840319652</text:p>
          </table:table-cell>
          <table:table-cell office:value-type="float" office:value="978118">
            <text:p>978118</text:p>
          </table:table-cell>
          <table:table-cell office:value-type="float" office:value="1670033">
            <text:p>1670033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49917709">
            <text:p>949917709</text:p>
          </table:table-cell>
          <table:table-cell office:value-type="float" office:value="737348">
            <text:p>737348</text:p>
          </table:table-cell>
          <table:table-cell office:value-type="float" office:value="1475196">
            <text:p>1475196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10398150">
            <text:p>710398150</text:p>
          </table:table-cell>
          <table:table-cell office:value-type="float" office:value="864276">
            <text:p>864276</text:p>
          </table:table-cell>
          <table:table-cell office:value-type="float" office:value="1429293">
            <text:p>1429293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619286956">
            <text:p>619286956</text:p>
          </table:table-cell>
          <table:table-cell office:value-type="float" office:value="1347201">
            <text:p>1347201</text:p>
          </table:table-cell>
          <table:table-cell office:value-type="float" office:value="1071965">
            <text:p>1071965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552947663">
            <text:p>552947663</text:p>
          </table:table-cell>
          <table:table-cell office:value-type="float" office:value="1399963">
            <text:p>1399963</text:p>
          </table:table-cell>
          <table:table-cell office:value-type="float" office:value="1571776">
            <text:p>1571776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34536636">
            <text:p>934536636</text:p>
          </table:table-cell>
          <table:table-cell office:value-type="float" office:value="1495647">
            <text:p>1495647</text:p>
          </table:table-cell>
          <table:table-cell office:value-type="float" office:value="1560479">
            <text:p>1560479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602325045">
            <text:p>602325045</text:p>
          </table:table-cell>
          <table:table-cell office:value-type="float" office:value="1405666">
            <text:p>1405666</text:p>
          </table:table-cell>
          <table:table-cell office:value-type="float" office:value="1373870">
            <text:p>1373870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609707025">
            <text:p>609707025</text:p>
          </table:table-cell>
          <table:table-cell office:value-type="float" office:value="1189355">
            <text:p>1189355</text:p>
          </table:table-cell>
          <table:table-cell office:value-type="float" office:value="1677807">
            <text:p>1677807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93668712">
            <text:p>793668712</text:p>
          </table:table-cell>
          <table:table-cell office:value-type="float" office:value="977834">
            <text:p>977834</text:p>
          </table:table-cell>
          <table:table-cell office:value-type="float" office:value="1454812">
            <text:p>1454812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853342459">
            <text:p>853342459</text:p>
          </table:table-cell>
          <table:table-cell office:value-type="float" office:value="973050">
            <text:p>973050</text:p>
          </table:table-cell>
          <table:table-cell office:value-type="float" office:value="1247107">
            <text:p>1247107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651787456">
            <text:p>651787456</text:p>
          </table:table-cell>
          <table:table-cell office:value-type="float" office:value="957784">
            <text:p>957784</text:p>
          </table:table-cell>
          <table:table-cell office:value-type="float" office:value="1418761">
            <text:p>1418761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72487201">
            <text:p>972487201</text:p>
          </table:table-cell>
          <table:table-cell office:value-type="float" office:value="970665">
            <text:p>970665</text:p>
          </table:table-cell>
          <table:table-cell office:value-type="float" office:value="1564740">
            <text:p>1564740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72978739">
            <text:p>772978739</text:p>
          </table:table-cell>
          <table:table-cell office:value-type="float" office:value="1005105">
            <text:p>1005105</text:p>
          </table:table-cell>
          <table:table-cell office:value-type="float" office:value="1067443">
            <text:p>1067443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557559292">
            <text:p>557559292</text:p>
          </table:table-cell>
          <table:table-cell office:value-type="float" office:value="970623">
            <text:p>970623</text:p>
          </table:table-cell>
          <table:table-cell office:value-type="float" office:value="1562942">
            <text:p>1562942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65394103">
            <text:p>965394103</text:p>
          </table:table-cell>
          <table:table-cell office:value-type="float" office:value="1058706">
            <text:p>1058706</text:p>
          </table:table-cell>
          <table:table-cell office:value-type="float" office:value="1474895">
            <text:p>1474895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545518549">
            <text:p>545518549</text:p>
          </table:table-cell>
          <table:table-cell office:value-type="float" office:value="988402">
            <text:p>988402</text:p>
          </table:table-cell>
          <table:table-cell office:value-type="float" office:value="1116768">
            <text:p>1116768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26985052">
            <text:p>926985052</text:p>
          </table:table-cell>
          <table:table-cell office:value-type="float" office:value="949969">
            <text:p>949969</text:p>
          </table:table-cell>
          <table:table-cell office:value-type="float" office:value="1501505">
            <text:p>1501505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642255638">
            <text:p>642255638</text:p>
          </table:table-cell>
          <table:table-cell office:value-type="float" office:value="1059183">
            <text:p>1059183</text:p>
          </table:table-cell>
          <table:table-cell office:value-type="float" office:value="1409991">
            <text:p>1409991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28747917">
            <text:p>728747917</text:p>
          </table:table-cell>
          <table:table-cell office:value-type="float" office:value="943091">
            <text:p>943091</text:p>
          </table:table-cell>
          <table:table-cell office:value-type="float" office:value="1311913">
            <text:p>1311913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80570628">
            <text:p>980570628</text:p>
          </table:table-cell>
          <table:table-cell office:value-type="float" office:value="794481">
            <text:p>794481</text:p>
          </table:table-cell>
          <table:table-cell office:value-type="float" office:value="1423663">
            <text:p>1423663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57014602">
            <text:p>957014602</text:p>
          </table:table-cell>
          <table:table-cell office:value-type="float" office:value="969527">
            <text:p>969527</text:p>
          </table:table-cell>
          <table:table-cell office:value-type="float" office:value="1198486">
            <text:p>1198486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507586309">
            <text:p>507586309</text:p>
          </table:table-cell>
          <table:table-cell office:value-type="float" office:value="963861">
            <text:p>963861</text:p>
          </table:table-cell>
          <table:table-cell office:value-type="float" office:value="1459293">
            <text:p>1459293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497207731">
            <text:p>497207731</text:p>
          </table:table-cell>
          <table:table-cell office:value-type="float" office:value="1143896">
            <text:p>1143896</text:p>
          </table:table-cell>
          <table:table-cell office:value-type="float" office:value="1773661">
            <text:p>1773661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52558786">
            <text:p>952558786</text:p>
          </table:table-cell>
          <table:table-cell office:value-type="float" office:value="623940">
            <text:p>623940</text:p>
          </table:table-cell>
          <table:table-cell office:value-type="float" office:value="1949441">
            <text:p>1949441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829534155">
            <text:p>829534155</text:p>
          </table:table-cell>
          <table:table-cell office:value-type="float" office:value="975761">
            <text:p>975761</text:p>
          </table:table-cell>
          <table:table-cell office:value-type="float" office:value="1555847">
            <text:p>1555847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551060743">
            <text:p>551060743</text:p>
          </table:table-cell>
          <table:table-cell office:value-type="float" office:value="868097">
            <text:p>868097</text:p>
          </table:table-cell>
          <table:table-cell office:value-type="float" office:value="1391018">
            <text:p>1391018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80501753">
            <text:p>980501753</text:p>
          </table:table-cell>
          <table:table-cell office:value-type="float" office:value="1554272">
            <text:p>1554272</text:p>
          </table:table-cell>
          <table:table-cell office:value-type="float" office:value="1087352">
            <text:p>1087352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60552407">
            <text:p>960552407</text:p>
          </table:table-cell>
          <table:table-cell office:value-type="float" office:value="1059700">
            <text:p>1059700</text:p>
          </table:table-cell>
          <table:table-cell office:value-type="float" office:value="1170521">
            <text:p>1170521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591372617">
            <text:p>591372617</text:p>
          </table:table-cell>
          <table:table-cell office:value-type="float" office:value="972586">
            <text:p>972586</text:p>
          </table:table-cell>
          <table:table-cell office:value-type="float" office:value="1467971">
            <text:p>1467971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664220100">
            <text:p>664220100</text:p>
          </table:table-cell>
          <table:table-cell office:value-type="float" office:value="957267">
            <text:p>957267</text:p>
          </table:table-cell>
          <table:table-cell office:value-type="float" office:value="1517029">
            <text:p>1517029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69185267">
            <text:p>769185267</text:p>
          </table:table-cell>
          <table:table-cell office:value-type="float" office:value="923768">
            <text:p>923768</text:p>
          </table:table-cell>
          <table:table-cell office:value-type="float" office:value="1399479">
            <text:p>1399479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894374577">
            <text:p>894374577</text:p>
          </table:table-cell>
          <table:table-cell office:value-type="float" office:value="1008855">
            <text:p>1008855</text:p>
          </table:table-cell>
          <table:table-cell office:value-type="float" office:value="1965786">
            <text:p>1965786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578763751">
            <text:p>578763751</text:p>
          </table:table-cell>
          <table:table-cell office:value-type="float" office:value="743369">
            <text:p>743369</text:p>
          </table:table-cell>
          <table:table-cell office:value-type="float" office:value="1529060">
            <text:p>1529060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500516351">
            <text:p>500516351</text:p>
          </table:table-cell>
          <table:table-cell office:value-type="float" office:value="1556187">
            <text:p>1556187</text:p>
          </table:table-cell>
          <table:table-cell office:value-type="float" office:value="1570004">
            <text:p>1570004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39578649">
            <text:p>39578649</text:p>
          </table:table-cell>
          <table:table-cell office:value-type="float" office:value="978866">
            <text:p>978866</text:p>
          </table:table-cell>
          <table:table-cell office:value-type="float" office:value="1550076">
            <text:p>1550076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3739095">
            <text:p>3739095</text:p>
          </table:table-cell>
          <table:table-cell office:value-type="float" office:value="1121795">
            <text:p>1121795</text:p>
          </table:table-cell>
          <table:table-cell office:value-type="float" office:value="1427662">
            <text:p>1427662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655657107">
            <text:p>655657107</text:p>
          </table:table-cell>
          <table:table-cell office:value-type="float" office:value="1001284">
            <text:p>1001284</text:p>
          </table:table-cell>
          <table:table-cell office:value-type="float" office:value="1962267">
            <text:p>1962267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622645758">
            <text:p>622645758</text:p>
          </table:table-cell>
          <table:table-cell office:value-type="float" office:value="1024075">
            <text:p>1024075</text:p>
          </table:table-cell>
          <table:table-cell office:value-type="float" office:value="2104477">
            <text:p>2104477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608051400">
            <text:p>608051400</text:p>
          </table:table-cell>
          <table:table-cell office:value-type="float" office:value="934128">
            <text:p>934128</text:p>
          </table:table-cell>
          <table:table-cell office:value-type="float" office:value="1557033">
            <text:p>1557033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45622247">
            <text:p>745622247</text:p>
          </table:table-cell>
          <table:table-cell office:value-type="float" office:value="957113">
            <text:p>957113</text:p>
          </table:table-cell>
          <table:table-cell office:value-type="float" office:value="1519641">
            <text:p>1519641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87356351">
            <text:p>787356351</text:p>
          </table:table-cell>
          <table:table-cell office:value-type="float" office:value="919414">
            <text:p>919414</text:p>
          </table:table-cell>
          <table:table-cell office:value-type="float" office:value="1610354">
            <text:p>1610354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581426200">
            <text:p>581426200</text:p>
          </table:table-cell>
          <table:table-cell office:value-type="float" office:value="1001323">
            <text:p>1001323</text:p>
          </table:table-cell>
          <table:table-cell office:value-type="float" office:value="1612362">
            <text:p>1612362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648729454">
            <text:p>648729454</text:p>
          </table:table-cell>
          <table:table-cell office:value-type="float" office:value="766708">
            <text:p>766708</text:p>
          </table:table-cell>
          <table:table-cell office:value-type="float" office:value="1543133">
            <text:p>1543133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81563876">
            <text:p>781563876</text:p>
          </table:table-cell>
          <table:table-cell office:value-type="float" office:value="937931">
            <text:p>937931</text:p>
          </table:table-cell>
          <table:table-cell office:value-type="float" office:value="1357082">
            <text:p>1357082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04814977">
            <text:p>704814977</text:p>
          </table:table-cell>
          <table:table-cell office:value-type="float" office:value="884270">
            <text:p>884270</text:p>
          </table:table-cell>
          <table:table-cell office:value-type="float" office:value="1533809">
            <text:p>1533809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622028261">
            <text:p>622028261</text:p>
          </table:table-cell>
          <table:table-cell office:value-type="float" office:value="1061923">
            <text:p>1061923</text:p>
          </table:table-cell>
          <table:table-cell office:value-type="float" office:value="1616202">
            <text:p>1616202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8251355">
            <text:p>78251355</text:p>
          </table:table-cell>
          <table:table-cell office:value-type="float" office:value="1023450">
            <text:p>1023450</text:p>
          </table:table-cell>
          <table:table-cell office:value-type="float" office:value="1566699">
            <text:p>1566699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890509348">
            <text:p>890509348</text:p>
          </table:table-cell>
          <table:table-cell office:value-type="float" office:value="1029354">
            <text:p>1029354</text:p>
          </table:table-cell>
          <table:table-cell office:value-type="float" office:value="1522418">
            <text:p>1522418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1167812">
            <text:p>11167812</text:p>
          </table:table-cell>
          <table:table-cell office:value-type="float" office:value="1007759">
            <text:p>1007759</text:p>
          </table:table-cell>
          <table:table-cell office:value-type="float" office:value="1794449">
            <text:p>1794449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05258338">
            <text:p>705258338</text:p>
          </table:table-cell>
          <table:table-cell office:value-type="float" office:value="993908">
            <text:p>993908</text:p>
          </table:table-cell>
          <table:table-cell office:value-type="float" office:value="1601600">
            <text:p>1601600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569766572">
            <text:p>569766572</text:p>
          </table:table-cell>
          <table:table-cell office:value-type="float" office:value="1055589">
            <text:p>1055589</text:p>
          </table:table-cell>
          <table:table-cell office:value-type="float" office:value="1134853">
            <text:p>1134853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948663">
            <text:p>2948663</text:p>
          </table:table-cell>
          <table:table-cell office:value-type="float" office:value="962798">
            <text:p>962798</text:p>
          </table:table-cell>
          <table:table-cell office:value-type="float" office:value="1591020">
            <text:p>1591020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4632933">
            <text:p>24632933</text:p>
          </table:table-cell>
          <table:table-cell office:value-type="float" office:value="905130">
            <text:p>905130</text:p>
          </table:table-cell>
          <table:table-cell office:value-type="float" office:value="1436063">
            <text:p>1436063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809415208">
            <text:p>809415208</text:p>
          </table:table-cell>
          <table:table-cell office:value-type="float" office:value="918432">
            <text:p>918432</text:p>
          </table:table-cell>
          <table:table-cell office:value-type="float" office:value="1618369">
            <text:p>1618369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14175323">
            <text:p>714175323</text:p>
          </table:table-cell>
          <table:table-cell office:value-type="float" office:value="1321908">
            <text:p>1321908</text:p>
          </table:table-cell>
          <table:table-cell office:value-type="float" office:value="1596769">
            <text:p>1596769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840058269">
            <text:p>840058269</text:p>
          </table:table-cell>
          <table:table-cell office:value-type="float" office:value="1243747">
            <text:p>1243747</text:p>
          </table:table-cell>
          <table:table-cell office:value-type="float" office:value="1664157">
            <text:p>1664157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45198541">
            <text:p>45198541</text:p>
          </table:table-cell>
          <table:table-cell office:value-type="float" office:value="982311">
            <text:p>982311</text:p>
          </table:table-cell>
          <table:table-cell office:value-type="float" office:value="2223190">
            <text:p>2223190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990906913">
            <text:p>990906913</text:p>
          </table:table-cell>
          <table:table-cell office:value-type="float" office:value="1083974">
            <text:p>1083974</text:p>
          </table:table-cell>
          <table:table-cell office:value-type="float" office:value="1393573">
            <text:p>1393573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953481539">
            <text:p>953481539</text:p>
          </table:table-cell>
          <table:table-cell office:value-type="float" office:value="945666">
            <text:p>945666</text:p>
          </table:table-cell>
          <table:table-cell office:value-type="float" office:value="1786683">
            <text:p>1786683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07857852">
            <text:p>707857852</text:p>
          </table:table-cell>
          <table:table-cell office:value-type="float" office:value="1869349">
            <text:p>1869349</text:p>
          </table:table-cell>
          <table:table-cell office:value-type="float" office:value="1473996">
            <text:p>1473996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674979014">
            <text:p>674979014</text:p>
          </table:table-cell>
          <table:table-cell office:value-type="float" office:value="1008672">
            <text:p>1008672</text:p>
          </table:table-cell>
          <table:table-cell office:value-type="float" office:value="1578163">
            <text:p>1578163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990540527">
            <text:p>990540527</text:p>
          </table:table-cell>
          <table:table-cell office:value-type="float" office:value="979309">
            <text:p>979309</text:p>
          </table:table-cell>
          <table:table-cell office:value-type="float" office:value="1521379">
            <text:p>1521379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829197261">
            <text:p>829197261</text:p>
          </table:table-cell>
          <table:table-cell office:value-type="float" office:value="1022293">
            <text:p>1022293</text:p>
          </table:table-cell>
          <table:table-cell office:value-type="float" office:value="2124794">
            <text:p>2124794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68077366">
            <text:p>68077366</text:p>
          </table:table-cell>
          <table:table-cell office:value-type="float" office:value="1328979">
            <text:p>1328979</text:p>
          </table:table-cell>
          <table:table-cell office:value-type="float" office:value="1358151">
            <text:p>1358151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580294219">
            <text:p>580294219</text:p>
          </table:table-cell>
          <table:table-cell office:value-type="float" office:value="835072">
            <text:p>835072</text:p>
          </table:table-cell>
          <table:table-cell office:value-type="float" office:value="1534205">
            <text:p>1534205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632948634">
            <text:p>632948634</text:p>
          </table:table-cell>
          <table:table-cell office:value-type="float" office:value="1028062">
            <text:p>1028062</text:p>
          </table:table-cell>
          <table:table-cell office:value-type="float" office:value="2590734">
            <text:p>2590734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589508580">
            <text:p>589508580</text:p>
          </table:table-cell>
          <table:table-cell office:value-type="float" office:value="560214">
            <text:p>560214</text:p>
          </table:table-cell>
          <table:table-cell office:value-type="float" office:value="1255266">
            <text:p>1255266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547855754">
            <text:p>547855754</text:p>
          </table:table-cell>
          <table:table-cell office:value-type="float" office:value="772736">
            <text:p>772736</text:p>
          </table:table-cell>
          <table:table-cell office:value-type="float" office:value="1463584">
            <text:p>1463584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832437658">
            <text:p>832437658</text:p>
          </table:table-cell>
          <table:table-cell office:value-type="float" office:value="1073448">
            <text:p>1073448</text:p>
          </table:table-cell>
          <table:table-cell office:value-type="float" office:value="1672803">
            <text:p>1672803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978441358">
            <text:p>978441358</text:p>
          </table:table-cell>
          <table:table-cell office:value-type="float" office:value="981926">
            <text:p>981926</text:p>
          </table:table-cell>
          <table:table-cell office:value-type="float" office:value="1289600">
            <text:p>1289600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805508536">
            <text:p>805508536</text:p>
          </table:table-cell>
          <table:table-cell office:value-type="float" office:value="1100460">
            <text:p>1100460</text:p>
          </table:table-cell>
          <table:table-cell office:value-type="float" office:value="1575343">
            <text:p>1575343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45416497">
            <text:p>45416497</text:p>
          </table:table-cell>
          <table:table-cell office:value-type="float" office:value="1036968">
            <text:p>1036968</text:p>
          </table:table-cell>
          <table:table-cell office:value-type="float" office:value="1532802">
            <text:p>1532802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15309798">
            <text:p>715309798</text:p>
          </table:table-cell>
          <table:table-cell office:value-type="float" office:value="1180992">
            <text:p>1180992</text:p>
          </table:table-cell>
          <table:table-cell office:value-type="float" office:value="1484408">
            <text:p>1484408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843198109">
            <text:p>843198109</text:p>
          </table:table-cell>
          <table:table-cell office:value-type="float" office:value="946868">
            <text:p>946868</text:p>
          </table:table-cell>
          <table:table-cell office:value-type="float" office:value="1552803">
            <text:p>1552803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829054666">
            <text:p>829054666</text:p>
          </table:table-cell>
          <table:table-cell office:value-type="float" office:value="1016703">
            <text:p>1016703</text:p>
          </table:table-cell>
          <table:table-cell office:value-type="float" office:value="1621974">
            <text:p>1621974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935852579">
            <text:p>935852579</text:p>
          </table:table-cell>
          <table:table-cell office:value-type="float" office:value="762135">
            <text:p>762135</text:p>
          </table:table-cell>
          <table:table-cell office:value-type="float" office:value="1574689">
            <text:p>1574689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542280775">
            <text:p>542280775</text:p>
          </table:table-cell>
          <table:table-cell office:value-type="float" office:value="924150">
            <text:p>924150</text:p>
          </table:table-cell>
          <table:table-cell office:value-type="float" office:value="1433070">
            <text:p>1433070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46859186">
            <text:p>746859186</text:p>
          </table:table-cell>
          <table:table-cell office:value-type="float" office:value="923546">
            <text:p>923546</text:p>
          </table:table-cell>
          <table:table-cell office:value-type="float" office:value="1369805">
            <text:p>1369805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946579848">
            <text:p>946579848</text:p>
          </table:table-cell>
          <table:table-cell office:value-type="float" office:value="991440">
            <text:p>991440</text:p>
          </table:table-cell>
          <table:table-cell office:value-type="float" office:value="1920194">
            <text:p>1920194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949214597">
            <text:p>949214597</text:p>
          </table:table-cell>
          <table:table-cell office:value-type="float" office:value="797491">
            <text:p>797491</text:p>
          </table:table-cell>
          <table:table-cell office:value-type="float" office:value="1448160">
            <text:p>1448160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606780924">
            <text:p>606780924</text:p>
          </table:table-cell>
          <table:table-cell office:value-type="float" office:value="958591">
            <text:p>958591</text:p>
          </table:table-cell>
          <table:table-cell office:value-type="float" office:value="1868243">
            <text:p>1868243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815160701">
            <text:p>815160701</text:p>
          </table:table-cell>
          <table:table-cell office:value-type="float" office:value="777883">
            <text:p>777883</text:p>
          </table:table-cell>
          <table:table-cell office:value-type="float" office:value="2277179">
            <text:p>2277179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36765962">
            <text:p>36765962</text:p>
          </table:table-cell>
          <table:table-cell office:value-type="float" office:value="958430">
            <text:p>958430</text:p>
          </table:table-cell>
          <table:table-cell office:value-type="float" office:value="1408490">
            <text:p>1408490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74955642">
            <text:p>674955642</text:p>
          </table:table-cell>
          <table:table-cell office:value-type="float" office:value="940355">
            <text:p>940355</text:p>
          </table:table-cell>
          <table:table-cell office:value-type="float" office:value="1499087">
            <text:p>1499087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19307185">
            <text:p>619307185</text:p>
          </table:table-cell>
          <table:table-cell office:value-type="float" office:value="811401">
            <text:p>811401</text:p>
          </table:table-cell>
          <table:table-cell office:value-type="float" office:value="1403372">
            <text:p>1403372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10772524">
            <text:p>110772524</text:p>
          </table:table-cell>
          <table:table-cell office:value-type="float" office:value="1131562">
            <text:p>1131562</text:p>
          </table:table-cell>
          <table:table-cell office:value-type="float" office:value="1554722">
            <text:p>1554722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8907174">
            <text:p>68907174</text:p>
          </table:table-cell>
          <table:table-cell office:value-type="float" office:value="1036183">
            <text:p>1036183</text:p>
          </table:table-cell>
          <table:table-cell office:value-type="float" office:value="1571201">
            <text:p>1571201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27868674">
            <text:p>827868674</text:p>
          </table:table-cell>
          <table:table-cell office:value-type="float" office:value="1045568">
            <text:p>1045568</text:p>
          </table:table-cell>
          <table:table-cell office:value-type="float" office:value="2326870">
            <text:p>2326870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10881100">
            <text:p>610881100</text:p>
          </table:table-cell>
          <table:table-cell office:value-type="float" office:value="1095019">
            <text:p>1095019</text:p>
          </table:table-cell>
          <table:table-cell office:value-type="float" office:value="2327073">
            <text:p>2327073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1223553">
            <text:p>11223553</text:p>
          </table:table-cell>
          <table:table-cell office:value-type="float" office:value="774949">
            <text:p>774949</text:p>
          </table:table-cell>
          <table:table-cell office:value-type="float" office:value="1300636">
            <text:p>1300636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32011780">
            <text:p>132011780</text:p>
          </table:table-cell>
          <table:table-cell office:value-type="float" office:value="830794">
            <text:p>830794</text:p>
          </table:table-cell>
          <table:table-cell office:value-type="float" office:value="1690418">
            <text:p>1690418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86923578">
            <text:p>686923578</text:p>
          </table:table-cell>
          <table:table-cell office:value-type="float" office:value="1163654">
            <text:p>1163654</text:p>
          </table:table-cell>
          <table:table-cell office:value-type="float" office:value="1632254">
            <text:p>1632254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20303043">
            <text:p>620303043</text:p>
          </table:table-cell>
          <table:table-cell office:value-type="float" office:value="1054460">
            <text:p>1054460</text:p>
          </table:table-cell>
          <table:table-cell office:value-type="float" office:value="2262805">
            <text:p>2262805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593854652">
            <text:p>593854652</text:p>
          </table:table-cell>
          <table:table-cell office:value-type="float" office:value="1034576">
            <text:p>1034576</text:p>
          </table:table-cell>
          <table:table-cell office:value-type="float" office:value="1546103">
            <text:p>1546103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42094637">
            <text:p>842094637</text:p>
          </table:table-cell>
          <table:table-cell office:value-type="float" office:value="1066881">
            <text:p>1066881</text:p>
          </table:table-cell>
          <table:table-cell office:value-type="float" office:value="1750021">
            <text:p>1750021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61281162">
            <text:p>961281162</text:p>
          </table:table-cell>
          <table:table-cell office:value-type="float" office:value="758922">
            <text:p>758922</text:p>
          </table:table-cell>
          <table:table-cell office:value-type="float" office:value="1749866">
            <text:p>1749866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37995809">
            <text:p>637995809</text:p>
          </table:table-cell>
          <table:table-cell office:value-type="float" office:value="1053095">
            <text:p>1053095</text:p>
          </table:table-cell>
          <table:table-cell office:value-type="float" office:value="1887162">
            <text:p>1887162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4611711">
            <text:p>24611711</text:p>
          </table:table-cell>
          <table:table-cell office:value-type="float" office:value="1040560">
            <text:p>1040560</text:p>
          </table:table-cell>
          <table:table-cell office:value-type="float" office:value="1604364">
            <text:p>1604364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47099934">
            <text:p>747099934</text:p>
          </table:table-cell>
          <table:table-cell office:value-type="float" office:value="1014119">
            <text:p>1014119</text:p>
          </table:table-cell>
          <table:table-cell office:value-type="float" office:value="2180266">
            <text:p>2180266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62138099">
            <text:p>662138099</text:p>
          </table:table-cell>
          <table:table-cell office:value-type="float" office:value="1046335">
            <text:p>1046335</text:p>
          </table:table-cell>
          <table:table-cell office:value-type="float" office:value="1148185">
            <text:p>1148185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92054658">
            <text:p>892054658</text:p>
          </table:table-cell>
          <table:table-cell office:value-type="float" office:value="1031769">
            <text:p>1031769</text:p>
          </table:table-cell>
          <table:table-cell office:value-type="float" office:value="1581087">
            <text:p>1581087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99655705">
            <text:p>899655705</text:p>
          </table:table-cell>
          <table:table-cell office:value-type="float" office:value="1734877">
            <text:p>1734877</text:p>
          </table:table-cell>
          <table:table-cell office:value-type="float" office:value="2108185">
            <text:p>2108185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597071793">
            <text:p>597071793</text:p>
          </table:table-cell>
          <table:table-cell office:value-type="float" office:value="1024630">
            <text:p>1024630</text:p>
          </table:table-cell>
          <table:table-cell office:value-type="float" office:value="2044335">
            <text:p>2044335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79711353">
            <text:p>679711353</text:p>
          </table:table-cell>
          <table:table-cell office:value-type="float" office:value="1065968">
            <text:p>1065968</text:p>
          </table:table-cell>
          <table:table-cell office:value-type="float" office:value="1673346">
            <text:p>1673346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64440489">
            <text:p>864440489</text:p>
          </table:table-cell>
          <table:table-cell office:value-type="float" office:value="782989">
            <text:p>782989</text:p>
          </table:table-cell>
          <table:table-cell office:value-type="float" office:value="1572703">
            <text:p>1572703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2100302">
            <text:p>62100302</text:p>
          </table:table-cell>
          <table:table-cell office:value-type="float" office:value="950788">
            <text:p>950788</text:p>
          </table:table-cell>
          <table:table-cell office:value-type="float" office:value="1561603">
            <text:p>1561603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577705899">
            <text:p>577705899</text:p>
          </table:table-cell>
          <table:table-cell office:value-type="float" office:value="1015169">
            <text:p>1015169</text:p>
          </table:table-cell>
          <table:table-cell office:value-type="float" office:value="2123104">
            <text:p>2123104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20515448">
            <text:p>820515448</text:p>
          </table:table-cell>
          <table:table-cell office:value-type="float" office:value="1226693">
            <text:p>1226693</text:p>
          </table:table-cell>
          <table:table-cell office:value-type="float" office:value="1757402">
            <text:p>1757402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18065142">
            <text:p>718065142</text:p>
          </table:table-cell>
          <table:table-cell office:value-type="float" office:value="1219873">
            <text:p>1219873</text:p>
          </table:table-cell>
          <table:table-cell office:value-type="float" office:value="2518161">
            <text:p>2518161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65782870">
            <text:p>865782870</text:p>
          </table:table-cell>
          <table:table-cell office:value-type="float" office:value="1181587">
            <text:p>1181587</text:p>
          </table:table-cell>
          <table:table-cell office:value-type="float" office:value="1590676">
            <text:p>1590676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85259510">
            <text:p>885259510</text:p>
          </table:table-cell>
          <table:table-cell office:value-type="float" office:value="1051906">
            <text:p>1051906</text:p>
          </table:table-cell>
          <table:table-cell office:value-type="float" office:value="1953597">
            <text:p>1953597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28884512">
            <text:p>728884512</text:p>
          </table:table-cell>
          <table:table-cell office:value-type="float" office:value="1131413">
            <text:p>1131413</text:p>
          </table:table-cell>
          <table:table-cell office:value-type="float" office:value="1487033">
            <text:p>1487033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72540319">
            <text:p>672540319</text:p>
          </table:table-cell>
          <table:table-cell office:value-type="float" office:value="1033693">
            <text:p>1033693</text:p>
          </table:table-cell>
          <table:table-cell office:value-type="float" office:value="1575427">
            <text:p>1575427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10926413">
            <text:p>910926413</text:p>
          </table:table-cell>
          <table:table-cell office:value-type="float" office:value="1020949">
            <text:p>1020949</text:p>
          </table:table-cell>
          <table:table-cell office:value-type="float" office:value="1765793">
            <text:p>1765793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5668687">
            <text:p>95668687</text:p>
          </table:table-cell>
          <table:table-cell office:value-type="float" office:value="1014177">
            <text:p>1014177</text:p>
          </table:table-cell>
          <table:table-cell office:value-type="float" office:value="1280787">
            <text:p>1280787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8649287">
            <text:p>68649287</text:p>
          </table:table-cell>
          <table:table-cell office:value-type="float" office:value="1019904">
            <text:p>1019904</text:p>
          </table:table-cell>
          <table:table-cell office:value-type="float" office:value="1358632">
            <text:p>1358632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17476407">
            <text:p>117476407</text:p>
          </table:table-cell>
          <table:table-cell office:value-type="float" office:value="1039351">
            <text:p>1039351</text:p>
          </table:table-cell>
          <table:table-cell office:value-type="float" office:value="2143688">
            <text:p>2143688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21574790">
            <text:p>721574790</text:p>
          </table:table-cell>
          <table:table-cell office:value-type="float" office:value="914009">
            <text:p>914009</text:p>
          </table:table-cell>
          <table:table-cell office:value-type="float" office:value="1699854">
            <text:p>1699854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54542001">
            <text:p>654542001</text:p>
          </table:table-cell>
          <table:table-cell office:value-type="float" office:value="1387772">
            <text:p>1387772</text:p>
          </table:table-cell>
          <table:table-cell office:value-type="float" office:value="1599118">
            <text:p>1599118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2082806">
            <text:p>12082806</text:p>
          </table:table-cell>
          <table:table-cell office:value-type="float" office:value="1085842">
            <text:p>1085842</text:p>
          </table:table-cell>
          <table:table-cell office:value-type="float" office:value="1389771">
            <text:p>1389771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30814031">
            <text:p>630814031</text:p>
          </table:table-cell>
          <table:table-cell office:value-type="float" office:value="1058228">
            <text:p>1058228</text:p>
          </table:table-cell>
          <table:table-cell office:value-type="float" office:value="2130591">
            <text:p>2130591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4014161">
            <text:p>94014161</text:p>
          </table:table-cell>
          <table:table-cell office:value-type="float" office:value="1013290">
            <text:p>1013290</text:p>
          </table:table-cell>
          <table:table-cell office:value-type="float" office:value="1509431">
            <text:p>1509431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9441300">
            <text:p>99441300</text:p>
          </table:table-cell>
          <table:table-cell office:value-type="float" office:value="998127">
            <text:p>998127</text:p>
          </table:table-cell>
          <table:table-cell office:value-type="float" office:value="1723539">
            <text:p>1723539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88405434">
            <text:p>788405434</text:p>
          </table:table-cell>
          <table:table-cell office:value-type="float" office:value="1060108">
            <text:p>1060108</text:p>
          </table:table-cell>
          <table:table-cell office:value-type="float" office:value="1472159">
            <text:p>1472159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0707701">
            <text:p>70707701</text:p>
          </table:table-cell>
          <table:table-cell office:value-type="float" office:value="565198">
            <text:p>565198</text:p>
          </table:table-cell>
          <table:table-cell office:value-type="float" office:value="1619460">
            <text:p>1619460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27891533">
            <text:p>827891533</text:p>
          </table:table-cell>
          <table:table-cell office:value-type="float" office:value="1037927">
            <text:p>1037927</text:p>
          </table:table-cell>
          <table:table-cell office:value-type="float" office:value="1634169">
            <text:p>1634169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6175266">
            <text:p>76175266</text:p>
          </table:table-cell>
          <table:table-cell office:value-type="float" office:value="997549">
            <text:p>997549</text:p>
          </table:table-cell>
          <table:table-cell office:value-type="float" office:value="2008679">
            <text:p>2008679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03746348">
            <text:p>803746348</text:p>
          </table:table-cell>
          <table:table-cell office:value-type="float" office:value="972722">
            <text:p>972722</text:p>
          </table:table-cell>
          <table:table-cell office:value-type="float" office:value="1371564">
            <text:p>1371564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76521283">
            <text:p>776521283</text:p>
          </table:table-cell>
          <table:table-cell office:value-type="float" office:value="1078300">
            <text:p>1078300</text:p>
          </table:table-cell>
          <table:table-cell office:value-type="float" office:value="1841107">
            <text:p>1841107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1611690">
            <text:p>61611690</text:p>
          </table:table-cell>
          <table:table-cell office:value-type="float" office:value="1032937">
            <text:p>1032937</text:p>
          </table:table-cell>
          <table:table-cell office:value-type="float" office:value="2039995">
            <text:p>2039995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57388494">
            <text:p>857388494</text:p>
          </table:table-cell>
          <table:table-cell office:value-type="float" office:value="1085480">
            <text:p>1085480</text:p>
          </table:table-cell>
          <table:table-cell office:value-type="float" office:value="1791354">
            <text:p>1791354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1875092">
            <text:p>71875092</text:p>
          </table:table-cell>
          <table:table-cell office:value-type="float" office:value="1767696">
            <text:p>1767696</text:p>
          </table:table-cell>
          <table:table-cell office:value-type="float" office:value="1775349">
            <text:p>1775349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590739787">
            <text:p>590739787</text:p>
          </table:table-cell>
          <table:table-cell office:value-type="float" office:value="1064860">
            <text:p>1064860</text:p>
          </table:table-cell>
          <table:table-cell office:value-type="float" office:value="1724511">
            <text:p>1724511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40026969">
            <text:p>140026969</text:p>
          </table:table-cell>
          <table:table-cell office:value-type="float" office:value="1112921">
            <text:p>1112921</text:p>
          </table:table-cell>
          <table:table-cell office:value-type="float" office:value="1674422">
            <text:p>1674422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959230448">
            <text:p>959230448</text:p>
          </table:table-cell>
          <table:table-cell office:value-type="float" office:value="1047179">
            <text:p>1047179</text:p>
          </table:table-cell>
          <table:table-cell office:value-type="float" office:value="2336143">
            <text:p>2336143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592155775">
            <text:p>592155775</text:p>
          </table:table-cell>
          <table:table-cell office:value-type="float" office:value="1124929">
            <text:p>1124929</text:p>
          </table:table-cell>
          <table:table-cell office:value-type="float" office:value="1624460">
            <text:p>1624460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36293235">
            <text:p>636293235</text:p>
          </table:table-cell>
          <table:table-cell office:value-type="float" office:value="1225696">
            <text:p>1225696</text:p>
          </table:table-cell>
          <table:table-cell office:value-type="float" office:value="1582662">
            <text:p>1582662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83835587">
            <text:p>83835587</text:p>
          </table:table-cell>
          <table:table-cell office:value-type="float" office:value="1068241">
            <text:p>1068241</text:p>
          </table:table-cell>
          <table:table-cell office:value-type="float" office:value="1700227">
            <text:p>1700227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98764218">
            <text:p>698764218</text:p>
          </table:table-cell>
          <table:table-cell office:value-type="float" office:value="1164048">
            <text:p>1164048</text:p>
          </table:table-cell>
          <table:table-cell office:value-type="float" office:value="1571049">
            <text:p>1571049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18494068">
            <text:p>118494068</text:p>
          </table:table-cell>
          <table:table-cell office:value-type="float" office:value="1066420">
            <text:p>1066420</text:p>
          </table:table-cell>
          <table:table-cell office:value-type="float" office:value="1707282">
            <text:p>1707282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6688220">
            <text:p>26688220</text:p>
          </table:table-cell>
          <table:table-cell office:value-type="float" office:value="884727">
            <text:p>884727</text:p>
          </table:table-cell>
          <table:table-cell office:value-type="float" office:value="1427130">
            <text:p>1427130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37314972">
            <text:p>637314972</text:p>
          </table:table-cell>
          <table:table-cell office:value-type="float" office:value="789367">
            <text:p>789367</text:p>
          </table:table-cell>
          <table:table-cell office:value-type="float" office:value="1520222">
            <text:p>1520222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807298050">
            <text:p>807298050</text:p>
          </table:table-cell>
          <table:table-cell office:value-type="float" office:value="1098782">
            <text:p>1098782</text:p>
          </table:table-cell>
          <table:table-cell office:value-type="float" office:value="1721762">
            <text:p>1721762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583125989">
            <text:p>583125989</text:p>
          </table:table-cell>
          <table:table-cell office:value-type="float" office:value="1058305">
            <text:p>1058305</text:p>
          </table:table-cell>
          <table:table-cell office:value-type="float" office:value="1929064">
            <text:p>1929064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924534142">
            <text:p>924534142</text:p>
          </table:table-cell>
          <table:table-cell office:value-type="float" office:value="1128935">
            <text:p>1128935</text:p>
          </table:table-cell>
          <table:table-cell office:value-type="float" office:value="1613301">
            <text:p>1613301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743662963">
            <text:p>743662963</text:p>
          </table:table-cell>
          <table:table-cell office:value-type="float" office:value="1831860">
            <text:p>1831860</text:p>
          </table:table-cell>
          <table:table-cell office:value-type="float" office:value="1751014">
            <text:p>1751014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774913297">
            <text:p>774913297</text:p>
          </table:table-cell>
          <table:table-cell office:value-type="float" office:value="1023954">
            <text:p>1023954</text:p>
          </table:table-cell>
          <table:table-cell office:value-type="float" office:value="2246360">
            <text:p>2246360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11747843">
            <text:p>111747843</text:p>
          </table:table-cell>
          <table:table-cell office:value-type="float" office:value="915867">
            <text:p>915867</text:p>
          </table:table-cell>
          <table:table-cell office:value-type="float" office:value="1547987">
            <text:p>1547987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98515158">
            <text:p>98515158</text:p>
          </table:table-cell>
          <table:table-cell office:value-type="float" office:value="1032756">
            <text:p>1032756</text:p>
          </table:table-cell>
          <table:table-cell office:value-type="float" office:value="1679971">
            <text:p>1679971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861374865">
            <text:p>861374865</text:p>
          </table:table-cell>
          <table:table-cell office:value-type="float" office:value="1094788">
            <text:p>1094788</text:p>
          </table:table-cell>
          <table:table-cell office:value-type="float" office:value="1773375">
            <text:p>1773375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909701941">
            <text:p>909701941</text:p>
          </table:table-cell>
          <table:table-cell office:value-type="float" office:value="1062493">
            <text:p>1062493</text:p>
          </table:table-cell>
          <table:table-cell office:value-type="float" office:value="1803738">
            <text:p>1803738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63661168">
            <text:p>663661168</text:p>
          </table:table-cell>
          <table:table-cell office:value-type="float" office:value="1696441">
            <text:p>1696441</text:p>
          </table:table-cell>
          <table:table-cell office:value-type="float" office:value="1615399">
            <text:p>1615399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72416187">
            <text:p>672416187</text:p>
          </table:table-cell>
          <table:table-cell office:value-type="float" office:value="1161647">
            <text:p>1161647</text:p>
          </table:table-cell>
          <table:table-cell office:value-type="float" office:value="2478748">
            <text:p>2478748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887366398">
            <text:p>887366398</text:p>
          </table:table-cell>
          <table:table-cell office:value-type="float" office:value="1014651">
            <text:p>1014651</text:p>
          </table:table-cell>
          <table:table-cell office:value-type="float" office:value="2173184">
            <text:p>2173184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78762013">
            <text:p>678762013</text:p>
          </table:table-cell>
          <table:table-cell office:value-type="float" office:value="1356920">
            <text:p>1356920</text:p>
          </table:table-cell>
          <table:table-cell office:value-type="float" office:value="1653263">
            <text:p>1653263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718464909">
            <text:p>718464909</text:p>
          </table:table-cell>
          <table:table-cell office:value-type="float" office:value="1080511">
            <text:p>1080511</text:p>
          </table:table-cell>
          <table:table-cell office:value-type="float" office:value="1917470">
            <text:p>1917470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770776955">
            <text:p>770776955</text:p>
          </table:table-cell>
          <table:table-cell office:value-type="float" office:value="1252027">
            <text:p>1252027</text:p>
          </table:table-cell>
          <table:table-cell office:value-type="float" office:value="1606665">
            <text:p>1606665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37512872">
            <text:p>37512872</text:p>
          </table:table-cell>
          <table:table-cell office:value-type="float" office:value="1040169">
            <text:p>1040169</text:p>
          </table:table-cell>
          <table:table-cell office:value-type="float" office:value="1060602">
            <text:p>1060602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17232799">
            <text:p>117232799</text:p>
          </table:table-cell>
          <table:table-cell office:value-type="float" office:value="946215">
            <text:p>946215</text:p>
          </table:table-cell>
          <table:table-cell office:value-type="float" office:value="1660263">
            <text:p>1660263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17960174">
            <text:p>117960174</text:p>
          </table:table-cell>
          <table:table-cell office:value-type="float" office:value="1286603">
            <text:p>1286603</text:p>
          </table:table-cell>
          <table:table-cell office:value-type="float" office:value="1563681">
            <text:p>1563681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18019908">
            <text:p>118019908</text:p>
          </table:table-cell>
          <table:table-cell office:value-type="float" office:value="1079834">
            <text:p>1079834</text:p>
          </table:table-cell>
          <table:table-cell office:value-type="float" office:value="1928414">
            <text:p>1928414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840201776">
            <text:p>840201776</text:p>
          </table:table-cell>
          <table:table-cell office:value-type="float" office:value="638399">
            <text:p>638399</text:p>
          </table:table-cell>
          <table:table-cell office:value-type="float" office:value="1554164">
            <text:p>1554164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790440819">
            <text:p>790440819</text:p>
          </table:table-cell>
          <table:table-cell office:value-type="float" office:value="1047164">
            <text:p>1047164</text:p>
          </table:table-cell>
          <table:table-cell office:value-type="float" office:value="1781299">
            <text:p>1781299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91567860">
            <text:p>191567860</text:p>
          </table:table-cell>
          <table:table-cell office:value-type="float" office:value="1748777">
            <text:p>1748777</text:p>
          </table:table-cell>
          <table:table-cell office:value-type="float" office:value="2194937">
            <text:p>2194937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900438275">
            <text:p>900438275</text:p>
          </table:table-cell>
          <table:table-cell office:value-type="float" office:value="1113458">
            <text:p>1113458</text:p>
          </table:table-cell>
          <table:table-cell office:value-type="float" office:value="1179425">
            <text:p>1179425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874193982">
            <text:p>874193982</text:p>
          </table:table-cell>
          <table:table-cell office:value-type="float" office:value="1159600">
            <text:p>1159600</text:p>
          </table:table-cell>
          <table:table-cell office:value-type="float" office:value="1699241">
            <text:p>1699241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84901018">
            <text:p>684901018</text:p>
          </table:table-cell>
          <table:table-cell office:value-type="float" office:value="1129423">
            <text:p>1129423</text:p>
          </table:table-cell>
          <table:table-cell office:value-type="float" office:value="1697606">
            <text:p>1697606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908495230">
            <text:p>908495230</text:p>
          </table:table-cell>
          <table:table-cell office:value-type="float" office:value="1090429">
            <text:p>1090429</text:p>
          </table:table-cell>
          <table:table-cell office:value-type="float" office:value="1692001">
            <text:p>1692001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37228638">
            <text:p>637228638</text:p>
          </table:table-cell>
          <table:table-cell office:value-type="float" office:value="965962">
            <text:p>965962</text:p>
          </table:table-cell>
          <table:table-cell office:value-type="float" office:value="2063132">
            <text:p>2063132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941163068">
            <text:p>941163068</text:p>
          </table:table-cell>
          <table:table-cell office:value-type="float" office:value="973978">
            <text:p>973978</text:p>
          </table:table-cell>
          <table:table-cell office:value-type="float" office:value="1627314">
            <text:p>1627314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68535052">
            <text:p>668535052</text:p>
          </table:table-cell>
          <table:table-cell office:value-type="float" office:value="1141951">
            <text:p>1141951</text:p>
          </table:table-cell>
          <table:table-cell office:value-type="float" office:value="2563159">
            <text:p>2563159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34379535">
            <text:p>34379535</text:p>
          </table:table-cell>
          <table:table-cell office:value-type="float" office:value="1199762">
            <text:p>1199762</text:p>
          </table:table-cell>
          <table:table-cell office:value-type="float" office:value="2358208">
            <text:p>2358208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895612619">
            <text:p>895612619</text:p>
          </table:table-cell>
          <table:table-cell office:value-type="float" office:value="1079353">
            <text:p>1079353</text:p>
          </table:table-cell>
          <table:table-cell office:value-type="float" office:value="1767382">
            <text:p>1767382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65922483">
            <text:p>165922483</text:p>
          </table:table-cell>
          <table:table-cell office:value-type="float" office:value="1699566">
            <text:p>1699566</text:p>
          </table:table-cell>
          <table:table-cell office:value-type="float" office:value="1943146">
            <text:p>1943146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948344161">
            <text:p>948344161</text:p>
          </table:table-cell>
          <table:table-cell office:value-type="float" office:value="1048339">
            <text:p>1048339</text:p>
          </table:table-cell>
          <table:table-cell office:value-type="float" office:value="2551447">
            <text:p>2551447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72754407">
            <text:p>72754407</text:p>
          </table:table-cell>
          <table:table-cell office:value-type="float" office:value="1114301">
            <text:p>1114301</text:p>
          </table:table-cell>
          <table:table-cell office:value-type="float" office:value="1560398">
            <text:p>1560398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88092583">
            <text:p>688092583</text:p>
          </table:table-cell>
          <table:table-cell office:value-type="float" office:value="1066771">
            <text:p>1066771</text:p>
          </table:table-cell>
          <table:table-cell office:value-type="float" office:value="1669810">
            <text:p>1669810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832983005">
            <text:p>832983005</text:p>
          </table:table-cell>
          <table:table-cell office:value-type="float" office:value="1092656">
            <text:p>1092656</text:p>
          </table:table-cell>
          <table:table-cell office:value-type="float" office:value="1588667">
            <text:p>1588667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4960321">
            <text:p>14960321</text:p>
          </table:table-cell>
          <table:table-cell office:value-type="float" office:value="887205">
            <text:p>887205</text:p>
          </table:table-cell>
          <table:table-cell office:value-type="float" office:value="2225849">
            <text:p>2225849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53598990">
            <text:p>653598990</text:p>
          </table:table-cell>
          <table:table-cell office:value-type="float" office:value="1069466">
            <text:p>1069466</text:p>
          </table:table-cell>
          <table:table-cell office:value-type="float" office:value="2285284">
            <text:p>2285284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87116370">
            <text:p>687116370</text:p>
          </table:table-cell>
          <table:table-cell office:value-type="float" office:value="1102199">
            <text:p>1102199</text:p>
          </table:table-cell>
          <table:table-cell office:value-type="float" office:value="1756106">
            <text:p>1756106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21812989">
            <text:p>621812989</text:p>
          </table:table-cell>
          <table:table-cell office:value-type="float" office:value="1075398">
            <text:p>1075398</text:p>
          </table:table-cell>
          <table:table-cell office:value-type="float" office:value="1706256">
            <text:p>1706256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39895525">
            <text:p>139895525</text:p>
          </table:table-cell>
          <table:table-cell office:value-type="float" office:value="1008876">
            <text:p>1008876</text:p>
          </table:table-cell>
          <table:table-cell office:value-type="float" office:value="1712567">
            <text:p>1712567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77632403">
            <text:p>277632403</text:p>
          </table:table-cell>
          <table:table-cell office:value-type="float" office:value="1746722">
            <text:p>1746722</text:p>
          </table:table-cell>
          <table:table-cell office:value-type="float" office:value="2641476">
            <text:p>2641476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30134705">
            <text:p>330134705</text:p>
          </table:table-cell>
          <table:table-cell office:value-type="float" office:value="1222674">
            <text:p>1222674</text:p>
          </table:table-cell>
          <table:table-cell office:value-type="float" office:value="1636854">
            <text:p>1636854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2422371">
            <text:p>32422371</text:p>
          </table:table-cell>
          <table:table-cell office:value-type="float" office:value="1142597">
            <text:p>1142597</text:p>
          </table:table-cell>
          <table:table-cell office:value-type="float" office:value="1888100">
            <text:p>1888100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665641253">
            <text:p>665641253</text:p>
          </table:table-cell>
          <table:table-cell office:value-type="float" office:value="1102972">
            <text:p>1102972</text:p>
          </table:table-cell>
          <table:table-cell office:value-type="float" office:value="1717547">
            <text:p>1717547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83710198">
            <text:p>883710198</text:p>
          </table:table-cell>
          <table:table-cell office:value-type="float" office:value="1085913">
            <text:p>1085913</text:p>
          </table:table-cell>
          <table:table-cell office:value-type="float" office:value="2063292">
            <text:p>2063292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18654250">
            <text:p>218654250</text:p>
          </table:table-cell>
          <table:table-cell office:value-type="float" office:value="1094185">
            <text:p>1094185</text:p>
          </table:table-cell>
          <table:table-cell office:value-type="float" office:value="1819495">
            <text:p>1819495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620617830">
            <text:p>620617830</text:p>
          </table:table-cell>
          <table:table-cell office:value-type="float" office:value="1183284">
            <text:p>1183284</text:p>
          </table:table-cell>
          <table:table-cell office:value-type="float" office:value="1640402">
            <text:p>1640402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703358812">
            <text:p>703358812</text:p>
          </table:table-cell>
          <table:table-cell office:value-type="float" office:value="1104228">
            <text:p>1104228</text:p>
          </table:table-cell>
          <table:table-cell office:value-type="float" office:value="1855421">
            <text:p>1855421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787494050">
            <text:p>787494050</text:p>
          </table:table-cell>
          <table:table-cell office:value-type="float" office:value="1388211">
            <text:p>1388211</text:p>
          </table:table-cell>
          <table:table-cell office:value-type="float" office:value="1352240">
            <text:p>1352240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675663071">
            <text:p>675663071</text:p>
          </table:table-cell>
          <table:table-cell office:value-type="float" office:value="933473">
            <text:p>933473</text:p>
          </table:table-cell>
          <table:table-cell office:value-type="float" office:value="1659842">
            <text:p>1659842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82441803">
            <text:p>182441803</text:p>
          </table:table-cell>
          <table:table-cell office:value-type="float" office:value="1095721">
            <text:p>1095721</text:p>
          </table:table-cell>
          <table:table-cell office:value-type="float" office:value="1850234">
            <text:p>1850234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22675807">
            <text:p>922675807</text:p>
          </table:table-cell>
          <table:table-cell office:value-type="float" office:value="1055205">
            <text:p>1055205</text:p>
          </table:table-cell>
          <table:table-cell office:value-type="float" office:value="1844058">
            <text:p>1844058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12059571">
            <text:p>812059571</text:p>
          </table:table-cell>
          <table:table-cell office:value-type="float" office:value="1199495">
            <text:p>1199495</text:p>
          </table:table-cell>
          <table:table-cell office:value-type="float" office:value="1600067">
            <text:p>1600067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6891450">
            <text:p>16891450</text:p>
          </table:table-cell>
          <table:table-cell office:value-type="float" office:value="1093388">
            <text:p>1093388</text:p>
          </table:table-cell>
          <table:table-cell office:value-type="float" office:value="1795945">
            <text:p>1795945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782948589">
            <text:p>782948589</text:p>
          </table:table-cell>
          <table:table-cell office:value-type="float" office:value="1124709">
            <text:p>1124709</text:p>
          </table:table-cell>
          <table:table-cell office:value-type="float" office:value="2280214">
            <text:p>2280214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85604441">
            <text:p>185604441</text:p>
          </table:table-cell>
          <table:table-cell office:value-type="float" office:value="1155749">
            <text:p>1155749</text:p>
          </table:table-cell>
          <table:table-cell office:value-type="float" office:value="1884044">
            <text:p>1884044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32292176">
            <text:p>232292176</text:p>
          </table:table-cell>
          <table:table-cell office:value-type="float" office:value="1186188">
            <text:p>1186188</text:p>
          </table:table-cell>
          <table:table-cell office:value-type="float" office:value="1733621">
            <text:p>1733621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644580453">
            <text:p>644580453</text:p>
          </table:table-cell>
          <table:table-cell office:value-type="float" office:value="1087205">
            <text:p>1087205</text:p>
          </table:table-cell>
          <table:table-cell office:value-type="float" office:value="1775197">
            <text:p>1775197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30629007">
            <text:p>930629007</text:p>
          </table:table-cell>
          <table:table-cell office:value-type="float" office:value="1072451">
            <text:p>1072451</text:p>
          </table:table-cell>
          <table:table-cell office:value-type="float" office:value="2566807">
            <text:p>2566807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03245220">
            <text:p>203245220</text:p>
          </table:table-cell>
          <table:table-cell office:value-type="float" office:value="1240266">
            <text:p>1240266</text:p>
          </table:table-cell>
          <table:table-cell office:value-type="float" office:value="1673574">
            <text:p>1673574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59405634">
            <text:p>259405634</text:p>
          </table:table-cell>
          <table:table-cell office:value-type="float" office:value="1176401">
            <text:p>1176401</text:p>
          </table:table-cell>
          <table:table-cell office:value-type="float" office:value="2321134">
            <text:p>2321134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617080659">
            <text:p>617080659</text:p>
          </table:table-cell>
          <table:table-cell office:value-type="float" office:value="1651349">
            <text:p>1651349</text:p>
          </table:table-cell>
          <table:table-cell office:value-type="float" office:value="1685755">
            <text:p>1685755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9980185">
            <text:p>99980185</text:p>
          </table:table-cell>
          <table:table-cell office:value-type="float" office:value="1028545">
            <text:p>1028545</text:p>
          </table:table-cell>
          <table:table-cell office:value-type="float" office:value="1620766">
            <text:p>1620766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47198403">
            <text:p>847198403</text:p>
          </table:table-cell>
          <table:table-cell office:value-type="float" office:value="1400360">
            <text:p>1400360</text:p>
          </table:table-cell>
          <table:table-cell office:value-type="float" office:value="1775064">
            <text:p>1775064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44836517">
            <text:p>44836517</text:p>
          </table:table-cell>
          <table:table-cell office:value-type="float" office:value="1039621">
            <text:p>1039621</text:p>
          </table:table-cell>
          <table:table-cell office:value-type="float" office:value="1661258">
            <text:p>1661258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75862812">
            <text:p>975862812</text:p>
          </table:table-cell>
          <table:table-cell office:value-type="float" office:value="1096487">
            <text:p>1096487</text:p>
          </table:table-cell>
          <table:table-cell office:value-type="float" office:value="1763464">
            <text:p>1763464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694973844">
            <text:p>694973844</text:p>
          </table:table-cell>
          <table:table-cell office:value-type="float" office:value="1390083">
            <text:p>1390083</text:p>
          </table:table-cell>
          <table:table-cell office:value-type="float" office:value="1683471">
            <text:p>1683471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607525622">
            <text:p>607525622</text:p>
          </table:table-cell>
          <table:table-cell office:value-type="float" office:value="1048068">
            <text:p>1048068</text:p>
          </table:table-cell>
          <table:table-cell office:value-type="float" office:value="1647510">
            <text:p>1647510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87831728">
            <text:p>187831728</text:p>
          </table:table-cell>
          <table:table-cell office:value-type="float" office:value="1142955">
            <text:p>1142955</text:p>
          </table:table-cell>
          <table:table-cell office:value-type="float" office:value="1500851">
            <text:p>1500851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41640179">
            <text:p>241640179</text:p>
          </table:table-cell>
          <table:table-cell office:value-type="float" office:value="1054480">
            <text:p>1054480</text:p>
          </table:table-cell>
          <table:table-cell office:value-type="float" office:value="1701613">
            <text:p>1701613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79666472">
            <text:p>179666472</text:p>
          </table:table-cell>
          <table:table-cell office:value-type="float" office:value="1047855">
            <text:p>1047855</text:p>
          </table:table-cell>
          <table:table-cell office:value-type="float" office:value="1792865">
            <text:p>1792865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752145026">
            <text:p>752145026</text:p>
          </table:table-cell>
          <table:table-cell office:value-type="float" office:value="870763">
            <text:p>870763</text:p>
          </table:table-cell>
          <table:table-cell office:value-type="float" office:value="1848080">
            <text:p>1848080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670475249">
            <text:p>670475249</text:p>
          </table:table-cell>
          <table:table-cell office:value-type="float" office:value="1341724">
            <text:p>1341724</text:p>
          </table:table-cell>
          <table:table-cell office:value-type="float" office:value="1273032">
            <text:p>1273032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59035349">
            <text:p>959035349</text:p>
          </table:table-cell>
          <table:table-cell office:value-type="float" office:value="1509963">
            <text:p>1509963</text:p>
          </table:table-cell>
          <table:table-cell office:value-type="float" office:value="1544337">
            <text:p>1544337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52843855">
            <text:p>952843855</text:p>
          </table:table-cell>
          <table:table-cell office:value-type="float" office:value="1090859">
            <text:p>1090859</text:p>
          </table:table-cell>
          <table:table-cell office:value-type="float" office:value="3218739">
            <text:p>3218739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84544878">
            <text:p>184544878</text:p>
          </table:table-cell>
          <table:table-cell office:value-type="float" office:value="1114156">
            <text:p>1114156</text:p>
          </table:table-cell>
          <table:table-cell office:value-type="float" office:value="2330292">
            <text:p>2330292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738164640">
            <text:p>738164640</text:p>
          </table:table-cell>
          <table:table-cell office:value-type="float" office:value="1068697">
            <text:p>1068697</text:p>
          </table:table-cell>
          <table:table-cell office:value-type="float" office:value="1745022">
            <text:p>1745022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34800902">
            <text:p>834800902</text:p>
          </table:table-cell>
          <table:table-cell office:value-type="float" office:value="1125112">
            <text:p>1125112</text:p>
          </table:table-cell>
          <table:table-cell office:value-type="float" office:value="2610514">
            <text:p>2610514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23907773">
            <text:p>223907773</text:p>
          </table:table-cell>
          <table:table-cell office:value-type="float" office:value="1069087">
            <text:p>1069087</text:p>
          </table:table-cell>
          <table:table-cell office:value-type="float" office:value="1755473">
            <text:p>1755473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0667343">
            <text:p>20667343</text:p>
          </table:table-cell>
          <table:table-cell office:value-type="float" office:value="1226164">
            <text:p>1226164</text:p>
          </table:table-cell>
          <table:table-cell office:value-type="float" office:value="1615872">
            <text:p>1615872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41285697">
            <text:p>841285697</text:p>
          </table:table-cell>
          <table:table-cell office:value-type="float" office:value="1248688">
            <text:p>1248688</text:p>
          </table:table-cell>
          <table:table-cell office:value-type="float" office:value="1875529">
            <text:p>1875529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85536248">
            <text:p>985536248</text:p>
          </table:table-cell>
          <table:table-cell office:value-type="float" office:value="1475541">
            <text:p>1475541</text:p>
          </table:table-cell>
          <table:table-cell office:value-type="float" office:value="1747123">
            <text:p>1747123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08307145">
            <text:p>208307145</text:p>
          </table:table-cell>
          <table:table-cell office:value-type="float" office:value="1050758">
            <text:p>1050758</text:p>
          </table:table-cell>
          <table:table-cell office:value-type="float" office:value="1774597">
            <text:p>1774597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03359431">
            <text:p>203359431</text:p>
          </table:table-cell>
          <table:table-cell office:value-type="float" office:value="1731967">
            <text:p>1731967</text:p>
          </table:table-cell>
          <table:table-cell office:value-type="float" office:value="1705620">
            <text:p>1705620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90045384">
            <text:p>290045384</text:p>
          </table:table-cell>
          <table:table-cell office:value-type="float" office:value="1135010">
            <text:p>1135010</text:p>
          </table:table-cell>
          <table:table-cell office:value-type="float" office:value="1903335">
            <text:p>1903335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9748042">
            <text:p>19748042</text:p>
          </table:table-cell>
          <table:table-cell office:value-type="float" office:value="1120775">
            <text:p>1120775</text:p>
          </table:table-cell>
          <table:table-cell office:value-type="float" office:value="1680950">
            <text:p>1680950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623880074">
            <text:p>623880074</text:p>
          </table:table-cell>
          <table:table-cell office:value-type="float" office:value="1122327">
            <text:p>1122327</text:p>
          </table:table-cell>
          <table:table-cell office:value-type="float" office:value="1703518">
            <text:p>1703518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73835364">
            <text:p>173835364</text:p>
          </table:table-cell>
          <table:table-cell office:value-type="float" office:value="1252874">
            <text:p>1252874</text:p>
          </table:table-cell>
          <table:table-cell office:value-type="float" office:value="1826594">
            <text:p>1826594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724290896">
            <text:p>724290896</text:p>
          </table:table-cell>
          <table:table-cell office:value-type="float" office:value="1221135">
            <text:p>1221135</text:p>
          </table:table-cell>
          <table:table-cell office:value-type="float" office:value="1623718">
            <text:p>1623718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64737942">
            <text:p>164737942</text:p>
          </table:table-cell>
          <table:table-cell office:value-type="float" office:value="1086868">
            <text:p>1086868</text:p>
          </table:table-cell>
          <table:table-cell office:value-type="float" office:value="1637923">
            <text:p>1637923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81836717">
            <text:p>281836717</text:p>
          </table:table-cell>
          <table:table-cell office:value-type="float" office:value="1213027">
            <text:p>1213027</text:p>
          </table:table-cell>
          <table:table-cell office:value-type="float" office:value="2712369">
            <text:p>2712369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644000220">
            <text:p>644000220</text:p>
          </table:table-cell>
          <table:table-cell office:value-type="float" office:value="1124553">
            <text:p>1124553</text:p>
          </table:table-cell>
          <table:table-cell office:value-type="float" office:value="1796616">
            <text:p>1796616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99260781">
            <text:p>199260781</text:p>
          </table:table-cell>
          <table:table-cell office:value-type="float" office:value="1116381">
            <text:p>1116381</text:p>
          </table:table-cell>
          <table:table-cell office:value-type="float" office:value="1628329">
            <text:p>1628329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20113456">
            <text:p>320113456</text:p>
          </table:table-cell>
          <table:table-cell office:value-type="float" office:value="1369940">
            <text:p>1369940</text:p>
          </table:table-cell>
          <table:table-cell office:value-type="float" office:value="1863613">
            <text:p>1863613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648345478">
            <text:p>648345478</text:p>
          </table:table-cell>
          <table:table-cell office:value-type="float" office:value="1213497">
            <text:p>1213497</text:p>
          </table:table-cell>
          <table:table-cell office:value-type="float" office:value="1747359">
            <text:p>1747359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905637023">
            <text:p>905637023</text:p>
          </table:table-cell>
          <table:table-cell office:value-type="float" office:value="1058449">
            <text:p>1058449</text:p>
          </table:table-cell>
          <table:table-cell office:value-type="float" office:value="1693391">
            <text:p>1693391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2692016">
            <text:p>32692016</text:p>
          </table:table-cell>
          <table:table-cell office:value-type="float" office:value="735264">
            <text:p>735264</text:p>
          </table:table-cell>
          <table:table-cell office:value-type="float" office:value="1756151">
            <text:p>1756151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68854198">
            <text:p>268854198</text:p>
          </table:table-cell>
          <table:table-cell office:value-type="float" office:value="1321961">
            <text:p>1321961</text:p>
          </table:table-cell>
          <table:table-cell office:value-type="float" office:value="2677209">
            <text:p>2677209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9093320">
            <text:p>19093320</text:p>
          </table:table-cell>
          <table:table-cell office:value-type="float" office:value="1177362">
            <text:p>1177362</text:p>
          </table:table-cell>
          <table:table-cell office:value-type="float" office:value="1702127">
            <text:p>1702127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25197105">
            <text:p>225197105</text:p>
          </table:table-cell>
          <table:table-cell office:value-type="float" office:value="1155405">
            <text:p>1155405</text:p>
          </table:table-cell>
          <table:table-cell office:value-type="float" office:value="1801898">
            <text:p>1801898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843385813">
            <text:p>843385813</text:p>
          </table:table-cell>
          <table:table-cell office:value-type="float" office:value="2054639">
            <text:p>2054639</text:p>
          </table:table-cell>
          <table:table-cell office:value-type="float" office:value="1980851">
            <text:p>1980851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786657481">
            <text:p>786657481</text:p>
          </table:table-cell>
          <table:table-cell office:value-type="float" office:value="1214852">
            <text:p>1214852</text:p>
          </table:table-cell>
          <table:table-cell office:value-type="float" office:value="1338905">
            <text:p>1338905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774236827">
            <text:p>774236827</text:p>
          </table:table-cell>
          <table:table-cell office:value-type="float" office:value="1653427">
            <text:p>1653427</text:p>
          </table:table-cell>
          <table:table-cell office:value-type="float" office:value="1837377">
            <text:p>1837377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732593046">
            <text:p>732593046</text:p>
          </table:table-cell>
          <table:table-cell office:value-type="float" office:value="1974098">
            <text:p>1974098</text:p>
          </table:table-cell>
          <table:table-cell office:value-type="float" office:value="1842029">
            <text:p>1842029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47854486">
            <text:p>247854486</text:p>
          </table:table-cell>
          <table:table-cell office:value-type="float" office:value="1070472">
            <text:p>1070472</text:p>
          </table:table-cell>
          <table:table-cell office:value-type="float" office:value="1653447">
            <text:p>1653447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14506058">
            <text:p>314506058</text:p>
          </table:table-cell>
          <table:table-cell office:value-type="float" office:value="1110144">
            <text:p>1110144</text:p>
          </table:table-cell>
          <table:table-cell office:value-type="float" office:value="1949549">
            <text:p>1949549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639870682">
            <text:p>639870682</text:p>
          </table:table-cell>
          <table:table-cell office:value-type="float" office:value="1178055">
            <text:p>1178055</text:p>
          </table:table-cell>
          <table:table-cell office:value-type="float" office:value="2648065">
            <text:p>2648065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892976822">
            <text:p>892976822</text:p>
          </table:table-cell>
          <table:table-cell office:value-type="float" office:value="1177043">
            <text:p>1177043</text:p>
          </table:table-cell>
          <table:table-cell office:value-type="float" office:value="1870121">
            <text:p>1870121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88358391">
            <text:p>88358391</text:p>
          </table:table-cell>
          <table:table-cell office:value-type="float" office:value="1116916">
            <text:p>1116916</text:p>
          </table:table-cell>
          <table:table-cell office:value-type="float" office:value="2248027">
            <text:p>2248027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86614703">
            <text:p>286614703</text:p>
          </table:table-cell>
          <table:table-cell office:value-type="float" office:value="1093920">
            <text:p>1093920</text:p>
          </table:table-cell>
          <table:table-cell office:value-type="float" office:value="2230290">
            <text:p>2230290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888842437">
            <text:p>888842437</text:p>
          </table:table-cell>
          <table:table-cell office:value-type="float" office:value="1076990">
            <text:p>1076990</text:p>
          </table:table-cell>
          <table:table-cell office:value-type="float" office:value="1762280">
            <text:p>1762280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70793083">
            <text:p>170793083</text:p>
          </table:table-cell>
          <table:table-cell office:value-type="float" office:value="1168598">
            <text:p>1168598</text:p>
          </table:table-cell>
          <table:table-cell office:value-type="float" office:value="2627241">
            <text:p>2627241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63922871">
            <text:p>63922871</text:p>
          </table:table-cell>
          <table:table-cell office:value-type="float" office:value="1134663">
            <text:p>1134663</text:p>
          </table:table-cell>
          <table:table-cell office:value-type="float" office:value="1690978">
            <text:p>1690978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751371158">
            <text:p>751371158</text:p>
          </table:table-cell>
          <table:table-cell office:value-type="float" office:value="2028630">
            <text:p>2028630</text:p>
          </table:table-cell>
          <table:table-cell office:value-type="float" office:value="1711132">
            <text:p>1711132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24552601">
            <text:p>224552601</text:p>
          </table:table-cell>
          <table:table-cell office:value-type="float" office:value="1195397">
            <text:p>1195397</text:p>
          </table:table-cell>
          <table:table-cell office:value-type="float" office:value="1820448">
            <text:p>1820448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7055167">
            <text:p>17055167</text:p>
          </table:table-cell>
          <table:table-cell office:value-type="float" office:value="1155382">
            <text:p>1155382</text:p>
          </table:table-cell>
          <table:table-cell office:value-type="float" office:value="2630266">
            <text:p>2630266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770241526">
            <text:p>770241526</text:p>
          </table:table-cell>
          <table:table-cell office:value-type="float" office:value="898779">
            <text:p>898779</text:p>
          </table:table-cell>
          <table:table-cell office:value-type="float" office:value="2941878">
            <text:p>2941878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688905413">
            <text:p>688905413</text:p>
          </table:table-cell>
          <table:table-cell office:value-type="float" office:value="1180561">
            <text:p>1180561</text:p>
          </table:table-cell>
          <table:table-cell office:value-type="float" office:value="1738344">
            <text:p>1738344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19590349">
            <text:p>319590349</text:p>
          </table:table-cell>
          <table:table-cell office:value-type="float" office:value="1206103">
            <text:p>1206103</text:p>
          </table:table-cell>
          <table:table-cell office:value-type="float" office:value="1830929">
            <text:p>1830929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05800742">
            <text:p>105800742</text:p>
          </table:table-cell>
          <table:table-cell office:value-type="float" office:value="1211194">
            <text:p>1211194</text:p>
          </table:table-cell>
          <table:table-cell office:value-type="float" office:value="1737062">
            <text:p>1737062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15789709">
            <text:p>315789709</text:p>
          </table:table-cell>
          <table:table-cell office:value-type="float" office:value="1154125">
            <text:p>1154125</text:p>
          </table:table-cell>
          <table:table-cell office:value-type="float" office:value="2329488">
            <text:p>2329488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42568931">
            <text:p>42568931</text:p>
          </table:table-cell>
          <table:table-cell office:value-type="float" office:value="1382885">
            <text:p>1382885</text:p>
          </table:table-cell>
          <table:table-cell office:value-type="float" office:value="2891904">
            <text:p>2891904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72933793">
            <text:p>172933793</text:p>
          </table:table-cell>
          <table:table-cell office:value-type="float" office:value="1097514">
            <text:p>1097514</text:p>
          </table:table-cell>
          <table:table-cell office:value-type="float" office:value="2240315">
            <text:p>2240315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930020071">
            <text:p>930020071</text:p>
          </table:table-cell>
          <table:table-cell office:value-type="float" office:value="1121725">
            <text:p>1121725</text:p>
          </table:table-cell>
          <table:table-cell office:value-type="float" office:value="1669562">
            <text:p>1669562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32874678">
            <text:p>132874678</text:p>
          </table:table-cell>
          <table:table-cell office:value-type="float" office:value="1099746">
            <text:p>1099746</text:p>
          </table:table-cell>
          <table:table-cell office:value-type="float" office:value="1788441">
            <text:p>1788441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58312282">
            <text:p>158312282</text:p>
          </table:table-cell>
          <table:table-cell office:value-type="float" office:value="1111980">
            <text:p>1111980</text:p>
          </table:table-cell>
          <table:table-cell office:value-type="float" office:value="2441112">
            <text:p>2441112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662608207">
            <text:p>662608207</text:p>
          </table:table-cell>
          <table:table-cell office:value-type="float" office:value="879971">
            <text:p>879971</text:p>
          </table:table-cell>
          <table:table-cell office:value-type="float" office:value="1364280">
            <text:p>1364280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90342735">
            <text:p>90342735</text:p>
          </table:table-cell>
          <table:table-cell office:value-type="float" office:value="1224244">
            <text:p>1224244</text:p>
          </table:table-cell>
          <table:table-cell office:value-type="float" office:value="2024183">
            <text:p>2024183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35132653">
            <text:p>335132653</text:p>
          </table:table-cell>
          <table:table-cell office:value-type="float" office:value="1270627">
            <text:p>1270627</text:p>
          </table:table-cell>
          <table:table-cell office:value-type="float" office:value="1662656">
            <text:p>1662656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433250284">
            <text:p>433250284</text:p>
          </table:table-cell>
          <table:table-cell office:value-type="float" office:value="1260415">
            <text:p>1260415</text:p>
          </table:table-cell>
          <table:table-cell office:value-type="float" office:value="1729949">
            <text:p>1729949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885346563">
            <text:p>885346563</text:p>
          </table:table-cell>
          <table:table-cell office:value-type="float" office:value="1099023">
            <text:p>1099023</text:p>
          </table:table-cell>
          <table:table-cell office:value-type="float" office:value="1837893">
            <text:p>1837893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25280230">
            <text:p>325280230</text:p>
          </table:table-cell>
          <table:table-cell office:value-type="float" office:value="1126248">
            <text:p>1126248</text:p>
          </table:table-cell>
          <table:table-cell office:value-type="float" office:value="1792385">
            <text:p>1792385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972424012">
            <text:p>972424012</text:p>
          </table:table-cell>
          <table:table-cell office:value-type="float" office:value="1222103">
            <text:p>1222103</text:p>
          </table:table-cell>
          <table:table-cell office:value-type="float" office:value="1689334">
            <text:p>1689334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52194196">
            <text:p>252194196</text:p>
          </table:table-cell>
          <table:table-cell office:value-type="float" office:value="1169772">
            <text:p>1169772</text:p>
          </table:table-cell>
          <table:table-cell office:value-type="float" office:value="2628622">
            <text:p>2628622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45826854">
            <text:p>345826854</text:p>
          </table:table-cell>
          <table:table-cell office:value-type="float" office:value="1131902">
            <text:p>1131902</text:p>
          </table:table-cell>
          <table:table-cell office:value-type="float" office:value="1867790">
            <text:p>1867790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62483433">
            <text:p>162483433</text:p>
          </table:table-cell>
          <table:table-cell office:value-type="float" office:value="1071448">
            <text:p>1071448</text:p>
          </table:table-cell>
          <table:table-cell office:value-type="float" office:value="2075097">
            <text:p>2075097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869749994">
            <text:p>869749994</text:p>
          </table:table-cell>
          <table:table-cell office:value-type="float" office:value="1119250">
            <text:p>1119250</text:p>
          </table:table-cell>
          <table:table-cell office:value-type="float" office:value="1731885">
            <text:p>1731885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61816927">
            <text:p>261816927</text:p>
          </table:table-cell>
          <table:table-cell office:value-type="float" office:value="1167360">
            <text:p>1167360</text:p>
          </table:table-cell>
          <table:table-cell office:value-type="float" office:value="1792250">
            <text:p>1792250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31804910">
            <text:p>331804910</text:p>
          </table:table-cell>
          <table:table-cell office:value-type="float" office:value="1362648">
            <text:p>1362648</text:p>
          </table:table-cell>
          <table:table-cell office:value-type="float" office:value="1740877">
            <text:p>1740877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46761542">
            <text:p>246761542</text:p>
          </table:table-cell>
          <table:table-cell office:value-type="float" office:value="1124679">
            <text:p>1124679</text:p>
          </table:table-cell>
          <table:table-cell office:value-type="float" office:value="1785905">
            <text:p>1785905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69508010">
            <text:p>69508010</text:p>
          </table:table-cell>
          <table:table-cell office:value-type="float" office:value="1171211">
            <text:p>1171211</text:p>
          </table:table-cell>
          <table:table-cell office:value-type="float" office:value="2021580">
            <text:p>2021580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00212120">
            <text:p>100212120</text:p>
          </table:table-cell>
          <table:table-cell office:value-type="float" office:value="1285118">
            <text:p>1285118</text:p>
          </table:table-cell>
          <table:table-cell office:value-type="float" office:value="1767441">
            <text:p>1767441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16445267">
            <text:p>116445267</text:p>
          </table:table-cell>
          <table:table-cell office:value-type="float" office:value="1144086">
            <text:p>1144086</text:p>
          </table:table-cell>
          <table:table-cell office:value-type="float" office:value="1978599">
            <text:p>1978599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74356585">
            <text:p>274356585</text:p>
          </table:table-cell>
          <table:table-cell office:value-type="float" office:value="1148940">
            <text:p>1148940</text:p>
          </table:table-cell>
          <table:table-cell office:value-type="float" office:value="2031889">
            <text:p>2031889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52404409">
            <text:p>352404409</text:p>
          </table:table-cell>
          <table:table-cell office:value-type="float" office:value="1272126">
            <text:p>1272126</text:p>
          </table:table-cell>
          <table:table-cell office:value-type="float" office:value="1950264">
            <text:p>1950264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46110778">
            <text:p>346110778</text:p>
          </table:table-cell>
          <table:table-cell office:value-type="float" office:value="1107458">
            <text:p>1107458</text:p>
          </table:table-cell>
          <table:table-cell office:value-type="float" office:value="2660683">
            <text:p>2660683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46307745">
            <text:p>346307745</text:p>
          </table:table-cell>
          <table:table-cell office:value-type="float" office:value="1582113">
            <text:p>1582113</text:p>
          </table:table-cell>
          <table:table-cell office:value-type="float" office:value="1757968">
            <text:p>1757968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974787948">
            <text:p>974787948</text:p>
          </table:table-cell>
          <table:table-cell office:value-type="float" office:value="1126516">
            <text:p>1126516</text:p>
          </table:table-cell>
          <table:table-cell office:value-type="float" office:value="2006275">
            <text:p>2006275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890135195">
            <text:p>890135195</text:p>
          </table:table-cell>
          <table:table-cell office:value-type="float" office:value="1128830">
            <text:p>1128830</text:p>
          </table:table-cell>
          <table:table-cell office:value-type="float" office:value="1916276">
            <text:p>1916276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982714143">
            <text:p>982714143</text:p>
          </table:table-cell>
          <table:table-cell office:value-type="float" office:value="945298">
            <text:p>945298</text:p>
          </table:table-cell>
          <table:table-cell office:value-type="float" office:value="1897096">
            <text:p>1897096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61861243">
            <text:p>261861243</text:p>
          </table:table-cell>
          <table:table-cell office:value-type="float" office:value="1208956">
            <text:p>1208956</text:p>
          </table:table-cell>
          <table:table-cell office:value-type="float" office:value="1765157">
            <text:p>1765157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506300043">
            <text:p>506300043</text:p>
          </table:table-cell>
          <table:table-cell office:value-type="float" office:value="1295356">
            <text:p>1295356</text:p>
          </table:table-cell>
          <table:table-cell office:value-type="float" office:value="2067088">
            <text:p>2067088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913480027">
            <text:p>913480027</text:p>
          </table:table-cell>
          <table:table-cell office:value-type="float" office:value="1180205">
            <text:p>1180205</text:p>
          </table:table-cell>
          <table:table-cell office:value-type="float" office:value="1968240">
            <text:p>1968240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951424665">
            <text:p>951424665</text:p>
          </table:table-cell>
          <table:table-cell office:value-type="float" office:value="1236499">
            <text:p>1236499</text:p>
          </table:table-cell>
          <table:table-cell office:value-type="float" office:value="1996136">
            <text:p>1996136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55972310">
            <text:p>355972310</text:p>
          </table:table-cell>
          <table:table-cell office:value-type="float" office:value="1376257">
            <text:p>1376257</text:p>
          </table:table-cell>
          <table:table-cell office:value-type="float" office:value="1912151">
            <text:p>1912151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66970357">
            <text:p>366970357</text:p>
          </table:table-cell>
          <table:table-cell office:value-type="float" office:value="1171330">
            <text:p>1171330</text:p>
          </table:table-cell>
          <table:table-cell office:value-type="float" office:value="2541688">
            <text:p>2541688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45122474">
            <text:p>245122474</text:p>
          </table:table-cell>
          <table:table-cell office:value-type="float" office:value="1280105">
            <text:p>1280105</text:p>
          </table:table-cell>
          <table:table-cell office:value-type="float" office:value="1771777">
            <text:p>1771777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9739215">
            <text:p>79739215</text:p>
          </table:table-cell>
          <table:table-cell office:value-type="float" office:value="1128226">
            <text:p>1128226</text:p>
          </table:table-cell>
          <table:table-cell office:value-type="float" office:value="1552277">
            <text:p>1552277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911165559">
            <text:p>911165559</text:p>
          </table:table-cell>
          <table:table-cell office:value-type="float" office:value="1159622">
            <text:p>1159622</text:p>
          </table:table-cell>
          <table:table-cell office:value-type="float" office:value="2072434">
            <text:p>2072434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13927738">
            <text:p>313927738</text:p>
          </table:table-cell>
          <table:table-cell office:value-type="float" office:value="1213347">
            <text:p>1213347</text:p>
          </table:table-cell>
          <table:table-cell office:value-type="float" office:value="1744145">
            <text:p>1744145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26099157">
            <text:p>226099157</text:p>
          </table:table-cell>
          <table:table-cell office:value-type="float" office:value="1199198">
            <text:p>1199198</text:p>
          </table:table-cell>
          <table:table-cell office:value-type="float" office:value="1753347">
            <text:p>1753347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79106118">
            <text:p>179106118</text:p>
          </table:table-cell>
          <table:table-cell office:value-type="float" office:value="1324771">
            <text:p>1324771</text:p>
          </table:table-cell>
          <table:table-cell office:value-type="float" office:value="2275198">
            <text:p>2275198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84924865">
            <text:p>784924865</text:p>
          </table:table-cell>
          <table:table-cell office:value-type="float" office:value="1133818">
            <text:p>1133818</text:p>
          </table:table-cell>
          <table:table-cell office:value-type="float" office:value="1650339">
            <text:p>1650339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858330638">
            <text:p>858330638</text:p>
          </table:table-cell>
          <table:table-cell office:value-type="float" office:value="1164049">
            <text:p>1164049</text:p>
          </table:table-cell>
          <table:table-cell office:value-type="float" office:value="1933159">
            <text:p>1933159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847134034">
            <text:p>847134034</text:p>
          </table:table-cell>
          <table:table-cell office:value-type="float" office:value="938078">
            <text:p>938078</text:p>
          </table:table-cell>
          <table:table-cell office:value-type="float" office:value="1964898">
            <text:p>1964898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60221433">
            <text:p>360221433</text:p>
          </table:table-cell>
          <table:table-cell office:value-type="float" office:value="1145332">
            <text:p>1145332</text:p>
          </table:table-cell>
          <table:table-cell office:value-type="float" office:value="2583332">
            <text:p>2583332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869178255">
            <text:p>869178255</text:p>
          </table:table-cell>
          <table:table-cell office:value-type="float" office:value="1222715">
            <text:p>1222715</text:p>
          </table:table-cell>
          <table:table-cell office:value-type="float" office:value="1596550">
            <text:p>1596550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862104126">
            <text:p>862104126</text:p>
          </table:table-cell>
          <table:table-cell office:value-type="float" office:value="952312">
            <text:p>952312</text:p>
          </table:table-cell>
          <table:table-cell office:value-type="float" office:value="1728946">
            <text:p>1728946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02269835">
            <text:p>702269835</text:p>
          </table:table-cell>
          <table:table-cell office:value-type="float" office:value="1179812">
            <text:p>1179812</text:p>
          </table:table-cell>
          <table:table-cell office:value-type="float" office:value="2028096">
            <text:p>2028096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45696571">
            <text:p>45696571</text:p>
          </table:table-cell>
          <table:table-cell office:value-type="float" office:value="1315027">
            <text:p>1315027</text:p>
          </table:table-cell>
          <table:table-cell office:value-type="float" office:value="1941226">
            <text:p>1941226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260399">
            <text:p>7260399</text:p>
          </table:table-cell>
          <table:table-cell office:value-type="float" office:value="1565792">
            <text:p>1565792</text:p>
          </table:table-cell>
          <table:table-cell office:value-type="float" office:value="2335148">
            <text:p>2335148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927538618">
            <text:p>927538618</text:p>
          </table:table-cell>
          <table:table-cell office:value-type="float" office:value="1148734">
            <text:p>1148734</text:p>
          </table:table-cell>
          <table:table-cell office:value-type="float" office:value="2509176">
            <text:p>2509176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88898813">
            <text:p>88898813</text:p>
          </table:table-cell>
          <table:table-cell office:value-type="float" office:value="863713">
            <text:p>863713</text:p>
          </table:table-cell>
          <table:table-cell office:value-type="float" office:value="3054833">
            <text:p>3054833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08009875">
            <text:p>308009875</text:p>
          </table:table-cell>
          <table:table-cell office:value-type="float" office:value="1289998">
            <text:p>1289998</text:p>
          </table:table-cell>
          <table:table-cell office:value-type="float" office:value="2345379">
            <text:p>2345379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52726786">
            <text:p>752726786</text:p>
          </table:table-cell>
          <table:table-cell office:value-type="float" office:value="1220813">
            <text:p>1220813</text:p>
          </table:table-cell>
          <table:table-cell office:value-type="float" office:value="2547354">
            <text:p>2547354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98863">
            <text:p>298863</text:p>
          </table:table-cell>
          <table:table-cell office:value-type="float" office:value="1158996">
            <text:p>1158996</text:p>
          </table:table-cell>
          <table:table-cell office:value-type="float" office:value="1613127">
            <text:p>1613127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48009122">
            <text:p>348009122</text:p>
          </table:table-cell>
          <table:table-cell office:value-type="float" office:value="1153707">
            <text:p>1153707</text:p>
          </table:table-cell>
          <table:table-cell office:value-type="float" office:value="1926610">
            <text:p>1926610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62800536">
            <text:p>62800536</text:p>
          </table:table-cell>
          <table:table-cell office:value-type="float" office:value="1253042">
            <text:p>1253042</text:p>
          </table:table-cell>
          <table:table-cell office:value-type="float" office:value="1906765">
            <text:p>1906765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939556449">
            <text:p>939556449</text:p>
          </table:table-cell>
          <table:table-cell office:value-type="float" office:value="1168097">
            <text:p>1168097</text:p>
          </table:table-cell>
          <table:table-cell office:value-type="float" office:value="1909827">
            <text:p>1909827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921535991">
            <text:p>921535991</text:p>
          </table:table-cell>
          <table:table-cell office:value-type="float" office:value="973898">
            <text:p>973898</text:p>
          </table:table-cell>
          <table:table-cell office:value-type="float" office:value="1895066">
            <text:p>1895066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964886929">
            <text:p>964886929</text:p>
          </table:table-cell>
          <table:table-cell office:value-type="float" office:value="1327315">
            <text:p>1327315</text:p>
          </table:table-cell>
          <table:table-cell office:value-type="float" office:value="2010471">
            <text:p>2010471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61986051">
            <text:p>361986051</text:p>
          </table:table-cell>
          <table:table-cell office:value-type="float" office:value="1154416">
            <text:p>1154416</text:p>
          </table:table-cell>
          <table:table-cell office:value-type="float" office:value="1934150">
            <text:p>1934150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62739667">
            <text:p>162739667</text:p>
          </table:table-cell>
          <table:table-cell office:value-type="float" office:value="1119448">
            <text:p>1119448</text:p>
          </table:table-cell>
          <table:table-cell office:value-type="float" office:value="1569695">
            <text:p>1569695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39278889">
            <text:p>239278889</text:p>
          </table:table-cell>
          <table:table-cell office:value-type="float" office:value="1094727">
            <text:p>1094727</text:p>
          </table:table-cell>
          <table:table-cell office:value-type="float" office:value="1737274">
            <text:p>1737274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94848434">
            <text:p>794848434</text:p>
          </table:table-cell>
          <table:table-cell office:value-type="float" office:value="1112916">
            <text:p>1112916</text:p>
          </table:table-cell>
          <table:table-cell office:value-type="float" office:value="2462805">
            <text:p>2462805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824004348">
            <text:p>824004348</text:p>
          </table:table-cell>
          <table:table-cell office:value-type="float" office:value="940687">
            <text:p>940687</text:p>
          </table:table-cell>
          <table:table-cell office:value-type="float" office:value="1627080">
            <text:p>1627080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04521994">
            <text:p>304521994</text:p>
          </table:table-cell>
          <table:table-cell office:value-type="float" office:value="1128691">
            <text:p>1128691</text:p>
          </table:table-cell>
          <table:table-cell office:value-type="float" office:value="1747874">
            <text:p>1747874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838154582">
            <text:p>838154582</text:p>
          </table:table-cell>
          <table:table-cell office:value-type="float" office:value="1271084">
            <text:p>1271084</text:p>
          </table:table-cell>
          <table:table-cell office:value-type="float" office:value="1516185">
            <text:p>1516185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72911732">
            <text:p>772911732</text:p>
          </table:table-cell>
          <table:table-cell office:value-type="float" office:value="1142390">
            <text:p>1142390</text:p>
          </table:table-cell>
          <table:table-cell office:value-type="float" office:value="2867715">
            <text:p>2867715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6783343">
            <text:p>6783343</text:p>
          </table:table-cell>
          <table:table-cell office:value-type="float" office:value="1165698">
            <text:p>1165698</text:p>
          </table:table-cell>
          <table:table-cell office:value-type="float" office:value="1901323">
            <text:p>1901323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59737415">
            <text:p>59737415</text:p>
          </table:table-cell>
          <table:table-cell office:value-type="float" office:value="1840198">
            <text:p>1840198</text:p>
          </table:table-cell>
          <table:table-cell office:value-type="float" office:value="1718520">
            <text:p>1718520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97234204">
            <text:p>197234204</text:p>
          </table:table-cell>
          <table:table-cell office:value-type="float" office:value="1235845">
            <text:p>1235845</text:p>
          </table:table-cell>
          <table:table-cell office:value-type="float" office:value="1918218">
            <text:p>1918218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25241974">
            <text:p>125241974</text:p>
          </table:table-cell>
          <table:table-cell office:value-type="float" office:value="2160040">
            <text:p>2160040</text:p>
          </table:table-cell>
          <table:table-cell office:value-type="float" office:value="2535244">
            <text:p>2535244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697390458">
            <text:p>697390458</text:p>
          </table:table-cell>
          <table:table-cell office:value-type="float" office:value="1143260">
            <text:p>1143260</text:p>
          </table:table-cell>
          <table:table-cell office:value-type="float" office:value="1994820">
            <text:p>1994820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39854828">
            <text:p>139854828</text:p>
          </table:table-cell>
          <table:table-cell office:value-type="float" office:value="1237578">
            <text:p>1237578</text:p>
          </table:table-cell>
          <table:table-cell office:value-type="float" office:value="2412407">
            <text:p>241240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921880374">
            <text:p>921880374</text:p>
          </table:table-cell>
          <table:table-cell office:value-type="float" office:value="1524697">
            <text:p>1524697</text:p>
          </table:table-cell>
          <table:table-cell office:value-type="float" office:value="2162268">
            <text:p>2162268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95614746">
            <text:p>195614746</text:p>
          </table:table-cell>
          <table:table-cell office:value-type="float" office:value="1221077">
            <text:p>1221077</text:p>
          </table:table-cell>
          <table:table-cell office:value-type="float" office:value="2532655">
            <text:p>2532655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948731266">
            <text:p>948731266</text:p>
          </table:table-cell>
          <table:table-cell office:value-type="float" office:value="1236519">
            <text:p>1236519</text:p>
          </table:table-cell>
          <table:table-cell office:value-type="float" office:value="1646924">
            <text:p>1646924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21780034">
            <text:p>721780034</text:p>
          </table:table-cell>
          <table:table-cell office:value-type="float" office:value="1151471">
            <text:p>1151471</text:p>
          </table:table-cell>
          <table:table-cell office:value-type="float" office:value="1873394">
            <text:p>1873394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400937767">
            <text:p>400937767</text:p>
          </table:table-cell>
          <table:table-cell office:value-type="float" office:value="1200408">
            <text:p>1200408</text:p>
          </table:table-cell>
          <table:table-cell office:value-type="float" office:value="1982956">
            <text:p>1982956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11836404">
            <text:p>311836404</text:p>
          </table:table-cell>
          <table:table-cell office:value-type="float" office:value="1148647">
            <text:p>1148647</text:p>
          </table:table-cell>
          <table:table-cell office:value-type="float" office:value="1901881">
            <text:p>1901881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69018763">
            <text:p>869018763</text:p>
          </table:table-cell>
          <table:table-cell office:value-type="float" office:value="1235567">
            <text:p>1235567</text:p>
          </table:table-cell>
          <table:table-cell office:value-type="float" office:value="1896800">
            <text:p>1896800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23924570">
            <text:p>123924570</text:p>
          </table:table-cell>
          <table:table-cell office:value-type="float" office:value="1277276">
            <text:p>1277276</text:p>
          </table:table-cell>
          <table:table-cell office:value-type="float" office:value="1700069">
            <text:p>1700069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72205956">
            <text:p>872205956</text:p>
          </table:table-cell>
          <table:table-cell office:value-type="float" office:value="1192705">
            <text:p>1192705</text:p>
          </table:table-cell>
          <table:table-cell office:value-type="float" office:value="1968993">
            <text:p>1968993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462309801">
            <text:p>462309801</text:p>
          </table:table-cell>
          <table:table-cell office:value-type="float" office:value="1229026">
            <text:p>1229026</text:p>
          </table:table-cell>
          <table:table-cell office:value-type="float" office:value="1713284">
            <text:p>1713284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456052685">
            <text:p>456052685</text:p>
          </table:table-cell>
          <table:table-cell office:value-type="float" office:value="1235792">
            <text:p>1235792</text:p>
          </table:table-cell>
          <table:table-cell office:value-type="float" office:value="2016114">
            <text:p>2016114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402163642">
            <text:p>402163642</text:p>
          </table:table-cell>
          <table:table-cell office:value-type="float" office:value="1412217">
            <text:p>1412217</text:p>
          </table:table-cell>
          <table:table-cell office:value-type="float" office:value="2281126">
            <text:p>2281126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68818163">
            <text:p>68818163</text:p>
          </table:table-cell>
          <table:table-cell office:value-type="float" office:value="1209141">
            <text:p>1209141</text:p>
          </table:table-cell>
          <table:table-cell office:value-type="float" office:value="2578500">
            <text:p>2578500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87221189">
            <text:p>387221189</text:p>
          </table:table-cell>
          <table:table-cell office:value-type="float" office:value="1412971">
            <text:p>1412971</text:p>
          </table:table-cell>
          <table:table-cell office:value-type="float" office:value="1748865">
            <text:p>1748865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27489234">
            <text:p>727489234</text:p>
          </table:table-cell>
          <table:table-cell office:value-type="float" office:value="1181286">
            <text:p>1181286</text:p>
          </table:table-cell>
          <table:table-cell office:value-type="float" office:value="2458302">
            <text:p>2458302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90698818">
            <text:p>390698818</text:p>
          </table:table-cell>
          <table:table-cell office:value-type="float" office:value="1253311">
            <text:p>1253311</text:p>
          </table:table-cell>
          <table:table-cell office:value-type="float" office:value="2086574">
            <text:p>2086574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10622557">
            <text:p>210622557</text:p>
          </table:table-cell>
          <table:table-cell office:value-type="float" office:value="1917049">
            <text:p>1917049</text:p>
          </table:table-cell>
          <table:table-cell office:value-type="float" office:value="1945553">
            <text:p>1945553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31081086">
            <text:p>831081086</text:p>
          </table:table-cell>
          <table:table-cell office:value-type="float" office:value="1131327">
            <text:p>1131327</text:p>
          </table:table-cell>
          <table:table-cell office:value-type="float" office:value="2195637">
            <text:p>219563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982874717">
            <text:p>982874717</text:p>
          </table:table-cell>
          <table:table-cell office:value-type="float" office:value="1263770">
            <text:p>1263770</text:p>
          </table:table-cell>
          <table:table-cell office:value-type="float" office:value="2096347">
            <text:p>209634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913529595">
            <text:p>913529595</text:p>
          </table:table-cell>
          <table:table-cell office:value-type="float" office:value="1318229">
            <text:p>1318229</text:p>
          </table:table-cell>
          <table:table-cell office:value-type="float" office:value="1585075">
            <text:p>1585075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38861995">
            <text:p>838861995</text:p>
          </table:table-cell>
          <table:table-cell office:value-type="float" office:value="1227909">
            <text:p>1227909</text:p>
          </table:table-cell>
          <table:table-cell office:value-type="float" office:value="1839577">
            <text:p>183957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15918354">
            <text:p>815918354</text:p>
          </table:table-cell>
          <table:table-cell office:value-type="float" office:value="1229132">
            <text:p>1229132</text:p>
          </table:table-cell>
          <table:table-cell office:value-type="float" office:value="1749664">
            <text:p>1749664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95245061">
            <text:p>895245061</text:p>
          </table:table-cell>
          <table:table-cell office:value-type="float" office:value="1936869">
            <text:p>1936869</text:p>
          </table:table-cell>
          <table:table-cell office:value-type="float" office:value="1940498">
            <text:p>1940498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73047670">
            <text:p>773047670</text:p>
          </table:table-cell>
          <table:table-cell office:value-type="float" office:value="1299247">
            <text:p>1299247</text:p>
          </table:table-cell>
          <table:table-cell office:value-type="float" office:value="2061449">
            <text:p>2061449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42169060">
            <text:p>142169060</text:p>
          </table:table-cell>
          <table:table-cell office:value-type="float" office:value="1196292">
            <text:p>1196292</text:p>
          </table:table-cell>
          <table:table-cell office:value-type="float" office:value="1789727">
            <text:p>178972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78291863">
            <text:p>378291863</text:p>
          </table:table-cell>
          <table:table-cell office:value-type="float" office:value="852701">
            <text:p>852701</text:p>
          </table:table-cell>
          <table:table-cell office:value-type="float" office:value="2610171">
            <text:p>2610171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32778509">
            <text:p>132778509</text:p>
          </table:table-cell>
          <table:table-cell office:value-type="float" office:value="1766724">
            <text:p>1766724</text:p>
          </table:table-cell>
          <table:table-cell office:value-type="float" office:value="1485749">
            <text:p>1485749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95703652">
            <text:p>895703652</text:p>
          </table:table-cell>
          <table:table-cell office:value-type="float" office:value="1333330">
            <text:p>1333330</text:p>
          </table:table-cell>
          <table:table-cell office:value-type="float" office:value="1996111">
            <text:p>1996111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16181036">
            <text:p>716181036</text:p>
          </table:table-cell>
          <table:table-cell office:value-type="float" office:value="1306610">
            <text:p>1306610</text:p>
          </table:table-cell>
          <table:table-cell office:value-type="float" office:value="2168951">
            <text:p>2168951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901023552">
            <text:p>901023552</text:p>
          </table:table-cell>
          <table:table-cell office:value-type="float" office:value="1361271">
            <text:p>1361271</text:p>
          </table:table-cell>
          <table:table-cell office:value-type="float" office:value="2126819">
            <text:p>2126819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35792787">
            <text:p>335792787</text:p>
          </table:table-cell>
          <table:table-cell office:value-type="float" office:value="1302955">
            <text:p>1302955</text:p>
          </table:table-cell>
          <table:table-cell office:value-type="float" office:value="2031722">
            <text:p>2031722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01399704">
            <text:p>101399704</text:p>
          </table:table-cell>
          <table:table-cell office:value-type="float" office:value="1375296">
            <text:p>1375296</text:p>
          </table:table-cell>
          <table:table-cell office:value-type="float" office:value="2055597">
            <text:p>205559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92617583">
            <text:p>792617583</text:p>
          </table:table-cell>
          <table:table-cell office:value-type="float" office:value="1213348">
            <text:p>1213348</text:p>
          </table:table-cell>
          <table:table-cell office:value-type="float" office:value="1745325">
            <text:p>1745325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4968383">
            <text:p>84968383</text:p>
          </table:table-cell>
          <table:table-cell office:value-type="float" office:value="2002421">
            <text:p>2002421</text:p>
          </table:table-cell>
          <table:table-cell office:value-type="float" office:value="2036201">
            <text:p>2036201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960785932">
            <text:p>960785932</text:p>
          </table:table-cell>
          <table:table-cell office:value-type="float" office:value="984768">
            <text:p>984768</text:p>
          </table:table-cell>
          <table:table-cell office:value-type="float" office:value="1782175">
            <text:p>1782175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96006550">
            <text:p>196006550</text:p>
          </table:table-cell>
          <table:table-cell office:value-type="float" office:value="1189580">
            <text:p>1189580</text:p>
          </table:table-cell>
          <table:table-cell office:value-type="float" office:value="2305623">
            <text:p>2305623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06294106">
            <text:p>106294106</text:p>
          </table:table-cell>
          <table:table-cell office:value-type="float" office:value="2147244">
            <text:p>2147244</text:p>
          </table:table-cell>
          <table:table-cell office:value-type="float" office:value="2499987">
            <text:p>249998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08472803">
            <text:p>708472803</text:p>
          </table:table-cell>
          <table:table-cell office:value-type="float" office:value="1783104">
            <text:p>1783104</text:p>
          </table:table-cell>
          <table:table-cell office:value-type="float" office:value="1548830">
            <text:p>1548830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66957195">
            <text:p>866957195</text:p>
          </table:table-cell>
          <table:table-cell office:value-type="float" office:value="1255908">
            <text:p>1255908</text:p>
          </table:table-cell>
          <table:table-cell office:value-type="float" office:value="2393939">
            <text:p>2393939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30459653">
            <text:p>730459653</text:p>
          </table:table-cell>
          <table:table-cell office:value-type="float" office:value="1164932">
            <text:p>1164932</text:p>
          </table:table-cell>
          <table:table-cell office:value-type="float" office:value="1751831">
            <text:p>1751831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80677164">
            <text:p>280677164</text:p>
          </table:table-cell>
          <table:table-cell office:value-type="float" office:value="1904098">
            <text:p>1904098</text:p>
          </table:table-cell>
          <table:table-cell office:value-type="float" office:value="2008081">
            <text:p>2008081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87235881">
            <text:p>387235881</text:p>
          </table:table-cell>
          <table:table-cell office:value-type="float" office:value="1219301">
            <text:p>1219301</text:p>
          </table:table-cell>
          <table:table-cell office:value-type="float" office:value="1784042">
            <text:p>1784042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78757547">
            <text:p>778757547</text:p>
          </table:table-cell>
          <table:table-cell office:value-type="float" office:value="1342126">
            <text:p>1342126</text:p>
          </table:table-cell>
          <table:table-cell office:value-type="float" office:value="1885498">
            <text:p>1885498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71409210">
            <text:p>771409210</text:p>
          </table:table-cell>
          <table:table-cell office:value-type="float" office:value="1504639">
            <text:p>1504639</text:p>
          </table:table-cell>
          <table:table-cell office:value-type="float" office:value="2266664">
            <text:p>2266664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994252217">
            <text:p>994252217</text:p>
          </table:table-cell>
          <table:table-cell office:value-type="float" office:value="1228790">
            <text:p>1228790</text:p>
          </table:table-cell>
          <table:table-cell office:value-type="float" office:value="1592783">
            <text:p>1592783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6176029">
            <text:p>26176029</text:p>
          </table:table-cell>
          <table:table-cell office:value-type="float" office:value="1230092">
            <text:p>1230092</text:p>
          </table:table-cell>
          <table:table-cell office:value-type="float" office:value="2003304">
            <text:p>2003304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487301625">
            <text:p>487301625</text:p>
          </table:table-cell>
          <table:table-cell office:value-type="float" office:value="1228358">
            <text:p>1228358</text:p>
          </table:table-cell>
          <table:table-cell office:value-type="float" office:value="1826125">
            <text:p>1826125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907427865">
            <text:p>907427865</text:p>
          </table:table-cell>
          <table:table-cell office:value-type="float" office:value="972340">
            <text:p>972340</text:p>
          </table:table-cell>
          <table:table-cell office:value-type="float" office:value="2356886">
            <text:p>2356886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455942654">
            <text:p>455942654</text:p>
          </table:table-cell>
          <table:table-cell office:value-type="float" office:value="1405027">
            <text:p>1405027</text:p>
          </table:table-cell>
          <table:table-cell office:value-type="float" office:value="2432726">
            <text:p>2432726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6525717">
            <text:p>26525717</text:p>
          </table:table-cell>
          <table:table-cell office:value-type="float" office:value="1323472">
            <text:p>1323472</text:p>
          </table:table-cell>
          <table:table-cell office:value-type="float" office:value="2340244">
            <text:p>2340244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985301478">
            <text:p>985301478</text:p>
          </table:table-cell>
          <table:table-cell office:value-type="float" office:value="1236357">
            <text:p>1236357</text:p>
          </table:table-cell>
          <table:table-cell office:value-type="float" office:value="1736272">
            <text:p>1736272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923766955">
            <text:p>923766955</text:p>
          </table:table-cell>
          <table:table-cell office:value-type="float" office:value="1248847">
            <text:p>1248847</text:p>
          </table:table-cell>
          <table:table-cell office:value-type="float" office:value="2135096">
            <text:p>2135096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434106414">
            <text:p>434106414</text:p>
          </table:table-cell>
          <table:table-cell office:value-type="float" office:value="957091">
            <text:p>957091</text:p>
          </table:table-cell>
          <table:table-cell office:value-type="float" office:value="1947924">
            <text:p>1947924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12656136">
            <text:p>712656136</text:p>
          </table:table-cell>
          <table:table-cell office:value-type="float" office:value="1977403">
            <text:p>1977403</text:p>
          </table:table-cell>
          <table:table-cell office:value-type="float" office:value="2298611">
            <text:p>2298611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54619130">
            <text:p>154619130</text:p>
          </table:table-cell>
          <table:table-cell office:value-type="float" office:value="1439978">
            <text:p>1439978</text:p>
          </table:table-cell>
          <table:table-cell office:value-type="float" office:value="1836543">
            <text:p>1836543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79775683">
            <text:p>779775683</text:p>
          </table:table-cell>
          <table:table-cell office:value-type="float" office:value="1358171">
            <text:p>1358171</text:p>
          </table:table-cell>
          <table:table-cell office:value-type="float" office:value="2186998">
            <text:p>2186998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75647062">
            <text:p>775647062</text:p>
          </table:table-cell>
          <table:table-cell office:value-type="float" office:value="1201906">
            <text:p>1201906</text:p>
          </table:table-cell>
          <table:table-cell office:value-type="float" office:value="2743318">
            <text:p>2743318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500848786">
            <text:p>500848786</text:p>
          </table:table-cell>
          <table:table-cell office:value-type="float" office:value="1090688">
            <text:p>1090688</text:p>
          </table:table-cell>
          <table:table-cell office:value-type="float" office:value="1762719">
            <text:p>1762719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5698637">
            <text:p>75698637</text:p>
          </table:table-cell>
          <table:table-cell office:value-type="float" office:value="1693456">
            <text:p>1693456</text:p>
          </table:table-cell>
          <table:table-cell office:value-type="float" office:value="1928589">
            <text:p>1928589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16278150">
            <text:p>116278150</text:p>
          </table:table-cell>
          <table:table-cell office:value-type="float" office:value="1312112">
            <text:p>1312112</text:p>
          </table:table-cell>
          <table:table-cell office:value-type="float" office:value="1971532">
            <text:p>1971532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92950358">
            <text:p>792950358</text:p>
          </table:table-cell>
          <table:table-cell office:value-type="float" office:value="1380857">
            <text:p>1380857</text:p>
          </table:table-cell>
          <table:table-cell office:value-type="float" office:value="1885687">
            <text:p>1885687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866997065">
            <text:p>866997065</text:p>
          </table:table-cell>
          <table:table-cell office:value-type="float" office:value="1109129">
            <text:p>1109129</text:p>
          </table:table-cell>
          <table:table-cell office:value-type="float" office:value="2017046">
            <text:p>2017046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53415062">
            <text:p>53415062</text:p>
          </table:table-cell>
          <table:table-cell office:value-type="float" office:value="1213360">
            <text:p>1213360</text:p>
          </table:table-cell>
          <table:table-cell office:value-type="float" office:value="2877956">
            <text:p>2877956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03496656">
            <text:p>303496656</text:p>
          </table:table-cell>
          <table:table-cell office:value-type="float" office:value="1154566">
            <text:p>1154566</text:p>
          </table:table-cell>
          <table:table-cell office:value-type="float" office:value="1636117">
            <text:p>1636117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66612743">
            <text:p>766612743</text:p>
          </table:table-cell>
          <table:table-cell office:value-type="float" office:value="1224693">
            <text:p>1224693</text:p>
          </table:table-cell>
          <table:table-cell office:value-type="float" office:value="2555121">
            <text:p>2555121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962084269">
            <text:p>962084269</text:p>
          </table:table-cell>
          <table:table-cell office:value-type="float" office:value="848788">
            <text:p>848788</text:p>
          </table:table-cell>
          <table:table-cell office:value-type="float" office:value="1560898">
            <text:p>1560898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33769463">
            <text:p>133769463</text:p>
          </table:table-cell>
          <table:table-cell office:value-type="float" office:value="1314204">
            <text:p>1314204</text:p>
          </table:table-cell>
          <table:table-cell office:value-type="float" office:value="1991656">
            <text:p>1991656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477994635">
            <text:p>477994635</text:p>
          </table:table-cell>
          <table:table-cell office:value-type="float" office:value="1312467">
            <text:p>1312467</text:p>
          </table:table-cell>
          <table:table-cell office:value-type="float" office:value="1913907">
            <text:p>1913907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53553513">
            <text:p>253553513</text:p>
          </table:table-cell>
          <table:table-cell office:value-type="float" office:value="1358385">
            <text:p>1358385</text:p>
          </table:table-cell>
          <table:table-cell office:value-type="float" office:value="2115921">
            <text:p>2115921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83834617">
            <text:p>283834617</text:p>
          </table:table-cell>
          <table:table-cell office:value-type="float" office:value="1199415">
            <text:p>1199415</text:p>
          </table:table-cell>
          <table:table-cell office:value-type="float" office:value="2894266">
            <text:p>2894266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19696856">
            <text:p>219696856</text:p>
          </table:table-cell>
          <table:table-cell office:value-type="float" office:value="1206739">
            <text:p>1206739</text:p>
          </table:table-cell>
          <table:table-cell office:value-type="float" office:value="2366474">
            <text:p>2366474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978572259">
            <text:p>978572259</text:p>
          </table:table-cell>
          <table:table-cell office:value-type="float" office:value="1771432">
            <text:p>1771432</text:p>
          </table:table-cell>
          <table:table-cell office:value-type="float" office:value="2068664">
            <text:p>2068664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428155375">
            <text:p>428155375</text:p>
          </table:table-cell>
          <table:table-cell office:value-type="float" office:value="1006007">
            <text:p>1006007</text:p>
          </table:table-cell>
          <table:table-cell office:value-type="float" office:value="2258035">
            <text:p>2258035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05907165">
            <text:p>305907165</text:p>
          </table:table-cell>
          <table:table-cell office:value-type="float" office:value="1559031">
            <text:p>1559031</text:p>
          </table:table-cell>
          <table:table-cell office:value-type="float" office:value="1614146">
            <text:p>1614146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95748204">
            <text:p>795748204</text:p>
          </table:table-cell>
          <table:table-cell office:value-type="float" office:value="989704">
            <text:p>989704</text:p>
          </table:table-cell>
          <table:table-cell office:value-type="float" office:value="2040046">
            <text:p>2040046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463807546">
            <text:p>463807546</text:p>
          </table:table-cell>
          <table:table-cell office:value-type="float" office:value="1189016">
            <text:p>1189016</text:p>
          </table:table-cell>
          <table:table-cell office:value-type="float" office:value="1625713">
            <text:p>1625713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409391916">
            <text:p>409391916</text:p>
          </table:table-cell>
          <table:table-cell office:value-type="float" office:value="1306667">
            <text:p>1306667</text:p>
          </table:table-cell>
          <table:table-cell office:value-type="float" office:value="2071576">
            <text:p>2071576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450977700">
            <text:p>450977700</text:p>
          </table:table-cell>
          <table:table-cell office:value-type="float" office:value="2049686">
            <text:p>2049686</text:p>
          </table:table-cell>
          <table:table-cell office:value-type="float" office:value="2782112">
            <text:p>2782112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59957759">
            <text:p>359957759</text:p>
          </table:table-cell>
          <table:table-cell office:value-type="float" office:value="1725467">
            <text:p>1725467</text:p>
          </table:table-cell>
          <table:table-cell office:value-type="float" office:value="1924641">
            <text:p>1924641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63715305">
            <text:p>163715305</text:p>
          </table:table-cell>
          <table:table-cell office:value-type="float" office:value="1673703">
            <text:p>1673703</text:p>
          </table:table-cell>
          <table:table-cell office:value-type="float" office:value="1585435">
            <text:p>1585435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414419522">
            <text:p>414419522</text:p>
          </table:table-cell>
          <table:table-cell office:value-type="float" office:value="1061526">
            <text:p>1061526</text:p>
          </table:table-cell>
          <table:table-cell office:value-type="float" office:value="1619704">
            <text:p>1619704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53372486">
            <text:p>753372486</text:p>
          </table:table-cell>
          <table:table-cell office:value-type="float" office:value="1162432">
            <text:p>1162432</text:p>
          </table:table-cell>
          <table:table-cell office:value-type="float" office:value="1993706">
            <text:p>1993706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547020475">
            <text:p>547020475</text:p>
          </table:table-cell>
          <table:table-cell office:value-type="float" office:value="916194">
            <text:p>916194</text:p>
          </table:table-cell>
          <table:table-cell office:value-type="float" office:value="2359666">
            <text:p>2359666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988576326">
            <text:p>988576326</text:p>
          </table:table-cell>
          <table:table-cell office:value-type="float" office:value="1213176">
            <text:p>1213176</text:p>
          </table:table-cell>
          <table:table-cell office:value-type="float" office:value="1956666">
            <text:p>1956666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84025340">
            <text:p>84025340</text:p>
          </table:table-cell>
          <table:table-cell office:value-type="float" office:value="1319266">
            <text:p>1319266</text:p>
          </table:table-cell>
          <table:table-cell office:value-type="float" office:value="2465041">
            <text:p>2465041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3101344">
            <text:p>783101344</text:p>
          </table:table-cell>
          <table:table-cell office:value-type="float" office:value="849731">
            <text:p>849731</text:p>
          </table:table-cell>
          <table:table-cell office:value-type="float" office:value="1969567">
            <text:p>1969567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462841759">
            <text:p>462841759</text:p>
          </table:table-cell>
          <table:table-cell office:value-type="float" office:value="1310584">
            <text:p>1310584</text:p>
          </table:table-cell>
          <table:table-cell office:value-type="float" office:value="2011838">
            <text:p>2011838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989923922">
            <text:p>989923922</text:p>
          </table:table-cell>
          <table:table-cell office:value-type="float" office:value="1236799">
            <text:p>1236799</text:p>
          </table:table-cell>
          <table:table-cell office:value-type="float" office:value="1968932">
            <text:p>1968932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9537583">
            <text:p>39537583</text:p>
          </table:table-cell>
          <table:table-cell office:value-type="float" office:value="1330586">
            <text:p>1330586</text:p>
          </table:table-cell>
          <table:table-cell office:value-type="float" office:value="2087070">
            <text:p>2087070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817548314">
            <text:p>817548314</text:p>
          </table:table-cell>
          <table:table-cell office:value-type="float" office:value="1248775">
            <text:p>1248775</text:p>
          </table:table-cell>
          <table:table-cell office:value-type="float" office:value="2549471">
            <text:p>2549471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46372209">
            <text:p>246372209</text:p>
          </table:table-cell>
          <table:table-cell office:value-type="float" office:value="1301887">
            <text:p>1301887</text:p>
          </table:table-cell>
          <table:table-cell office:value-type="float" office:value="2028848">
            <text:p>2028848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83493555">
            <text:p>83493555</text:p>
          </table:table-cell>
          <table:table-cell office:value-type="float" office:value="996733">
            <text:p>996733</text:p>
          </table:table-cell>
          <table:table-cell office:value-type="float" office:value="2009297">
            <text:p>2009297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5813927">
            <text:p>75813927</text:p>
          </table:table-cell>
          <table:table-cell office:value-type="float" office:value="1346436">
            <text:p>1346436</text:p>
          </table:table-cell>
          <table:table-cell office:value-type="float" office:value="1580108">
            <text:p>1580108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839494430">
            <text:p>839494430</text:p>
          </table:table-cell>
          <table:table-cell office:value-type="float" office:value="1329160">
            <text:p>1329160</text:p>
          </table:table-cell>
          <table:table-cell office:value-type="float" office:value="1609514">
            <text:p>1609514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6507942">
            <text:p>6507942</text:p>
          </table:table-cell>
          <table:table-cell office:value-type="float" office:value="1243025">
            <text:p>1243025</text:p>
          </table:table-cell>
          <table:table-cell office:value-type="float" office:value="2100129">
            <text:p>2100129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801707161">
            <text:p>801707161</text:p>
          </table:table-cell>
          <table:table-cell office:value-type="float" office:value="1600212">
            <text:p>1600212</text:p>
          </table:table-cell>
          <table:table-cell office:value-type="float" office:value="2057801">
            <text:p>2057801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819138585">
            <text:p>819138585</text:p>
          </table:table-cell>
          <table:table-cell office:value-type="float" office:value="1242350">
            <text:p>1242350</text:p>
          </table:table-cell>
          <table:table-cell office:value-type="float" office:value="1823938">
            <text:p>1823938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530806689">
            <text:p>530806689</text:p>
          </table:table-cell>
          <table:table-cell office:value-type="float" office:value="2102235">
            <text:p>2102235</text:p>
          </table:table-cell>
          <table:table-cell office:value-type="float" office:value="3348285">
            <text:p>3348285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902863630">
            <text:p>902863630</text:p>
          </table:table-cell>
          <table:table-cell office:value-type="float" office:value="1371037">
            <text:p>1371037</text:p>
          </table:table-cell>
          <table:table-cell office:value-type="float" office:value="1733202">
            <text:p>1733202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565531831">
            <text:p>565531831</text:p>
          </table:table-cell>
          <table:table-cell office:value-type="float" office:value="1174025">
            <text:p>1174025</text:p>
          </table:table-cell>
          <table:table-cell office:value-type="float" office:value="2104392">
            <text:p>2104392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968968384">
            <text:p>968968384</text:p>
          </table:table-cell>
          <table:table-cell office:value-type="float" office:value="1325568">
            <text:p>1325568</text:p>
          </table:table-cell>
          <table:table-cell office:value-type="float" office:value="2613054">
            <text:p>2613054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864141699">
            <text:p>864141699</text:p>
          </table:table-cell>
          <table:table-cell office:value-type="float" office:value="1250579">
            <text:p>1250579</text:p>
          </table:table-cell>
          <table:table-cell office:value-type="float" office:value="2109780">
            <text:p>2109780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487382235">
            <text:p>487382235</text:p>
          </table:table-cell>
          <table:table-cell office:value-type="float" office:value="1339759">
            <text:p>1339759</text:p>
          </table:table-cell>
          <table:table-cell office:value-type="float" office:value="1988969">
            <text:p>1988969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882113676">
            <text:p>882113676</text:p>
          </table:table-cell>
          <table:table-cell office:value-type="float" office:value="1576968">
            <text:p>1576968</text:p>
          </table:table-cell>
          <table:table-cell office:value-type="float" office:value="2211441">
            <text:p>2211441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908931614">
            <text:p>908931614</text:p>
          </table:table-cell>
          <table:table-cell office:value-type="float" office:value="1280685">
            <text:p>1280685</text:p>
          </table:table-cell>
          <table:table-cell office:value-type="float" office:value="2304411">
            <text:p>2304411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53108369">
            <text:p>53108369</text:p>
          </table:table-cell>
          <table:table-cell office:value-type="float" office:value="1099756">
            <text:p>1099756</text:p>
          </table:table-cell>
          <table:table-cell office:value-type="float" office:value="1653605">
            <text:p>1653605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45758635">
            <text:p>245758635</text:p>
          </table:table-cell>
          <table:table-cell office:value-type="float" office:value="1021676">
            <text:p>1021676</text:p>
          </table:table-cell>
          <table:table-cell office:value-type="float" office:value="3141186">
            <text:p>3141186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42040373">
            <text:p>342040373</text:p>
          </table:table-cell>
          <table:table-cell office:value-type="float" office:value="1279629">
            <text:p>1279629</text:p>
          </table:table-cell>
          <table:table-cell office:value-type="float" office:value="2102673">
            <text:p>2102673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965176625">
            <text:p>965176625</text:p>
          </table:table-cell>
          <table:table-cell office:value-type="float" office:value="1277450">
            <text:p>1277450</text:p>
          </table:table-cell>
          <table:table-cell office:value-type="float" office:value="2001807">
            <text:p>2001807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94011008">
            <text:p>294011008</text:p>
          </table:table-cell>
          <table:table-cell office:value-type="float" office:value="1482271">
            <text:p>1482271</text:p>
          </table:table-cell>
          <table:table-cell office:value-type="float" office:value="2393372">
            <text:p>2393372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68543910">
            <text:p>68543910</text:p>
          </table:table-cell>
          <table:table-cell office:value-type="float" office:value="1267843">
            <text:p>1267843</text:p>
          </table:table-cell>
          <table:table-cell office:value-type="float" office:value="2005808">
            <text:p>2005808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73734155">
            <text:p>173734155</text:p>
          </table:table-cell>
          <table:table-cell office:value-type="float" office:value="1329123">
            <text:p>1329123</text:p>
          </table:table-cell>
          <table:table-cell office:value-type="float" office:value="2498556">
            <text:p>2498556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538579935">
            <text:p>538579935</text:p>
          </table:table-cell>
          <table:table-cell office:value-type="float" office:value="1383376">
            <text:p>1383376</text:p>
          </table:table-cell>
          <table:table-cell office:value-type="float" office:value="2051519">
            <text:p>2051519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62912927">
            <text:p>62912927</text:p>
          </table:table-cell>
          <table:table-cell office:value-type="float" office:value="897022">
            <text:p>897022</text:p>
          </table:table-cell>
          <table:table-cell office:value-type="float" office:value="2167016">
            <text:p>2167016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849238952">
            <text:p>849238952</text:p>
          </table:table-cell>
          <table:table-cell office:value-type="float" office:value="1259873">
            <text:p>1259873</text:p>
          </table:table-cell>
          <table:table-cell office:value-type="float" office:value="2097931">
            <text:p>2097931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523847431">
            <text:p>523847431</text:p>
          </table:table-cell>
          <table:table-cell office:value-type="float" office:value="1300578">
            <text:p>1300578</text:p>
          </table:table-cell>
          <table:table-cell office:value-type="float" office:value="2020762">
            <text:p>2020762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569317806">
            <text:p>569317806</text:p>
          </table:table-cell>
          <table:table-cell office:value-type="float" office:value="1288185">
            <text:p>1288185</text:p>
          </table:table-cell>
          <table:table-cell office:value-type="float" office:value="1993337">
            <text:p>1993337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834371082">
            <text:p>834371082</text:p>
          </table:table-cell>
          <table:table-cell office:value-type="float" office:value="2165978">
            <text:p>2165978</text:p>
          </table:table-cell>
          <table:table-cell office:value-type="float" office:value="2062352">
            <text:p>2062352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16085708">
            <text:p>316085708</text:p>
          </table:table-cell>
          <table:table-cell office:value-type="float" office:value="1244445">
            <text:p>1244445</text:p>
          </table:table-cell>
          <table:table-cell office:value-type="float" office:value="2174456">
            <text:p>2174456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94322451">
            <text:p>94322451</text:p>
          </table:table-cell>
          <table:table-cell office:value-type="float" office:value="1270755">
            <text:p>1270755</text:p>
          </table:table-cell>
          <table:table-cell office:value-type="float" office:value="2146049">
            <text:p>2146049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18722658">
            <text:p>718722658</text:p>
          </table:table-cell>
          <table:table-cell office:value-type="float" office:value="1338444">
            <text:p>1338444</text:p>
          </table:table-cell>
          <table:table-cell office:value-type="float" office:value="2709350">
            <text:p>2709350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58882380">
            <text:p>158882380</text:p>
          </table:table-cell>
          <table:table-cell office:value-type="float" office:value="1305920">
            <text:p>1305920</text:p>
          </table:table-cell>
          <table:table-cell office:value-type="float" office:value="2116971">
            <text:p>2116971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62715026">
            <text:p>62715026</text:p>
          </table:table-cell>
          <table:table-cell office:value-type="float" office:value="1284331">
            <text:p>1284331</text:p>
          </table:table-cell>
          <table:table-cell office:value-type="float" office:value="2231471">
            <text:p>2231471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13224085">
            <text:p>213224085</text:p>
          </table:table-cell>
          <table:table-cell office:value-type="float" office:value="1481480">
            <text:p>1481480</text:p>
          </table:table-cell>
          <table:table-cell office:value-type="float" office:value="2083451">
            <text:p>2083451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85695853">
            <text:p>185695853</text:p>
          </table:table-cell>
          <table:table-cell office:value-type="float" office:value="1303565">
            <text:p>1303565</text:p>
          </table:table-cell>
          <table:table-cell office:value-type="float" office:value="1678395">
            <text:p>1678395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02167062">
            <text:p>202167062</text:p>
          </table:table-cell>
          <table:table-cell office:value-type="float" office:value="1032755">
            <text:p>1032755</text:p>
          </table:table-cell>
          <table:table-cell office:value-type="float" office:value="2121956">
            <text:p>2121956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7070683">
            <text:p>77070683</text:p>
          </table:table-cell>
          <table:table-cell office:value-type="float" office:value="1042152">
            <text:p>1042152</text:p>
          </table:table-cell>
          <table:table-cell office:value-type="float" office:value="2372342">
            <text:p>2372342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53226680">
            <text:p>153226680</text:p>
          </table:table-cell>
          <table:table-cell office:value-type="float" office:value="1542628">
            <text:p>1542628</text:p>
          </table:table-cell>
          <table:table-cell office:value-type="float" office:value="2075788">
            <text:p>2075788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408797757">
            <text:p>408797757</text:p>
          </table:table-cell>
          <table:table-cell office:value-type="float" office:value="1286980">
            <text:p>1286980</text:p>
          </table:table-cell>
          <table:table-cell office:value-type="float" office:value="2076400">
            <text:p>2076400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65418323">
            <text:p>265418323</text:p>
          </table:table-cell>
          <table:table-cell office:value-type="float" office:value="1372443">
            <text:p>1372443</text:p>
          </table:table-cell>
          <table:table-cell office:value-type="float" office:value="2306237">
            <text:p>2306237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902920707">
            <text:p>902920707</text:p>
          </table:table-cell>
          <table:table-cell office:value-type="float" office:value="1329066">
            <text:p>1329066</text:p>
          </table:table-cell>
          <table:table-cell office:value-type="float" office:value="1973195">
            <text:p>1973195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93824199">
            <text:p>193824199</text:p>
          </table:table-cell>
          <table:table-cell office:value-type="float" office:value="1236500">
            <text:p>1236500</text:p>
          </table:table-cell>
          <table:table-cell office:value-type="float" office:value="1937249">
            <text:p>1937249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537215053">
            <text:p>537215053</text:p>
          </table:table-cell>
          <table:table-cell office:value-type="float" office:value="1317233">
            <text:p>1317233</text:p>
          </table:table-cell>
          <table:table-cell office:value-type="float" office:value="2416385">
            <text:p>2416385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474710798">
            <text:p>474710798</text:p>
          </table:table-cell>
          <table:table-cell office:value-type="float" office:value="1349373">
            <text:p>1349373</text:p>
          </table:table-cell>
          <table:table-cell office:value-type="float" office:value="2196811">
            <text:p>2196811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99827552">
            <text:p>199827552</text:p>
          </table:table-cell>
          <table:table-cell office:value-type="float" office:value="1317310">
            <text:p>1317310</text:p>
          </table:table-cell>
          <table:table-cell office:value-type="float" office:value="2122724">
            <text:p>2122724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88934879">
            <text:p>388934879</text:p>
          </table:table-cell>
          <table:table-cell office:value-type="float" office:value="1099247">
            <text:p>1099247</text:p>
          </table:table-cell>
          <table:table-cell office:value-type="float" office:value="1997548">
            <text:p>1997548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520985657">
            <text:p>520985657</text:p>
          </table:table-cell>
          <table:table-cell office:value-type="float" office:value="1238619">
            <text:p>1238619</text:p>
          </table:table-cell>
          <table:table-cell office:value-type="float" office:value="2024859">
            <text:p>2024859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95630392">
            <text:p>195630392</text:p>
          </table:table-cell>
          <table:table-cell office:value-type="float" office:value="1207381">
            <text:p>1207381</text:p>
          </table:table-cell>
          <table:table-cell office:value-type="float" office:value="3362040">
            <text:p>3362040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67233666">
            <text:p>767233666</text:p>
          </table:table-cell>
          <table:table-cell office:value-type="float" office:value="1065388">
            <text:p>1065388</text:p>
          </table:table-cell>
          <table:table-cell office:value-type="float" office:value="2827828">
            <text:p>2827828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99053143">
            <text:p>199053143</text:p>
          </table:table-cell>
          <table:table-cell office:value-type="float" office:value="1323321">
            <text:p>1323321</text:p>
          </table:table-cell>
          <table:table-cell office:value-type="float" office:value="2431979">
            <text:p>2431979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518919753">
            <text:p>518919753</text:p>
          </table:table-cell>
          <table:table-cell office:value-type="float" office:value="1391796">
            <text:p>1391796</text:p>
          </table:table-cell>
          <table:table-cell office:value-type="float" office:value="2274558">
            <text:p>2274558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506404349">
            <text:p>506404349</text:p>
          </table:table-cell>
          <table:table-cell office:value-type="float" office:value="1242162">
            <text:p>1242162</text:p>
          </table:table-cell>
          <table:table-cell office:value-type="float" office:value="2227112">
            <text:p>2227112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525301189">
            <text:p>525301189</text:p>
          </table:table-cell>
          <table:table-cell office:value-type="float" office:value="1288426">
            <text:p>1288426</text:p>
          </table:table-cell>
          <table:table-cell office:value-type="float" office:value="1895605">
            <text:p>1895605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57915652">
            <text:p>257915652</text:p>
          </table:table-cell>
          <table:table-cell office:value-type="float" office:value="1292948">
            <text:p>1292948</text:p>
          </table:table-cell>
          <table:table-cell office:value-type="float" office:value="1653786">
            <text:p>1653786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821678960">
            <text:p>821678960</text:p>
          </table:table-cell>
          <table:table-cell office:value-type="float" office:value="1284851">
            <text:p>1284851</text:p>
          </table:table-cell>
          <table:table-cell office:value-type="float" office:value="2027637">
            <text:p>2027637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89372513">
            <text:p>289372513</text:p>
          </table:table-cell>
          <table:table-cell office:value-type="float" office:value="1414303">
            <text:p>1414303</text:p>
          </table:table-cell>
          <table:table-cell office:value-type="float" office:value="2136359">
            <text:p>2136359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942604295">
            <text:p>942604295</text:p>
          </table:table-cell>
          <table:table-cell office:value-type="float" office:value="1294189">
            <text:p>1294189</text:p>
          </table:table-cell>
          <table:table-cell office:value-type="float" office:value="2180140">
            <text:p>2180140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607868116">
            <text:p>607868116</text:p>
          </table:table-cell>
          <table:table-cell office:value-type="float" office:value="1596217">
            <text:p>1596217</text:p>
          </table:table-cell>
          <table:table-cell office:value-type="float" office:value="2285193">
            <text:p>2285193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62839186">
            <text:p>162839186</text:p>
          </table:table-cell>
          <table:table-cell office:value-type="float" office:value="1339088">
            <text:p>1339088</text:p>
          </table:table-cell>
          <table:table-cell office:value-type="float" office:value="2019936">
            <text:p>2019936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866981912">
            <text:p>866981912</text:p>
          </table:table-cell>
          <table:table-cell office:value-type="float" office:value="1489001">
            <text:p>1489001</text:p>
          </table:table-cell>
          <table:table-cell office:value-type="float" office:value="2293837">
            <text:p>2293837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882467809">
            <text:p>882467809</text:p>
          </table:table-cell>
          <table:table-cell office:value-type="float" office:value="1289493">
            <text:p>1289493</text:p>
          </table:table-cell>
          <table:table-cell office:value-type="float" office:value="2002238">
            <text:p>2002238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74673867">
            <text:p>174673867</text:p>
          </table:table-cell>
          <table:table-cell office:value-type="float" office:value="2035105">
            <text:p>2035105</text:p>
          </table:table-cell>
          <table:table-cell office:value-type="float" office:value="1654030">
            <text:p>1654030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94418482">
            <text:p>394418482</text:p>
          </table:table-cell>
          <table:table-cell office:value-type="float" office:value="1353454">
            <text:p>1353454</text:p>
          </table:table-cell>
          <table:table-cell office:value-type="float" office:value="2142351">
            <text:p>2142351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00869611">
            <text:p>300869611</text:p>
          </table:table-cell>
          <table:table-cell office:value-type="float" office:value="1089994">
            <text:p>1089994</text:p>
          </table:table-cell>
          <table:table-cell office:value-type="float" office:value="2362226">
            <text:p>2362226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597203453">
            <text:p>597203453</text:p>
          </table:table-cell>
          <table:table-cell office:value-type="float" office:value="1338101">
            <text:p>1338101</text:p>
          </table:table-cell>
          <table:table-cell office:value-type="float" office:value="2911001">
            <text:p>2911001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618471659">
            <text:p>618471659</text:p>
          </table:table-cell>
          <table:table-cell office:value-type="float" office:value="1351729">
            <text:p>1351729</text:p>
          </table:table-cell>
          <table:table-cell office:value-type="float" office:value="1987296">
            <text:p>1987296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613843550">
            <text:p>613843550</text:p>
          </table:table-cell>
          <table:table-cell office:value-type="float" office:value="2069446">
            <text:p>2069446</text:p>
          </table:table-cell>
          <table:table-cell office:value-type="float" office:value="1952724">
            <text:p>1952724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958543266">
            <text:p>958543266</text:p>
          </table:table-cell>
          <table:table-cell office:value-type="float" office:value="1600023">
            <text:p>1600023</text:p>
          </table:table-cell>
          <table:table-cell office:value-type="float" office:value="2222269">
            <text:p>2222269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604990571">
            <text:p>604990571</text:p>
          </table:table-cell>
          <table:table-cell office:value-type="float" office:value="1281204">
            <text:p>1281204</text:p>
          </table:table-cell>
          <table:table-cell office:value-type="float" office:value="2193565">
            <text:p>2193565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858292416">
            <text:p>858292416</text:p>
          </table:table-cell>
          <table:table-cell office:value-type="float" office:value="1330111">
            <text:p>1330111</text:p>
          </table:table-cell>
          <table:table-cell office:value-type="float" office:value="2172104">
            <text:p>2172104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13580569">
            <text:p>113580569</text:p>
          </table:table-cell>
          <table:table-cell office:value-type="float" office:value="1175947">
            <text:p>1175947</text:p>
          </table:table-cell>
          <table:table-cell office:value-type="float" office:value="2925958">
            <text:p>2925958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947300004">
            <text:p>947300004</text:p>
          </table:table-cell>
          <table:table-cell office:value-type="float" office:value="1214150">
            <text:p>1214150</text:p>
          </table:table-cell>
          <table:table-cell office:value-type="float" office:value="2209343">
            <text:p>2209343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909661626">
            <text:p>909661626</text:p>
          </table:table-cell>
          <table:table-cell office:value-type="float" office:value="1418147">
            <text:p>1418147</text:p>
          </table:table-cell>
          <table:table-cell office:value-type="float" office:value="1670395">
            <text:p>1670395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28014192">
            <text:p>728014192</text:p>
          </table:table-cell>
          <table:table-cell office:value-type="float" office:value="1018568">
            <text:p>1018568</text:p>
          </table:table-cell>
          <table:table-cell office:value-type="float" office:value="2436563">
            <text:p>2436563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603965657">
            <text:p>603965657</text:p>
          </table:table-cell>
          <table:table-cell office:value-type="float" office:value="1263193">
            <text:p>1263193</text:p>
          </table:table-cell>
          <table:table-cell office:value-type="float" office:value="2178286">
            <text:p>2178286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49688389">
            <text:p>349688389</text:p>
          </table:table-cell>
          <table:table-cell office:value-type="float" office:value="1189633">
            <text:p>1189633</text:p>
          </table:table-cell>
          <table:table-cell office:value-type="float" office:value="2182844">
            <text:p>2182844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77574551">
            <text:p>177574551</text:p>
          </table:table-cell>
          <table:table-cell office:value-type="float" office:value="1442586">
            <text:p>1442586</text:p>
          </table:table-cell>
          <table:table-cell office:value-type="float" office:value="2338119">
            <text:p>2338119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810496705">
            <text:p>810496705</text:p>
          </table:table-cell>
          <table:table-cell office:value-type="float" office:value="1391947">
            <text:p>1391947</text:p>
          </table:table-cell>
          <table:table-cell office:value-type="float" office:value="1766411">
            <text:p>1766411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902748395">
            <text:p>902748395</text:p>
          </table:table-cell>
          <table:table-cell office:value-type="float" office:value="1247083">
            <text:p>1247083</text:p>
          </table:table-cell>
          <table:table-cell office:value-type="float" office:value="2057656">
            <text:p>2057656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893385194">
            <text:p>893385194</text:p>
          </table:table-cell>
          <table:table-cell office:value-type="float" office:value="1196362">
            <text:p>1196362</text:p>
          </table:table-cell>
          <table:table-cell office:value-type="float" office:value="2357656">
            <text:p>2357656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55767896">
            <text:p>55767896</text:p>
          </table:table-cell>
          <table:table-cell office:value-type="float" office:value="1223284">
            <text:p>1223284</text:p>
          </table:table-cell>
          <table:table-cell office:value-type="float" office:value="1952912">
            <text:p>1952912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846738499">
            <text:p>846738499</text:p>
          </table:table-cell>
          <table:table-cell office:value-type="float" office:value="1284606">
            <text:p>1284606</text:p>
          </table:table-cell>
          <table:table-cell office:value-type="float" office:value="2118324">
            <text:p>2118324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509097306">
            <text:p>509097306</text:p>
          </table:table-cell>
          <table:table-cell office:value-type="float" office:value="1445065">
            <text:p>1445065</text:p>
          </table:table-cell>
          <table:table-cell office:value-type="float" office:value="1808627">
            <text:p>1808627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613546915">
            <text:p>613546915</text:p>
          </table:table-cell>
          <table:table-cell office:value-type="float" office:value="1404692">
            <text:p>1404692</text:p>
          </table:table-cell>
          <table:table-cell office:value-type="float" office:value="2002903">
            <text:p>2002903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618810383">
            <text:p>618810383</text:p>
          </table:table-cell>
          <table:table-cell office:value-type="float" office:value="999721">
            <text:p>999721</text:p>
          </table:table-cell>
          <table:table-cell office:value-type="float" office:value="2351135">
            <text:p>2351135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95083499">
            <text:p>95083499</text:p>
          </table:table-cell>
          <table:table-cell office:value-type="float" office:value="2132077">
            <text:p>2132077</text:p>
          </table:table-cell>
          <table:table-cell office:value-type="float" office:value="2125686">
            <text:p>2125686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871356966">
            <text:p>871356966</text:p>
          </table:table-cell>
          <table:table-cell office:value-type="float" office:value="1412024">
            <text:p>1412024</text:p>
          </table:table-cell>
          <table:table-cell office:value-type="float" office:value="1789602">
            <text:p>1789602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634154624">
            <text:p>634154624</text:p>
          </table:table-cell>
          <table:table-cell office:value-type="float" office:value="1463999">
            <text:p>1463999</text:p>
          </table:table-cell>
          <table:table-cell office:value-type="float" office:value="1754707">
            <text:p>1754707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96329229">
            <text:p>96329229</text:p>
          </table:table-cell>
          <table:table-cell office:value-type="float" office:value="1353121">
            <text:p>1353121</text:p>
          </table:table-cell>
          <table:table-cell office:value-type="float" office:value="2088594">
            <text:p>2088594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648992552">
            <text:p>648992552</text:p>
          </table:table-cell>
          <table:table-cell office:value-type="float" office:value="1320284">
            <text:p>1320284</text:p>
          </table:table-cell>
          <table:table-cell office:value-type="float" office:value="2612122">
            <text:p>2612122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915239079">
            <text:p>915239079</text:p>
          </table:table-cell>
          <table:table-cell office:value-type="float" office:value="1297222">
            <text:p>1297222</text:p>
          </table:table-cell>
          <table:table-cell office:value-type="float" office:value="2012675">
            <text:p>2012675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847859786">
            <text:p>847859786</text:p>
          </table:table-cell>
          <table:table-cell office:value-type="float" office:value="1372817">
            <text:p>1372817</text:p>
          </table:table-cell>
          <table:table-cell office:value-type="float" office:value="2086932">
            <text:p>2086932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22844109">
            <text:p>122844109</text:p>
          </table:table-cell>
          <table:table-cell office:value-type="float" office:value="1424685">
            <text:p>1424685</text:p>
          </table:table-cell>
          <table:table-cell office:value-type="float" office:value="2221351">
            <text:p>2221351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574107204">
            <text:p>574107204</text:p>
          </table:table-cell>
          <table:table-cell office:value-type="float" office:value="1483010">
            <text:p>1483010</text:p>
          </table:table-cell>
          <table:table-cell office:value-type="float" office:value="2652288">
            <text:p>2652288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676815">
            <text:p>1676815</text:p>
          </table:table-cell>
          <table:table-cell office:value-type="float" office:value="1422178">
            <text:p>1422178</text:p>
          </table:table-cell>
          <table:table-cell office:value-type="float" office:value="1923077">
            <text:p>1923077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640595854">
            <text:p>640595854</text:p>
          </table:table-cell>
          <table:table-cell office:value-type="float" office:value="1389999">
            <text:p>1389999</text:p>
          </table:table-cell>
          <table:table-cell office:value-type="float" office:value="2067392">
            <text:p>2067392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556022340">
            <text:p>556022340</text:p>
          </table:table-cell>
          <table:table-cell office:value-type="float" office:value="1168019">
            <text:p>1168019</text:p>
          </table:table-cell>
          <table:table-cell office:value-type="float" office:value="2894648">
            <text:p>2894648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590245955">
            <text:p>590245955</text:p>
          </table:table-cell>
          <table:table-cell office:value-type="float" office:value="1383562">
            <text:p>1383562</text:p>
          </table:table-cell>
          <table:table-cell office:value-type="float" office:value="2069197">
            <text:p>2069197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94990911">
            <text:p>394990911</text:p>
          </table:table-cell>
          <table:table-cell office:value-type="float" office:value="1317453">
            <text:p>1317453</text:p>
          </table:table-cell>
          <table:table-cell office:value-type="float" office:value="2414261">
            <text:p>2414261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865065189">
            <text:p>865065189</text:p>
          </table:table-cell>
          <table:table-cell office:value-type="float" office:value="1302704">
            <text:p>1302704</text:p>
          </table:table-cell>
          <table:table-cell office:value-type="float" office:value="2531442">
            <text:p>2531442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69367714">
            <text:p>369367714</text:p>
          </table:table-cell>
          <table:table-cell office:value-type="float" office:value="1508140">
            <text:p>1508140</text:p>
          </table:table-cell>
          <table:table-cell office:value-type="float" office:value="1212408">
            <text:p>1212408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63091407">
            <text:p>263091407</text:p>
          </table:table-cell>
          <table:table-cell office:value-type="float" office:value="1302689">
            <text:p>1302689</text:p>
          </table:table-cell>
          <table:table-cell office:value-type="float" office:value="2277417">
            <text:p>2277417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592707210">
            <text:p>592707210</text:p>
          </table:table-cell>
          <table:table-cell office:value-type="float" office:value="1390237">
            <text:p>1390237</text:p>
          </table:table-cell>
          <table:table-cell office:value-type="float" office:value="2062193">
            <text:p>2062193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2006861">
            <text:p>12006861</text:p>
          </table:table-cell>
          <table:table-cell office:value-type="float" office:value="2119375">
            <text:p>2119375</text:p>
          </table:table-cell>
          <table:table-cell office:value-type="float" office:value="1974137">
            <text:p>1974137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27758227">
            <text:p>127758227</text:p>
          </table:table-cell>
          <table:table-cell office:value-type="float" office:value="1304622">
            <text:p>1304622</text:p>
          </table:table-cell>
          <table:table-cell office:value-type="float" office:value="2295448">
            <text:p>2295448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5261994">
            <text:p>75261994</text:p>
          </table:table-cell>
          <table:table-cell office:value-type="float" office:value="1568166">
            <text:p>1568166</text:p>
          </table:table-cell>
          <table:table-cell office:value-type="float" office:value="2999150">
            <text:p>2999150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20239787">
            <text:p>720239787</text:p>
          </table:table-cell>
          <table:table-cell office:value-type="float" office:value="1892113">
            <text:p>1892113</text:p>
          </table:table-cell>
          <table:table-cell office:value-type="float" office:value="2029828">
            <text:p>2029828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8065062">
            <text:p>8065062</text:p>
          </table:table-cell>
          <table:table-cell office:value-type="float" office:value="1740148">
            <text:p>1740148</text:p>
          </table:table-cell>
          <table:table-cell office:value-type="float" office:value="3268709">
            <text:p>3268709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545818606">
            <text:p>545818606</text:p>
          </table:table-cell>
          <table:table-cell office:value-type="float" office:value="1955694">
            <text:p>1955694</text:p>
          </table:table-cell>
          <table:table-cell office:value-type="float" office:value="2005389">
            <text:p>2005389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418172910">
            <text:p>418172910</text:p>
          </table:table-cell>
          <table:table-cell office:value-type="float" office:value="2092719">
            <text:p>2092719</text:p>
          </table:table-cell>
          <table:table-cell office:value-type="float" office:value="2305802">
            <text:p>2305802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17763929">
            <text:p>717763929</text:p>
          </table:table-cell>
          <table:table-cell office:value-type="float" office:value="1207970">
            <text:p>1207970</text:p>
          </table:table-cell>
          <table:table-cell office:value-type="float" office:value="2303499">
            <text:p>2303499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690271748">
            <text:p>690271748</text:p>
          </table:table-cell>
          <table:table-cell office:value-type="float" office:value="1374720">
            <text:p>1374720</text:p>
          </table:table-cell>
          <table:table-cell office:value-type="float" office:value="2571357">
            <text:p>2571357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698938586">
            <text:p>698938586</text:p>
          </table:table-cell>
          <table:table-cell office:value-type="float" office:value="1413963">
            <text:p>1413963</text:p>
          </table:table-cell>
          <table:table-cell office:value-type="float" office:value="2266846">
            <text:p>2266846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584619762">
            <text:p>584619762</text:p>
          </table:table-cell>
          <table:table-cell office:value-type="float" office:value="2024378">
            <text:p>2024378</text:p>
          </table:table-cell>
          <table:table-cell office:value-type="float" office:value="2339490">
            <text:p>2339490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99456579">
            <text:p>199456579</text:p>
          </table:table-cell>
          <table:table-cell office:value-type="float" office:value="1245662">
            <text:p>1245662</text:p>
          </table:table-cell>
          <table:table-cell office:value-type="float" office:value="1906226">
            <text:p>1906226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532586545">
            <text:p>532586545</text:p>
          </table:table-cell>
          <table:table-cell office:value-type="float" office:value="1449817">
            <text:p>1449817</text:p>
          </table:table-cell>
          <table:table-cell office:value-type="float" office:value="2550264">
            <text:p>2550264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82674833">
            <text:p>82674833</text:p>
          </table:table-cell>
          <table:table-cell office:value-type="float" office:value="1375384">
            <text:p>1375384</text:p>
          </table:table-cell>
          <table:table-cell office:value-type="float" office:value="3028007">
            <text:p>3028007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07962212">
            <text:p>207962212</text:p>
          </table:table-cell>
          <table:table-cell office:value-type="float" office:value="1457763">
            <text:p>1457763</text:p>
          </table:table-cell>
          <table:table-cell office:value-type="float" office:value="2350462">
            <text:p>2350462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918997881">
            <text:p>918997881</text:p>
          </table:table-cell>
          <table:table-cell office:value-type="float" office:value="1265637">
            <text:p>1265637</text:p>
          </table:table-cell>
          <table:table-cell office:value-type="float" office:value="2352224">
            <text:p>2352224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939335022">
            <text:p>939335022</text:p>
          </table:table-cell>
          <table:table-cell office:value-type="float" office:value="1374191">
            <text:p>1374191</text:p>
          </table:table-cell>
          <table:table-cell office:value-type="float" office:value="2364589">
            <text:p>2364589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43674931">
            <text:p>743674931</text:p>
          </table:table-cell>
          <table:table-cell office:value-type="float" office:value="1397349">
            <text:p>1397349</text:p>
          </table:table-cell>
          <table:table-cell office:value-type="float" office:value="2104552">
            <text:p>2104552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50649135">
            <text:p>150649135</text:p>
          </table:table-cell>
          <table:table-cell office:value-type="float" office:value="1169744">
            <text:p>1169744</text:p>
          </table:table-cell>
          <table:table-cell office:value-type="float" office:value="2200087">
            <text:p>2200087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570967497">
            <text:p>570967497</text:p>
          </table:table-cell>
          <table:table-cell office:value-type="float" office:value="1344532">
            <text:p>1344532</text:p>
          </table:table-cell>
          <table:table-cell office:value-type="float" office:value="2406550">
            <text:p>2406550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23579590">
            <text:p>123579590</text:p>
          </table:table-cell>
          <table:table-cell office:value-type="float" office:value="990330">
            <text:p>990330</text:p>
          </table:table-cell>
          <table:table-cell office:value-type="float" office:value="2592787">
            <text:p>2592787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56388545">
            <text:p>356388545</text:p>
          </table:table-cell>
          <table:table-cell office:value-type="float" office:value="1707046">
            <text:p>1707046</text:p>
          </table:table-cell>
          <table:table-cell office:value-type="float" office:value="2339061">
            <text:p>2339061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72108934">
            <text:p>772108934</text:p>
          </table:table-cell>
          <table:table-cell office:value-type="float" office:value="1302336">
            <text:p>1302336</text:p>
          </table:table-cell>
          <table:table-cell office:value-type="float" office:value="2608101">
            <text:p>2608101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878979225">
            <text:p>878979225</text:p>
          </table:table-cell>
          <table:table-cell office:value-type="float" office:value="1647168">
            <text:p>1647168</text:p>
          </table:table-cell>
          <table:table-cell office:value-type="float" office:value="2102676">
            <text:p>2102676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916843982">
            <text:p>916843982</text:p>
          </table:table-cell>
          <table:table-cell office:value-type="float" office:value="1347762">
            <text:p>1347762</text:p>
          </table:table-cell>
          <table:table-cell office:value-type="float" office:value="2071018">
            <text:p>2071018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669621924">
            <text:p>669621924</text:p>
          </table:table-cell>
          <table:table-cell office:value-type="float" office:value="992676">
            <text:p>992676</text:p>
          </table:table-cell>
          <table:table-cell office:value-type="float" office:value="2335761">
            <text:p>2335761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83531083">
            <text:p>83531083</text:p>
          </table:table-cell>
          <table:table-cell office:value-type="float" office:value="1540738">
            <text:p>1540738</text:p>
          </table:table-cell>
          <table:table-cell office:value-type="float" office:value="2564713">
            <text:p>2564713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04806211">
            <text:p>704806211</text:p>
          </table:table-cell>
          <table:table-cell office:value-type="float" office:value="1506886">
            <text:p>1506886</text:p>
          </table:table-cell>
          <table:table-cell office:value-type="float" office:value="1998242">
            <text:p>1998242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05941109">
            <text:p>205941109</text:p>
          </table:table-cell>
          <table:table-cell office:value-type="float" office:value="1430356">
            <text:p>1430356</text:p>
          </table:table-cell>
          <table:table-cell office:value-type="float" office:value="3600453">
            <text:p>3600453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70518231">
            <text:p>270518231</text:p>
          </table:table-cell>
          <table:table-cell office:value-type="float" office:value="1351181">
            <text:p>1351181</text:p>
          </table:table-cell>
          <table:table-cell office:value-type="float" office:value="2680364">
            <text:p>2680364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515076604">
            <text:p>515076604</text:p>
          </table:table-cell>
          <table:table-cell office:value-type="float" office:value="1436714">
            <text:p>1436714</text:p>
          </table:table-cell>
          <table:table-cell office:value-type="float" office:value="2179909">
            <text:p>2179909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50591643">
            <text:p>250591643</text:p>
          </table:table-cell>
          <table:table-cell office:value-type="float" office:value="1476596">
            <text:p>1476596</text:p>
          </table:table-cell>
          <table:table-cell office:value-type="float" office:value="2320077">
            <text:p>2320077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531081814">
            <text:p>531081814</text:p>
          </table:table-cell>
          <table:table-cell office:value-type="float" office:value="2235616">
            <text:p>2235616</text:p>
          </table:table-cell>
          <table:table-cell office:value-type="float" office:value="2225860">
            <text:p>2225860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49210498">
            <text:p>49210498</text:p>
          </table:table-cell>
          <table:table-cell office:value-type="float" office:value="1250245">
            <text:p>1250245</text:p>
          </table:table-cell>
          <table:table-cell office:value-type="float" office:value="2477025">
            <text:p>2477025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627995843">
            <text:p>627995843</text:p>
          </table:table-cell>
          <table:table-cell office:value-type="float" office:value="1356543">
            <text:p>1356543</text:p>
          </table:table-cell>
          <table:table-cell office:value-type="float" office:value="1950461">
            <text:p>1950461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960667176">
            <text:p>960667176</text:p>
          </table:table-cell>
          <table:table-cell office:value-type="float" office:value="1402159">
            <text:p>1402159</text:p>
          </table:table-cell>
          <table:table-cell office:value-type="float" office:value="2107246">
            <text:p>2107246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694971260">
            <text:p>694971260</text:p>
          </table:table-cell>
          <table:table-cell office:value-type="float" office:value="2026911">
            <text:p>2026911</text:p>
          </table:table-cell>
          <table:table-cell office:value-type="float" office:value="2959683">
            <text:p>2959683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03472057">
            <text:p>703472057</text:p>
          </table:table-cell>
          <table:table-cell office:value-type="float" office:value="1377331">
            <text:p>1377331</text:p>
          </table:table-cell>
          <table:table-cell office:value-type="float" office:value="2267902">
            <text:p>2267902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30941544">
            <text:p>730941544</text:p>
          </table:table-cell>
          <table:table-cell office:value-type="float" office:value="1524051">
            <text:p>1524051</text:p>
          </table:table-cell>
          <table:table-cell office:value-type="float" office:value="2281797">
            <text:p>2281797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91762795">
            <text:p>91762795</text:p>
          </table:table-cell>
          <table:table-cell office:value-type="float" office:value="1339910">
            <text:p>1339910</text:p>
          </table:table-cell>
          <table:table-cell office:value-type="float" office:value="3000907">
            <text:p>3000907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64035500">
            <text:p>64035500</text:p>
          </table:table-cell>
          <table:table-cell office:value-type="float" office:value="1037273">
            <text:p>1037273</text:p>
          </table:table-cell>
          <table:table-cell office:value-type="float" office:value="2171444">
            <text:p>2171444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78597379">
            <text:p>778597379</text:p>
          </table:table-cell>
          <table:table-cell office:value-type="float" office:value="1314613">
            <text:p>1314613</text:p>
          </table:table-cell>
          <table:table-cell office:value-type="float" office:value="2194987">
            <text:p>2194987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627118336">
            <text:p>627118336</text:p>
          </table:table-cell>
          <table:table-cell office:value-type="float" office:value="1244376">
            <text:p>1244376</text:p>
          </table:table-cell>
          <table:table-cell office:value-type="float" office:value="1983531">
            <text:p>1983531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836110801">
            <text:p>836110801</text:p>
          </table:table-cell>
          <table:table-cell office:value-type="float" office:value="1261953">
            <text:p>1261953</text:p>
          </table:table-cell>
          <table:table-cell office:value-type="float" office:value="2568046">
            <text:p>2568046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516243162">
            <text:p>516243162</text:p>
          </table:table-cell>
          <table:table-cell office:value-type="float" office:value="1729358">
            <text:p>1729358</text:p>
          </table:table-cell>
          <table:table-cell office:value-type="float" office:value="2130187">
            <text:p>2130187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514919479">
            <text:p>514919479</text:p>
          </table:table-cell>
          <table:table-cell office:value-type="float" office:value="1332083">
            <text:p>1332083</text:p>
          </table:table-cell>
          <table:table-cell office:value-type="float" office:value="2908403">
            <text:p>2908403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98649067">
            <text:p>298649067</text:p>
          </table:table-cell>
          <table:table-cell office:value-type="float" office:value="1160677">
            <text:p>1160677</text:p>
          </table:table-cell>
          <table:table-cell office:value-type="float" office:value="2194727">
            <text:p>2194727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527846674">
            <text:p>527846674</text:p>
          </table:table-cell>
          <table:table-cell office:value-type="float" office:value="1214906">
            <text:p>1214906</text:p>
          </table:table-cell>
          <table:table-cell office:value-type="float" office:value="2366767">
            <text:p>2366767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483351998">
            <text:p>483351998</text:p>
          </table:table-cell>
          <table:table-cell office:value-type="float" office:value="1388508">
            <text:p>1388508</text:p>
          </table:table-cell>
          <table:table-cell office:value-type="float" office:value="2693974">
            <text:p>2693974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97983047">
            <text:p>297983047</text:p>
          </table:table-cell>
          <table:table-cell office:value-type="float" office:value="1421748">
            <text:p>1421748</text:p>
          </table:table-cell>
          <table:table-cell office:value-type="float" office:value="1989061">
            <text:p>1989061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32327710">
            <text:p>132327710</text:p>
          </table:table-cell>
          <table:table-cell office:value-type="float" office:value="2230418">
            <text:p>2230418</text:p>
          </table:table-cell>
          <table:table-cell office:value-type="float" office:value="2106230">
            <text:p>2106230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649665139">
            <text:p>649665139</text:p>
          </table:table-cell>
          <table:table-cell office:value-type="float" office:value="1615583">
            <text:p>1615583</text:p>
          </table:table-cell>
          <table:table-cell office:value-type="float" office:value="2064253">
            <text:p>2064253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854778744">
            <text:p>854778744</text:p>
          </table:table-cell>
          <table:table-cell office:value-type="float" office:value="1608706">
            <text:p>1608706</text:p>
          </table:table-cell>
          <table:table-cell office:value-type="float" office:value="2508364">
            <text:p>2508364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26753600">
            <text:p>726753600</text:p>
          </table:table-cell>
          <table:table-cell office:value-type="float" office:value="1314622">
            <text:p>1314622</text:p>
          </table:table-cell>
          <table:table-cell office:value-type="float" office:value="2099064">
            <text:p>2099064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38711412">
            <text:p>138711412</text:p>
          </table:table-cell>
          <table:table-cell office:value-type="float" office:value="1107999">
            <text:p>1107999</text:p>
          </table:table-cell>
          <table:table-cell office:value-type="float" office:value="2203384">
            <text:p>2203384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3113069">
            <text:p>23113069</text:p>
          </table:table-cell>
          <table:table-cell office:value-type="float" office:value="1322613">
            <text:p>1322613</text:p>
          </table:table-cell>
          <table:table-cell office:value-type="float" office:value="2764459">
            <text:p>2764459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35176481">
            <text:p>735176481</text:p>
          </table:table-cell>
          <table:table-cell office:value-type="float" office:value="1456299">
            <text:p>1456299</text:p>
          </table:table-cell>
          <table:table-cell office:value-type="float" office:value="2191709">
            <text:p>2191709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803018554">
            <text:p>803018554</text:p>
          </table:table-cell>
          <table:table-cell office:value-type="float" office:value="1704051">
            <text:p>1704051</text:p>
          </table:table-cell>
          <table:table-cell office:value-type="float" office:value="2209044">
            <text:p>2209044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530707682">
            <text:p>530707682</text:p>
          </table:table-cell>
          <table:table-cell office:value-type="float" office:value="1509418">
            <text:p>1509418</text:p>
          </table:table-cell>
          <table:table-cell office:value-type="float" office:value="2416585">
            <text:p>2416585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930372565">
            <text:p>930372565</text:p>
          </table:table-cell>
          <table:table-cell office:value-type="float" office:value="2227581">
            <text:p>2227581</text:p>
          </table:table-cell>
          <table:table-cell office:value-type="float" office:value="2674930">
            <text:p>2674930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976329182">
            <text:p>976329182</text:p>
          </table:table-cell>
          <table:table-cell office:value-type="float" office:value="1360977">
            <text:p>1360977</text:p>
          </table:table-cell>
          <table:table-cell office:value-type="float" office:value="3051486">
            <text:p>3051486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584675234">
            <text:p>584675234</text:p>
          </table:table-cell>
          <table:table-cell office:value-type="float" office:value="1466202">
            <text:p>1466202</text:p>
          </table:table-cell>
          <table:table-cell office:value-type="float" office:value="2160848">
            <text:p>2160848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579636464">
            <text:p>579636464</text:p>
          </table:table-cell>
          <table:table-cell office:value-type="float" office:value="1539436">
            <text:p>1539436</text:p>
          </table:table-cell>
          <table:table-cell office:value-type="float" office:value="2443212">
            <text:p>2443212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588169290">
            <text:p>588169290</text:p>
          </table:table-cell>
          <table:table-cell office:value-type="float" office:value="1289737">
            <text:p>1289737</text:p>
          </table:table-cell>
          <table:table-cell office:value-type="float" office:value="1964102">
            <text:p>1964102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54680239">
            <text:p>754680239</text:p>
          </table:table-cell>
          <table:table-cell office:value-type="float" office:value="1400358">
            <text:p>1400358</text:p>
          </table:table-cell>
          <table:table-cell office:value-type="float" office:value="2262132">
            <text:p>2262132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13841508">
            <text:p>713841508</text:p>
          </table:table-cell>
          <table:table-cell office:value-type="float" office:value="1438976">
            <text:p>1438976</text:p>
          </table:table-cell>
          <table:table-cell office:value-type="float" office:value="1936910">
            <text:p>1936910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89255088">
            <text:p>389255088</text:p>
          </table:table-cell>
          <table:table-cell office:value-type="float" office:value="1144537">
            <text:p>1144537</text:p>
          </table:table-cell>
          <table:table-cell office:value-type="float" office:value="2177339">
            <text:p>2177339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410296121">
            <text:p>410296121</text:p>
          </table:table-cell>
          <table:table-cell office:value-type="float" office:value="1554096">
            <text:p>1554096</text:p>
          </table:table-cell>
          <table:table-cell office:value-type="float" office:value="2215882">
            <text:p>2215882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697403718">
            <text:p>697403718</text:p>
          </table:table-cell>
          <table:table-cell office:value-type="float" office:value="1759880">
            <text:p>1759880</text:p>
          </table:table-cell>
          <table:table-cell office:value-type="float" office:value="2317458">
            <text:p>2317458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42803171">
            <text:p>742803171</text:p>
          </table:table-cell>
          <table:table-cell office:value-type="float" office:value="1466893">
            <text:p>1466893</text:p>
          </table:table-cell>
          <table:table-cell office:value-type="float" office:value="1881147">
            <text:p>1881147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15128703">
            <text:p>215128703</text:p>
          </table:table-cell>
          <table:table-cell office:value-type="float" office:value="1364223">
            <text:p>1364223</text:p>
          </table:table-cell>
          <table:table-cell office:value-type="float" office:value="2284889">
            <text:p>2284889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49532860">
            <text:p>149532860</text:p>
          </table:table-cell>
          <table:table-cell office:value-type="float" office:value="1395438">
            <text:p>1395438</text:p>
          </table:table-cell>
          <table:table-cell office:value-type="float" office:value="2542362">
            <text:p>2542362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870428059">
            <text:p>870428059</text:p>
          </table:table-cell>
          <table:table-cell office:value-type="float" office:value="1504057">
            <text:p>1504057</text:p>
          </table:table-cell>
          <table:table-cell office:value-type="float" office:value="2220324">
            <text:p>2220324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19724707">
            <text:p>719724707</text:p>
          </table:table-cell>
          <table:table-cell office:value-type="float" office:value="2038336">
            <text:p>2038336</text:p>
          </table:table-cell>
          <table:table-cell office:value-type="float" office:value="2081620">
            <text:p>2081620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45646640">
            <text:p>345646640</text:p>
          </table:table-cell>
          <table:table-cell office:value-type="float" office:value="1459727">
            <text:p>1459727</text:p>
          </table:table-cell>
          <table:table-cell office:value-type="float" office:value="2205321">
            <text:p>2205321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06878042">
            <text:p>106878042</text:p>
          </table:table-cell>
          <table:table-cell office:value-type="float" office:value="1394582">
            <text:p>1394582</text:p>
          </table:table-cell>
          <table:table-cell office:value-type="float" office:value="2283027">
            <text:p>2283027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8656833">
            <text:p>8656833</text:p>
          </table:table-cell>
          <table:table-cell office:value-type="float" office:value="1495481">
            <text:p>1495481</text:p>
          </table:table-cell>
          <table:table-cell office:value-type="float" office:value="2470911">
            <text:p>2470911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874999578">
            <text:p>874999578</text:p>
          </table:table-cell>
          <table:table-cell office:value-type="float" office:value="1883101">
            <text:p>1883101</text:p>
          </table:table-cell>
          <table:table-cell office:value-type="float" office:value="2286466">
            <text:p>2286466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959358057">
            <text:p>959358057</text:p>
          </table:table-cell>
          <table:table-cell office:value-type="float" office:value="2262361">
            <text:p>2262361</text:p>
          </table:table-cell>
          <table:table-cell office:value-type="float" office:value="3025459">
            <text:p>3025459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903141183">
            <text:p>903141183</text:p>
          </table:table-cell>
          <table:table-cell office:value-type="float" office:value="3407983">
            <text:p>3407983</text:p>
          </table:table-cell>
          <table:table-cell office:value-type="float" office:value="2476468">
            <text:p>2476468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585162805">
            <text:p>585162805</text:p>
          </table:table-cell>
          <table:table-cell office:value-type="float" office:value="1673543">
            <text:p>1673543</text:p>
          </table:table-cell>
          <table:table-cell office:value-type="float" office:value="2393040">
            <text:p>2393040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13850929">
            <text:p>713850929</text:p>
          </table:table-cell>
          <table:table-cell office:value-type="float" office:value="1361576">
            <text:p>1361576</text:p>
          </table:table-cell>
          <table:table-cell office:value-type="float" office:value="2145075">
            <text:p>2145075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73266892">
            <text:p>173266892</text:p>
          </table:table-cell>
          <table:table-cell office:value-type="float" office:value="1420072">
            <text:p>1420072</text:p>
          </table:table-cell>
          <table:table-cell office:value-type="float" office:value="1882023">
            <text:p>1882023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5292885">
            <text:p>35292885</text:p>
          </table:table-cell>
          <table:table-cell office:value-type="float" office:value="1940295">
            <text:p>1940295</text:p>
          </table:table-cell>
          <table:table-cell office:value-type="float" office:value="2219715">
            <text:p>2219715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75087926">
            <text:p>175087926</text:p>
          </table:table-cell>
          <table:table-cell office:value-type="float" office:value="1084742">
            <text:p>1084742</text:p>
          </table:table-cell>
          <table:table-cell office:value-type="float" office:value="3181643">
            <text:p>3181643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97222080">
            <text:p>297222080</text:p>
          </table:table-cell>
          <table:table-cell office:value-type="float" office:value="1426609">
            <text:p>1426609</text:p>
          </table:table-cell>
          <table:table-cell office:value-type="float" office:value="2345195">
            <text:p>2345195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23134740">
            <text:p>223134740</text:p>
          </table:table-cell>
          <table:table-cell office:value-type="float" office:value="1140439">
            <text:p>1140439</text:p>
          </table:table-cell>
          <table:table-cell office:value-type="float" office:value="1916703">
            <text:p>1916703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22035392">
            <text:p>322035392</text:p>
          </table:table-cell>
          <table:table-cell office:value-type="float" office:value="1412212">
            <text:p>1412212</text:p>
          </table:table-cell>
          <table:table-cell office:value-type="float" office:value="2615607">
            <text:p>2615607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949820909">
            <text:p>949820909</text:p>
          </table:table-cell>
          <table:table-cell office:value-type="float" office:value="1115447">
            <text:p>1115447</text:p>
          </table:table-cell>
          <table:table-cell office:value-type="float" office:value="2829803">
            <text:p>2829803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883992648">
            <text:p>883992648</text:p>
          </table:table-cell>
          <table:table-cell office:value-type="float" office:value="1389384">
            <text:p>1389384</text:p>
          </table:table-cell>
          <table:table-cell office:value-type="float" office:value="2128857">
            <text:p>2128857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600278674">
            <text:p>600278674</text:p>
          </table:table-cell>
          <table:table-cell office:value-type="float" office:value="1659823">
            <text:p>1659823</text:p>
          </table:table-cell>
          <table:table-cell office:value-type="float" office:value="2615562">
            <text:p>2615562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36143760">
            <text:p>236143760</text:p>
          </table:table-cell>
          <table:table-cell office:value-type="float" office:value="1295575">
            <text:p>1295575</text:p>
          </table:table-cell>
          <table:table-cell office:value-type="float" office:value="2340033">
            <text:p>2340033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54395121">
            <text:p>54395121</text:p>
          </table:table-cell>
          <table:table-cell office:value-type="float" office:value="1527729">
            <text:p>1527729</text:p>
          </table:table-cell>
          <table:table-cell office:value-type="float" office:value="2548475">
            <text:p>2548475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68348334">
            <text:p>68348334</text:p>
          </table:table-cell>
          <table:table-cell office:value-type="float" office:value="2136020">
            <text:p>2136020</text:p>
          </table:table-cell>
          <table:table-cell office:value-type="float" office:value="1888062">
            <text:p>1888062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892691723">
            <text:p>892691723</text:p>
          </table:table-cell>
          <table:table-cell office:value-type="float" office:value="1428029">
            <text:p>1428029</text:p>
          </table:table-cell>
          <table:table-cell office:value-type="float" office:value="2254818">
            <text:p>2254818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76738493">
            <text:p>776738493</text:p>
          </table:table-cell>
          <table:table-cell office:value-type="float" office:value="1464576">
            <text:p>1464576</text:p>
          </table:table-cell>
          <table:table-cell office:value-type="float" office:value="2254740">
            <text:p>2254740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641987412">
            <text:p>641987412</text:p>
          </table:table-cell>
          <table:table-cell office:value-type="float" office:value="1715748">
            <text:p>1715748</text:p>
          </table:table-cell>
          <table:table-cell office:value-type="float" office:value="2263061">
            <text:p>2263061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834705729">
            <text:p>834705729</text:p>
          </table:table-cell>
          <table:table-cell office:value-type="float" office:value="1409954">
            <text:p>1409954</text:p>
          </table:table-cell>
          <table:table-cell office:value-type="float" office:value="2499820">
            <text:p>2499820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85756773">
            <text:p>785756773</text:p>
          </table:table-cell>
          <table:table-cell office:value-type="float" office:value="1202392">
            <text:p>1202392</text:p>
          </table:table-cell>
          <table:table-cell office:value-type="float" office:value="2305355">
            <text:p>2305355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81973687">
            <text:p>81973687</text:p>
          </table:table-cell>
          <table:table-cell office:value-type="float" office:value="1714943">
            <text:p>1714943</text:p>
          </table:table-cell>
          <table:table-cell office:value-type="float" office:value="2059753">
            <text:p>2059753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4381950">
            <text:p>34381950</text:p>
          </table:table-cell>
          <table:table-cell office:value-type="float" office:value="1218697">
            <text:p>1218697</text:p>
          </table:table-cell>
          <table:table-cell office:value-type="float" office:value="2265253">
            <text:p>2265253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94807015">
            <text:p>794807015</text:p>
          </table:table-cell>
          <table:table-cell office:value-type="float" office:value="1473971">
            <text:p>1473971</text:p>
          </table:table-cell>
          <table:table-cell office:value-type="float" office:value="2286352">
            <text:p>2286352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890187144">
            <text:p>890187144</text:p>
          </table:table-cell>
          <table:table-cell office:value-type="float" office:value="1535976">
            <text:p>1535976</text:p>
          </table:table-cell>
          <table:table-cell office:value-type="float" office:value="2790831">
            <text:p>2790831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963463112">
            <text:p>963463112</text:p>
          </table:table-cell>
          <table:table-cell office:value-type="float" office:value="1539762">
            <text:p>1539762</text:p>
          </table:table-cell>
          <table:table-cell office:value-type="float" office:value="2457310">
            <text:p>2457310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55498765">
            <text:p>755498765</text:p>
          </table:table-cell>
          <table:table-cell office:value-type="float" office:value="1651016">
            <text:p>1651016</text:p>
          </table:table-cell>
          <table:table-cell office:value-type="float" office:value="2437465">
            <text:p>2437465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3503804">
            <text:p>33503804</text:p>
          </table:table-cell>
          <table:table-cell office:value-type="float" office:value="1405245">
            <text:p>1405245</text:p>
          </table:table-cell>
          <table:table-cell office:value-type="float" office:value="2285254">
            <text:p>2285254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98548374">
            <text:p>98548374</text:p>
          </table:table-cell>
          <table:table-cell office:value-type="float" office:value="1449089">
            <text:p>1449089</text:p>
          </table:table-cell>
          <table:table-cell office:value-type="float" office:value="2665131">
            <text:p>2665131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20751264">
            <text:p>320751264</text:p>
          </table:table-cell>
          <table:table-cell office:value-type="float" office:value="1485708">
            <text:p>1485708</text:p>
          </table:table-cell>
          <table:table-cell office:value-type="float" office:value="2371334">
            <text:p>2371334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32642477">
            <text:p>732642477</text:p>
          </table:table-cell>
          <table:table-cell office:value-type="float" office:value="1607189">
            <text:p>1607189</text:p>
          </table:table-cell>
          <table:table-cell office:value-type="float" office:value="3020419">
            <text:p>3020419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877896286">
            <text:p>877896286</text:p>
          </table:table-cell>
          <table:table-cell office:value-type="float" office:value="1376372">
            <text:p>1376372</text:p>
          </table:table-cell>
          <table:table-cell office:value-type="float" office:value="2245466">
            <text:p>2245466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874681289">
            <text:p>874681289</text:p>
          </table:table-cell>
          <table:table-cell office:value-type="float" office:value="1500576">
            <text:p>1500576</text:p>
          </table:table-cell>
          <table:table-cell office:value-type="float" office:value="2732813">
            <text:p>2732813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665134790">
            <text:p>665134790</text:p>
          </table:table-cell>
          <table:table-cell office:value-type="float" office:value="1461829">
            <text:p>1461829</text:p>
          </table:table-cell>
          <table:table-cell office:value-type="float" office:value="2851086">
            <text:p>2851086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482849180">
            <text:p>482849180</text:p>
          </table:table-cell>
          <table:table-cell office:value-type="float" office:value="1050156">
            <text:p>1050156</text:p>
          </table:table-cell>
          <table:table-cell office:value-type="float" office:value="2626134">
            <text:p>2626134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954353652">
            <text:p>954353652</text:p>
          </table:table-cell>
          <table:table-cell office:value-type="float" office:value="1230143">
            <text:p>1230143</text:p>
          </table:table-cell>
          <table:table-cell office:value-type="float" office:value="2299665">
            <text:p>2299665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69623814">
            <text:p>269623814</text:p>
          </table:table-cell>
          <table:table-cell office:value-type="float" office:value="1481664">
            <text:p>1481664</text:p>
          </table:table-cell>
          <table:table-cell office:value-type="float" office:value="3172539">
            <text:p>3172539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971412068">
            <text:p>971412068</text:p>
          </table:table-cell>
          <table:table-cell office:value-type="float" office:value="1497286">
            <text:p>1497286</text:p>
          </table:table-cell>
          <table:table-cell office:value-type="float" office:value="3337817">
            <text:p>3337817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573296427">
            <text:p>573296427</text:p>
          </table:table-cell>
          <table:table-cell office:value-type="float" office:value="1893391">
            <text:p>1893391</text:p>
          </table:table-cell>
          <table:table-cell office:value-type="float" office:value="2301928">
            <text:p>2301928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73039246">
            <text:p>173039246</text:p>
          </table:table-cell>
          <table:table-cell office:value-type="float" office:value="1460652">
            <text:p>1460652</text:p>
          </table:table-cell>
          <table:table-cell office:value-type="float" office:value="2552698">
            <text:p>2552698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8483001">
            <text:p>8483001</text:p>
          </table:table-cell>
          <table:table-cell office:value-type="float" office:value="1408016">
            <text:p>1408016</text:p>
          </table:table-cell>
          <table:table-cell office:value-type="float" office:value="2252901">
            <text:p>2252901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667706383">
            <text:p>667706383</text:p>
          </table:table-cell>
          <table:table-cell office:value-type="float" office:value="1468844">
            <text:p>1468844</text:p>
          </table:table-cell>
          <table:table-cell office:value-type="float" office:value="2568047">
            <text:p>2568047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08572965">
            <text:p>708572965</text:p>
          </table:table-cell>
          <table:table-cell office:value-type="float" office:value="1698405">
            <text:p>1698405</text:p>
          </table:table-cell>
          <table:table-cell office:value-type="float" office:value="3143069">
            <text:p>3143069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512623583">
            <text:p>512623583</text:p>
          </table:table-cell>
          <table:table-cell office:value-type="float" office:value="1581031">
            <text:p>1581031</text:p>
          </table:table-cell>
          <table:table-cell office:value-type="float" office:value="2268999">
            <text:p>2268999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639242360">
            <text:p>639242360</text:p>
          </table:table-cell>
          <table:table-cell office:value-type="float" office:value="1398349">
            <text:p>1398349</text:p>
          </table:table-cell>
          <table:table-cell office:value-type="float" office:value="2287153">
            <text:p>2287153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926412817">
            <text:p>926412817</text:p>
          </table:table-cell>
          <table:table-cell office:value-type="float" office:value="2054494">
            <text:p>2054494</text:p>
          </table:table-cell>
          <table:table-cell office:value-type="float" office:value="2588818">
            <text:p>2588818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2784097">
            <text:p>32784097</text:p>
          </table:table-cell>
          <table:table-cell office:value-type="float" office:value="1377505">
            <text:p>1377505</text:p>
          </table:table-cell>
          <table:table-cell office:value-type="float" office:value="2250233">
            <text:p>2250233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850105028">
            <text:p>850105028</text:p>
          </table:table-cell>
          <table:table-cell office:value-type="float" office:value="1434198">
            <text:p>1434198</text:p>
          </table:table-cell>
          <table:table-cell office:value-type="float" office:value="2403170">
            <text:p>2403170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540496218">
            <text:p>540496218</text:p>
          </table:table-cell>
          <table:table-cell office:value-type="float" office:value="1417840">
            <text:p>1417840</text:p>
          </table:table-cell>
          <table:table-cell office:value-type="float" office:value="2354185">
            <text:p>2354185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822724724">
            <text:p>822724724</text:p>
          </table:table-cell>
          <table:table-cell office:value-type="float" office:value="1446442">
            <text:p>1446442</text:p>
          </table:table-cell>
          <table:table-cell office:value-type="float" office:value="2422696">
            <text:p>2422696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848962854">
            <text:p>848962854</text:p>
          </table:table-cell>
          <table:table-cell office:value-type="float" office:value="1458350">
            <text:p>1458350</text:p>
          </table:table-cell>
          <table:table-cell office:value-type="float" office:value="2353051">
            <text:p>2353051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903024912">
            <text:p>903024912</text:p>
          </table:table-cell>
          <table:table-cell office:value-type="float" office:value="2191756">
            <text:p>2191756</text:p>
          </table:table-cell>
          <table:table-cell office:value-type="float" office:value="2875590">
            <text:p>2875590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484657779">
            <text:p>484657779</text:p>
          </table:table-cell>
          <table:table-cell office:value-type="float" office:value="1113706">
            <text:p>1113706</text:p>
          </table:table-cell>
          <table:table-cell office:value-type="float" office:value="2435908">
            <text:p>2435908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37723146">
            <text:p>337723146</text:p>
          </table:table-cell>
          <table:table-cell office:value-type="float" office:value="1657504">
            <text:p>1657504</text:p>
          </table:table-cell>
          <table:table-cell office:value-type="float" office:value="2975857">
            <text:p>2975857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993001050">
            <text:p>993001050</text:p>
          </table:table-cell>
          <table:table-cell office:value-type="float" office:value="1410635">
            <text:p>1410635</text:p>
          </table:table-cell>
          <table:table-cell office:value-type="float" office:value="1900469">
            <text:p>1900469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40064709">
            <text:p>240064709</text:p>
          </table:table-cell>
          <table:table-cell office:value-type="float" office:value="1407364">
            <text:p>1407364</text:p>
          </table:table-cell>
          <table:table-cell office:value-type="float" office:value="2344984">
            <text:p>2344984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21820336">
            <text:p>721820336</text:p>
          </table:table-cell>
          <table:table-cell office:value-type="float" office:value="2113554">
            <text:p>2113554</text:p>
          </table:table-cell>
          <table:table-cell office:value-type="float" office:value="2566362">
            <text:p>2566362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914706839">
            <text:p>914706839</text:p>
          </table:table-cell>
          <table:table-cell office:value-type="float" office:value="1372900">
            <text:p>1372900</text:p>
          </table:table-cell>
          <table:table-cell office:value-type="float" office:value="2614225">
            <text:p>2614225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49246870">
            <text:p>49246870</text:p>
          </table:table-cell>
          <table:table-cell office:value-type="float" office:value="1181665">
            <text:p>1181665</text:p>
          </table:table-cell>
          <table:table-cell office:value-type="float" office:value="2488298">
            <text:p>2488298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46586617">
            <text:p>346586617</text:p>
          </table:table-cell>
          <table:table-cell office:value-type="float" office:value="2130047">
            <text:p>2130047</text:p>
          </table:table-cell>
          <table:table-cell office:value-type="float" office:value="3000536">
            <text:p>3000536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92875248">
            <text:p>92875248</text:p>
          </table:table-cell>
          <table:table-cell office:value-type="float" office:value="1306090">
            <text:p>1306090</text:p>
          </table:table-cell>
          <table:table-cell office:value-type="float" office:value="2284945">
            <text:p>2284945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5629144">
            <text:p>35629144</text:p>
          </table:table-cell>
          <table:table-cell office:value-type="float" office:value="1542379">
            <text:p>1542379</text:p>
          </table:table-cell>
          <table:table-cell office:value-type="float" office:value="2359483">
            <text:p>2359483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62211539">
            <text:p>162211539</text:p>
          </table:table-cell>
          <table:table-cell office:value-type="float" office:value="1564824">
            <text:p>1564824</text:p>
          </table:table-cell>
          <table:table-cell office:value-type="float" office:value="3181788">
            <text:p>3181788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26453624">
            <text:p>226453624</text:p>
          </table:table-cell>
          <table:table-cell office:value-type="float" office:value="2060809">
            <text:p>2060809</text:p>
          </table:table-cell>
          <table:table-cell office:value-type="float" office:value="2197598">
            <text:p>2197598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907448635">
            <text:p>907448635</text:p>
          </table:table-cell>
          <table:table-cell office:value-type="float" office:value="1242643">
            <text:p>1242643</text:p>
          </table:table-cell>
          <table:table-cell office:value-type="float" office:value="2255949">
            <text:p>2255949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880657193">
            <text:p>880657193</text:p>
          </table:table-cell>
          <table:table-cell office:value-type="float" office:value="1422726">
            <text:p>1422726</text:p>
          </table:table-cell>
          <table:table-cell office:value-type="float" office:value="2755859">
            <text:p>2755859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26708675">
            <text:p>726708675</text:p>
          </table:table-cell>
          <table:table-cell office:value-type="float" office:value="1443682">
            <text:p>1443682</text:p>
          </table:table-cell>
          <table:table-cell office:value-type="float" office:value="3503642">
            <text:p>3503642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975348439">
            <text:p>975348439</text:p>
          </table:table-cell>
          <table:table-cell office:value-type="float" office:value="1992207">
            <text:p>1992207</text:p>
          </table:table-cell>
          <table:table-cell office:value-type="float" office:value="2388884">
            <text:p>2388884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92603182">
            <text:p>192603182</text:p>
          </table:table-cell>
          <table:table-cell office:value-type="float" office:value="1096001">
            <text:p>1096001</text:p>
          </table:table-cell>
          <table:table-cell office:value-type="float" office:value="2387149">
            <text:p>2387149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825788094">
            <text:p>825788094</text:p>
          </table:table-cell>
          <table:table-cell office:value-type="float" office:value="1538823">
            <text:p>1538823</text:p>
          </table:table-cell>
          <table:table-cell office:value-type="float" office:value="2136844">
            <text:p>2136844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914257906">
            <text:p>914257906</text:p>
          </table:table-cell>
          <table:table-cell office:value-type="float" office:value="1503330">
            <text:p>1503330</text:p>
          </table:table-cell>
          <table:table-cell office:value-type="float" office:value="2293761">
            <text:p>2293761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628290316">
            <text:p>628290316</text:p>
          </table:table-cell>
          <table:table-cell office:value-type="float" office:value="1211957">
            <text:p>1211957</text:p>
          </table:table-cell>
          <table:table-cell office:value-type="float" office:value="2396012">
            <text:p>2396012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949636603">
            <text:p>949636603</text:p>
          </table:table-cell>
          <table:table-cell office:value-type="float" office:value="1445198">
            <text:p>1445198</text:p>
          </table:table-cell>
          <table:table-cell office:value-type="float" office:value="2318784">
            <text:p>2318784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47532627">
            <text:p>47532627</text:p>
          </table:table-cell>
          <table:table-cell office:value-type="float" office:value="1121692">
            <text:p>1121692</text:p>
          </table:table-cell>
          <table:table-cell office:value-type="float" office:value="2369831">
            <text:p>2369831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841378130">
            <text:p>841378130</text:p>
          </table:table-cell>
          <table:table-cell office:value-type="float" office:value="1495408">
            <text:p>1495408</text:p>
          </table:table-cell>
          <table:table-cell office:value-type="float" office:value="2210574">
            <text:p>2210574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12471426">
            <text:p>212471426</text:p>
          </table:table-cell>
          <table:table-cell office:value-type="float" office:value="1566542">
            <text:p>1566542</text:p>
          </table:table-cell>
          <table:table-cell office:value-type="float" office:value="2391587">
            <text:p>2391587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936680632">
            <text:p>936680632</text:p>
          </table:table-cell>
          <table:table-cell office:value-type="float" office:value="1563516">
            <text:p>1563516</text:p>
          </table:table-cell>
          <table:table-cell office:value-type="float" office:value="2485837">
            <text:p>2485837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593669489">
            <text:p>593669489</text:p>
          </table:table-cell>
          <table:table-cell office:value-type="float" office:value="1257684">
            <text:p>1257684</text:p>
          </table:table-cell>
          <table:table-cell office:value-type="float" office:value="2329228">
            <text:p>2329228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78535065">
            <text:p>278535065</text:p>
          </table:table-cell>
          <table:table-cell office:value-type="float" office:value="1482576">
            <text:p>1482576</text:p>
          </table:table-cell>
          <table:table-cell office:value-type="float" office:value="2444748">
            <text:p>2444748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929207015">
            <text:p>929207015</text:p>
          </table:table-cell>
          <table:table-cell office:value-type="float" office:value="1432434">
            <text:p>1432434</text:p>
          </table:table-cell>
          <table:table-cell office:value-type="float" office:value="1962741">
            <text:p>1962741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79767178">
            <text:p>79767178</text:p>
          </table:table-cell>
          <table:table-cell office:value-type="float" office:value="1601029">
            <text:p>1601029</text:p>
          </table:table-cell>
          <table:table-cell office:value-type="float" office:value="3085302">
            <text:p>3085302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43097744">
            <text:p>243097744</text:p>
          </table:table-cell>
          <table:table-cell office:value-type="float" office:value="1772805">
            <text:p>1772805</text:p>
          </table:table-cell>
          <table:table-cell office:value-type="float" office:value="1985973">
            <text:p>1985973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01000749">
            <text:p>101000749</text:p>
          </table:table-cell>
          <table:table-cell office:value-type="float" office:value="1448055">
            <text:p>1448055</text:p>
          </table:table-cell>
          <table:table-cell office:value-type="float" office:value="2344727">
            <text:p>2344727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736498286">
            <text:p>736498286</text:p>
          </table:table-cell>
          <table:table-cell office:value-type="float" office:value="1576759">
            <text:p>1576759</text:p>
          </table:table-cell>
          <table:table-cell office:value-type="float" office:value="3124974">
            <text:p>3124974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666830208">
            <text:p>666830208</text:p>
          </table:table-cell>
          <table:table-cell office:value-type="float" office:value="1704451">
            <text:p>1704451</text:p>
          </table:table-cell>
          <table:table-cell office:value-type="float" office:value="2080988">
            <text:p>2080988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927624120">
            <text:p>927624120</text:p>
          </table:table-cell>
          <table:table-cell office:value-type="float" office:value="2015823">
            <text:p>2015823</text:p>
          </table:table-cell>
          <table:table-cell office:value-type="float" office:value="2928558">
            <text:p>2928558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962215563">
            <text:p>962215563</text:p>
          </table:table-cell>
          <table:table-cell office:value-type="float" office:value="1667609">
            <text:p>1667609</text:p>
          </table:table-cell>
          <table:table-cell office:value-type="float" office:value="2520341">
            <text:p>2520341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913635830">
            <text:p>913635830</text:p>
          </table:table-cell>
          <table:table-cell office:value-type="float" office:value="1589847">
            <text:p>1589847</text:p>
          </table:table-cell>
          <table:table-cell office:value-type="float" office:value="2067458">
            <text:p>2067458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463230384">
            <text:p>463230384</text:p>
          </table:table-cell>
          <table:table-cell office:value-type="float" office:value="1464745">
            <text:p>1464745</text:p>
          </table:table-cell>
          <table:table-cell office:value-type="float" office:value="3409249">
            <text:p>3409249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920584900">
            <text:p>920584900</text:p>
          </table:table-cell>
          <table:table-cell office:value-type="float" office:value="1153714">
            <text:p>1153714</text:p>
          </table:table-cell>
          <table:table-cell office:value-type="float" office:value="2388772">
            <text:p>2388772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82544185">
            <text:p>382544185</text:p>
          </table:table-cell>
          <table:table-cell office:value-type="float" office:value="1215831">
            <text:p>1215831</text:p>
          </table:table-cell>
          <table:table-cell office:value-type="float" office:value="2234834">
            <text:p>2234834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523738503">
            <text:p>523738503</text:p>
          </table:table-cell>
          <table:table-cell office:value-type="float" office:value="1697362">
            <text:p>1697362</text:p>
          </table:table-cell>
          <table:table-cell office:value-type="float" office:value="2319993">
            <text:p>2319993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535554522">
            <text:p>535554522</text:p>
          </table:table-cell>
          <table:table-cell office:value-type="float" office:value="1915034">
            <text:p>1915034</text:p>
          </table:table-cell>
          <table:table-cell office:value-type="float" office:value="2608830">
            <text:p>2608830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4908720">
            <text:p>34908720</text:p>
          </table:table-cell>
          <table:table-cell office:value-type="float" office:value="1492079">
            <text:p>1492079</text:p>
          </table:table-cell>
          <table:table-cell office:value-type="float" office:value="2330060">
            <text:p>2330060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629045140">
            <text:p>629045140</text:p>
          </table:table-cell>
          <table:table-cell office:value-type="float" office:value="1545489">
            <text:p>1545489</text:p>
          </table:table-cell>
          <table:table-cell office:value-type="float" office:value="2616198">
            <text:p>2616198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853136714">
            <text:p>853136714</text:p>
          </table:table-cell>
          <table:table-cell office:value-type="float" office:value="718825">
            <text:p>718825</text:p>
          </table:table-cell>
          <table:table-cell office:value-type="float" office:value="2342277">
            <text:p>2342277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533799151">
            <text:p>533799151</text:p>
          </table:table-cell>
          <table:table-cell office:value-type="float" office:value="1556217">
            <text:p>1556217</text:p>
          </table:table-cell>
          <table:table-cell office:value-type="float" office:value="3181271">
            <text:p>3181271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912482451">
            <text:p>912482451</text:p>
          </table:table-cell>
          <table:table-cell office:value-type="float" office:value="1671042">
            <text:p>1671042</text:p>
          </table:table-cell>
          <table:table-cell office:value-type="float" office:value="2688694">
            <text:p>2688694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54173678">
            <text:p>54173678</text:p>
          </table:table-cell>
          <table:table-cell office:value-type="float" office:value="1461853">
            <text:p>1461853</text:p>
          </table:table-cell>
          <table:table-cell office:value-type="float" office:value="2675318">
            <text:p>2675318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7376719">
            <text:p>37376719</text:p>
          </table:table-cell>
          <table:table-cell office:value-type="float" office:value="1983150">
            <text:p>1983150</text:p>
          </table:table-cell>
          <table:table-cell office:value-type="float" office:value="3163152">
            <text:p>3163152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18362878">
            <text:p>318362878</text:p>
          </table:table-cell>
          <table:table-cell office:value-type="float" office:value="1760957">
            <text:p>1760957</text:p>
          </table:table-cell>
          <table:table-cell office:value-type="float" office:value="2362273">
            <text:p>2362273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98281379">
            <text:p>98281379</text:p>
          </table:table-cell>
          <table:table-cell office:value-type="float" office:value="1204552">
            <text:p>1204552</text:p>
          </table:table-cell>
          <table:table-cell office:value-type="float" office:value="2728465">
            <text:p>2728465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954846206">
            <text:p>954846206</text:p>
          </table:table-cell>
          <table:table-cell office:value-type="float" office:value="1532398">
            <text:p>1532398</text:p>
          </table:table-cell>
          <table:table-cell office:value-type="float" office:value="2469087">
            <text:p>2469087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09180415">
            <text:p>309180415</text:p>
          </table:table-cell>
          <table:table-cell office:value-type="float" office:value="1662161">
            <text:p>1662161</text:p>
          </table:table-cell>
          <table:table-cell office:value-type="float" office:value="2361190">
            <text:p>2361190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593207991">
            <text:p>593207991</text:p>
          </table:table-cell>
          <table:table-cell office:value-type="float" office:value="2248150">
            <text:p>2248150</text:p>
          </table:table-cell>
          <table:table-cell office:value-type="float" office:value="2437944">
            <text:p>2437944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09027093">
            <text:p>109027093</text:p>
          </table:table-cell>
          <table:table-cell office:value-type="float" office:value="1690084">
            <text:p>1690084</text:p>
          </table:table-cell>
          <table:table-cell office:value-type="float" office:value="3258305">
            <text:p>3258305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97171491">
            <text:p>197171491</text:p>
          </table:table-cell>
          <table:table-cell office:value-type="float" office:value="1531787">
            <text:p>1531787</text:p>
          </table:table-cell>
          <table:table-cell office:value-type="float" office:value="2587127">
            <text:p>2587127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53671130">
            <text:p>253671130</text:p>
          </table:table-cell>
          <table:table-cell office:value-type="float" office:value="1555026">
            <text:p>1555026</text:p>
          </table:table-cell>
          <table:table-cell office:value-type="float" office:value="2217798">
            <text:p>2217798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55488032">
            <text:p>255488032</text:p>
          </table:table-cell>
          <table:table-cell office:value-type="float" office:value="1506745">
            <text:p>1506745</text:p>
          </table:table-cell>
          <table:table-cell office:value-type="float" office:value="2431960">
            <text:p>2431960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616464420">
            <text:p>616464420</text:p>
          </table:table-cell>
          <table:table-cell office:value-type="float" office:value="1493974">
            <text:p>1493974</text:p>
          </table:table-cell>
          <table:table-cell office:value-type="float" office:value="2321650">
            <text:p>2321650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898542100">
            <text:p>898542100</text:p>
          </table:table-cell>
          <table:table-cell office:value-type="float" office:value="1594795">
            <text:p>1594795</text:p>
          </table:table-cell>
          <table:table-cell office:value-type="float" office:value="2368623">
            <text:p>2368623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17851228">
            <text:p>217851228</text:p>
          </table:table-cell>
          <table:table-cell office:value-type="float" office:value="1585127">
            <text:p>1585127</text:p>
          </table:table-cell>
          <table:table-cell office:value-type="float" office:value="1937142">
            <text:p>1937142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563745899">
            <text:p>563745899</text:p>
          </table:table-cell>
          <table:table-cell office:value-type="float" office:value="1615358">
            <text:p>1615358</text:p>
          </table:table-cell>
          <table:table-cell office:value-type="float" office:value="2900311">
            <text:p>2900311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988339217">
            <text:p>988339217</text:p>
          </table:table-cell>
          <table:table-cell office:value-type="float" office:value="2225024">
            <text:p>2225024</text:p>
          </table:table-cell>
          <table:table-cell office:value-type="float" office:value="2576863">
            <text:p>2576863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979266852">
            <text:p>979266852</text:p>
          </table:table-cell>
          <table:table-cell office:value-type="float" office:value="1520796">
            <text:p>1520796</text:p>
          </table:table-cell>
          <table:table-cell office:value-type="float" office:value="2996410">
            <text:p>2996410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961484471">
            <text:p>961484471</text:p>
          </table:table-cell>
          <table:table-cell office:value-type="float" office:value="1356630">
            <text:p>1356630</text:p>
          </table:table-cell>
          <table:table-cell office:value-type="float" office:value="2241400">
            <text:p>2241400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7766908">
            <text:p>37766908</text:p>
          </table:table-cell>
          <table:table-cell office:value-type="float" office:value="1483779">
            <text:p>1483779</text:p>
          </table:table-cell>
          <table:table-cell office:value-type="float" office:value="2448407">
            <text:p>2448407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559327771">
            <text:p>559327771</text:p>
          </table:table-cell>
          <table:table-cell office:value-type="float" office:value="1512914">
            <text:p>1512914</text:p>
          </table:table-cell>
          <table:table-cell office:value-type="float" office:value="2423373">
            <text:p>2423373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440023778">
            <text:p>440023778</text:p>
          </table:table-cell>
          <table:table-cell office:value-type="float" office:value="1431961">
            <text:p>1431961</text:p>
          </table:table-cell>
          <table:table-cell office:value-type="float" office:value="3022878">
            <text:p>3022878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87433033">
            <text:p>387433033</text:p>
          </table:table-cell>
          <table:table-cell office:value-type="float" office:value="1554141">
            <text:p>1554141</text:p>
          </table:table-cell>
          <table:table-cell office:value-type="float" office:value="2685999">
            <text:p>2685999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785356896">
            <text:p>785356896</text:p>
          </table:table-cell>
          <table:table-cell office:value-type="float" office:value="1510159">
            <text:p>1510159</text:p>
          </table:table-cell>
          <table:table-cell office:value-type="float" office:value="2554274">
            <text:p>2554274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95045917">
            <text:p>95045917</text:p>
          </table:table-cell>
          <table:table-cell office:value-type="float" office:value="1459487">
            <text:p>1459487</text:p>
          </table:table-cell>
          <table:table-cell office:value-type="float" office:value="3064626">
            <text:p>3064626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834538692">
            <text:p>834538692</text:p>
          </table:table-cell>
          <table:table-cell office:value-type="float" office:value="1550104">
            <text:p>1550104</text:p>
          </table:table-cell>
          <table:table-cell office:value-type="float" office:value="2523547">
            <text:p>2523547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2700310">
            <text:p>12700310</text:p>
          </table:table-cell>
          <table:table-cell office:value-type="float" office:value="1927370">
            <text:p>1927370</text:p>
          </table:table-cell>
          <table:table-cell office:value-type="float" office:value="3086661">
            <text:p>3086661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715289690">
            <text:p>715289690</text:p>
          </table:table-cell>
          <table:table-cell office:value-type="float" office:value="1650724">
            <text:p>1650724</text:p>
          </table:table-cell>
          <table:table-cell office:value-type="float" office:value="2648425">
            <text:p>2648425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988625297">
            <text:p>988625297</text:p>
          </table:table-cell>
          <table:table-cell office:value-type="float" office:value="1461157">
            <text:p>1461157</text:p>
          </table:table-cell>
          <table:table-cell office:value-type="float" office:value="2748108">
            <text:p>2748108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530819800">
            <text:p>530819800</text:p>
          </table:table-cell>
          <table:table-cell office:value-type="float" office:value="1487972">
            <text:p>1487972</text:p>
          </table:table-cell>
          <table:table-cell office:value-type="float" office:value="2562873">
            <text:p>2562873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666636763">
            <text:p>666636763</text:p>
          </table:table-cell>
          <table:table-cell office:value-type="float" office:value="1512494">
            <text:p>1512494</text:p>
          </table:table-cell>
          <table:table-cell office:value-type="float" office:value="3723907">
            <text:p>3723907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623464455">
            <text:p>623464455</text:p>
          </table:table-cell>
          <table:table-cell office:value-type="float" office:value="1624398">
            <text:p>1624398</text:p>
          </table:table-cell>
          <table:table-cell office:value-type="float" office:value="2349779">
            <text:p>2349779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600864223">
            <text:p>600864223</text:p>
          </table:table-cell>
          <table:table-cell office:value-type="float" office:value="1641843">
            <text:p>1641843</text:p>
          </table:table-cell>
          <table:table-cell office:value-type="float" office:value="2719478">
            <text:p>2719478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446372651">
            <text:p>446372651</text:p>
          </table:table-cell>
          <table:table-cell office:value-type="float" office:value="1633768">
            <text:p>1633768</text:p>
          </table:table-cell>
          <table:table-cell office:value-type="float" office:value="2312212">
            <text:p>2312212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86059557">
            <text:p>186059557</text:p>
          </table:table-cell>
          <table:table-cell office:value-type="float" office:value="1437822">
            <text:p>1437822</text:p>
          </table:table-cell>
          <table:table-cell office:value-type="float" office:value="3322740">
            <text:p>3322740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9731684">
            <text:p>9731684</text:p>
          </table:table-cell>
          <table:table-cell office:value-type="float" office:value="1448883">
            <text:p>1448883</text:p>
          </table:table-cell>
          <table:table-cell office:value-type="float" office:value="2439118">
            <text:p>2439118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684232705">
            <text:p>684232705</text:p>
          </table:table-cell>
          <table:table-cell office:value-type="float" office:value="2247420">
            <text:p>2247420</text:p>
          </table:table-cell>
          <table:table-cell office:value-type="float" office:value="2653139">
            <text:p>2653139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44260179">
            <text:p>44260179</text:p>
          </table:table-cell>
          <table:table-cell office:value-type="float" office:value="1646117">
            <text:p>1646117</text:p>
          </table:table-cell>
          <table:table-cell office:value-type="float" office:value="2508607">
            <text:p>2508607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18002773">
            <text:p>318002773</text:p>
          </table:table-cell>
          <table:table-cell office:value-type="float" office:value="1577196">
            <text:p>1577196</text:p>
          </table:table-cell>
          <table:table-cell office:value-type="float" office:value="2570901">
            <text:p>2570901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949780147">
            <text:p>949780147</text:p>
          </table:table-cell>
          <table:table-cell office:value-type="float" office:value="1668013">
            <text:p>1668013</text:p>
          </table:table-cell>
          <table:table-cell office:value-type="float" office:value="2521332">
            <text:p>2521332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611752387">
            <text:p>611752387</text:p>
          </table:table-cell>
          <table:table-cell office:value-type="float" office:value="1759470">
            <text:p>1759470</text:p>
          </table:table-cell>
          <table:table-cell office:value-type="float" office:value="2099256">
            <text:p>2099256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697387280">
            <text:p>697387280</text:p>
          </table:table-cell>
          <table:table-cell office:value-type="float" office:value="1581864">
            <text:p>1581864</text:p>
          </table:table-cell>
          <table:table-cell office:value-type="float" office:value="2867327">
            <text:p>2867327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908391437">
            <text:p>908391437</text:p>
          </table:table-cell>
          <table:table-cell office:value-type="float" office:value="1603090">
            <text:p>1603090</text:p>
          </table:table-cell>
          <table:table-cell office:value-type="float" office:value="2354725">
            <text:p>2354725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49905135">
            <text:p>149905135</text:p>
          </table:table-cell>
          <table:table-cell office:value-type="float" office:value="1160283">
            <text:p>1160283</text:p>
          </table:table-cell>
          <table:table-cell office:value-type="float" office:value="2902935">
            <text:p>2902935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81707554">
            <text:p>181707554</text:p>
          </table:table-cell>
          <table:table-cell office:value-type="float" office:value="1620675">
            <text:p>1620675</text:p>
          </table:table-cell>
          <table:table-cell office:value-type="float" office:value="2697461">
            <text:p>2697461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469865898">
            <text:p>469865898</text:p>
          </table:table-cell>
          <table:table-cell office:value-type="float" office:value="1449349">
            <text:p>1449349</text:p>
          </table:table-cell>
          <table:table-cell office:value-type="float" office:value="3378339">
            <text:p>3378339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496057042">
            <text:p>496057042</text:p>
          </table:table-cell>
          <table:table-cell office:value-type="float" office:value="1628399">
            <text:p>1628399</text:p>
          </table:table-cell>
          <table:table-cell office:value-type="float" office:value="2813004">
            <text:p>2813004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66350278">
            <text:p>266350278</text:p>
          </table:table-cell>
          <table:table-cell office:value-type="float" office:value="1559998">
            <text:p>1559998</text:p>
          </table:table-cell>
          <table:table-cell office:value-type="float" office:value="2534153">
            <text:p>2534153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4730566">
            <text:p>14730566</text:p>
          </table:table-cell>
          <table:table-cell office:value-type="float" office:value="1570703">
            <text:p>1570703</text:p>
          </table:table-cell>
          <table:table-cell office:value-type="float" office:value="3827187">
            <text:p>3827187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05254548">
            <text:p>205254548</text:p>
          </table:table-cell>
          <table:table-cell office:value-type="float" office:value="1736226">
            <text:p>1736226</text:p>
          </table:table-cell>
          <table:table-cell office:value-type="float" office:value="2156112">
            <text:p>2156112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21319739">
            <text:p>321319739</text:p>
          </table:table-cell>
          <table:table-cell office:value-type="float" office:value="1512379">
            <text:p>1512379</text:p>
          </table:table-cell>
          <table:table-cell office:value-type="float" office:value="2781392">
            <text:p>2781392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90831154">
            <text:p>90831154</text:p>
          </table:table-cell>
          <table:table-cell office:value-type="float" office:value="1595395">
            <text:p>1595395</text:p>
          </table:table-cell>
          <table:table-cell office:value-type="float" office:value="3402388">
            <text:p>3402388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98576029">
            <text:p>98576029</text:p>
          </table:table-cell>
          <table:table-cell office:value-type="float" office:value="1571242">
            <text:p>1571242</text:p>
          </table:table-cell>
          <table:table-cell office:value-type="float" office:value="2335843">
            <text:p>2335843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41820551">
            <text:p>141820551</text:p>
          </table:table-cell>
          <table:table-cell office:value-type="float" office:value="1540849">
            <text:p>1540849</text:p>
          </table:table-cell>
          <table:table-cell office:value-type="float" office:value="2987102">
            <text:p>2987102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96479316">
            <text:p>396479316</text:p>
          </table:table-cell>
          <table:table-cell office:value-type="float" office:value="1162182">
            <text:p>1162182</text:p>
          </table:table-cell>
          <table:table-cell office:value-type="float" office:value="2581650">
            <text:p>2581650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876356729">
            <text:p>876356729</text:p>
          </table:table-cell>
          <table:table-cell office:value-type="float" office:value="1451438">
            <text:p>1451438</text:p>
          </table:table-cell>
          <table:table-cell office:value-type="float" office:value="2793012">
            <text:p>2793012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60512083">
            <text:p>260512083</text:p>
          </table:table-cell>
          <table:table-cell office:value-type="float" office:value="1564244">
            <text:p>1564244</text:p>
          </table:table-cell>
          <table:table-cell office:value-type="float" office:value="2613839">
            <text:p>2613839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51211528">
            <text:p>51211528</text:p>
          </table:table-cell>
          <table:table-cell office:value-type="float" office:value="1712747">
            <text:p>1712747</text:p>
          </table:table-cell>
          <table:table-cell office:value-type="float" office:value="2639193">
            <text:p>2639193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538505410">
            <text:p>538505410</text:p>
          </table:table-cell>
          <table:table-cell office:value-type="float" office:value="2232342">
            <text:p>2232342</text:p>
          </table:table-cell>
          <table:table-cell office:value-type="float" office:value="2695733">
            <text:p>2695733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32379803">
            <text:p>132379803</text:p>
          </table:table-cell>
          <table:table-cell office:value-type="float" office:value="1651650">
            <text:p>1651650</text:p>
          </table:table-cell>
          <table:table-cell office:value-type="float" office:value="2582340">
            <text:p>2582340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35744477">
            <text:p>235744477</text:p>
          </table:table-cell>
          <table:table-cell office:value-type="float" office:value="1427269">
            <text:p>1427269</text:p>
          </table:table-cell>
          <table:table-cell office:value-type="float" office:value="2368609">
            <text:p>2368609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96798865">
            <text:p>196798865</text:p>
          </table:table-cell>
          <table:table-cell office:value-type="float" office:value="1553054">
            <text:p>1553054</text:p>
          </table:table-cell>
          <table:table-cell office:value-type="float" office:value="3427413">
            <text:p>3427413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06128158">
            <text:p>106128158</text:p>
          </table:table-cell>
          <table:table-cell office:value-type="float" office:value="1535352">
            <text:p>1535352</text:p>
          </table:table-cell>
          <table:table-cell office:value-type="float" office:value="2218643">
            <text:p>2218643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86479989">
            <text:p>286479989</text:p>
          </table:table-cell>
          <table:table-cell office:value-type="float" office:value="1609564">
            <text:p>1609564</text:p>
          </table:table-cell>
          <table:table-cell office:value-type="float" office:value="2752326">
            <text:p>2752326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01834702">
            <text:p>201834702</text:p>
          </table:table-cell>
          <table:table-cell office:value-type="float" office:value="1299369">
            <text:p>1299369</text:p>
          </table:table-cell>
          <table:table-cell office:value-type="float" office:value="1833367">
            <text:p>1833367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16115959">
            <text:p>116115959</text:p>
          </table:table-cell>
          <table:table-cell office:value-type="float" office:value="1651997">
            <text:p>1651997</text:p>
          </table:table-cell>
          <table:table-cell office:value-type="float" office:value="2818236">
            <text:p>2818236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97201620">
            <text:p>297201620</text:p>
          </table:table-cell>
          <table:table-cell office:value-type="float" office:value="1518315">
            <text:p>1518315</text:p>
          </table:table-cell>
          <table:table-cell office:value-type="float" office:value="2908080">
            <text:p>2908080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35048548">
            <text:p>335048548</text:p>
          </table:table-cell>
          <table:table-cell office:value-type="float" office:value="2299145">
            <text:p>2299145</text:p>
          </table:table-cell>
          <table:table-cell office:value-type="float" office:value="3250217">
            <text:p>3250217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916510083">
            <text:p>916510083</text:p>
          </table:table-cell>
          <table:table-cell office:value-type="float" office:value="1730041">
            <text:p>1730041</text:p>
          </table:table-cell>
          <table:table-cell office:value-type="float" office:value="2676358">
            <text:p>2676358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96720196">
            <text:p>96720196</text:p>
          </table:table-cell>
          <table:table-cell office:value-type="float" office:value="1547267">
            <text:p>1547267</text:p>
          </table:table-cell>
          <table:table-cell office:value-type="float" office:value="2282221">
            <text:p>2282221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70798941">
            <text:p>70798941</text:p>
          </table:table-cell>
          <table:table-cell office:value-type="float" office:value="1447438">
            <text:p>1447438</text:p>
          </table:table-cell>
          <table:table-cell office:value-type="float" office:value="4813991">
            <text:p>4813991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533915442">
            <text:p>533915442</text:p>
          </table:table-cell>
          <table:table-cell office:value-type="float" office:value="1573598">
            <text:p>1573598</text:p>
          </table:table-cell>
          <table:table-cell office:value-type="float" office:value="2752931">
            <text:p>2752931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549641388">
            <text:p>549641388</text:p>
          </table:table-cell>
          <table:table-cell office:value-type="float" office:value="2020388">
            <text:p>2020388</text:p>
          </table:table-cell>
          <table:table-cell office:value-type="float" office:value="3056325">
            <text:p>3056325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952567076">
            <text:p>952567076</text:p>
          </table:table-cell>
          <table:table-cell office:value-type="float" office:value="1458367">
            <text:p>1458367</text:p>
          </table:table-cell>
          <table:table-cell office:value-type="float" office:value="2212493">
            <text:p>2212493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0677749">
            <text:p>10677749</text:p>
          </table:table-cell>
          <table:table-cell office:value-type="float" office:value="1560902">
            <text:p>1560902</text:p>
          </table:table-cell>
          <table:table-cell office:value-type="float" office:value="2841955">
            <text:p>2841955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564608245">
            <text:p>564608245</text:p>
          </table:table-cell>
          <table:table-cell office:value-type="float" office:value="2301010">
            <text:p>2301010</text:p>
          </table:table-cell>
          <table:table-cell office:value-type="float" office:value="2425233">
            <text:p>2425233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20817561">
            <text:p>220817561</text:p>
          </table:table-cell>
          <table:table-cell office:value-type="float" office:value="1909578">
            <text:p>1909578</text:p>
          </table:table-cell>
          <table:table-cell office:value-type="float" office:value="2408606">
            <text:p>2408606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20794669">
            <text:p>120794669</text:p>
          </table:table-cell>
          <table:table-cell office:value-type="float" office:value="1139793">
            <text:p>1139793</text:p>
          </table:table-cell>
          <table:table-cell office:value-type="float" office:value="2974074">
            <text:p>2974074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92423410">
            <text:p>292423410</text:p>
          </table:table-cell>
          <table:table-cell office:value-type="float" office:value="1552087">
            <text:p>1552087</text:p>
          </table:table-cell>
          <table:table-cell office:value-type="float" office:value="2608003">
            <text:p>2608003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80337039">
            <text:p>280337039</text:p>
          </table:table-cell>
          <table:table-cell office:value-type="float" office:value="1708219">
            <text:p>1708219</text:p>
          </table:table-cell>
          <table:table-cell office:value-type="float" office:value="2935099">
            <text:p>2935099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97028532">
            <text:p>97028532</text:p>
          </table:table-cell>
          <table:table-cell office:value-type="float" office:value="1593906">
            <text:p>1593906</text:p>
          </table:table-cell>
          <table:table-cell office:value-type="float" office:value="2405153">
            <text:p>2405153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47286982">
            <text:p>147286982</text:p>
          </table:table-cell>
          <table:table-cell office:value-type="float" office:value="1573719">
            <text:p>1573719</text:p>
          </table:table-cell>
          <table:table-cell office:value-type="float" office:value="2651040">
            <text:p>2651040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648225373">
            <text:p>648225373</text:p>
          </table:table-cell>
          <table:table-cell office:value-type="float" office:value="1715621">
            <text:p>1715621</text:p>
          </table:table-cell>
          <table:table-cell office:value-type="float" office:value="2389583">
            <text:p>2389583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89917828">
            <text:p>389917828</text:p>
          </table:table-cell>
          <table:table-cell office:value-type="float" office:value="1327136">
            <text:p>1327136</text:p>
          </table:table-cell>
          <table:table-cell office:value-type="float" office:value="2486632">
            <text:p>2486632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53344968">
            <text:p>253344968</text:p>
          </table:table-cell>
          <table:table-cell office:value-type="float" office:value="1579744">
            <text:p>1579744</text:p>
          </table:table-cell>
          <table:table-cell office:value-type="float" office:value="2832620">
            <text:p>2832620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35583147">
            <text:p>235583147</text:p>
          </table:table-cell>
          <table:table-cell office:value-type="float" office:value="1637952">
            <text:p>1637952</text:p>
          </table:table-cell>
          <table:table-cell office:value-type="float" office:value="2612487">
            <text:p>2612487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499554136">
            <text:p>499554136</text:p>
          </table:table-cell>
          <table:table-cell office:value-type="float" office:value="1597965">
            <text:p>1597965</text:p>
          </table:table-cell>
          <table:table-cell office:value-type="float" office:value="2686928">
            <text:p>2686928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28018124">
            <text:p>128018124</text:p>
          </table:table-cell>
          <table:table-cell office:value-type="float" office:value="1679956">
            <text:p>1679956</text:p>
          </table:table-cell>
          <table:table-cell office:value-type="float" office:value="2576623">
            <text:p>2576623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12116339">
            <text:p>112116339</text:p>
          </table:table-cell>
          <table:table-cell office:value-type="float" office:value="1396855">
            <text:p>1396855</text:p>
          </table:table-cell>
          <table:table-cell office:value-type="float" office:value="3132457">
            <text:p>3132457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721764662">
            <text:p>721764662</text:p>
          </table:table-cell>
          <table:table-cell office:value-type="float" office:value="1593298">
            <text:p>1593298</text:p>
          </table:table-cell>
          <table:table-cell office:value-type="float" office:value="2413504">
            <text:p>2413504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785230723">
            <text:p>785230723</text:p>
          </table:table-cell>
          <table:table-cell office:value-type="float" office:value="1586146">
            <text:p>1586146</text:p>
          </table:table-cell>
          <table:table-cell office:value-type="float" office:value="2686861">
            <text:p>2686861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18855995">
            <text:p>118855995</text:p>
          </table:table-cell>
          <table:table-cell office:value-type="float" office:value="1575560">
            <text:p>1575560</text:p>
          </table:table-cell>
          <table:table-cell office:value-type="float" office:value="3409424">
            <text:p>3409424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30600473">
            <text:p>130600473</text:p>
          </table:table-cell>
          <table:table-cell office:value-type="float" office:value="2167416">
            <text:p>2167416</text:p>
          </table:table-cell>
          <table:table-cell office:value-type="float" office:value="2652735">
            <text:p>2652735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972631592">
            <text:p>972631592</text:p>
          </table:table-cell>
          <table:table-cell office:value-type="float" office:value="1447748">
            <text:p>1447748</text:p>
          </table:table-cell>
          <table:table-cell office:value-type="float" office:value="2962742">
            <text:p>2962742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90736837">
            <text:p>190736837</text:p>
          </table:table-cell>
          <table:table-cell office:value-type="float" office:value="1600853">
            <text:p>1600853</text:p>
          </table:table-cell>
          <table:table-cell office:value-type="float" office:value="2563556">
            <text:p>2563556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666455791">
            <text:p>666455791</text:p>
          </table:table-cell>
          <table:table-cell office:value-type="float" office:value="1730833">
            <text:p>1730833</text:p>
          </table:table-cell>
          <table:table-cell office:value-type="float" office:value="2839698">
            <text:p>2839698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8728424">
            <text:p>28728424</text:p>
          </table:table-cell>
          <table:table-cell office:value-type="float" office:value="1643910">
            <text:p>1643910</text:p>
          </table:table-cell>
          <table:table-cell office:value-type="float" office:value="4353826">
            <text:p>4353826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67720190">
            <text:p>167720190</text:p>
          </table:table-cell>
          <table:table-cell office:value-type="float" office:value="1711446">
            <text:p>1711446</text:p>
          </table:table-cell>
          <table:table-cell office:value-type="float" office:value="2510178">
            <text:p>2510178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1903157">
            <text:p>21903157</text:p>
          </table:table-cell>
          <table:table-cell office:value-type="float" office:value="1615125">
            <text:p>1615125</text:p>
          </table:table-cell>
          <table:table-cell office:value-type="float" office:value="2542074">
            <text:p>2542074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80929243">
            <text:p>280929243</text:p>
          </table:table-cell>
          <table:table-cell office:value-type="float" office:value="1674980">
            <text:p>1674980</text:p>
          </table:table-cell>
          <table:table-cell office:value-type="float" office:value="2534784">
            <text:p>2534784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959907522">
            <text:p>959907522</text:p>
          </table:table-cell>
          <table:table-cell office:value-type="float" office:value="1538622">
            <text:p>1538622</text:p>
          </table:table-cell>
          <table:table-cell office:value-type="float" office:value="2783371">
            <text:p>2783371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713698915">
            <text:p>713698915</text:p>
          </table:table-cell>
          <table:table-cell office:value-type="float" office:value="2442630">
            <text:p>2442630</text:p>
          </table:table-cell>
          <table:table-cell office:value-type="float" office:value="2588605">
            <text:p>2588605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87889143">
            <text:p>387889143</text:p>
          </table:table-cell>
          <table:table-cell office:value-type="float" office:value="1640657">
            <text:p>1640657</text:p>
          </table:table-cell>
          <table:table-cell office:value-type="float" office:value="3260238">
            <text:p>3260238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83090212">
            <text:p>283090212</text:p>
          </table:table-cell>
          <table:table-cell office:value-type="float" office:value="1622896">
            <text:p>1622896</text:p>
          </table:table-cell>
          <table:table-cell office:value-type="float" office:value="2198292">
            <text:p>2198292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21178606">
            <text:p>121178606</text:p>
          </table:table-cell>
          <table:table-cell office:value-type="float" office:value="1774149">
            <text:p>1774149</text:p>
          </table:table-cell>
          <table:table-cell office:value-type="float" office:value="2977060">
            <text:p>2977060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85102679">
            <text:p>185102679</text:p>
          </table:table-cell>
          <table:table-cell office:value-type="float" office:value="1459909">
            <text:p>1459909</text:p>
          </table:table-cell>
          <table:table-cell office:value-type="float" office:value="3268784">
            <text:p>3268784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53064109">
            <text:p>253064109</text:p>
          </table:table-cell>
          <table:table-cell office:value-type="float" office:value="1377679">
            <text:p>1377679</text:p>
          </table:table-cell>
          <table:table-cell office:value-type="float" office:value="2385374">
            <text:p>2385374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686056424">
            <text:p>686056424</text:p>
          </table:table-cell>
          <table:table-cell office:value-type="float" office:value="2411972">
            <text:p>2411972</text:p>
          </table:table-cell>
          <table:table-cell office:value-type="float" office:value="3495908">
            <text:p>3495908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978275998">
            <text:p>978275998</text:p>
          </table:table-cell>
          <table:table-cell office:value-type="float" office:value="1648986">
            <text:p>1648986</text:p>
          </table:table-cell>
          <table:table-cell office:value-type="float" office:value="2552811">
            <text:p>2552811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88139701">
            <text:p>188139701</text:p>
          </table:table-cell>
          <table:table-cell office:value-type="float" office:value="1544428">
            <text:p>1544428</text:p>
          </table:table-cell>
          <table:table-cell office:value-type="float" office:value="2756462">
            <text:p>2756462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71000180">
            <text:p>271000180</text:p>
          </table:table-cell>
          <table:table-cell office:value-type="float" office:value="2489018">
            <text:p>2489018</text:p>
          </table:table-cell>
          <table:table-cell office:value-type="float" office:value="2599038">
            <text:p>2599038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4831499">
            <text:p>14831499</text:p>
          </table:table-cell>
          <table:table-cell office:value-type="float" office:value="1451284">
            <text:p>1451284</text:p>
          </table:table-cell>
          <table:table-cell office:value-type="float" office:value="2985067">
            <text:p>2985067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995398249">
            <text:p>995398249</text:p>
          </table:table-cell>
          <table:table-cell office:value-type="float" office:value="1577482">
            <text:p>1577482</text:p>
          </table:table-cell>
          <table:table-cell office:value-type="float" office:value="2870092">
            <text:p>2870092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583764777">
            <text:p>583764777</text:p>
          </table:table-cell>
          <table:table-cell office:value-type="float" office:value="1882988">
            <text:p>1882988</text:p>
          </table:table-cell>
          <table:table-cell office:value-type="float" office:value="3253064">
            <text:p>3253064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908365560">
            <text:p>908365560</text:p>
          </table:table-cell>
          <table:table-cell office:value-type="float" office:value="1618143">
            <text:p>1618143</text:p>
          </table:table-cell>
          <table:table-cell office:value-type="float" office:value="2595679">
            <text:p>2595679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671921282">
            <text:p>671921282</text:p>
          </table:table-cell>
          <table:table-cell office:value-type="float" office:value="2351780">
            <text:p>2351780</text:p>
          </table:table-cell>
          <table:table-cell office:value-type="float" office:value="3318974">
            <text:p>3318974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856485122">
            <text:p>856485122</text:p>
          </table:table-cell>
          <table:table-cell office:value-type="float" office:value="1142950">
            <text:p>1142950</text:p>
          </table:table-cell>
          <table:table-cell office:value-type="float" office:value="2634872">
            <text:p>2634872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34823076">
            <text:p>134823076</text:p>
          </table:table-cell>
          <table:table-cell office:value-type="float" office:value="1618894">
            <text:p>1618894</text:p>
          </table:table-cell>
          <table:table-cell office:value-type="float" office:value="2678947">
            <text:p>2678947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89635236">
            <text:p>189635236</text:p>
          </table:table-cell>
          <table:table-cell office:value-type="float" office:value="1710835">
            <text:p>1710835</text:p>
          </table:table-cell>
          <table:table-cell office:value-type="float" office:value="2787091">
            <text:p>2787091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508638335">
            <text:p>508638335</text:p>
          </table:table-cell>
          <table:table-cell office:value-type="float" office:value="1606041">
            <text:p>1606041</text:p>
          </table:table-cell>
          <table:table-cell office:value-type="float" office:value="3499170">
            <text:p>3499170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92903054">
            <text:p>92903054</text:p>
          </table:table-cell>
          <table:table-cell office:value-type="float" office:value="1603691">
            <text:p>1603691</text:p>
          </table:table-cell>
          <table:table-cell office:value-type="float" office:value="2226132">
            <text:p>2226132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77766959">
            <text:p>277766959</text:p>
          </table:table-cell>
          <table:table-cell office:value-type="float" office:value="1512324">
            <text:p>1512324</text:p>
          </table:table-cell>
          <table:table-cell office:value-type="float" office:value="3400868">
            <text:p>3400868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78609332">
            <text:p>178609332</text:p>
          </table:table-cell>
          <table:table-cell office:value-type="float" office:value="1684951">
            <text:p>1684951</text:p>
          </table:table-cell>
          <table:table-cell office:value-type="float" office:value="3052612">
            <text:p>3052612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422166316">
            <text:p>422166316</text:p>
          </table:table-cell>
          <table:table-cell office:value-type="float" office:value="1604255">
            <text:p>1604255</text:p>
          </table:table-cell>
          <table:table-cell office:value-type="float" office:value="2499826">
            <text:p>2499826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570750729">
            <text:p>570750729</text:p>
          </table:table-cell>
          <table:table-cell office:value-type="float" office:value="1774217">
            <text:p>1774217</text:p>
          </table:table-cell>
          <table:table-cell office:value-type="float" office:value="2651032">
            <text:p>2651032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47830843">
            <text:p>147830843</text:p>
          </table:table-cell>
          <table:table-cell office:value-type="float" office:value="1585519">
            <text:p>1585519</text:p>
          </table:table-cell>
          <table:table-cell office:value-type="float" office:value="2818210">
            <text:p>2818210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40297042">
            <text:p>140297042</text:p>
          </table:table-cell>
          <table:table-cell office:value-type="float" office:value="1602749">
            <text:p>1602749</text:p>
          </table:table-cell>
          <table:table-cell office:value-type="float" office:value="2788987">
            <text:p>2788987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786962141">
            <text:p>786962141</text:p>
          </table:table-cell>
          <table:table-cell office:value-type="float" office:value="1568003">
            <text:p>1568003</text:p>
          </table:table-cell>
          <table:table-cell office:value-type="float" office:value="2231844">
            <text:p>2231844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802154026">
            <text:p>802154026</text:p>
          </table:table-cell>
          <table:table-cell office:value-type="float" office:value="1659885">
            <text:p>1659885</text:p>
          </table:table-cell>
          <table:table-cell office:value-type="float" office:value="2740497">
            <text:p>2740497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87323758">
            <text:p>287323758</text:p>
          </table:table-cell>
          <table:table-cell office:value-type="float" office:value="1553787">
            <text:p>1553787</text:p>
          </table:table-cell>
          <table:table-cell office:value-type="float" office:value="3712735">
            <text:p>3712735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23861116">
            <text:p>323861116</text:p>
          </table:table-cell>
          <table:table-cell office:value-type="float" office:value="1580487">
            <text:p>1580487</text:p>
          </table:table-cell>
          <table:table-cell office:value-type="float" office:value="2651594">
            <text:p>2651594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91051456">
            <text:p>191051456</text:p>
          </table:table-cell>
          <table:table-cell office:value-type="float" office:value="1620048">
            <text:p>1620048</text:p>
          </table:table-cell>
          <table:table-cell office:value-type="float" office:value="3071355">
            <text:p>3071355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67063227">
            <text:p>267063227</text:p>
          </table:table-cell>
          <table:table-cell office:value-type="float" office:value="2111657">
            <text:p>2111657</text:p>
          </table:table-cell>
          <table:table-cell office:value-type="float" office:value="2711362">
            <text:p>2711362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21933699">
            <text:p>321933699</text:p>
          </table:table-cell>
          <table:table-cell office:value-type="float" office:value="2375337">
            <text:p>2375337</text:p>
          </table:table-cell>
          <table:table-cell office:value-type="float" office:value="2781909">
            <text:p>2781909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41662655">
            <text:p>241662655</text:p>
          </table:table-cell>
          <table:table-cell office:value-type="float" office:value="1096399">
            <text:p>1096399</text:p>
          </table:table-cell>
          <table:table-cell office:value-type="float" office:value="2377234">
            <text:p>2377234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997973622">
            <text:p>997973622</text:p>
          </table:table-cell>
          <table:table-cell office:value-type="float" office:value="1610518">
            <text:p>1610518</text:p>
          </table:table-cell>
          <table:table-cell office:value-type="float" office:value="2663416">
            <text:p>2663416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21898297">
            <text:p>421898297</text:p>
          </table:table-cell>
          <table:table-cell office:value-type="float" office:value="2036937">
            <text:p>2036937</text:p>
          </table:table-cell>
          <table:table-cell office:value-type="float" office:value="2631458">
            <text:p>2631458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83533454">
            <text:p>383533454</text:p>
          </table:table-cell>
          <table:table-cell office:value-type="float" office:value="1233198">
            <text:p>1233198</text:p>
          </table:table-cell>
          <table:table-cell office:value-type="float" office:value="2571318">
            <text:p>2571318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28436932">
            <text:p>228436932</text:p>
          </table:table-cell>
          <table:table-cell office:value-type="float" office:value="1833081">
            <text:p>1833081</text:p>
          </table:table-cell>
          <table:table-cell office:value-type="float" office:value="3562975">
            <text:p>3562975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33677214">
            <text:p>233677214</text:p>
          </table:table-cell>
          <table:table-cell office:value-type="float" office:value="1595943">
            <text:p>1595943</text:p>
          </table:table-cell>
          <table:table-cell office:value-type="float" office:value="2534121">
            <text:p>2534121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76420914">
            <text:p>276420914</text:p>
          </table:table-cell>
          <table:table-cell office:value-type="float" office:value="2748345">
            <text:p>2748345</text:p>
          </table:table-cell>
          <table:table-cell office:value-type="float" office:value="2517331">
            <text:p>2517331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16055721">
            <text:p>216055721</text:p>
          </table:table-cell>
          <table:table-cell office:value-type="float" office:value="1540960">
            <text:p>1540960</text:p>
          </table:table-cell>
          <table:table-cell office:value-type="float" office:value="4265178">
            <text:p>4265178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572646730">
            <text:p>572646730</text:p>
          </table:table-cell>
          <table:table-cell office:value-type="float" office:value="1698313">
            <text:p>1698313</text:p>
          </table:table-cell>
          <table:table-cell office:value-type="float" office:value="3381528">
            <text:p>3381528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99916045">
            <text:p>99916045</text:p>
          </table:table-cell>
          <table:table-cell office:value-type="float" office:value="1929714">
            <text:p>1929714</text:p>
          </table:table-cell>
          <table:table-cell office:value-type="float" office:value="2973346">
            <text:p>2973346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66941753">
            <text:p>266941753</text:p>
          </table:table-cell>
          <table:table-cell office:value-type="float" office:value="1876017">
            <text:p>1876017</text:p>
          </table:table-cell>
          <table:table-cell office:value-type="float" office:value="5634735">
            <text:p>5634735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52304426">
            <text:p>152304426</text:p>
          </table:table-cell>
          <table:table-cell office:value-type="float" office:value="1147967">
            <text:p>1147967</text:p>
          </table:table-cell>
          <table:table-cell office:value-type="float" office:value="2609748">
            <text:p>2609748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62861608">
            <text:p>262861608</text:p>
          </table:table-cell>
          <table:table-cell office:value-type="float" office:value="1651751">
            <text:p>1651751</text:p>
          </table:table-cell>
          <table:table-cell office:value-type="float" office:value="2631597">
            <text:p>2631597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72051210">
            <text:p>472051210</text:p>
          </table:table-cell>
          <table:table-cell office:value-type="float" office:value="1876000">
            <text:p>1876000</text:p>
          </table:table-cell>
          <table:table-cell office:value-type="float" office:value="3528252">
            <text:p>3528252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53127017">
            <text:p>253127017</text:p>
          </table:table-cell>
          <table:table-cell office:value-type="float" office:value="1504743">
            <text:p>1504743</text:p>
          </table:table-cell>
          <table:table-cell office:value-type="float" office:value="2182280">
            <text:p>2182280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81878388">
            <text:p>181878388</text:p>
          </table:table-cell>
          <table:table-cell office:value-type="float" office:value="2293367">
            <text:p>2293367</text:p>
          </table:table-cell>
          <table:table-cell office:value-type="float" office:value="2510245">
            <text:p>2510245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09575017">
            <text:p>409575017</text:p>
          </table:table-cell>
          <table:table-cell office:value-type="float" office:value="1613812">
            <text:p>1613812</text:p>
          </table:table-cell>
          <table:table-cell office:value-type="float" office:value="2612494">
            <text:p>2612494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41538004">
            <text:p>341538004</text:p>
          </table:table-cell>
          <table:table-cell office:value-type="float" office:value="1642929">
            <text:p>1642929</text:p>
          </table:table-cell>
          <table:table-cell office:value-type="float" office:value="2843137">
            <text:p>2843137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899462576">
            <text:p>899462576</text:p>
          </table:table-cell>
          <table:table-cell office:value-type="float" office:value="1683123">
            <text:p>1683123</text:p>
          </table:table-cell>
          <table:table-cell office:value-type="float" office:value="2936222">
            <text:p>2936222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53482790">
            <text:p>453482790</text:p>
          </table:table-cell>
          <table:table-cell office:value-type="float" office:value="2492916">
            <text:p>2492916</text:p>
          </table:table-cell>
          <table:table-cell office:value-type="float" office:value="2392942">
            <text:p>2392942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41317472">
            <text:p>141317472</text:p>
          </table:table-cell>
          <table:table-cell office:value-type="float" office:value="2434347">
            <text:p>2434347</text:p>
          </table:table-cell>
          <table:table-cell office:value-type="float" office:value="3522678">
            <text:p>3522678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48486411">
            <text:p>148486411</text:p>
          </table:table-cell>
          <table:table-cell office:value-type="float" office:value="1325213">
            <text:p>1325213</text:p>
          </table:table-cell>
          <table:table-cell office:value-type="float" office:value="2765873">
            <text:p>2765873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76654011">
            <text:p>176654011</text:p>
          </table:table-cell>
          <table:table-cell office:value-type="float" office:value="1665921">
            <text:p>1665921</text:p>
          </table:table-cell>
          <table:table-cell office:value-type="float" office:value="2995367">
            <text:p>2995367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77127149">
            <text:p>377127149</text:p>
          </table:table-cell>
          <table:table-cell office:value-type="float" office:value="1657967">
            <text:p>1657967</text:p>
          </table:table-cell>
          <table:table-cell office:value-type="float" office:value="2981979">
            <text:p>2981979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90600135">
            <text:p>390600135</text:p>
          </table:table-cell>
          <table:table-cell office:value-type="float" office:value="1735731">
            <text:p>1735731</text:p>
          </table:table-cell>
          <table:table-cell office:value-type="float" office:value="2788634">
            <text:p>2788634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685487426">
            <text:p>685487426</text:p>
          </table:table-cell>
          <table:table-cell office:value-type="float" office:value="1583645">
            <text:p>1583645</text:p>
          </table:table-cell>
          <table:table-cell office:value-type="float" office:value="2709097">
            <text:p>2709097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7417690">
            <text:p>27417690</text:p>
          </table:table-cell>
          <table:table-cell office:value-type="float" office:value="1708414">
            <text:p>1708414</text:p>
          </table:table-cell>
          <table:table-cell office:value-type="float" office:value="2628214">
            <text:p>2628214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02975287">
            <text:p>102975287</text:p>
          </table:table-cell>
          <table:table-cell office:value-type="float" office:value="1647873">
            <text:p>1647873</text:p>
          </table:table-cell>
          <table:table-cell office:value-type="float" office:value="2512832">
            <text:p>2512832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95222810">
            <text:p>195222810</text:p>
          </table:table-cell>
          <table:table-cell office:value-type="float" office:value="1638693">
            <text:p>1638693</text:p>
          </table:table-cell>
          <table:table-cell office:value-type="float" office:value="2916311">
            <text:p>2916311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34511785">
            <text:p>234511785</text:p>
          </table:table-cell>
          <table:table-cell office:value-type="float" office:value="1712476">
            <text:p>1712476</text:p>
          </table:table-cell>
          <table:table-cell office:value-type="float" office:value="2800454">
            <text:p>2800454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99087895">
            <text:p>299087895</text:p>
          </table:table-cell>
          <table:table-cell office:value-type="float" office:value="1611854">
            <text:p>1611854</text:p>
          </table:table-cell>
          <table:table-cell office:value-type="float" office:value="2829622">
            <text:p>2829622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5465184">
            <text:p>5465184</text:p>
          </table:table-cell>
          <table:table-cell office:value-type="float" office:value="2018041">
            <text:p>2018041</text:p>
          </table:table-cell>
          <table:table-cell office:value-type="float" office:value="2986197">
            <text:p>2986197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810071220">
            <text:p>810071220</text:p>
          </table:table-cell>
          <table:table-cell office:value-type="float" office:value="1779930">
            <text:p>1779930</text:p>
          </table:table-cell>
          <table:table-cell office:value-type="float" office:value="2909632">
            <text:p>2909632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889031783">
            <text:p>889031783</text:p>
          </table:table-cell>
          <table:table-cell office:value-type="float" office:value="1851170">
            <text:p>1851170</text:p>
          </table:table-cell>
          <table:table-cell office:value-type="float" office:value="2740973">
            <text:p>2740973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64844140">
            <text:p>464844140</text:p>
          </table:table-cell>
          <table:table-cell office:value-type="float" office:value="1709375">
            <text:p>1709375</text:p>
          </table:table-cell>
          <table:table-cell office:value-type="float" office:value="2589380">
            <text:p>2589380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801398681">
            <text:p>801398681</text:p>
          </table:table-cell>
          <table:table-cell office:value-type="float" office:value="1741540">
            <text:p>1741540</text:p>
          </table:table-cell>
          <table:table-cell office:value-type="float" office:value="3355725">
            <text:p>3355725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60314590">
            <text:p>160314590</text:p>
          </table:table-cell>
          <table:table-cell office:value-type="float" office:value="2008169">
            <text:p>2008169</text:p>
          </table:table-cell>
          <table:table-cell office:value-type="float" office:value="3153196">
            <text:p>3153196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16166349">
            <text:p>216166349</text:p>
          </table:table-cell>
          <table:table-cell office:value-type="float" office:value="1635900">
            <text:p>1635900</text:p>
          </table:table-cell>
          <table:table-cell office:value-type="float" office:value="2880797">
            <text:p>2880797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99291700">
            <text:p>299291700</text:p>
          </table:table-cell>
          <table:table-cell office:value-type="float" office:value="2040291">
            <text:p>2040291</text:p>
          </table:table-cell>
          <table:table-cell office:value-type="float" office:value="2381779">
            <text:p>2381779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527677778">
            <text:p>527677778</text:p>
          </table:table-cell>
          <table:table-cell office:value-type="float" office:value="1464890">
            <text:p>1464890</text:p>
          </table:table-cell>
          <table:table-cell office:value-type="float" office:value="3540279">
            <text:p>3540279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73927213">
            <text:p>373927213</text:p>
          </table:table-cell>
          <table:table-cell office:value-type="float" office:value="1607752">
            <text:p>1607752</text:p>
          </table:table-cell>
          <table:table-cell office:value-type="float" office:value="2866059">
            <text:p>2866059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74297786">
            <text:p>174297786</text:p>
          </table:table-cell>
          <table:table-cell office:value-type="float" office:value="1664673">
            <text:p>1664673</text:p>
          </table:table-cell>
          <table:table-cell office:value-type="float" office:value="2722560">
            <text:p>2722560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28000786">
            <text:p>228000786</text:p>
          </table:table-cell>
          <table:table-cell office:value-type="float" office:value="2564318">
            <text:p>2564318</text:p>
          </table:table-cell>
          <table:table-cell office:value-type="float" office:value="2278872">
            <text:p>2278872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900028">
            <text:p>3900028</text:p>
          </table:table-cell>
          <table:table-cell office:value-type="float" office:value="2028520">
            <text:p>2028520</text:p>
          </table:table-cell>
          <table:table-cell office:value-type="float" office:value="2832280">
            <text:p>2832280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42334076">
            <text:p>142334076</text:p>
          </table:table-cell>
          <table:table-cell office:value-type="float" office:value="1742228">
            <text:p>1742228</text:p>
          </table:table-cell>
          <table:table-cell office:value-type="float" office:value="2561525">
            <text:p>2561525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527833880">
            <text:p>527833880</text:p>
          </table:table-cell>
          <table:table-cell office:value-type="float" office:value="1765954">
            <text:p>1765954</text:p>
          </table:table-cell>
          <table:table-cell office:value-type="float" office:value="2620024">
            <text:p>2620024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66761716">
            <text:p>166761716</text:p>
          </table:table-cell>
          <table:table-cell office:value-type="float" office:value="1752809">
            <text:p>1752809</text:p>
          </table:table-cell>
          <table:table-cell office:value-type="float" office:value="3267816">
            <text:p>3267816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19073373">
            <text:p>119073373</text:p>
          </table:table-cell>
          <table:table-cell office:value-type="float" office:value="1731277">
            <text:p>1731277</text:p>
          </table:table-cell>
          <table:table-cell office:value-type="float" office:value="3019103">
            <text:p>3019103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51034750">
            <text:p>351034750</text:p>
          </table:table-cell>
          <table:table-cell office:value-type="float" office:value="1689347">
            <text:p>1689347</text:p>
          </table:table-cell>
          <table:table-cell office:value-type="float" office:value="2785443">
            <text:p>2785443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81576907">
            <text:p>381576907</text:p>
          </table:table-cell>
          <table:table-cell office:value-type="float" office:value="1631576">
            <text:p>1631576</text:p>
          </table:table-cell>
          <table:table-cell office:value-type="float" office:value="2940716">
            <text:p>2940716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75753367">
            <text:p>75753367</text:p>
          </table:table-cell>
          <table:table-cell office:value-type="float" office:value="2506283">
            <text:p>2506283</text:p>
          </table:table-cell>
          <table:table-cell office:value-type="float" office:value="3067396">
            <text:p>3067396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85741075">
            <text:p>185741075</text:p>
          </table:table-cell>
          <table:table-cell office:value-type="float" office:value="1859364">
            <text:p>1859364</text:p>
          </table:table-cell>
          <table:table-cell office:value-type="float" office:value="2797437">
            <text:p>2797437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65023502">
            <text:p>365023502</text:p>
          </table:table-cell>
          <table:table-cell office:value-type="float" office:value="2134453">
            <text:p>2134453</text:p>
          </table:table-cell>
          <table:table-cell office:value-type="float" office:value="2617056">
            <text:p>2617056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607791608">
            <text:p>607791608</text:p>
          </table:table-cell>
          <table:table-cell office:value-type="float" office:value="2346465">
            <text:p>2346465</text:p>
          </table:table-cell>
          <table:table-cell office:value-type="float" office:value="3545141">
            <text:p>3545141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16246697">
            <text:p>316246697</text:p>
          </table:table-cell>
          <table:table-cell office:value-type="float" office:value="2301605">
            <text:p>2301605</text:p>
          </table:table-cell>
          <table:table-cell office:value-type="float" office:value="2585133">
            <text:p>2585133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626540158">
            <text:p>626540158</text:p>
          </table:table-cell>
          <table:table-cell office:value-type="float" office:value="2385855">
            <text:p>2385855</text:p>
          </table:table-cell>
          <table:table-cell office:value-type="float" office:value="3158822">
            <text:p>3158822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581219452">
            <text:p>581219452</text:p>
          </table:table-cell>
          <table:table-cell office:value-type="float" office:value="1439212">
            <text:p>1439212</text:p>
          </table:table-cell>
          <table:table-cell office:value-type="float" office:value="2625877">
            <text:p>2625877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781458675">
            <text:p>781458675</text:p>
          </table:table-cell>
          <table:table-cell office:value-type="float" office:value="1417465">
            <text:p>1417465</text:p>
          </table:table-cell>
          <table:table-cell office:value-type="float" office:value="4422651">
            <text:p>4422651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89430362">
            <text:p>89430362</text:p>
          </table:table-cell>
          <table:table-cell office:value-type="float" office:value="1738400">
            <text:p>1738400</text:p>
          </table:table-cell>
          <table:table-cell office:value-type="float" office:value="2941613">
            <text:p>2941613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582083793">
            <text:p>582083793</text:p>
          </table:table-cell>
          <table:table-cell office:value-type="float" office:value="1742788">
            <text:p>1742788</text:p>
          </table:table-cell>
          <table:table-cell office:value-type="float" office:value="2770997">
            <text:p>2770997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23124957">
            <text:p>123124957</text:p>
          </table:table-cell>
          <table:table-cell office:value-type="float" office:value="2015591">
            <text:p>2015591</text:p>
          </table:table-cell>
          <table:table-cell office:value-type="float" office:value="2808593">
            <text:p>2808593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29481536">
            <text:p>329481536</text:p>
          </table:table-cell>
          <table:table-cell office:value-type="float" office:value="2005391">
            <text:p>2005391</text:p>
          </table:table-cell>
          <table:table-cell office:value-type="float" office:value="3150606">
            <text:p>3150606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555396937">
            <text:p>555396937</text:p>
          </table:table-cell>
          <table:table-cell office:value-type="float" office:value="1581620">
            <text:p>1581620</text:p>
          </table:table-cell>
          <table:table-cell office:value-type="float" office:value="2834673">
            <text:p>2834673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730793111">
            <text:p>730793111</text:p>
          </table:table-cell>
          <table:table-cell office:value-type="float" office:value="1905340">
            <text:p>1905340</text:p>
          </table:table-cell>
          <table:table-cell office:value-type="float" office:value="3545389">
            <text:p>3545389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659900778">
            <text:p>659900778</text:p>
          </table:table-cell>
          <table:table-cell office:value-type="float" office:value="2019239">
            <text:p>2019239</text:p>
          </table:table-cell>
          <table:table-cell office:value-type="float" office:value="2605584">
            <text:p>2605584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78363675">
            <text:p>378363675</text:p>
          </table:table-cell>
          <table:table-cell office:value-type="float" office:value="1586555">
            <text:p>1586555</text:p>
          </table:table-cell>
          <table:table-cell office:value-type="float" office:value="3014928">
            <text:p>3014928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79519615">
            <text:p>379519615</text:p>
          </table:table-cell>
          <table:table-cell office:value-type="float" office:value="1633000">
            <text:p>1633000</text:p>
          </table:table-cell>
          <table:table-cell office:value-type="float" office:value="2778235">
            <text:p>2778235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53540692">
            <text:p>353540692</text:p>
          </table:table-cell>
          <table:table-cell office:value-type="float" office:value="1834063">
            <text:p>1834063</text:p>
          </table:table-cell>
          <table:table-cell office:value-type="float" office:value="2700806">
            <text:p>2700806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768129255">
            <text:p>768129255</text:p>
          </table:table-cell>
          <table:table-cell office:value-type="float" office:value="1788253">
            <text:p>1788253</text:p>
          </table:table-cell>
          <table:table-cell office:value-type="float" office:value="3380880">
            <text:p>3380880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06668169">
            <text:p>106668169</text:p>
          </table:table-cell>
          <table:table-cell office:value-type="float" office:value="1761683">
            <text:p>1761683</text:p>
          </table:table-cell>
          <table:table-cell office:value-type="float" office:value="2994828">
            <text:p>2994828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673403759">
            <text:p>673403759</text:p>
          </table:table-cell>
          <table:table-cell office:value-type="float" office:value="1777099">
            <text:p>1777099</text:p>
          </table:table-cell>
          <table:table-cell office:value-type="float" office:value="2737698">
            <text:p>2737698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83735482">
            <text:p>283735482</text:p>
          </table:table-cell>
          <table:table-cell office:value-type="float" office:value="1616448">
            <text:p>1616448</text:p>
          </table:table-cell>
          <table:table-cell office:value-type="float" office:value="2887087">
            <text:p>2887087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783170152">
            <text:p>783170152</text:p>
          </table:table-cell>
          <table:table-cell office:value-type="float" office:value="1831465">
            <text:p>1831465</text:p>
          </table:table-cell>
          <table:table-cell office:value-type="float" office:value="2793322">
            <text:p>2793322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03472799">
            <text:p>203472799</text:p>
          </table:table-cell>
          <table:table-cell office:value-type="float" office:value="1056713">
            <text:p>1056713</text:p>
          </table:table-cell>
          <table:table-cell office:value-type="float" office:value="2869875">
            <text:p>2869875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99018949">
            <text:p>199018949</text:p>
          </table:table-cell>
          <table:table-cell office:value-type="float" office:value="1591984">
            <text:p>1591984</text:p>
          </table:table-cell>
          <table:table-cell office:value-type="float" office:value="3317156">
            <text:p>3317156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500300127">
            <text:p>500300127</text:p>
          </table:table-cell>
          <table:table-cell office:value-type="float" office:value="1703273">
            <text:p>1703273</text:p>
          </table:table-cell>
          <table:table-cell office:value-type="float" office:value="3078114">
            <text:p>3078114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930592661">
            <text:p>930592661</text:p>
          </table:table-cell>
          <table:table-cell office:value-type="float" office:value="1707529">
            <text:p>1707529</text:p>
          </table:table-cell>
          <table:table-cell office:value-type="float" office:value="2731161">
            <text:p>2731161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06117293">
            <text:p>406117293</text:p>
          </table:table-cell>
          <table:table-cell office:value-type="float" office:value="1619273">
            <text:p>1619273</text:p>
          </table:table-cell>
          <table:table-cell office:value-type="float" office:value="2742208">
            <text:p>2742208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47885801">
            <text:p>347885801</text:p>
          </table:table-cell>
          <table:table-cell office:value-type="float" office:value="1396179">
            <text:p>1396179</text:p>
          </table:table-cell>
          <table:table-cell office:value-type="float" office:value="2653122">
            <text:p>2653122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54721095">
            <text:p>54721095</text:p>
          </table:table-cell>
          <table:table-cell office:value-type="float" office:value="1738369">
            <text:p>1738369</text:p>
          </table:table-cell>
          <table:table-cell office:value-type="float" office:value="2717146">
            <text:p>2717146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959899753">
            <text:p>959899753</text:p>
          </table:table-cell>
          <table:table-cell office:value-type="float" office:value="2410047">
            <text:p>2410047</text:p>
          </table:table-cell>
          <table:table-cell office:value-type="float" office:value="2701871">
            <text:p>2701871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12881690">
            <text:p>312881690</text:p>
          </table:table-cell>
          <table:table-cell office:value-type="float" office:value="1576294">
            <text:p>1576294</text:p>
          </table:table-cell>
          <table:table-cell office:value-type="float" office:value="3234640">
            <text:p>3234640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26357718">
            <text:p>426357718</text:p>
          </table:table-cell>
          <table:table-cell office:value-type="float" office:value="1633686">
            <text:p>1633686</text:p>
          </table:table-cell>
          <table:table-cell office:value-type="float" office:value="3610683">
            <text:p>3610683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24931490">
            <text:p>324931490</text:p>
          </table:table-cell>
          <table:table-cell office:value-type="float" office:value="2376909">
            <text:p>2376909</text:p>
          </table:table-cell>
          <table:table-cell office:value-type="float" office:value="2716267">
            <text:p>2716267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742809590">
            <text:p>742809590</text:p>
          </table:table-cell>
          <table:table-cell office:value-type="float" office:value="1923717">
            <text:p>1923717</text:p>
          </table:table-cell>
          <table:table-cell office:value-type="float" office:value="2648601">
            <text:p>2648601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686733407">
            <text:p>686733407</text:p>
          </table:table-cell>
          <table:table-cell office:value-type="float" office:value="1912447">
            <text:p>1912447</text:p>
          </table:table-cell>
          <table:table-cell office:value-type="float" office:value="2835206">
            <text:p>2835206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51602133">
            <text:p>351602133</text:p>
          </table:table-cell>
          <table:table-cell office:value-type="float" office:value="1748085">
            <text:p>1748085</text:p>
          </table:table-cell>
          <table:table-cell office:value-type="float" office:value="3182293">
            <text:p>3182293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44866216">
            <text:p>244866216</text:p>
          </table:table-cell>
          <table:table-cell office:value-type="float" office:value="1534910">
            <text:p>1534910</text:p>
          </table:table-cell>
          <table:table-cell office:value-type="float" office:value="3313832">
            <text:p>3313832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74118584">
            <text:p>274118584</text:p>
          </table:table-cell>
          <table:table-cell office:value-type="float" office:value="2159534">
            <text:p>2159534</text:p>
          </table:table-cell>
          <table:table-cell office:value-type="float" office:value="2740239">
            <text:p>2740239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74448768">
            <text:p>374448768</text:p>
          </table:table-cell>
          <table:table-cell office:value-type="float" office:value="1494830">
            <text:p>1494830</text:p>
          </table:table-cell>
          <table:table-cell office:value-type="float" office:value="2708086">
            <text:p>2708086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49404884">
            <text:p>149404884</text:p>
          </table:table-cell>
          <table:table-cell office:value-type="float" office:value="2201807">
            <text:p>2201807</text:p>
          </table:table-cell>
          <table:table-cell office:value-type="float" office:value="2797309">
            <text:p>2797309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876914338">
            <text:p>876914338</text:p>
          </table:table-cell>
          <table:table-cell office:value-type="float" office:value="1803199">
            <text:p>1803199</text:p>
          </table:table-cell>
          <table:table-cell office:value-type="float" office:value="2646535">
            <text:p>2646535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90286270">
            <text:p>290286270</text:p>
          </table:table-cell>
          <table:table-cell office:value-type="float" office:value="1796350">
            <text:p>1796350</text:p>
          </table:table-cell>
          <table:table-cell office:value-type="float" office:value="3058626">
            <text:p>3058626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51043546">
            <text:p>451043546</text:p>
          </table:table-cell>
          <table:table-cell office:value-type="float" office:value="1925356">
            <text:p>1925356</text:p>
          </table:table-cell>
          <table:table-cell office:value-type="float" office:value="3213900">
            <text:p>3213900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574749720">
            <text:p>574749720</text:p>
          </table:table-cell>
          <table:table-cell office:value-type="float" office:value="1733254">
            <text:p>1733254</text:p>
          </table:table-cell>
          <table:table-cell office:value-type="float" office:value="2773853">
            <text:p>2773853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966510553">
            <text:p>966510553</text:p>
          </table:table-cell>
          <table:table-cell office:value-type="float" office:value="1685533">
            <text:p>1685533</text:p>
          </table:table-cell>
          <table:table-cell office:value-type="float" office:value="3072481">
            <text:p>3072481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28259466">
            <text:p>428259466</text:p>
          </table:table-cell>
          <table:table-cell office:value-type="float" office:value="2661670">
            <text:p>2661670</text:p>
          </table:table-cell>
          <table:table-cell office:value-type="float" office:value="2704443">
            <text:p>2704443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26744503">
            <text:p>326744503</text:p>
          </table:table-cell>
          <table:table-cell office:value-type="float" office:value="1652851">
            <text:p>1652851</text:p>
          </table:table-cell>
          <table:table-cell office:value-type="float" office:value="3491351">
            <text:p>3491351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34245151">
            <text:p>234245151</text:p>
          </table:table-cell>
          <table:table-cell office:value-type="float" office:value="2251169">
            <text:p>2251169</text:p>
          </table:table-cell>
          <table:table-cell office:value-type="float" office:value="2579535">
            <text:p>2579535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875269208">
            <text:p>875269208</text:p>
          </table:table-cell>
          <table:table-cell office:value-type="float" office:value="1771196">
            <text:p>1771196</text:p>
          </table:table-cell>
          <table:table-cell office:value-type="float" office:value="2732570">
            <text:p>2732570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80979310">
            <text:p>380979310</text:p>
          </table:table-cell>
          <table:table-cell office:value-type="float" office:value="2119826">
            <text:p>2119826</text:p>
          </table:table-cell>
          <table:table-cell office:value-type="float" office:value="2877268">
            <text:p>2877268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862185074">
            <text:p>862185074</text:p>
          </table:table-cell>
          <table:table-cell office:value-type="float" office:value="1365216">
            <text:p>1365216</text:p>
          </table:table-cell>
          <table:table-cell office:value-type="float" office:value="3015122">
            <text:p>3015122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30888747">
            <text:p>430888747</text:p>
          </table:table-cell>
          <table:table-cell office:value-type="float" office:value="2298868">
            <text:p>2298868</text:p>
          </table:table-cell>
          <table:table-cell office:value-type="float" office:value="3050959">
            <text:p>3050959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31392738">
            <text:p>131392738</text:p>
          </table:table-cell>
          <table:table-cell office:value-type="float" office:value="1829372">
            <text:p>1829372</text:p>
          </table:table-cell>
          <table:table-cell office:value-type="float" office:value="3672185">
            <text:p>3672185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61900350">
            <text:p>461900350</text:p>
          </table:table-cell>
          <table:table-cell office:value-type="float" office:value="1675674">
            <text:p>1675674</text:p>
          </table:table-cell>
          <table:table-cell office:value-type="float" office:value="2959535">
            <text:p>2959535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03649254">
            <text:p>403649254</text:p>
          </table:table-cell>
          <table:table-cell office:value-type="float" office:value="1631048">
            <text:p>1631048</text:p>
          </table:table-cell>
          <table:table-cell office:value-type="float" office:value="3173582">
            <text:p>3173582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593081562">
            <text:p>593081562</text:p>
          </table:table-cell>
          <table:table-cell office:value-type="float" office:value="2072743">
            <text:p>2072743</text:p>
          </table:table-cell>
          <table:table-cell office:value-type="float" office:value="2542575">
            <text:p>2542575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607453604">
            <text:p>607453604</text:p>
          </table:table-cell>
          <table:table-cell office:value-type="float" office:value="1767723">
            <text:p>1767723</text:p>
          </table:table-cell>
          <table:table-cell office:value-type="float" office:value="2671520">
            <text:p>2671520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855525859">
            <text:p>855525859</text:p>
          </table:table-cell>
          <table:table-cell office:value-type="float" office:value="1684651">
            <text:p>1684651</text:p>
          </table:table-cell>
          <table:table-cell office:value-type="float" office:value="6129732">
            <text:p>6129732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962166359">
            <text:p>962166359</text:p>
          </table:table-cell>
          <table:table-cell office:value-type="float" office:value="1681501">
            <text:p>1681501</text:p>
          </table:table-cell>
          <table:table-cell office:value-type="float" office:value="3343522">
            <text:p>3343522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54501815">
            <text:p>454501815</text:p>
          </table:table-cell>
          <table:table-cell office:value-type="float" office:value="1728808">
            <text:p>1728808</text:p>
          </table:table-cell>
          <table:table-cell office:value-type="float" office:value="2905036">
            <text:p>2905036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33553845">
            <text:p>433553845</text:p>
          </table:table-cell>
          <table:table-cell office:value-type="float" office:value="1463827">
            <text:p>1463827</text:p>
          </table:table-cell>
          <table:table-cell office:value-type="float" office:value="2838493">
            <text:p>2838493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588029623">
            <text:p>588029623</text:p>
          </table:table-cell>
          <table:table-cell office:value-type="float" office:value="1720807">
            <text:p>1720807</text:p>
          </table:table-cell>
          <table:table-cell office:value-type="float" office:value="2355234">
            <text:p>2355234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57362501">
            <text:p>357362501</text:p>
          </table:table-cell>
          <table:table-cell office:value-type="float" office:value="1701772">
            <text:p>1701772</text:p>
          </table:table-cell>
          <table:table-cell office:value-type="float" office:value="3279508">
            <text:p>3279508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21542327">
            <text:p>421542327</text:p>
          </table:table-cell>
          <table:table-cell office:value-type="float" office:value="2769193">
            <text:p>2769193</text:p>
          </table:table-cell>
          <table:table-cell office:value-type="float" office:value="3428819">
            <text:p>3428819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37550183">
            <text:p>337550183</text:p>
          </table:table-cell>
          <table:table-cell office:value-type="float" office:value="1692988">
            <text:p>1692988</text:p>
          </table:table-cell>
          <table:table-cell office:value-type="float" office:value="2987538">
            <text:p>2987538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535321153">
            <text:p>535321153</text:p>
          </table:table-cell>
          <table:table-cell office:value-type="float" office:value="1594558">
            <text:p>1594558</text:p>
          </table:table-cell>
          <table:table-cell office:value-type="float" office:value="5183269">
            <text:p>5183269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91061895">
            <text:p>391061895</text:p>
          </table:table-cell>
          <table:table-cell office:value-type="float" office:value="2077212">
            <text:p>2077212</text:p>
          </table:table-cell>
          <table:table-cell office:value-type="float" office:value="3227616">
            <text:p>3227616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95626469">
            <text:p>495626469</text:p>
          </table:table-cell>
          <table:table-cell office:value-type="float" office:value="1924153">
            <text:p>1924153</text:p>
          </table:table-cell>
          <table:table-cell office:value-type="float" office:value="3696805">
            <text:p>3696805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95238003">
            <text:p>395238003</text:p>
          </table:table-cell>
          <table:table-cell office:value-type="float" office:value="1609960">
            <text:p>1609960</text:p>
          </table:table-cell>
          <table:table-cell office:value-type="float" office:value="2845302">
            <text:p>2845302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64509421">
            <text:p>464509421</text:p>
          </table:table-cell>
          <table:table-cell office:value-type="float" office:value="1264093">
            <text:p>1264093</text:p>
          </table:table-cell>
          <table:table-cell office:value-type="float" office:value="2947789">
            <text:p>2947789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66519980">
            <text:p>466519980</text:p>
          </table:table-cell>
          <table:table-cell office:value-type="float" office:value="1958927">
            <text:p>1958927</text:p>
          </table:table-cell>
          <table:table-cell office:value-type="float" office:value="3175078">
            <text:p>3175078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689765369">
            <text:p>689765369</text:p>
          </table:table-cell>
          <table:table-cell office:value-type="float" office:value="1784499">
            <text:p>1784499</text:p>
          </table:table-cell>
          <table:table-cell office:value-type="float" office:value="2924742">
            <text:p>2924742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26258087">
            <text:p>426258087</text:p>
          </table:table-cell>
          <table:table-cell office:value-type="float" office:value="1673548">
            <text:p>1673548</text:p>
          </table:table-cell>
          <table:table-cell office:value-type="float" office:value="2876363">
            <text:p>2876363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726503201">
            <text:p>726503201</text:p>
          </table:table-cell>
          <table:table-cell office:value-type="float" office:value="1781451">
            <text:p>1781451</text:p>
          </table:table-cell>
          <table:table-cell office:value-type="float" office:value="2968993">
            <text:p>2968993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912935842">
            <text:p>912935842</text:p>
          </table:table-cell>
          <table:table-cell office:value-type="float" office:value="1941474">
            <text:p>1941474</text:p>
          </table:table-cell>
          <table:table-cell office:value-type="float" office:value="3551560">
            <text:p>3551560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08562958">
            <text:p>208562958</text:p>
          </table:table-cell>
          <table:table-cell office:value-type="float" office:value="1779371">
            <text:p>1779371</text:p>
          </table:table-cell>
          <table:table-cell office:value-type="float" office:value="2831286">
            <text:p>2831286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36027795">
            <text:p>336027795</text:p>
          </table:table-cell>
          <table:table-cell office:value-type="float" office:value="2557899">
            <text:p>2557899</text:p>
          </table:table-cell>
          <table:table-cell office:value-type="float" office:value="3093932">
            <text:p>3093932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817716615">
            <text:p>817716615</text:p>
          </table:table-cell>
          <table:table-cell office:value-type="float" office:value="2776267">
            <text:p>2776267</text:p>
          </table:table-cell>
          <table:table-cell office:value-type="float" office:value="3372709">
            <text:p>3372709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974855469">
            <text:p>974855469</text:p>
          </table:table-cell>
          <table:table-cell office:value-type="float" office:value="1891177">
            <text:p>1891177</text:p>
          </table:table-cell>
          <table:table-cell office:value-type="float" office:value="2986082">
            <text:p>2986082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79895638">
            <text:p>479895638</text:p>
          </table:table-cell>
          <table:table-cell office:value-type="float" office:value="1823117">
            <text:p>1823117</text:p>
          </table:table-cell>
          <table:table-cell office:value-type="float" office:value="2960631">
            <text:p>2960631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52146680">
            <text:p>452146680</text:p>
          </table:table-cell>
          <table:table-cell office:value-type="float" office:value="2532605">
            <text:p>2532605</text:p>
          </table:table-cell>
          <table:table-cell office:value-type="float" office:value="3095925">
            <text:p>3095925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84634199">
            <text:p>384634199</text:p>
          </table:table-cell>
          <table:table-cell office:value-type="float" office:value="1725385">
            <text:p>1725385</text:p>
          </table:table-cell>
          <table:table-cell office:value-type="float" office:value="3612961">
            <text:p>3612961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83871913">
            <text:p>383871913</text:p>
          </table:table-cell>
          <table:table-cell office:value-type="float" office:value="1253614">
            <text:p>1253614</text:p>
          </table:table-cell>
          <table:table-cell office:value-type="float" office:value="2920356">
            <text:p>2920356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86576771">
            <text:p>486576771</text:p>
          </table:table-cell>
          <table:table-cell office:value-type="float" office:value="1922671">
            <text:p>1922671</text:p>
          </table:table-cell>
          <table:table-cell office:value-type="float" office:value="3103772">
            <text:p>3103772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977188577">
            <text:p>977188577</text:p>
          </table:table-cell>
          <table:table-cell office:value-type="float" office:value="1754037">
            <text:p>1754037</text:p>
          </table:table-cell>
          <table:table-cell office:value-type="float" office:value="2879475">
            <text:p>2879475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801936907">
            <text:p>801936907</text:p>
          </table:table-cell>
          <table:table-cell office:value-type="float" office:value="1790552">
            <text:p>1790552</text:p>
          </table:table-cell>
          <table:table-cell office:value-type="float" office:value="3344243">
            <text:p>3344243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523998899">
            <text:p>523998899</text:p>
          </table:table-cell>
          <table:table-cell office:value-type="float" office:value="1513477">
            <text:p>1513477</text:p>
          </table:table-cell>
          <table:table-cell office:value-type="float" office:value="3404149">
            <text:p>3404149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16404556">
            <text:p>416404556</text:p>
          </table:table-cell>
          <table:table-cell office:value-type="float" office:value="1730607">
            <text:p>1730607</text:p>
          </table:table-cell>
          <table:table-cell office:value-type="float" office:value="2886981">
            <text:p>2886981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74855086">
            <text:p>174855086</text:p>
          </table:table-cell>
          <table:table-cell office:value-type="float" office:value="2348283">
            <text:p>2348283</text:p>
          </table:table-cell>
          <table:table-cell office:value-type="float" office:value="3094411">
            <text:p>3094411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64391172">
            <text:p>164391172</text:p>
          </table:table-cell>
          <table:table-cell office:value-type="float" office:value="1194772">
            <text:p>1194772</text:p>
          </table:table-cell>
          <table:table-cell office:value-type="float" office:value="3075068">
            <text:p>3075068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595878248">
            <text:p>595878248</text:p>
          </table:table-cell>
          <table:table-cell office:value-type="float" office:value="1749271">
            <text:p>1749271</text:p>
          </table:table-cell>
          <table:table-cell office:value-type="float" office:value="2634891">
            <text:p>2634891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788140329">
            <text:p>788140329</text:p>
          </table:table-cell>
          <table:table-cell office:value-type="float" office:value="1442857">
            <text:p>1442857</text:p>
          </table:table-cell>
          <table:table-cell office:value-type="float" office:value="3090859">
            <text:p>3090859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80215416">
            <text:p>480215416</text:p>
          </table:table-cell>
          <table:table-cell office:value-type="float" office:value="1672032">
            <text:p>1672032</text:p>
          </table:table-cell>
          <table:table-cell office:value-type="float" office:value="3802087">
            <text:p>3802087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688097574">
            <text:p>688097574</text:p>
          </table:table-cell>
          <table:table-cell office:value-type="float" office:value="1430892">
            <text:p>1430892</text:p>
          </table:table-cell>
          <table:table-cell office:value-type="float" office:value="2722734">
            <text:p>2722734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40613404">
            <text:p>340613404</text:p>
          </table:table-cell>
          <table:table-cell office:value-type="float" office:value="1919350">
            <text:p>1919350</text:p>
          </table:table-cell>
          <table:table-cell office:value-type="float" office:value="3383018">
            <text:p>3383018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50853323">
            <text:p>350853323</text:p>
          </table:table-cell>
          <table:table-cell office:value-type="float" office:value="1961272">
            <text:p>1961272</text:p>
          </table:table-cell>
          <table:table-cell office:value-type="float" office:value="3260072">
            <text:p>3260072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18817334">
            <text:p>518817334</text:p>
          </table:table-cell>
          <table:table-cell office:value-type="float" office:value="1828893">
            <text:p>1828893</text:p>
          </table:table-cell>
          <table:table-cell office:value-type="float" office:value="3910576">
            <text:p>3910576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87338467">
            <text:p>887338467</text:p>
          </table:table-cell>
          <table:table-cell office:value-type="float" office:value="1867029">
            <text:p>1867029</text:p>
          </table:table-cell>
          <table:table-cell office:value-type="float" office:value="3380063">
            <text:p>3380063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646875034">
            <text:p>646875034</text:p>
          </table:table-cell>
          <table:table-cell office:value-type="float" office:value="1933067">
            <text:p>1933067</text:p>
          </table:table-cell>
          <table:table-cell office:value-type="float" office:value="2810272">
            <text:p>2810272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76861329">
            <text:p>576861329</text:p>
          </table:table-cell>
          <table:table-cell office:value-type="float" office:value="2495363">
            <text:p>2495363</text:p>
          </table:table-cell>
          <table:table-cell office:value-type="float" office:value="3332923">
            <text:p>3332923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59332577">
            <text:p>559332577</text:p>
          </table:table-cell>
          <table:table-cell office:value-type="float" office:value="1742896">
            <text:p>1742896</text:p>
          </table:table-cell>
          <table:table-cell office:value-type="float" office:value="3022454">
            <text:p>3022454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65972799">
            <text:p>565972799</text:p>
          </table:table-cell>
          <table:table-cell office:value-type="float" office:value="1786534">
            <text:p>1786534</text:p>
          </table:table-cell>
          <table:table-cell office:value-type="float" office:value="3988005">
            <text:p>3988005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42637378">
            <text:p>342637378</text:p>
          </table:table-cell>
          <table:table-cell office:value-type="float" office:value="1738188">
            <text:p>1738188</text:p>
          </table:table-cell>
          <table:table-cell office:value-type="float" office:value="2768981">
            <text:p>2768981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37647409">
            <text:p>437647409</text:p>
          </table:table-cell>
          <table:table-cell office:value-type="float" office:value="1735717">
            <text:p>1735717</text:p>
          </table:table-cell>
          <table:table-cell office:value-type="float" office:value="2902787">
            <text:p>2902787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65939752">
            <text:p>465939752</text:p>
          </table:table-cell>
          <table:table-cell office:value-type="float" office:value="2399328">
            <text:p>2399328</text:p>
          </table:table-cell>
          <table:table-cell office:value-type="float" office:value="3019232">
            <text:p>3019232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09466482">
            <text:p>309466482</text:p>
          </table:table-cell>
          <table:table-cell office:value-type="float" office:value="1698673">
            <text:p>1698673</text:p>
          </table:table-cell>
          <table:table-cell office:value-type="float" office:value="4153504">
            <text:p>4153504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80878360">
            <text:p>580878360</text:p>
          </table:table-cell>
          <table:table-cell office:value-type="float" office:value="1777731">
            <text:p>1777731</text:p>
          </table:table-cell>
          <table:table-cell office:value-type="float" office:value="3057500">
            <text:p>3057500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679938325">
            <text:p>679938325</text:p>
          </table:table-cell>
          <table:table-cell office:value-type="float" office:value="2683114">
            <text:p>2683114</text:p>
          </table:table-cell>
          <table:table-cell office:value-type="float" office:value="2608567">
            <text:p>2608567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675466019">
            <text:p>675466019</text:p>
          </table:table-cell>
          <table:table-cell office:value-type="float" office:value="1761656">
            <text:p>1761656</text:p>
          </table:table-cell>
          <table:table-cell office:value-type="float" office:value="3036151">
            <text:p>3036151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94408917">
            <text:p>294408917</text:p>
          </table:table-cell>
          <table:table-cell office:value-type="float" office:value="1827569">
            <text:p>1827569</text:p>
          </table:table-cell>
          <table:table-cell office:value-type="float" office:value="3315240">
            <text:p>3315240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56706154">
            <text:p>556706154</text:p>
          </table:table-cell>
          <table:table-cell office:value-type="float" office:value="2039896">
            <text:p>2039896</text:p>
          </table:table-cell>
          <table:table-cell office:value-type="float" office:value="3165735">
            <text:p>3165735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06139586">
            <text:p>506139586</text:p>
          </table:table-cell>
          <table:table-cell office:value-type="float" office:value="1909798">
            <text:p>1909798</text:p>
          </table:table-cell>
          <table:table-cell office:value-type="float" office:value="2725802">
            <text:p>2725802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18813763">
            <text:p>518813763</text:p>
          </table:table-cell>
          <table:table-cell office:value-type="float" office:value="1602702">
            <text:p>1602702</text:p>
          </table:table-cell>
          <table:table-cell office:value-type="float" office:value="3387009">
            <text:p>3387009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795253537">
            <text:p>795253537</text:p>
          </table:table-cell>
          <table:table-cell office:value-type="float" office:value="1635951">
            <text:p>1635951</text:p>
          </table:table-cell>
          <table:table-cell office:value-type="float" office:value="3190761">
            <text:p>3190761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610646603">
            <text:p>610646603</text:p>
          </table:table-cell>
          <table:table-cell office:value-type="float" office:value="1863467">
            <text:p>1863467</text:p>
          </table:table-cell>
          <table:table-cell office:value-type="float" office:value="2894658">
            <text:p>2894658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00488313">
            <text:p>100488313</text:p>
          </table:table-cell>
          <table:table-cell office:value-type="float" office:value="1748511">
            <text:p>1748511</text:p>
          </table:table-cell>
          <table:table-cell office:value-type="float" office:value="3126093">
            <text:p>3126093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63309221">
            <text:p>463309221</text:p>
          </table:table-cell>
          <table:table-cell office:value-type="float" office:value="1933745">
            <text:p>1933745</text:p>
          </table:table-cell>
          <table:table-cell office:value-type="float" office:value="3846179">
            <text:p>3846179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96075637">
            <text:p>196075637</text:p>
          </table:table-cell>
          <table:table-cell office:value-type="float" office:value="2440818">
            <text:p>2440818</text:p>
          </table:table-cell>
          <table:table-cell office:value-type="float" office:value="3066170">
            <text:p>3066170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4889683">
            <text:p>24889683</text:p>
          </table:table-cell>
          <table:table-cell office:value-type="float" office:value="1781627">
            <text:p>1781627</text:p>
          </table:table-cell>
          <table:table-cell office:value-type="float" office:value="4687495">
            <text:p>4687495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772004923">
            <text:p>772004923</text:p>
          </table:table-cell>
          <table:table-cell office:value-type="float" office:value="1870076">
            <text:p>1870076</text:p>
          </table:table-cell>
          <table:table-cell office:value-type="float" office:value="2558143">
            <text:p>2558143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45891027">
            <text:p>445891027</text:p>
          </table:table-cell>
          <table:table-cell office:value-type="float" office:value="1746195">
            <text:p>1746195</text:p>
          </table:table-cell>
          <table:table-cell office:value-type="float" office:value="2943303">
            <text:p>2943303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65682618">
            <text:p>65682618</text:p>
          </table:table-cell>
          <table:table-cell office:value-type="float" office:value="1829199">
            <text:p>1829199</text:p>
          </table:table-cell>
          <table:table-cell office:value-type="float" office:value="4232746">
            <text:p>4232746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01960923">
            <text:p>401960923</text:p>
          </table:table-cell>
          <table:table-cell office:value-type="float" office:value="1802804">
            <text:p>1802804</text:p>
          </table:table-cell>
          <table:table-cell office:value-type="float" office:value="2737944">
            <text:p>2737944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30382851">
            <text:p>430382851</text:p>
          </table:table-cell>
          <table:table-cell office:value-type="float" office:value="1748729">
            <text:p>1748729</text:p>
          </table:table-cell>
          <table:table-cell office:value-type="float" office:value="3699039">
            <text:p>3699039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62441229">
            <text:p>562441229</text:p>
          </table:table-cell>
          <table:table-cell office:value-type="float" office:value="1778261">
            <text:p>1778261</text:p>
          </table:table-cell>
          <table:table-cell office:value-type="float" office:value="2814563">
            <text:p>2814563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73258845">
            <text:p>373258845</text:p>
          </table:table-cell>
          <table:table-cell office:value-type="float" office:value="2541197">
            <text:p>2541197</text:p>
          </table:table-cell>
          <table:table-cell office:value-type="float" office:value="3164865">
            <text:p>3164865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74068657">
            <text:p>574068657</text:p>
          </table:table-cell>
          <table:table-cell office:value-type="float" office:value="1600564">
            <text:p>1600564</text:p>
          </table:table-cell>
          <table:table-cell office:value-type="float" office:value="3223273">
            <text:p>3223273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76971896">
            <text:p>576971896</text:p>
          </table:table-cell>
          <table:table-cell office:value-type="float" office:value="1534457">
            <text:p>1534457</text:p>
          </table:table-cell>
          <table:table-cell office:value-type="float" office:value="3084519">
            <text:p>3084519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93687110">
            <text:p>493687110</text:p>
          </table:table-cell>
          <table:table-cell office:value-type="float" office:value="1622433">
            <text:p>1622433</text:p>
          </table:table-cell>
          <table:table-cell office:value-type="float" office:value="3139068">
            <text:p>3139068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34267234">
            <text:p>234267234</text:p>
          </table:table-cell>
          <table:table-cell office:value-type="float" office:value="1568816">
            <text:p>1568816</text:p>
          </table:table-cell>
          <table:table-cell office:value-type="float" office:value="2984341">
            <text:p>2984341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70686358">
            <text:p>570686358</text:p>
          </table:table-cell>
          <table:table-cell office:value-type="float" office:value="1778632">
            <text:p>1778632</text:p>
          </table:table-cell>
          <table:table-cell office:value-type="float" office:value="3668848">
            <text:p>3668848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00047035">
            <text:p>300047035</text:p>
          </table:table-cell>
          <table:table-cell office:value-type="float" office:value="1764818">
            <text:p>1764818</text:p>
          </table:table-cell>
          <table:table-cell office:value-type="float" office:value="2791354">
            <text:p>2791354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73996183">
            <text:p>573996183</text:p>
          </table:table-cell>
          <table:table-cell office:value-type="float" office:value="2783167">
            <text:p>2783167</text:p>
          </table:table-cell>
          <table:table-cell office:value-type="float" office:value="2953016">
            <text:p>2953016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97104382">
            <text:p>897104382</text:p>
          </table:table-cell>
          <table:table-cell office:value-type="float" office:value="1793950">
            <text:p>1793950</text:p>
          </table:table-cell>
          <table:table-cell office:value-type="float" office:value="3501540">
            <text:p>3501540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613617123">
            <text:p>613617123</text:p>
          </table:table-cell>
          <table:table-cell office:value-type="float" office:value="1807348">
            <text:p>1807348</text:p>
          </table:table-cell>
          <table:table-cell office:value-type="float" office:value="2959167">
            <text:p>2959167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94338160">
            <text:p>394338160</text:p>
          </table:table-cell>
          <table:table-cell office:value-type="float" office:value="1763018">
            <text:p>1763018</text:p>
          </table:table-cell>
          <table:table-cell office:value-type="float" office:value="2712612">
            <text:p>2712612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734148667">
            <text:p>734148667</text:p>
          </table:table-cell>
          <table:table-cell office:value-type="float" office:value="2421675">
            <text:p>2421675</text:p>
          </table:table-cell>
          <table:table-cell office:value-type="float" office:value="4019106">
            <text:p>4019106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05013195">
            <text:p>805013195</text:p>
          </table:table-cell>
          <table:table-cell office:value-type="float" office:value="2066845">
            <text:p>2066845</text:p>
          </table:table-cell>
          <table:table-cell office:value-type="float" office:value="3345454">
            <text:p>3345454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915744921">
            <text:p>915744921</text:p>
          </table:table-cell>
          <table:table-cell office:value-type="float" office:value="2548172">
            <text:p>2548172</text:p>
          </table:table-cell>
          <table:table-cell office:value-type="float" office:value="2706736">
            <text:p>2706736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25104134">
            <text:p>425104134</text:p>
          </table:table-cell>
          <table:table-cell office:value-type="float" office:value="1477514">
            <text:p>1477514</text:p>
          </table:table-cell>
          <table:table-cell office:value-type="float" office:value="3090798">
            <text:p>3090798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25532258">
            <text:p>425532258</text:p>
          </table:table-cell>
          <table:table-cell office:value-type="float" office:value="2372573">
            <text:p>2372573</text:p>
          </table:table-cell>
          <table:table-cell office:value-type="float" office:value="3029847">
            <text:p>3029847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04597269">
            <text:p>404597269</text:p>
          </table:table-cell>
          <table:table-cell office:value-type="float" office:value="1669610">
            <text:p>1669610</text:p>
          </table:table-cell>
          <table:table-cell office:value-type="float" office:value="3101412">
            <text:p>3101412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664212377">
            <text:p>664212377</text:p>
          </table:table-cell>
          <table:table-cell office:value-type="float" office:value="1212402">
            <text:p>1212402</text:p>
          </table:table-cell>
          <table:table-cell office:value-type="float" office:value="4602806">
            <text:p>4602806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89918942">
            <text:p>189918942</text:p>
          </table:table-cell>
          <table:table-cell office:value-type="float" office:value="1895709">
            <text:p>1895709</text:p>
          </table:table-cell>
          <table:table-cell office:value-type="float" office:value="3681812">
            <text:p>3681812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743977744">
            <text:p>743977744</text:p>
          </table:table-cell>
          <table:table-cell office:value-type="float" office:value="1332450">
            <text:p>1332450</text:p>
          </table:table-cell>
          <table:table-cell office:value-type="float" office:value="3969560">
            <text:p>3969560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02788493">
            <text:p>402788493</text:p>
          </table:table-cell>
          <table:table-cell office:value-type="float" office:value="1832859">
            <text:p>1832859</text:p>
          </table:table-cell>
          <table:table-cell office:value-type="float" office:value="2949130">
            <text:p>2949130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748320203">
            <text:p>748320203</text:p>
          </table:table-cell>
          <table:table-cell office:value-type="float" office:value="1764987">
            <text:p>1764987</text:p>
          </table:table-cell>
          <table:table-cell office:value-type="float" office:value="2936088">
            <text:p>2936088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701491497">
            <text:p>701491497</text:p>
          </table:table-cell>
          <table:table-cell office:value-type="float" office:value="1770803">
            <text:p>1770803</text:p>
          </table:table-cell>
          <table:table-cell office:value-type="float" office:value="2479172">
            <text:p>2479172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01140122">
            <text:p>401140122</text:p>
          </table:table-cell>
          <table:table-cell office:value-type="float" office:value="1989001">
            <text:p>1989001</text:p>
          </table:table-cell>
          <table:table-cell office:value-type="float" office:value="4705493">
            <text:p>4705493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57529658">
            <text:p>57529658</text:p>
          </table:table-cell>
          <table:table-cell office:value-type="float" office:value="1773743">
            <text:p>1773743</text:p>
          </table:table-cell>
          <table:table-cell office:value-type="float" office:value="3077835">
            <text:p>3077835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24851099">
            <text:p>824851099</text:p>
          </table:table-cell>
          <table:table-cell office:value-type="float" office:value="1525240">
            <text:p>1525240</text:p>
          </table:table-cell>
          <table:table-cell office:value-type="float" office:value="3285080">
            <text:p>3285080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625526556">
            <text:p>625526556</text:p>
          </table:table-cell>
          <table:table-cell office:value-type="float" office:value="1913838">
            <text:p>1913838</text:p>
          </table:table-cell>
          <table:table-cell office:value-type="float" office:value="3399288">
            <text:p>3399288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97339273">
            <text:p>497339273</text:p>
          </table:table-cell>
          <table:table-cell office:value-type="float" office:value="2013717">
            <text:p>2013717</text:p>
          </table:table-cell>
          <table:table-cell office:value-type="float" office:value="3397143">
            <text:p>3397143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82430193">
            <text:p>482430193</text:p>
          </table:table-cell>
          <table:table-cell office:value-type="float" office:value="2340148">
            <text:p>2340148</text:p>
          </table:table-cell>
          <table:table-cell office:value-type="float" office:value="4481257">
            <text:p>4481257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97775068">
            <text:p>397775068</text:p>
          </table:table-cell>
          <table:table-cell office:value-type="float" office:value="1521738">
            <text:p>1521738</text:p>
          </table:table-cell>
          <table:table-cell office:value-type="float" office:value="3584079">
            <text:p>3584079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759987052">
            <text:p>759987052</text:p>
          </table:table-cell>
          <table:table-cell office:value-type="float" office:value="1772843">
            <text:p>1772843</text:p>
          </table:table-cell>
          <table:table-cell office:value-type="float" office:value="2968452">
            <text:p>2968452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585145238">
            <text:p>585145238</text:p>
          </table:table-cell>
          <table:table-cell office:value-type="float" office:value="2474583">
            <text:p>2474583</text:p>
          </table:table-cell>
          <table:table-cell office:value-type="float" office:value="3187769">
            <text:p>3187769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265757975">
            <text:p>265757975</text:p>
          </table:table-cell>
          <table:table-cell office:value-type="float" office:value="1646831">
            <text:p>1646831</text:p>
          </table:table-cell>
          <table:table-cell office:value-type="float" office:value="3341508">
            <text:p>3341508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695908226">
            <text:p>695908226</text:p>
          </table:table-cell>
          <table:table-cell office:value-type="float" office:value="1856724">
            <text:p>1856724</text:p>
          </table:table-cell>
          <table:table-cell office:value-type="float" office:value="3612090">
            <text:p>3612090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594960857">
            <text:p>594960857</text:p>
          </table:table-cell>
          <table:table-cell office:value-type="float" office:value="2004490">
            <text:p>2004490</text:p>
          </table:table-cell>
          <table:table-cell office:value-type="float" office:value="3181436">
            <text:p>3181436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714466908">
            <text:p>714466908</text:p>
          </table:table-cell>
          <table:table-cell office:value-type="float" office:value="2160141">
            <text:p>2160141</text:p>
          </table:table-cell>
          <table:table-cell office:value-type="float" office:value="4079887">
            <text:p>4079887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671817580">
            <text:p>671817580</text:p>
          </table:table-cell>
          <table:table-cell office:value-type="float" office:value="1768284">
            <text:p>1768284</text:p>
          </table:table-cell>
          <table:table-cell office:value-type="float" office:value="3610844">
            <text:p>3610844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263535197">
            <text:p>263535197</text:p>
          </table:table-cell>
          <table:table-cell office:value-type="float" office:value="1784268">
            <text:p>1784268</text:p>
          </table:table-cell>
          <table:table-cell office:value-type="float" office:value="3150065">
            <text:p>3150065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716603906">
            <text:p>716603906</text:p>
          </table:table-cell>
          <table:table-cell office:value-type="float" office:value="1951310">
            <text:p>1951310</text:p>
          </table:table-cell>
          <table:table-cell office:value-type="float" office:value="3503681">
            <text:p>3503681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65784693">
            <text:p>365784693</text:p>
          </table:table-cell>
          <table:table-cell office:value-type="float" office:value="2219777">
            <text:p>2219777</text:p>
          </table:table-cell>
          <table:table-cell office:value-type="float" office:value="3547661">
            <text:p>3547661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976279011">
            <text:p>976279011</text:p>
          </table:table-cell>
          <table:table-cell office:value-type="float" office:value="2044363">
            <text:p>2044363</text:p>
          </table:table-cell>
          <table:table-cell office:value-type="float" office:value="3120420">
            <text:p>3120420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972005340">
            <text:p>972005340</text:p>
          </table:table-cell>
          <table:table-cell office:value-type="float" office:value="2401084">
            <text:p>2401084</text:p>
          </table:table-cell>
          <table:table-cell office:value-type="float" office:value="3647567">
            <text:p>3647567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38659118">
            <text:p>338659118</text:p>
          </table:table-cell>
          <table:table-cell office:value-type="float" office:value="2041222">
            <text:p>2041222</text:p>
          </table:table-cell>
          <table:table-cell office:value-type="float" office:value="3582796">
            <text:p>3582796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61345573">
            <text:p>861345573</text:p>
          </table:table-cell>
          <table:table-cell office:value-type="float" office:value="1781071">
            <text:p>1781071</text:p>
          </table:table-cell>
          <table:table-cell office:value-type="float" office:value="3229849">
            <text:p>3229849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95895490">
            <text:p>495895490</text:p>
          </table:table-cell>
          <table:table-cell office:value-type="float" office:value="1837776">
            <text:p>1837776</text:p>
          </table:table-cell>
          <table:table-cell office:value-type="float" office:value="2897389">
            <text:p>2897389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534603153">
            <text:p>534603153</text:p>
          </table:table-cell>
          <table:table-cell office:value-type="float" office:value="1788550">
            <text:p>1788550</text:p>
          </table:table-cell>
          <table:table-cell office:value-type="float" office:value="3764590">
            <text:p>3764590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87301724">
            <text:p>887301724</text:p>
          </table:table-cell>
          <table:table-cell office:value-type="float" office:value="2447889">
            <text:p>2447889</text:p>
          </table:table-cell>
          <table:table-cell office:value-type="float" office:value="3430711">
            <text:p>3430711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505605083">
            <text:p>505605083</text:p>
          </table:table-cell>
          <table:table-cell office:value-type="float" office:value="1958744">
            <text:p>1958744</text:p>
          </table:table-cell>
          <table:table-cell office:value-type="float" office:value="2652309">
            <text:p>2652309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730800722">
            <text:p>730800722</text:p>
          </table:table-cell>
          <table:table-cell office:value-type="float" office:value="1237136">
            <text:p>1237136</text:p>
          </table:table-cell>
          <table:table-cell office:value-type="float" office:value="3052425">
            <text:p>3052425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778740896">
            <text:p>778740896</text:p>
          </table:table-cell>
          <table:table-cell office:value-type="float" office:value="2485547">
            <text:p>2485547</text:p>
          </table:table-cell>
          <table:table-cell office:value-type="float" office:value="3394721">
            <text:p>3394721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671579632">
            <text:p>671579632</text:p>
          </table:table-cell>
          <table:table-cell office:value-type="float" office:value="1752289">
            <text:p>1752289</text:p>
          </table:table-cell>
          <table:table-cell office:value-type="float" office:value="3375720">
            <text:p>3375720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244520878">
            <text:p>244520878</text:p>
          </table:table-cell>
          <table:table-cell office:value-type="float" office:value="1693139">
            <text:p>1693139</text:p>
          </table:table-cell>
          <table:table-cell office:value-type="float" office:value="3231760">
            <text:p>3231760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565306593">
            <text:p>565306593</text:p>
          </table:table-cell>
          <table:table-cell office:value-type="float" office:value="1850424">
            <text:p>1850424</text:p>
          </table:table-cell>
          <table:table-cell office:value-type="float" office:value="3247909">
            <text:p>3247909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607081369">
            <text:p>607081369</text:p>
          </table:table-cell>
          <table:table-cell office:value-type="float" office:value="1888278">
            <text:p>1888278</text:p>
          </table:table-cell>
          <table:table-cell office:value-type="float" office:value="3231719">
            <text:p>3231719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922344795">
            <text:p>922344795</text:p>
          </table:table-cell>
          <table:table-cell office:value-type="float" office:value="1680185">
            <text:p>1680185</text:p>
          </table:table-cell>
          <table:table-cell office:value-type="float" office:value="3755764">
            <text:p>3755764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761700796">
            <text:p>761700796</text:p>
          </table:table-cell>
          <table:table-cell office:value-type="float" office:value="2482983">
            <text:p>2482983</text:p>
          </table:table-cell>
          <table:table-cell office:value-type="float" office:value="3763919">
            <text:p>3763919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578984665">
            <text:p>578984665</text:p>
          </table:table-cell>
          <table:table-cell office:value-type="float" office:value="1789591">
            <text:p>1789591</text:p>
          </table:table-cell>
          <table:table-cell office:value-type="float" office:value="2825042">
            <text:p>2825042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624788610">
            <text:p>624788610</text:p>
          </table:table-cell>
          <table:table-cell office:value-type="float" office:value="2010149">
            <text:p>2010149</text:p>
          </table:table-cell>
          <table:table-cell office:value-type="float" office:value="3172425">
            <text:p>3172425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985219932">
            <text:p>985219932</text:p>
          </table:table-cell>
          <table:table-cell office:value-type="float" office:value="1646765">
            <text:p>1646765</text:p>
          </table:table-cell>
          <table:table-cell office:value-type="float" office:value="3681802">
            <text:p>3681802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92933430">
            <text:p>892933430</text:p>
          </table:table-cell>
          <table:table-cell office:value-type="float" office:value="1804549">
            <text:p>1804549</text:p>
          </table:table-cell>
          <table:table-cell office:value-type="float" office:value="3119153">
            <text:p>3119153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657437253">
            <text:p>657437253</text:p>
          </table:table-cell>
          <table:table-cell office:value-type="float" office:value="2424462">
            <text:p>2424462</text:p>
          </table:table-cell>
          <table:table-cell office:value-type="float" office:value="3582137">
            <text:p>3582137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949088598">
            <text:p>949088598</text:p>
          </table:table-cell>
          <table:table-cell office:value-type="float" office:value="1448127">
            <text:p>1448127</text:p>
          </table:table-cell>
          <table:table-cell office:value-type="float" office:value="3040388">
            <text:p>3040388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76893743">
            <text:p>476893743</text:p>
          </table:table-cell>
          <table:table-cell office:value-type="float" office:value="1966597">
            <text:p>1966597</text:p>
          </table:table-cell>
          <table:table-cell office:value-type="float" office:value="3144739">
            <text:p>3144739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602469292">
            <text:p>602469292</text:p>
          </table:table-cell>
          <table:table-cell office:value-type="float" office:value="1860830">
            <text:p>1860830</text:p>
          </table:table-cell>
          <table:table-cell office:value-type="float" office:value="2901600">
            <text:p>2901600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25113869">
            <text:p>125113869</text:p>
          </table:table-cell>
          <table:table-cell office:value-type="float" office:value="1449094">
            <text:p>1449094</text:p>
          </table:table-cell>
          <table:table-cell office:value-type="float" office:value="2511451">
            <text:p>2511451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607603897">
            <text:p>607603897</text:p>
          </table:table-cell>
          <table:table-cell office:value-type="float" office:value="1576948">
            <text:p>1576948</text:p>
          </table:table-cell>
          <table:table-cell office:value-type="float" office:value="4023391">
            <text:p>4023391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704519921">
            <text:p>704519921</text:p>
          </table:table-cell>
          <table:table-cell office:value-type="float" office:value="2408768">
            <text:p>2408768</text:p>
          </table:table-cell>
          <table:table-cell office:value-type="float" office:value="3593250">
            <text:p>3593250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628497108">
            <text:p>628497108</text:p>
          </table:table-cell>
          <table:table-cell office:value-type="float" office:value="1858124">
            <text:p>1858124</text:p>
          </table:table-cell>
          <table:table-cell office:value-type="float" office:value="3605317">
            <text:p>3605317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58886920">
            <text:p>158886920</text:p>
          </table:table-cell>
          <table:table-cell office:value-type="float" office:value="1852329">
            <text:p>1852329</text:p>
          </table:table-cell>
          <table:table-cell office:value-type="float" office:value="3132948">
            <text:p>3132948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804519023">
            <text:p>804519023</text:p>
          </table:table-cell>
          <table:table-cell office:value-type="float" office:value="1968840">
            <text:p>1968840</text:p>
          </table:table-cell>
          <table:table-cell office:value-type="float" office:value="3464314">
            <text:p>3464314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21954920">
            <text:p>421954920</text:p>
          </table:table-cell>
          <table:table-cell office:value-type="float" office:value="1543738">
            <text:p>1543738</text:p>
          </table:table-cell>
          <table:table-cell office:value-type="float" office:value="3374400">
            <text:p>3374400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598327558">
            <text:p>598327558</text:p>
          </table:table-cell>
          <table:table-cell office:value-type="float" office:value="3535480">
            <text:p>3535480</text:p>
          </table:table-cell>
          <table:table-cell office:value-type="float" office:value="3055463">
            <text:p>3055463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77438578">
            <text:p>777438578</text:p>
          </table:table-cell>
          <table:table-cell office:value-type="float" office:value="1714677">
            <text:p>1714677</text:p>
          </table:table-cell>
          <table:table-cell office:value-type="float" office:value="2958847">
            <text:p>2958847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93731826">
            <text:p>793731826</text:p>
          </table:table-cell>
          <table:table-cell office:value-type="float" office:value="2010596">
            <text:p>2010596</text:p>
          </table:table-cell>
          <table:table-cell office:value-type="float" office:value="4028403">
            <text:p>4028403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561584055">
            <text:p>561584055</text:p>
          </table:table-cell>
          <table:table-cell office:value-type="float" office:value="2190651">
            <text:p>2190651</text:p>
          </table:table-cell>
          <table:table-cell office:value-type="float" office:value="2834451">
            <text:p>2834451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936933365">
            <text:p>936933365</text:p>
          </table:table-cell>
          <table:table-cell office:value-type="float" office:value="2001384">
            <text:p>2001384</text:p>
          </table:table-cell>
          <table:table-cell office:value-type="float" office:value="3511115">
            <text:p>3511115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676883877">
            <text:p>676883877</text:p>
          </table:table-cell>
          <table:table-cell office:value-type="float" office:value="2478772">
            <text:p>2478772</text:p>
          </table:table-cell>
          <table:table-cell office:value-type="float" office:value="3643720">
            <text:p>3643720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06142370">
            <text:p>706142370</text:p>
          </table:table-cell>
          <table:table-cell office:value-type="float" office:value="1616903">
            <text:p>1616903</text:p>
          </table:table-cell>
          <table:table-cell office:value-type="float" office:value="4070955">
            <text:p>4070955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25151236">
            <text:p>725151236</text:p>
          </table:table-cell>
          <table:table-cell office:value-type="float" office:value="2048238">
            <text:p>2048238</text:p>
          </table:table-cell>
          <table:table-cell office:value-type="float" office:value="2725952">
            <text:p>2725952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47072635">
            <text:p>747072635</text:p>
          </table:table-cell>
          <table:table-cell office:value-type="float" office:value="1857071">
            <text:p>1857071</text:p>
          </table:table-cell>
          <table:table-cell office:value-type="float" office:value="3128742">
            <text:p>3128742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25827071">
            <text:p>725827071</text:p>
          </table:table-cell>
          <table:table-cell office:value-type="float" office:value="1651918">
            <text:p>1651918</text:p>
          </table:table-cell>
          <table:table-cell office:value-type="float" office:value="3219069">
            <text:p>3219069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35172493">
            <text:p>735172493</text:p>
          </table:table-cell>
          <table:table-cell office:value-type="float" office:value="2043653">
            <text:p>2043653</text:p>
          </table:table-cell>
          <table:table-cell office:value-type="float" office:value="3207834">
            <text:p>3207834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65258664">
            <text:p>365258664</text:p>
          </table:table-cell>
          <table:table-cell office:value-type="float" office:value="1824368">
            <text:p>1824368</text:p>
          </table:table-cell>
          <table:table-cell office:value-type="float" office:value="3107458">
            <text:p>3107458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04796876">
            <text:p>704796876</text:p>
          </table:table-cell>
          <table:table-cell office:value-type="float" office:value="1779834">
            <text:p>1779834</text:p>
          </table:table-cell>
          <table:table-cell office:value-type="float" office:value="3512265">
            <text:p>3512265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681153136">
            <text:p>681153136</text:p>
          </table:table-cell>
          <table:table-cell office:value-type="float" office:value="1875815">
            <text:p>1875815</text:p>
          </table:table-cell>
          <table:table-cell office:value-type="float" office:value="3130167">
            <text:p>3130167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560255992">
            <text:p>560255992</text:p>
          </table:table-cell>
          <table:table-cell office:value-type="float" office:value="1921451">
            <text:p>1921451</text:p>
          </table:table-cell>
          <table:table-cell office:value-type="float" office:value="3615395">
            <text:p>3615395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648100851">
            <text:p>648100851</text:p>
          </table:table-cell>
          <table:table-cell office:value-type="float" office:value="1721084">
            <text:p>1721084</text:p>
          </table:table-cell>
          <table:table-cell office:value-type="float" office:value="3208444">
            <text:p>3208444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902829081">
            <text:p>902829081</text:p>
          </table:table-cell>
          <table:table-cell office:value-type="float" office:value="1938447">
            <text:p>1938447</text:p>
          </table:table-cell>
          <table:table-cell office:value-type="float" office:value="2862011">
            <text:p>2862011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95777540">
            <text:p>495777540</text:p>
          </table:table-cell>
          <table:table-cell office:value-type="float" office:value="1843835">
            <text:p>1843835</text:p>
          </table:table-cell>
          <table:table-cell office:value-type="float" office:value="3485923">
            <text:p>3485923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43981958">
            <text:p>143981958</text:p>
          </table:table-cell>
          <table:table-cell office:value-type="float" office:value="1716508">
            <text:p>1716508</text:p>
          </table:table-cell>
          <table:table-cell office:value-type="float" office:value="4161414">
            <text:p>4161414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41581229">
            <text:p>741581229</text:p>
          </table:table-cell>
          <table:table-cell office:value-type="float" office:value="2329013">
            <text:p>2329013</text:p>
          </table:table-cell>
          <table:table-cell office:value-type="float" office:value="3065659">
            <text:p>3065659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654111995">
            <text:p>654111995</text:p>
          </table:table-cell>
          <table:table-cell office:value-type="float" office:value="1471581">
            <text:p>1471581</text:p>
          </table:table-cell>
          <table:table-cell office:value-type="float" office:value="3326873">
            <text:p>3326873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79416980">
            <text:p>379416980</text:p>
          </table:table-cell>
          <table:table-cell office:value-type="float" office:value="2475496">
            <text:p>2475496</text:p>
          </table:table-cell>
          <table:table-cell office:value-type="float" office:value="3288400">
            <text:p>3288400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250111737">
            <text:p>250111737</text:p>
          </table:table-cell>
          <table:table-cell office:value-type="float" office:value="1639173">
            <text:p>1639173</text:p>
          </table:table-cell>
          <table:table-cell office:value-type="float" office:value="3190732">
            <text:p>3190732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9819736">
            <text:p>49819736</text:p>
          </table:table-cell>
          <table:table-cell office:value-type="float" office:value="2040710">
            <text:p>2040710</text:p>
          </table:table-cell>
          <table:table-cell office:value-type="float" office:value="3803165">
            <text:p>3803165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867750850">
            <text:p>867750850</text:p>
          </table:table-cell>
          <table:table-cell office:value-type="float" office:value="1885472">
            <text:p>1885472</text:p>
          </table:table-cell>
          <table:table-cell office:value-type="float" office:value="3491177">
            <text:p>3491177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238906548">
            <text:p>238906548</text:p>
          </table:table-cell>
          <table:table-cell office:value-type="float" office:value="1788450">
            <text:p>1788450</text:p>
          </table:table-cell>
          <table:table-cell office:value-type="float" office:value="3353437">
            <text:p>3353437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34619887">
            <text:p>434619887</text:p>
          </table:table-cell>
          <table:table-cell office:value-type="float" office:value="3367274">
            <text:p>3367274</text:p>
          </table:table-cell>
          <table:table-cell office:value-type="float" office:value="3961316">
            <text:p>3961316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805732471">
            <text:p>805732471</text:p>
          </table:table-cell>
          <table:table-cell office:value-type="float" office:value="2230375">
            <text:p>2230375</text:p>
          </table:table-cell>
          <table:table-cell office:value-type="float" office:value="3444665">
            <text:p>3444665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926236468">
            <text:p>926236468</text:p>
          </table:table-cell>
          <table:table-cell office:value-type="float" office:value="2289936">
            <text:p>2289936</text:p>
          </table:table-cell>
          <table:table-cell office:value-type="float" office:value="3243146">
            <text:p>3243146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592992858">
            <text:p>592992858</text:p>
          </table:table-cell>
          <table:table-cell office:value-type="float" office:value="1990786">
            <text:p>1990786</text:p>
          </table:table-cell>
          <table:table-cell office:value-type="float" office:value="3153965">
            <text:p>3153965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578649449">
            <text:p>578649449</text:p>
          </table:table-cell>
          <table:table-cell office:value-type="float" office:value="2722466">
            <text:p>2722466</text:p>
          </table:table-cell>
          <table:table-cell office:value-type="float" office:value="3418852">
            <text:p>3418852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837695591">
            <text:p>837695591</text:p>
          </table:table-cell>
          <table:table-cell office:value-type="float" office:value="2010123">
            <text:p>2010123</text:p>
          </table:table-cell>
          <table:table-cell office:value-type="float" office:value="2879969">
            <text:p>2879969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539901120">
            <text:p>539901120</text:p>
          </table:table-cell>
          <table:table-cell office:value-type="float" office:value="1975048">
            <text:p>1975048</text:p>
          </table:table-cell>
          <table:table-cell office:value-type="float" office:value="3163817">
            <text:p>3163817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9076224">
            <text:p>39076224</text:p>
          </table:table-cell>
          <table:table-cell office:value-type="float" office:value="1825796">
            <text:p>1825796</text:p>
          </table:table-cell>
          <table:table-cell office:value-type="float" office:value="3026624">
            <text:p>3026624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841513110">
            <text:p>841513110</text:p>
          </table:table-cell>
          <table:table-cell office:value-type="float" office:value="2486176">
            <text:p>2486176</text:p>
          </table:table-cell>
          <table:table-cell office:value-type="float" office:value="3230685">
            <text:p>3230685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851194290">
            <text:p>851194290</text:p>
          </table:table-cell>
          <table:table-cell office:value-type="float" office:value="1476941">
            <text:p>1476941</text:p>
          </table:table-cell>
          <table:table-cell office:value-type="float" office:value="3409179">
            <text:p>3409179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77530485">
            <text:p>777530485</text:p>
          </table:table-cell>
          <table:table-cell office:value-type="float" office:value="1942878">
            <text:p>1942878</text:p>
          </table:table-cell>
          <table:table-cell office:value-type="float" office:value="3151084">
            <text:p>3151084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548293788">
            <text:p>548293788</text:p>
          </table:table-cell>
          <table:table-cell office:value-type="float" office:value="2427688">
            <text:p>2427688</text:p>
          </table:table-cell>
          <table:table-cell office:value-type="float" office:value="3995060">
            <text:p>3995060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63833940">
            <text:p>363833940</text:p>
          </table:table-cell>
          <table:table-cell office:value-type="float" office:value="1571371">
            <text:p>1571371</text:p>
          </table:table-cell>
          <table:table-cell office:value-type="float" office:value="2963732">
            <text:p>2963732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1106961">
            <text:p>31106961</text:p>
          </table:table-cell>
          <table:table-cell office:value-type="float" office:value="1822190">
            <text:p>1822190</text:p>
          </table:table-cell>
          <table:table-cell office:value-type="float" office:value="3359490">
            <text:p>3359490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954110994">
            <text:p>954110994</text:p>
          </table:table-cell>
          <table:table-cell office:value-type="float" office:value="1811063">
            <text:p>1811063</text:p>
          </table:table-cell>
          <table:table-cell office:value-type="float" office:value="3282795">
            <text:p>3282795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278302785">
            <text:p>278302785</text:p>
          </table:table-cell>
          <table:table-cell office:value-type="float" office:value="2173681">
            <text:p>2173681</text:p>
          </table:table-cell>
          <table:table-cell office:value-type="float" office:value="3408794">
            <text:p>3408794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82834791">
            <text:p>382834791</text:p>
          </table:table-cell>
          <table:table-cell office:value-type="float" office:value="2294619">
            <text:p>2294619</text:p>
          </table:table-cell>
          <table:table-cell office:value-type="float" office:value="3067661">
            <text:p>3067661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63276961">
            <text:p>463276961</text:p>
          </table:table-cell>
          <table:table-cell office:value-type="float" office:value="1910855">
            <text:p>1910855</text:p>
          </table:table-cell>
          <table:table-cell office:value-type="float" office:value="3423893">
            <text:p>3423893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84941210">
            <text:p>784941210</text:p>
          </table:table-cell>
          <table:table-cell office:value-type="float" office:value="1684601">
            <text:p>1684601</text:p>
          </table:table-cell>
          <table:table-cell office:value-type="float" office:value="3339065">
            <text:p>3339065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619562287">
            <text:p>619562287</text:p>
          </table:table-cell>
          <table:table-cell office:value-type="float" office:value="1740050">
            <text:p>1740050</text:p>
          </table:table-cell>
          <table:table-cell office:value-type="float" office:value="3303360">
            <text:p>3303360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902167271">
            <text:p>902167271</text:p>
          </table:table-cell>
          <table:table-cell office:value-type="float" office:value="1811507">
            <text:p>1811507</text:p>
          </table:table-cell>
          <table:table-cell office:value-type="float" office:value="2742735">
            <text:p>2742735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291005977">
            <text:p>291005977</text:p>
          </table:table-cell>
          <table:table-cell office:value-type="float" office:value="2017631">
            <text:p>2017631</text:p>
          </table:table-cell>
          <table:table-cell office:value-type="float" office:value="3054751">
            <text:p>3054751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827222616">
            <text:p>827222616</text:p>
          </table:table-cell>
          <table:table-cell office:value-type="float" office:value="1969371">
            <text:p>1969371</text:p>
          </table:table-cell>
          <table:table-cell office:value-type="float" office:value="6293365">
            <text:p>6293365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78980758">
            <text:p>178980758</text:p>
          </table:table-cell>
          <table:table-cell office:value-type="float" office:value="1994187">
            <text:p>1994187</text:p>
          </table:table-cell>
          <table:table-cell office:value-type="float" office:value="3287484">
            <text:p>3287484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95067808">
            <text:p>495067808</text:p>
          </table:table-cell>
          <table:table-cell office:value-type="float" office:value="1984850">
            <text:p>1984850</text:p>
          </table:table-cell>
          <table:table-cell office:value-type="float" office:value="3282069">
            <text:p>3282069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95012986">
            <text:p>595012986</text:p>
          </table:table-cell>
          <table:table-cell office:value-type="float" office:value="2020971">
            <text:p>2020971</text:p>
          </table:table-cell>
          <table:table-cell office:value-type="float" office:value="3133264">
            <text:p>3133264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40946102">
            <text:p>540946102</text:p>
          </table:table-cell>
          <table:table-cell office:value-type="float" office:value="2297792">
            <text:p>2297792</text:p>
          </table:table-cell>
          <table:table-cell office:value-type="float" office:value="3771238">
            <text:p>3771238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640661742">
            <text:p>640661742</text:p>
          </table:table-cell>
          <table:table-cell office:value-type="float" office:value="1923792">
            <text:p>1923792</text:p>
          </table:table-cell>
          <table:table-cell office:value-type="float" office:value="3097154">
            <text:p>3097154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23802581">
            <text:p>23802581</text:p>
          </table:table-cell>
          <table:table-cell office:value-type="float" office:value="2027208">
            <text:p>2027208</text:p>
          </table:table-cell>
          <table:table-cell office:value-type="float" office:value="3624695">
            <text:p>3624695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08273467">
            <text:p>108273467</text:p>
          </table:table-cell>
          <table:table-cell office:value-type="float" office:value="3287591">
            <text:p>3287591</text:p>
          </table:table-cell>
          <table:table-cell office:value-type="float" office:value="2910018">
            <text:p>2910018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87681256">
            <text:p>487681256</text:p>
          </table:table-cell>
          <table:table-cell office:value-type="float" office:value="2530108">
            <text:p>2530108</text:p>
          </table:table-cell>
          <table:table-cell office:value-type="float" office:value="3876313">
            <text:p>3876313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47054676">
            <text:p>447054676</text:p>
          </table:table-cell>
          <table:table-cell office:value-type="float" office:value="1951274">
            <text:p>1951274</text:p>
          </table:table-cell>
          <table:table-cell office:value-type="float" office:value="3059640">
            <text:p>3059640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6145958">
            <text:p>56145958</text:p>
          </table:table-cell>
          <table:table-cell office:value-type="float" office:value="1974928">
            <text:p>1974928</text:p>
          </table:table-cell>
          <table:table-cell office:value-type="float" office:value="3209717">
            <text:p>3209717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63209987">
            <text:p>563209987</text:p>
          </table:table-cell>
          <table:table-cell office:value-type="float" office:value="1590326">
            <text:p>1590326</text:p>
          </table:table-cell>
          <table:table-cell office:value-type="float" office:value="3425446">
            <text:p>3425446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891938315">
            <text:p>891938315</text:p>
          </table:table-cell>
          <table:table-cell office:value-type="float" office:value="1990119">
            <text:p>1990119</text:p>
          </table:table-cell>
          <table:table-cell office:value-type="float" office:value="3274851">
            <text:p>3274851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42935845">
            <text:p>442935845</text:p>
          </table:table-cell>
          <table:table-cell office:value-type="float" office:value="1723394">
            <text:p>1723394</text:p>
          </table:table-cell>
          <table:table-cell office:value-type="float" office:value="3335848">
            <text:p>3335848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783207372">
            <text:p>783207372</text:p>
          </table:table-cell>
          <table:table-cell office:value-type="float" office:value="1565886">
            <text:p>1565886</text:p>
          </table:table-cell>
          <table:table-cell office:value-type="float" office:value="3329061">
            <text:p>3329061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824471103">
            <text:p>824471103</text:p>
          </table:table-cell>
          <table:table-cell office:value-type="float" office:value="2075610">
            <text:p>2075610</text:p>
          </table:table-cell>
          <table:table-cell office:value-type="float" office:value="3147045">
            <text:p>3147045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01611146">
            <text:p>501611146</text:p>
          </table:table-cell>
          <table:table-cell office:value-type="float" office:value="1671338">
            <text:p>1671338</text:p>
          </table:table-cell>
          <table:table-cell office:value-type="float" office:value="3086490">
            <text:p>3086490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42835358">
            <text:p>542835358</text:p>
          </table:table-cell>
          <table:table-cell office:value-type="float" office:value="2037520">
            <text:p>2037520</text:p>
          </table:table-cell>
          <table:table-cell office:value-type="float" office:value="4845641">
            <text:p>4845641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22570629">
            <text:p>22570629</text:p>
          </table:table-cell>
          <table:table-cell office:value-type="float" office:value="2246399">
            <text:p>2246399</text:p>
          </table:table-cell>
          <table:table-cell office:value-type="float" office:value="3589366">
            <text:p>3589366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72472935">
            <text:p>472472935</text:p>
          </table:table-cell>
          <table:table-cell office:value-type="float" office:value="1704289">
            <text:p>1704289</text:p>
          </table:table-cell>
          <table:table-cell office:value-type="float" office:value="3968800">
            <text:p>3968800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809801754">
            <text:p>809801754</text:p>
          </table:table-cell>
          <table:table-cell office:value-type="float" office:value="1532420">
            <text:p>1532420</text:p>
          </table:table-cell>
          <table:table-cell office:value-type="float" office:value="4215669">
            <text:p>4215669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898020497">
            <text:p>898020497</text:p>
          </table:table-cell>
          <table:table-cell office:value-type="float" office:value="1871863">
            <text:p>1871863</text:p>
          </table:table-cell>
          <table:table-cell office:value-type="float" office:value="3098811">
            <text:p>3098811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973073585">
            <text:p>973073585</text:p>
          </table:table-cell>
          <table:table-cell office:value-type="float" office:value="2500355">
            <text:p>2500355</text:p>
          </table:table-cell>
          <table:table-cell office:value-type="float" office:value="4088369">
            <text:p>4088369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924317774">
            <text:p>924317774</text:p>
          </table:table-cell>
          <table:table-cell office:value-type="float" office:value="1925935">
            <text:p>1925935</text:p>
          </table:table-cell>
          <table:table-cell office:value-type="float" office:value="2969620">
            <text:p>2969620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609385137">
            <text:p>609385137</text:p>
          </table:table-cell>
          <table:table-cell office:value-type="float" office:value="1976579">
            <text:p>1976579</text:p>
          </table:table-cell>
          <table:table-cell office:value-type="float" office:value="3007795">
            <text:p>3007795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7132980">
            <text:p>37132980</text:p>
          </table:table-cell>
          <table:table-cell office:value-type="float" office:value="1973703">
            <text:p>1973703</text:p>
          </table:table-cell>
          <table:table-cell office:value-type="float" office:value="2982052">
            <text:p>2982052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743555110">
            <text:p>743555110</text:p>
          </table:table-cell>
          <table:table-cell office:value-type="float" office:value="2535184">
            <text:p>2535184</text:p>
          </table:table-cell>
          <table:table-cell office:value-type="float" office:value="3105768">
            <text:p>3105768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71395770">
            <text:p>371395770</text:p>
          </table:table-cell>
          <table:table-cell office:value-type="float" office:value="1952330">
            <text:p>1952330</text:p>
          </table:table-cell>
          <table:table-cell office:value-type="float" office:value="3058218">
            <text:p>3058218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711926403">
            <text:p>711926403</text:p>
          </table:table-cell>
          <table:table-cell office:value-type="float" office:value="1620379">
            <text:p>1620379</text:p>
          </table:table-cell>
          <table:table-cell office:value-type="float" office:value="3412155">
            <text:p>3412155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59336130">
            <text:p>559336130</text:p>
          </table:table-cell>
          <table:table-cell office:value-type="float" office:value="2611565">
            <text:p>2611565</text:p>
          </table:table-cell>
          <table:table-cell office:value-type="float" office:value="3439373">
            <text:p>3439373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915328040">
            <text:p>915328040</text:p>
          </table:table-cell>
          <table:table-cell office:value-type="float" office:value="1742328">
            <text:p>1742328</text:p>
          </table:table-cell>
          <table:table-cell office:value-type="float" office:value="3322516">
            <text:p>3322516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778484475">
            <text:p>778484475</text:p>
          </table:table-cell>
          <table:table-cell office:value-type="float" office:value="2085957">
            <text:p>2085957</text:p>
          </table:table-cell>
          <table:table-cell office:value-type="float" office:value="3051436">
            <text:p>3051436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65343646">
            <text:p>165343646</text:p>
          </table:table-cell>
          <table:table-cell office:value-type="float" office:value="1636937">
            <text:p>1636937</text:p>
          </table:table-cell>
          <table:table-cell office:value-type="float" office:value="3910286">
            <text:p>3910286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846969101">
            <text:p>846969101</text:p>
          </table:table-cell>
          <table:table-cell office:value-type="float" office:value="1968963">
            <text:p>1968963</text:p>
          </table:table-cell>
          <table:table-cell office:value-type="float" office:value="2886798">
            <text:p>2886798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704328469">
            <text:p>704328469</text:p>
          </table:table-cell>
          <table:table-cell office:value-type="float" office:value="2356852">
            <text:p>2356852</text:p>
          </table:table-cell>
          <table:table-cell office:value-type="float" office:value="3839462">
            <text:p>3839462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57180214">
            <text:p>557180214</text:p>
          </table:table-cell>
          <table:table-cell office:value-type="float" office:value="1816530">
            <text:p>1816530</text:p>
          </table:table-cell>
          <table:table-cell office:value-type="float" office:value="3408744">
            <text:p>3408744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844071834">
            <text:p>844071834</text:p>
          </table:table-cell>
          <table:table-cell office:value-type="float" office:value="2018335">
            <text:p>2018335</text:p>
          </table:table-cell>
          <table:table-cell office:value-type="float" office:value="2902387">
            <text:p>2902387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20178220">
            <text:p>520178220</text:p>
          </table:table-cell>
          <table:table-cell office:value-type="float" office:value="2089024">
            <text:p>2089024</text:p>
          </table:table-cell>
          <table:table-cell office:value-type="float" office:value="3826990">
            <text:p>3826990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872080966">
            <text:p>872080966</text:p>
          </table:table-cell>
          <table:table-cell office:value-type="float" office:value="1512399">
            <text:p>1512399</text:p>
          </table:table-cell>
          <table:table-cell office:value-type="float" office:value="3427297">
            <text:p>3427297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911768978">
            <text:p>911768978</text:p>
          </table:table-cell>
          <table:table-cell office:value-type="float" office:value="1945832">
            <text:p>1945832</text:p>
          </table:table-cell>
          <table:table-cell office:value-type="float" office:value="3354000">
            <text:p>3354000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895104138">
            <text:p>895104138</text:p>
          </table:table-cell>
          <table:table-cell office:value-type="float" office:value="1956197">
            <text:p>1956197</text:p>
          </table:table-cell>
          <table:table-cell office:value-type="float" office:value="3033058">
            <text:p>3033058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692822349">
            <text:p>692822349</text:p>
          </table:table-cell>
          <table:table-cell office:value-type="float" office:value="2615875">
            <text:p>2615875</text:p>
          </table:table-cell>
          <table:table-cell office:value-type="float" office:value="3636747">
            <text:p>3636747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762559313">
            <text:p>762559313</text:p>
          </table:table-cell>
          <table:table-cell office:value-type="float" office:value="1871494">
            <text:p>1871494</text:p>
          </table:table-cell>
          <table:table-cell office:value-type="float" office:value="3450099">
            <text:p>3450099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38272696">
            <text:p>538272696</text:p>
          </table:table-cell>
          <table:table-cell office:value-type="float" office:value="1858730">
            <text:p>1858730</text:p>
          </table:table-cell>
          <table:table-cell office:value-type="float" office:value="3300849">
            <text:p>3300849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18167230">
            <text:p>118167230</text:p>
          </table:table-cell>
          <table:table-cell office:value-type="float" office:value="2534964">
            <text:p>2534964</text:p>
          </table:table-cell>
          <table:table-cell office:value-type="float" office:value="3550500">
            <text:p>3550500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63312937">
            <text:p>363312937</text:p>
          </table:table-cell>
          <table:table-cell office:value-type="float" office:value="1918615">
            <text:p>1918615</text:p>
          </table:table-cell>
          <table:table-cell office:value-type="float" office:value="3532775">
            <text:p>3532775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783781047">
            <text:p>783781047</text:p>
          </table:table-cell>
          <table:table-cell office:value-type="float" office:value="1893800">
            <text:p>1893800</text:p>
          </table:table-cell>
          <table:table-cell office:value-type="float" office:value="2652299">
            <text:p>2652299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85006872">
            <text:p>585006872</text:p>
          </table:table-cell>
          <table:table-cell office:value-type="float" office:value="1670677">
            <text:p>1670677</text:p>
          </table:table-cell>
          <table:table-cell office:value-type="float" office:value="3216336">
            <text:p>3216336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52411924">
            <text:p>752411924</text:p>
          </table:table-cell>
          <table:table-cell office:value-type="float" office:value="2896191">
            <text:p>2896191</text:p>
          </table:table-cell>
          <table:table-cell office:value-type="float" office:value="3501041">
            <text:p>3501041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67827897">
            <text:p>767827897</text:p>
          </table:table-cell>
          <table:table-cell office:value-type="float" office:value="1985277">
            <text:p>1985277</text:p>
          </table:table-cell>
          <table:table-cell office:value-type="float" office:value="3137174">
            <text:p>3137174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466273647">
            <text:p>466273647</text:p>
          </table:table-cell>
          <table:table-cell office:value-type="float" office:value="1833803">
            <text:p>1833803</text:p>
          </table:table-cell>
          <table:table-cell office:value-type="float" office:value="3163904">
            <text:p>3163904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690857471">
            <text:p>690857471</text:p>
          </table:table-cell>
          <table:table-cell office:value-type="float" office:value="1997422">
            <text:p>1997422</text:p>
          </table:table-cell>
          <table:table-cell office:value-type="float" office:value="4156355">
            <text:p>4156355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642139722">
            <text:p>642139722</text:p>
          </table:table-cell>
          <table:table-cell office:value-type="float" office:value="2557248">
            <text:p>2557248</text:p>
          </table:table-cell>
          <table:table-cell office:value-type="float" office:value="4576998">
            <text:p>4576998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21642689">
            <text:p>321642689</text:p>
          </table:table-cell>
          <table:table-cell office:value-type="float" office:value="1571438">
            <text:p>1571438</text:p>
          </table:table-cell>
          <table:table-cell office:value-type="float" office:value="3105126">
            <text:p>3105126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15082706">
            <text:p>315082706</text:p>
          </table:table-cell>
          <table:table-cell office:value-type="float" office:value="2097680">
            <text:p>2097680</text:p>
          </table:table-cell>
          <table:table-cell office:value-type="float" office:value="3651545">
            <text:p>3651545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68444671">
            <text:p>768444671</text:p>
          </table:table-cell>
          <table:table-cell office:value-type="float" office:value="2352176">
            <text:p>2352176</text:p>
          </table:table-cell>
          <table:table-cell office:value-type="float" office:value="3244075">
            <text:p>3244075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61726431">
            <text:p>561726431</text:p>
          </table:table-cell>
          <table:table-cell office:value-type="float" office:value="2117545">
            <text:p>2117545</text:p>
          </table:table-cell>
          <table:table-cell office:value-type="float" office:value="3415777">
            <text:p>3415777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13798125">
            <text:p>513798125</text:p>
          </table:table-cell>
          <table:table-cell office:value-type="float" office:value="2381551">
            <text:p>2381551</text:p>
          </table:table-cell>
          <table:table-cell office:value-type="float" office:value="3575264">
            <text:p>3575264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27577003">
            <text:p>327577003</text:p>
          </table:table-cell>
          <table:table-cell office:value-type="float" office:value="2156152">
            <text:p>2156152</text:p>
          </table:table-cell>
          <table:table-cell office:value-type="float" office:value="3220804">
            <text:p>3220804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34437798">
            <text:p>834437798</text:p>
          </table:table-cell>
          <table:table-cell office:value-type="float" office:value="2038315">
            <text:p>2038315</text:p>
          </table:table-cell>
          <table:table-cell office:value-type="float" office:value="3728849">
            <text:p>3728849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80991111">
            <text:p>980991111</text:p>
          </table:table-cell>
          <table:table-cell office:value-type="float" office:value="1933996">
            <text:p>1933996</text:p>
          </table:table-cell>
          <table:table-cell office:value-type="float" office:value="3203244">
            <text:p>3203244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689836141">
            <text:p>689836141</text:p>
          </table:table-cell>
          <table:table-cell office:value-type="float" office:value="1992355">
            <text:p>1992355</text:p>
          </table:table-cell>
          <table:table-cell office:value-type="float" office:value="4326883">
            <text:p>4326883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47863749">
            <text:p>747863749</text:p>
          </table:table-cell>
          <table:table-cell office:value-type="float" office:value="2152429">
            <text:p>2152429</text:p>
          </table:table-cell>
          <table:table-cell office:value-type="float" office:value="3774981">
            <text:p>3774981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31869686">
            <text:p>731869686</text:p>
          </table:table-cell>
          <table:table-cell office:value-type="float" office:value="2030956">
            <text:p>2030956</text:p>
          </table:table-cell>
          <table:table-cell office:value-type="float" office:value="2804449">
            <text:p>2804449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693253324">
            <text:p>693253324</text:p>
          </table:table-cell>
          <table:table-cell office:value-type="float" office:value="1905975">
            <text:p>1905975</text:p>
          </table:table-cell>
          <table:table-cell office:value-type="float" office:value="3929809">
            <text:p>3929809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491475416">
            <text:p>491475416</text:p>
          </table:table-cell>
          <table:table-cell office:value-type="float" office:value="1869730">
            <text:p>1869730</text:p>
          </table:table-cell>
          <table:table-cell office:value-type="float" office:value="3370096">
            <text:p>3370096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25914416">
            <text:p>25914416</text:p>
          </table:table-cell>
          <table:table-cell office:value-type="float" office:value="2839205">
            <text:p>2839205</text:p>
          </table:table-cell>
          <table:table-cell office:value-type="float" office:value="3475138">
            <text:p>3475138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61201412">
            <text:p>961201412</text:p>
          </table:table-cell>
          <table:table-cell office:value-type="float" office:value="1976461">
            <text:p>1976461</text:p>
          </table:table-cell>
          <table:table-cell office:value-type="float" office:value="3653299">
            <text:p>3653299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646797870">
            <text:p>646797870</text:p>
          </table:table-cell>
          <table:table-cell office:value-type="float" office:value="1907441">
            <text:p>1907441</text:p>
          </table:table-cell>
          <table:table-cell office:value-type="float" office:value="4162448">
            <text:p>4162448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15325577">
            <text:p>815325577</text:p>
          </table:table-cell>
          <table:table-cell office:value-type="float" office:value="1912613">
            <text:p>1912613</text:p>
          </table:table-cell>
          <table:table-cell office:value-type="float" office:value="3409071">
            <text:p>3409071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79134133">
            <text:p>979134133</text:p>
          </table:table-cell>
          <table:table-cell office:value-type="float" office:value="2113444">
            <text:p>2113444</text:p>
          </table:table-cell>
          <table:table-cell office:value-type="float" office:value="3289282">
            <text:p>3289282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24219421">
            <text:p>24219421</text:p>
          </table:table-cell>
          <table:table-cell office:value-type="float" office:value="2072646">
            <text:p>2072646</text:p>
          </table:table-cell>
          <table:table-cell office:value-type="float" office:value="3681726">
            <text:p>3681726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42980294">
            <text:p>542980294</text:p>
          </table:table-cell>
          <table:table-cell office:value-type="float" office:value="1982778">
            <text:p>1982778</text:p>
          </table:table-cell>
          <table:table-cell office:value-type="float" office:value="3202462">
            <text:p>3202462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5963793">
            <text:p>75963793</text:p>
          </table:table-cell>
          <table:table-cell office:value-type="float" office:value="2037919">
            <text:p>2037919</text:p>
          </table:table-cell>
          <table:table-cell office:value-type="float" office:value="2922591">
            <text:p>2922591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21576361">
            <text:p>921576361</text:p>
          </table:table-cell>
          <table:table-cell office:value-type="float" office:value="2047602">
            <text:p>2047602</text:p>
          </table:table-cell>
          <table:table-cell office:value-type="float" office:value="4600156">
            <text:p>4600156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687610135">
            <text:p>687610135</text:p>
          </table:table-cell>
          <table:table-cell office:value-type="float" office:value="2045864">
            <text:p>2045864</text:p>
          </table:table-cell>
          <table:table-cell office:value-type="float" office:value="3138776">
            <text:p>3138776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94381884">
            <text:p>794381884</text:p>
          </table:table-cell>
          <table:table-cell office:value-type="float" office:value="2232537">
            <text:p>2232537</text:p>
          </table:table-cell>
          <table:table-cell office:value-type="float" office:value="3585714">
            <text:p>3585714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78733358">
            <text:p>878733358</text:p>
          </table:table-cell>
          <table:table-cell office:value-type="float" office:value="2714240">
            <text:p>2714240</text:p>
          </table:table-cell>
          <table:table-cell office:value-type="float" office:value="3264529">
            <text:p>3264529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35712011">
            <text:p>535712011</text:p>
          </table:table-cell>
          <table:table-cell office:value-type="float" office:value="1954561">
            <text:p>1954561</text:p>
          </table:table-cell>
          <table:table-cell office:value-type="float" office:value="3709244">
            <text:p>3709244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56773397">
            <text:p>956773397</text:p>
          </table:table-cell>
          <table:table-cell office:value-type="float" office:value="1742551">
            <text:p>1742551</text:p>
          </table:table-cell>
          <table:table-cell office:value-type="float" office:value="5514897">
            <text:p>5514897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73806170">
            <text:p>973806170</text:p>
          </table:table-cell>
          <table:table-cell office:value-type="float" office:value="2286730">
            <text:p>2286730</text:p>
          </table:table-cell>
          <table:table-cell office:value-type="float" office:value="3964177">
            <text:p>3964177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68637121">
            <text:p>68637121</text:p>
          </table:table-cell>
          <table:table-cell office:value-type="float" office:value="2009159">
            <text:p>2009159</text:p>
          </table:table-cell>
          <table:table-cell office:value-type="float" office:value="3639036">
            <text:p>3639036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89516709">
            <text:p>989516709</text:p>
          </table:table-cell>
          <table:table-cell office:value-type="float" office:value="2011290">
            <text:p>2011290</text:p>
          </table:table-cell>
          <table:table-cell office:value-type="float" office:value="4079316">
            <text:p>4079316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2060550">
            <text:p>32060550</text:p>
          </table:table-cell>
          <table:table-cell office:value-type="float" office:value="3009746">
            <text:p>3009746</text:p>
          </table:table-cell>
          <table:table-cell office:value-type="float" office:value="3224734">
            <text:p>3224734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73166348">
            <text:p>973166348</text:p>
          </table:table-cell>
          <table:table-cell office:value-type="float" office:value="2000351">
            <text:p>2000351</text:p>
          </table:table-cell>
          <table:table-cell office:value-type="float" office:value="3980901">
            <text:p>3980901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16592059">
            <text:p>916592059</text:p>
          </table:table-cell>
          <table:table-cell office:value-type="float" office:value="1842766">
            <text:p>1842766</text:p>
          </table:table-cell>
          <table:table-cell office:value-type="float" office:value="3686177">
            <text:p>3686177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26184285">
            <text:p>926184285</text:p>
          </table:table-cell>
          <table:table-cell office:value-type="float" office:value="2157004">
            <text:p>2157004</text:p>
          </table:table-cell>
          <table:table-cell office:value-type="float" office:value="3200791">
            <text:p>3200791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690233449">
            <text:p>690233449</text:p>
          </table:table-cell>
          <table:table-cell office:value-type="float" office:value="2718328">
            <text:p>2718328</text:p>
          </table:table-cell>
          <table:table-cell office:value-type="float" office:value="3469808">
            <text:p>3469808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13963904">
            <text:p>713963904</text:p>
          </table:table-cell>
          <table:table-cell office:value-type="float" office:value="2111124">
            <text:p>2111124</text:p>
          </table:table-cell>
          <table:table-cell office:value-type="float" office:value="4091023">
            <text:p>4091023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18077015">
            <text:p>318077015</text:p>
          </table:table-cell>
          <table:table-cell office:value-type="float" office:value="1961853">
            <text:p>1961853</text:p>
          </table:table-cell>
          <table:table-cell office:value-type="float" office:value="3263901">
            <text:p>3263901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02339220">
            <text:p>802339220</text:p>
          </table:table-cell>
          <table:table-cell office:value-type="float" office:value="3062395">
            <text:p>3062395</text:p>
          </table:table-cell>
          <table:table-cell office:value-type="float" office:value="3165409">
            <text:p>3165409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68550955">
            <text:p>968550955</text:p>
          </table:table-cell>
          <table:table-cell office:value-type="float" office:value="1891080">
            <text:p>1891080</text:p>
          </table:table-cell>
          <table:table-cell office:value-type="float" office:value="3646176">
            <text:p>3646176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42818764">
            <text:p>942818764</text:p>
          </table:table-cell>
          <table:table-cell office:value-type="float" office:value="1980274">
            <text:p>1980274</text:p>
          </table:table-cell>
          <table:table-cell office:value-type="float" office:value="3602131">
            <text:p>3602131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41783853">
            <text:p>941783853</text:p>
          </table:table-cell>
          <table:table-cell office:value-type="float" office:value="1922905">
            <text:p>1922905</text:p>
          </table:table-cell>
          <table:table-cell office:value-type="float" office:value="3603854">
            <text:p>3603854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28677753">
            <text:p>928677753</text:p>
          </table:table-cell>
          <table:table-cell office:value-type="float" office:value="1810727">
            <text:p>1810727</text:p>
          </table:table-cell>
          <table:table-cell office:value-type="float" office:value="3494964">
            <text:p>3494964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75459464">
            <text:p>975459464</text:p>
          </table:table-cell>
          <table:table-cell office:value-type="float" office:value="2047972">
            <text:p>2047972</text:p>
          </table:table-cell>
          <table:table-cell office:value-type="float" office:value="3159859">
            <text:p>3159859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8277759">
            <text:p>18277759</text:p>
          </table:table-cell>
          <table:table-cell office:value-type="float" office:value="2931349">
            <text:p>2931349</text:p>
          </table:table-cell>
          <table:table-cell office:value-type="float" office:value="3831493">
            <text:p>3831493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80764694">
            <text:p>980764694</text:p>
          </table:table-cell>
          <table:table-cell office:value-type="float" office:value="1788843">
            <text:p>1788843</text:p>
          </table:table-cell>
          <table:table-cell office:value-type="float" office:value="3493750">
            <text:p>3493750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560109415">
            <text:p>560109415</text:p>
          </table:table-cell>
          <table:table-cell office:value-type="float" office:value="1636880">
            <text:p>1636880</text:p>
          </table:table-cell>
          <table:table-cell office:value-type="float" office:value="3427197">
            <text:p>3427197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622465540">
            <text:p>622465540</text:p>
          </table:table-cell>
          <table:table-cell office:value-type="float" office:value="2101091">
            <text:p>2101091</text:p>
          </table:table-cell>
          <table:table-cell office:value-type="float" office:value="3313719">
            <text:p>3313719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248090964">
            <text:p>248090964</text:p>
          </table:table-cell>
          <table:table-cell office:value-type="float" office:value="2702249">
            <text:p>2702249</text:p>
          </table:table-cell>
          <table:table-cell office:value-type="float" office:value="3715468">
            <text:p>3715468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23647198">
            <text:p>123647198</text:p>
          </table:table-cell>
          <table:table-cell office:value-type="float" office:value="2197314">
            <text:p>2197314</text:p>
          </table:table-cell>
          <table:table-cell office:value-type="float" office:value="3643646">
            <text:p>3643646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202917138">
            <text:p>202917138</text:p>
          </table:table-cell>
          <table:table-cell office:value-type="float" office:value="2243849">
            <text:p>2243849</text:p>
          </table:table-cell>
          <table:table-cell office:value-type="float" office:value="3693539">
            <text:p>3693539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83676636">
            <text:p>83676636</text:p>
          </table:table-cell>
          <table:table-cell office:value-type="float" office:value="1467930">
            <text:p>1467930</text:p>
          </table:table-cell>
          <table:table-cell office:value-type="float" office:value="3694840">
            <text:p>3694840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46068417">
            <text:p>146068417</text:p>
          </table:table-cell>
          <table:table-cell office:value-type="float" office:value="2212703">
            <text:p>2212703</text:p>
          </table:table-cell>
          <table:table-cell office:value-type="float" office:value="3394273">
            <text:p>3394273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846590692">
            <text:p>846590692</text:p>
          </table:table-cell>
          <table:table-cell office:value-type="float" office:value="1802951">
            <text:p>1802951</text:p>
          </table:table-cell>
          <table:table-cell office:value-type="float" office:value="3661292">
            <text:p>3661292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604969558">
            <text:p>604969558</text:p>
          </table:table-cell>
          <table:table-cell office:value-type="float" office:value="2543649">
            <text:p>2543649</text:p>
          </table:table-cell>
          <table:table-cell office:value-type="float" office:value="3730773">
            <text:p>3730773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18492024">
            <text:p>118492024</text:p>
          </table:table-cell>
          <table:table-cell office:value-type="float" office:value="2204032">
            <text:p>2204032</text:p>
          </table:table-cell>
          <table:table-cell office:value-type="float" office:value="4050938">
            <text:p>4050938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741315492">
            <text:p>741315492</text:p>
          </table:table-cell>
          <table:table-cell office:value-type="float" office:value="2493617">
            <text:p>2493617</text:p>
          </table:table-cell>
          <table:table-cell office:value-type="float" office:value="3290160">
            <text:p>3290160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71414660">
            <text:p>371414660</text:p>
          </table:table-cell>
          <table:table-cell office:value-type="float" office:value="2325228">
            <text:p>2325228</text:p>
          </table:table-cell>
          <table:table-cell office:value-type="float" office:value="3603528">
            <text:p>3603528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998651794">
            <text:p>998651794</text:p>
          </table:table-cell>
          <table:table-cell office:value-type="float" office:value="2098998">
            <text:p>2098998</text:p>
          </table:table-cell>
          <table:table-cell office:value-type="float" office:value="4279338">
            <text:p>4279338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591411965">
            <text:p>591411965</text:p>
          </table:table-cell>
          <table:table-cell office:value-type="float" office:value="2390545">
            <text:p>2390545</text:p>
          </table:table-cell>
          <table:table-cell office:value-type="float" office:value="3198181">
            <text:p>3198181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823655016">
            <text:p>823655016</text:p>
          </table:table-cell>
          <table:table-cell office:value-type="float" office:value="1861286">
            <text:p>1861286</text:p>
          </table:table-cell>
          <table:table-cell office:value-type="float" office:value="3272755">
            <text:p>3272755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46151886">
            <text:p>346151886</text:p>
          </table:table-cell>
          <table:table-cell office:value-type="float" office:value="2069982">
            <text:p>2069982</text:p>
          </table:table-cell>
          <table:table-cell office:value-type="float" office:value="3917424">
            <text:p>3917424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711717538">
            <text:p>711717538</text:p>
          </table:table-cell>
          <table:table-cell office:value-type="float" office:value="1658418">
            <text:p>1658418</text:p>
          </table:table-cell>
          <table:table-cell office:value-type="float" office:value="3373023">
            <text:p>3373023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268944273">
            <text:p>268944273</text:p>
          </table:table-cell>
          <table:table-cell office:value-type="float" office:value="3083296">
            <text:p>3083296</text:p>
          </table:table-cell>
          <table:table-cell office:value-type="float" office:value="4394461">
            <text:p>4394461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81602848">
            <text:p>81602848</text:p>
          </table:table-cell>
          <table:table-cell office:value-type="float" office:value="2963925">
            <text:p>2963925</text:p>
          </table:table-cell>
          <table:table-cell office:value-type="float" office:value="3226741">
            <text:p>3226741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29508635">
            <text:p>29508635</text:p>
          </table:table-cell>
          <table:table-cell office:value-type="float" office:value="1987803">
            <text:p>1987803</text:p>
          </table:table-cell>
          <table:table-cell office:value-type="float" office:value="3286026">
            <text:p>3286026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79080810">
            <text:p>179080810</text:p>
          </table:table-cell>
          <table:table-cell office:value-type="float" office:value="1806943">
            <text:p>1806943</text:p>
          </table:table-cell>
          <table:table-cell office:value-type="float" office:value="3643379">
            <text:p>3643379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692311344">
            <text:p>692311344</text:p>
          </table:table-cell>
          <table:table-cell office:value-type="float" office:value="2961391">
            <text:p>2961391</text:p>
          </table:table-cell>
          <table:table-cell office:value-type="float" office:value="4114578">
            <text:p>4114578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68783972">
            <text:p>368783972</text:p>
          </table:table-cell>
          <table:table-cell office:value-type="float" office:value="1717775">
            <text:p>1717775</text:p>
          </table:table-cell>
          <table:table-cell office:value-type="float" office:value="3191234">
            <text:p>3191234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46676865">
            <text:p>146676865</text:p>
          </table:table-cell>
          <table:table-cell office:value-type="float" office:value="2784020">
            <text:p>2784020</text:p>
          </table:table-cell>
          <table:table-cell office:value-type="float" office:value="4507525">
            <text:p>4507525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06779707">
            <text:p>106779707</text:p>
          </table:table-cell>
          <table:table-cell office:value-type="float" office:value="2012403">
            <text:p>2012403</text:p>
          </table:table-cell>
          <table:table-cell office:value-type="float" office:value="3675364">
            <text:p>3675364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9391248">
            <text:p>9391248</text:p>
          </table:table-cell>
          <table:table-cell office:value-type="float" office:value="2583908">
            <text:p>2583908</text:p>
          </table:table-cell>
          <table:table-cell office:value-type="float" office:value="3591003">
            <text:p>3591003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62083006">
            <text:p>362083006</text:p>
          </table:table-cell>
          <table:table-cell office:value-type="float" office:value="2388779">
            <text:p>2388779</text:p>
          </table:table-cell>
          <table:table-cell office:value-type="float" office:value="4733074">
            <text:p>4733074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81719945">
            <text:p>81719945</text:p>
          </table:table-cell>
          <table:table-cell office:value-type="float" office:value="1788081">
            <text:p>1788081</text:p>
          </table:table-cell>
          <table:table-cell office:value-type="float" office:value="3249113">
            <text:p>3249113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810181378">
            <text:p>810181378</text:p>
          </table:table-cell>
          <table:table-cell office:value-type="float" office:value="2349997">
            <text:p>2349997</text:p>
          </table:table-cell>
          <table:table-cell office:value-type="float" office:value="3526971">
            <text:p>3526971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672101999">
            <text:p>672101999</text:p>
          </table:table-cell>
          <table:table-cell office:value-type="float" office:value="1985427">
            <text:p>1985427</text:p>
          </table:table-cell>
          <table:table-cell office:value-type="float" office:value="3261373">
            <text:p>3261373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298415445">
            <text:p>298415445</text:p>
          </table:table-cell>
          <table:table-cell office:value-type="float" office:value="2283453">
            <text:p>2283453</text:p>
          </table:table-cell>
          <table:table-cell office:value-type="float" office:value="4251050">
            <text:p>4251050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16789718">
            <text:p>116789718</text:p>
          </table:table-cell>
          <table:table-cell office:value-type="float" office:value="2031676">
            <text:p>2031676</text:p>
          </table:table-cell>
          <table:table-cell office:value-type="float" office:value="3539731">
            <text:p>3539731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647150510">
            <text:p>647150510</text:p>
          </table:table-cell>
          <table:table-cell office:value-type="float" office:value="1828897">
            <text:p>1828897</text:p>
          </table:table-cell>
          <table:table-cell office:value-type="float" office:value="3553962">
            <text:p>3553962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47590732">
            <text:p>347590732</text:p>
          </table:table-cell>
          <table:table-cell office:value-type="float" office:value="2472752">
            <text:p>2472752</text:p>
          </table:table-cell>
          <table:table-cell office:value-type="float" office:value="4128107">
            <text:p>4128107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997664806">
            <text:p>997664806</text:p>
          </table:table-cell>
          <table:table-cell office:value-type="float" office:value="2006625">
            <text:p>2006625</text:p>
          </table:table-cell>
          <table:table-cell office:value-type="float" office:value="3305338">
            <text:p>3305338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934631648">
            <text:p>934631648</text:p>
          </table:table-cell>
          <table:table-cell office:value-type="float" office:value="2010554">
            <text:p>2010554</text:p>
          </table:table-cell>
          <table:table-cell office:value-type="float" office:value="4199106">
            <text:p>4199106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13609558">
            <text:p>313609558</text:p>
          </table:table-cell>
          <table:table-cell office:value-type="float" office:value="2729821">
            <text:p>2729821</text:p>
          </table:table-cell>
          <table:table-cell office:value-type="float" office:value="3754281">
            <text:p>3754281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847501082">
            <text:p>847501082</text:p>
          </table:table-cell>
          <table:table-cell office:value-type="float" office:value="1876812">
            <text:p>1876812</text:p>
          </table:table-cell>
          <table:table-cell office:value-type="float" office:value="4249647">
            <text:p>4249647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916708259">
            <text:p>916708259</text:p>
          </table:table-cell>
          <table:table-cell office:value-type="float" office:value="1930722">
            <text:p>1930722</text:p>
          </table:table-cell>
          <table:table-cell office:value-type="float" office:value="3730071">
            <text:p>3730071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731395412">
            <text:p>731395412</text:p>
          </table:table-cell>
          <table:table-cell office:value-type="float" office:value="2733936">
            <text:p>2733936</text:p>
          </table:table-cell>
          <table:table-cell office:value-type="float" office:value="3819451">
            <text:p>3819451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795439263">
            <text:p>795439263</text:p>
          </table:table-cell>
          <table:table-cell office:value-type="float" office:value="2134406">
            <text:p>2134406</text:p>
          </table:table-cell>
          <table:table-cell office:value-type="float" office:value="4253429">
            <text:p>4253429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03548621">
            <text:p>103548621</text:p>
          </table:table-cell>
          <table:table-cell office:value-type="float" office:value="2394204">
            <text:p>2394204</text:p>
          </table:table-cell>
          <table:table-cell office:value-type="float" office:value="3903470">
            <text:p>3903470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831768531">
            <text:p>831768531</text:p>
          </table:table-cell>
          <table:table-cell office:value-type="float" office:value="2157337">
            <text:p>2157337</text:p>
          </table:table-cell>
          <table:table-cell office:value-type="float" office:value="3323673">
            <text:p>3323673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50699283">
            <text:p>450699283</text:p>
          </table:table-cell>
          <table:table-cell office:value-type="float" office:value="2387464">
            <text:p>2387464</text:p>
          </table:table-cell>
          <table:table-cell office:value-type="float" office:value="4026579">
            <text:p>4026579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04124515">
            <text:p>104124515</text:p>
          </table:table-cell>
          <table:table-cell office:value-type="float" office:value="2114316">
            <text:p>2114316</text:p>
          </table:table-cell>
          <table:table-cell office:value-type="float" office:value="3640260">
            <text:p>3640260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68303310">
            <text:p>68303310</text:p>
          </table:table-cell>
          <table:table-cell office:value-type="float" office:value="2820565">
            <text:p>2820565</text:p>
          </table:table-cell>
          <table:table-cell office:value-type="float" office:value="4583746">
            <text:p>4583746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940227624">
            <text:p>940227624</text:p>
          </table:table-cell>
          <table:table-cell office:value-type="float" office:value="1972219">
            <text:p>1972219</text:p>
          </table:table-cell>
          <table:table-cell office:value-type="float" office:value="3841273">
            <text:p>3841273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791405905">
            <text:p>791405905</text:p>
          </table:table-cell>
          <table:table-cell office:value-type="float" office:value="2373007">
            <text:p>2373007</text:p>
          </table:table-cell>
          <table:table-cell office:value-type="float" office:value="3441547">
            <text:p>3441547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71094728">
            <text:p>71094728</text:p>
          </table:table-cell>
          <table:table-cell office:value-type="float" office:value="2249507">
            <text:p>2249507</text:p>
          </table:table-cell>
          <table:table-cell office:value-type="float" office:value="3210823">
            <text:p>3210823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241329688">
            <text:p>241329688</text:p>
          </table:table-cell>
          <table:table-cell office:value-type="float" office:value="1813233">
            <text:p>1813233</text:p>
          </table:table-cell>
          <table:table-cell office:value-type="float" office:value="3865105">
            <text:p>3865105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43899426">
            <text:p>243899426</text:p>
          </table:table-cell>
          <table:table-cell office:value-type="float" office:value="2249492">
            <text:p>2249492</text:p>
          </table:table-cell>
          <table:table-cell office:value-type="float" office:value="4432221">
            <text:p>4432221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620682875">
            <text:p>620682875</text:p>
          </table:table-cell>
          <table:table-cell office:value-type="float" office:value="2415284">
            <text:p>2415284</text:p>
          </table:table-cell>
          <table:table-cell office:value-type="float" office:value="3911082">
            <text:p>3911082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647803439">
            <text:p>647803439</text:p>
          </table:table-cell>
          <table:table-cell office:value-type="float" office:value="1894192">
            <text:p>1894192</text:p>
          </table:table-cell>
          <table:table-cell office:value-type="float" office:value="3467780">
            <text:p>3467780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742665735">
            <text:p>742665735</text:p>
          </table:table-cell>
          <table:table-cell office:value-type="float" office:value="2691450">
            <text:p>2691450</text:p>
          </table:table-cell>
          <table:table-cell office:value-type="float" office:value="4530556">
            <text:p>4530556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749840272">
            <text:p>749840272</text:p>
          </table:table-cell>
          <table:table-cell office:value-type="float" office:value="1858622">
            <text:p>1858622</text:p>
          </table:table-cell>
          <table:table-cell office:value-type="float" office:value="3615936">
            <text:p>3615936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39630738">
            <text:p>239630738</text:p>
          </table:table-cell>
          <table:table-cell office:value-type="float" office:value="2072280">
            <text:p>2072280</text:p>
          </table:table-cell>
          <table:table-cell office:value-type="float" office:value="3550162">
            <text:p>3550162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69730382">
            <text:p>269730382</text:p>
          </table:table-cell>
          <table:table-cell office:value-type="float" office:value="2226061">
            <text:p>2226061</text:p>
          </table:table-cell>
          <table:table-cell office:value-type="float" office:value="4098097">
            <text:p>4098097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65181212">
            <text:p>65181212</text:p>
          </table:table-cell>
          <table:table-cell office:value-type="float" office:value="3039902">
            <text:p>3039902</text:p>
          </table:table-cell>
          <table:table-cell office:value-type="float" office:value="3841336">
            <text:p>3841336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664492890">
            <text:p>664492890</text:p>
          </table:table-cell>
          <table:table-cell office:value-type="float" office:value="2036521">
            <text:p>2036521</text:p>
          </table:table-cell>
          <table:table-cell office:value-type="float" office:value="3874309">
            <text:p>3874309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41343812">
            <text:p>341343812</text:p>
          </table:table-cell>
          <table:table-cell office:value-type="float" office:value="2104371">
            <text:p>2104371</text:p>
          </table:table-cell>
          <table:table-cell office:value-type="float" office:value="5372707">
            <text:p>5372707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824445577">
            <text:p>824445577</text:p>
          </table:table-cell>
          <table:table-cell office:value-type="float" office:value="2202823">
            <text:p>2202823</text:p>
          </table:table-cell>
          <table:table-cell office:value-type="float" office:value="3425970">
            <text:p>3425970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91183951">
            <text:p>191183951</text:p>
          </table:table-cell>
          <table:table-cell office:value-type="float" office:value="2059965">
            <text:p>2059965</text:p>
          </table:table-cell>
          <table:table-cell office:value-type="float" office:value="3730202">
            <text:p>3730202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02553481">
            <text:p>202553481</text:p>
          </table:table-cell>
          <table:table-cell office:value-type="float" office:value="2168608">
            <text:p>2168608</text:p>
          </table:table-cell>
          <table:table-cell office:value-type="float" office:value="4575475">
            <text:p>4575475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634389559">
            <text:p>634389559</text:p>
          </table:table-cell>
          <table:table-cell office:value-type="float" office:value="2191895">
            <text:p>2191895</text:p>
          </table:table-cell>
          <table:table-cell office:value-type="float" office:value="4033491">
            <text:p>4033491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850910511">
            <text:p>850910511</text:p>
          </table:table-cell>
          <table:table-cell office:value-type="float" office:value="2020667">
            <text:p>2020667</text:p>
          </table:table-cell>
          <table:table-cell office:value-type="float" office:value="3729580">
            <text:p>3729580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89936517">
            <text:p>189936517</text:p>
          </table:table-cell>
          <table:table-cell office:value-type="float" office:value="2177174">
            <text:p>2177174</text:p>
          </table:table-cell>
          <table:table-cell office:value-type="float" office:value="3501969">
            <text:p>3501969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34319269">
            <text:p>334319269</text:p>
          </table:table-cell>
          <table:table-cell office:value-type="float" office:value="1929995">
            <text:p>1929995</text:p>
          </table:table-cell>
          <table:table-cell office:value-type="float" office:value="4441307">
            <text:p>4441307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02282632">
            <text:p>302282632</text:p>
          </table:table-cell>
          <table:table-cell office:value-type="float" office:value="2013483">
            <text:p>2013483</text:p>
          </table:table-cell>
          <table:table-cell office:value-type="float" office:value="3513866">
            <text:p>3513866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57996920">
            <text:p>357996920</text:p>
          </table:table-cell>
          <table:table-cell office:value-type="float" office:value="2109379">
            <text:p>2109379</text:p>
          </table:table-cell>
          <table:table-cell office:value-type="float" office:value="3949096">
            <text:p>3949096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60336907">
            <text:p>60336907</text:p>
          </table:table-cell>
          <table:table-cell office:value-type="float" office:value="2242531">
            <text:p>2242531</text:p>
          </table:table-cell>
          <table:table-cell office:value-type="float" office:value="3118706">
            <text:p>3118706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98669724">
            <text:p>198669724</text:p>
          </table:table-cell>
          <table:table-cell office:value-type="float" office:value="1820362">
            <text:p>1820362</text:p>
          </table:table-cell>
          <table:table-cell office:value-type="float" office:value="4108079">
            <text:p>4108079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708951671">
            <text:p>708951671</text:p>
          </table:table-cell>
          <table:table-cell office:value-type="float" office:value="2186635">
            <text:p>2186635</text:p>
          </table:table-cell>
          <table:table-cell office:value-type="float" office:value="3762398">
            <text:p>3762398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60239642">
            <text:p>160239642</text:p>
          </table:table-cell>
          <table:table-cell office:value-type="float" office:value="2571842">
            <text:p>2571842</text:p>
          </table:table-cell>
          <table:table-cell office:value-type="float" office:value="3247685">
            <text:p>3247685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65142661">
            <text:p>465142661</text:p>
          </table:table-cell>
          <table:table-cell office:value-type="float" office:value="1962564">
            <text:p>1962564</text:p>
          </table:table-cell>
          <table:table-cell office:value-type="float" office:value="4345999">
            <text:p>4345999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20396873">
            <text:p>320396873</text:p>
          </table:table-cell>
          <table:table-cell office:value-type="float" office:value="2532901">
            <text:p>2532901</text:p>
          </table:table-cell>
          <table:table-cell office:value-type="float" office:value="3546978">
            <text:p>3546978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27958062">
            <text:p>327958062</text:p>
          </table:table-cell>
          <table:table-cell office:value-type="float" office:value="2473033">
            <text:p>2473033</text:p>
          </table:table-cell>
          <table:table-cell office:value-type="float" office:value="3554497">
            <text:p>3554497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0932186">
            <text:p>30932186</text:p>
          </table:table-cell>
          <table:table-cell office:value-type="float" office:value="2628965">
            <text:p>2628965</text:p>
          </table:table-cell>
          <table:table-cell office:value-type="float" office:value="3705805">
            <text:p>3705805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88689967">
            <text:p>288689967</text:p>
          </table:table-cell>
          <table:table-cell office:value-type="float" office:value="2427109">
            <text:p>2427109</text:p>
          </table:table-cell>
          <table:table-cell office:value-type="float" office:value="4530116">
            <text:p>4530116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98698867">
            <text:p>598698867</text:p>
          </table:table-cell>
          <table:table-cell office:value-type="float" office:value="2002754">
            <text:p>2002754</text:p>
          </table:table-cell>
          <table:table-cell office:value-type="float" office:value="3491006">
            <text:p>3491006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43342111">
            <text:p>243342111</text:p>
          </table:table-cell>
          <table:table-cell office:value-type="float" office:value="2419141">
            <text:p>2419141</text:p>
          </table:table-cell>
          <table:table-cell office:value-type="float" office:value="3724372">
            <text:p>3724372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67562543">
            <text:p>467562543</text:p>
          </table:table-cell>
          <table:table-cell office:value-type="float" office:value="1892090">
            <text:p>1892090</text:p>
          </table:table-cell>
          <table:table-cell office:value-type="float" office:value="3382811">
            <text:p>3382811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84859401">
            <text:p>484859401</text:p>
          </table:table-cell>
          <table:table-cell office:value-type="float" office:value="2362178">
            <text:p>2362178</text:p>
          </table:table-cell>
          <table:table-cell office:value-type="float" office:value="3746568">
            <text:p>3746568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95249466">
            <text:p>395249466</text:p>
          </table:table-cell>
          <table:table-cell office:value-type="float" office:value="2109450">
            <text:p>2109450</text:p>
          </table:table-cell>
          <table:table-cell office:value-type="float" office:value="3579184">
            <text:p>3579184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80626692">
            <text:p>280626692</text:p>
          </table:table-cell>
          <table:table-cell office:value-type="float" office:value="2825990">
            <text:p>2825990</text:p>
          </table:table-cell>
          <table:table-cell office:value-type="float" office:value="3532746">
            <text:p>3532746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899137532">
            <text:p>899137532</text:p>
          </table:table-cell>
          <table:table-cell office:value-type="float" office:value="2364355">
            <text:p>2364355</text:p>
          </table:table-cell>
          <table:table-cell office:value-type="float" office:value="3190914">
            <text:p>3190914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48942438">
            <text:p>148942438</text:p>
          </table:table-cell>
          <table:table-cell office:value-type="float" office:value="2113160">
            <text:p>2113160</text:p>
          </table:table-cell>
          <table:table-cell office:value-type="float" office:value="4829725">
            <text:p>4829725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01940951">
            <text:p>301940951</text:p>
          </table:table-cell>
          <table:table-cell office:value-type="float" office:value="2043799">
            <text:p>2043799</text:p>
          </table:table-cell>
          <table:table-cell office:value-type="float" office:value="3538489">
            <text:p>3538489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3848636">
            <text:p>43848636</text:p>
          </table:table-cell>
          <table:table-cell office:value-type="float" office:value="2097042">
            <text:p>2097042</text:p>
          </table:table-cell>
          <table:table-cell office:value-type="float" office:value="3225854">
            <text:p>3225854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09915866">
            <text:p>209915866</text:p>
          </table:table-cell>
          <table:table-cell office:value-type="float" office:value="2098477">
            <text:p>2098477</text:p>
          </table:table-cell>
          <table:table-cell office:value-type="float" office:value="3546258">
            <text:p>3546258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55056409">
            <text:p>455056409</text:p>
          </table:table-cell>
          <table:table-cell office:value-type="float" office:value="2301025">
            <text:p>2301025</text:p>
          </table:table-cell>
          <table:table-cell office:value-type="float" office:value="3610599">
            <text:p>3610599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90956729">
            <text:p>590956729</text:p>
          </table:table-cell>
          <table:table-cell office:value-type="float" office:value="2001819">
            <text:p>2001819</text:p>
          </table:table-cell>
          <table:table-cell office:value-type="float" office:value="4102059">
            <text:p>4102059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88084433">
            <text:p>388084433</text:p>
          </table:table-cell>
          <table:table-cell office:value-type="float" office:value="2030845">
            <text:p>2030845</text:p>
          </table:table-cell>
          <table:table-cell office:value-type="float" office:value="3674628">
            <text:p>3674628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13340726">
            <text:p>513340726</text:p>
          </table:table-cell>
          <table:table-cell office:value-type="float" office:value="1891786">
            <text:p>1891786</text:p>
          </table:table-cell>
          <table:table-cell office:value-type="float" office:value="4297026">
            <text:p>4297026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953712906">
            <text:p>953712906</text:p>
          </table:table-cell>
          <table:table-cell office:value-type="float" office:value="1863574">
            <text:p>1863574</text:p>
          </table:table-cell>
          <table:table-cell office:value-type="float" office:value="3414183">
            <text:p>3414183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21306043">
            <text:p>221306043</text:p>
          </table:table-cell>
          <table:table-cell office:value-type="float" office:value="1670576">
            <text:p>1670576</text:p>
          </table:table-cell>
          <table:table-cell office:value-type="float" office:value="4014134">
            <text:p>4014134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69144452">
            <text:p>469144452</text:p>
          </table:table-cell>
          <table:table-cell office:value-type="float" office:value="2743475">
            <text:p>2743475</text:p>
          </table:table-cell>
          <table:table-cell office:value-type="float" office:value="3333050">
            <text:p>3333050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698570730">
            <text:p>698570730</text:p>
          </table:table-cell>
          <table:table-cell office:value-type="float" office:value="2426686">
            <text:p>2426686</text:p>
          </table:table-cell>
          <table:table-cell office:value-type="float" office:value="3486618">
            <text:p>3486618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86343684">
            <text:p>286343684</text:p>
          </table:table-cell>
          <table:table-cell office:value-type="float" office:value="1653354">
            <text:p>1653354</text:p>
          </table:table-cell>
          <table:table-cell office:value-type="float" office:value="3228289">
            <text:p>3228289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896015978">
            <text:p>896015978</text:p>
          </table:table-cell>
          <table:table-cell office:value-type="float" office:value="2179985">
            <text:p>2179985</text:p>
          </table:table-cell>
          <table:table-cell office:value-type="float" office:value="3318387">
            <text:p>3318387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70234832">
            <text:p>170234832</text:p>
          </table:table-cell>
          <table:table-cell office:value-type="float" office:value="2249105">
            <text:p>2249105</text:p>
          </table:table-cell>
          <table:table-cell office:value-type="float" office:value="4234426">
            <text:p>4234426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89750337">
            <text:p>489750337</text:p>
          </table:table-cell>
          <table:table-cell office:value-type="float" office:value="2940773">
            <text:p>2940773</text:p>
          </table:table-cell>
          <table:table-cell office:value-type="float" office:value="5879653">
            <text:p>5879653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22774012">
            <text:p>122774012</text:p>
          </table:table-cell>
          <table:table-cell office:value-type="float" office:value="2240217">
            <text:p>2240217</text:p>
          </table:table-cell>
          <table:table-cell office:value-type="float" office:value="4286464">
            <text:p>4286464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46243930">
            <text:p>446243930</text:p>
          </table:table-cell>
          <table:table-cell office:value-type="float" office:value="2170635">
            <text:p>2170635</text:p>
          </table:table-cell>
          <table:table-cell office:value-type="float" office:value="4999214">
            <text:p>4999214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972865223">
            <text:p>972865223</text:p>
          </table:table-cell>
          <table:table-cell office:value-type="float" office:value="2383817">
            <text:p>2383817</text:p>
          </table:table-cell>
          <table:table-cell office:value-type="float" office:value="3277418">
            <text:p>3277418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955690306">
            <text:p>955690306</text:p>
          </table:table-cell>
          <table:table-cell office:value-type="float" office:value="2139490">
            <text:p>2139490</text:p>
          </table:table-cell>
          <table:table-cell office:value-type="float" office:value="3755543">
            <text:p>3755543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76481783">
            <text:p>376481783</text:p>
          </table:table-cell>
          <table:table-cell office:value-type="float" office:value="2121822">
            <text:p>2121822</text:p>
          </table:table-cell>
          <table:table-cell office:value-type="float" office:value="3883635">
            <text:p>3883635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20498126">
            <text:p>20498126</text:p>
          </table:table-cell>
          <table:table-cell office:value-type="float" office:value="2183805">
            <text:p>2183805</text:p>
          </table:table-cell>
          <table:table-cell office:value-type="float" office:value="3960828">
            <text:p>3960828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88843354">
            <text:p>888843354</text:p>
          </table:table-cell>
          <table:table-cell office:value-type="float" office:value="1841079">
            <text:p>1841079</text:p>
          </table:table-cell>
          <table:table-cell office:value-type="float" office:value="3389732">
            <text:p>3389732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12747708">
            <text:p>412747708</text:p>
          </table:table-cell>
          <table:table-cell office:value-type="float" office:value="2263723">
            <text:p>2263723</text:p>
          </table:table-cell>
          <table:table-cell office:value-type="float" office:value="3757999">
            <text:p>3757999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45949237">
            <text:p>445949237</text:p>
          </table:table-cell>
          <table:table-cell office:value-type="float" office:value="2215730">
            <text:p>2215730</text:p>
          </table:table-cell>
          <table:table-cell office:value-type="float" office:value="4358207">
            <text:p>4358207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988695844">
            <text:p>988695844</text:p>
          </table:table-cell>
          <table:table-cell office:value-type="float" office:value="2503210">
            <text:p>2503210</text:p>
          </table:table-cell>
          <table:table-cell office:value-type="float" office:value="3587793">
            <text:p>3587793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701782388">
            <text:p>701782388</text:p>
          </table:table-cell>
          <table:table-cell office:value-type="float" office:value="2003039">
            <text:p>2003039</text:p>
          </table:table-cell>
          <table:table-cell office:value-type="float" office:value="3789636">
            <text:p>3789636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70667546">
            <text:p>470667546</text:p>
          </table:table-cell>
          <table:table-cell office:value-type="float" office:value="2002586">
            <text:p>2002586</text:p>
          </table:table-cell>
          <table:table-cell office:value-type="float" office:value="3784088">
            <text:p>3784088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68361331">
            <text:p>368361331</text:p>
          </table:table-cell>
          <table:table-cell office:value-type="float" office:value="2846904">
            <text:p>2846904</text:p>
          </table:table-cell>
          <table:table-cell office:value-type="float" office:value="3468936">
            <text:p>3468936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89321975">
            <text:p>389321975</text:p>
          </table:table-cell>
          <table:table-cell office:value-type="float" office:value="2319928">
            <text:p>2319928</text:p>
          </table:table-cell>
          <table:table-cell office:value-type="float" office:value="4224794">
            <text:p>4224794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97969000">
            <text:p>897969000</text:p>
          </table:table-cell>
          <table:table-cell office:value-type="float" office:value="2175305">
            <text:p>2175305</text:p>
          </table:table-cell>
          <table:table-cell office:value-type="float" office:value="3972688">
            <text:p>3972688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288563715">
            <text:p>288563715</text:p>
          </table:table-cell>
          <table:table-cell office:value-type="float" office:value="2553140">
            <text:p>2553140</text:p>
          </table:table-cell>
          <table:table-cell office:value-type="float" office:value="6003076">
            <text:p>6003076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03330581">
            <text:p>403330581</text:p>
          </table:table-cell>
          <table:table-cell office:value-type="float" office:value="2103535">
            <text:p>2103535</text:p>
          </table:table-cell>
          <table:table-cell office:value-type="float" office:value="3724193">
            <text:p>3724193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05491001">
            <text:p>505491001</text:p>
          </table:table-cell>
          <table:table-cell office:value-type="float" office:value="2028507">
            <text:p>2028507</text:p>
          </table:table-cell>
          <table:table-cell office:value-type="float" office:value="3259809">
            <text:p>3259809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06465485">
            <text:p>506465485</text:p>
          </table:table-cell>
          <table:table-cell office:value-type="float" office:value="2222893">
            <text:p>2222893</text:p>
          </table:table-cell>
          <table:table-cell office:value-type="float" office:value="3698508">
            <text:p>3698508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15422777">
            <text:p>115422777</text:p>
          </table:table-cell>
          <table:table-cell office:value-type="float" office:value="2837590">
            <text:p>2837590</text:p>
          </table:table-cell>
          <table:table-cell office:value-type="float" office:value="4078437">
            <text:p>4078437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02362020">
            <text:p>302362020</text:p>
          </table:table-cell>
          <table:table-cell office:value-type="float" office:value="1921028">
            <text:p>1921028</text:p>
          </table:table-cell>
          <table:table-cell office:value-type="float" office:value="3158527">
            <text:p>3158527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61273781">
            <text:p>361273781</text:p>
          </table:table-cell>
          <table:table-cell office:value-type="float" office:value="2754878">
            <text:p>2754878</text:p>
          </table:table-cell>
          <table:table-cell office:value-type="float" office:value="4766414">
            <text:p>4766414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975194538">
            <text:p>975194538</text:p>
          </table:table-cell>
          <table:table-cell office:value-type="float" office:value="2841950">
            <text:p>2841950</text:p>
          </table:table-cell>
          <table:table-cell office:value-type="float" office:value="3363543">
            <text:p>3363543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50951624">
            <text:p>150951624</text:p>
          </table:table-cell>
          <table:table-cell office:value-type="float" office:value="2148463">
            <text:p>2148463</text:p>
          </table:table-cell>
          <table:table-cell office:value-type="float" office:value="4124633">
            <text:p>4124633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32019300">
            <text:p>432019300</text:p>
          </table:table-cell>
          <table:table-cell office:value-type="float" office:value="2183702">
            <text:p>2183702</text:p>
          </table:table-cell>
          <table:table-cell office:value-type="float" office:value="4119328">
            <text:p>4119328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22556631">
            <text:p>822556631</text:p>
          </table:table-cell>
          <table:table-cell office:value-type="float" office:value="1958798">
            <text:p>1958798</text:p>
          </table:table-cell>
          <table:table-cell office:value-type="float" office:value="3936672">
            <text:p>3936672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904904541">
            <text:p>904904541</text:p>
          </table:table-cell>
          <table:table-cell office:value-type="float" office:value="2236382">
            <text:p>2236382</text:p>
          </table:table-cell>
          <table:table-cell office:value-type="float" office:value="3611085">
            <text:p>3611085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687784256">
            <text:p>687784256</text:p>
          </table:table-cell>
          <table:table-cell office:value-type="float" office:value="2390542">
            <text:p>2390542</text:p>
          </table:table-cell>
          <table:table-cell office:value-type="float" office:value="4027138">
            <text:p>4027138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65319640">
            <text:p>465319640</text:p>
          </table:table-cell>
          <table:table-cell office:value-type="float" office:value="2256490">
            <text:p>2256490</text:p>
          </table:table-cell>
          <table:table-cell office:value-type="float" office:value="3424296">
            <text:p>3424296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53619869">
            <text:p>853619869</text:p>
          </table:table-cell>
          <table:table-cell office:value-type="float" office:value="2291114">
            <text:p>2291114</text:p>
          </table:table-cell>
          <table:table-cell office:value-type="float" office:value="3854285">
            <text:p>3854285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50109533">
            <text:p>850109533</text:p>
          </table:table-cell>
          <table:table-cell office:value-type="float" office:value="2484596">
            <text:p>2484596</text:p>
          </table:table-cell>
          <table:table-cell office:value-type="float" office:value="4703167">
            <text:p>4703167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01514311">
            <text:p>401514311</text:p>
          </table:table-cell>
          <table:table-cell office:value-type="float" office:value="2164078">
            <text:p>2164078</text:p>
          </table:table-cell>
          <table:table-cell office:value-type="float" office:value="4434507">
            <text:p>4434507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71556165">
            <text:p>371556165</text:p>
          </table:table-cell>
          <table:table-cell office:value-type="float" office:value="2376386">
            <text:p>2376386</text:p>
          </table:table-cell>
          <table:table-cell office:value-type="float" office:value="4033153">
            <text:p>4033153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255497148">
            <text:p>255497148</text:p>
          </table:table-cell>
          <table:table-cell office:value-type="float" office:value="2116062">
            <text:p>2116062</text:p>
          </table:table-cell>
          <table:table-cell office:value-type="float" office:value="3649493">
            <text:p>3649493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18668939">
            <text:p>818668939</text:p>
          </table:table-cell>
          <table:table-cell office:value-type="float" office:value="2821994">
            <text:p>2821994</text:p>
          </table:table-cell>
          <table:table-cell office:value-type="float" office:value="4081491">
            <text:p>4081491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908596821">
            <text:p>908596821</text:p>
          </table:table-cell>
          <table:table-cell office:value-type="float" office:value="2517372">
            <text:p>2517372</text:p>
          </table:table-cell>
          <table:table-cell office:value-type="float" office:value="4083234">
            <text:p>4083234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64941880">
            <text:p>864941880</text:p>
          </table:table-cell>
          <table:table-cell office:value-type="float" office:value="2292813">
            <text:p>2292813</text:p>
          </table:table-cell>
          <table:table-cell office:value-type="float" office:value="3511478">
            <text:p>3511478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735738900">
            <text:p>735738900</text:p>
          </table:table-cell>
          <table:table-cell office:value-type="float" office:value="2155097">
            <text:p>2155097</text:p>
          </table:table-cell>
          <table:table-cell office:value-type="float" office:value="4876351">
            <text:p>4876351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64807332">
            <text:p>464807332</text:p>
          </table:table-cell>
          <table:table-cell office:value-type="float" office:value="2114460">
            <text:p>2114460</text:p>
          </table:table-cell>
          <table:table-cell office:value-type="float" office:value="3714182">
            <text:p>3714182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63308726">
            <text:p>463308726</text:p>
          </table:table-cell>
          <table:table-cell office:value-type="float" office:value="2181959">
            <text:p>2181959</text:p>
          </table:table-cell>
          <table:table-cell office:value-type="float" office:value="3813389">
            <text:p>3813389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24247119">
            <text:p>24247119</text:p>
          </table:table-cell>
          <table:table-cell office:value-type="float" office:value="2187862">
            <text:p>2187862</text:p>
          </table:table-cell>
          <table:table-cell office:value-type="float" office:value="6509619">
            <text:p>6509619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20159464">
            <text:p>420159464</text:p>
          </table:table-cell>
          <table:table-cell office:value-type="float" office:value="2680066">
            <text:p>2680066</text:p>
          </table:table-cell>
          <table:table-cell office:value-type="float" office:value="3914554">
            <text:p>3914554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07229964">
            <text:p>807229964</text:p>
          </table:table-cell>
          <table:table-cell office:value-type="float" office:value="2373371">
            <text:p>2373371</text:p>
          </table:table-cell>
          <table:table-cell office:value-type="float" office:value="3794629">
            <text:p>3794629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37512199">
            <text:p>137512199</text:p>
          </table:table-cell>
          <table:table-cell office:value-type="float" office:value="2340817">
            <text:p>2340817</text:p>
          </table:table-cell>
          <table:table-cell office:value-type="float" office:value="3985232">
            <text:p>3985232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28052981">
            <text:p>28052981</text:p>
          </table:table-cell>
          <table:table-cell office:value-type="float" office:value="1809914">
            <text:p>1809914</text:p>
          </table:table-cell>
          <table:table-cell office:value-type="float" office:value="3930292">
            <text:p>3930292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990326168">
            <text:p>990326168</text:p>
          </table:table-cell>
          <table:table-cell office:value-type="float" office:value="1624060">
            <text:p>1624060</text:p>
          </table:table-cell>
          <table:table-cell office:value-type="float" office:value="3623724">
            <text:p>3623724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01423820">
            <text:p>501423820</text:p>
          </table:table-cell>
          <table:table-cell office:value-type="float" office:value="2748662">
            <text:p>2748662</text:p>
          </table:table-cell>
          <table:table-cell office:value-type="float" office:value="3604177">
            <text:p>3604177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64513067">
            <text:p>864513067</text:p>
          </table:table-cell>
          <table:table-cell office:value-type="float" office:value="2339411">
            <text:p>2339411</text:p>
          </table:table-cell>
          <table:table-cell office:value-type="float" office:value="4071472">
            <text:p>4071472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63335851">
            <text:p>463335851</text:p>
          </table:table-cell>
          <table:table-cell office:value-type="float" office:value="2126949">
            <text:p>2126949</text:p>
          </table:table-cell>
          <table:table-cell office:value-type="float" office:value="2746309">
            <text:p>2746309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24561381">
            <text:p>324561381</text:p>
          </table:table-cell>
          <table:table-cell office:value-type="float" office:value="2344573">
            <text:p>2344573</text:p>
          </table:table-cell>
          <table:table-cell office:value-type="float" office:value="3739399">
            <text:p>3739399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940839612">
            <text:p>940839612</text:p>
          </table:table-cell>
          <table:table-cell office:value-type="float" office:value="2832689">
            <text:p>2832689</text:p>
          </table:table-cell>
          <table:table-cell office:value-type="float" office:value="4524348">
            <text:p>4524348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27920438">
            <text:p>527920438</text:p>
          </table:table-cell>
          <table:table-cell office:value-type="float" office:value="2244508">
            <text:p>2244508</text:p>
          </table:table-cell>
          <table:table-cell office:value-type="float" office:value="3983343">
            <text:p>3983343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31308502">
            <text:p>431308502</text:p>
          </table:table-cell>
          <table:table-cell office:value-type="float" office:value="2395495">
            <text:p>2395495</text:p>
          </table:table-cell>
          <table:table-cell office:value-type="float" office:value="3489832">
            <text:p>3489832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781534166">
            <text:p>781534166</text:p>
          </table:table-cell>
          <table:table-cell office:value-type="float" office:value="2352665">
            <text:p>2352665</text:p>
          </table:table-cell>
          <table:table-cell office:value-type="float" office:value="4237751">
            <text:p>4237751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10376937">
            <text:p>510376937</text:p>
          </table:table-cell>
          <table:table-cell office:value-type="float" office:value="3488591">
            <text:p>3488591</text:p>
          </table:table-cell>
          <table:table-cell office:value-type="float" office:value="4775093">
            <text:p>4775093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10900051">
            <text:p>510900051</text:p>
          </table:table-cell>
          <table:table-cell office:value-type="float" office:value="2332904">
            <text:p>2332904</text:p>
          </table:table-cell>
          <table:table-cell office:value-type="float" office:value="3961336">
            <text:p>3961336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226493">
            <text:p>2226493</text:p>
          </table:table-cell>
          <table:table-cell office:value-type="float" office:value="2225203">
            <text:p>2225203</text:p>
          </table:table-cell>
          <table:table-cell office:value-type="float" office:value="3686596">
            <text:p>3686596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31651854">
            <text:p>131651854</text:p>
          </table:table-cell>
          <table:table-cell office:value-type="float" office:value="2016947">
            <text:p>2016947</text:p>
          </table:table-cell>
          <table:table-cell office:value-type="float" office:value="4115462">
            <text:p>4115462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23871041">
            <text:p>223871041</text:p>
          </table:table-cell>
          <table:table-cell office:value-type="float" office:value="2973639">
            <text:p>2973639</text:p>
          </table:table-cell>
          <table:table-cell office:value-type="float" office:value="4783811">
            <text:p>4783811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40917797">
            <text:p>240917797</text:p>
          </table:table-cell>
          <table:table-cell office:value-type="float" office:value="2306094">
            <text:p>2306094</text:p>
          </table:table-cell>
          <table:table-cell office:value-type="float" office:value="4321807">
            <text:p>4321807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0797373">
            <text:p>20797373</text:p>
          </table:table-cell>
          <table:table-cell office:value-type="float" office:value="2401136">
            <text:p>2401136</text:p>
          </table:table-cell>
          <table:table-cell office:value-type="float" office:value="3699654">
            <text:p>3699654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56967452">
            <text:p>556967452</text:p>
          </table:table-cell>
          <table:table-cell office:value-type="float" office:value="2345134">
            <text:p>2345134</text:p>
          </table:table-cell>
          <table:table-cell office:value-type="float" office:value="3706198">
            <text:p>3706198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28968949">
            <text:p>528968949</text:p>
          </table:table-cell>
          <table:table-cell office:value-type="float" office:value="2051530">
            <text:p>2051530</text:p>
          </table:table-cell>
          <table:table-cell office:value-type="float" office:value="3472742">
            <text:p>3472742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25797160">
            <text:p>325797160</text:p>
          </table:table-cell>
          <table:table-cell office:value-type="float" office:value="2846364">
            <text:p>2846364</text:p>
          </table:table-cell>
          <table:table-cell office:value-type="float" office:value="3748189">
            <text:p>3748189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56129701">
            <text:p>556129701</text:p>
          </table:table-cell>
          <table:table-cell office:value-type="float" office:value="2329597">
            <text:p>2329597</text:p>
          </table:table-cell>
          <table:table-cell office:value-type="float" office:value="3930297">
            <text:p>3930297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82180184">
            <text:p>82180184</text:p>
          </table:table-cell>
          <table:table-cell office:value-type="float" office:value="1883930">
            <text:p>1883930</text:p>
          </table:table-cell>
          <table:table-cell office:value-type="float" office:value="4463745">
            <text:p>4463745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932178790">
            <text:p>932178790</text:p>
          </table:table-cell>
          <table:table-cell office:value-type="float" office:value="2969896">
            <text:p>2969896</text:p>
          </table:table-cell>
          <table:table-cell office:value-type="float" office:value="4143198">
            <text:p>4143198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713418098">
            <text:p>713418098</text:p>
          </table:table-cell>
          <table:table-cell office:value-type="float" office:value="1865417">
            <text:p>1865417</text:p>
          </table:table-cell>
          <table:table-cell office:value-type="float" office:value="4146769">
            <text:p>4146769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893052235">
            <text:p>893052235</text:p>
          </table:table-cell>
          <table:table-cell office:value-type="float" office:value="2292157">
            <text:p>2292157</text:p>
          </table:table-cell>
          <table:table-cell office:value-type="float" office:value="3446568">
            <text:p>3446568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80265693">
            <text:p>280265693</text:p>
          </table:table-cell>
          <table:table-cell office:value-type="float" office:value="3300892">
            <text:p>3300892</text:p>
          </table:table-cell>
          <table:table-cell office:value-type="float" office:value="4251635">
            <text:p>4251635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966583929">
            <text:p>966583929</text:p>
          </table:table-cell>
          <table:table-cell office:value-type="float" office:value="2203638">
            <text:p>2203638</text:p>
          </table:table-cell>
          <table:table-cell office:value-type="float" office:value="3844909">
            <text:p>3844909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43190467">
            <text:p>443190467</text:p>
          </table:table-cell>
          <table:table-cell office:value-type="float" office:value="2458779">
            <text:p>2458779</text:p>
          </table:table-cell>
          <table:table-cell office:value-type="float" office:value="3445047">
            <text:p>3445047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53509953">
            <text:p>453509953</text:p>
          </table:table-cell>
          <table:table-cell office:value-type="float" office:value="2293392">
            <text:p>2293392</text:p>
          </table:table-cell>
          <table:table-cell office:value-type="float" office:value="4207463">
            <text:p>4207463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43851537">
            <text:p>343851537</text:p>
          </table:table-cell>
          <table:table-cell office:value-type="float" office:value="2279936">
            <text:p>2279936</text:p>
          </table:table-cell>
          <table:table-cell office:value-type="float" office:value="3340171">
            <text:p>3340171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12494408">
            <text:p>112494408</text:p>
          </table:table-cell>
          <table:table-cell office:value-type="float" office:value="2276002">
            <text:p>2276002</text:p>
          </table:table-cell>
          <table:table-cell office:value-type="float" office:value="4073492">
            <text:p>4073492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06341531">
            <text:p>206341531</text:p>
          </table:table-cell>
          <table:table-cell office:value-type="float" office:value="2658629">
            <text:p>2658629</text:p>
          </table:table-cell>
          <table:table-cell office:value-type="float" office:value="3859783">
            <text:p>3859783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79572561">
            <text:p>79572561</text:p>
          </table:table-cell>
          <table:table-cell office:value-type="float" office:value="1953398">
            <text:p>1953398</text:p>
          </table:table-cell>
          <table:table-cell office:value-type="float" office:value="3346432">
            <text:p>3346432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02055533">
            <text:p>102055533</text:p>
          </table:table-cell>
          <table:table-cell office:value-type="float" office:value="2908821">
            <text:p>2908821</text:p>
          </table:table-cell>
          <table:table-cell office:value-type="float" office:value="4253915">
            <text:p>4253915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41619012">
            <text:p>441619012</text:p>
          </table:table-cell>
          <table:table-cell office:value-type="float" office:value="2295287">
            <text:p>2295287</text:p>
          </table:table-cell>
          <table:table-cell office:value-type="float" office:value="3994776">
            <text:p>3994776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996656409">
            <text:p>996656409</text:p>
          </table:table-cell>
          <table:table-cell office:value-type="float" office:value="2333243">
            <text:p>2333243</text:p>
          </table:table-cell>
          <table:table-cell office:value-type="float" office:value="4149194">
            <text:p>4149194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38521295">
            <text:p>538521295</text:p>
          </table:table-cell>
          <table:table-cell office:value-type="float" office:value="2240230">
            <text:p>2240230</text:p>
          </table:table-cell>
          <table:table-cell office:value-type="float" office:value="3723463">
            <text:p>3723463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987512039">
            <text:p>987512039</text:p>
          </table:table-cell>
          <table:table-cell office:value-type="float" office:value="2257445">
            <text:p>2257445</text:p>
          </table:table-cell>
          <table:table-cell office:value-type="float" office:value="4220709">
            <text:p>4220709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19403768">
            <text:p>319403768</text:p>
          </table:table-cell>
          <table:table-cell office:value-type="float" office:value="2018974">
            <text:p>2018974</text:p>
          </table:table-cell>
          <table:table-cell office:value-type="float" office:value="4372199">
            <text:p>4372199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944348752">
            <text:p>944348752</text:p>
          </table:table-cell>
          <table:table-cell office:value-type="float" office:value="2386073">
            <text:p>2386073</text:p>
          </table:table-cell>
          <table:table-cell office:value-type="float" office:value="3964873">
            <text:p>3964873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99366762">
            <text:p>599366762</text:p>
          </table:table-cell>
          <table:table-cell office:value-type="float" office:value="2284836">
            <text:p>2284836</text:p>
          </table:table-cell>
          <table:table-cell office:value-type="float" office:value="4051477">
            <text:p>4051477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35664926">
            <text:p>235664926</text:p>
          </table:table-cell>
          <table:table-cell office:value-type="float" office:value="2204465">
            <text:p>2204465</text:p>
          </table:table-cell>
          <table:table-cell office:value-type="float" office:value="4243870">
            <text:p>4243870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720214160">
            <text:p>720214160</text:p>
          </table:table-cell>
          <table:table-cell office:value-type="float" office:value="1850303">
            <text:p>1850303</text:p>
          </table:table-cell>
          <table:table-cell office:value-type="float" office:value="4378288">
            <text:p>4378288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655944478">
            <text:p>655944478</text:p>
          </table:table-cell>
          <table:table-cell office:value-type="float" office:value="2180749">
            <text:p>2180749</text:p>
          </table:table-cell>
          <table:table-cell office:value-type="float" office:value="4550386">
            <text:p>4550386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24196526">
            <text:p>124196526</text:p>
          </table:table-cell>
          <table:table-cell office:value-type="float" office:value="2779656">
            <text:p>2779656</text:p>
          </table:table-cell>
          <table:table-cell office:value-type="float" office:value="3698174">
            <text:p>3698174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906722346">
            <text:p>906722346</text:p>
          </table:table-cell>
          <table:table-cell office:value-type="float" office:value="2003160">
            <text:p>2003160</text:p>
          </table:table-cell>
          <table:table-cell office:value-type="float" office:value="4064675">
            <text:p>4064675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859671865">
            <text:p>859671865</text:p>
          </table:table-cell>
          <table:table-cell office:value-type="float" office:value="2198015">
            <text:p>2198015</text:p>
          </table:table-cell>
          <table:table-cell office:value-type="float" office:value="4422485">
            <text:p>4422485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948033646">
            <text:p>948033646</text:p>
          </table:table-cell>
          <table:table-cell office:value-type="float" office:value="2884799">
            <text:p>2884799</text:p>
          </table:table-cell>
          <table:table-cell office:value-type="float" office:value="3392376">
            <text:p>3392376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60497673">
            <text:p>160497673</text:p>
          </table:table-cell>
          <table:table-cell office:value-type="float" office:value="2192298">
            <text:p>2192298</text:p>
          </table:table-cell>
          <table:table-cell office:value-type="float" office:value="4089629">
            <text:p>4089629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18042123">
            <text:p>318042123</text:p>
          </table:table-cell>
          <table:table-cell office:value-type="float" office:value="2067783">
            <text:p>2067783</text:p>
          </table:table-cell>
          <table:table-cell office:value-type="float" office:value="4072371">
            <text:p>4072371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869825470">
            <text:p>869825470</text:p>
          </table:table-cell>
          <table:table-cell office:value-type="float" office:value="2470459">
            <text:p>2470459</text:p>
          </table:table-cell>
          <table:table-cell office:value-type="float" office:value="4504954">
            <text:p>4504954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98328674">
            <text:p>598328674</text:p>
          </table:table-cell>
          <table:table-cell office:value-type="float" office:value="5975284">
            <text:p>5975284</text:p>
          </table:table-cell>
          <table:table-cell office:value-type="float" office:value="3602356">
            <text:p>3602356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15830599">
            <text:p>415830599</text:p>
          </table:table-cell>
          <table:table-cell office:value-type="float" office:value="2922554">
            <text:p>2922554</text:p>
          </table:table-cell>
          <table:table-cell office:value-type="float" office:value="4577998">
            <text:p>4577998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629038615">
            <text:p>629038615</text:p>
          </table:table-cell>
          <table:table-cell office:value-type="float" office:value="2242662">
            <text:p>2242662</text:p>
          </table:table-cell>
          <table:table-cell office:value-type="float" office:value="4291907">
            <text:p>4291907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725699104">
            <text:p>725699104</text:p>
          </table:table-cell>
          <table:table-cell office:value-type="float" office:value="1389987">
            <text:p>1389987</text:p>
          </table:table-cell>
          <table:table-cell office:value-type="float" office:value="3456670">
            <text:p>3456670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924058245">
            <text:p>924058245</text:p>
          </table:table-cell>
          <table:table-cell office:value-type="float" office:value="2482248">
            <text:p>2482248</text:p>
          </table:table-cell>
          <table:table-cell office:value-type="float" office:value="3641098">
            <text:p>3641098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616010954">
            <text:p>616010954</text:p>
          </table:table-cell>
          <table:table-cell office:value-type="float" office:value="2254335">
            <text:p>2254335</text:p>
          </table:table-cell>
          <table:table-cell office:value-type="float" office:value="4582752">
            <text:p>4582752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358785921">
            <text:p>358785921</text:p>
          </table:table-cell>
          <table:table-cell office:value-type="float" office:value="2299094">
            <text:p>2299094</text:p>
          </table:table-cell>
          <table:table-cell office:value-type="float" office:value="3975736">
            <text:p>3975736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968017308">
            <text:p>968017308</text:p>
          </table:table-cell>
          <table:table-cell office:value-type="float" office:value="2318529">
            <text:p>2318529</text:p>
          </table:table-cell>
          <table:table-cell office:value-type="float" office:value="6627328">
            <text:p>6627328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8367284">
            <text:p>58367284</text:p>
          </table:table-cell>
          <table:table-cell office:value-type="float" office:value="2334226">
            <text:p>2334226</text:p>
          </table:table-cell>
          <table:table-cell office:value-type="float" office:value="3957965">
            <text:p>3957965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60896599">
            <text:p>160896599</text:p>
          </table:table-cell>
          <table:table-cell office:value-type="float" office:value="2127020">
            <text:p>2127020</text:p>
          </table:table-cell>
          <table:table-cell office:value-type="float" office:value="4602128">
            <text:p>4602128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354033788">
            <text:p>354033788</text:p>
          </table:table-cell>
          <table:table-cell office:value-type="float" office:value="2129864">
            <text:p>2129864</text:p>
          </table:table-cell>
          <table:table-cell office:value-type="float" office:value="4394587">
            <text:p>4394587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844714715">
            <text:p>844714715</text:p>
          </table:table-cell>
          <table:table-cell office:value-type="float" office:value="2851972">
            <text:p>2851972</text:p>
          </table:table-cell>
          <table:table-cell office:value-type="float" office:value="4011975">
            <text:p>4011975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79650061">
            <text:p>579650061</text:p>
          </table:table-cell>
          <table:table-cell office:value-type="float" office:value="2106591">
            <text:p>2106591</text:p>
          </table:table-cell>
          <table:table-cell office:value-type="float" office:value="4323958">
            <text:p>4323958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740672378">
            <text:p>740672378</text:p>
          </table:table-cell>
          <table:table-cell office:value-type="float" office:value="2530072">
            <text:p>2530072</text:p>
          </table:table-cell>
          <table:table-cell office:value-type="float" office:value="3989002">
            <text:p>3989002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16802391">
            <text:p>116802391</text:p>
          </table:table-cell>
          <table:table-cell office:value-type="float" office:value="2424050">
            <text:p>2424050</text:p>
          </table:table-cell>
          <table:table-cell office:value-type="float" office:value="3914648">
            <text:p>3914648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690941088">
            <text:p>690941088</text:p>
          </table:table-cell>
          <table:table-cell office:value-type="float" office:value="2957041">
            <text:p>2957041</text:p>
          </table:table-cell>
          <table:table-cell office:value-type="float" office:value="4050999">
            <text:p>4050999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240584255">
            <text:p>240584255</text:p>
          </table:table-cell>
          <table:table-cell office:value-type="float" office:value="1935233">
            <text:p>1935233</text:p>
          </table:table-cell>
          <table:table-cell office:value-type="float" office:value="4476117">
            <text:p>4476117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11645621">
            <text:p>111645621</text:p>
          </table:table-cell>
          <table:table-cell office:value-type="float" office:value="2205612">
            <text:p>2205612</text:p>
          </table:table-cell>
          <table:table-cell office:value-type="float" office:value="3586142">
            <text:p>3586142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64277672">
            <text:p>64277672</text:p>
          </table:table-cell>
          <table:table-cell office:value-type="float" office:value="2058471">
            <text:p>2058471</text:p>
          </table:table-cell>
          <table:table-cell office:value-type="float" office:value="4172162">
            <text:p>4172162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9082541">
            <text:p>49082541</text:p>
          </table:table-cell>
          <table:table-cell office:value-type="float" office:value="1933040">
            <text:p>1933040</text:p>
          </table:table-cell>
          <table:table-cell office:value-type="float" office:value="3796040">
            <text:p>3796040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299739118">
            <text:p>299739118</text:p>
          </table:table-cell>
          <table:table-cell office:value-type="float" office:value="2475248">
            <text:p>2475248</text:p>
          </table:table-cell>
          <table:table-cell office:value-type="float" office:value="4096956">
            <text:p>4096956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42383308">
            <text:p>542383308</text:p>
          </table:table-cell>
          <table:table-cell office:value-type="float" office:value="2709347">
            <text:p>2709347</text:p>
          </table:table-cell>
          <table:table-cell office:value-type="float" office:value="3788457">
            <text:p>3788457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82575756">
            <text:p>582575756</text:p>
          </table:table-cell>
          <table:table-cell office:value-type="float" office:value="2331421">
            <text:p>2331421</text:p>
          </table:table-cell>
          <table:table-cell office:value-type="float" office:value="3496723">
            <text:p>3496723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910954036">
            <text:p>910954036</text:p>
          </table:table-cell>
          <table:table-cell office:value-type="float" office:value="2503047">
            <text:p>2503047</text:p>
          </table:table-cell>
          <table:table-cell office:value-type="float" office:value="3910506">
            <text:p>3910506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779643760">
            <text:p>779643760</text:p>
          </table:table-cell>
          <table:table-cell office:value-type="float" office:value="2649821">
            <text:p>2649821</text:p>
          </table:table-cell>
          <table:table-cell office:value-type="float" office:value="4385313">
            <text:p>4385313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983618918">
            <text:p>983618918</text:p>
          </table:table-cell>
          <table:table-cell office:value-type="float" office:value="2122968">
            <text:p>2122968</text:p>
          </table:table-cell>
          <table:table-cell office:value-type="float" office:value="4071826">
            <text:p>4071826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708162072">
            <text:p>708162072</text:p>
          </table:table-cell>
          <table:table-cell office:value-type="float" office:value="1882862">
            <text:p>1882862</text:p>
          </table:table-cell>
          <table:table-cell office:value-type="float" office:value="4127988">
            <text:p>4127988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365523389">
            <text:p>365523389</text:p>
          </table:table-cell>
          <table:table-cell office:value-type="float" office:value="2575203">
            <text:p>2575203</text:p>
          </table:table-cell>
          <table:table-cell office:value-type="float" office:value="3418397">
            <text:p>3418397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778034153">
            <text:p>778034153</text:p>
          </table:table-cell>
          <table:table-cell office:value-type="float" office:value="2177361">
            <text:p>2177361</text:p>
          </table:table-cell>
          <table:table-cell office:value-type="float" office:value="4346346">
            <text:p>4346346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712133949">
            <text:p>712133949</text:p>
          </table:table-cell>
          <table:table-cell office:value-type="float" office:value="2310814">
            <text:p>2310814</text:p>
          </table:table-cell>
          <table:table-cell office:value-type="float" office:value="4186829">
            <text:p>4186829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796328531">
            <text:p>796328531</text:p>
          </table:table-cell>
          <table:table-cell office:value-type="float" office:value="2334902">
            <text:p>2334902</text:p>
          </table:table-cell>
          <table:table-cell office:value-type="float" office:value="4193994">
            <text:p>4193994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312256336">
            <text:p>312256336</text:p>
          </table:table-cell>
          <table:table-cell office:value-type="float" office:value="2458826">
            <text:p>2458826</text:p>
          </table:table-cell>
          <table:table-cell office:value-type="float" office:value="4188462">
            <text:p>4188462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3787540">
            <text:p>53787540</text:p>
          </table:table-cell>
          <table:table-cell office:value-type="float" office:value="2259497">
            <text:p>2259497</text:p>
          </table:table-cell>
          <table:table-cell office:value-type="float" office:value="3790732">
            <text:p>3790732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743702673">
            <text:p>743702673</text:p>
          </table:table-cell>
          <table:table-cell office:value-type="float" office:value="2297057">
            <text:p>2297057</text:p>
          </table:table-cell>
          <table:table-cell office:value-type="float" office:value="4709183">
            <text:p>4709183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81849550">
            <text:p>181849550</text:p>
          </table:table-cell>
          <table:table-cell office:value-type="float" office:value="2044079">
            <text:p>2044079</text:p>
          </table:table-cell>
          <table:table-cell office:value-type="float" office:value="3593794">
            <text:p>3593794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764768888">
            <text:p>764768888</text:p>
          </table:table-cell>
          <table:table-cell office:value-type="float" office:value="2887629">
            <text:p>2887629</text:p>
          </table:table-cell>
          <table:table-cell office:value-type="float" office:value="4525148">
            <text:p>4525148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61410912">
            <text:p>161410912</text:p>
          </table:table-cell>
          <table:table-cell office:value-type="float" office:value="2160709">
            <text:p>2160709</text:p>
          </table:table-cell>
          <table:table-cell office:value-type="float" office:value="4224836">
            <text:p>4224836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77294337">
            <text:p>477294337</text:p>
          </table:table-cell>
          <table:table-cell office:value-type="float" office:value="2770041">
            <text:p>2770041</text:p>
          </table:table-cell>
          <table:table-cell office:value-type="float" office:value="3484961">
            <text:p>3484961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758487950">
            <text:p>758487950</text:p>
          </table:table-cell>
          <table:table-cell office:value-type="float" office:value="2201227">
            <text:p>2201227</text:p>
          </table:table-cell>
          <table:table-cell office:value-type="float" office:value="5007861">
            <text:p>5007861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53812619">
            <text:p>153812619</text:p>
          </table:table-cell>
          <table:table-cell office:value-type="float" office:value="2162624">
            <text:p>2162624</text:p>
          </table:table-cell>
          <table:table-cell office:value-type="float" office:value="4019247">
            <text:p>4019247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935686603">
            <text:p>935686603</text:p>
          </table:table-cell>
          <table:table-cell office:value-type="float" office:value="2420288">
            <text:p>2420288</text:p>
          </table:table-cell>
          <table:table-cell office:value-type="float" office:value="4600026">
            <text:p>4600026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85490409">
            <text:p>85490409</text:p>
          </table:table-cell>
          <table:table-cell office:value-type="float" office:value="3116916">
            <text:p>3116916</text:p>
          </table:table-cell>
          <table:table-cell office:value-type="float" office:value="4921078">
            <text:p>4921078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5013048">
            <text:p>15013048</text:p>
          </table:table-cell>
          <table:table-cell office:value-type="float" office:value="2519763">
            <text:p>2519763</text:p>
          </table:table-cell>
          <table:table-cell office:value-type="float" office:value="6760771">
            <text:p>6760771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911836563">
            <text:p>911836563</text:p>
          </table:table-cell>
          <table:table-cell office:value-type="float" office:value="2313010">
            <text:p>2313010</text:p>
          </table:table-cell>
          <table:table-cell office:value-type="float" office:value="5028492">
            <text:p>5028492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33651218">
            <text:p>533651218</text:p>
          </table:table-cell>
          <table:table-cell office:value-type="float" office:value="2261542">
            <text:p>2261542</text:p>
          </table:table-cell>
          <table:table-cell office:value-type="float" office:value="3972647">
            <text:p>3972647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27021511">
            <text:p>27021511</text:p>
          </table:table-cell>
          <table:table-cell office:value-type="float" office:value="2181291">
            <text:p>2181291</text:p>
          </table:table-cell>
          <table:table-cell office:value-type="float" office:value="3535070">
            <text:p>3535070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56388127">
            <text:p>456388127</text:p>
          </table:table-cell>
          <table:table-cell office:value-type="float" office:value="2903599">
            <text:p>2903599</text:p>
          </table:table-cell>
          <table:table-cell office:value-type="float" office:value="4302284">
            <text:p>4302284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750698036">
            <text:p>750698036</text:p>
          </table:table-cell>
          <table:table-cell office:value-type="float" office:value="2390024">
            <text:p>2390024</text:p>
          </table:table-cell>
          <table:table-cell office:value-type="float" office:value="4383167">
            <text:p>4383167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290501196">
            <text:p>290501196</text:p>
          </table:table-cell>
          <table:table-cell office:value-type="float" office:value="2240738">
            <text:p>2240738</text:p>
          </table:table-cell>
          <table:table-cell office:value-type="float" office:value="4691518">
            <text:p>4691518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214900282">
            <text:p>214900282</text:p>
          </table:table-cell>
          <table:table-cell office:value-type="float" office:value="2268659">
            <text:p>2268659</text:p>
          </table:table-cell>
          <table:table-cell office:value-type="float" office:value="3402941">
            <text:p>3402941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676504534">
            <text:p>676504534</text:p>
          </table:table-cell>
          <table:table-cell office:value-type="float" office:value="2293323">
            <text:p>2293323</text:p>
          </table:table-cell>
          <table:table-cell office:value-type="float" office:value="4410080">
            <text:p>4410080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34093663">
            <text:p>434093663</text:p>
          </table:table-cell>
          <table:table-cell office:value-type="float" office:value="2149987">
            <text:p>2149987</text:p>
          </table:table-cell>
          <table:table-cell office:value-type="float" office:value="3469044">
            <text:p>3469044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657103576">
            <text:p>657103576</text:p>
          </table:table-cell>
          <table:table-cell office:value-type="float" office:value="2055066">
            <text:p>2055066</text:p>
          </table:table-cell>
          <table:table-cell office:value-type="float" office:value="3765609">
            <text:p>3765609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76122945">
            <text:p>576122945</text:p>
          </table:table-cell>
          <table:table-cell office:value-type="float" office:value="1963372">
            <text:p>1963372</text:p>
          </table:table-cell>
          <table:table-cell office:value-type="float" office:value="3810697">
            <text:p>3810697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776857309">
            <text:p>776857309</text:p>
          </table:table-cell>
          <table:table-cell office:value-type="float" office:value="3206158">
            <text:p>3206158</text:p>
          </table:table-cell>
          <table:table-cell office:value-type="float" office:value="4201189">
            <text:p>4201189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883887948">
            <text:p>883887948</text:p>
          </table:table-cell>
          <table:table-cell office:value-type="float" office:value="2546084">
            <text:p>2546084</text:p>
          </table:table-cell>
          <table:table-cell office:value-type="float" office:value="4150559">
            <text:p>4150559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23968757">
            <text:p>423968757</text:p>
          </table:table-cell>
          <table:table-cell office:value-type="float" office:value="2176462">
            <text:p>2176462</text:p>
          </table:table-cell>
          <table:table-cell office:value-type="float" office:value="4757963">
            <text:p>4757963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938822588">
            <text:p>938822588</text:p>
          </table:table-cell>
          <table:table-cell office:value-type="float" office:value="2450956">
            <text:p>2450956</text:p>
          </table:table-cell>
          <table:table-cell office:value-type="float" office:value="4858641">
            <text:p>4858641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615854504">
            <text:p>615854504</text:p>
          </table:table-cell>
          <table:table-cell office:value-type="float" office:value="2431855">
            <text:p>2431855</text:p>
          </table:table-cell>
          <table:table-cell office:value-type="float" office:value="4285392">
            <text:p>4285392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30910029">
            <text:p>130910029</text:p>
          </table:table-cell>
          <table:table-cell office:value-type="float" office:value="2991469">
            <text:p>2991469</text:p>
          </table:table-cell>
          <table:table-cell office:value-type="float" office:value="4221894">
            <text:p>4221894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79121191">
            <text:p>179121191</text:p>
          </table:table-cell>
          <table:table-cell office:value-type="float" office:value="2406616">
            <text:p>2406616</text:p>
          </table:table-cell>
          <table:table-cell office:value-type="float" office:value="3807235">
            <text:p>3807235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912442957">
            <text:p>912442957</text:p>
          </table:table-cell>
          <table:table-cell office:value-type="float" office:value="2849667">
            <text:p>2849667</text:p>
          </table:table-cell>
          <table:table-cell office:value-type="float" office:value="4547648">
            <text:p>4547648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62297600">
            <text:p>62297600</text:p>
          </table:table-cell>
          <table:table-cell office:value-type="float" office:value="2355684">
            <text:p>2355684</text:p>
          </table:table-cell>
          <table:table-cell office:value-type="float" office:value="4394125">
            <text:p>4394125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1864790">
            <text:p>41864790</text:p>
          </table:table-cell>
          <table:table-cell office:value-type="float" office:value="2207153">
            <text:p>2207153</text:p>
          </table:table-cell>
          <table:table-cell office:value-type="float" office:value="4533094">
            <text:p>4533094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834269203">
            <text:p>834269203</text:p>
          </table:table-cell>
          <table:table-cell office:value-type="float" office:value="2810351">
            <text:p>2810351</text:p>
          </table:table-cell>
          <table:table-cell office:value-type="float" office:value="4857100">
            <text:p>4857100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708100759">
            <text:p>708100759</text:p>
          </table:table-cell>
          <table:table-cell office:value-type="float" office:value="1986706">
            <text:p>1986706</text:p>
          </table:table-cell>
          <table:table-cell office:value-type="float" office:value="6815670">
            <text:p>6815670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69515972">
            <text:p>69515972</text:p>
          </table:table-cell>
          <table:table-cell office:value-type="float" office:value="2737542">
            <text:p>2737542</text:p>
          </table:table-cell>
          <table:table-cell office:value-type="float" office:value="3764620">
            <text:p>3764620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691720288">
            <text:p>691720288</text:p>
          </table:table-cell>
          <table:table-cell office:value-type="float" office:value="2346778">
            <text:p>2346778</text:p>
          </table:table-cell>
          <table:table-cell office:value-type="float" office:value="3799796">
            <text:p>3799796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851682085">
            <text:p>851682085</text:p>
          </table:table-cell>
          <table:table-cell office:value-type="float" office:value="2596612">
            <text:p>2596612</text:p>
          </table:table-cell>
          <table:table-cell office:value-type="float" office:value="4058477">
            <text:p>4058477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809473180">
            <text:p>809473180</text:p>
          </table:table-cell>
          <table:table-cell office:value-type="float" office:value="2017785">
            <text:p>2017785</text:p>
          </table:table-cell>
          <table:table-cell office:value-type="float" office:value="3867676">
            <text:p>3867676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239480466">
            <text:p>239480466</text:p>
          </table:table-cell>
          <table:table-cell office:value-type="float" office:value="2865459">
            <text:p>2865459</text:p>
          </table:table-cell>
          <table:table-cell office:value-type="float" office:value="4955549">
            <text:p>4955549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51554583">
            <text:p>51554583</text:p>
          </table:table-cell>
          <table:table-cell office:value-type="float" office:value="2090445">
            <text:p>2090445</text:p>
          </table:table-cell>
          <table:table-cell office:value-type="float" office:value="4562578">
            <text:p>4562578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783358054">
            <text:p>783358054</text:p>
          </table:table-cell>
          <table:table-cell office:value-type="float" office:value="2305862">
            <text:p>2305862</text:p>
          </table:table-cell>
          <table:table-cell office:value-type="float" office:value="3497414">
            <text:p>3497414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805547077">
            <text:p>805547077</text:p>
          </table:table-cell>
          <table:table-cell office:value-type="float" office:value="2830788">
            <text:p>2830788</text:p>
          </table:table-cell>
          <table:table-cell office:value-type="float" office:value="4073441">
            <text:p>4073441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749014293">
            <text:p>749014293</text:p>
          </table:table-cell>
          <table:table-cell office:value-type="float" office:value="2095099">
            <text:p>2095099</text:p>
          </table:table-cell>
          <table:table-cell office:value-type="float" office:value="4725688">
            <text:p>4725688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236352244">
            <text:p>236352244</text:p>
          </table:table-cell>
          <table:table-cell office:value-type="float" office:value="2797163">
            <text:p>2797163</text:p>
          </table:table-cell>
          <table:table-cell office:value-type="float" office:value="4375138">
            <text:p>4375138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303502771">
            <text:p>303502771</text:p>
          </table:table-cell>
          <table:table-cell office:value-type="float" office:value="2519166">
            <text:p>2519166</text:p>
          </table:table-cell>
          <table:table-cell office:value-type="float" office:value="4350263">
            <text:p>4350263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389393586">
            <text:p>389393586</text:p>
          </table:table-cell>
          <table:table-cell office:value-type="float" office:value="2305415">
            <text:p>2305415</text:p>
          </table:table-cell>
          <table:table-cell office:value-type="float" office:value="3295316">
            <text:p>3295316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505299412">
            <text:p>505299412</text:p>
          </table:table-cell>
          <table:table-cell office:value-type="float" office:value="2582200">
            <text:p>2582200</text:p>
          </table:table-cell>
          <table:table-cell office:value-type="float" office:value="4044589">
            <text:p>4044589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813044453">
            <text:p>813044453</text:p>
          </table:table-cell>
          <table:table-cell office:value-type="float" office:value="1966248">
            <text:p>1966248</text:p>
          </table:table-cell>
          <table:table-cell office:value-type="float" office:value="4149294">
            <text:p>4149294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363058805">
            <text:p>363058805</text:p>
          </table:table-cell>
          <table:table-cell office:value-type="float" office:value="2530492">
            <text:p>2530492</text:p>
          </table:table-cell>
          <table:table-cell office:value-type="float" office:value="4104675">
            <text:p>4104675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47292494">
            <text:p>447292494</text:p>
          </table:table-cell>
          <table:table-cell office:value-type="float" office:value="1885033">
            <text:p>1885033</text:p>
          </table:table-cell>
          <table:table-cell office:value-type="float" office:value="4774302">
            <text:p>4774302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02857492">
            <text:p>402857492</text:p>
          </table:table-cell>
          <table:table-cell office:value-type="float" office:value="3130981">
            <text:p>3130981</text:p>
          </table:table-cell>
          <table:table-cell office:value-type="float" office:value="4614175">
            <text:p>4614175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918896462">
            <text:p>918896462</text:p>
          </table:table-cell>
          <table:table-cell office:value-type="float" office:value="2279417">
            <text:p>2279417</text:p>
          </table:table-cell>
          <table:table-cell office:value-type="float" office:value="4457406">
            <text:p>4457406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639600580">
            <text:p>639600580</text:p>
          </table:table-cell>
          <table:table-cell office:value-type="float" office:value="2314813">
            <text:p>2314813</text:p>
          </table:table-cell>
          <table:table-cell office:value-type="float" office:value="4784838">
            <text:p>4784838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359399979">
            <text:p>359399979</text:p>
          </table:table-cell>
          <table:table-cell office:value-type="float" office:value="2256205">
            <text:p>2256205</text:p>
          </table:table-cell>
          <table:table-cell office:value-type="float" office:value="3519481">
            <text:p>3519481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873032857">
            <text:p>873032857</text:p>
          </table:table-cell>
          <table:table-cell office:value-type="float" office:value="2943361">
            <text:p>2943361</text:p>
          </table:table-cell>
          <table:table-cell office:value-type="float" office:value="3964532">
            <text:p>3964532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8581835">
            <text:p>18581835</text:p>
          </table:table-cell>
          <table:table-cell office:value-type="float" office:value="2046215">
            <text:p>2046215</text:p>
          </table:table-cell>
          <table:table-cell office:value-type="float" office:value="4166636">
            <text:p>4166636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970749946">
            <text:p>970749946</text:p>
          </table:table-cell>
          <table:table-cell office:value-type="float" office:value="1868396">
            <text:p>1868396</text:p>
          </table:table-cell>
          <table:table-cell office:value-type="float" office:value="4078432">
            <text:p>4078432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34698246">
            <text:p>34698246</text:p>
          </table:table-cell>
          <table:table-cell office:value-type="float" office:value="2569856">
            <text:p>2569856</text:p>
          </table:table-cell>
          <table:table-cell office:value-type="float" office:value="4767422">
            <text:p>4767422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55460306">
            <text:p>455460306</text:p>
          </table:table-cell>
          <table:table-cell office:value-type="float" office:value="2240592">
            <text:p>2240592</text:p>
          </table:table-cell>
          <table:table-cell office:value-type="float" office:value="4628291">
            <text:p>4628291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27276353">
            <text:p>27276353</text:p>
          </table:table-cell>
          <table:table-cell office:value-type="float" office:value="2424453">
            <text:p>2424453</text:p>
          </table:table-cell>
          <table:table-cell office:value-type="float" office:value="4508587">
            <text:p>4508587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5953828">
            <text:p>15953828</text:p>
          </table:table-cell>
          <table:table-cell office:value-type="float" office:value="2443835">
            <text:p>2443835</text:p>
          </table:table-cell>
          <table:table-cell office:value-type="float" office:value="3925177">
            <text:p>3925177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591125717">
            <text:p>591125717</text:p>
          </table:table-cell>
          <table:table-cell office:value-type="float" office:value="2783650">
            <text:p>2783650</text:p>
          </table:table-cell>
          <table:table-cell office:value-type="float" office:value="4393605">
            <text:p>4393605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329573335">
            <text:p>329573335</text:p>
          </table:table-cell>
          <table:table-cell office:value-type="float" office:value="2952621">
            <text:p>2952621</text:p>
          </table:table-cell>
          <table:table-cell office:value-type="float" office:value="4246749">
            <text:p>4246749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777660286">
            <text:p>777660286</text:p>
          </table:table-cell>
          <table:table-cell office:value-type="float" office:value="2714548">
            <text:p>2714548</text:p>
          </table:table-cell>
          <table:table-cell office:value-type="float" office:value="4693227">
            <text:p>4693227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652238275">
            <text:p>652238275</text:p>
          </table:table-cell>
          <table:table-cell office:value-type="float" office:value="2422388">
            <text:p>2422388</text:p>
          </table:table-cell>
          <table:table-cell office:value-type="float" office:value="4157731">
            <text:p>4157731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568341516">
            <text:p>568341516</text:p>
          </table:table-cell>
          <table:table-cell office:value-type="float" office:value="2342431">
            <text:p>2342431</text:p>
          </table:table-cell>
          <table:table-cell office:value-type="float" office:value="4556370">
            <text:p>4556370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35428712">
            <text:p>135428712</text:p>
          </table:table-cell>
          <table:table-cell office:value-type="float" office:value="2355276">
            <text:p>2355276</text:p>
          </table:table-cell>
          <table:table-cell office:value-type="float" office:value="4112589">
            <text:p>4112589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972874799">
            <text:p>972874799</text:p>
          </table:table-cell>
          <table:table-cell office:value-type="float" office:value="2152275">
            <text:p>2152275</text:p>
          </table:table-cell>
          <table:table-cell office:value-type="float" office:value="4292848">
            <text:p>4292848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751696875">
            <text:p>751696875</text:p>
          </table:table-cell>
          <table:table-cell office:value-type="float" office:value="3278179">
            <text:p>3278179</text:p>
          </table:table-cell>
          <table:table-cell office:value-type="float" office:value="4093183">
            <text:p>4093183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20062763">
            <text:p>20062763</text:p>
          </table:table-cell>
          <table:table-cell office:value-type="float" office:value="2229213">
            <text:p>2229213</text:p>
          </table:table-cell>
          <table:table-cell office:value-type="float" office:value="4612926">
            <text:p>4612926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17527209">
            <text:p>117527209</text:p>
          </table:table-cell>
          <table:table-cell office:value-type="float" office:value="2225827">
            <text:p>2225827</text:p>
          </table:table-cell>
          <table:table-cell office:value-type="float" office:value="3562750">
            <text:p>3562750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6445036">
            <text:p>46445036</text:p>
          </table:table-cell>
          <table:table-cell office:value-type="float" office:value="2327713">
            <text:p>2327713</text:p>
          </table:table-cell>
          <table:table-cell office:value-type="float" office:value="6317101">
            <text:p>6317101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999724658">
            <text:p>999724658</text:p>
          </table:table-cell>
          <table:table-cell office:value-type="float" office:value="3068157">
            <text:p>3068157</text:p>
          </table:table-cell>
          <table:table-cell office:value-type="float" office:value="3804421">
            <text:p>3804421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36329969">
            <text:p>36329969</text:p>
          </table:table-cell>
          <table:table-cell office:value-type="float" office:value="2122580">
            <text:p>2122580</text:p>
          </table:table-cell>
          <table:table-cell office:value-type="float" office:value="3897006">
            <text:p>3897006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982252558">
            <text:p>982252558</text:p>
          </table:table-cell>
          <table:table-cell office:value-type="float" office:value="2488690">
            <text:p>2488690</text:p>
          </table:table-cell>
          <table:table-cell office:value-type="float" office:value="4022542">
            <text:p>4022542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2891161">
            <text:p>42891161</text:p>
          </table:table-cell>
          <table:table-cell office:value-type="float" office:value="2701407">
            <text:p>2701407</text:p>
          </table:table-cell>
          <table:table-cell office:value-type="float" office:value="7223654">
            <text:p>7223654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92197681">
            <text:p>92197681</text:p>
          </table:table-cell>
          <table:table-cell office:value-type="float" office:value="2561036">
            <text:p>2561036</text:p>
          </table:table-cell>
          <table:table-cell office:value-type="float" office:value="4749734">
            <text:p>4749734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2341261">
            <text:p>2341261</text:p>
          </table:table-cell>
          <table:table-cell office:value-type="float" office:value="2387700">
            <text:p>2387700</text:p>
          </table:table-cell>
          <table:table-cell office:value-type="float" office:value="4654318">
            <text:p>4654318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846633695">
            <text:p>846633695</text:p>
          </table:table-cell>
          <table:table-cell office:value-type="float" office:value="2656413">
            <text:p>2656413</text:p>
          </table:table-cell>
          <table:table-cell office:value-type="float" office:value="4007649">
            <text:p>4007649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60480154">
            <text:p>160480154</text:p>
          </table:table-cell>
          <table:table-cell office:value-type="float" office:value="2399428">
            <text:p>2399428</text:p>
          </table:table-cell>
          <table:table-cell office:value-type="float" office:value="3501194">
            <text:p>3501194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917838586">
            <text:p>917838586</text:p>
          </table:table-cell>
          <table:table-cell office:value-type="float" office:value="2420119">
            <text:p>2420119</text:p>
          </table:table-cell>
          <table:table-cell office:value-type="float" office:value="4143518">
            <text:p>4143518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362571151">
            <text:p>362571151</text:p>
          </table:table-cell>
          <table:table-cell office:value-type="float" office:value="2494425">
            <text:p>2494425</text:p>
          </table:table-cell>
          <table:table-cell office:value-type="float" office:value="4431879">
            <text:p>4431879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56103573">
            <text:p>556103573</text:p>
          </table:table-cell>
          <table:table-cell office:value-type="float" office:value="2412149">
            <text:p>2412149</text:p>
          </table:table-cell>
          <table:table-cell office:value-type="float" office:value="4552585">
            <text:p>4552585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68008702">
            <text:p>68008702</text:p>
          </table:table-cell>
          <table:table-cell office:value-type="float" office:value="2392227">
            <text:p>2392227</text:p>
          </table:table-cell>
          <table:table-cell office:value-type="float" office:value="4225226">
            <text:p>4225226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79202928">
            <text:p>579202928</text:p>
          </table:table-cell>
          <table:table-cell office:value-type="float" office:value="2847581">
            <text:p>2847581</text:p>
          </table:table-cell>
          <table:table-cell office:value-type="float" office:value="4375624">
            <text:p>4375624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87632975">
            <text:p>587632975</text:p>
          </table:table-cell>
          <table:table-cell office:value-type="float" office:value="2291865">
            <text:p>2291865</text:p>
          </table:table-cell>
          <table:table-cell office:value-type="float" office:value="6204034">
            <text:p>6204034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800915910">
            <text:p>800915910</text:p>
          </table:table-cell>
          <table:table-cell office:value-type="float" office:value="2454690">
            <text:p>2454690</text:p>
          </table:table-cell>
          <table:table-cell office:value-type="float" office:value="4995053">
            <text:p>4995053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896548391">
            <text:p>896548391</text:p>
          </table:table-cell>
          <table:table-cell office:value-type="float" office:value="2447978">
            <text:p>2447978</text:p>
          </table:table-cell>
          <table:table-cell office:value-type="float" office:value="4024475">
            <text:p>4024475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35118018">
            <text:p>135118018</text:p>
          </table:table-cell>
          <table:table-cell office:value-type="float" office:value="3350284">
            <text:p>3350284</text:p>
          </table:table-cell>
          <table:table-cell office:value-type="float" office:value="4794522">
            <text:p>4794522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34336865">
            <text:p>34336865</text:p>
          </table:table-cell>
          <table:table-cell office:value-type="float" office:value="2715914">
            <text:p>2715914</text:p>
          </table:table-cell>
          <table:table-cell office:value-type="float" office:value="4125055">
            <text:p>4125055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04032277">
            <text:p>104032277</text:p>
          </table:table-cell>
          <table:table-cell office:value-type="float" office:value="2393005">
            <text:p>2393005</text:p>
          </table:table-cell>
          <table:table-cell office:value-type="float" office:value="5232029">
            <text:p>5232029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804840174">
            <text:p>804840174</text:p>
          </table:table-cell>
          <table:table-cell office:value-type="float" office:value="2409556">
            <text:p>2409556</text:p>
          </table:table-cell>
          <table:table-cell office:value-type="float" office:value="4825521">
            <text:p>4825521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609027605">
            <text:p>609027605</text:p>
          </table:table-cell>
          <table:table-cell office:value-type="float" office:value="2559308">
            <text:p>2559308</text:p>
          </table:table-cell>
          <table:table-cell office:value-type="float" office:value="4620444">
            <text:p>4620444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740531526">
            <text:p>740531526</text:p>
          </table:table-cell>
          <table:table-cell office:value-type="float" office:value="2550027">
            <text:p>2550027</text:p>
          </table:table-cell>
          <table:table-cell office:value-type="float" office:value="5154533">
            <text:p>5154533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72881800">
            <text:p>572881800</text:p>
          </table:table-cell>
          <table:table-cell office:value-type="float" office:value="2027262">
            <text:p>2027262</text:p>
          </table:table-cell>
          <table:table-cell office:value-type="float" office:value="4179099">
            <text:p>4179099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893411257">
            <text:p>893411257</text:p>
          </table:table-cell>
          <table:table-cell office:value-type="float" office:value="2397373">
            <text:p>2397373</text:p>
          </table:table-cell>
          <table:table-cell office:value-type="float" office:value="4079002">
            <text:p>4079002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805944407">
            <text:p>805944407</text:p>
          </table:table-cell>
          <table:table-cell office:value-type="float" office:value="2518846">
            <text:p>2518846</text:p>
          </table:table-cell>
          <table:table-cell office:value-type="float" office:value="3888345">
            <text:p>3888345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940880741">
            <text:p>940880741</text:p>
          </table:table-cell>
          <table:table-cell office:value-type="float" office:value="2516682">
            <text:p>2516682</text:p>
          </table:table-cell>
          <table:table-cell office:value-type="float" office:value="4490370">
            <text:p>4490370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96390993">
            <text:p>96390993</text:p>
          </table:table-cell>
          <table:table-cell office:value-type="float" office:value="2054586">
            <text:p>2054586</text:p>
          </table:table-cell>
          <table:table-cell office:value-type="float" office:value="5095735">
            <text:p>5095735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25507996">
            <text:p>25507996</text:p>
          </table:table-cell>
          <table:table-cell office:value-type="float" office:value="2633077">
            <text:p>2633077</text:p>
          </table:table-cell>
          <table:table-cell office:value-type="float" office:value="3818282">
            <text:p>3818282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796443712">
            <text:p>796443712</text:p>
          </table:table-cell>
          <table:table-cell office:value-type="float" office:value="2293074">
            <text:p>2293074</text:p>
          </table:table-cell>
          <table:table-cell office:value-type="float" office:value="4630869">
            <text:p>4630869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82831161">
            <text:p>582831161</text:p>
          </table:table-cell>
          <table:table-cell office:value-type="float" office:value="2477790">
            <text:p>2477790</text:p>
          </table:table-cell>
          <table:table-cell office:value-type="float" office:value="6214661">
            <text:p>6214661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793322572">
            <text:p>793322572</text:p>
          </table:table-cell>
          <table:table-cell office:value-type="float" office:value="2489259">
            <text:p>2489259</text:p>
          </table:table-cell>
          <table:table-cell office:value-type="float" office:value="4151545">
            <text:p>4151545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0850402">
            <text:p>10850402</text:p>
          </table:table-cell>
          <table:table-cell office:value-type="float" office:value="2167468">
            <text:p>2167468</text:p>
          </table:table-cell>
          <table:table-cell office:value-type="float" office:value="5141293">
            <text:p>5141293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16075065">
            <text:p>516075065</text:p>
          </table:table-cell>
          <table:table-cell office:value-type="float" office:value="2333804">
            <text:p>2333804</text:p>
          </table:table-cell>
          <table:table-cell office:value-type="float" office:value="4158950">
            <text:p>4158950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5603402">
            <text:p>15603402</text:p>
          </table:table-cell>
          <table:table-cell office:value-type="float" office:value="3119154">
            <text:p>3119154</text:p>
          </table:table-cell>
          <table:table-cell office:value-type="float" office:value="3893179">
            <text:p>3893179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79622514">
            <text:p>79622514</text:p>
          </table:table-cell>
          <table:table-cell office:value-type="float" office:value="3751108">
            <text:p>3751108</text:p>
          </table:table-cell>
          <table:table-cell office:value-type="float" office:value="4333581">
            <text:p>4333581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73153657">
            <text:p>73153657</text:p>
          </table:table-cell>
          <table:table-cell office:value-type="float" office:value="3270223">
            <text:p>3270223</text:p>
          </table:table-cell>
          <table:table-cell office:value-type="float" office:value="4243863">
            <text:p>4243863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901870406">
            <text:p>901870406</text:p>
          </table:table-cell>
          <table:table-cell office:value-type="float" office:value="2309944">
            <text:p>2309944</text:p>
          </table:table-cell>
          <table:table-cell office:value-type="float" office:value="5224532">
            <text:p>5224532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64429303">
            <text:p>64429303</text:p>
          </table:table-cell>
          <table:table-cell office:value-type="float" office:value="2450999">
            <text:p>2450999</text:p>
          </table:table-cell>
          <table:table-cell office:value-type="float" office:value="3482288">
            <text:p>3482288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907634523">
            <text:p>907634523</text:p>
          </table:table-cell>
          <table:table-cell office:value-type="float" office:value="2401409">
            <text:p>2401409</text:p>
          </table:table-cell>
          <table:table-cell office:value-type="float" office:value="4252259">
            <text:p>4252259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883993636">
            <text:p>883993636</text:p>
          </table:table-cell>
          <table:table-cell office:value-type="float" office:value="2150492">
            <text:p>2150492</text:p>
          </table:table-cell>
          <table:table-cell office:value-type="float" office:value="4287364">
            <text:p>4287364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69715372">
            <text:p>169715372</text:p>
          </table:table-cell>
          <table:table-cell office:value-type="float" office:value="3444780">
            <text:p>3444780</text:p>
          </table:table-cell>
          <table:table-cell office:value-type="float" office:value="4780857">
            <text:p>4780857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37850942">
            <text:p>137850942</text:p>
          </table:table-cell>
          <table:table-cell office:value-type="float" office:value="2268312">
            <text:p>2268312</text:p>
          </table:table-cell>
          <table:table-cell office:value-type="float" office:value="3920474">
            <text:p>3920474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33042979">
            <text:p>533042979</text:p>
          </table:table-cell>
          <table:table-cell office:value-type="float" office:value="2527280">
            <text:p>2527280</text:p>
          </table:table-cell>
          <table:table-cell office:value-type="float" office:value="4613018">
            <text:p>4613018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634919512">
            <text:p>634919512</text:p>
          </table:table-cell>
          <table:table-cell office:value-type="float" office:value="2565265">
            <text:p>2565265</text:p>
          </table:table-cell>
          <table:table-cell office:value-type="float" office:value="3998204">
            <text:p>3998204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26479047">
            <text:p>126479047</text:p>
          </table:table-cell>
          <table:table-cell office:value-type="float" office:value="2601101">
            <text:p>2601101</text:p>
          </table:table-cell>
          <table:table-cell office:value-type="float" office:value="4467126">
            <text:p>4467126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33467597">
            <text:p>33467597</text:p>
          </table:table-cell>
          <table:table-cell office:value-type="float" office:value="2298537">
            <text:p>2298537</text:p>
          </table:table-cell>
          <table:table-cell office:value-type="float" office:value="4075874">
            <text:p>4075874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970151134">
            <text:p>970151134</text:p>
          </table:table-cell>
          <table:table-cell office:value-type="float" office:value="2564732">
            <text:p>2564732</text:p>
          </table:table-cell>
          <table:table-cell office:value-type="float" office:value="4137798">
            <text:p>4137798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916195667">
            <text:p>916195667</text:p>
          </table:table-cell>
          <table:table-cell office:value-type="float" office:value="2347210">
            <text:p>2347210</text:p>
          </table:table-cell>
          <table:table-cell office:value-type="float" office:value="4620113">
            <text:p>4620113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384706393">
            <text:p>384706393</text:p>
          </table:table-cell>
          <table:table-cell office:value-type="float" office:value="2441425">
            <text:p>2441425</text:p>
          </table:table-cell>
          <table:table-cell office:value-type="float" office:value="4942324">
            <text:p>4942324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684297046">
            <text:p>684297046</text:p>
          </table:table-cell>
          <table:table-cell office:value-type="float" office:value="2702777">
            <text:p>2702777</text:p>
          </table:table-cell>
          <table:table-cell office:value-type="float" office:value="4329844">
            <text:p>4329844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897701917">
            <text:p>897701917</text:p>
          </table:table-cell>
          <table:table-cell office:value-type="float" office:value="2361734">
            <text:p>2361734</text:p>
          </table:table-cell>
          <table:table-cell office:value-type="float" office:value="4183233">
            <text:p>4183233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36090664">
            <text:p>436090664</text:p>
          </table:table-cell>
          <table:table-cell office:value-type="float" office:value="2059096">
            <text:p>2059096</text:p>
          </table:table-cell>
          <table:table-cell office:value-type="float" office:value="6408345">
            <text:p>6408345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57461241">
            <text:p>257461241</text:p>
          </table:table-cell>
          <table:table-cell office:value-type="float" office:value="2471902">
            <text:p>2471902</text:p>
          </table:table-cell>
          <table:table-cell office:value-type="float" office:value="4691544">
            <text:p>4691544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786170560">
            <text:p>786170560</text:p>
          </table:table-cell>
          <table:table-cell office:value-type="float" office:value="2452557">
            <text:p>2452557</text:p>
          </table:table-cell>
          <table:table-cell office:value-type="float" office:value="5179390">
            <text:p>5179390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06340878">
            <text:p>106340878</text:p>
          </table:table-cell>
          <table:table-cell office:value-type="float" office:value="2463054">
            <text:p>2463054</text:p>
          </table:table-cell>
          <table:table-cell office:value-type="float" office:value="4673212">
            <text:p>4673212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693875286">
            <text:p>693875286</text:p>
          </table:table-cell>
          <table:table-cell office:value-type="float" office:value="2178738">
            <text:p>2178738</text:p>
          </table:table-cell>
          <table:table-cell office:value-type="float" office:value="4326536">
            <text:p>4326536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7123325">
            <text:p>57123325</text:p>
          </table:table-cell>
          <table:table-cell office:value-type="float" office:value="2898232">
            <text:p>2898232</text:p>
          </table:table-cell>
          <table:table-cell office:value-type="float" office:value="5129953">
            <text:p>5129953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845927778">
            <text:p>845927778</text:p>
          </table:table-cell>
          <table:table-cell office:value-type="float" office:value="2550650">
            <text:p>2550650</text:p>
          </table:table-cell>
          <table:table-cell office:value-type="float" office:value="4683699">
            <text:p>4683699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97989966">
            <text:p>97989966</text:p>
          </table:table-cell>
          <table:table-cell office:value-type="float" office:value="2719145">
            <text:p>2719145</text:p>
          </table:table-cell>
          <table:table-cell office:value-type="float" office:value="5262396">
            <text:p>5262396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99120666">
            <text:p>99120666</text:p>
          </table:table-cell>
          <table:table-cell office:value-type="float" office:value="2578803">
            <text:p>2578803</text:p>
          </table:table-cell>
          <table:table-cell office:value-type="float" office:value="3774282">
            <text:p>3774282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12867014">
            <text:p>212867014</text:p>
          </table:table-cell>
          <table:table-cell office:value-type="float" office:value="2515993">
            <text:p>2515993</text:p>
          </table:table-cell>
          <table:table-cell office:value-type="float" office:value="5223233">
            <text:p>5223233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381863821">
            <text:p>381863821</text:p>
          </table:table-cell>
          <table:table-cell office:value-type="float" office:value="2396798">
            <text:p>2396798</text:p>
          </table:table-cell>
          <table:table-cell office:value-type="float" office:value="4638400">
            <text:p>4638400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73336667">
            <text:p>73336667</text:p>
          </table:table-cell>
          <table:table-cell office:value-type="float" office:value="2418923">
            <text:p>2418923</text:p>
          </table:table-cell>
          <table:table-cell office:value-type="float" office:value="3968935">
            <text:p>3968935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914298200">
            <text:p>914298200</text:p>
          </table:table-cell>
          <table:table-cell office:value-type="float" office:value="2257101">
            <text:p>2257101</text:p>
          </table:table-cell>
          <table:table-cell office:value-type="float" office:value="4773625">
            <text:p>4773625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90550784">
            <text:p>90550784</text:p>
          </table:table-cell>
          <table:table-cell office:value-type="float" office:value="1992809">
            <text:p>1992809</text:p>
          </table:table-cell>
          <table:table-cell office:value-type="float" office:value="4048350">
            <text:p>4048350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963254354">
            <text:p>963254354</text:p>
          </table:table-cell>
          <table:table-cell office:value-type="float" office:value="3001404">
            <text:p>3001404</text:p>
          </table:table-cell>
          <table:table-cell office:value-type="float" office:value="4399318">
            <text:p>4399318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63368532">
            <text:p>163368532</text:p>
          </table:table-cell>
          <table:table-cell office:value-type="float" office:value="2496866">
            <text:p>2496866</text:p>
          </table:table-cell>
          <table:table-cell office:value-type="float" office:value="4383573">
            <text:p>4383573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42593521">
            <text:p>142593521</text:p>
          </table:table-cell>
          <table:table-cell office:value-type="float" office:value="2466797">
            <text:p>2466797</text:p>
          </table:table-cell>
          <table:table-cell office:value-type="float" office:value="5405734">
            <text:p>5405734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50168728">
            <text:p>550168728</text:p>
          </table:table-cell>
          <table:table-cell office:value-type="float" office:value="2426999">
            <text:p>2426999</text:p>
          </table:table-cell>
          <table:table-cell office:value-type="float" office:value="4077538">
            <text:p>4077538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637288797">
            <text:p>637288797</text:p>
          </table:table-cell>
          <table:table-cell office:value-type="float" office:value="2360150">
            <text:p>2360150</text:p>
          </table:table-cell>
          <table:table-cell office:value-type="float" office:value="3960654">
            <text:p>3960654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952388916">
            <text:p>952388916</text:p>
          </table:table-cell>
          <table:table-cell office:value-type="float" office:value="2493059">
            <text:p>2493059</text:p>
          </table:table-cell>
          <table:table-cell office:value-type="float" office:value="4642122">
            <text:p>4642122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300680909">
            <text:p>300680909</text:p>
          </table:table-cell>
          <table:table-cell office:value-type="float" office:value="2731075">
            <text:p>2731075</text:p>
          </table:table-cell>
          <table:table-cell office:value-type="float" office:value="5389791">
            <text:p>5389791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50476556">
            <text:p>250476556</text:p>
          </table:table-cell>
          <table:table-cell office:value-type="float" office:value="2176779">
            <text:p>2176779</text:p>
          </table:table-cell>
          <table:table-cell office:value-type="float" office:value="4256513">
            <text:p>4256513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612546066">
            <text:p>612546066</text:p>
          </table:table-cell>
          <table:table-cell office:value-type="float" office:value="2386982">
            <text:p>2386982</text:p>
          </table:table-cell>
          <table:table-cell office:value-type="float" office:value="4883480">
            <text:p>4883480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08860739">
            <text:p>508860739</text:p>
          </table:table-cell>
          <table:table-cell office:value-type="float" office:value="3039036">
            <text:p>3039036</text:p>
          </table:table-cell>
          <table:table-cell office:value-type="float" office:value="3921897">
            <text:p>3921897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3525122">
            <text:p>43525122</text:p>
          </table:table-cell>
          <table:table-cell office:value-type="float" office:value="2820545">
            <text:p>2820545</text:p>
          </table:table-cell>
          <table:table-cell office:value-type="float" office:value="4585969">
            <text:p>4585969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91043746">
            <text:p>91043746</text:p>
          </table:table-cell>
          <table:table-cell office:value-type="float" office:value="2771209">
            <text:p>2771209</text:p>
          </table:table-cell>
          <table:table-cell office:value-type="float" office:value="4435223">
            <text:p>4435223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744467518">
            <text:p>744467518</text:p>
          </table:table-cell>
          <table:table-cell office:value-type="float" office:value="2592717">
            <text:p>2592717</text:p>
          </table:table-cell>
          <table:table-cell office:value-type="float" office:value="3784916">
            <text:p>3784916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10123140">
            <text:p>210123140</text:p>
          </table:table-cell>
          <table:table-cell office:value-type="float" office:value="2872546">
            <text:p>2872546</text:p>
          </table:table-cell>
          <table:table-cell office:value-type="float" office:value="3898014">
            <text:p>3898014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34029327">
            <text:p>234029327</text:p>
          </table:table-cell>
          <table:table-cell office:value-type="float" office:value="3313194">
            <text:p>3313194</text:p>
          </table:table-cell>
          <table:table-cell office:value-type="float" office:value="4592868">
            <text:p>4592868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760369602">
            <text:p>760369602</text:p>
          </table:table-cell>
          <table:table-cell office:value-type="float" office:value="3001012">
            <text:p>3001012</text:p>
          </table:table-cell>
          <table:table-cell office:value-type="float" office:value="5266168">
            <text:p>5266168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96559596">
            <text:p>596559596</text:p>
          </table:table-cell>
          <table:table-cell office:value-type="float" office:value="2392173">
            <text:p>2392173</text:p>
          </table:table-cell>
          <table:table-cell office:value-type="float" office:value="3920436">
            <text:p>3920436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874701068">
            <text:p>874701068</text:p>
          </table:table-cell>
          <table:table-cell office:value-type="float" office:value="2548345">
            <text:p>2548345</text:p>
          </table:table-cell>
          <table:table-cell office:value-type="float" office:value="4973963">
            <text:p>4973963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54017549">
            <text:p>254017549</text:p>
          </table:table-cell>
          <table:table-cell office:value-type="float" office:value="2658328">
            <text:p>2658328</text:p>
          </table:table-cell>
          <table:table-cell office:value-type="float" office:value="5832541">
            <text:p>5832541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53490010">
            <text:p>453490010</text:p>
          </table:table-cell>
          <table:table-cell office:value-type="float" office:value="2328168">
            <text:p>2328168</text:p>
          </table:table-cell>
          <table:table-cell office:value-type="float" office:value="4646130">
            <text:p>4646130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76748923">
            <text:p>176748923</text:p>
          </table:table-cell>
          <table:table-cell office:value-type="float" office:value="2669701">
            <text:p>2669701</text:p>
          </table:table-cell>
          <table:table-cell office:value-type="float" office:value="4098779">
            <text:p>4098779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04823501">
            <text:p>204823501</text:p>
          </table:table-cell>
          <table:table-cell office:value-type="float" office:value="2532250">
            <text:p>2532250</text:p>
          </table:table-cell>
          <table:table-cell office:value-type="float" office:value="4984615">
            <text:p>4984615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98181328">
            <text:p>198181328</text:p>
          </table:table-cell>
          <table:table-cell office:value-type="float" office:value="2750620">
            <text:p>2750620</text:p>
          </table:table-cell>
          <table:table-cell office:value-type="float" office:value="5006731">
            <text:p>5006731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9507040">
            <text:p>19507040</text:p>
          </table:table-cell>
          <table:table-cell office:value-type="float" office:value="2377315">
            <text:p>2377315</text:p>
          </table:table-cell>
          <table:table-cell office:value-type="float" office:value="4636023">
            <text:p>4636023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837843189">
            <text:p>837843189</text:p>
          </table:table-cell>
          <table:table-cell office:value-type="float" office:value="2220872">
            <text:p>2220872</text:p>
          </table:table-cell>
          <table:table-cell office:value-type="float" office:value="4991393">
            <text:p>4991393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1685701">
            <text:p>41685701</text:p>
          </table:table-cell>
          <table:table-cell office:value-type="float" office:value="2226438">
            <text:p>2226438</text:p>
          </table:table-cell>
          <table:table-cell office:value-type="float" office:value="3775161">
            <text:p>3775161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708418296">
            <text:p>708418296</text:p>
          </table:table-cell>
          <table:table-cell office:value-type="float" office:value="2749163">
            <text:p>2749163</text:p>
          </table:table-cell>
          <table:table-cell office:value-type="float" office:value="4413202">
            <text:p>4413202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17964347">
            <text:p>217964347</text:p>
          </table:table-cell>
          <table:table-cell office:value-type="float" office:value="2581459">
            <text:p>2581459</text:p>
          </table:table-cell>
          <table:table-cell office:value-type="float" office:value="4745316">
            <text:p>4745316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15282686">
            <text:p>215282686</text:p>
          </table:table-cell>
          <table:table-cell office:value-type="float" office:value="2469020">
            <text:p>2469020</text:p>
          </table:table-cell>
          <table:table-cell office:value-type="float" office:value="4105722">
            <text:p>4105722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4189685">
            <text:p>54189685</text:p>
          </table:table-cell>
          <table:table-cell office:value-type="float" office:value="2821972">
            <text:p>2821972</text:p>
          </table:table-cell>
          <table:table-cell office:value-type="float" office:value="4065282">
            <text:p>4065282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916112454">
            <text:p>916112454</text:p>
          </table:table-cell>
          <table:table-cell office:value-type="float" office:value="2965932">
            <text:p>2965932</text:p>
          </table:table-cell>
          <table:table-cell office:value-type="float" office:value="4650164">
            <text:p>4650164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57949372">
            <text:p>257949372</text:p>
          </table:table-cell>
          <table:table-cell office:value-type="float" office:value="2492614">
            <text:p>2492614</text:p>
          </table:table-cell>
          <table:table-cell office:value-type="float" office:value="4737150">
            <text:p>4737150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67250404">
            <text:p>567250404</text:p>
          </table:table-cell>
          <table:table-cell office:value-type="float" office:value="2534955">
            <text:p>2534955</text:p>
          </table:table-cell>
          <table:table-cell office:value-type="float" office:value="4201013">
            <text:p>4201013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683207868">
            <text:p>683207868</text:p>
          </table:table-cell>
          <table:table-cell office:value-type="float" office:value="2797076">
            <text:p>2797076</text:p>
          </table:table-cell>
          <table:table-cell office:value-type="float" office:value="5028163">
            <text:p>5028163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91850697">
            <text:p>291850697</text:p>
          </table:table-cell>
          <table:table-cell office:value-type="float" office:value="2548251">
            <text:p>2548251</text:p>
          </table:table-cell>
          <table:table-cell office:value-type="float" office:value="4155432">
            <text:p>4155432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866372457">
            <text:p>866372457</text:p>
          </table:table-cell>
          <table:table-cell office:value-type="float" office:value="3094173">
            <text:p>3094173</text:p>
          </table:table-cell>
          <table:table-cell office:value-type="float" office:value="4129936">
            <text:p>4129936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651885368">
            <text:p>651885368</text:p>
          </table:table-cell>
          <table:table-cell office:value-type="float" office:value="3226196">
            <text:p>3226196</text:p>
          </table:table-cell>
          <table:table-cell office:value-type="float" office:value="4523491">
            <text:p>4523491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69942215">
            <text:p>269942215</text:p>
          </table:table-cell>
          <table:table-cell office:value-type="float" office:value="2603090">
            <text:p>2603090</text:p>
          </table:table-cell>
          <table:table-cell office:value-type="float" office:value="4554599">
            <text:p>4554599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31738723">
            <text:p>231738723</text:p>
          </table:table-cell>
          <table:table-cell office:value-type="float" office:value="2486921">
            <text:p>2486921</text:p>
          </table:table-cell>
          <table:table-cell office:value-type="float" office:value="5056250">
            <text:p>5056250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97395114">
            <text:p>397395114</text:p>
          </table:table-cell>
          <table:table-cell office:value-type="float" office:value="2668344">
            <text:p>2668344</text:p>
          </table:table-cell>
          <table:table-cell office:value-type="float" office:value="4461733">
            <text:p>4461733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84590401">
            <text:p>384590401</text:p>
          </table:table-cell>
          <table:table-cell office:value-type="float" office:value="2628897">
            <text:p>2628897</text:p>
          </table:table-cell>
          <table:table-cell office:value-type="float" office:value="4389407">
            <text:p>4389407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52145901">
            <text:p>152145901</text:p>
          </table:table-cell>
          <table:table-cell office:value-type="float" office:value="2744683">
            <text:p>2744683</text:p>
          </table:table-cell>
          <table:table-cell office:value-type="float" office:value="4544124">
            <text:p>4544124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97081879">
            <text:p>497081879</text:p>
          </table:table-cell>
          <table:table-cell office:value-type="float" office:value="4567932">
            <text:p>4567932</text:p>
          </table:table-cell>
          <table:table-cell office:value-type="float" office:value="4833690">
            <text:p>4833690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3143248">
            <text:p>13143248</text:p>
          </table:table-cell>
          <table:table-cell office:value-type="float" office:value="3791090">
            <text:p>3791090</text:p>
          </table:table-cell>
          <table:table-cell office:value-type="float" office:value="4578179">
            <text:p>4578179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04888825">
            <text:p>504888825</text:p>
          </table:table-cell>
          <table:table-cell office:value-type="float" office:value="3407505">
            <text:p>3407505</text:p>
          </table:table-cell>
          <table:table-cell office:value-type="float" office:value="6145512">
            <text:p>6145512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58150774">
            <text:p>558150774</text:p>
          </table:table-cell>
          <table:table-cell office:value-type="float" office:value="3136017">
            <text:p>3136017</text:p>
          </table:table-cell>
          <table:table-cell office:value-type="float" office:value="6730508">
            <text:p>6730508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42072123">
            <text:p>542072123</text:p>
          </table:table-cell>
          <table:table-cell office:value-type="float" office:value="2220979">
            <text:p>2220979</text:p>
          </table:table-cell>
          <table:table-cell office:value-type="float" office:value="4786837">
            <text:p>4786837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934495412">
            <text:p>934495412</text:p>
          </table:table-cell>
          <table:table-cell office:value-type="float" office:value="3347096">
            <text:p>3347096</text:p>
          </table:table-cell>
          <table:table-cell office:value-type="float" office:value="5163749">
            <text:p>5163749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43341191">
            <text:p>343341191</text:p>
          </table:table-cell>
          <table:table-cell office:value-type="float" office:value="2520933">
            <text:p>2520933</text:p>
          </table:table-cell>
          <table:table-cell office:value-type="float" office:value="5172511">
            <text:p>5172511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777334118">
            <text:p>777334118</text:p>
          </table:table-cell>
          <table:table-cell office:value-type="float" office:value="2686800">
            <text:p>2686800</text:p>
          </table:table-cell>
          <table:table-cell office:value-type="float" office:value="5171134">
            <text:p>5171134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04265980">
            <text:p>504265980</text:p>
          </table:table-cell>
          <table:table-cell office:value-type="float" office:value="2238552">
            <text:p>2238552</text:p>
          </table:table-cell>
          <table:table-cell office:value-type="float" office:value="3944232">
            <text:p>3944232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98002378">
            <text:p>298002378</text:p>
          </table:table-cell>
          <table:table-cell office:value-type="float" office:value="2542511">
            <text:p>2542511</text:p>
          </table:table-cell>
          <table:table-cell office:value-type="float" office:value="4583188">
            <text:p>4583188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64899640">
            <text:p>164899640</text:p>
          </table:table-cell>
          <table:table-cell office:value-type="float" office:value="2939328">
            <text:p>2939328</text:p>
          </table:table-cell>
          <table:table-cell office:value-type="float" office:value="5367791">
            <text:p>5367791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41975900">
            <text:p>341975900</text:p>
          </table:table-cell>
          <table:table-cell office:value-type="float" office:value="2087457">
            <text:p>2087457</text:p>
          </table:table-cell>
          <table:table-cell office:value-type="float" office:value="5120968">
            <text:p>5120968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646627618">
            <text:p>646627618</text:p>
          </table:table-cell>
          <table:table-cell office:value-type="float" office:value="2701688">
            <text:p>2701688</text:p>
          </table:table-cell>
          <table:table-cell office:value-type="float" office:value="4801394">
            <text:p>4801394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71138212">
            <text:p>571138212</text:p>
          </table:table-cell>
          <table:table-cell office:value-type="float" office:value="2674204">
            <text:p>2674204</text:p>
          </table:table-cell>
          <table:table-cell office:value-type="float" office:value="4155696">
            <text:p>4155696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62589918">
            <text:p>562589918</text:p>
          </table:table-cell>
          <table:table-cell office:value-type="float" office:value="2915419">
            <text:p>2915419</text:p>
          </table:table-cell>
          <table:table-cell office:value-type="float" office:value="5083824">
            <text:p>5083824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42599072">
            <text:p>342599072</text:p>
          </table:table-cell>
          <table:table-cell office:value-type="float" office:value="2453766">
            <text:p>2453766</text:p>
          </table:table-cell>
          <table:table-cell office:value-type="float" office:value="4803520">
            <text:p>4803520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9528129">
            <text:p>59528129</text:p>
          </table:table-cell>
          <table:table-cell office:value-type="float" office:value="2929401">
            <text:p>2929401</text:p>
          </table:table-cell>
          <table:table-cell office:value-type="float" office:value="4741089">
            <text:p>4741089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869453647">
            <text:p>869453647</text:p>
          </table:table-cell>
          <table:table-cell office:value-type="float" office:value="3032109">
            <text:p>3032109</text:p>
          </table:table-cell>
          <table:table-cell office:value-type="float" office:value="5246482">
            <text:p>5246482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839260904">
            <text:p>839260904</text:p>
          </table:table-cell>
          <table:table-cell office:value-type="float" office:value="2631789">
            <text:p>2631789</text:p>
          </table:table-cell>
          <table:table-cell office:value-type="float" office:value="4842655">
            <text:p>4842655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91000333">
            <text:p>291000333</text:p>
          </table:table-cell>
          <table:table-cell office:value-type="float" office:value="2408087">
            <text:p>2408087</text:p>
          </table:table-cell>
          <table:table-cell office:value-type="float" office:value="4800564">
            <text:p>4800564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951600896">
            <text:p>951600896</text:p>
          </table:table-cell>
          <table:table-cell office:value-type="float" office:value="2733691">
            <text:p>2733691</text:p>
          </table:table-cell>
          <table:table-cell office:value-type="float" office:value="4868900">
            <text:p>4868900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03271913">
            <text:p>403271913</text:p>
          </table:table-cell>
          <table:table-cell office:value-type="float" office:value="2078388">
            <text:p>2078388</text:p>
          </table:table-cell>
          <table:table-cell office:value-type="float" office:value="5274931">
            <text:p>5274931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63717106">
            <text:p>163717106</text:p>
          </table:table-cell>
          <table:table-cell office:value-type="float" office:value="2859938">
            <text:p>2859938</text:p>
          </table:table-cell>
          <table:table-cell office:value-type="float" office:value="4461943">
            <text:p>4461943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16895781">
            <text:p>216895781</text:p>
          </table:table-cell>
          <table:table-cell office:value-type="float" office:value="2449203">
            <text:p>2449203</text:p>
          </table:table-cell>
          <table:table-cell office:value-type="float" office:value="5011488">
            <text:p>5011488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39906922">
            <text:p>439906922</text:p>
          </table:table-cell>
          <table:table-cell office:value-type="float" office:value="2421719">
            <text:p>2421719</text:p>
          </table:table-cell>
          <table:table-cell office:value-type="float" office:value="4207259">
            <text:p>4207259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691379188">
            <text:p>691379188</text:p>
          </table:table-cell>
          <table:table-cell office:value-type="float" office:value="2116791">
            <text:p>2116791</text:p>
          </table:table-cell>
          <table:table-cell office:value-type="float" office:value="4381253">
            <text:p>4381253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91898296">
            <text:p>91898296</text:p>
          </table:table-cell>
          <table:table-cell office:value-type="float" office:value="2511017">
            <text:p>2511017</text:p>
          </table:table-cell>
          <table:table-cell office:value-type="float" office:value="4324335">
            <text:p>4324335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873939068">
            <text:p>873939068</text:p>
          </table:table-cell>
          <table:table-cell office:value-type="float" office:value="2432746">
            <text:p>2432746</text:p>
          </table:table-cell>
          <table:table-cell office:value-type="float" office:value="5182474">
            <text:p>5182474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75034957">
            <text:p>375034957</text:p>
          </table:table-cell>
          <table:table-cell office:value-type="float" office:value="2400456">
            <text:p>2400456</text:p>
          </table:table-cell>
          <table:table-cell office:value-type="float" office:value="3910698">
            <text:p>3910698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03265102">
            <text:p>503265102</text:p>
          </table:table-cell>
          <table:table-cell office:value-type="float" office:value="2546138">
            <text:p>2546138</text:p>
          </table:table-cell>
          <table:table-cell office:value-type="float" office:value="4740446">
            <text:p>4740446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633452389">
            <text:p>633452389</text:p>
          </table:table-cell>
          <table:table-cell office:value-type="float" office:value="2688778">
            <text:p>2688778</text:p>
          </table:table-cell>
          <table:table-cell office:value-type="float" office:value="4827672">
            <text:p>4827672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51268118">
            <text:p>351268118</text:p>
          </table:table-cell>
          <table:table-cell office:value-type="float" office:value="3026838">
            <text:p>3026838</text:p>
          </table:table-cell>
          <table:table-cell office:value-type="float" office:value="4218926">
            <text:p>4218926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10279654">
            <text:p>310279654</text:p>
          </table:table-cell>
          <table:table-cell office:value-type="float" office:value="2542142">
            <text:p>2542142</text:p>
          </table:table-cell>
          <table:table-cell office:value-type="float" office:value="4405829">
            <text:p>4405829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641107238">
            <text:p>641107238</text:p>
          </table:table-cell>
          <table:table-cell office:value-type="float" office:value="2099213">
            <text:p>2099213</text:p>
          </table:table-cell>
          <table:table-cell office:value-type="float" office:value="5023602">
            <text:p>5023602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16325671">
            <text:p>216325671</text:p>
          </table:table-cell>
          <table:table-cell office:value-type="float" office:value="2412144">
            <text:p>2412144</text:p>
          </table:table-cell>
          <table:table-cell office:value-type="float" office:value="4202508">
            <text:p>4202508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50744701">
            <text:p>250744701</text:p>
          </table:table-cell>
          <table:table-cell office:value-type="float" office:value="2975648">
            <text:p>2975648</text:p>
          </table:table-cell>
          <table:table-cell office:value-type="float" office:value="5388884">
            <text:p>5388884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765205542">
            <text:p>765205542</text:p>
          </table:table-cell>
          <table:table-cell office:value-type="float" office:value="2179812">
            <text:p>2179812</text:p>
          </table:table-cell>
          <table:table-cell office:value-type="float" office:value="4839687">
            <text:p>4839687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64602990">
            <text:p>364602990</text:p>
          </table:table-cell>
          <table:table-cell office:value-type="float" office:value="2802556">
            <text:p>2802556</text:p>
          </table:table-cell>
          <table:table-cell office:value-type="float" office:value="4935415">
            <text:p>4935415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25417135">
            <text:p>325417135</text:p>
          </table:table-cell>
          <table:table-cell office:value-type="float" office:value="2488972">
            <text:p>2488972</text:p>
          </table:table-cell>
          <table:table-cell office:value-type="float" office:value="4860649">
            <text:p>4860649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45960892">
            <text:p>345960892</text:p>
          </table:table-cell>
          <table:table-cell office:value-type="float" office:value="2475868">
            <text:p>2475868</text:p>
          </table:table-cell>
          <table:table-cell office:value-type="float" office:value="4094800">
            <text:p>4094800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35144154">
            <text:p>335144154</text:p>
          </table:table-cell>
          <table:table-cell office:value-type="float" office:value="2591144">
            <text:p>2591144</text:p>
          </table:table-cell>
          <table:table-cell office:value-type="float" office:value="3817394">
            <text:p>3817394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91426862">
            <text:p>391426862</text:p>
          </table:table-cell>
          <table:table-cell office:value-type="float" office:value="3028774">
            <text:p>3028774</text:p>
          </table:table-cell>
          <table:table-cell office:value-type="float" office:value="4702548">
            <text:p>4702548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86706706">
            <text:p>386706706</text:p>
          </table:table-cell>
          <table:table-cell office:value-type="float" office:value="2464083">
            <text:p>2464083</text:p>
          </table:table-cell>
          <table:table-cell office:value-type="float" office:value="4938036">
            <text:p>4938036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886371381">
            <text:p>886371381</text:p>
          </table:table-cell>
          <table:table-cell office:value-type="float" office:value="2451469">
            <text:p>2451469</text:p>
          </table:table-cell>
          <table:table-cell office:value-type="float" office:value="4139739">
            <text:p>4139739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01711458">
            <text:p>601711458</text:p>
          </table:table-cell>
          <table:table-cell office:value-type="float" office:value="2808186">
            <text:p>2808186</text:p>
          </table:table-cell>
          <table:table-cell office:value-type="float" office:value="5601582">
            <text:p>5601582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15435291">
            <text:p>115435291</text:p>
          </table:table-cell>
          <table:table-cell office:value-type="float" office:value="2507215">
            <text:p>2507215</text:p>
          </table:table-cell>
          <table:table-cell office:value-type="float" office:value="4487728">
            <text:p>4487728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498795043">
            <text:p>498795043</text:p>
          </table:table-cell>
          <table:table-cell office:value-type="float" office:value="2431329">
            <text:p>2431329</text:p>
          </table:table-cell>
          <table:table-cell office:value-type="float" office:value="4203142">
            <text:p>4203142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1458128">
            <text:p>31458128</text:p>
          </table:table-cell>
          <table:table-cell office:value-type="float" office:value="2892673">
            <text:p>2892673</text:p>
          </table:table-cell>
          <table:table-cell office:value-type="float" office:value="4590212">
            <text:p>4590212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98200904">
            <text:p>398200904</text:p>
          </table:table-cell>
          <table:table-cell office:value-type="float" office:value="2035452">
            <text:p>2035452</text:p>
          </table:table-cell>
          <table:table-cell office:value-type="float" office:value="4879270">
            <text:p>4879270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41385579">
            <text:p>641385579</text:p>
          </table:table-cell>
          <table:table-cell office:value-type="float" office:value="3307390">
            <text:p>3307390</text:p>
          </table:table-cell>
          <table:table-cell office:value-type="float" office:value="6064000">
            <text:p>6064000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752645392">
            <text:p>752645392</text:p>
          </table:table-cell>
          <table:table-cell office:value-type="float" office:value="3093574">
            <text:p>3093574</text:p>
          </table:table-cell>
          <table:table-cell office:value-type="float" office:value="4940764">
            <text:p>4940764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97512519">
            <text:p>397512519</text:p>
          </table:table-cell>
          <table:table-cell office:value-type="float" office:value="2924228">
            <text:p>2924228</text:p>
          </table:table-cell>
          <table:table-cell office:value-type="float" office:value="6210585">
            <text:p>6210585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58906477">
            <text:p>158906477</text:p>
          </table:table-cell>
          <table:table-cell office:value-type="float" office:value="2627264">
            <text:p>2627264</text:p>
          </table:table-cell>
          <table:table-cell office:value-type="float" office:value="5308142">
            <text:p>5308142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718633192">
            <text:p>718633192</text:p>
          </table:table-cell>
          <table:table-cell office:value-type="float" office:value="2533961">
            <text:p>2533961</text:p>
          </table:table-cell>
          <table:table-cell office:value-type="float" office:value="5039799">
            <text:p>5039799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439839182">
            <text:p>439839182</text:p>
          </table:table-cell>
          <table:table-cell office:value-type="float" office:value="2563890">
            <text:p>2563890</text:p>
          </table:table-cell>
          <table:table-cell office:value-type="float" office:value="3996481">
            <text:p>3996481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489086170">
            <text:p>489086170</text:p>
          </table:table-cell>
          <table:table-cell office:value-type="float" office:value="2513024">
            <text:p>2513024</text:p>
          </table:table-cell>
          <table:table-cell office:value-type="float" office:value="4396172">
            <text:p>4396172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24114941">
            <text:p>124114941</text:p>
          </table:table-cell>
          <table:table-cell office:value-type="float" office:value="2474450">
            <text:p>2474450</text:p>
          </table:table-cell>
          <table:table-cell office:value-type="float" office:value="5012875">
            <text:p>5012875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50338526">
            <text:p>350338526</text:p>
          </table:table-cell>
          <table:table-cell office:value-type="float" office:value="2350064">
            <text:p>2350064</text:p>
          </table:table-cell>
          <table:table-cell office:value-type="float" office:value="4860142">
            <text:p>4860142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818808873">
            <text:p>818808873</text:p>
          </table:table-cell>
          <table:table-cell office:value-type="float" office:value="2541544">
            <text:p>2541544</text:p>
          </table:table-cell>
          <table:table-cell office:value-type="float" office:value="4252847">
            <text:p>4252847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446369701">
            <text:p>446369701</text:p>
          </table:table-cell>
          <table:table-cell office:value-type="float" office:value="2510859">
            <text:p>2510859</text:p>
          </table:table-cell>
          <table:table-cell office:value-type="float" office:value="5306833">
            <text:p>5306833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914198850">
            <text:p>914198850</text:p>
          </table:table-cell>
          <table:table-cell office:value-type="float" office:value="3429777">
            <text:p>3429777</text:p>
          </table:table-cell>
          <table:table-cell office:value-type="float" office:value="4728127">
            <text:p>4728127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32741569">
            <text:p>532741569</text:p>
          </table:table-cell>
          <table:table-cell office:value-type="float" office:value="2763794">
            <text:p>2763794</text:p>
          </table:table-cell>
          <table:table-cell office:value-type="float" office:value="5602621">
            <text:p>5602621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66476842">
            <text:p>366476842</text:p>
          </table:table-cell>
          <table:table-cell office:value-type="float" office:value="3189164">
            <text:p>3189164</text:p>
          </table:table-cell>
          <table:table-cell office:value-type="float" office:value="5236302">
            <text:p>5236302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60862908">
            <text:p>660862908</text:p>
          </table:table-cell>
          <table:table-cell office:value-type="float" office:value="2806371">
            <text:p>2806371</text:p>
          </table:table-cell>
          <table:table-cell office:value-type="float" office:value="5217480">
            <text:p>5217480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84034906">
            <text:p>384034906</text:p>
          </table:table-cell>
          <table:table-cell office:value-type="float" office:value="2461711">
            <text:p>2461711</text:p>
          </table:table-cell>
          <table:table-cell office:value-type="float" office:value="5287605">
            <text:p>5287605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258848376">
            <text:p>258848376</text:p>
          </table:table-cell>
          <table:table-cell office:value-type="float" office:value="2658826">
            <text:p>2658826</text:p>
          </table:table-cell>
          <table:table-cell office:value-type="float" office:value="4095338">
            <text:p>4095338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233511">
            <text:p>1233511</text:p>
          </table:table-cell>
          <table:table-cell office:value-type="float" office:value="2599827">
            <text:p>2599827</text:p>
          </table:table-cell>
          <table:table-cell office:value-type="float" office:value="4327715">
            <text:p>4327715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23085832">
            <text:p>623085832</text:p>
          </table:table-cell>
          <table:table-cell office:value-type="float" office:value="2957129">
            <text:p>2957129</text:p>
          </table:table-cell>
          <table:table-cell office:value-type="float" office:value="4759370">
            <text:p>4759370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12431021">
            <text:p>512431021</text:p>
          </table:table-cell>
          <table:table-cell office:value-type="float" office:value="2146109">
            <text:p>2146109</text:p>
          </table:table-cell>
          <table:table-cell office:value-type="float" office:value="4992134">
            <text:p>4992134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90457349">
            <text:p>690457349</text:p>
          </table:table-cell>
          <table:table-cell office:value-type="float" office:value="2700652">
            <text:p>2700652</text:p>
          </table:table-cell>
          <table:table-cell office:value-type="float" office:value="5095262">
            <text:p>5095262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3804712">
            <text:p>53804712</text:p>
          </table:table-cell>
          <table:table-cell office:value-type="float" office:value="2663152">
            <text:p>2663152</text:p>
          </table:table-cell>
          <table:table-cell office:value-type="float" office:value="4377715">
            <text:p>4377715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207428709">
            <text:p>207428709</text:p>
          </table:table-cell>
          <table:table-cell office:value-type="float" office:value="3154613">
            <text:p>3154613</text:p>
          </table:table-cell>
          <table:table-cell office:value-type="float" office:value="4886934">
            <text:p>4886934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21835128">
            <text:p>621835128</text:p>
          </table:table-cell>
          <table:table-cell office:value-type="float" office:value="2466875">
            <text:p>2466875</text:p>
          </table:table-cell>
          <table:table-cell office:value-type="float" office:value="4902109">
            <text:p>4902109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751831894">
            <text:p>751831894</text:p>
          </table:table-cell>
          <table:table-cell office:value-type="float" office:value="2868043">
            <text:p>2868043</text:p>
          </table:table-cell>
          <table:table-cell office:value-type="float" office:value="5315529">
            <text:p>5315529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758142062">
            <text:p>758142062</text:p>
          </table:table-cell>
          <table:table-cell office:value-type="float" office:value="3141719">
            <text:p>3141719</text:p>
          </table:table-cell>
          <table:table-cell office:value-type="float" office:value="5184309">
            <text:p>5184309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97096564">
            <text:p>597096564</text:p>
          </table:table-cell>
          <table:table-cell office:value-type="float" office:value="2618425">
            <text:p>2618425</text:p>
          </table:table-cell>
          <table:table-cell office:value-type="float" office:value="5060105">
            <text:p>5060105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723688920">
            <text:p>723688920</text:p>
          </table:table-cell>
          <table:table-cell office:value-type="float" office:value="2627580">
            <text:p>2627580</text:p>
          </table:table-cell>
          <table:table-cell office:value-type="float" office:value="4614484">
            <text:p>4614484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43250081">
            <text:p>343250081</text:p>
          </table:table-cell>
          <table:table-cell office:value-type="float" office:value="3263149">
            <text:p>3263149</text:p>
          </table:table-cell>
          <table:table-cell office:value-type="float" office:value="5495932">
            <text:p>5495932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99902167">
            <text:p>399902167</text:p>
          </table:table-cell>
          <table:table-cell office:value-type="float" office:value="2447392">
            <text:p>2447392</text:p>
          </table:table-cell>
          <table:table-cell office:value-type="float" office:value="4546718">
            <text:p>4546718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20314151">
            <text:p>20314151</text:p>
          </table:table-cell>
          <table:table-cell office:value-type="float" office:value="2679967">
            <text:p>2679967</text:p>
          </table:table-cell>
          <table:table-cell office:value-type="float" office:value="5486788">
            <text:p>5486788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22176483">
            <text:p>522176483</text:p>
          </table:table-cell>
          <table:table-cell office:value-type="float" office:value="2659490">
            <text:p>2659490</text:p>
          </table:table-cell>
          <table:table-cell office:value-type="float" office:value="5239541">
            <text:p>5239541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01566794">
            <text:p>501566794</text:p>
          </table:table-cell>
          <table:table-cell office:value-type="float" office:value="2719959">
            <text:p>2719959</text:p>
          </table:table-cell>
          <table:table-cell office:value-type="float" office:value="6259558">
            <text:p>6259558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65166479">
            <text:p>565166479</text:p>
          </table:table-cell>
          <table:table-cell office:value-type="float" office:value="2690852">
            <text:p>2690852</text:p>
          </table:table-cell>
          <table:table-cell office:value-type="float" office:value="4944043">
            <text:p>4944043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702799911">
            <text:p>702799911</text:p>
          </table:table-cell>
          <table:table-cell office:value-type="float" office:value="2397155">
            <text:p>2397155</text:p>
          </table:table-cell>
          <table:table-cell office:value-type="float" office:value="5059355">
            <text:p>5059355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19960309">
            <text:p>619960309</text:p>
          </table:table-cell>
          <table:table-cell office:value-type="float" office:value="2655755">
            <text:p>2655755</text:p>
          </table:table-cell>
          <table:table-cell office:value-type="float" office:value="3798320">
            <text:p>3798320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54115496">
            <text:p>654115496</text:p>
          </table:table-cell>
          <table:table-cell office:value-type="float" office:value="3246743">
            <text:p>3246743</text:p>
          </table:table-cell>
          <table:table-cell office:value-type="float" office:value="4437819">
            <text:p>4437819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413657326">
            <text:p>413657326</text:p>
          </table:table-cell>
          <table:table-cell office:value-type="float" office:value="2623375">
            <text:p>2623375</text:p>
          </table:table-cell>
          <table:table-cell office:value-type="float" office:value="5035603">
            <text:p>5035603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4641534">
            <text:p>64641534</text:p>
          </table:table-cell>
          <table:table-cell office:value-type="float" office:value="2728779">
            <text:p>2728779</text:p>
          </table:table-cell>
          <table:table-cell office:value-type="float" office:value="5120462">
            <text:p>5120462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61818461">
            <text:p>561818461</text:p>
          </table:table-cell>
          <table:table-cell office:value-type="float" office:value="2094151">
            <text:p>2094151</text:p>
          </table:table-cell>
          <table:table-cell office:value-type="float" office:value="5144748">
            <text:p>5144748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18719717">
            <text:p>518719717</text:p>
          </table:table-cell>
          <table:table-cell office:value-type="float" office:value="3250193">
            <text:p>3250193</text:p>
          </table:table-cell>
          <table:table-cell office:value-type="float" office:value="5488624">
            <text:p>5488624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82447967">
            <text:p>382447967</text:p>
          </table:table-cell>
          <table:table-cell office:value-type="float" office:value="2512279">
            <text:p>2512279</text:p>
          </table:table-cell>
          <table:table-cell office:value-type="float" office:value="4645811">
            <text:p>4645811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223922347">
            <text:p>223922347</text:p>
          </table:table-cell>
          <table:table-cell office:value-type="float" office:value="2174304">
            <text:p>2174304</text:p>
          </table:table-cell>
          <table:table-cell office:value-type="float" office:value="5176617">
            <text:p>5176617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807963726">
            <text:p>807963726</text:p>
          </table:table-cell>
          <table:table-cell office:value-type="float" office:value="3109992">
            <text:p>3109992</text:p>
          </table:table-cell>
          <table:table-cell office:value-type="float" office:value="4874127">
            <text:p>4874127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743032606">
            <text:p>743032606</text:p>
          </table:table-cell>
          <table:table-cell office:value-type="float" office:value="3875390">
            <text:p>3875390</text:p>
          </table:table-cell>
          <table:table-cell office:value-type="float" office:value="4580886">
            <text:p>4580886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48533233">
            <text:p>648533233</text:p>
          </table:table-cell>
          <table:table-cell office:value-type="float" office:value="2936006">
            <text:p>2936006</text:p>
          </table:table-cell>
          <table:table-cell office:value-type="float" office:value="5258359">
            <text:p>5258359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79690281">
            <text:p>179690281</text:p>
          </table:table-cell>
          <table:table-cell office:value-type="float" office:value="3462676">
            <text:p>3462676</text:p>
          </table:table-cell>
          <table:table-cell office:value-type="float" office:value="5487231">
            <text:p>5487231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73202690">
            <text:p>73202690</text:p>
          </table:table-cell>
          <table:table-cell office:value-type="float" office:value="2831506">
            <text:p>2831506</text:p>
          </table:table-cell>
          <table:table-cell office:value-type="float" office:value="4685155">
            <text:p>4685155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409381092">
            <text:p>409381092</text:p>
          </table:table-cell>
          <table:table-cell office:value-type="float" office:value="2310212">
            <text:p>2310212</text:p>
          </table:table-cell>
          <table:table-cell office:value-type="float" office:value="4972664">
            <text:p>4972664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761161830">
            <text:p>761161830</text:p>
          </table:table-cell>
          <table:table-cell office:value-type="float" office:value="2236188">
            <text:p>2236188</text:p>
          </table:table-cell>
          <table:table-cell office:value-type="float" office:value="4905430">
            <text:p>4905430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287117808">
            <text:p>287117808</text:p>
          </table:table-cell>
          <table:table-cell office:value-type="float" office:value="2601531">
            <text:p>2601531</text:p>
          </table:table-cell>
          <table:table-cell office:value-type="float" office:value="4450670">
            <text:p>4450670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44181269">
            <text:p>644181269</text:p>
          </table:table-cell>
          <table:table-cell office:value-type="float" office:value="2607044">
            <text:p>2607044</text:p>
          </table:table-cell>
          <table:table-cell office:value-type="float" office:value="4943978">
            <text:p>4943978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802756346">
            <text:p>802756346</text:p>
          </table:table-cell>
          <table:table-cell office:value-type="float" office:value="2597330">
            <text:p>2597330</text:p>
          </table:table-cell>
          <table:table-cell office:value-type="float" office:value="4773193">
            <text:p>4773193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821440537">
            <text:p>821440537</text:p>
          </table:table-cell>
          <table:table-cell office:value-type="float" office:value="3129970">
            <text:p>3129970</text:p>
          </table:table-cell>
          <table:table-cell office:value-type="float" office:value="5578478">
            <text:p>5578478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12002538">
            <text:p>512002538</text:p>
          </table:table-cell>
          <table:table-cell office:value-type="float" office:value="2669280">
            <text:p>2669280</text:p>
          </table:table-cell>
          <table:table-cell office:value-type="float" office:value="4845161">
            <text:p>4845161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349751894">
            <text:p>349751894</text:p>
          </table:table-cell>
          <table:table-cell office:value-type="float" office:value="2317588">
            <text:p>2317588</text:p>
          </table:table-cell>
          <table:table-cell office:value-type="float" office:value="4856866">
            <text:p>4856866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1718097">
            <text:p>51718097</text:p>
          </table:table-cell>
          <table:table-cell office:value-type="float" office:value="4162742">
            <text:p>4162742</text:p>
          </table:table-cell>
          <table:table-cell office:value-type="float" office:value="4775163">
            <text:p>4775163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452689742">
            <text:p>452689742</text:p>
          </table:table-cell>
          <table:table-cell office:value-type="float" office:value="2654806">
            <text:p>2654806</text:p>
          </table:table-cell>
          <table:table-cell office:value-type="float" office:value="5788236">
            <text:p>5788236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856952575">
            <text:p>856952575</text:p>
          </table:table-cell>
          <table:table-cell office:value-type="float" office:value="2557347">
            <text:p>2557347</text:p>
          </table:table-cell>
          <table:table-cell office:value-type="float" office:value="4918846">
            <text:p>4918846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97181916">
            <text:p>97181916</text:p>
          </table:table-cell>
          <table:table-cell office:value-type="float" office:value="2666281">
            <text:p>2666281</text:p>
          </table:table-cell>
          <table:table-cell office:value-type="float" office:value="5662557">
            <text:p>5662557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23796415">
            <text:p>523796415</text:p>
          </table:table-cell>
          <table:table-cell office:value-type="float" office:value="2643777">
            <text:p>2643777</text:p>
          </table:table-cell>
          <table:table-cell office:value-type="float" office:value="4706707">
            <text:p>4706707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978494010">
            <text:p>978494010</text:p>
          </table:table-cell>
          <table:table-cell office:value-type="float" office:value="2486852">
            <text:p>2486852</text:p>
          </table:table-cell>
          <table:table-cell office:value-type="float" office:value="4694706">
            <text:p>4694706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98715134">
            <text:p>698715134</text:p>
          </table:table-cell>
          <table:table-cell office:value-type="float" office:value="3678337">
            <text:p>3678337</text:p>
          </table:table-cell>
          <table:table-cell office:value-type="float" office:value="5992456">
            <text:p>5992456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713132708">
            <text:p>713132708</text:p>
          </table:table-cell>
          <table:table-cell office:value-type="float" office:value="2057918">
            <text:p>2057918</text:p>
          </table:table-cell>
          <table:table-cell office:value-type="float" office:value="5063522">
            <text:p>5063522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37402785">
            <text:p>637402785</text:p>
          </table:table-cell>
          <table:table-cell office:value-type="float" office:value="3419194">
            <text:p>3419194</text:p>
          </table:table-cell>
          <table:table-cell office:value-type="float" office:value="5019115">
            <text:p>5019115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900484510">
            <text:p>900484510</text:p>
          </table:table-cell>
          <table:table-cell office:value-type="float" office:value="2752600">
            <text:p>2752600</text:p>
          </table:table-cell>
          <table:table-cell office:value-type="float" office:value="5017116">
            <text:p>5017116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861521281">
            <text:p>861521281</text:p>
          </table:table-cell>
          <table:table-cell office:value-type="float" office:value="3381868">
            <text:p>3381868</text:p>
          </table:table-cell>
          <table:table-cell office:value-type="float" office:value="5568888">
            <text:p>5568888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230579417">
            <text:p>230579417</text:p>
          </table:table-cell>
          <table:table-cell office:value-type="float" office:value="2912373">
            <text:p>2912373</text:p>
          </table:table-cell>
          <table:table-cell office:value-type="float" office:value="4818453">
            <text:p>4818453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6714105">
            <text:p>16714105</text:p>
          </table:table-cell>
          <table:table-cell office:value-type="float" office:value="2590588">
            <text:p>2590588</text:p>
          </table:table-cell>
          <table:table-cell office:value-type="float" office:value="6350141">
            <text:p>6350141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936961300">
            <text:p>936961300</text:p>
          </table:table-cell>
          <table:table-cell office:value-type="float" office:value="2336174">
            <text:p>2336174</text:p>
          </table:table-cell>
          <table:table-cell office:value-type="float" office:value="5004364">
            <text:p>5004364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80235658">
            <text:p>180235658</text:p>
          </table:table-cell>
          <table:table-cell office:value-type="float" office:value="2591233">
            <text:p>2591233</text:p>
          </table:table-cell>
          <table:table-cell office:value-type="float" office:value="5222330">
            <text:p>5222330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86246545">
            <text:p>586246545</text:p>
          </table:table-cell>
          <table:table-cell office:value-type="float" office:value="2914606">
            <text:p>2914606</text:p>
          </table:table-cell>
          <table:table-cell office:value-type="float" office:value="5042820">
            <text:p>5042820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916007752">
            <text:p>916007752</text:p>
          </table:table-cell>
          <table:table-cell office:value-type="float" office:value="2791395">
            <text:p>2791395</text:p>
          </table:table-cell>
          <table:table-cell office:value-type="float" office:value="4625043">
            <text:p>4625043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97395092">
            <text:p>97395092</text:p>
          </table:table-cell>
          <table:table-cell office:value-type="float" office:value="2887123">
            <text:p>2887123</text:p>
          </table:table-cell>
          <table:table-cell office:value-type="float" office:value="5664913">
            <text:p>5664913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208405780">
            <text:p>208405780</text:p>
          </table:table-cell>
          <table:table-cell office:value-type="float" office:value="3962664">
            <text:p>3962664</text:p>
          </table:table-cell>
          <table:table-cell office:value-type="float" office:value="4274978">
            <text:p>4274978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99836319">
            <text:p>199836319</text:p>
          </table:table-cell>
          <table:table-cell office:value-type="float" office:value="2997577">
            <text:p>2997577</text:p>
          </table:table-cell>
          <table:table-cell office:value-type="float" office:value="5042772">
            <text:p>5042772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454268749">
            <text:p>454268749</text:p>
          </table:table-cell>
          <table:table-cell office:value-type="float" office:value="2686615">
            <text:p>2686615</text:p>
          </table:table-cell>
          <table:table-cell office:value-type="float" office:value="4225917">
            <text:p>4225917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823372018">
            <text:p>823372018</text:p>
          </table:table-cell>
          <table:table-cell office:value-type="float" office:value="2624408">
            <text:p>2624408</text:p>
          </table:table-cell>
          <table:table-cell office:value-type="float" office:value="4444614">
            <text:p>4444614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42780272">
            <text:p>542780272</text:p>
          </table:table-cell>
          <table:table-cell office:value-type="float" office:value="2414545">
            <text:p>2414545</text:p>
          </table:table-cell>
          <table:table-cell office:value-type="float" office:value="5478188">
            <text:p>5478188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923323830">
            <text:p>923323830</text:p>
          </table:table-cell>
          <table:table-cell office:value-type="float" office:value="3429208">
            <text:p>3429208</text:p>
          </table:table-cell>
          <table:table-cell office:value-type="float" office:value="4234514">
            <text:p>4234514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56821997">
            <text:p>656821997</text:p>
          </table:table-cell>
          <table:table-cell office:value-type="float" office:value="2969850">
            <text:p>2969850</text:p>
          </table:table-cell>
          <table:table-cell office:value-type="float" office:value="4799340">
            <text:p>4799340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262810662">
            <text:p>262810662</text:p>
          </table:table-cell>
          <table:table-cell office:value-type="float" office:value="2341055">
            <text:p>2341055</text:p>
          </table:table-cell>
          <table:table-cell office:value-type="float" office:value="5361523">
            <text:p>5361523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83113822">
            <text:p>583113822</text:p>
          </table:table-cell>
          <table:table-cell office:value-type="float" office:value="2523852">
            <text:p>2523852</text:p>
          </table:table-cell>
          <table:table-cell office:value-type="float" office:value="4175967">
            <text:p>4175967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70610066">
            <text:p>670610066</text:p>
          </table:table-cell>
          <table:table-cell office:value-type="float" office:value="3181569">
            <text:p>3181569</text:p>
          </table:table-cell>
          <table:table-cell office:value-type="float" office:value="4612661">
            <text:p>4612661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27013123">
            <text:p>527013123</text:p>
          </table:table-cell>
          <table:table-cell office:value-type="float" office:value="2963274">
            <text:p>2963274</text:p>
          </table:table-cell>
          <table:table-cell office:value-type="float" office:value="5403470">
            <text:p>5403470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19399473">
            <text:p>119399473</text:p>
          </table:table-cell>
          <table:table-cell office:value-type="float" office:value="2778328">
            <text:p>2778328</text:p>
          </table:table-cell>
          <table:table-cell office:value-type="float" office:value="5415732">
            <text:p>5415732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9971558">
            <text:p>9971558</text:p>
          </table:table-cell>
          <table:table-cell office:value-type="float" office:value="3237134">
            <text:p>3237134</text:p>
          </table:table-cell>
          <table:table-cell office:value-type="float" office:value="5992996">
            <text:p>5992996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411984856">
            <text:p>411984856</text:p>
          </table:table-cell>
          <table:table-cell office:value-type="float" office:value="2751286">
            <text:p>2751286</text:p>
          </table:table-cell>
          <table:table-cell office:value-type="float" office:value="4737293">
            <text:p>4737293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19112990">
            <text:p>619112990</text:p>
          </table:table-cell>
          <table:table-cell office:value-type="float" office:value="2710418">
            <text:p>2710418</text:p>
          </table:table-cell>
          <table:table-cell office:value-type="float" office:value="5399282">
            <text:p>5399282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856278153">
            <text:p>856278153</text:p>
          </table:table-cell>
          <table:table-cell office:value-type="float" office:value="2427891">
            <text:p>2427891</text:p>
          </table:table-cell>
          <table:table-cell office:value-type="float" office:value="5140566">
            <text:p>5140566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37564160">
            <text:p>637564160</text:p>
          </table:table-cell>
          <table:table-cell office:value-type="float" office:value="2731051">
            <text:p>2731051</text:p>
          </table:table-cell>
          <table:table-cell office:value-type="float" office:value="5101985">
            <text:p>5101985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778077754">
            <text:p>778077754</text:p>
          </table:table-cell>
          <table:table-cell office:value-type="float" office:value="2888700">
            <text:p>2888700</text:p>
          </table:table-cell>
          <table:table-cell office:value-type="float" office:value="10219886">
            <text:p>10219886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429121493">
            <text:p>429121493</text:p>
          </table:table-cell>
          <table:table-cell office:value-type="float" office:value="2604461">
            <text:p>2604461</text:p>
          </table:table-cell>
          <table:table-cell office:value-type="float" office:value="7111800">
            <text:p>7111800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723999000">
            <text:p>723999000</text:p>
          </table:table-cell>
          <table:table-cell office:value-type="float" office:value="2414337">
            <text:p>2414337</text:p>
          </table:table-cell>
          <table:table-cell office:value-type="float" office:value="5426282">
            <text:p>5426282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315436282">
            <text:p>315436282</text:p>
          </table:table-cell>
          <table:table-cell office:value-type="float" office:value="3066086">
            <text:p>3066086</text:p>
          </table:table-cell>
          <table:table-cell office:value-type="float" office:value="5496879">
            <text:p>5496879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964909808">
            <text:p>964909808</text:p>
          </table:table-cell>
          <table:table-cell office:value-type="float" office:value="3051432">
            <text:p>3051432</text:p>
          </table:table-cell>
          <table:table-cell office:value-type="float" office:value="5549174">
            <text:p>5549174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2807312">
            <text:p>52807312</text:p>
          </table:table-cell>
          <table:table-cell office:value-type="float" office:value="2368601">
            <text:p>2368601</text:p>
          </table:table-cell>
          <table:table-cell office:value-type="float" office:value="5924155">
            <text:p>5924155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343604545">
            <text:p>343604545</text:p>
          </table:table-cell>
          <table:table-cell office:value-type="float" office:value="2637579">
            <text:p>2637579</text:p>
          </table:table-cell>
          <table:table-cell office:value-type="float" office:value="4813927">
            <text:p>4813927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26636479">
            <text:p>126636479</text:p>
          </table:table-cell>
          <table:table-cell office:value-type="float" office:value="2839446">
            <text:p>2839446</text:p>
          </table:table-cell>
          <table:table-cell office:value-type="float" office:value="4437289">
            <text:p>4437289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990532522">
            <text:p>990532522</text:p>
          </table:table-cell>
          <table:table-cell office:value-type="float" office:value="2797180">
            <text:p>2797180</text:p>
          </table:table-cell>
          <table:table-cell office:value-type="float" office:value="5412869">
            <text:p>5412869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692957658">
            <text:p>692957658</text:p>
          </table:table-cell>
          <table:table-cell office:value-type="float" office:value="3612630">
            <text:p>3612630</text:p>
          </table:table-cell>
          <table:table-cell office:value-type="float" office:value="5043879">
            <text:p>5043879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656754578">
            <text:p>656754578</text:p>
          </table:table-cell>
          <table:table-cell office:value-type="float" office:value="2754529">
            <text:p>2754529</text:p>
          </table:table-cell>
          <table:table-cell office:value-type="float" office:value="5691840">
            <text:p>5691840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908675484">
            <text:p>908675484</text:p>
          </table:table-cell>
          <table:table-cell office:value-type="float" office:value="2640718">
            <text:p>2640718</text:p>
          </table:table-cell>
          <table:table-cell office:value-type="float" office:value="5811448">
            <text:p>5811448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07055521">
            <text:p>507055521</text:p>
          </table:table-cell>
          <table:table-cell office:value-type="float" office:value="2913757">
            <text:p>2913757</text:p>
          </table:table-cell>
          <table:table-cell office:value-type="float" office:value="4834518">
            <text:p>4834518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4153570">
            <text:p>4153570</text:p>
          </table:table-cell>
          <table:table-cell office:value-type="float" office:value="2972485">
            <text:p>2972485</text:p>
          </table:table-cell>
          <table:table-cell office:value-type="float" office:value="5365566">
            <text:p>5365566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45897979">
            <text:p>545897979</text:p>
          </table:table-cell>
          <table:table-cell office:value-type="float" office:value="2202677">
            <text:p>2202677</text:p>
          </table:table-cell>
          <table:table-cell office:value-type="float" office:value="4541122">
            <text:p>4541122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840104107">
            <text:p>840104107</text:p>
          </table:table-cell>
          <table:table-cell office:value-type="float" office:value="2770014">
            <text:p>2770014</text:p>
          </table:table-cell>
          <table:table-cell office:value-type="float" office:value="5990283">
            <text:p>5990283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33083844">
            <text:p>133083844</text:p>
          </table:table-cell>
          <table:table-cell office:value-type="float" office:value="2817248">
            <text:p>2817248</text:p>
          </table:table-cell>
          <table:table-cell office:value-type="float" office:value="5116482">
            <text:p>5116482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748849641">
            <text:p>748849641</text:p>
          </table:table-cell>
          <table:table-cell office:value-type="float" office:value="2612044">
            <text:p>2612044</text:p>
          </table:table-cell>
          <table:table-cell office:value-type="float" office:value="4932444">
            <text:p>4932444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997064298">
            <text:p>997064298</text:p>
          </table:table-cell>
          <table:table-cell office:value-type="float" office:value="3025783">
            <text:p>3025783</text:p>
          </table:table-cell>
          <table:table-cell office:value-type="float" office:value="4881161">
            <text:p>4881161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989356465">
            <text:p>989356465</text:p>
          </table:table-cell>
          <table:table-cell office:value-type="float" office:value="3164676">
            <text:p>3164676</text:p>
          </table:table-cell>
          <table:table-cell office:value-type="float" office:value="5523295">
            <text:p>5523295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797624770">
            <text:p>797624770</text:p>
          </table:table-cell>
          <table:table-cell office:value-type="float" office:value="2721272">
            <text:p>2721272</text:p>
          </table:table-cell>
          <table:table-cell office:value-type="float" office:value="5443087">
            <text:p>5443087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732432245">
            <text:p>732432245</text:p>
          </table:table-cell>
          <table:table-cell office:value-type="float" office:value="2561239">
            <text:p>2561239</text:p>
          </table:table-cell>
          <table:table-cell office:value-type="float" office:value="5004584">
            <text:p>5004584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862761815">
            <text:p>862761815</text:p>
          </table:table-cell>
          <table:table-cell office:value-type="float" office:value="2865080">
            <text:p>2865080</text:p>
          </table:table-cell>
          <table:table-cell office:value-type="float" office:value="4891307">
            <text:p>4891307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61901771">
            <text:p>561901771</text:p>
          </table:table-cell>
          <table:table-cell office:value-type="float" office:value="2352418">
            <text:p>2352418</text:p>
          </table:table-cell>
          <table:table-cell office:value-type="float" office:value="4817495">
            <text:p>4817495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988271456">
            <text:p>988271456</text:p>
          </table:table-cell>
          <table:table-cell office:value-type="float" office:value="4068138">
            <text:p>4068138</text:p>
          </table:table-cell>
          <table:table-cell office:value-type="float" office:value="5651853">
            <text:p>5651853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871158246">
            <text:p>871158246</text:p>
          </table:table-cell>
          <table:table-cell office:value-type="float" office:value="2797133">
            <text:p>2797133</text:p>
          </table:table-cell>
          <table:table-cell office:value-type="float" office:value="5695624">
            <text:p>5695624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941525995">
            <text:p>941525995</text:p>
          </table:table-cell>
          <table:table-cell office:value-type="float" office:value="2278462">
            <text:p>2278462</text:p>
          </table:table-cell>
          <table:table-cell office:value-type="float" office:value="5290590">
            <text:p>5290590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32808643">
            <text:p>32808643</text:p>
          </table:table-cell>
          <table:table-cell office:value-type="float" office:value="2719301">
            <text:p>2719301</text:p>
          </table:table-cell>
          <table:table-cell office:value-type="float" office:value="4850673">
            <text:p>4850673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498979530">
            <text:p>498979530</text:p>
          </table:table-cell>
          <table:table-cell office:value-type="float" office:value="2743217">
            <text:p>2743217</text:p>
          </table:table-cell>
          <table:table-cell office:value-type="float" office:value="5255822">
            <text:p>5255822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635067961">
            <text:p>635067961</text:p>
          </table:table-cell>
          <table:table-cell office:value-type="float" office:value="3626013">
            <text:p>3626013</text:p>
          </table:table-cell>
          <table:table-cell office:value-type="float" office:value="5508851">
            <text:p>5508851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765967132">
            <text:p>765967132</text:p>
          </table:table-cell>
          <table:table-cell office:value-type="float" office:value="2935816">
            <text:p>2935816</text:p>
          </table:table-cell>
          <table:table-cell office:value-type="float" office:value="4378137">
            <text:p>4378137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84564620">
            <text:p>184564620</text:p>
          </table:table-cell>
          <table:table-cell office:value-type="float" office:value="2492613">
            <text:p>2492613</text:p>
          </table:table-cell>
          <table:table-cell office:value-type="float" office:value="5142582">
            <text:p>5142582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364899297">
            <text:p>364899297</text:p>
          </table:table-cell>
          <table:table-cell office:value-type="float" office:value="2455101">
            <text:p>2455101</text:p>
          </table:table-cell>
          <table:table-cell office:value-type="float" office:value="4972669">
            <text:p>4972669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343700144">
            <text:p>343700144</text:p>
          </table:table-cell>
          <table:table-cell office:value-type="float" office:value="2338889">
            <text:p>2338889</text:p>
          </table:table-cell>
          <table:table-cell office:value-type="float" office:value="4484116">
            <text:p>4484116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62912203">
            <text:p>562912203</text:p>
          </table:table-cell>
          <table:table-cell office:value-type="float" office:value="2961424">
            <text:p>2961424</text:p>
          </table:table-cell>
          <table:table-cell office:value-type="float" office:value="5069542">
            <text:p>5069542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813294395">
            <text:p>813294395</text:p>
          </table:table-cell>
          <table:table-cell office:value-type="float" office:value="2477210">
            <text:p>2477210</text:p>
          </table:table-cell>
          <table:table-cell office:value-type="float" office:value="4832768">
            <text:p>4832768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807457988">
            <text:p>807457988</text:p>
          </table:table-cell>
          <table:table-cell office:value-type="float" office:value="2710376">
            <text:p>2710376</text:p>
          </table:table-cell>
          <table:table-cell office:value-type="float" office:value="4653862">
            <text:p>4653862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794351269">
            <text:p>794351269</text:p>
          </table:table-cell>
          <table:table-cell office:value-type="float" office:value="2697002">
            <text:p>2697002</text:p>
          </table:table-cell>
          <table:table-cell office:value-type="float" office:value="5439767">
            <text:p>5439767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492853785">
            <text:p>492853785</text:p>
          </table:table-cell>
          <table:table-cell office:value-type="float" office:value="3117049">
            <text:p>3117049</text:p>
          </table:table-cell>
          <table:table-cell office:value-type="float" office:value="4771401">
            <text:p>4771401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981288095">
            <text:p>981288095</text:p>
          </table:table-cell>
          <table:table-cell office:value-type="float" office:value="2727941">
            <text:p>2727941</text:p>
          </table:table-cell>
          <table:table-cell office:value-type="float" office:value="5872684">
            <text:p>5872684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74101464">
            <text:p>574101464</text:p>
          </table:table-cell>
          <table:table-cell office:value-type="float" office:value="2627853">
            <text:p>2627853</text:p>
          </table:table-cell>
          <table:table-cell office:value-type="float" office:value="5418244">
            <text:p>5418244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822990537">
            <text:p>822990537</text:p>
          </table:table-cell>
          <table:table-cell office:value-type="float" office:value="3274115">
            <text:p>3274115</text:p>
          </table:table-cell>
          <table:table-cell office:value-type="float" office:value="4981167">
            <text:p>4981167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954860135">
            <text:p>954860135</text:p>
          </table:table-cell>
          <table:table-cell office:value-type="float" office:value="2520529">
            <text:p>2520529</text:p>
          </table:table-cell>
          <table:table-cell office:value-type="float" office:value="4902262">
            <text:p>4902262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893965068">
            <text:p>893965068</text:p>
          </table:table-cell>
          <table:table-cell office:value-type="float" office:value="2442467">
            <text:p>2442467</text:p>
          </table:table-cell>
          <table:table-cell office:value-type="float" office:value="5227728">
            <text:p>5227728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455400070">
            <text:p>455400070</text:p>
          </table:table-cell>
          <table:table-cell office:value-type="float" office:value="2413943">
            <text:p>2413943</text:p>
          </table:table-cell>
          <table:table-cell office:value-type="float" office:value="4832892">
            <text:p>4832892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2261092">
            <text:p>2261092</text:p>
          </table:table-cell>
          <table:table-cell office:value-type="float" office:value="2897108">
            <text:p>2897108</text:p>
          </table:table-cell>
          <table:table-cell office:value-type="float" office:value="4997291">
            <text:p>4997291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945358852">
            <text:p>945358852</text:p>
          </table:table-cell>
          <table:table-cell office:value-type="float" office:value="3021794">
            <text:p>3021794</text:p>
          </table:table-cell>
          <table:table-cell office:value-type="float" office:value="4310077">
            <text:p>4310077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935260836">
            <text:p>935260836</text:p>
          </table:table-cell>
          <table:table-cell office:value-type="float" office:value="3110546">
            <text:p>3110546</text:p>
          </table:table-cell>
          <table:table-cell office:value-type="float" office:value="4932557">
            <text:p>4932557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473937329">
            <text:p>473937329</text:p>
          </table:table-cell>
          <table:table-cell office:value-type="float" office:value="2678447">
            <text:p>2678447</text:p>
          </table:table-cell>
          <table:table-cell office:value-type="float" office:value="5086425">
            <text:p>5086425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643728824">
            <text:p>643728824</text:p>
          </table:table-cell>
          <table:table-cell office:value-type="float" office:value="3273414">
            <text:p>3273414</text:p>
          </table:table-cell>
          <table:table-cell office:value-type="float" office:value="5227973">
            <text:p>5227973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822542473">
            <text:p>822542473</text:p>
          </table:table-cell>
          <table:table-cell office:value-type="float" office:value="2786914">
            <text:p>2786914</text:p>
          </table:table-cell>
          <table:table-cell office:value-type="float" office:value="5315833">
            <text:p>5315833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83217764">
            <text:p>183217764</text:p>
          </table:table-cell>
          <table:table-cell office:value-type="float" office:value="2929881">
            <text:p>2929881</text:p>
          </table:table-cell>
          <table:table-cell office:value-type="float" office:value="4655164">
            <text:p>4655164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1951538">
            <text:p>11951538</text:p>
          </table:table-cell>
          <table:table-cell office:value-type="float" office:value="2781989">
            <text:p>2781989</text:p>
          </table:table-cell>
          <table:table-cell office:value-type="float" office:value="5551165">
            <text:p>5551165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877215353">
            <text:p>877215353</text:p>
          </table:table-cell>
          <table:table-cell office:value-type="float" office:value="3055488">
            <text:p>3055488</text:p>
          </table:table-cell>
          <table:table-cell office:value-type="float" office:value="5987038">
            <text:p>5987038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33331729">
            <text:p>633331729</text:p>
          </table:table-cell>
          <table:table-cell office:value-type="float" office:value="2460053">
            <text:p>2460053</text:p>
          </table:table-cell>
          <table:table-cell office:value-type="float" office:value="5358302">
            <text:p>5358302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26008379">
            <text:p>526008379</text:p>
          </table:table-cell>
          <table:table-cell office:value-type="float" office:value="2641736">
            <text:p>2641736</text:p>
          </table:table-cell>
          <table:table-cell office:value-type="float" office:value="5933295">
            <text:p>5933295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19453326">
            <text:p>519453326</text:p>
          </table:table-cell>
          <table:table-cell office:value-type="float" office:value="4246020">
            <text:p>4246020</text:p>
          </table:table-cell>
          <table:table-cell office:value-type="float" office:value="4876871">
            <text:p>4876871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717224274">
            <text:p>717224274</text:p>
          </table:table-cell>
          <table:table-cell office:value-type="float" office:value="4390927">
            <text:p>4390927</text:p>
          </table:table-cell>
          <table:table-cell office:value-type="float" office:value="4783668">
            <text:p>4783668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2068196">
            <text:p>2068196</text:p>
          </table:table-cell>
          <table:table-cell office:value-type="float" office:value="3108958">
            <text:p>3108958</text:p>
          </table:table-cell>
          <table:table-cell office:value-type="float" office:value="5156897">
            <text:p>5156897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903030966">
            <text:p>903030966</text:p>
          </table:table-cell>
          <table:table-cell office:value-type="float" office:value="3052427">
            <text:p>3052427</text:p>
          </table:table-cell>
          <table:table-cell office:value-type="float" office:value="5136130">
            <text:p>5136130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78380902">
            <text:p>178380902</text:p>
          </table:table-cell>
          <table:table-cell office:value-type="float" office:value="2765895">
            <text:p>2765895</text:p>
          </table:table-cell>
          <table:table-cell office:value-type="float" office:value="5910536">
            <text:p>5910536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73256100">
            <text:p>673256100</text:p>
          </table:table-cell>
          <table:table-cell office:value-type="float" office:value="3600592">
            <text:p>3600592</text:p>
          </table:table-cell>
          <table:table-cell office:value-type="float" office:value="4795631">
            <text:p>4795631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948901354">
            <text:p>948901354</text:p>
          </table:table-cell>
          <table:table-cell office:value-type="float" office:value="2600344">
            <text:p>2600344</text:p>
          </table:table-cell>
          <table:table-cell office:value-type="float" office:value="4744875">
            <text:p>4744875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42696379">
            <text:p>42696379</text:p>
          </table:table-cell>
          <table:table-cell office:value-type="float" office:value="3432359">
            <text:p>3432359</text:p>
          </table:table-cell>
          <table:table-cell office:value-type="float" office:value="5189729">
            <text:p>5189729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70947025">
            <text:p>670947025</text:p>
          </table:table-cell>
          <table:table-cell office:value-type="float" office:value="3150865">
            <text:p>3150865</text:p>
          </table:table-cell>
          <table:table-cell office:value-type="float" office:value="5087327">
            <text:p>5087327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62180078">
            <text:p>162180078</text:p>
          </table:table-cell>
          <table:table-cell office:value-type="float" office:value="2878065">
            <text:p>2878065</text:p>
          </table:table-cell>
          <table:table-cell office:value-type="float" office:value="6089700">
            <text:p>6089700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76025086">
            <text:p>176025086</text:p>
          </table:table-cell>
          <table:table-cell office:value-type="float" office:value="3171052">
            <text:p>3171052</text:p>
          </table:table-cell>
          <table:table-cell office:value-type="float" office:value="5251503">
            <text:p>5251503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332894868">
            <text:p>332894868</text:p>
          </table:table-cell>
          <table:table-cell office:value-type="float" office:value="2856545">
            <text:p>2856545</text:p>
          </table:table-cell>
          <table:table-cell office:value-type="float" office:value="4827635">
            <text:p>4827635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947068319">
            <text:p>947068319</text:p>
          </table:table-cell>
          <table:table-cell office:value-type="float" office:value="2901529">
            <text:p>2901529</text:p>
          </table:table-cell>
          <table:table-cell office:value-type="float" office:value="5489993">
            <text:p>5489993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99486293">
            <text:p>699486293</text:p>
          </table:table-cell>
          <table:table-cell office:value-type="float" office:value="3245365">
            <text:p>3245365</text:p>
          </table:table-cell>
          <table:table-cell office:value-type="float" office:value="4874602">
            <text:p>4874602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859255200">
            <text:p>859255200</text:p>
          </table:table-cell>
          <table:table-cell office:value-type="float" office:value="2724624">
            <text:p>2724624</text:p>
          </table:table-cell>
          <table:table-cell office:value-type="float" office:value="6091353">
            <text:p>6091353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1379111">
            <text:p>11379111</text:p>
          </table:table-cell>
          <table:table-cell office:value-type="float" office:value="3238503">
            <text:p>3238503</text:p>
          </table:table-cell>
          <table:table-cell office:value-type="float" office:value="4675081">
            <text:p>4675081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71150127">
            <text:p>71150127</text:p>
          </table:table-cell>
          <table:table-cell office:value-type="float" office:value="2741908">
            <text:p>2741908</text:p>
          </table:table-cell>
          <table:table-cell office:value-type="float" office:value="6034703">
            <text:p>6034703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883999122">
            <text:p>883999122</text:p>
          </table:table-cell>
          <table:table-cell office:value-type="float" office:value="2763584">
            <text:p>2763584</text:p>
          </table:table-cell>
          <table:table-cell office:value-type="float" office:value="5389306">
            <text:p>5389306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88204635">
            <text:p>588204635</text:p>
          </table:table-cell>
          <table:table-cell office:value-type="float" office:value="2615131">
            <text:p>2615131</text:p>
          </table:table-cell>
          <table:table-cell office:value-type="float" office:value="5637477">
            <text:p>5637477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43233827">
            <text:p>43233827</text:p>
          </table:table-cell>
          <table:table-cell office:value-type="float" office:value="2759029">
            <text:p>2759029</text:p>
          </table:table-cell>
          <table:table-cell office:value-type="float" office:value="4845160">
            <text:p>4845160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30034679">
            <text:p>130034679</text:p>
          </table:table-cell>
          <table:table-cell office:value-type="float" office:value="2422268">
            <text:p>2422268</text:p>
          </table:table-cell>
          <table:table-cell office:value-type="float" office:value="6686912">
            <text:p>6686912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916190825">
            <text:p>916190825</text:p>
          </table:table-cell>
          <table:table-cell office:value-type="float" office:value="2675491">
            <text:p>2675491</text:p>
          </table:table-cell>
          <table:table-cell office:value-type="float" office:value="4728086">
            <text:p>4728086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34097394">
            <text:p>634097394</text:p>
          </table:table-cell>
          <table:table-cell office:value-type="float" office:value="3133172">
            <text:p>3133172</text:p>
          </table:table-cell>
          <table:table-cell office:value-type="float" office:value="5290535">
            <text:p>5290535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6123983">
            <text:p>16123983</text:p>
          </table:table-cell>
          <table:table-cell office:value-type="float" office:value="2684866">
            <text:p>2684866</text:p>
          </table:table-cell>
          <table:table-cell office:value-type="float" office:value="5955575">
            <text:p>5955575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78906813">
            <text:p>78906813</text:p>
          </table:table-cell>
          <table:table-cell office:value-type="float" office:value="3046452">
            <text:p>3046452</text:p>
          </table:table-cell>
          <table:table-cell office:value-type="float" office:value="5062552">
            <text:p>5062552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70897347">
            <text:p>170897347</text:p>
          </table:table-cell>
          <table:table-cell office:value-type="float" office:value="2714133">
            <text:p>2714133</text:p>
          </table:table-cell>
          <table:table-cell office:value-type="float" office:value="5606229">
            <text:p>5606229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237539957">
            <text:p>237539957</text:p>
          </table:table-cell>
          <table:table-cell office:value-type="float" office:value="2432628">
            <text:p>2432628</text:p>
          </table:table-cell>
          <table:table-cell office:value-type="float" office:value="5169235">
            <text:p>5169235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73251475">
            <text:p>173251475</text:p>
          </table:table-cell>
          <table:table-cell office:value-type="float" office:value="3089017">
            <text:p>3089017</text:p>
          </table:table-cell>
          <table:table-cell office:value-type="float" office:value="5069045">
            <text:p>5069045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11501059">
            <text:p>511501059</text:p>
          </table:table-cell>
          <table:table-cell office:value-type="float" office:value="2879764">
            <text:p>2879764</text:p>
          </table:table-cell>
          <table:table-cell office:value-type="float" office:value="5192761">
            <text:p>5192761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97914127">
            <text:p>697914127</text:p>
          </table:table-cell>
          <table:table-cell office:value-type="float" office:value="2753579">
            <text:p>2753579</text:p>
          </table:table-cell>
          <table:table-cell office:value-type="float" office:value="5796116">
            <text:p>5796116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349001021">
            <text:p>349001021</text:p>
          </table:table-cell>
          <table:table-cell office:value-type="float" office:value="3128139">
            <text:p>3128139</text:p>
          </table:table-cell>
          <table:table-cell office:value-type="float" office:value="5000048">
            <text:p>5000048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86974449">
            <text:p>186974449</text:p>
          </table:table-cell>
          <table:table-cell office:value-type="float" office:value="2692065">
            <text:p>2692065</text:p>
          </table:table-cell>
          <table:table-cell office:value-type="float" office:value="4965286">
            <text:p>4965286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819799560">
            <text:p>819799560</text:p>
          </table:table-cell>
          <table:table-cell office:value-type="float" office:value="2463905">
            <text:p>2463905</text:p>
          </table:table-cell>
          <table:table-cell office:value-type="float" office:value="5378626">
            <text:p>5378626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372220459">
            <text:p>372220459</text:p>
          </table:table-cell>
          <table:table-cell office:value-type="float" office:value="3393525">
            <text:p>3393525</text:p>
          </table:table-cell>
          <table:table-cell office:value-type="float" office:value="5827833">
            <text:p>5827833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991636886">
            <text:p>991636886</text:p>
          </table:table-cell>
          <table:table-cell office:value-type="float" office:value="2706003">
            <text:p>2706003</text:p>
          </table:table-cell>
          <table:table-cell office:value-type="float" office:value="5190415">
            <text:p>5190415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828284853">
            <text:p>828284853</text:p>
          </table:table-cell>
          <table:table-cell office:value-type="float" office:value="3292970">
            <text:p>3292970</text:p>
          </table:table-cell>
          <table:table-cell office:value-type="float" office:value="5509926">
            <text:p>5509926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11060862">
            <text:p>111060862</text:p>
          </table:table-cell>
          <table:table-cell office:value-type="float" office:value="2889795">
            <text:p>2889795</text:p>
          </table:table-cell>
          <table:table-cell office:value-type="float" office:value="4960568">
            <text:p>4960568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23080710">
            <text:p>623080710</text:p>
          </table:table-cell>
          <table:table-cell office:value-type="float" office:value="2786725">
            <text:p>2786725</text:p>
          </table:table-cell>
          <table:table-cell office:value-type="float" office:value="5903319">
            <text:p>5903319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99911813">
            <text:p>99911813</text:p>
          </table:table-cell>
          <table:table-cell office:value-type="float" office:value="2514478">
            <text:p>2514478</text:p>
          </table:table-cell>
          <table:table-cell office:value-type="float" office:value="4924188">
            <text:p>4924188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88315769">
            <text:p>688315769</text:p>
          </table:table-cell>
          <table:table-cell office:value-type="float" office:value="2421923">
            <text:p>2421923</text:p>
          </table:table-cell>
          <table:table-cell office:value-type="float" office:value="4564331">
            <text:p>4564331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84653830">
            <text:p>184653830</text:p>
          </table:table-cell>
          <table:table-cell office:value-type="float" office:value="2913745">
            <text:p>2913745</text:p>
          </table:table-cell>
          <table:table-cell office:value-type="float" office:value="5799245">
            <text:p>5799245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82233080">
            <text:p>682233080</text:p>
          </table:table-cell>
          <table:table-cell office:value-type="float" office:value="2899268">
            <text:p>2899268</text:p>
          </table:table-cell>
          <table:table-cell office:value-type="float" office:value="5214367">
            <text:p>5214367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254316204">
            <text:p>254316204</text:p>
          </table:table-cell>
          <table:table-cell office:value-type="float" office:value="2419824">
            <text:p>2419824</text:p>
          </table:table-cell>
          <table:table-cell office:value-type="float" office:value="5424953">
            <text:p>5424953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415867704">
            <text:p>415867704</text:p>
          </table:table-cell>
          <table:table-cell office:value-type="float" office:value="2789409">
            <text:p>2789409</text:p>
          </table:table-cell>
          <table:table-cell office:value-type="float" office:value="4724408">
            <text:p>4724408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483325417">
            <text:p>483325417</text:p>
          </table:table-cell>
          <table:table-cell office:value-type="float" office:value="2440289">
            <text:p>2440289</text:p>
          </table:table-cell>
          <table:table-cell office:value-type="float" office:value="5897820">
            <text:p>5897820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852787484">
            <text:p>852787484</text:p>
          </table:table-cell>
          <table:table-cell office:value-type="float" office:value="2893948">
            <text:p>2893948</text:p>
          </table:table-cell>
          <table:table-cell office:value-type="float" office:value="5230261">
            <text:p>5230261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32935387">
            <text:p>32935387</text:p>
          </table:table-cell>
          <table:table-cell office:value-type="float" office:value="2661419">
            <text:p>2661419</text:p>
          </table:table-cell>
          <table:table-cell office:value-type="float" office:value="4684468">
            <text:p>4684468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719727313">
            <text:p>719727313</text:p>
          </table:table-cell>
          <table:table-cell office:value-type="float" office:value="3358113">
            <text:p>3358113</text:p>
          </table:table-cell>
          <table:table-cell office:value-type="float" office:value="4883942">
            <text:p>4883942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966342742">
            <text:p>966342742</text:p>
          </table:table-cell>
          <table:table-cell office:value-type="float" office:value="4689184">
            <text:p>4689184</text:p>
          </table:table-cell>
          <table:table-cell office:value-type="float" office:value="4965260">
            <text:p>4965260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942314713">
            <text:p>942314713</text:p>
          </table:table-cell>
          <table:table-cell office:value-type="float" office:value="2884598">
            <text:p>2884598</text:p>
          </table:table-cell>
          <table:table-cell office:value-type="float" office:value="5697559">
            <text:p>5697559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51657195">
            <text:p>551657195</text:p>
          </table:table-cell>
          <table:table-cell office:value-type="float" office:value="2799283">
            <text:p>2799283</text:p>
          </table:table-cell>
          <table:table-cell office:value-type="float" office:value="5170715">
            <text:p>5170715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955074440">
            <text:p>955074440</text:p>
          </table:table-cell>
          <table:table-cell office:value-type="float" office:value="2558608">
            <text:p>2558608</text:p>
          </table:table-cell>
          <table:table-cell office:value-type="float" office:value="5409936">
            <text:p>5409936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364831475">
            <text:p>364831475</text:p>
          </table:table-cell>
          <table:table-cell office:value-type="float" office:value="2790481">
            <text:p>2790481</text:p>
          </table:table-cell>
          <table:table-cell office:value-type="float" office:value="6195064">
            <text:p>6195064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729984297">
            <text:p>729984297</text:p>
          </table:table-cell>
          <table:table-cell office:value-type="float" office:value="2950795">
            <text:p>2950795</text:p>
          </table:table-cell>
          <table:table-cell office:value-type="float" office:value="5594575">
            <text:p>5594575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792589243">
            <text:p>792589243</text:p>
          </table:table-cell>
          <table:table-cell office:value-type="float" office:value="2799430">
            <text:p>2799430</text:p>
          </table:table-cell>
          <table:table-cell office:value-type="float" office:value="5417143">
            <text:p>5417143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359523996">
            <text:p>359523996</text:p>
          </table:table-cell>
          <table:table-cell office:value-type="float" office:value="2934587">
            <text:p>2934587</text:p>
          </table:table-cell>
          <table:table-cell office:value-type="float" office:value="6485157">
            <text:p>6485157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379710403">
            <text:p>379710403</text:p>
          </table:table-cell>
          <table:table-cell office:value-type="float" office:value="3367324">
            <text:p>3367324</text:p>
          </table:table-cell>
          <table:table-cell office:value-type="float" office:value="5807479">
            <text:p>5807479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7388242">
            <text:p>137388242</text:p>
          </table:table-cell>
          <table:table-cell office:value-type="float" office:value="3201916">
            <text:p>3201916</text:p>
          </table:table-cell>
          <table:table-cell office:value-type="float" office:value="6263188">
            <text:p>6263188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31871314">
            <text:p>531871314</text:p>
          </table:table-cell>
          <table:table-cell office:value-type="float" office:value="2464977">
            <text:p>2464977</text:p>
          </table:table-cell>
          <table:table-cell office:value-type="float" office:value="5668840">
            <text:p>5668840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80691552">
            <text:p>280691552</text:p>
          </table:table-cell>
          <table:table-cell office:value-type="float" office:value="3313670">
            <text:p>3313670</text:p>
          </table:table-cell>
          <table:table-cell office:value-type="float" office:value="5404316">
            <text:p>5404316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46328833">
            <text:p>246328833</text:p>
          </table:table-cell>
          <table:table-cell office:value-type="float" office:value="3274714">
            <text:p>3274714</text:p>
          </table:table-cell>
          <table:table-cell office:value-type="float" office:value="5624582">
            <text:p>5624582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62395030">
            <text:p>62395030</text:p>
          </table:table-cell>
          <table:table-cell office:value-type="float" office:value="2980911">
            <text:p>2980911</text:p>
          </table:table-cell>
          <table:table-cell office:value-type="float" office:value="5192375">
            <text:p>5192375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890878213">
            <text:p>890878213</text:p>
          </table:table-cell>
          <table:table-cell office:value-type="float" office:value="3469630">
            <text:p>3469630</text:p>
          </table:table-cell>
          <table:table-cell office:value-type="float" office:value="5294883">
            <text:p>5294883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13414726">
            <text:p>113414726</text:p>
          </table:table-cell>
          <table:table-cell office:value-type="float" office:value="3012531">
            <text:p>3012531</text:p>
          </table:table-cell>
          <table:table-cell office:value-type="float" office:value="5345335">
            <text:p>5345335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733398666">
            <text:p>733398666</text:p>
          </table:table-cell>
          <table:table-cell office:value-type="float" office:value="2804858">
            <text:p>2804858</text:p>
          </table:table-cell>
          <table:table-cell office:value-type="float" office:value="4870675">
            <text:p>4870675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06265321">
            <text:p>406265321</text:p>
          </table:table-cell>
          <table:table-cell office:value-type="float" office:value="3590366">
            <text:p>3590366</text:p>
          </table:table-cell>
          <table:table-cell office:value-type="float" office:value="5420451">
            <text:p>5420451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306084097">
            <text:p>306084097</text:p>
          </table:table-cell>
          <table:table-cell office:value-type="float" office:value="2906308">
            <text:p>2906308</text:p>
          </table:table-cell>
          <table:table-cell office:value-type="float" office:value="4842652">
            <text:p>4842652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78445515">
            <text:p>278445515</text:p>
          </table:table-cell>
          <table:table-cell office:value-type="float" office:value="3696453">
            <text:p>3696453</text:p>
          </table:table-cell>
          <table:table-cell office:value-type="float" office:value="7134379">
            <text:p>7134379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4750862">
            <text:p>134750862</text:p>
          </table:table-cell>
          <table:table-cell office:value-type="float" office:value="2847769">
            <text:p>2847769</text:p>
          </table:table-cell>
          <table:table-cell office:value-type="float" office:value="4909879">
            <text:p>4909879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5469228">
            <text:p>145469228</text:p>
          </table:table-cell>
          <table:table-cell office:value-type="float" office:value="4419756">
            <text:p>4419756</text:p>
          </table:table-cell>
          <table:table-cell office:value-type="float" office:value="7365324">
            <text:p>7365324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60767724">
            <text:p>460767724</text:p>
          </table:table-cell>
          <table:table-cell office:value-type="float" office:value="2898064">
            <text:p>2898064</text:p>
          </table:table-cell>
          <table:table-cell office:value-type="float" office:value="6081893">
            <text:p>6081893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6740237">
            <text:p>26740237</text:p>
          </table:table-cell>
          <table:table-cell office:value-type="float" office:value="2867661">
            <text:p>2867661</text:p>
          </table:table-cell>
          <table:table-cell office:value-type="float" office:value="5155317">
            <text:p>5155317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57159959">
            <text:p>457159959</text:p>
          </table:table-cell>
          <table:table-cell office:value-type="float" office:value="2854818">
            <text:p>2854818</text:p>
          </table:table-cell>
          <table:table-cell office:value-type="float" office:value="10629157">
            <text:p>10629157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80245766">
            <text:p>280245766</text:p>
          </table:table-cell>
          <table:table-cell office:value-type="float" office:value="2837496">
            <text:p>2837496</text:p>
          </table:table-cell>
          <table:table-cell office:value-type="float" office:value="5238836">
            <text:p>5238836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3392956">
            <text:p>53392956</text:p>
          </table:table-cell>
          <table:table-cell office:value-type="float" office:value="2901160">
            <text:p>2901160</text:p>
          </table:table-cell>
          <table:table-cell office:value-type="float" office:value="5070983">
            <text:p>5070983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67000842">
            <text:p>267000842</text:p>
          </table:table-cell>
          <table:table-cell office:value-type="float" office:value="2835195">
            <text:p>2835195</text:p>
          </table:table-cell>
          <table:table-cell office:value-type="float" office:value="5188653">
            <text:p>5188653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89347298">
            <text:p>189347298</text:p>
          </table:table-cell>
          <table:table-cell office:value-type="float" office:value="2774179">
            <text:p>2774179</text:p>
          </table:table-cell>
          <table:table-cell office:value-type="float" office:value="5723402">
            <text:p>5723402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31067643">
            <text:p>231067643</text:p>
          </table:table-cell>
          <table:table-cell office:value-type="float" office:value="3977689">
            <text:p>3977689</text:p>
          </table:table-cell>
          <table:table-cell office:value-type="float" office:value="5441242">
            <text:p>5441242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932245902">
            <text:p>932245902</text:p>
          </table:table-cell>
          <table:table-cell office:value-type="float" office:value="2884527">
            <text:p>2884527</text:p>
          </table:table-cell>
          <table:table-cell office:value-type="float" office:value="5298728">
            <text:p>5298728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768626424">
            <text:p>768626424</text:p>
          </table:table-cell>
          <table:table-cell office:value-type="float" office:value="2971214">
            <text:p>2971214</text:p>
          </table:table-cell>
          <table:table-cell office:value-type="float" office:value="5823136">
            <text:p>5823136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44704833">
            <text:p>444704833</text:p>
          </table:table-cell>
          <table:table-cell office:value-type="float" office:value="2268237">
            <text:p>2268237</text:p>
          </table:table-cell>
          <table:table-cell office:value-type="float" office:value="5819980">
            <text:p>5819980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761680424">
            <text:p>761680424</text:p>
          </table:table-cell>
          <table:table-cell office:value-type="float" office:value="4024957">
            <text:p>4024957</text:p>
          </table:table-cell>
          <table:table-cell office:value-type="float" office:value="5427894">
            <text:p>5427894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347338257">
            <text:p>347338257</text:p>
          </table:table-cell>
          <table:table-cell office:value-type="float" office:value="2615993">
            <text:p>2615993</text:p>
          </table:table-cell>
          <table:table-cell office:value-type="float" office:value="4690710">
            <text:p>4690710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92821188">
            <text:p>92821188</text:p>
          </table:table-cell>
          <table:table-cell office:value-type="float" office:value="3553075">
            <text:p>3553075</text:p>
          </table:table-cell>
          <table:table-cell office:value-type="float" office:value="5333031">
            <text:p>5333031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15485444">
            <text:p>415485444</text:p>
          </table:table-cell>
          <table:table-cell office:value-type="float" office:value="3412543">
            <text:p>3412543</text:p>
          </table:table-cell>
          <table:table-cell office:value-type="float" office:value="5698900">
            <text:p>5698900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881455646">
            <text:p>881455646</text:p>
          </table:table-cell>
          <table:table-cell office:value-type="float" office:value="2665095">
            <text:p>2665095</text:p>
          </table:table-cell>
          <table:table-cell office:value-type="float" office:value="4855512">
            <text:p>4855512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694326354">
            <text:p>694326354</text:p>
          </table:table-cell>
          <table:table-cell office:value-type="float" office:value="3324477">
            <text:p>3324477</text:p>
          </table:table-cell>
          <table:table-cell office:value-type="float" office:value="5704885">
            <text:p>5704885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19078224">
            <text:p>119078224</text:p>
          </table:table-cell>
          <table:table-cell office:value-type="float" office:value="2447317">
            <text:p>2447317</text:p>
          </table:table-cell>
          <table:table-cell office:value-type="float" office:value="5053969">
            <text:p>5053969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32404544">
            <text:p>432404544</text:p>
          </table:table-cell>
          <table:table-cell office:value-type="float" office:value="3640698">
            <text:p>3640698</text:p>
          </table:table-cell>
          <table:table-cell office:value-type="float" office:value="5182401">
            <text:p>5182401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85972433">
            <text:p>185972433</text:p>
          </table:table-cell>
          <table:table-cell office:value-type="float" office:value="2811767">
            <text:p>2811767</text:p>
          </table:table-cell>
          <table:table-cell office:value-type="float" office:value="5229711">
            <text:p>5229711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36547503">
            <text:p>436547503</text:p>
          </table:table-cell>
          <table:table-cell office:value-type="float" office:value="2810736">
            <text:p>2810736</text:p>
          </table:table-cell>
          <table:table-cell office:value-type="float" office:value="5167419">
            <text:p>5167419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750577023">
            <text:p>750577023</text:p>
          </table:table-cell>
          <table:table-cell office:value-type="float" office:value="3144088">
            <text:p>3144088</text:p>
          </table:table-cell>
          <table:table-cell office:value-type="float" office:value="5081057">
            <text:p>5081057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874959941">
            <text:p>874959941</text:p>
          </table:table-cell>
          <table:table-cell office:value-type="float" office:value="2930152">
            <text:p>2930152</text:p>
          </table:table-cell>
          <table:table-cell office:value-type="float" office:value="6388492">
            <text:p>6388492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7420349">
            <text:p>27420349</text:p>
          </table:table-cell>
          <table:table-cell office:value-type="float" office:value="3277638">
            <text:p>3277638</text:p>
          </table:table-cell>
          <table:table-cell office:value-type="float" office:value="6181001">
            <text:p>6181001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703707856">
            <text:p>703707856</text:p>
          </table:table-cell>
          <table:table-cell office:value-type="float" office:value="2693059">
            <text:p>2693059</text:p>
          </table:table-cell>
          <table:table-cell office:value-type="float" office:value="5510078">
            <text:p>5510078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8238158">
            <text:p>158238158</text:p>
          </table:table-cell>
          <table:table-cell office:value-type="float" office:value="2830254">
            <text:p>2830254</text:p>
          </table:table-cell>
          <table:table-cell office:value-type="float" office:value="7498056">
            <text:p>7498056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69411011">
            <text:p>69411011</text:p>
          </table:table-cell>
          <table:table-cell office:value-type="float" office:value="2695151">
            <text:p>2695151</text:p>
          </table:table-cell>
          <table:table-cell office:value-type="float" office:value="5361601">
            <text:p>536160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21T02:36:35.37</dc:date>
    <meta:document-statistic meta:table-count="1" meta:cell-count="19592" meta:object-count="1"/>
    <meta:generator>LibreOffice/4.0.2.2$Windows_x86 LibreOffice_project/4c82dcdd6efcd48b1d8bba66bfe1989deee49c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abel-arrangement="stagger-odd" chart:axis-position="0" style:rotation-angle="27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0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5cm" chart:symbol-height="0.15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5cm" chart:symbol-height="0.15cm">
        <chart:symbol-image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>
        <chart:symbol-image/>
      </style:chart-properties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922cm" svg:height="11.52cm" xlink:href=".." xlink:type="simple" chart:class="chart:line" chart:style-name="ch1">
        <chart:title svg:x="8.245cm" svg:y="0.366cm" chart:style-name="ch2">
          <text:p>Costo Temporal Grafo Azar</text:p>
        </chart:title>
        <chart:subtitle svg:x="9.581cm" svg:y="1.375cm" chart:style-name="ch3">
          <text:p>50 repeticiones</text:p>
        </chart:subtitle>
        <chart:legend chart:legend-position="end" svg:x="20.082cm" svg:y="4.924cm" style:legend-expansion="high" chart:style-name="ch4"/>
        <chart:plot-area chart:style-name="ch5" table:cell-range-address="Hoja1.F1:Hoja1.I97" chart:data-source-has-labels="both" svg:x="1.739cm" svg:y="2.543cm" svg:width="18.301cm" svg:height="7.495cm">
          <chartooo:coordinate-region svg:x="3.578cm" svg:y="2.73cm" svg:width="16.423cm" svg:height="6.262cm"/>
          <chart:axis chart:dimension="x" chart:name="primary-x" chart:style-name="ch6" chartooo:axis-type="auto">
            <chartooo:date-scale/>
            <chart:title svg:x="10.342cm" svg:y="10.269cm" chart:style-name="ch7">
              <text:p>Nodos</text:p>
            </chart:title>
            <chart:categories table:cell-range-address="Hoja1.F2:Hoja1.F97"/>
          </chart:axis>
          <chart:axis chart:dimension="y" chart:name="primary-y" chart:style-name="ch8">
            <chart:title svg:x="0.352cm" svg:y="6.984cm" chart:style-name="ch9">
              <text:p>NSegs.</text:p>
            </chart:title>
            <chart:grid chart:style-name="ch10" chart:class="major"/>
          </chart:axis>
          <chart:series chart:style-name="ch11" chart:values-cell-range-address="Hoja1.G2:Hoja1.G97" chart:label-cell-address="Hoja1.G1:Hoja1.G1" chart:class="chart:line">
            <chart:data-point chart:repeated="96"/>
          </chart:series>
          <chart:series chart:style-name="ch12" chart:values-cell-range-address="Hoja1.H2:Hoja1.H97" chart:label-cell-address="Hoja1.H1:Hoja1.H1" chart:class="chart:line">
            <chart:data-point chart:repeated="96"/>
          </chart:series>
          <chart:series chart:style-name="ch13" chart:values-cell-range-address="Hoja1.I2:Hoja1.I97" chart:label-cell-address="Hoja1.I1:Hoja1.I1" chart:class="chart:line">
            <chart:data-point chart:repeated="9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sp</text:p>
                <draw:g>
                  <svg:desc>Hoja1.G1:Hoja1.G1</svg:desc>
                </draw:g>
              </table:table-cell>
              <table:table-cell office:value-type="string">
                <text:p>Goloso</text:p>
                <draw:g>
                  <svg:desc>Hoja1.H1:Hoja1.H1</svg:desc>
                </draw:g>
              </table:table-cell>
              <table:table-cell office:value-type="string">
                <text:p>BLocal</text:p>
                <draw:g>
                  <svg:desc>Hoja1.I1:Hoja1.I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Hoja1.F2:Hoja1.F97</svg:desc>
                </draw:g>
              </table:table-cell>
              <table:table-cell office:value-type="float" office:value="204827.66">
                <text:p>204827.66</text:p>
                <draw:g>
                  <svg:desc>Hoja1.G2:Hoja1.G97</svg:desc>
                </draw:g>
              </table:table-cell>
              <table:table-cell office:value-type="float" office:value="19096.98">
                <text:p>19096.98</text:p>
                <draw:g>
                  <svg:desc>Hoja1.H2:Hoja1.H97</svg:desc>
                </draw:g>
              </table:table-cell>
              <table:table-cell office:value-type="float" office:value="21703.64">
                <text:p>21703.64</text:p>
                <draw:g>
                  <svg:desc>Hoja1.I2:Hoja1.I97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58020.1">
                <text:p>358020.1</text:p>
              </table:table-cell>
              <table:table-cell office:value-type="float" office:value="21072.44">
                <text:p>21072.44</text:p>
              </table:table-cell>
              <table:table-cell office:value-type="float" office:value="20364.66">
                <text:p>20364.6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16894.98">
                <text:p>616894.98</text:p>
              </table:table-cell>
              <table:table-cell office:value-type="float" office:value="20257.16">
                <text:p>20257.16</text:p>
              </table:table-cell>
              <table:table-cell office:value-type="float" office:value="35220.02">
                <text:p>35220.0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98491.52">
                <text:p>898491.52</text:p>
              </table:table-cell>
              <table:table-cell office:value-type="float" office:value="21945.72">
                <text:p>21945.72</text:p>
              </table:table-cell>
              <table:table-cell office:value-type="float" office:value="26655.08">
                <text:p>26655.0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492102.78">
                <text:p>1492102.78</text:p>
              </table:table-cell>
              <table:table-cell office:value-type="float" office:value="26152.04">
                <text:p>26152.04</text:p>
              </table:table-cell>
              <table:table-cell office:value-type="float" office:value="34387.24">
                <text:p>34387.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85397.44">
                <text:p>2185397.44</text:p>
              </table:table-cell>
              <table:table-cell office:value-type="float" office:value="32618.4">
                <text:p>32618.4</text:p>
              </table:table-cell>
              <table:table-cell office:value-type="float" office:value="37653.1">
                <text:p>37653.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011280.62">
                <text:p>3011280.62</text:p>
              </table:table-cell>
              <table:table-cell office:value-type="float" office:value="36325.76">
                <text:p>36325.76</text:p>
              </table:table-cell>
              <table:table-cell office:value-type="float" office:value="46154.78">
                <text:p>46154.7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024858.58">
                <text:p>4024858.58</text:p>
              </table:table-cell>
              <table:table-cell office:value-type="float" office:value="43421.64">
                <text:p>43421.64</text:p>
              </table:table-cell>
              <table:table-cell office:value-type="float" office:value="54991.26">
                <text:p>54991.2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265460.92">
                <text:p>5265460.92</text:p>
              </table:table-cell>
              <table:table-cell office:value-type="float" office:value="48523.14">
                <text:p>48523.14</text:p>
              </table:table-cell>
              <table:table-cell office:value-type="float" office:value="53824.72">
                <text:p>53824.7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838172.28">
                <text:p>6838172.28</text:p>
              </table:table-cell>
              <table:table-cell office:value-type="float" office:value="50397.94">
                <text:p>50397.94</text:p>
              </table:table-cell>
              <table:table-cell office:value-type="float" office:value="61732.72">
                <text:p>61732.7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9026689.92">
                <text:p>9026689.92</text:p>
              </table:table-cell>
              <table:table-cell office:value-type="float" office:value="67083.68">
                <text:p>67083.68</text:p>
              </table:table-cell>
              <table:table-cell office:value-type="float" office:value="64220.34">
                <text:p>64220.3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989317.06">
                <text:p>11989317.06</text:p>
              </table:table-cell>
              <table:table-cell office:value-type="float" office:value="60104.8">
                <text:p>60104.8</text:p>
              </table:table-cell>
              <table:table-cell office:value-type="float" office:value="82390.38">
                <text:p>82390.3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227760.72">
                <text:p>13227760.72</text:p>
              </table:table-cell>
              <table:table-cell office:value-type="float" office:value="66599.2">
                <text:p>66599.2</text:p>
              </table:table-cell>
              <table:table-cell office:value-type="float" office:value="92490.82">
                <text:p>92490.8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856440.92">
                <text:p>18856440.92</text:p>
              </table:table-cell>
              <table:table-cell office:value-type="float" office:value="79514.1">
                <text:p>79514.1</text:p>
              </table:table-cell>
              <table:table-cell office:value-type="float" office:value="103172.68">
                <text:p>103172.6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0887816.88">
                <text:p>20887816.88</text:p>
              </table:table-cell>
              <table:table-cell office:value-type="float" office:value="84484.44">
                <text:p>84484.44</text:p>
              </table:table-cell>
              <table:table-cell office:value-type="float" office:value="99028.5">
                <text:p>99028.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675107.86">
                <text:p>26675107.86</text:p>
              </table:table-cell>
              <table:table-cell office:value-type="float" office:value="87961.6">
                <text:p>87961.6</text:p>
              </table:table-cell>
              <table:table-cell office:value-type="float" office:value="113405">
                <text:p>11340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0750619.3">
                <text:p>30750619.3</text:p>
              </table:table-cell>
              <table:table-cell office:value-type="float" office:value="103234.78">
                <text:p>103234.78</text:p>
              </table:table-cell>
              <table:table-cell office:value-type="float" office:value="123824.2">
                <text:p>123824.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6708459.18">
                <text:p>36708459.18</text:p>
              </table:table-cell>
              <table:table-cell office:value-type="float" office:value="113876.86">
                <text:p>113876.86</text:p>
              </table:table-cell>
              <table:table-cell office:value-type="float" office:value="140540.34">
                <text:p>140540.3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40432060.1">
                <text:p>40432060.1</text:p>
              </table:table-cell>
              <table:table-cell office:value-type="float" office:value="124122.42">
                <text:p>124122.42</text:p>
              </table:table-cell>
              <table:table-cell office:value-type="float" office:value="172374.4">
                <text:p>172374.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7420501.88">
                <text:p>47420501.88</text:p>
              </table:table-cell>
              <table:table-cell office:value-type="float" office:value="127034.62">
                <text:p>127034.62</text:p>
              </table:table-cell>
              <table:table-cell office:value-type="float" office:value="178697.28">
                <text:p>178697.2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53005008.32">
                <text:p>53005008.32</text:p>
              </table:table-cell>
              <table:table-cell office:value-type="float" office:value="139794.38">
                <text:p>139794.38</text:p>
              </table:table-cell>
              <table:table-cell office:value-type="float" office:value="189368.4">
                <text:p>189368.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66479027.46">
                <text:p>66479027.46</text:p>
              </table:table-cell>
              <table:table-cell office:value-type="float" office:value="149406.88">
                <text:p>149406.88</text:p>
              </table:table-cell>
              <table:table-cell office:value-type="float" office:value="185184.24">
                <text:p>185184.2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66240334.14">
                <text:p>66240334.14</text:p>
              </table:table-cell>
              <table:table-cell office:value-type="float" office:value="150176.72">
                <text:p>150176.72</text:p>
              </table:table-cell>
              <table:table-cell office:value-type="float" office:value="203390.62">
                <text:p>203390.6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82575028.58">
                <text:p>82575028.58</text:p>
              </table:table-cell>
              <table:table-cell office:value-type="float" office:value="169957.46">
                <text:p>169957.46</text:p>
              </table:table-cell>
              <table:table-cell office:value-type="float" office:value="232333.82">
                <text:p>232333.8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91796966.68">
                <text:p>91796966.68</text:p>
              </table:table-cell>
              <table:table-cell office:value-type="float" office:value="176981.5">
                <text:p>176981.5</text:p>
              </table:table-cell>
              <table:table-cell office:value-type="float" office:value="234024.04">
                <text:p>234024.0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3095800.44">
                <text:p>103095800.44</text:p>
              </table:table-cell>
              <table:table-cell office:value-type="float" office:value="191116.8">
                <text:p>191116.8</text:p>
              </table:table-cell>
              <table:table-cell office:value-type="float" office:value="260527.36">
                <text:p>260527.3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11870314.32">
                <text:p>111870314.32</text:p>
              </table:table-cell>
              <table:table-cell office:value-type="float" office:value="206515.62">
                <text:p>206515.62</text:p>
              </table:table-cell>
              <table:table-cell office:value-type="float" office:value="291931.46">
                <text:p>291931.4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30214937.7">
                <text:p>130214937.7</text:p>
              </table:table-cell>
              <table:table-cell office:value-type="float" office:value="245819.08">
                <text:p>245819.08</text:p>
              </table:table-cell>
              <table:table-cell office:value-type="float" office:value="303728.74">
                <text:p>303728.7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46701917.52">
                <text:p>146701917.52</text:p>
              </table:table-cell>
              <table:table-cell office:value-type="float" office:value="236235.54">
                <text:p>236235.54</text:p>
              </table:table-cell>
              <table:table-cell office:value-type="float" office:value="323507.12">
                <text:p>323507.1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73218571.54">
                <text:p>173218571.54</text:p>
              </table:table-cell>
              <table:table-cell office:value-type="float" office:value="251841">
                <text:p>251841</text:p>
              </table:table-cell>
              <table:table-cell office:value-type="float" office:value="350685.94">
                <text:p>350685.9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88688881.58">
                <text:p>188688881.58</text:p>
              </table:table-cell>
              <table:table-cell office:value-type="float" office:value="272472.6">
                <text:p>272472.6</text:p>
              </table:table-cell>
              <table:table-cell office:value-type="float" office:value="362492.68">
                <text:p>362492.6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12784071.56">
                <text:p>212784071.56</text:p>
              </table:table-cell>
              <table:table-cell office:value-type="float" office:value="296107.1">
                <text:p>296107.1</text:p>
              </table:table-cell>
              <table:table-cell office:value-type="float" office:value="404240.38">
                <text:p>404240.3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52184464.62">
                <text:p>252184464.62</text:p>
              </table:table-cell>
              <table:table-cell office:value-type="float" office:value="309703.14">
                <text:p>309703.14</text:p>
              </table:table-cell>
              <table:table-cell office:value-type="float" office:value="390133.26">
                <text:p>390133.2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34306986.12">
                <text:p>234306986.12</text:p>
              </table:table-cell>
              <table:table-cell office:value-type="float" office:value="313988.84">
                <text:p>313988.84</text:p>
              </table:table-cell>
              <table:table-cell office:value-type="float" office:value="446835.1">
                <text:p>446835.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64760971.7">
                <text:p>264760971.7</text:p>
              </table:table-cell>
              <table:table-cell office:value-type="float" office:value="337485.9">
                <text:p>337485.9</text:p>
              </table:table-cell>
              <table:table-cell office:value-type="float" office:value="446461.9">
                <text:p>446461.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91795143.48">
                <text:p>291795143.48</text:p>
              </table:table-cell>
              <table:table-cell office:value-type="float" office:value="369588.96">
                <text:p>369588.96</text:p>
              </table:table-cell>
              <table:table-cell office:value-type="float" office:value="493427.7">
                <text:p>493427.7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82368659.88">
                <text:p>282368659.88</text:p>
              </table:table-cell>
              <table:table-cell office:value-type="float" office:value="390058.46">
                <text:p>390058.46</text:p>
              </table:table-cell>
              <table:table-cell office:value-type="float" office:value="511571.74">
                <text:p>511571.74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44212613.88">
                <text:p>344212613.88</text:p>
              </table:table-cell>
              <table:table-cell office:value-type="float" office:value="399227.34">
                <text:p>399227.34</text:p>
              </table:table-cell>
              <table:table-cell office:value-type="float" office:value="544928.32">
                <text:p>544928.3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69970226.7">
                <text:p>369970226.7</text:p>
              </table:table-cell>
              <table:table-cell office:value-type="float" office:value="465094.22">
                <text:p>465094.22</text:p>
              </table:table-cell>
              <table:table-cell office:value-type="float" office:value="594653.66">
                <text:p>594653.66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93281073.22">
                <text:p>393281073.22</text:p>
              </table:table-cell>
              <table:table-cell office:value-type="float" office:value="468204.92">
                <text:p>468204.92</text:p>
              </table:table-cell>
              <table:table-cell office:value-type="float" office:value="616097.1">
                <text:p>616097.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45770660.7">
                <text:p>445770660.7</text:p>
              </table:table-cell>
              <table:table-cell office:value-type="float" office:value="457424.5">
                <text:p>457424.5</text:p>
              </table:table-cell>
              <table:table-cell office:value-type="float" office:value="671562.72">
                <text:p>671562.7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74752036.38">
                <text:p>474752036.38</text:p>
              </table:table-cell>
              <table:table-cell office:value-type="float" office:value="491390.96">
                <text:p>491390.96</text:p>
              </table:table-cell>
              <table:table-cell office:value-type="float" office:value="711846.08">
                <text:p>711846.08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7486166.86">
                <text:p>477486166.86</text:p>
              </table:table-cell>
              <table:table-cell office:value-type="float" office:value="523258.44">
                <text:p>523258.44</text:p>
              </table:table-cell>
              <table:table-cell office:value-type="float" office:value="802938.04">
                <text:p>802938.0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522277029.14">
                <text:p>522277029.14</text:p>
              </table:table-cell>
              <table:table-cell office:value-type="float" office:value="588867.5">
                <text:p>588867.5</text:p>
              </table:table-cell>
              <table:table-cell office:value-type="float" office:value="821282.64">
                <text:p>821282.6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552677838">
                <text:p>552677838</text:p>
              </table:table-cell>
              <table:table-cell office:value-type="float" office:value="608265.14">
                <text:p>608265.14</text:p>
              </table:table-cell>
              <table:table-cell office:value-type="float" office:value="863958.78">
                <text:p>863958.7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92167131.5">
                <text:p>592167131.5</text:p>
              </table:table-cell>
              <table:table-cell office:value-type="float" office:value="609680.5">
                <text:p>609680.5</text:p>
              </table:table-cell>
              <table:table-cell office:value-type="float" office:value="854515.38">
                <text:p>854515.3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88699883.72">
                <text:p>388699883.72</text:p>
              </table:table-cell>
              <table:table-cell office:value-type="float" office:value="654985.74">
                <text:p>654985.74</text:p>
              </table:table-cell>
              <table:table-cell office:value-type="float" office:value="929848.02">
                <text:p>929848.0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431402538.76">
                <text:p>431402538.76</text:p>
              </table:table-cell>
              <table:table-cell office:value-type="float" office:value="664970.28">
                <text:p>664970.28</text:p>
              </table:table-cell>
              <table:table-cell office:value-type="float" office:value="943571.2">
                <text:p>943571.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455246278.98">
                <text:p>455246278.98</text:p>
              </table:table-cell>
              <table:table-cell office:value-type="float" office:value="703173.6">
                <text:p>703173.6</text:p>
              </table:table-cell>
              <table:table-cell office:value-type="float" office:value="1056445.32">
                <text:p>1056445.3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499601714.28">
                <text:p>499601714.28</text:p>
              </table:table-cell>
              <table:table-cell office:value-type="float" office:value="757119.48">
                <text:p>757119.48</text:p>
              </table:table-cell>
              <table:table-cell office:value-type="float" office:value="1089587.96">
                <text:p>1089587.9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28039071.12">
                <text:p>528039071.12</text:p>
              </table:table-cell>
              <table:table-cell office:value-type="float" office:value="765028.72">
                <text:p>765028.72</text:p>
              </table:table-cell>
              <table:table-cell office:value-type="float" office:value="1134934.16">
                <text:p>1134934.16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56946476.64">
                <text:p>556946476.64</text:p>
              </table:table-cell>
              <table:table-cell office:value-type="float" office:value="788070.06">
                <text:p>788070.06</text:p>
              </table:table-cell>
              <table:table-cell office:value-type="float" office:value="1185150.1">
                <text:p>1185150.1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82063181.56">
                <text:p>582063181.56</text:p>
              </table:table-cell>
              <table:table-cell office:value-type="float" office:value="806127.78">
                <text:p>806127.78</text:p>
              </table:table-cell>
              <table:table-cell office:value-type="float" office:value="1259936.96">
                <text:p>1259936.96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77623619.14">
                <text:p>577623619.14</text:p>
              </table:table-cell>
              <table:table-cell office:value-type="float" office:value="866328.38">
                <text:p>866328.38</text:p>
              </table:table-cell>
              <table:table-cell office:value-type="float" office:value="1457302.78">
                <text:p>1457302.7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663041013.6">
                <text:p>663041013.6</text:p>
              </table:table-cell>
              <table:table-cell office:value-type="float" office:value="940181">
                <text:p>940181</text:p>
              </table:table-cell>
              <table:table-cell office:value-type="float" office:value="1360810.3">
                <text:p>1360810.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03086361.72">
                <text:p>703086361.72</text:p>
              </table:table-cell>
              <table:table-cell office:value-type="float" office:value="916019.94">
                <text:p>916019.94</text:p>
              </table:table-cell>
              <table:table-cell office:value-type="float" office:value="1438452.16">
                <text:p>1438452.16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733079096.66">
                <text:p>733079096.66</text:p>
              </table:table-cell>
              <table:table-cell office:value-type="float" office:value="995660.82">
                <text:p>995660.82</text:p>
              </table:table-cell>
              <table:table-cell office:value-type="float" office:value="1474174.1">
                <text:p>1474174.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736932933.32">
                <text:p>736932933.32</text:p>
              </table:table-cell>
              <table:table-cell office:value-type="float" office:value="999227.86">
                <text:p>999227.86</text:p>
              </table:table-cell>
              <table:table-cell office:value-type="float" office:value="1465969.3">
                <text:p>1465969.3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03752418.82">
                <text:p>603752418.82</text:p>
              </table:table-cell>
              <table:table-cell office:value-type="float" office:value="1009095.2">
                <text:p>1009095.2</text:p>
              </table:table-cell>
              <table:table-cell office:value-type="float" office:value="1616475.6">
                <text:p>1616475.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528525415.36">
                <text:p>528525415.36</text:p>
              </table:table-cell>
              <table:table-cell office:value-type="float" office:value="1051284.28">
                <text:p>1051284.28</text:p>
              </table:table-cell>
              <table:table-cell office:value-type="float" office:value="1737212.3">
                <text:p>1737212.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553649796.58">
                <text:p>553649796.58</text:p>
              </table:table-cell>
              <table:table-cell office:value-type="float" office:value="1121986.38">
                <text:p>1121986.38</text:p>
              </table:table-cell>
              <table:table-cell office:value-type="float" office:value="1800905.12">
                <text:p>1800905.1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488726215.06">
                <text:p>488726215.06</text:p>
              </table:table-cell>
              <table:table-cell office:value-type="float" office:value="1185066.16">
                <text:p>1185066.16</text:p>
              </table:table-cell>
              <table:table-cell office:value-type="float" office:value="1837048.98">
                <text:p>1837048.98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421613639.48">
                <text:p>421613639.48</text:p>
              </table:table-cell>
              <table:table-cell office:value-type="float" office:value="1211667.34">
                <text:p>1211667.34</text:p>
              </table:table-cell>
              <table:table-cell office:value-type="float" office:value="1971044.18">
                <text:p>1971044.18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494415245.68">
                <text:p>494415245.68</text:p>
              </table:table-cell>
              <table:table-cell office:value-type="float" office:value="1179817.46">
                <text:p>1179817.46</text:p>
              </table:table-cell>
              <table:table-cell office:value-type="float" office:value="2005042.24">
                <text:p>2005042.2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540071154.26">
                <text:p>540071154.26</text:p>
              </table:table-cell>
              <table:table-cell office:value-type="float" office:value="1369960.04">
                <text:p>1369960.04</text:p>
              </table:table-cell>
              <table:table-cell office:value-type="float" office:value="2008150.8">
                <text:p>2008150.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79295198.42">
                <text:p>479295198.42</text:p>
              </table:table-cell>
              <table:table-cell office:value-type="float" office:value="1282698.48">
                <text:p>1282698.48</text:p>
              </table:table-cell>
              <table:table-cell office:value-type="float" office:value="2072037.22">
                <text:p>2072037.22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462382226.54">
                <text:p>462382226.54</text:p>
              </table:table-cell>
              <table:table-cell office:value-type="float" office:value="1316113.94">
                <text:p>1316113.94</text:p>
              </table:table-cell>
              <table:table-cell office:value-type="float" office:value="2198947.58">
                <text:p>2198947.5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543466250.36">
                <text:p>543466250.36</text:p>
              </table:table-cell>
              <table:table-cell office:value-type="float" office:value="1393093.18">
                <text:p>1393093.18</text:p>
              </table:table-cell>
              <table:table-cell office:value-type="float" office:value="2158759.56">
                <text:p>2158759.5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493407907.58">
                <text:p>493407907.58</text:p>
              </table:table-cell>
              <table:table-cell office:value-type="float" office:value="1470880.02">
                <text:p>1470880.02</text:p>
              </table:table-cell>
              <table:table-cell office:value-type="float" office:value="2387773.68">
                <text:p>2387773.68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529885853.22">
                <text:p>529885853.22</text:p>
              </table:table-cell>
              <table:table-cell office:value-type="float" office:value="1541788.92">
                <text:p>1541788.92</text:p>
              </table:table-cell>
              <table:table-cell office:value-type="float" office:value="2331876.94">
                <text:p>2331876.9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575025384.1">
                <text:p>575025384.1</text:p>
              </table:table-cell>
              <table:table-cell office:value-type="float" office:value="1508820.4">
                <text:p>1508820.4</text:p>
              </table:table-cell>
              <table:table-cell office:value-type="float" office:value="2541459.4">
                <text:p>2541459.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515406212.18">
                <text:p>515406212.18</text:p>
              </table:table-cell>
              <table:table-cell office:value-type="float" office:value="1571267.16">
                <text:p>1571267.16</text:p>
              </table:table-cell>
              <table:table-cell office:value-type="float" office:value="2558559.94">
                <text:p>2558559.9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387302867.8">
                <text:p>387302867.8</text:p>
              </table:table-cell>
              <table:table-cell office:value-type="float" office:value="1622899.72">
                <text:p>1622899.72</text:p>
              </table:table-cell>
              <table:table-cell office:value-type="float" office:value="2743412.28">
                <text:p>2743412.2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380235570.68">
                <text:p>380235570.68</text:p>
              </table:table-cell>
              <table:table-cell office:value-type="float" office:value="1662586.34">
                <text:p>1662586.34</text:p>
              </table:table-cell>
              <table:table-cell office:value-type="float" office:value="2813732.94">
                <text:p>2813732.9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61503381.54">
                <text:p>361503381.54</text:p>
              </table:table-cell>
              <table:table-cell office:value-type="float" office:value="1767668.4">
                <text:p>1767668.4</text:p>
              </table:table-cell>
              <table:table-cell office:value-type="float" office:value="2902347.26">
                <text:p>2902347.2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13727902.06">
                <text:p>413727902.06</text:p>
              </table:table-cell>
              <table:table-cell office:value-type="float" office:value="1819089.66">
                <text:p>1819089.66</text:p>
              </table:table-cell>
              <table:table-cell office:value-type="float" office:value="2941892.58">
                <text:p>2941892.58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532188130.6">
                <text:p>532188130.6</text:p>
              </table:table-cell>
              <table:table-cell office:value-type="float" office:value="1845617.66">
                <text:p>1845617.66</text:p>
              </table:table-cell>
              <table:table-cell office:value-type="float" office:value="3151680.18">
                <text:p>3151680.18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503284587.88">
                <text:p>503284587.88</text:p>
              </table:table-cell>
              <table:table-cell office:value-type="float" office:value="1902117.44">
                <text:p>1902117.44</text:p>
              </table:table-cell>
              <table:table-cell office:value-type="float" office:value="3220515.24">
                <text:p>3220515.2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608601844.8">
                <text:p>608601844.8</text:p>
              </table:table-cell>
              <table:table-cell office:value-type="float" office:value="1885648.92">
                <text:p>1885648.92</text:p>
              </table:table-cell>
              <table:table-cell office:value-type="float" office:value="3394141.64">
                <text:p>3394141.64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586667637.56">
                <text:p>586667637.56</text:p>
              </table:table-cell>
              <table:table-cell office:value-type="float" office:value="2007550.56">
                <text:p>2007550.56</text:p>
              </table:table-cell>
              <table:table-cell office:value-type="float" office:value="3335824.04">
                <text:p>3335824.04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582639631.06">
                <text:p>582639631.06</text:p>
              </table:table-cell>
              <table:table-cell office:value-type="float" office:value="2007798.26">
                <text:p>2007798.26</text:p>
              </table:table-cell>
              <table:table-cell office:value-type="float" office:value="3420508">
                <text:p>3420508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666094872.9">
                <text:p>666094872.9</text:p>
              </table:table-cell>
              <table:table-cell office:value-type="float" office:value="2139879.94">
                <text:p>2139879.94</text:p>
              </table:table-cell>
              <table:table-cell office:value-type="float" office:value="3601864.14">
                <text:p>3601864.14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449998212.02">
                <text:p>449998212.02</text:p>
              </table:table-cell>
              <table:table-cell office:value-type="float" office:value="2214919.52">
                <text:p>2214919.52</text:p>
              </table:table-cell>
              <table:table-cell office:value-type="float" office:value="3725631.7">
                <text:p>3725631.7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415029966.32">
                <text:p>415029966.32</text:p>
              </table:table-cell>
              <table:table-cell office:value-type="float" office:value="2192975.44">
                <text:p>2192975.44</text:p>
              </table:table-cell>
              <table:table-cell office:value-type="float" office:value="3800334.62">
                <text:p>3800334.62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541908844.94">
                <text:p>541908844.94</text:p>
              </table:table-cell>
              <table:table-cell office:value-type="float" office:value="2290740.08">
                <text:p>2290740.08</text:p>
              </table:table-cell>
              <table:table-cell office:value-type="float" office:value="4012140.5">
                <text:p>4012140.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04372041.36">
                <text:p>504372041.36</text:p>
              </table:table-cell>
              <table:table-cell office:value-type="float" office:value="2440204.36">
                <text:p>2440204.36</text:p>
              </table:table-cell>
              <table:table-cell office:value-type="float" office:value="4016436.3">
                <text:p>4016436.3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490200406.54">
                <text:p>490200406.54</text:p>
              </table:table-cell>
              <table:table-cell office:value-type="float" office:value="2346793.18">
                <text:p>2346793.18</text:p>
              </table:table-cell>
              <table:table-cell office:value-type="float" office:value="4214472.4">
                <text:p>4214472.4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485943396.1">
                <text:p>485943396.1</text:p>
              </table:table-cell>
              <table:table-cell office:value-type="float" office:value="2463869.86">
                <text:p>2463869.86</text:p>
              </table:table-cell>
              <table:table-cell office:value-type="float" office:value="4365667.64">
                <text:p>4365667.6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478224661.08">
                <text:p>478224661.08</text:p>
              </table:table-cell>
              <table:table-cell office:value-type="float" office:value="2544970.16">
                <text:p>2544970.16</text:p>
              </table:table-cell>
              <table:table-cell office:value-type="float" office:value="4500317.3">
                <text:p>4500317.3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413713761.08">
                <text:p>413713761.08</text:p>
              </table:table-cell>
              <table:table-cell office:value-type="float" office:value="2558611.14">
                <text:p>2558611.14</text:p>
              </table:table-cell>
              <table:table-cell office:value-type="float" office:value="4596322.54">
                <text:p>4596322.5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452889415.22">
                <text:p>452889415.22</text:p>
              </table:table-cell>
              <table:table-cell office:value-type="float" office:value="2700220.52">
                <text:p>2700220.52</text:p>
              </table:table-cell>
              <table:table-cell office:value-type="float" office:value="4767054.8">
                <text:p>4767054.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76604697.18">
                <text:p>476604697.18</text:p>
              </table:table-cell>
              <table:table-cell office:value-type="float" office:value="2701477.48">
                <text:p>2701477.48</text:p>
              </table:table-cell>
              <table:table-cell office:value-type="float" office:value="4954550.36">
                <text:p>4954550.36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528126944.82">
                <text:p>528126944.82</text:p>
              </table:table-cell>
              <table:table-cell office:value-type="float" office:value="2833963.16">
                <text:p>2833963.16</text:p>
              </table:table-cell>
              <table:table-cell office:value-type="float" office:value="5197464.26">
                <text:p>5197464.2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611425548.7">
                <text:p>611425548.7</text:p>
              </table:table-cell>
              <table:table-cell office:value-type="float" office:value="2813031.58">
                <text:p>2813031.58</text:p>
              </table:table-cell>
              <table:table-cell office:value-type="float" office:value="5136650.46">
                <text:p>5136650.4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460205075.92">
                <text:p>460205075.92</text:p>
              </table:table-cell>
              <table:table-cell office:value-type="float" office:value="2910795.98">
                <text:p>2910795.98</text:p>
              </table:table-cell>
              <table:table-cell office:value-type="float" office:value="5318478.4">
                <text:p>5318478.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41837227.1">
                <text:p>441837227.1</text:p>
              </table:table-cell>
              <table:table-cell office:value-type="float" office:value="3081270.04">
                <text:p>3081270.04</text:p>
              </table:table-cell>
              <table:table-cell office:value-type="float" office:value="5655995.06">
                <text:p>5655995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